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00000000235000001C65868E3B9.png" manifest:media-type="image/png"/>
  <manifest:file-entry manifest:full-path="Pictures/1000000000000235000001C667590F6E.png" manifest:media-type="image/png"/>
  <manifest:file-entry manifest:full-path="Pictures/1000000000000235000001C6F0B5DBDE.png" manifest:media-type="image/png"/>
  <manifest:file-entry manifest:full-path="Pictures/1000000000000235000001C64471328F.png" manifest:media-type="image/png"/>
  <manifest:file-entry manifest:full-path="Pictures/1000000000000235000001C6DBAF6701.png" manifest:media-type="image/png"/>
  <manifest:file-entry manifest:full-path="Pictures/1000000000000235000001C658476F6E.png" manifest:media-type="image/png"/>
  <manifest:file-entry manifest:full-path="Pictures/1000000000000235000001C6CD7E7D77.png" manifest:media-type="image/png"/>
  <manifest:file-entry manifest:full-path="Pictures/1000000000000235000001C648DC7E68.png" manifest:media-type="image/png"/>
  <manifest:file-entry manifest:full-path="Pictures/1000000000000235000001C650687B4D.png" manifest:media-type="image/png"/>
  <manifest:file-entry manifest:full-path="Pictures/1000000000000235000001C6872FEDED.png" manifest:media-type="image/png"/>
  <manifest:file-entry manifest:full-path="Pictures/1000000000000235000001C686BD089A.png" manifest:media-type="image/png"/>
  <manifest:file-entry manifest:full-path="Pictures/1000000000000235000001C6B16A2FBC.png" manifest:media-type="image/png"/>
  <manifest:file-entry manifest:full-path="Pictures/1000000000000235000001C6DA709DBF.png" manifest:media-type="image/png"/>
  <manifest:file-entry manifest:full-path="Pictures/1000000000000235000001C663CD8150.png" manifest:media-type="image/png"/>
  <manifest:file-entry manifest:full-path="Pictures/1000000000000235000001C672535060.png" manifest:media-type="image/png"/>
  <manifest:file-entry manifest:full-path="Pictures/1000000000000235000001C69EF5997C.png" manifest:media-type="image/png"/>
  <manifest:file-entry manifest:full-path="Pictures/1000000000000235000001C6F3AA3253.png" manifest:media-type="image/png"/>
  <manifest:file-entry manifest:full-path="Pictures/1000000000000235000001C6F142FFBD.png" manifest:media-type="image/png"/>
  <manifest:file-entry manifest:full-path="Pictures/1000000000000235000001C63586F1A3.png" manifest:media-type="image/png"/>
  <manifest:file-entry manifest:full-path="Pictures/1000000000000235000001C6086F3401.png" manifest:media-type="image/png"/>
  <manifest:file-entry manifest:full-path="Pictures/1000000000000235000001C6D1881951.png" manifest:media-type="image/png"/>
  <manifest:file-entry manifest:full-path="Pictures/1000000000000235000001C6A1D837B2.png" manifest:media-type="image/png"/>
  <manifest:file-entry manifest:full-path="Pictures/1000000000000235000001C6B799BDF0.png" manifest:media-type="image/png"/>
  <manifest:file-entry manifest:full-path="Pictures/1000000000000235000001C6D7D284D8.png" manifest:media-type="image/png"/>
  <manifest:file-entry manifest:full-path="Pictures/1000000000000235000001C686CA61B6.png" manifest:media-type="image/png"/>
  <manifest:file-entry manifest:full-path="Pictures/1000000000000235000001C61C6780DB.png" manifest:media-type="image/png"/>
  <manifest:file-entry manifest:full-path="Pictures/1000000000000235000001C6870960D3.png" manifest:media-type="image/png"/>
  <manifest:file-entry manifest:full-path="Pictures/1000000000000235000001C6EFDD8DD0.png" manifest:media-type="image/png"/>
  <manifest:file-entry manifest:full-path="Pictures/1000000000000235000001C6AD68F8D4.png" manifest:media-type="image/png"/>
  <manifest:file-entry manifest:full-path="Pictures/1000000000000235000001C6D0386AFB.png" manifest:media-type="image/png"/>
  <manifest:file-entry manifest:full-path="Pictures/1000000000000235000001C6A17E0D56.png" manifest:media-type="image/png"/>
  <manifest:file-entry manifest:full-path="Pictures/1000000000000235000001C681A1944B.png" manifest:media-type="image/png"/>
  <manifest:file-entry manifest:full-path="Pictures/1000000000000235000001C63940B1E5.png" manifest:media-type="image/png"/>
  <manifest:file-entry manifest:full-path="Pictures/1000000000000235000001C6194FEC63.png" manifest:media-type="image/png"/>
  <manifest:file-entry manifest:full-path="Pictures/1000000000000235000001C62C9C34BE.png" manifest:media-type="image/png"/>
  <manifest:file-entry manifest:full-path="Pictures/1000000000000235000001C6A560653E.png" manifest:media-type="image/png"/>
  <manifest:file-entry manifest:full-path="Pictures/1000000000000235000001C6112283A4.png" manifest:media-type="image/png"/>
  <manifest:file-entry manifest:full-path="Pictures/1000000000000235000001C66E7AE598.png" manifest:media-type="image/png"/>
  <manifest:file-entry manifest:full-path="Pictures/1000000000000235000001C6D23CB31C.png" manifest:media-type="image/png"/>
  <manifest:file-entry manifest:full-path="Pictures/1000000000000235000001C64AA35BF9.png" manifest:media-type="image/png"/>
  <manifest:file-entry manifest:full-path="Pictures/1000000000000235000001C64D9C6C5D.png" manifest:media-type="image/png"/>
  <manifest:file-entry manifest:full-path="Pictures/1000000000000235000001C6BD72F1AC.png" manifest:media-type="image/png"/>
  <manifest:file-entry manifest:full-path="Pictures/1000000000000235000001C62CD46518.png" manifest:media-type="image/png"/>
  <manifest:file-entry manifest:full-path="Pictures/1000000000000235000001C6729E6538.png" manifest:media-type="image/png"/>
  <manifest:file-entry manifest:full-path="Pictures/10000201000001A3000002031C89D068.png" manifest:media-type="image/png"/>
  <manifest:file-entry manifest:full-path="Pictures/100002010000011B0000003F539BBC33.png" manifest:media-type="image/png"/>
  <manifest:file-entry manifest:full-path="Pictures/1000000000000235000001C6747FDC6B.png" manifest:media-type="image/png"/>
  <manifest:file-entry manifest:full-path="Pictures/10000000000002440000009273ECC52D.jpg" manifest:media-type="image/jpeg"/>
  <manifest:file-entry manifest:full-path="Pictures/10000000000003D0000001091224D6A8.png" manifest:media-type="image/png"/>
  <manifest:file-entry manifest:full-path="Pictures/100000000000000C0000000AFB075721.png" manifest:media-type="image/png"/>
  <manifest:file-entry manifest:full-path="Pictures/1000000000000235000001C606CBA057.png" manifest:media-type="image/png"/>
  <manifest:file-entry manifest:full-path="Pictures/1000000000000235000001C601F13223.png" manifest:media-type="image/png"/>
  <manifest:file-entry manifest:full-path="Pictures/1000000000000235000001C62CF04718.png" manifest:media-type="image/png"/>
  <manifest:file-entry manifest:full-path="Pictures/10000000000007BF000002220C3EF186.jpg" manifest:media-type="image/jpeg"/>
  <manifest:file-entry manifest:full-path="Pictures/100000000000000C0000000A4F426788.png" manifest:media-type="image/png"/>
  <manifest:file-entry manifest:full-path="Pictures/1000000000000235000001C65E317621.png" manifest:media-type="image/png"/>
  <manifest:file-entry manifest:full-path="Pictures/1000000000000235000001C6487B365D.png" manifest:media-type="image/png"/>
  <manifest:file-entry manifest:full-path="Pictures/1000000000000235000001C67B76B919.png" manifest:media-type="image/png"/>
  <manifest:file-entry manifest:full-path="Pictures/1000000000000235000001C6B044BCD3.png" manifest:media-type="image/png"/>
  <manifest:file-entry manifest:full-path="Pictures/1000000000000235000001C644BBC654.png" manifest:media-type="image/png"/>
  <manifest:file-entry manifest:full-path="Pictures/1000000000000235000001C662804C47.png" manifest:media-type="image/png"/>
  <manifest:file-entry manifest:full-path="Pictures/1000000000000235000001C6E3660A08.png" manifest:media-type="image/png"/>
  <manifest:file-entry manifest:full-path="Pictures/1000000000000235000001C69223D590.png" manifest:media-type="image/png"/>
  <manifest:file-entry manifest:full-path="Pictures/1000000000000235000001C6CB14E7D5.png" manifest:media-type="image/png"/>
  <manifest:file-entry manifest:full-path="Pictures/1000000000000235000001C6401DAA08.png" manifest:media-type="image/png"/>
  <manifest:file-entry manifest:full-path="Pictures/100000000000056D000001304578A444.png" manifest:media-type="image/png"/>
  <manifest:file-entry manifest:full-path="Pictures/1000000000000235000001C62F6A6DFF.png" manifest:media-type="image/png"/>
  <manifest:file-entry manifest:full-path="Pictures/1000000000000235000001C668EF3FCA.png" manifest:media-type="image/png"/>
  <manifest:file-entry manifest:full-path="Pictures/1000000000000235000001C6F420D10E.png" manifest:media-type="image/png"/>
  <manifest:file-entry manifest:full-path="Pictures/1000000000000235000001C6F58F8553.png" manifest:media-type="image/png"/>
  <manifest:file-entry manifest:full-path="Pictures/1000000000000235000001C6F41A2715.png" manifest:media-type="image/png"/>
  <manifest:file-entry manifest:full-path="Pictures/1000000000000235000001C63140AA55.png" manifest:media-type="image/png"/>
  <manifest:file-entry manifest:full-path="Pictures/1000000000000235000001C66527B2F8.png" manifest:media-type="image/png"/>
  <manifest:file-entry manifest:full-path="Pictures/"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3618in" fo:margin-left="0.0382in" table:align="left"/>
    </style:style>
    <style:style style:name="Table1.A" style:family="table-column">
      <style:table-column-properties style:column-width="0.8597in"/>
    </style:style>
    <style:style style:name="Table1.B" style:family="table-column">
      <style:table-column-properties style:column-width="2.1917in"/>
    </style:style>
    <style:style style:name="Table1.C" style:family="table-column">
      <style:table-column-properties style:column-width="2.959in"/>
    </style:style>
    <style:style style:name="Table1.D" style:family="table-column">
      <style:table-column-properties style:column-width="1.625in"/>
    </style:style>
    <style:style style:name="Table1.E" style:family="table-column">
      <style:table-column-properties style:column-width="0.8347in"/>
    </style:style>
    <style:style style:name="Table1.F" style:family="table-column">
      <style:table-column-properties style:column-width="0.8917in"/>
    </style:style>
    <style:style style:name="Table1.1" style:family="table-row">
      <style:table-row-properties style:min-row-height="0.1771in"/>
    </style:style>
    <style:style style:name="Table1.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1.2" style:family="table-row">
      <style:table-row-properties style:min-row-height="0.1667in"/>
    </style:style>
    <style:style style:name="Table1.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1.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1.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1.3" style:family="table-row">
      <style:table-row-properties style:min-row-height="0.4167in"/>
    </style:style>
    <style:style style:name="Table1.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0"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0"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1"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1"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1"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2"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4" style:family="table-cell">
      <style:table-cell-properties style:vertical-align="middle" fo:padding-left="0.0486in" fo:padding-right="0.0486in" fo:padding-top="0in" fo:padding-bottom="0in" fo:border-left="1pt solid #000000" fo:border-right="0.5pt solid #000000" fo:border-top="0.5pt solid #000000" fo:border-bottom="1pt solid #000000" fo:wrap-option="no-wrap"/>
    </style:style>
    <style:style style:name="Table1.B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C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D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E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F14" style:family="table-cell">
      <style:table-cell-properties style:vertical-align="middle" fo:padding-left="0.0486in" fo:padding-right="0.0486in" fo:padding-top="0in" fo:padding-bottom="0in" fo:border-left="none" fo:border-right="1pt solid #000000" fo:border-top="0.5pt solid #000000" fo:border-bottom="1pt solid #000000"/>
    </style:style>
    <style:style style:name="Table2" style:family="table">
      <style:table-properties style:width="9.3611in" fo:margin-left="0.0382in" table:align="left"/>
    </style:style>
    <style:style style:name="Table2.A" style:family="table-column">
      <style:table-column-properties style:column-width="0.866in"/>
    </style:style>
    <style:style style:name="Table2.B" style:family="table-column">
      <style:table-column-properties style:column-width="2.1875in"/>
    </style:style>
    <style:style style:name="Table2.C" style:family="table-column">
      <style:table-column-properties style:column-width="2.9938in"/>
    </style:style>
    <style:style style:name="Table2.D" style:family="table-column">
      <style:table-column-properties style:column-width="1.5882in"/>
    </style:style>
    <style:style style:name="Table2.E" style:family="table-column">
      <style:table-column-properties style:column-width="0.8319in"/>
    </style:style>
    <style:style style:name="Table2.F" style:family="table-column">
      <style:table-column-properties style:column-width="0.8938in"/>
    </style:style>
    <style:style style:name="Table2.1" style:family="table-row">
      <style:table-row-properties style:min-row-height="0.1771in"/>
    </style:style>
    <style:style style:name="Table2.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2.2" style:family="table-row">
      <style:table-row-properties style:min-row-height="0.1667in"/>
    </style:style>
    <style:style style:name="Table2.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2.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2.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2.3" style:family="table-row">
      <style:table-row-properties style:min-row-height="0.4167in"/>
    </style:style>
    <style:style style:name="Table2.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0"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0"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1"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1"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2"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4" style:family="table-cell">
      <style:table-cell-properties style:vertical-align="middle" fo:padding-left="0.0486in" fo:padding-right="0.0486in" fo:padding-top="0in" fo:padding-bottom="0in" fo:border-left="1pt solid #000000" fo:border-right="0.5pt solid #000000" fo:border-top="0.5pt solid #000000" fo:border-bottom="0.5pt solid #000000" fo:wrap-option="no-wrap"/>
    </style:style>
    <style:style style:name="Table2.B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C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D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E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F14" style:family="table-cell">
      <style:table-cell-properties style:vertical-align="middle" fo:padding-left="0.0486in" fo:padding-right="0.0486in" fo:padding-top="0in" fo:padding-bottom="0in" fo:border-left="none" fo:border-right="1pt solid #000000" fo:border-top="0.5pt solid #000000" fo:border-bottom="0.5pt solid #000000"/>
    </style:style>
    <style:style style:name="Table3" style:family="table">
      <style:table-properties style:width="6.2986in" style:rel-width="100%" fo:margin-left="0in" table:align="left"/>
    </style:style>
    <style:style style:name="Table3.A" style:family="table-column">
      <style:table-column-properties style:column-width="2.75in" style:rel-column-width="3987*"/>
    </style:style>
    <style:style style:name="Table3.B" style:family="table-column">
      <style:table-column-properties style:column-width="1.7458in" style:rel-column-width="2531*"/>
    </style:style>
    <style:style style:name="Table3.C" style:family="table-column">
      <style:table-column-properties style:column-width="1.8028in" style:rel-column-width="2614*"/>
    </style:style>
    <style:style style:name="Table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B1" style:family="table-cell">
      <style:table-cell-properties style:vertical-align="middle" fo:background-color="#7e9a40" fo:padding="0in" fo:border="0.5pt solid #000000">
        <style:background-image/>
      </style:table-cell-properties>
    </style:style>
    <style:style style:name="Table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B2" style:family="table-cell">
      <style:table-cell-properties style:vertical-align="middle" fo:background-color="#ffffff" fo:padding="0in" fo:border="0.5pt solid #000000">
        <style:background-image/>
      </style:table-cell-properties>
    </style:style>
    <style:style style:name="Table4" style:family="table">
      <style:table-properties style:width="6.3035in" fo:margin-left="0.0451in" table:align="left"/>
    </style:style>
    <style:style style:name="Table4.A" style:family="table-column">
      <style:table-column-properties style:column-width="0.6611in"/>
    </style:style>
    <style:style style:name="Table4.B" style:family="table-column">
      <style:table-column-properties style:column-width="4.6583in"/>
    </style:style>
    <style:style style:name="Table4.C" style:family="table-column">
      <style:table-column-properties style:column-width="0.984in"/>
    </style:style>
    <style:style style:name="Table4.1" style:family="table-row">
      <style:table-row-properties style:min-row-height="0.1771in"/>
    </style:style>
    <style:style style:name="Table4.A1" style:family="table-cell">
      <style:table-cell-properties style:vertical-align="middle" fo:background-color="#7e9a40"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2" style:family="table-cell">
      <style:table-cell-properties style:vertical-align="middle" fo:background-color="#7f7f7f"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B3" style:family="table-cell">
      <style:table-cell-properties style:vertical-align="middle" fo:padding-left="0.0486in" fo:padding-right="0.0486in" fo:padding-top="0in" fo:padding-bottom="0in" fo:border-left="0.5pt solid #a6a6a6" fo:border-right="0.5pt solid #a6a6a6" fo:border-top="0.5pt solid #7f7f7f" fo:border-bottom="0.5pt solid #a6a6a6"/>
    </style:style>
    <style:style style:name="Table4.C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A4" style:family="table-cell">
      <style:table-cell-properties style:vertical-align="middle" fo:padding-left="0.0486in" fo:padding-right="0.0486in" fo:padding-top="0in" fo:padding-bottom="0in" fo:border="0.5pt solid #a6a6a6" fo:wrap-option="no-wrap"/>
    </style:style>
    <style:style style:name="Table4.B4" style:family="table-cell">
      <style:table-cell-properties style:vertical-align="middle" fo:padding-left="0.0486in" fo:padding-right="0.0486in" fo:padding-top="0in" fo:padding-bottom="0in" fo:border="0.5pt solid #a6a6a6"/>
    </style:style>
    <style:style style:name="Table4.C4" style:family="table-cell">
      <style:table-cell-properties style:vertical-align="middle" fo:padding-left="0.0486in" fo:padding-right="0.0486in" fo:padding-top="0in" fo:padding-bottom="0in" fo:border="0.5pt solid #a6a6a6" fo:wrap-option="no-wrap"/>
    </style:style>
    <style:style style:name="Table4.A5" style:family="table-cell">
      <style:table-cell-properties style:vertical-align="middle" fo:padding-left="0.0486in" fo:padding-right="0.0486in" fo:padding-top="0in" fo:padding-bottom="0in" fo:border="0.5pt solid #a6a6a6" fo:wrap-option="no-wrap"/>
    </style:style>
    <style:style style:name="Table4.B5" style:family="table-cell">
      <style:table-cell-properties style:vertical-align="middle" fo:padding-left="0.0486in" fo:padding-right="0.0486in" fo:padding-top="0in" fo:padding-bottom="0in" fo:border="0.5pt solid #a6a6a6"/>
    </style:style>
    <style:style style:name="Table4.C5" style:family="table-cell">
      <style:table-cell-properties style:vertical-align="middle" fo:padding-left="0.0486in" fo:padding-right="0.0486in" fo:padding-top="0in" fo:padding-bottom="0in" fo:border="0.5pt solid #a6a6a6" fo:wrap-option="no-wrap"/>
    </style:style>
    <style:style style:name="Table4.A6" style:family="table-cell">
      <style:table-cell-properties style:vertical-align="middle" fo:padding-left="0.0486in" fo:padding-right="0.0486in" fo:padding-top="0in" fo:padding-bottom="0in" fo:border="0.5pt solid #a6a6a6" fo:wrap-option="no-wrap"/>
    </style:style>
    <style:style style:name="Table4.B6" style:family="table-cell">
      <style:table-cell-properties style:vertical-align="middle" fo:padding-left="0.0486in" fo:padding-right="0.0486in" fo:padding-top="0in" fo:padding-bottom="0in" fo:border="0.5pt solid #a6a6a6"/>
    </style:style>
    <style:style style:name="Table4.C6" style:family="table-cell">
      <style:table-cell-properties style:vertical-align="middle" fo:padding-left="0.0486in" fo:padding-right="0.0486in" fo:padding-top="0in" fo:padding-bottom="0in" fo:border="0.5pt solid #a6a6a6" fo:wrap-option="no-wrap"/>
    </style:style>
    <style:style style:name="Table4.A7" style:family="table-cell">
      <style:table-cell-properties style:vertical-align="middle" fo:padding-left="0.0486in" fo:padding-right="0.0486in" fo:padding-top="0in" fo:padding-bottom="0in" fo:border="0.5pt solid #a6a6a6" fo:wrap-option="no-wrap"/>
    </style:style>
    <style:style style:name="Table4.B7" style:family="table-cell">
      <style:table-cell-properties style:vertical-align="middle" fo:padding-left="0.0486in" fo:padding-right="0.0486in" fo:padding-top="0in" fo:padding-bottom="0in" fo:border="0.5pt solid #a6a6a6"/>
    </style:style>
    <style:style style:name="Table4.C7" style:family="table-cell">
      <style:table-cell-properties style:vertical-align="middle" fo:padding-left="0.0486in" fo:padding-right="0.0486in" fo:padding-top="0in" fo:padding-bottom="0in" fo:border="0.5pt solid #a6a6a6" fo:wrap-option="no-wrap"/>
    </style:style>
    <style:style style:name="Table4.A8" style:family="table-cell">
      <style:table-cell-properties style:vertical-align="middle" fo:padding-left="0.0486in" fo:padding-right="0.0486in" fo:padding-top="0in" fo:padding-bottom="0in" fo:border="0.5pt solid #a6a6a6" fo:wrap-option="no-wrap"/>
    </style:style>
    <style:style style:name="Table4.B8" style:family="table-cell">
      <style:table-cell-properties style:vertical-align="middle" fo:padding-left="0.0486in" fo:padding-right="0.0486in" fo:padding-top="0in" fo:padding-bottom="0in" fo:border="0.5pt solid #a6a6a6"/>
    </style:style>
    <style:style style:name="Table4.C8" style:family="table-cell">
      <style:table-cell-properties style:vertical-align="middle" fo:padding-left="0.0486in" fo:padding-right="0.0486in" fo:padding-top="0in" fo:padding-bottom="0in" fo:border="0.5pt solid #a6a6a6" fo:wrap-option="no-wrap"/>
    </style:style>
    <style:style style:name="Table4.A9" style:family="table-cell">
      <style:table-cell-properties style:vertical-align="middle" fo:padding-left="0.0486in" fo:padding-right="0.0486in" fo:padding-top="0in" fo:padding-bottom="0in" fo:border="0.5pt solid #a6a6a6" fo:wrap-option="no-wrap"/>
    </style:style>
    <style:style style:name="Table4.B9" style:family="table-cell">
      <style:table-cell-properties style:vertical-align="middle" fo:padding-left="0.0486in" fo:padding-right="0.0486in" fo:padding-top="0in" fo:padding-bottom="0in" fo:border="0.5pt solid #a6a6a6"/>
    </style:style>
    <style:style style:name="Table4.C9" style:family="table-cell">
      <style:table-cell-properties style:vertical-align="middle" fo:padding-left="0.0486in" fo:padding-right="0.0486in" fo:padding-top="0in" fo:padding-bottom="0in" fo:border="0.5pt solid #a6a6a6" fo:wrap-option="no-wrap"/>
    </style:style>
    <style:style style:name="Table4.A10" style:family="table-cell">
      <style:table-cell-properties style:vertical-align="middle" fo:padding-left="0.0486in" fo:padding-right="0.0486in" fo:padding-top="0in" fo:padding-bottom="0in" fo:border="0.5pt solid #a6a6a6" fo:wrap-option="no-wrap"/>
    </style:style>
    <style:style style:name="Table4.B10" style:family="table-cell">
      <style:table-cell-properties style:vertical-align="middle" fo:padding-left="0.0486in" fo:padding-right="0.0486in" fo:padding-top="0in" fo:padding-bottom="0in" fo:border="0.5pt solid #a6a6a6"/>
    </style:style>
    <style:style style:name="Table4.C10" style:family="table-cell">
      <style:table-cell-properties style:vertical-align="middle" fo:padding-left="0.0486in" fo:padding-right="0.0486in" fo:padding-top="0in" fo:padding-bottom="0in" fo:border="0.5pt solid #a6a6a6" fo:wrap-option="no-wrap"/>
    </style:style>
    <style:style style:name="Table4.A11" style:family="table-cell">
      <style:table-cell-properties style:vertical-align="middle" fo:padding-left="0.0486in" fo:padding-right="0.0486in" fo:padding-top="0in" fo:padding-bottom="0in" fo:border="0.5pt solid #a6a6a6" fo:wrap-option="no-wrap"/>
    </style:style>
    <style:style style:name="Table4.B11" style:family="table-cell">
      <style:table-cell-properties style:vertical-align="middle" fo:padding-left="0.0486in" fo:padding-right="0.0486in" fo:padding-top="0in" fo:padding-bottom="0in" fo:border="0.5pt solid #a6a6a6"/>
    </style:style>
    <style:style style:name="Table4.C11" style:family="table-cell">
      <style:table-cell-properties style:vertical-align="middle" fo:padding-left="0.0486in" fo:padding-right="0.0486in" fo:padding-top="0in" fo:padding-bottom="0in" fo:border="0.5pt solid #a6a6a6" fo:wrap-option="no-wrap"/>
    </style:style>
    <style:style style:name="Table4.A12" style:family="table-cell">
      <style:table-cell-properties style:vertical-align="middle" fo:padding-left="0.0486in" fo:padding-right="0.0486in" fo:padding-top="0in" fo:padding-bottom="0in" fo:border="0.5pt solid #a6a6a6" fo:wrap-option="no-wrap"/>
    </style:style>
    <style:style style:name="Table4.B12" style:family="table-cell">
      <style:table-cell-properties style:vertical-align="middle" fo:padding-left="0.0486in" fo:padding-right="0.0486in" fo:padding-top="0in" fo:padding-bottom="0in" fo:border="0.5pt solid #a6a6a6"/>
    </style:style>
    <style:style style:name="Table4.C12" style:family="table-cell">
      <style:table-cell-properties style:vertical-align="middle" fo:padding-left="0.0486in" fo:padding-right="0.0486in" fo:padding-top="0in" fo:padding-bottom="0in" fo:border="0.5pt solid #a6a6a6" fo:wrap-option="no-wrap"/>
    </style:style>
    <style:style style:name="Table4.A13" style:family="table-cell">
      <style:table-cell-properties style:vertical-align="middle" fo:background-color="#7f7f7f" fo:padding-left="0.0486in" fo:padding-right="0.0486in" fo:padding-top="0in" fo:padding-bottom="0in" fo:border-left="0.5pt solid #a6a6a6" fo:border-right="0.5pt solid #a6a6a6" fo:border-top="0.5pt solid #a6a6a6" fo:border-bottom="none" fo:wrap-option="no-wrap">
        <style:background-image/>
      </style:table-cell-properties>
    </style:style>
    <style:style style:name="Table4.A14" style:family="table-cell">
      <style:table-cell-properties style:vertical-align="middle" fo:padding-left="0.0486in" fo:padding-right="0.0486in" fo:padding-top="0in" fo:padding-bottom="0in" fo:border="0.5pt solid #a6a6a6" fo:wrap-option="no-wrap"/>
    </style:style>
    <style:style style:name="Table4.B14" style:family="table-cell">
      <style:table-cell-properties style:vertical-align="middle" fo:padding-left="0.0486in" fo:padding-right="0.0486in" fo:padding-top="0in" fo:padding-bottom="0in" fo:border-left="0.5pt solid #a6a6a6" fo:border-right="0.5pt solid #a6a6a6" fo:border-top="none" fo:border-bottom="0.5pt solid #a6a6a6"/>
    </style:style>
    <style:style style:name="Table4.C14" style:family="table-cell">
      <style:table-cell-properties style:vertical-align="middle" fo:padding-left="0.0486in" fo:padding-right="0.0486in" fo:padding-top="0in" fo:padding-bottom="0in" fo:border-left="0.5pt solid #a6a6a6" fo:border-right="0.5pt solid #a6a6a6" fo:border-top="none" fo:border-bottom="0.5pt solid #a6a6a6" fo:wrap-option="no-wrap"/>
    </style:style>
    <style:style style:name="Table4.A15" style:family="table-cell">
      <style:table-cell-properties style:vertical-align="middle" fo:padding-left="0.0486in" fo:padding-right="0.0486in" fo:padding-top="0in" fo:padding-bottom="0in" fo:border="0.5pt solid #a6a6a6" fo:wrap-option="no-wrap"/>
    </style:style>
    <style:style style:name="Table4.B15" style:family="table-cell">
      <style:table-cell-properties style:vertical-align="middle" fo:padding-left="0.0486in" fo:padding-right="0.0486in" fo:padding-top="0in" fo:padding-bottom="0in" fo:border="0.5pt solid #a6a6a6"/>
    </style:style>
    <style:style style:name="Table4.C15" style:family="table-cell">
      <style:table-cell-properties style:vertical-align="middle" fo:padding-left="0.0486in" fo:padding-right="0.0486in" fo:padding-top="0in" fo:padding-bottom="0in" fo:border="0.5pt solid #a6a6a6" fo:wrap-option="no-wrap"/>
    </style:style>
    <style:style style:name="Table4.A16" style:family="table-cell">
      <style:table-cell-properties style:vertical-align="middle" fo:padding-left="0.0486in" fo:padding-right="0.0486in" fo:padding-top="0in" fo:padding-bottom="0in" fo:border="0.5pt solid #a6a6a6" fo:wrap-option="no-wrap"/>
    </style:style>
    <style:style style:name="Table4.B16" style:family="table-cell">
      <style:table-cell-properties style:vertical-align="middle" fo:padding-left="0.0486in" fo:padding-right="0.0486in" fo:padding-top="0in" fo:padding-bottom="0in" fo:border="0.5pt solid #a6a6a6"/>
    </style:style>
    <style:style style:name="Table4.C16" style:family="table-cell">
      <style:table-cell-properties style:vertical-align="middle" fo:padding-left="0.0486in" fo:padding-right="0.0486in" fo:padding-top="0in" fo:padding-bottom="0in" fo:border="0.5pt solid #a6a6a6" fo:wrap-option="no-wrap"/>
    </style:style>
    <style:style style:name="Table4.A17" style:family="table-cell">
      <style:table-cell-properties style:vertical-align="middle" fo:padding-left="0.0486in" fo:padding-right="0.0486in" fo:padding-top="0in" fo:padding-bottom="0in" fo:border="0.5pt solid #a6a6a6" fo:wrap-option="no-wrap"/>
    </style:style>
    <style:style style:name="Table4.B17" style:family="table-cell">
      <style:table-cell-properties style:vertical-align="middle" fo:padding-left="0.0486in" fo:padding-right="0.0486in" fo:padding-top="0in" fo:padding-bottom="0in" fo:border="0.5pt solid #a6a6a6"/>
    </style:style>
    <style:style style:name="Table4.C17" style:family="table-cell">
      <style:table-cell-properties style:vertical-align="middle" fo:padding-left="0.0486in" fo:padding-right="0.0486in" fo:padding-top="0in" fo:padding-bottom="0in" fo:border="0.5pt solid #a6a6a6" fo:wrap-option="no-wrap"/>
    </style:style>
    <style:style style:name="Table4.A18" style:family="table-cell">
      <style:table-cell-properties style:vertical-align="middle" fo:padding-left="0.0486in" fo:padding-right="0.0486in" fo:padding-top="0in" fo:padding-bottom="0in" fo:border="0.5pt solid #a6a6a6" fo:wrap-option="no-wrap"/>
    </style:style>
    <style:style style:name="Table4.B18" style:family="table-cell">
      <style:table-cell-properties style:vertical-align="middle" fo:padding-left="0.0486in" fo:padding-right="0.0486in" fo:padding-top="0in" fo:padding-bottom="0in" fo:border="0.5pt solid #a6a6a6"/>
    </style:style>
    <style:style style:name="Table4.C18" style:family="table-cell">
      <style:table-cell-properties style:vertical-align="middle" fo:padding-left="0.0486in" fo:padding-right="0.0486in" fo:padding-top="0in" fo:padding-bottom="0in" fo:border="0.5pt solid #a6a6a6" fo:wrap-option="no-wrap"/>
    </style:style>
    <style:style style:name="Table4.A19" style:family="table-cell">
      <style:table-cell-properties style:vertical-align="middle" fo:padding-left="0.0486in" fo:padding-right="0.0486in" fo:padding-top="0in" fo:padding-bottom="0in" fo:border="0.5pt solid #a6a6a6" fo:wrap-option="no-wrap"/>
    </style:style>
    <style:style style:name="Table4.B19" style:family="table-cell">
      <style:table-cell-properties style:vertical-align="middle" fo:padding-left="0.0486in" fo:padding-right="0.0486in" fo:padding-top="0in" fo:padding-bottom="0in" fo:border="0.5pt solid #a6a6a6"/>
    </style:style>
    <style:style style:name="Table4.C19" style:family="table-cell">
      <style:table-cell-properties style:vertical-align="middle" fo:padding-left="0.0486in" fo:padding-right="0.0486in" fo:padding-top="0in" fo:padding-bottom="0in" fo:border="0.5pt solid #a6a6a6" fo:wrap-option="no-wrap"/>
    </style:style>
    <style:style style:name="Table4.A20" style:family="table-cell">
      <style:table-cell-properties style:vertical-align="middle" fo:padding-left="0.0486in" fo:padding-right="0.0486in" fo:padding-top="0in" fo:padding-bottom="0in" fo:border="0.5pt solid #a6a6a6" fo:wrap-option="no-wrap"/>
    </style:style>
    <style:style style:name="Table4.B20" style:family="table-cell">
      <style:table-cell-properties style:vertical-align="middle" fo:padding-left="0.0486in" fo:padding-right="0.0486in" fo:padding-top="0in" fo:padding-bottom="0in" fo:border="0.5pt solid #a6a6a6"/>
    </style:style>
    <style:style style:name="Table4.C20" style:family="table-cell">
      <style:table-cell-properties style:vertical-align="middle" fo:padding-left="0.0486in" fo:padding-right="0.0486in" fo:padding-top="0in" fo:padding-bottom="0in" fo:border="0.5pt solid #a6a6a6" fo:wrap-option="no-wrap"/>
    </style:style>
    <style:style style:name="Table4.A21" style:family="table-cell">
      <style:table-cell-properties style:vertical-align="middle" fo:padding-left="0.0486in" fo:padding-right="0.0486in" fo:padding-top="0in" fo:padding-bottom="0in" fo:border="0.5pt solid #a6a6a6" fo:wrap-option="no-wrap"/>
    </style:style>
    <style:style style:name="Table4.B21" style:family="table-cell">
      <style:table-cell-properties style:vertical-align="middle" fo:padding-left="0.0486in" fo:padding-right="0.0486in" fo:padding-top="0in" fo:padding-bottom="0in" fo:border="0.5pt solid #a6a6a6"/>
    </style:style>
    <style:style style:name="Table4.C21" style:family="table-cell">
      <style:table-cell-properties style:vertical-align="middle" fo:padding-left="0.0486in" fo:padding-right="0.0486in" fo:padding-top="0in" fo:padding-bottom="0in" fo:border="0.5pt solid #a6a6a6" fo:wrap-option="no-wrap"/>
    </style:style>
    <style:style style:name="Table4.A22" style:family="table-cell">
      <style:table-cell-properties style:vertical-align="middle" fo:padding-left="0.0486in" fo:padding-right="0.0486in" fo:padding-top="0in" fo:padding-bottom="0in" fo:border="0.5pt solid #a6a6a6" fo:wrap-option="no-wrap"/>
    </style:style>
    <style:style style:name="Table4.B22" style:family="table-cell">
      <style:table-cell-properties style:vertical-align="middle" fo:padding-left="0.0486in" fo:padding-right="0.0486in" fo:padding-top="0in" fo:padding-bottom="0in" fo:border="0.5pt solid #a6a6a6"/>
    </style:style>
    <style:style style:name="Table4.C22" style:family="table-cell">
      <style:table-cell-properties style:vertical-align="middle" fo:padding-left="0.0486in" fo:padding-right="0.0486in" fo:padding-top="0in" fo:padding-bottom="0in" fo:border="0.5pt solid #a6a6a6" fo:wrap-option="no-wrap"/>
    </style:style>
    <style:style style:name="Table4.A23" style:family="table-cell">
      <style:table-cell-properties style:vertical-align="middle" fo:padding-left="0.0486in" fo:padding-right="0.0486in" fo:padding-top="0in" fo:padding-bottom="0in" fo:border="0.5pt solid #a6a6a6" fo:wrap-option="no-wrap"/>
    </style:style>
    <style:style style:name="Table4.B23" style:family="table-cell">
      <style:table-cell-properties style:vertical-align="middle" fo:padding-left="0.0486in" fo:padding-right="0.0486in" fo:padding-top="0in" fo:padding-bottom="0in" fo:border="0.5pt solid #a6a6a6"/>
    </style:style>
    <style:style style:name="Table4.C23" style:family="table-cell">
      <style:table-cell-properties style:vertical-align="middle" fo:padding-left="0.0486in" fo:padding-right="0.0486in" fo:padding-top="0in" fo:padding-bottom="0in" fo:border="0.5pt solid #a6a6a6" fo:wrap-option="no-wrap"/>
    </style:style>
    <style:style style:name="Table5" style:family="table">
      <style:table-properties style:width="6.2986in" style:rel-width="100%" fo:margin-left="0in" table:align="left"/>
    </style:style>
    <style:style style:name="Table5.A" style:family="table-column">
      <style:table-column-properties style:column-width="2.0569in" style:rel-column-width="2965*"/>
    </style:style>
    <style:style style:name="Table5.B" style:family="table-column">
      <style:table-column-properties style:column-width="2.2542in" style:rel-column-width="3250*"/>
    </style:style>
    <style:style style:name="Table5.C" style:family="table-column">
      <style:table-column-properties style:column-width="1.9875in" style:rel-column-width="2865*"/>
    </style:style>
    <style:style style:name="Table5.A1" style:family="table-cell">
      <style:table-cell-properties style:vertical-align="middle" fo:background-color="#7e9a40" fo:padding="0in" fo:border="0.5pt solid #000000">
        <style:background-image/>
      </style:table-cell-properties>
    </style:style>
    <style:style style:name="Table5.B1" style:family="table-cell">
      <style:table-cell-properties fo:background-color="#7e9a40" fo:padding="0in" fo:border="0.5pt solid #000000">
        <style:background-image/>
      </style:table-cell-properties>
    </style:style>
    <style:style style:name="Table5.A2" style:family="table-cell">
      <style:table-cell-properties style:vertical-align="middle" fo:background-color="#ffffff" fo:padding="0in" fo:border="0.5pt solid #000000">
        <style:background-image/>
      </style:table-cell-properties>
    </style:style>
    <style:style style:name="Table5.B2" style:family="table-cell">
      <style:table-cell-properties fo:background-color="#ffffff" fo:padding="0in" fo:border="0.5pt solid #000000">
        <style:background-image/>
      </style:table-cell-properties>
    </style:style>
    <style:style style:name="Table5.B3" style:family="table-cell">
      <style:table-cell-properties fo:background-color="#ffffff" fo:padding="0in" fo:border="0.5pt solid #000000">
        <style:background-image/>
      </style:table-cell-properties>
    </style:style>
    <style:style style:name="Table5.B4" style:family="table-cell">
      <style:table-cell-properties fo:background-color="#ffffff" fo:padding="0in" fo:border="0.5pt solid #000000">
        <style:background-image/>
      </style:table-cell-properties>
    </style:style>
    <style:style style:name="Table6" style:family="table">
      <style:table-properties style:width="6.2986in" style:rel-width="100%" fo:margin-left="0in" table:align="left"/>
    </style:style>
    <style:style style:name="Table6.A" style:family="table-column">
      <style:table-column-properties style:column-width="3.0118in" style:rel-column-width="4367*"/>
    </style:style>
    <style:style style:name="Table6.B" style:family="table-column">
      <style:table-column-properties style:column-width="3.2868in" style:rel-column-width="4765*"/>
    </style:style>
    <style:style style:name="Table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B1" style:family="table-cell">
      <style:table-cell-properties style:vertical-align="middle" fo:background-color="#7e9a40" fo:padding="0in" fo:border="0.5pt solid #000000">
        <style:background-image/>
      </style:table-cell-properties>
    </style:style>
    <style:style style:name="Table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B2" style:family="table-cell">
      <style:table-cell-properties style:vertical-align="middle" fo:background-color="#ffffff" fo:padding="0in" fo:border="0.5pt solid #000000">
        <style:background-image/>
      </style:table-cell-properties>
    </style:style>
    <style:style style:name="Table7" style:family="table">
      <style:table-properties style:width="6.2986in" style:rel-width="100%" fo:margin-left="0in" table:align="left"/>
    </style:style>
    <style:style style:name="Table7.A" style:family="table-column">
      <style:table-column-properties style:column-width="3.0118in" style:rel-column-width="4367*"/>
    </style:style>
    <style:style style:name="Table7.B" style:family="table-column">
      <style:table-column-properties style:column-width="3.2868in" style:rel-column-width="4765*"/>
    </style:style>
    <style:style style:name="Table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B1" style:family="table-cell">
      <style:table-cell-properties style:vertical-align="middle" fo:background-color="#7e9a40" fo:padding="0in" fo:border="0.5pt solid #000000">
        <style:background-image/>
      </style:table-cell-properties>
    </style:style>
    <style:style style:name="Table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B2" style:family="table-cell">
      <style:table-cell-properties style:vertical-align="middle" fo:background-color="#ffffff" fo:padding="0in" fo:border="0.5pt solid #000000">
        <style:background-image/>
      </style:table-cell-properties>
    </style:style>
    <style:style style:name="Table8" style:family="table">
      <style:table-properties style:width="6.2986in" style:rel-width="100%" fo:margin-left="0in" table:align="left"/>
    </style:style>
    <style:style style:name="Table8.A" style:family="table-column">
      <style:table-column-properties style:column-width="3.0118in" style:rel-column-width="4367*"/>
    </style:style>
    <style:style style:name="Table8.B" style:family="table-column">
      <style:table-column-properties style:column-width="3.2868in" style:rel-column-width="4765*"/>
    </style:style>
    <style:style style:name="Table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B1" style:family="table-cell">
      <style:table-cell-properties style:vertical-align="middle" fo:background-color="#7e9a40" fo:padding="0in" fo:border="0.5pt solid #000000">
        <style:background-image/>
      </style:table-cell-properties>
    </style:style>
    <style:style style:name="Table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B2" style:family="table-cell">
      <style:table-cell-properties style:vertical-align="middle" fo:background-color="#ffffff" fo:padding="0in" fo:border="0.5pt solid #000000">
        <style:background-image/>
      </style:table-cell-properties>
    </style:style>
    <style:style style:name="Table9" style:family="table">
      <style:table-properties style:width="6.2986in" style:rel-width="100%" fo:margin-left="0in" table:align="left"/>
    </style:style>
    <style:style style:name="Table9.A" style:family="table-column">
      <style:table-column-properties style:column-width="3.0118in" style:rel-column-width="4367*"/>
    </style:style>
    <style:style style:name="Table9.B" style:family="table-column">
      <style:table-column-properties style:column-width="3.2868in" style:rel-column-width="4765*"/>
    </style:style>
    <style:style style:name="Table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B1" style:family="table-cell">
      <style:table-cell-properties style:vertical-align="middle" fo:background-color="#7e9a40" fo:padding="0in" fo:border="0.5pt solid #000000">
        <style:background-image/>
      </style:table-cell-properties>
    </style:style>
    <style:style style:name="Table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B2" style:family="table-cell">
      <style:table-cell-properties style:vertical-align="middle" fo:background-color="#ffffff" fo:padding="0in" fo:border="0.5pt solid #000000">
        <style:background-image/>
      </style:table-cell-properties>
    </style:style>
    <style:style style:name="Table10" style:family="table">
      <style:table-properties style:width="6.2986in" style:rel-width="100%" fo:margin-left="0in" table:align="left"/>
    </style:style>
    <style:style style:name="Table10.A" style:family="table-column">
      <style:table-column-properties style:column-width="3.0021in" style:rel-column-width="4353*"/>
    </style:style>
    <style:style style:name="Table10.B" style:family="table-column">
      <style:table-column-properties style:column-width="3.2965in" style:rel-column-width="4779*"/>
    </style:style>
    <style:style style:name="Table1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B1" style:family="table-cell">
      <style:table-cell-properties style:vertical-align="middle" fo:background-color="#7e9a40" fo:padding="0in" fo:border="0.5pt solid #000000">
        <style:background-image/>
      </style:table-cell-properties>
    </style:style>
    <style:style style:name="Table1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B2" style:family="table-cell">
      <style:table-cell-properties style:vertical-align="middle" fo:background-color="#ffffff" fo:padding="0in" fo:border="0.5pt solid #000000">
        <style:background-image/>
      </style:table-cell-properties>
    </style:style>
    <style:style style:name="Table11" style:family="table">
      <style:table-properties style:width="6.2986in" style:rel-width="100%" fo:margin-left="0in" table:align="left"/>
    </style:style>
    <style:style style:name="Table11.A" style:family="table-column">
      <style:table-column-properties style:column-width="3.0021in" style:rel-column-width="4353*"/>
    </style:style>
    <style:style style:name="Table11.B" style:family="table-column">
      <style:table-column-properties style:column-width="3.2965in" style:rel-column-width="4779*"/>
    </style:style>
    <style:style style:name="Table1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1.B1" style:family="table-cell">
      <style:table-cell-properties style:vertical-align="middle" fo:background-color="#7e9a40" fo:padding="0in" fo:border="0.5pt solid #000000">
        <style:background-image/>
      </style:table-cell-properties>
    </style:style>
    <style:style style:name="Table1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1.B2" style:family="table-cell">
      <style:table-cell-properties style:vertical-align="middle" fo:background-color="#ffffff" fo:padding="0in" fo:border="0.5pt solid #000000">
        <style:background-image/>
      </style:table-cell-properties>
    </style:style>
    <style:style style:name="Table12" style:family="table">
      <style:table-properties style:width="6.2986in" style:rel-width="100%" fo:margin-left="0in" table:align="left"/>
    </style:style>
    <style:style style:name="Table12.A" style:family="table-column">
      <style:table-column-properties style:column-width="3.0021in" style:rel-column-width="4353*"/>
    </style:style>
    <style:style style:name="Table12.B" style:family="table-column">
      <style:table-column-properties style:column-width="3.2965in" style:rel-column-width="4779*"/>
    </style:style>
    <style:style style:name="Table1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2.B1" style:family="table-cell">
      <style:table-cell-properties style:vertical-align="middle" fo:background-color="#7e9a40" fo:padding="0in" fo:border="0.5pt solid #000000">
        <style:background-image/>
      </style:table-cell-properties>
    </style:style>
    <style:style style:name="Table1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2.B2" style:family="table-cell">
      <style:table-cell-properties style:vertical-align="middle" fo:background-color="#ffffff" fo:padding="0in" fo:border="0.5pt solid #000000">
        <style:background-image/>
      </style:table-cell-properties>
    </style:style>
    <style:style style:name="Table13" style:family="table">
      <style:table-properties style:width="6.2986in" style:rel-width="100%" fo:margin-left="0in" table:align="left"/>
    </style:style>
    <style:style style:name="Table13.A" style:family="table-column">
      <style:table-column-properties style:column-width="3.0021in" style:rel-column-width="4353*"/>
    </style:style>
    <style:style style:name="Table13.B" style:family="table-column">
      <style:table-column-properties style:column-width="3.2965in" style:rel-column-width="4779*"/>
    </style:style>
    <style:style style:name="Table1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3.B1" style:family="table-cell">
      <style:table-cell-properties style:vertical-align="middle" fo:background-color="#7e9a40" fo:padding="0in" fo:border="0.5pt solid #000000">
        <style:background-image/>
      </style:table-cell-properties>
    </style:style>
    <style:style style:name="Table1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3.B2" style:family="table-cell">
      <style:table-cell-properties style:vertical-align="middle" fo:background-color="#ffffff" fo:padding="0in" fo:border="0.5pt solid #000000">
        <style:background-image/>
      </style:table-cell-properties>
    </style:style>
    <style:style style:name="Table14" style:family="table">
      <style:table-properties style:width="6.2986in" style:rel-width="100%" fo:margin-left="0in" table:align="left"/>
    </style:style>
    <style:style style:name="Table14.A" style:family="table-column">
      <style:table-column-properties style:column-width="3.3715in" style:rel-column-width="4888*"/>
    </style:style>
    <style:style style:name="Table14.B" style:family="table-column">
      <style:table-column-properties style:column-width="2.9271in" style:rel-column-width="4244*"/>
    </style:style>
    <style:style style:name="Table1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4.B1" style:family="table-cell">
      <style:table-cell-properties style:vertical-align="middle" fo:background-color="#7e9a40" fo:padding="0in" fo:border="0.5pt solid #000000">
        <style:background-image/>
      </style:table-cell-properties>
    </style:style>
    <style:style style:name="Table1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4.B2" style:family="table-cell">
      <style:table-cell-properties style:vertical-align="middle" fo:background-color="#ffffff" fo:padding="0in" fo:border="0.5pt solid #000000">
        <style:background-image/>
      </style:table-cell-properties>
    </style:style>
    <style:style style:name="Table15" style:family="table">
      <style:table-properties style:width="6.2986in" style:rel-width="100%" fo:margin-left="0in" table:align="left"/>
    </style:style>
    <style:style style:name="Table15.A" style:family="table-column">
      <style:table-column-properties style:column-width="3.3715in" style:rel-column-width="4888*"/>
    </style:style>
    <style:style style:name="Table15.B" style:family="table-column">
      <style:table-column-properties style:column-width="2.9271in" style:rel-column-width="4244*"/>
    </style:style>
    <style:style style:name="Table1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5.B1" style:family="table-cell">
      <style:table-cell-properties style:vertical-align="middle" fo:background-color="#7e9a40" fo:padding="0in" fo:border="0.5pt solid #000000">
        <style:background-image/>
      </style:table-cell-properties>
    </style:style>
    <style:style style:name="Table1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5.B2" style:family="table-cell">
      <style:table-cell-properties style:vertical-align="middle" fo:background-color="#ffffff" fo:padding="0in" fo:border="0.5pt solid #000000">
        <style:background-image/>
      </style:table-cell-properties>
    </style:style>
    <style:style style:name="Table16" style:family="table">
      <style:table-properties style:width="6.2986in" style:rel-width="100%" fo:margin-left="0in" table:align="left"/>
    </style:style>
    <style:style style:name="Table16.A" style:family="table-column">
      <style:table-column-properties style:column-width="3.1229in" style:rel-column-width="4528*"/>
    </style:style>
    <style:style style:name="Table16.B" style:family="table-column">
      <style:table-column-properties style:column-width="1.6056in" style:rel-column-width="2328*"/>
    </style:style>
    <style:style style:name="Table16.C" style:family="table-column">
      <style:table-column-properties style:column-width="1.5701in" style:rel-column-width="2276*"/>
    </style:style>
    <style:style style:name="Table1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6.B1" style:family="table-cell">
      <style:table-cell-properties fo:background-color="#7e9a40" fo:padding="0in" fo:border="0.5pt solid #000000">
        <style:background-image/>
      </style:table-cell-properties>
    </style:style>
    <style:style style:name="Table16.C1" style:family="table-cell">
      <style:table-cell-properties style:vertical-align="middle" fo:background-color="#7e9a40" fo:padding="0in" fo:border="0.5pt solid #000000">
        <style:background-image/>
      </style:table-cell-properties>
    </style:style>
    <style:style style:name="Table1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6.B2" style:family="table-cell">
      <style:table-cell-properties fo:background-color="#ffffff" fo:padding="0in" fo:border="0.5pt solid #000000">
        <style:background-image/>
      </style:table-cell-properties>
    </style:style>
    <style:style style:name="Table16.C2" style:family="table-cell">
      <style:table-cell-properties fo:background-color="#ffffff" fo:padding="0in" fo:border="0.5pt solid #000000">
        <style:background-image/>
      </style:table-cell-properties>
    </style:style>
    <style:style style:name="Table16.B3" style:family="table-cell">
      <style:table-cell-properties fo:background-color="#ffffff" fo:padding="0in" fo:border="0.5pt solid #000000">
        <style:background-image/>
      </style:table-cell-properties>
    </style:style>
    <style:style style:name="Table16.C3" style:family="table-cell">
      <style:table-cell-properties fo:background-color="#ffffff" fo:padding="0in" fo:border="0.5pt solid #000000">
        <style:background-image/>
      </style:table-cell-properties>
    </style:style>
    <style:style style:name="Table16.B4" style:family="table-cell">
      <style:table-cell-properties fo:background-color="#ffffff" fo:padding="0in" fo:border="0.5pt solid #000000">
        <style:background-image/>
      </style:table-cell-properties>
    </style:style>
    <style:style style:name="Table16.C4" style:family="table-cell">
      <style:table-cell-properties fo:background-color="#ffffff" fo:padding="0in" fo:border="0.5pt solid #000000">
        <style:background-image/>
      </style:table-cell-properties>
    </style:style>
    <style:style style:name="Table16.B5" style:family="table-cell">
      <style:table-cell-properties fo:background-color="#ffffff" fo:padding="0in" fo:border="0.5pt solid #000000">
        <style:background-image/>
      </style:table-cell-properties>
    </style:style>
    <style:style style:name="Table16.C5" style:family="table-cell">
      <style:table-cell-properties fo:background-color="#ffffff" fo:padding="0in" fo:border="0.5pt solid #000000">
        <style:background-image/>
      </style:table-cell-properties>
    </style:style>
    <style:style style:name="Table16.B6" style:family="table-cell">
      <style:table-cell-properties fo:background-color="#ffffff" fo:padding="0in" fo:border="0.5pt solid #000000">
        <style:background-image/>
      </style:table-cell-properties>
    </style:style>
    <style:style style:name="Table16.C6" style:family="table-cell">
      <style:table-cell-properties fo:background-color="#ffffff" fo:padding="0in" fo:border="0.5pt solid #000000">
        <style:background-image/>
      </style:table-cell-properties>
    </style:style>
    <style:style style:name="Table16.B7" style:family="table-cell">
      <style:table-cell-properties fo:background-color="#ffffff" fo:padding="0in" fo:border="0.5pt solid #000000">
        <style:background-image/>
      </style:table-cell-properties>
    </style:style>
    <style:style style:name="Table16.C7" style:family="table-cell">
      <style:table-cell-properties fo:background-color="#ffffff" fo:padding="0in" fo:border="0.5pt solid #000000">
        <style:background-image/>
      </style:table-cell-properties>
    </style:style>
    <style:style style:name="Table16.B8" style:family="table-cell">
      <style:table-cell-properties fo:background-color="#ffffff" fo:padding="0in" fo:border="0.5pt solid #000000">
        <style:background-image/>
      </style:table-cell-properties>
    </style:style>
    <style:style style:name="Table16.C8" style:family="table-cell">
      <style:table-cell-properties fo:background-color="#ffffff" fo:padding="0in" fo:border="0.5pt solid #000000">
        <style:background-image/>
      </style:table-cell-properties>
    </style:style>
    <style:style style:name="Table16.B9" style:family="table-cell">
      <style:table-cell-properties fo:background-color="#ffffff" fo:padding="0in" fo:border="0.5pt solid #000000">
        <style:background-image/>
      </style:table-cell-properties>
    </style:style>
    <style:style style:name="Table16.C9" style:family="table-cell">
      <style:table-cell-properties fo:background-color="#ffffff" fo:padding="0in" fo:border="0.5pt solid #000000">
        <style:background-image/>
      </style:table-cell-properties>
    </style:style>
    <style:style style:name="Table16.B10" style:family="table-cell">
      <style:table-cell-properties fo:background-color="#ffffff" fo:padding="0in" fo:border="0.5pt solid #000000">
        <style:background-image/>
      </style:table-cell-properties>
    </style:style>
    <style:style style:name="Table16.C10" style:family="table-cell">
      <style:table-cell-properties fo:background-color="#ffffff" fo:padding="0in" fo:border="0.5pt solid #000000">
        <style:background-image/>
      </style:table-cell-properties>
    </style:style>
    <style:style style:name="Table16.B11" style:family="table-cell">
      <style:table-cell-properties fo:background-color="#ffffff" fo:padding="0in" fo:border="0.5pt solid #000000">
        <style:background-image/>
      </style:table-cell-properties>
    </style:style>
    <style:style style:name="Table16.C11" style:family="table-cell">
      <style:table-cell-properties fo:background-color="#ffffff" fo:padding="0in" fo:border="0.5pt solid #000000">
        <style:background-image/>
      </style:table-cell-properties>
    </style:style>
    <style:style style:name="Table17" style:family="table">
      <style:table-properties style:width="6.2986in" style:rel-width="100%" fo:margin-left="0in" table:align="left"/>
    </style:style>
    <style:style style:name="Table17.A" style:family="table-column">
      <style:table-column-properties style:column-width="3.1229in" style:rel-column-width="4528*"/>
    </style:style>
    <style:style style:name="Table17.B" style:family="table-column">
      <style:table-column-properties style:column-width="1.6056in" style:rel-column-width="2328*"/>
    </style:style>
    <style:style style:name="Table17.C" style:family="table-column">
      <style:table-column-properties style:column-width="1.5701in" style:rel-column-width="2276*"/>
    </style:style>
    <style:style style:name="Table1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7.B1" style:family="table-cell">
      <style:table-cell-properties fo:background-color="#7e9a40" fo:padding="0in" fo:border="0.5pt solid #000000">
        <style:background-image/>
      </style:table-cell-properties>
    </style:style>
    <style:style style:name="Table17.C1" style:family="table-cell">
      <style:table-cell-properties style:vertical-align="middle" fo:background-color="#7e9a40" fo:padding="0in" fo:border="0.5pt solid #000000">
        <style:background-image/>
      </style:table-cell-properties>
    </style:style>
    <style:style style:name="Table1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7.B2" style:family="table-cell">
      <style:table-cell-properties fo:background-color="#ffffff" fo:padding="0in" fo:border="0.5pt solid #000000">
        <style:background-image/>
      </style:table-cell-properties>
    </style:style>
    <style:style style:name="Table17.C2" style:family="table-cell">
      <style:table-cell-properties fo:background-color="#ffffff" fo:padding="0in" fo:border="0.5pt solid #000000">
        <style:background-image/>
      </style:table-cell-properties>
    </style:style>
    <style:style style:name="Table17.B3" style:family="table-cell">
      <style:table-cell-properties fo:background-color="#ffffff" fo:padding="0in" fo:border="0.5pt solid #000000">
        <style:background-image/>
      </style:table-cell-properties>
    </style:style>
    <style:style style:name="Table17.C3" style:family="table-cell">
      <style:table-cell-properties fo:background-color="#ffffff" fo:padding="0in" fo:border="0.5pt solid #000000">
        <style:background-image/>
      </style:table-cell-properties>
    </style:style>
    <style:style style:name="Table17.B4" style:family="table-cell">
      <style:table-cell-properties fo:background-color="#ffffff" fo:padding="0in" fo:border="0.5pt solid #000000">
        <style:background-image/>
      </style:table-cell-properties>
    </style:style>
    <style:style style:name="Table17.C4" style:family="table-cell">
      <style:table-cell-properties fo:background-color="#ffffff" fo:padding="0in" fo:border="0.5pt solid #000000">
        <style:background-image/>
      </style:table-cell-properties>
    </style:style>
    <style:style style:name="Table17.B5" style:family="table-cell">
      <style:table-cell-properties fo:background-color="#ffffff" fo:padding="0in" fo:border="0.5pt solid #000000">
        <style:background-image/>
      </style:table-cell-properties>
    </style:style>
    <style:style style:name="Table17.C5" style:family="table-cell">
      <style:table-cell-properties fo:background-color="#ffffff" fo:padding="0in" fo:border="0.5pt solid #000000">
        <style:background-image/>
      </style:table-cell-properties>
    </style:style>
    <style:style style:name="Table17.B6" style:family="table-cell">
      <style:table-cell-properties fo:background-color="#ffffff" fo:padding="0in" fo:border="0.5pt solid #000000">
        <style:background-image/>
      </style:table-cell-properties>
    </style:style>
    <style:style style:name="Table17.C6" style:family="table-cell">
      <style:table-cell-properties fo:background-color="#ffffff" fo:padding="0in" fo:border="0.5pt solid #000000">
        <style:background-image/>
      </style:table-cell-properties>
    </style:style>
    <style:style style:name="Table17.B7" style:family="table-cell">
      <style:table-cell-properties fo:background-color="#ffffff" fo:padding="0in" fo:border="0.5pt solid #000000">
        <style:background-image/>
      </style:table-cell-properties>
    </style:style>
    <style:style style:name="Table17.C7" style:family="table-cell">
      <style:table-cell-properties fo:background-color="#ffffff" fo:padding="0in" fo:border="0.5pt solid #000000">
        <style:background-image/>
      </style:table-cell-properties>
    </style:style>
    <style:style style:name="Table17.B8" style:family="table-cell">
      <style:table-cell-properties fo:background-color="#ffffff" fo:padding="0in" fo:border="0.5pt solid #000000">
        <style:background-image/>
      </style:table-cell-properties>
    </style:style>
    <style:style style:name="Table17.C8" style:family="table-cell">
      <style:table-cell-properties fo:background-color="#ffffff" fo:padding="0in" fo:border="0.5pt solid #000000">
        <style:background-image/>
      </style:table-cell-properties>
    </style:style>
    <style:style style:name="Table17.B9" style:family="table-cell">
      <style:table-cell-properties fo:background-color="#ffffff" fo:padding="0in" fo:border="0.5pt solid #000000">
        <style:background-image/>
      </style:table-cell-properties>
    </style:style>
    <style:style style:name="Table17.C9" style:family="table-cell">
      <style:table-cell-properties fo:background-color="#ffffff" fo:padding="0in" fo:border="0.5pt solid #000000">
        <style:background-image/>
      </style:table-cell-properties>
    </style:style>
    <style:style style:name="Table17.B10" style:family="table-cell">
      <style:table-cell-properties fo:background-color="#ffffff" fo:padding="0in" fo:border="0.5pt solid #000000">
        <style:background-image/>
      </style:table-cell-properties>
    </style:style>
    <style:style style:name="Table17.C10" style:family="table-cell">
      <style:table-cell-properties fo:background-color="#ffffff" fo:padding="0in" fo:border="0.5pt solid #000000">
        <style:background-image/>
      </style:table-cell-properties>
    </style:style>
    <style:style style:name="Table17.B11" style:family="table-cell">
      <style:table-cell-properties fo:background-color="#ffffff" fo:padding="0in" fo:border="0.5pt solid #000000">
        <style:background-image/>
      </style:table-cell-properties>
    </style:style>
    <style:style style:name="Table17.C11" style:family="table-cell">
      <style:table-cell-properties fo:background-color="#ffffff" fo:padding="0in" fo:border="0.5pt solid #000000">
        <style:background-image/>
      </style:table-cell-properties>
    </style:style>
    <style:style style:name="Table18" style:family="table">
      <style:table-properties style:width="6.2986in" style:rel-width="100%" fo:margin-left="0in" table:align="left"/>
    </style:style>
    <style:style style:name="Table18.A" style:family="table-column">
      <style:table-column-properties style:column-width="2.8792in" style:rel-column-width="4174*"/>
    </style:style>
    <style:style style:name="Table18.B" style:family="table-column">
      <style:table-column-properties style:column-width="3.4194in" style:rel-column-width="4958*"/>
    </style:style>
    <style:style style:name="Table1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8.B1" style:family="table-cell">
      <style:table-cell-properties style:vertical-align="middle" fo:background-color="#7e9a40" fo:padding="0in" fo:border="0.5pt solid #000000">
        <style:background-image/>
      </style:table-cell-properties>
    </style:style>
    <style:style style:name="Table1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8.B2" style:family="table-cell">
      <style:table-cell-properties style:vertical-align="middle" fo:background-color="#ffffff" fo:padding="0in" fo:border="0.5pt solid #000000">
        <style:background-image/>
      </style:table-cell-properties>
    </style:style>
    <style:style style:name="Table19" style:family="table">
      <style:table-properties style:width="6.2986in" style:rel-width="100%" fo:margin-left="0in" table:align="left"/>
    </style:style>
    <style:style style:name="Table19.A" style:family="table-column">
      <style:table-column-properties style:column-width="2.1014in" style:rel-column-width="3029*"/>
    </style:style>
    <style:style style:name="Table19.B" style:family="table-column">
      <style:table-column-properties style:column-width="2.1in" style:rel-column-width="3027*"/>
    </style:style>
    <style:style style:name="Table19.C" style:family="table-column">
      <style:table-column-properties style:column-width="2.0979in" style:rel-column-width="3024*"/>
    </style:style>
    <style:style style:name="Table19.A1" style:family="table-cell">
      <style:table-cell-properties style:vertical-align="middle" fo:background-color="#7e9a40" fo:padding="0in" fo:border="0.5pt solid #000000">
        <style:background-image/>
      </style:table-cell-properties>
    </style:style>
    <style:style style:name="Table19.A2" style:family="table-cell">
      <style:table-cell-properties style:vertical-align="middle" fo:background-color="#ffffff" fo:padding="0in" fo:border="0.5pt solid #000000">
        <style:background-image/>
      </style:table-cell-properties>
    </style:style>
    <style:style style:name="Table19.B2" style:family="table-cell">
      <style:table-cell-properties fo:background-color="#ffffff" fo:padding="0in" fo:border="0.5pt solid #000000">
        <style:background-image/>
      </style:table-cell-properties>
    </style:style>
    <style:style style:name="Table19.C2" style:family="table-cell">
      <style:table-cell-properties fo:background-color="#ffffff" fo:padding="0in" fo:border="0.5pt solid #000000">
        <style:background-image/>
      </style:table-cell-properties>
    </style:style>
    <style:style style:name="Table19.B3" style:family="table-cell">
      <style:table-cell-properties fo:background-color="#ffffff" fo:padding="0in" fo:border="0.5pt solid #000000">
        <style:background-image/>
      </style:table-cell-properties>
    </style:style>
    <style:style style:name="Table19.C3" style:family="table-cell">
      <style:table-cell-properties fo:background-color="#ffffff" fo:padding="0in" fo:border="0.5pt solid #000000">
        <style:background-image/>
      </style:table-cell-properties>
    </style:style>
    <style:style style:name="Table19.B4" style:family="table-cell">
      <style:table-cell-properties fo:background-color="#ffffff" fo:padding="0in" fo:border="0.5pt solid #000000">
        <style:background-image/>
      </style:table-cell-properties>
    </style:style>
    <style:style style:name="Table19.C4" style:family="table-cell">
      <style:table-cell-properties fo:background-color="#ffffff" fo:padding="0in" fo:border="0.5pt solid #000000">
        <style:background-image/>
      </style:table-cell-properties>
    </style:style>
    <style:style style:name="Table20" style:family="table">
      <style:table-properties style:width="6.2986in" style:rel-width="100%" fo:margin-left="0in" table:align="left"/>
    </style:style>
    <style:style style:name="Table20.A" style:family="table-column">
      <style:table-column-properties style:column-width="3.3715in" style:rel-column-width="4888*"/>
    </style:style>
    <style:style style:name="Table20.B" style:family="table-column">
      <style:table-column-properties style:column-width="2.9271in" style:rel-column-width="4244*"/>
    </style:style>
    <style:style style:name="Table2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0.B1" style:family="table-cell">
      <style:table-cell-properties style:vertical-align="middle" fo:background-color="#7e9a40" fo:padding="0in" fo:border="0.5pt solid #000000">
        <style:background-image/>
      </style:table-cell-properties>
    </style:style>
    <style:style style:name="Table2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0.B2" style:family="table-cell">
      <style:table-cell-properties style:vertical-align="middle" fo:background-color="#ffffff" fo:padding="0in" fo:border="0.5pt solid #000000">
        <style:background-image/>
      </style:table-cell-properties>
    </style:style>
    <style:style style:name="Table21" style:family="table">
      <style:table-properties style:width="6.2986in" style:rel-width="100%" fo:margin-left="0in" table:align="left"/>
    </style:style>
    <style:style style:name="Table21.A" style:family="table-column">
      <style:table-column-properties style:column-width="3.3715in" style:rel-column-width="4888*"/>
    </style:style>
    <style:style style:name="Table21.B" style:family="table-column">
      <style:table-column-properties style:column-width="2.9271in" style:rel-column-width="4244*"/>
    </style:style>
    <style:style style:name="Table2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1.B1" style:family="table-cell">
      <style:table-cell-properties style:vertical-align="middle" fo:background-color="#7e9a40" fo:padding="0in" fo:border="0.5pt solid #000000">
        <style:background-image/>
      </style:table-cell-properties>
    </style:style>
    <style:style style:name="Table2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1.B2" style:family="table-cell">
      <style:table-cell-properties style:vertical-align="middle" fo:background-color="#ffffff" fo:padding="0in" fo:border="0.5pt solid #000000">
        <style:background-image/>
      </style:table-cell-properties>
    </style:style>
    <style:style style:name="Table22" style:family="table">
      <style:table-properties style:width="6.2986in" style:rel-width="100%" fo:margin-left="0in" table:align="left"/>
    </style:style>
    <style:style style:name="Table22.A" style:family="table-column">
      <style:table-column-properties style:column-width="3.1229in" style:rel-column-width="4528*"/>
    </style:style>
    <style:style style:name="Table22.B" style:family="table-column">
      <style:table-column-properties style:column-width="1.6056in" style:rel-column-width="2328*"/>
    </style:style>
    <style:style style:name="Table22.C" style:family="table-column">
      <style:table-column-properties style:column-width="1.5701in" style:rel-column-width="2276*"/>
    </style:style>
    <style:style style:name="Table2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2.B1" style:family="table-cell">
      <style:table-cell-properties fo:background-color="#7e9a40" fo:padding="0in" fo:border="0.5pt solid #000000">
        <style:background-image/>
      </style:table-cell-properties>
    </style:style>
    <style:style style:name="Table22.C1" style:family="table-cell">
      <style:table-cell-properties style:vertical-align="middle" fo:background-color="#7e9a40" fo:padding="0in" fo:border="0.5pt solid #000000">
        <style:background-image/>
      </style:table-cell-properties>
    </style:style>
    <style:style style:name="Table2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2.B2" style:family="table-cell">
      <style:table-cell-properties fo:background-color="#ffffff" fo:padding="0in" fo:border="0.5pt solid #000000">
        <style:background-image/>
      </style:table-cell-properties>
    </style:style>
    <style:style style:name="Table22.C2" style:family="table-cell">
      <style:table-cell-properties fo:background-color="#ffffff" fo:padding="0in" fo:border="0.5pt solid #000000">
        <style:background-image/>
      </style:table-cell-properties>
    </style:style>
    <style:style style:name="Table22.B3" style:family="table-cell">
      <style:table-cell-properties fo:background-color="#ffffff" fo:padding="0in" fo:border="0.5pt solid #000000">
        <style:background-image/>
      </style:table-cell-properties>
    </style:style>
    <style:style style:name="Table22.C3" style:family="table-cell">
      <style:table-cell-properties fo:background-color="#ffffff" fo:padding="0in" fo:border="0.5pt solid #000000">
        <style:background-image/>
      </style:table-cell-properties>
    </style:style>
    <style:style style:name="Table22.B4" style:family="table-cell">
      <style:table-cell-properties fo:background-color="#ffffff" fo:padding="0in" fo:border="0.5pt solid #000000">
        <style:background-image/>
      </style:table-cell-properties>
    </style:style>
    <style:style style:name="Table22.C4" style:family="table-cell">
      <style:table-cell-properties fo:background-color="#ffffff" fo:padding="0in" fo:border="0.5pt solid #000000">
        <style:background-image/>
      </style:table-cell-properties>
    </style:style>
    <style:style style:name="Table22.B5" style:family="table-cell">
      <style:table-cell-properties fo:background-color="#ffffff" fo:padding="0in" fo:border="0.5pt solid #000000">
        <style:background-image/>
      </style:table-cell-properties>
    </style:style>
    <style:style style:name="Table22.C5" style:family="table-cell">
      <style:table-cell-properties fo:background-color="#ffffff" fo:padding="0in" fo:border="0.5pt solid #000000">
        <style:background-image/>
      </style:table-cell-properties>
    </style:style>
    <style:style style:name="Table22.B6" style:family="table-cell">
      <style:table-cell-properties fo:background-color="#ffffff" fo:padding="0in" fo:border="0.5pt solid #000000">
        <style:background-image/>
      </style:table-cell-properties>
    </style:style>
    <style:style style:name="Table22.C6" style:family="table-cell">
      <style:table-cell-properties fo:background-color="#ffffff" fo:padding="0in" fo:border="0.5pt solid #000000">
        <style:background-image/>
      </style:table-cell-properties>
    </style:style>
    <style:style style:name="Table22.B7" style:family="table-cell">
      <style:table-cell-properties fo:background-color="#ffffff" fo:padding="0in" fo:border="0.5pt solid #000000">
        <style:background-image/>
      </style:table-cell-properties>
    </style:style>
    <style:style style:name="Table22.C7" style:family="table-cell">
      <style:table-cell-properties fo:background-color="#ffffff" fo:padding="0in" fo:border="0.5pt solid #000000">
        <style:background-image/>
      </style:table-cell-properties>
    </style:style>
    <style:style style:name="Table22.B8" style:family="table-cell">
      <style:table-cell-properties fo:background-color="#ffffff" fo:padding="0in" fo:border="0.5pt solid #000000">
        <style:background-image/>
      </style:table-cell-properties>
    </style:style>
    <style:style style:name="Table22.C8" style:family="table-cell">
      <style:table-cell-properties fo:background-color="#ffffff" fo:padding="0in" fo:border="0.5pt solid #000000">
        <style:background-image/>
      </style:table-cell-properties>
    </style:style>
    <style:style style:name="Table22.B9" style:family="table-cell">
      <style:table-cell-properties fo:background-color="#ffffff" fo:padding="0in" fo:border="0.5pt solid #000000">
        <style:background-image/>
      </style:table-cell-properties>
    </style:style>
    <style:style style:name="Table22.C9" style:family="table-cell">
      <style:table-cell-properties fo:background-color="#ffffff" fo:padding="0in" fo:border="0.5pt solid #000000">
        <style:background-image/>
      </style:table-cell-properties>
    </style:style>
    <style:style style:name="Table22.B10" style:family="table-cell">
      <style:table-cell-properties fo:background-color="#ffffff" fo:padding="0in" fo:border="0.5pt solid #000000">
        <style:background-image/>
      </style:table-cell-properties>
    </style:style>
    <style:style style:name="Table22.C10" style:family="table-cell">
      <style:table-cell-properties fo:background-color="#ffffff" fo:padding="0in" fo:border="0.5pt solid #000000">
        <style:background-image/>
      </style:table-cell-properties>
    </style:style>
    <style:style style:name="Table22.B11" style:family="table-cell">
      <style:table-cell-properties fo:background-color="#ffffff" fo:padding="0in" fo:border="0.5pt solid #000000">
        <style:background-image/>
      </style:table-cell-properties>
    </style:style>
    <style:style style:name="Table22.C11" style:family="table-cell">
      <style:table-cell-properties fo:background-color="#ffffff" fo:padding="0in" fo:border="0.5pt solid #000000">
        <style:background-image/>
      </style:table-cell-properties>
    </style:style>
    <style:style style:name="Table23" style:family="table">
      <style:table-properties style:width="6.2986in" style:rel-width="100%" fo:margin-left="0in" table:align="left"/>
    </style:style>
    <style:style style:name="Table23.A" style:family="table-column">
      <style:table-column-properties style:column-width="3.1229in" style:rel-column-width="4528*"/>
    </style:style>
    <style:style style:name="Table23.B" style:family="table-column">
      <style:table-column-properties style:column-width="1.6056in" style:rel-column-width="2328*"/>
    </style:style>
    <style:style style:name="Table23.C" style:family="table-column">
      <style:table-column-properties style:column-width="1.5701in" style:rel-column-width="2276*"/>
    </style:style>
    <style:style style:name="Table2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3.B1" style:family="table-cell">
      <style:table-cell-properties fo:background-color="#7e9a40" fo:padding="0in" fo:border="0.5pt solid #000000">
        <style:background-image/>
      </style:table-cell-properties>
    </style:style>
    <style:style style:name="Table23.C1" style:family="table-cell">
      <style:table-cell-properties style:vertical-align="middle" fo:background-color="#7e9a40" fo:padding="0in" fo:border="0.5pt solid #000000">
        <style:background-image/>
      </style:table-cell-properties>
    </style:style>
    <style:style style:name="Table2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3.B2" style:family="table-cell">
      <style:table-cell-properties fo:background-color="#ffffff" fo:padding="0in" fo:border="0.5pt solid #000000">
        <style:background-image/>
      </style:table-cell-properties>
    </style:style>
    <style:style style:name="Table23.C2" style:family="table-cell">
      <style:table-cell-properties fo:background-color="#ffffff" fo:padding="0in" fo:border="0.5pt solid #000000">
        <style:background-image/>
      </style:table-cell-properties>
    </style:style>
    <style:style style:name="Table23.B3" style:family="table-cell">
      <style:table-cell-properties fo:background-color="#ffffff" fo:padding="0in" fo:border="0.5pt solid #000000">
        <style:background-image/>
      </style:table-cell-properties>
    </style:style>
    <style:style style:name="Table23.C3" style:family="table-cell">
      <style:table-cell-properties fo:background-color="#ffffff" fo:padding="0in" fo:border="0.5pt solid #000000">
        <style:background-image/>
      </style:table-cell-properties>
    </style:style>
    <style:style style:name="Table23.B4" style:family="table-cell">
      <style:table-cell-properties fo:background-color="#ffffff" fo:padding="0in" fo:border="0.5pt solid #000000">
        <style:background-image/>
      </style:table-cell-properties>
    </style:style>
    <style:style style:name="Table23.C4" style:family="table-cell">
      <style:table-cell-properties fo:background-color="#ffffff" fo:padding="0in" fo:border="0.5pt solid #000000">
        <style:background-image/>
      </style:table-cell-properties>
    </style:style>
    <style:style style:name="Table23.B5" style:family="table-cell">
      <style:table-cell-properties fo:background-color="#ffffff" fo:padding="0in" fo:border="0.5pt solid #000000">
        <style:background-image/>
      </style:table-cell-properties>
    </style:style>
    <style:style style:name="Table23.C5" style:family="table-cell">
      <style:table-cell-properties fo:background-color="#ffffff" fo:padding="0in" fo:border="0.5pt solid #000000">
        <style:background-image/>
      </style:table-cell-properties>
    </style:style>
    <style:style style:name="Table23.B6" style:family="table-cell">
      <style:table-cell-properties fo:background-color="#ffffff" fo:padding="0in" fo:border="0.5pt solid #000000">
        <style:background-image/>
      </style:table-cell-properties>
    </style:style>
    <style:style style:name="Table23.C6" style:family="table-cell">
      <style:table-cell-properties fo:background-color="#ffffff" fo:padding="0in" fo:border="0.5pt solid #000000">
        <style:background-image/>
      </style:table-cell-properties>
    </style:style>
    <style:style style:name="Table23.B7" style:family="table-cell">
      <style:table-cell-properties fo:background-color="#ffffff" fo:padding="0in" fo:border="0.5pt solid #000000">
        <style:background-image/>
      </style:table-cell-properties>
    </style:style>
    <style:style style:name="Table23.C7" style:family="table-cell">
      <style:table-cell-properties fo:background-color="#ffffff" fo:padding="0in" fo:border="0.5pt solid #000000">
        <style:background-image/>
      </style:table-cell-properties>
    </style:style>
    <style:style style:name="Table23.B8" style:family="table-cell">
      <style:table-cell-properties fo:background-color="#ffffff" fo:padding="0in" fo:border="0.5pt solid #000000">
        <style:background-image/>
      </style:table-cell-properties>
    </style:style>
    <style:style style:name="Table23.C8" style:family="table-cell">
      <style:table-cell-properties fo:background-color="#ffffff" fo:padding="0in" fo:border="0.5pt solid #000000">
        <style:background-image/>
      </style:table-cell-properties>
    </style:style>
    <style:style style:name="Table23.B9" style:family="table-cell">
      <style:table-cell-properties fo:background-color="#ffffff" fo:padding="0in" fo:border="0.5pt solid #000000">
        <style:background-image/>
      </style:table-cell-properties>
    </style:style>
    <style:style style:name="Table23.C9" style:family="table-cell">
      <style:table-cell-properties fo:background-color="#ffffff" fo:padding="0in" fo:border="0.5pt solid #000000">
        <style:background-image/>
      </style:table-cell-properties>
    </style:style>
    <style:style style:name="Table23.B10" style:family="table-cell">
      <style:table-cell-properties fo:background-color="#ffffff" fo:padding="0in" fo:border="0.5pt solid #000000">
        <style:background-image/>
      </style:table-cell-properties>
    </style:style>
    <style:style style:name="Table23.C10" style:family="table-cell">
      <style:table-cell-properties fo:background-color="#ffffff" fo:padding="0in" fo:border="0.5pt solid #000000">
        <style:background-image/>
      </style:table-cell-properties>
    </style:style>
    <style:style style:name="Table23.B11" style:family="table-cell">
      <style:table-cell-properties fo:background-color="#ffffff" fo:padding="0in" fo:border="0.5pt solid #000000">
        <style:background-image/>
      </style:table-cell-properties>
    </style:style>
    <style:style style:name="Table23.C11" style:family="table-cell">
      <style:table-cell-properties fo:background-color="#ffffff" fo:padding="0in" fo:border="0.5pt solid #000000">
        <style:background-image/>
      </style:table-cell-properties>
    </style:style>
    <style:style style:name="Table24" style:family="table">
      <style:table-properties style:width="6.2986in" style:rel-width="100%" fo:margin-left="0in" table:align="left"/>
    </style:style>
    <style:style style:name="Table24.A" style:family="table-column">
      <style:table-column-properties style:column-width="2.8792in" style:rel-column-width="4174*"/>
    </style:style>
    <style:style style:name="Table24.B" style:family="table-column">
      <style:table-column-properties style:column-width="3.4194in" style:rel-column-width="4958*"/>
    </style:style>
    <style:style style:name="Table2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4.B1" style:family="table-cell">
      <style:table-cell-properties style:vertical-align="middle" fo:background-color="#7e9a40" fo:padding="0in" fo:border="0.5pt solid #000000">
        <style:background-image/>
      </style:table-cell-properties>
    </style:style>
    <style:style style:name="Table2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4.B2" style:family="table-cell">
      <style:table-cell-properties style:vertical-align="middle" fo:background-color="#ffffff" fo:padding="0in" fo:border="0.5pt solid #000000">
        <style:background-image/>
      </style:table-cell-properties>
    </style:style>
    <style:style style:name="Table25" style:family="table">
      <style:table-properties style:width="6.2986in" style:rel-width="100%" fo:margin-left="0in" table:align="left"/>
    </style:style>
    <style:style style:name="Table25.A" style:family="table-column">
      <style:table-column-properties style:column-width="2.1014in" style:rel-column-width="3029*"/>
    </style:style>
    <style:style style:name="Table25.B" style:family="table-column">
      <style:table-column-properties style:column-width="2.1in" style:rel-column-width="3027*"/>
    </style:style>
    <style:style style:name="Table25.C" style:family="table-column">
      <style:table-column-properties style:column-width="2.0979in" style:rel-column-width="3024*"/>
    </style:style>
    <style:style style:name="Table25.A1" style:family="table-cell">
      <style:table-cell-properties style:vertical-align="middle" fo:background-color="#7e9a40" fo:padding="0in" fo:border="0.5pt solid #000000">
        <style:background-image/>
      </style:table-cell-properties>
    </style:style>
    <style:style style:name="Table25.A2" style:family="table-cell">
      <style:table-cell-properties style:vertical-align="middle" fo:background-color="#ffffff" fo:padding="0in" fo:border="0.5pt solid #000000">
        <style:background-image/>
      </style:table-cell-properties>
    </style:style>
    <style:style style:name="Table25.B2" style:family="table-cell">
      <style:table-cell-properties fo:background-color="#ffffff" fo:padding="0in" fo:border="0.5pt solid #000000">
        <style:background-image/>
      </style:table-cell-properties>
    </style:style>
    <style:style style:name="Table25.C2" style:family="table-cell">
      <style:table-cell-properties fo:background-color="#ffffff" fo:padding="0in" fo:border="0.5pt solid #000000">
        <style:background-image/>
      </style:table-cell-properties>
    </style:style>
    <style:style style:name="Table25.B3" style:family="table-cell">
      <style:table-cell-properties fo:background-color="#ffffff" fo:padding="0in" fo:border="0.5pt solid #000000">
        <style:background-image/>
      </style:table-cell-properties>
    </style:style>
    <style:style style:name="Table25.C3" style:family="table-cell">
      <style:table-cell-properties fo:background-color="#ffffff" fo:padding="0in" fo:border="0.5pt solid #000000">
        <style:background-image/>
      </style:table-cell-properties>
    </style:style>
    <style:style style:name="Table25.B4" style:family="table-cell">
      <style:table-cell-properties fo:background-color="#ffffff" fo:padding="0in" fo:border="0.5pt solid #000000">
        <style:background-image/>
      </style:table-cell-properties>
    </style:style>
    <style:style style:name="Table25.C4" style:family="table-cell">
      <style:table-cell-properties fo:background-color="#ffffff" fo:padding="0in" fo:border="0.5pt solid #000000">
        <style:background-image/>
      </style:table-cell-properties>
    </style:style>
    <style:style style:name="Table26" style:family="table">
      <style:table-properties style:width="6.2986in" style:rel-width="100%" fo:margin-left="0in" table:align="left"/>
    </style:style>
    <style:style style:name="Table26.A" style:family="table-column">
      <style:table-column-properties style:column-width="3.3715in" style:rel-column-width="4888*"/>
    </style:style>
    <style:style style:name="Table26.B" style:family="table-column">
      <style:table-column-properties style:column-width="2.9271in" style:rel-column-width="4244*"/>
    </style:style>
    <style:style style:name="Table2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6.B1" style:family="table-cell">
      <style:table-cell-properties style:vertical-align="middle" fo:background-color="#7e9a40" fo:padding="0in" fo:border="0.5pt solid #000000">
        <style:background-image/>
      </style:table-cell-properties>
    </style:style>
    <style:style style:name="Table2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6.B2" style:family="table-cell">
      <style:table-cell-properties style:vertical-align="middle" fo:background-color="#ffffff" fo:padding="0in" fo:border="0.5pt solid #000000">
        <style:background-image/>
      </style:table-cell-properties>
    </style:style>
    <style:style style:name="Table27" style:family="table">
      <style:table-properties style:width="6.2986in" style:rel-width="100%" fo:margin-left="0in" table:align="left"/>
    </style:style>
    <style:style style:name="Table27.A" style:family="table-column">
      <style:table-column-properties style:column-width="3.3715in" style:rel-column-width="4888*"/>
    </style:style>
    <style:style style:name="Table27.B" style:family="table-column">
      <style:table-column-properties style:column-width="2.9271in" style:rel-column-width="4244*"/>
    </style:style>
    <style:style style:name="Table2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7.B1" style:family="table-cell">
      <style:table-cell-properties style:vertical-align="middle" fo:background-color="#7e9a40" fo:padding="0in" fo:border="0.5pt solid #000000">
        <style:background-image/>
      </style:table-cell-properties>
    </style:style>
    <style:style style:name="Table2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7.B2" style:family="table-cell">
      <style:table-cell-properties style:vertical-align="middle" fo:background-color="#ffffff" fo:padding="0in" fo:border="0.5pt solid #000000">
        <style:background-image/>
      </style:table-cell-properties>
    </style:style>
    <style:style style:name="Table28" style:family="table">
      <style:table-properties style:width="6.2986in" style:rel-width="100%" fo:margin-left="0in" table:align="left"/>
    </style:style>
    <style:style style:name="Table28.A" style:family="table-column">
      <style:table-column-properties style:column-width="3.1229in" style:rel-column-width="4528*"/>
    </style:style>
    <style:style style:name="Table28.B" style:family="table-column">
      <style:table-column-properties style:column-width="1.6056in" style:rel-column-width="2328*"/>
    </style:style>
    <style:style style:name="Table28.C" style:family="table-column">
      <style:table-column-properties style:column-width="1.5701in" style:rel-column-width="2276*"/>
    </style:style>
    <style:style style:name="Table2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8.B1" style:family="table-cell">
      <style:table-cell-properties fo:background-color="#7e9a40" fo:padding="0in" fo:border="0.5pt solid #000000">
        <style:background-image/>
      </style:table-cell-properties>
    </style:style>
    <style:style style:name="Table28.C1" style:family="table-cell">
      <style:table-cell-properties style:vertical-align="middle" fo:background-color="#7e9a40" fo:padding="0in" fo:border="0.5pt solid #000000">
        <style:background-image/>
      </style:table-cell-properties>
    </style:style>
    <style:style style:name="Table2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8.B2" style:family="table-cell">
      <style:table-cell-properties fo:background-color="#ffffff" fo:padding="0in" fo:border="0.5pt solid #000000">
        <style:background-image/>
      </style:table-cell-properties>
    </style:style>
    <style:style style:name="Table28.C2" style:family="table-cell">
      <style:table-cell-properties fo:background-color="#ffffff" fo:padding="0in" fo:border="0.5pt solid #000000">
        <style:background-image/>
      </style:table-cell-properties>
    </style:style>
    <style:style style:name="Table28.B3" style:family="table-cell">
      <style:table-cell-properties fo:background-color="#ffffff" fo:padding="0in" fo:border="0.5pt solid #000000">
        <style:background-image/>
      </style:table-cell-properties>
    </style:style>
    <style:style style:name="Table28.C3" style:family="table-cell">
      <style:table-cell-properties fo:background-color="#ffffff" fo:padding="0in" fo:border="0.5pt solid #000000">
        <style:background-image/>
      </style:table-cell-properties>
    </style:style>
    <style:style style:name="Table28.B4" style:family="table-cell">
      <style:table-cell-properties fo:background-color="#ffffff" fo:padding="0in" fo:border="0.5pt solid #000000">
        <style:background-image/>
      </style:table-cell-properties>
    </style:style>
    <style:style style:name="Table28.C4" style:family="table-cell">
      <style:table-cell-properties fo:background-color="#ffffff" fo:padding="0in" fo:border="0.5pt solid #000000">
        <style:background-image/>
      </style:table-cell-properties>
    </style:style>
    <style:style style:name="Table28.B5" style:family="table-cell">
      <style:table-cell-properties fo:background-color="#ffffff" fo:padding="0in" fo:border="0.5pt solid #000000">
        <style:background-image/>
      </style:table-cell-properties>
    </style:style>
    <style:style style:name="Table28.C5" style:family="table-cell">
      <style:table-cell-properties fo:background-color="#ffffff" fo:padding="0in" fo:border="0.5pt solid #000000">
        <style:background-image/>
      </style:table-cell-properties>
    </style:style>
    <style:style style:name="Table28.B6" style:family="table-cell">
      <style:table-cell-properties fo:background-color="#ffffff" fo:padding="0in" fo:border="0.5pt solid #000000">
        <style:background-image/>
      </style:table-cell-properties>
    </style:style>
    <style:style style:name="Table28.C6" style:family="table-cell">
      <style:table-cell-properties fo:background-color="#ffffff" fo:padding="0in" fo:border="0.5pt solid #000000">
        <style:background-image/>
      </style:table-cell-properties>
    </style:style>
    <style:style style:name="Table28.B7" style:family="table-cell">
      <style:table-cell-properties fo:background-color="#ffffff" fo:padding="0in" fo:border="0.5pt solid #000000">
        <style:background-image/>
      </style:table-cell-properties>
    </style:style>
    <style:style style:name="Table28.C7" style:family="table-cell">
      <style:table-cell-properties fo:background-color="#ffffff" fo:padding="0in" fo:border="0.5pt solid #000000">
        <style:background-image/>
      </style:table-cell-properties>
    </style:style>
    <style:style style:name="Table28.B8" style:family="table-cell">
      <style:table-cell-properties fo:background-color="#ffffff" fo:padding="0in" fo:border="0.5pt solid #000000">
        <style:background-image/>
      </style:table-cell-properties>
    </style:style>
    <style:style style:name="Table28.C8" style:family="table-cell">
      <style:table-cell-properties fo:background-color="#ffffff" fo:padding="0in" fo:border="0.5pt solid #000000">
        <style:background-image/>
      </style:table-cell-properties>
    </style:style>
    <style:style style:name="Table28.B9" style:family="table-cell">
      <style:table-cell-properties fo:background-color="#ffffff" fo:padding="0in" fo:border="0.5pt solid #000000">
        <style:background-image/>
      </style:table-cell-properties>
    </style:style>
    <style:style style:name="Table28.C9" style:family="table-cell">
      <style:table-cell-properties fo:background-color="#ffffff" fo:padding="0in" fo:border="0.5pt solid #000000">
        <style:background-image/>
      </style:table-cell-properties>
    </style:style>
    <style:style style:name="Table28.B10" style:family="table-cell">
      <style:table-cell-properties fo:background-color="#ffffff" fo:padding="0in" fo:border="0.5pt solid #000000">
        <style:background-image/>
      </style:table-cell-properties>
    </style:style>
    <style:style style:name="Table28.C10" style:family="table-cell">
      <style:table-cell-properties fo:background-color="#ffffff" fo:padding="0in" fo:border="0.5pt solid #000000">
        <style:background-image/>
      </style:table-cell-properties>
    </style:style>
    <style:style style:name="Table28.B11" style:family="table-cell">
      <style:table-cell-properties fo:background-color="#ffffff" fo:padding="0in" fo:border="0.5pt solid #000000">
        <style:background-image/>
      </style:table-cell-properties>
    </style:style>
    <style:style style:name="Table28.C11" style:family="table-cell">
      <style:table-cell-properties fo:background-color="#ffffff" fo:padding="0in" fo:border="0.5pt solid #000000">
        <style:background-image/>
      </style:table-cell-properties>
    </style:style>
    <style:style style:name="Table29" style:family="table">
      <style:table-properties style:width="6.2986in" style:rel-width="100%" fo:margin-left="0in" table:align="left"/>
    </style:style>
    <style:style style:name="Table29.A" style:family="table-column">
      <style:table-column-properties style:column-width="3.1229in" style:rel-column-width="4528*"/>
    </style:style>
    <style:style style:name="Table29.B" style:family="table-column">
      <style:table-column-properties style:column-width="1.6056in" style:rel-column-width="2328*"/>
    </style:style>
    <style:style style:name="Table29.C" style:family="table-column">
      <style:table-column-properties style:column-width="1.5701in" style:rel-column-width="2276*"/>
    </style:style>
    <style:style style:name="Table2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9.B1" style:family="table-cell">
      <style:table-cell-properties fo:background-color="#7e9a40" fo:padding="0in" fo:border="0.5pt solid #000000">
        <style:background-image/>
      </style:table-cell-properties>
    </style:style>
    <style:style style:name="Table29.C1" style:family="table-cell">
      <style:table-cell-properties style:vertical-align="middle" fo:background-color="#7e9a40" fo:padding="0in" fo:border="0.5pt solid #000000">
        <style:background-image/>
      </style:table-cell-properties>
    </style:style>
    <style:style style:name="Table2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9.B2" style:family="table-cell">
      <style:table-cell-properties fo:background-color="#ffffff" fo:padding="0in" fo:border="0.5pt solid #000000">
        <style:background-image/>
      </style:table-cell-properties>
    </style:style>
    <style:style style:name="Table29.C2" style:family="table-cell">
      <style:table-cell-properties fo:background-color="#ffffff" fo:padding="0in" fo:border="0.5pt solid #000000">
        <style:background-image/>
      </style:table-cell-properties>
    </style:style>
    <style:style style:name="Table29.B3" style:family="table-cell">
      <style:table-cell-properties fo:background-color="#ffffff" fo:padding="0in" fo:border="0.5pt solid #000000">
        <style:background-image/>
      </style:table-cell-properties>
    </style:style>
    <style:style style:name="Table29.C3" style:family="table-cell">
      <style:table-cell-properties fo:background-color="#ffffff" fo:padding="0in" fo:border="0.5pt solid #000000">
        <style:background-image/>
      </style:table-cell-properties>
    </style:style>
    <style:style style:name="Table29.B4" style:family="table-cell">
      <style:table-cell-properties fo:background-color="#ffffff" fo:padding="0in" fo:border="0.5pt solid #000000">
        <style:background-image/>
      </style:table-cell-properties>
    </style:style>
    <style:style style:name="Table29.C4" style:family="table-cell">
      <style:table-cell-properties fo:background-color="#ffffff" fo:padding="0in" fo:border="0.5pt solid #000000">
        <style:background-image/>
      </style:table-cell-properties>
    </style:style>
    <style:style style:name="Table29.B5" style:family="table-cell">
      <style:table-cell-properties fo:background-color="#ffffff" fo:padding="0in" fo:border="0.5pt solid #000000">
        <style:background-image/>
      </style:table-cell-properties>
    </style:style>
    <style:style style:name="Table29.C5" style:family="table-cell">
      <style:table-cell-properties fo:background-color="#ffffff" fo:padding="0in" fo:border="0.5pt solid #000000">
        <style:background-image/>
      </style:table-cell-properties>
    </style:style>
    <style:style style:name="Table29.B6" style:family="table-cell">
      <style:table-cell-properties fo:background-color="#ffffff" fo:padding="0in" fo:border="0.5pt solid #000000">
        <style:background-image/>
      </style:table-cell-properties>
    </style:style>
    <style:style style:name="Table29.C6" style:family="table-cell">
      <style:table-cell-properties fo:background-color="#ffffff" fo:padding="0in" fo:border="0.5pt solid #000000">
        <style:background-image/>
      </style:table-cell-properties>
    </style:style>
    <style:style style:name="Table29.B7" style:family="table-cell">
      <style:table-cell-properties fo:background-color="#ffffff" fo:padding="0in" fo:border="0.5pt solid #000000">
        <style:background-image/>
      </style:table-cell-properties>
    </style:style>
    <style:style style:name="Table29.C7" style:family="table-cell">
      <style:table-cell-properties fo:background-color="#ffffff" fo:padding="0in" fo:border="0.5pt solid #000000">
        <style:background-image/>
      </style:table-cell-properties>
    </style:style>
    <style:style style:name="Table29.B8" style:family="table-cell">
      <style:table-cell-properties fo:background-color="#ffffff" fo:padding="0in" fo:border="0.5pt solid #000000">
        <style:background-image/>
      </style:table-cell-properties>
    </style:style>
    <style:style style:name="Table29.C8" style:family="table-cell">
      <style:table-cell-properties fo:background-color="#ffffff" fo:padding="0in" fo:border="0.5pt solid #000000">
        <style:background-image/>
      </style:table-cell-properties>
    </style:style>
    <style:style style:name="Table29.B9" style:family="table-cell">
      <style:table-cell-properties fo:background-color="#ffffff" fo:padding="0in" fo:border="0.5pt solid #000000">
        <style:background-image/>
      </style:table-cell-properties>
    </style:style>
    <style:style style:name="Table29.C9" style:family="table-cell">
      <style:table-cell-properties fo:background-color="#ffffff" fo:padding="0in" fo:border="0.5pt solid #000000">
        <style:background-image/>
      </style:table-cell-properties>
    </style:style>
    <style:style style:name="Table29.B10" style:family="table-cell">
      <style:table-cell-properties fo:background-color="#ffffff" fo:padding="0in" fo:border="0.5pt solid #000000">
        <style:background-image/>
      </style:table-cell-properties>
    </style:style>
    <style:style style:name="Table29.C10" style:family="table-cell">
      <style:table-cell-properties fo:background-color="#ffffff" fo:padding="0in" fo:border="0.5pt solid #000000">
        <style:background-image/>
      </style:table-cell-properties>
    </style:style>
    <style:style style:name="Table29.B11" style:family="table-cell">
      <style:table-cell-properties fo:background-color="#ffffff" fo:padding="0in" fo:border="0.5pt solid #000000">
        <style:background-image/>
      </style:table-cell-properties>
    </style:style>
    <style:style style:name="Table29.C11" style:family="table-cell">
      <style:table-cell-properties fo:background-color="#ffffff" fo:padding="0in" fo:border="0.5pt solid #000000">
        <style:background-image/>
      </style:table-cell-properties>
    </style:style>
    <style:style style:name="Table30" style:family="table">
      <style:table-properties style:width="6.2986in" style:rel-width="100%" fo:margin-left="0in" table:align="left"/>
    </style:style>
    <style:style style:name="Table30.A" style:family="table-column">
      <style:table-column-properties style:column-width="2.8792in" style:rel-column-width="4174*"/>
    </style:style>
    <style:style style:name="Table30.B" style:family="table-column">
      <style:table-column-properties style:column-width="3.4194in" style:rel-column-width="4958*"/>
    </style:style>
    <style:style style:name="Table3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0.B1" style:family="table-cell">
      <style:table-cell-properties style:vertical-align="middle" fo:background-color="#7e9a40" fo:padding="0in" fo:border="0.5pt solid #000000">
        <style:background-image/>
      </style:table-cell-properties>
    </style:style>
    <style:style style:name="Table3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0.B2" style:family="table-cell">
      <style:table-cell-properties style:vertical-align="middle" fo:background-color="#ffffff" fo:padding="0in" fo:border="0.5pt solid #000000">
        <style:background-image/>
      </style:table-cell-properties>
    </style:style>
    <style:style style:name="Table31" style:family="table">
      <style:table-properties style:width="6.2986in" style:rel-width="100%" fo:margin-left="0in" table:align="left"/>
    </style:style>
    <style:style style:name="Table31.A" style:family="table-column">
      <style:table-column-properties style:column-width="2.1014in" style:rel-column-width="3029*"/>
    </style:style>
    <style:style style:name="Table31.B" style:family="table-column">
      <style:table-column-properties style:column-width="2.1in" style:rel-column-width="3027*"/>
    </style:style>
    <style:style style:name="Table31.C" style:family="table-column">
      <style:table-column-properties style:column-width="2.0979in" style:rel-column-width="3024*"/>
    </style:style>
    <style:style style:name="Table31.A1" style:family="table-cell">
      <style:table-cell-properties style:vertical-align="middle" fo:background-color="#7e9a40" fo:padding="0in" fo:border="0.5pt solid #000000">
        <style:background-image/>
      </style:table-cell-properties>
    </style:style>
    <style:style style:name="Table31.A2" style:family="table-cell">
      <style:table-cell-properties style:vertical-align="middle" fo:background-color="#ffffff" fo:padding="0in" fo:border="0.5pt solid #000000">
        <style:background-image/>
      </style:table-cell-properties>
    </style:style>
    <style:style style:name="Table31.B2" style:family="table-cell">
      <style:table-cell-properties fo:background-color="#ffffff" fo:padding="0in" fo:border="0.5pt solid #000000">
        <style:background-image/>
      </style:table-cell-properties>
    </style:style>
    <style:style style:name="Table31.C2" style:family="table-cell">
      <style:table-cell-properties fo:background-color="#ffffff" fo:padding="0in" fo:border="0.5pt solid #000000">
        <style:background-image/>
      </style:table-cell-properties>
    </style:style>
    <style:style style:name="Table31.B3" style:family="table-cell">
      <style:table-cell-properties fo:background-color="#ffffff" fo:padding="0in" fo:border="0.5pt solid #000000">
        <style:background-image/>
      </style:table-cell-properties>
    </style:style>
    <style:style style:name="Table31.C3" style:family="table-cell">
      <style:table-cell-properties fo:background-color="#ffffff" fo:padding="0in" fo:border="0.5pt solid #000000">
        <style:background-image/>
      </style:table-cell-properties>
    </style:style>
    <style:style style:name="Table31.B4" style:family="table-cell">
      <style:table-cell-properties fo:background-color="#ffffff" fo:padding="0in" fo:border="0.5pt solid #000000">
        <style:background-image/>
      </style:table-cell-properties>
    </style:style>
    <style:style style:name="Table31.C4" style:family="table-cell">
      <style:table-cell-properties fo:background-color="#ffffff" fo:padding="0in" fo:border="0.5pt solid #000000">
        <style:background-image/>
      </style:table-cell-properties>
    </style:style>
    <style:style style:name="Table32" style:family="table">
      <style:table-properties style:width="6.2986in" style:rel-width="100%" fo:margin-left="0in" table:align="left"/>
    </style:style>
    <style:style style:name="Table32.A" style:family="table-column">
      <style:table-column-properties style:column-width="3.3715in" style:rel-column-width="4888*"/>
    </style:style>
    <style:style style:name="Table32.B" style:family="table-column">
      <style:table-column-properties style:column-width="2.9271in" style:rel-column-width="4244*"/>
    </style:style>
    <style:style style:name="Table3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2.B1" style:family="table-cell">
      <style:table-cell-properties style:vertical-align="middle" fo:background-color="#7e9a40" fo:padding="0in" fo:border="0.5pt solid #000000">
        <style:background-image/>
      </style:table-cell-properties>
    </style:style>
    <style:style style:name="Table3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2.B2" style:family="table-cell">
      <style:table-cell-properties style:vertical-align="middle" fo:background-color="#ffffff" fo:padding="0in" fo:border="0.5pt solid #000000">
        <style:background-image/>
      </style:table-cell-properties>
    </style:style>
    <style:style style:name="Table33" style:family="table">
      <style:table-properties style:width="6.2986in" style:rel-width="100%" fo:margin-left="0in" table:align="left"/>
    </style:style>
    <style:style style:name="Table33.A" style:family="table-column">
      <style:table-column-properties style:column-width="3.3715in" style:rel-column-width="4888*"/>
    </style:style>
    <style:style style:name="Table33.B" style:family="table-column">
      <style:table-column-properties style:column-width="2.9271in" style:rel-column-width="4244*"/>
    </style:style>
    <style:style style:name="Table3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3.B1" style:family="table-cell">
      <style:table-cell-properties style:vertical-align="middle" fo:background-color="#7e9a40" fo:padding="0in" fo:border="0.5pt solid #000000">
        <style:background-image/>
      </style:table-cell-properties>
    </style:style>
    <style:style style:name="Table3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3.B2" style:family="table-cell">
      <style:table-cell-properties style:vertical-align="middle" fo:background-color="#ffffff" fo:padding="0in" fo:border="0.5pt solid #000000">
        <style:background-image/>
      </style:table-cell-properties>
    </style:style>
    <style:style style:name="Table34" style:family="table">
      <style:table-properties style:width="6.2986in" style:rel-width="100%" fo:margin-left="0in" table:align="left"/>
    </style:style>
    <style:style style:name="Table34.A" style:family="table-column">
      <style:table-column-properties style:column-width="3.1229in" style:rel-column-width="4528*"/>
    </style:style>
    <style:style style:name="Table34.B" style:family="table-column">
      <style:table-column-properties style:column-width="1.6056in" style:rel-column-width="2328*"/>
    </style:style>
    <style:style style:name="Table34.C" style:family="table-column">
      <style:table-column-properties style:column-width="1.5701in" style:rel-column-width="2276*"/>
    </style:style>
    <style:style style:name="Table3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4.B1" style:family="table-cell">
      <style:table-cell-properties fo:background-color="#7e9a40" fo:padding="0in" fo:border="0.5pt solid #000000">
        <style:background-image/>
      </style:table-cell-properties>
    </style:style>
    <style:style style:name="Table34.C1" style:family="table-cell">
      <style:table-cell-properties style:vertical-align="middle" fo:background-color="#7e9a40" fo:padding="0in" fo:border="0.5pt solid #000000">
        <style:background-image/>
      </style:table-cell-properties>
    </style:style>
    <style:style style:name="Table3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4.B2" style:family="table-cell">
      <style:table-cell-properties fo:background-color="#ffffff" fo:padding="0in" fo:border="0.5pt solid #000000">
        <style:background-image/>
      </style:table-cell-properties>
    </style:style>
    <style:style style:name="Table34.C2" style:family="table-cell">
      <style:table-cell-properties fo:background-color="#ffffff" fo:padding="0in" fo:border="0.5pt solid #000000">
        <style:background-image/>
      </style:table-cell-properties>
    </style:style>
    <style:style style:name="Table34.B3" style:family="table-cell">
      <style:table-cell-properties fo:background-color="#ffffff" fo:padding="0in" fo:border="0.5pt solid #000000">
        <style:background-image/>
      </style:table-cell-properties>
    </style:style>
    <style:style style:name="Table34.C3" style:family="table-cell">
      <style:table-cell-properties fo:background-color="#ffffff" fo:padding="0in" fo:border="0.5pt solid #000000">
        <style:background-image/>
      </style:table-cell-properties>
    </style:style>
    <style:style style:name="Table34.B4" style:family="table-cell">
      <style:table-cell-properties fo:background-color="#ffffff" fo:padding="0in" fo:border="0.5pt solid #000000">
        <style:background-image/>
      </style:table-cell-properties>
    </style:style>
    <style:style style:name="Table34.C4" style:family="table-cell">
      <style:table-cell-properties fo:background-color="#ffffff" fo:padding="0in" fo:border="0.5pt solid #000000">
        <style:background-image/>
      </style:table-cell-properties>
    </style:style>
    <style:style style:name="Table34.B5" style:family="table-cell">
      <style:table-cell-properties fo:background-color="#ffffff" fo:padding="0in" fo:border="0.5pt solid #000000">
        <style:background-image/>
      </style:table-cell-properties>
    </style:style>
    <style:style style:name="Table34.C5" style:family="table-cell">
      <style:table-cell-properties fo:background-color="#ffffff" fo:padding="0in" fo:border="0.5pt solid #000000">
        <style:background-image/>
      </style:table-cell-properties>
    </style:style>
    <style:style style:name="Table34.B6" style:family="table-cell">
      <style:table-cell-properties fo:background-color="#ffffff" fo:padding="0in" fo:border="0.5pt solid #000000">
        <style:background-image/>
      </style:table-cell-properties>
    </style:style>
    <style:style style:name="Table34.C6" style:family="table-cell">
      <style:table-cell-properties fo:background-color="#ffffff" fo:padding="0in" fo:border="0.5pt solid #000000">
        <style:background-image/>
      </style:table-cell-properties>
    </style:style>
    <style:style style:name="Table34.B7" style:family="table-cell">
      <style:table-cell-properties fo:background-color="#ffffff" fo:padding="0in" fo:border="0.5pt solid #000000">
        <style:background-image/>
      </style:table-cell-properties>
    </style:style>
    <style:style style:name="Table34.C7" style:family="table-cell">
      <style:table-cell-properties fo:background-color="#ffffff" fo:padding="0in" fo:border="0.5pt solid #000000">
        <style:background-image/>
      </style:table-cell-properties>
    </style:style>
    <style:style style:name="Table34.B8" style:family="table-cell">
      <style:table-cell-properties fo:background-color="#ffffff" fo:padding="0in" fo:border="0.5pt solid #000000">
        <style:background-image/>
      </style:table-cell-properties>
    </style:style>
    <style:style style:name="Table34.C8" style:family="table-cell">
      <style:table-cell-properties fo:background-color="#ffffff" fo:padding="0in" fo:border="0.5pt solid #000000">
        <style:background-image/>
      </style:table-cell-properties>
    </style:style>
    <style:style style:name="Table34.B9" style:family="table-cell">
      <style:table-cell-properties fo:background-color="#ffffff" fo:padding="0in" fo:border="0.5pt solid #000000">
        <style:background-image/>
      </style:table-cell-properties>
    </style:style>
    <style:style style:name="Table34.C9" style:family="table-cell">
      <style:table-cell-properties fo:background-color="#ffffff" fo:padding="0in" fo:border="0.5pt solid #000000">
        <style:background-image/>
      </style:table-cell-properties>
    </style:style>
    <style:style style:name="Table34.B10" style:family="table-cell">
      <style:table-cell-properties fo:background-color="#ffffff" fo:padding="0in" fo:border="0.5pt solid #000000">
        <style:background-image/>
      </style:table-cell-properties>
    </style:style>
    <style:style style:name="Table34.C10" style:family="table-cell">
      <style:table-cell-properties fo:background-color="#ffffff" fo:padding="0in" fo:border="0.5pt solid #000000">
        <style:background-image/>
      </style:table-cell-properties>
    </style:style>
    <style:style style:name="Table34.B11" style:family="table-cell">
      <style:table-cell-properties fo:background-color="#ffffff" fo:padding="0in" fo:border="0.5pt solid #000000">
        <style:background-image/>
      </style:table-cell-properties>
    </style:style>
    <style:style style:name="Table34.C11" style:family="table-cell">
      <style:table-cell-properties fo:background-color="#ffffff" fo:padding="0in" fo:border="0.5pt solid #000000">
        <style:background-image/>
      </style:table-cell-properties>
    </style:style>
    <style:style style:name="Table35" style:family="table">
      <style:table-properties style:width="6.2986in" style:rel-width="100%" fo:margin-left="0in" table:align="left"/>
    </style:style>
    <style:style style:name="Table35.A" style:family="table-column">
      <style:table-column-properties style:column-width="3.1229in" style:rel-column-width="4528*"/>
    </style:style>
    <style:style style:name="Table35.B" style:family="table-column">
      <style:table-column-properties style:column-width="1.6056in" style:rel-column-width="2328*"/>
    </style:style>
    <style:style style:name="Table35.C" style:family="table-column">
      <style:table-column-properties style:column-width="1.5701in" style:rel-column-width="2276*"/>
    </style:style>
    <style:style style:name="Table3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5.B1" style:family="table-cell">
      <style:table-cell-properties fo:background-color="#7e9a40" fo:padding="0in" fo:border="0.5pt solid #000000">
        <style:background-image/>
      </style:table-cell-properties>
    </style:style>
    <style:style style:name="Table35.C1" style:family="table-cell">
      <style:table-cell-properties style:vertical-align="middle" fo:background-color="#7e9a40" fo:padding="0in" fo:border="0.5pt solid #000000">
        <style:background-image/>
      </style:table-cell-properties>
    </style:style>
    <style:style style:name="Table3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5.B2" style:family="table-cell">
      <style:table-cell-properties fo:background-color="#ffffff" fo:padding="0in" fo:border="0.5pt solid #000000">
        <style:background-image/>
      </style:table-cell-properties>
    </style:style>
    <style:style style:name="Table35.C2" style:family="table-cell">
      <style:table-cell-properties fo:background-color="#ffffff" fo:padding="0in" fo:border="0.5pt solid #000000">
        <style:background-image/>
      </style:table-cell-properties>
    </style:style>
    <style:style style:name="Table35.B3" style:family="table-cell">
      <style:table-cell-properties fo:background-color="#ffffff" fo:padding="0in" fo:border="0.5pt solid #000000">
        <style:background-image/>
      </style:table-cell-properties>
    </style:style>
    <style:style style:name="Table35.C3" style:family="table-cell">
      <style:table-cell-properties fo:background-color="#ffffff" fo:padding="0in" fo:border="0.5pt solid #000000">
        <style:background-image/>
      </style:table-cell-properties>
    </style:style>
    <style:style style:name="Table35.B4" style:family="table-cell">
      <style:table-cell-properties fo:background-color="#ffffff" fo:padding="0in" fo:border="0.5pt solid #000000">
        <style:background-image/>
      </style:table-cell-properties>
    </style:style>
    <style:style style:name="Table35.C4" style:family="table-cell">
      <style:table-cell-properties fo:background-color="#ffffff" fo:padding="0in" fo:border="0.5pt solid #000000">
        <style:background-image/>
      </style:table-cell-properties>
    </style:style>
    <style:style style:name="Table35.B5" style:family="table-cell">
      <style:table-cell-properties fo:background-color="#ffffff" fo:padding="0in" fo:border="0.5pt solid #000000">
        <style:background-image/>
      </style:table-cell-properties>
    </style:style>
    <style:style style:name="Table35.C5" style:family="table-cell">
      <style:table-cell-properties fo:background-color="#ffffff" fo:padding="0in" fo:border="0.5pt solid #000000">
        <style:background-image/>
      </style:table-cell-properties>
    </style:style>
    <style:style style:name="Table35.B6" style:family="table-cell">
      <style:table-cell-properties fo:background-color="#ffffff" fo:padding="0in" fo:border="0.5pt solid #000000">
        <style:background-image/>
      </style:table-cell-properties>
    </style:style>
    <style:style style:name="Table35.C6" style:family="table-cell">
      <style:table-cell-properties fo:background-color="#ffffff" fo:padding="0in" fo:border="0.5pt solid #000000">
        <style:background-image/>
      </style:table-cell-properties>
    </style:style>
    <style:style style:name="Table35.B7" style:family="table-cell">
      <style:table-cell-properties fo:background-color="#ffffff" fo:padding="0in" fo:border="0.5pt solid #000000">
        <style:background-image/>
      </style:table-cell-properties>
    </style:style>
    <style:style style:name="Table35.C7" style:family="table-cell">
      <style:table-cell-properties fo:background-color="#ffffff" fo:padding="0in" fo:border="0.5pt solid #000000">
        <style:background-image/>
      </style:table-cell-properties>
    </style:style>
    <style:style style:name="Table35.B8" style:family="table-cell">
      <style:table-cell-properties fo:background-color="#ffffff" fo:padding="0in" fo:border="0.5pt solid #000000">
        <style:background-image/>
      </style:table-cell-properties>
    </style:style>
    <style:style style:name="Table35.C8" style:family="table-cell">
      <style:table-cell-properties fo:background-color="#ffffff" fo:padding="0in" fo:border="0.5pt solid #000000">
        <style:background-image/>
      </style:table-cell-properties>
    </style:style>
    <style:style style:name="Table35.B9" style:family="table-cell">
      <style:table-cell-properties fo:background-color="#ffffff" fo:padding="0in" fo:border="0.5pt solid #000000">
        <style:background-image/>
      </style:table-cell-properties>
    </style:style>
    <style:style style:name="Table35.C9" style:family="table-cell">
      <style:table-cell-properties fo:background-color="#ffffff" fo:padding="0in" fo:border="0.5pt solid #000000">
        <style:background-image/>
      </style:table-cell-properties>
    </style:style>
    <style:style style:name="Table35.B10" style:family="table-cell">
      <style:table-cell-properties fo:background-color="#ffffff" fo:padding="0in" fo:border="0.5pt solid #000000">
        <style:background-image/>
      </style:table-cell-properties>
    </style:style>
    <style:style style:name="Table35.C10" style:family="table-cell">
      <style:table-cell-properties fo:background-color="#ffffff" fo:padding="0in" fo:border="0.5pt solid #000000">
        <style:background-image/>
      </style:table-cell-properties>
    </style:style>
    <style:style style:name="Table35.B11" style:family="table-cell">
      <style:table-cell-properties fo:background-color="#ffffff" fo:padding="0in" fo:border="0.5pt solid #000000">
        <style:background-image/>
      </style:table-cell-properties>
    </style:style>
    <style:style style:name="Table35.C11" style:family="table-cell">
      <style:table-cell-properties fo:background-color="#ffffff" fo:padding="0in" fo:border="0.5pt solid #000000">
        <style:background-image/>
      </style:table-cell-properties>
    </style:style>
    <style:style style:name="Table36" style:family="table">
      <style:table-properties style:width="6.2986in" style:rel-width="100%" fo:margin-left="0in" table:align="left"/>
    </style:style>
    <style:style style:name="Table36.A" style:family="table-column">
      <style:table-column-properties style:column-width="2.8792in" style:rel-column-width="4174*"/>
    </style:style>
    <style:style style:name="Table36.B" style:family="table-column">
      <style:table-column-properties style:column-width="3.4194in" style:rel-column-width="4958*"/>
    </style:style>
    <style:style style:name="Table3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6.B1" style:family="table-cell">
      <style:table-cell-properties style:vertical-align="middle" fo:background-color="#7e9a40" fo:padding="0in" fo:border="0.5pt solid #000000">
        <style:background-image/>
      </style:table-cell-properties>
    </style:style>
    <style:style style:name="Table3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6.B2" style:family="table-cell">
      <style:table-cell-properties style:vertical-align="middle" fo:background-color="#ffffff" fo:padding="0in" fo:border="0.5pt solid #000000">
        <style:background-image/>
      </style:table-cell-properties>
    </style:style>
    <style:style style:name="Table37" style:family="table">
      <style:table-properties style:width="6.2986in" style:rel-width="100%" fo:margin-left="0in" table:align="left"/>
    </style:style>
    <style:style style:name="Table37.A" style:family="table-column">
      <style:table-column-properties style:column-width="2.1014in" style:rel-column-width="3029*"/>
    </style:style>
    <style:style style:name="Table37.B" style:family="table-column">
      <style:table-column-properties style:column-width="2.1in" style:rel-column-width="3027*"/>
    </style:style>
    <style:style style:name="Table37.C" style:family="table-column">
      <style:table-column-properties style:column-width="2.0979in" style:rel-column-width="3024*"/>
    </style:style>
    <style:style style:name="Table37.A1" style:family="table-cell">
      <style:table-cell-properties style:vertical-align="middle" fo:background-color="#7e9a40" fo:padding="0in" fo:border="0.5pt solid #000000">
        <style:background-image/>
      </style:table-cell-properties>
    </style:style>
    <style:style style:name="Table37.A2" style:family="table-cell">
      <style:table-cell-properties style:vertical-align="middle" fo:background-color="#ffffff" fo:padding="0in" fo:border="0.5pt solid #000000">
        <style:background-image/>
      </style:table-cell-properties>
    </style:style>
    <style:style style:name="Table37.B2" style:family="table-cell">
      <style:table-cell-properties fo:background-color="#ffffff" fo:padding="0in" fo:border="0.5pt solid #000000">
        <style:background-image/>
      </style:table-cell-properties>
    </style:style>
    <style:style style:name="Table37.C2" style:family="table-cell">
      <style:table-cell-properties fo:background-color="#ffffff" fo:padding="0in" fo:border="0.5pt solid #000000">
        <style:background-image/>
      </style:table-cell-properties>
    </style:style>
    <style:style style:name="Table37.B3" style:family="table-cell">
      <style:table-cell-properties fo:background-color="#ffffff" fo:padding="0in" fo:border="0.5pt solid #000000">
        <style:background-image/>
      </style:table-cell-properties>
    </style:style>
    <style:style style:name="Table37.C3" style:family="table-cell">
      <style:table-cell-properties fo:background-color="#ffffff" fo:padding="0in" fo:border="0.5pt solid #000000">
        <style:background-image/>
      </style:table-cell-properties>
    </style:style>
    <style:style style:name="Table37.B4" style:family="table-cell">
      <style:table-cell-properties fo:background-color="#ffffff" fo:padding="0in" fo:border="0.5pt solid #000000">
        <style:background-image/>
      </style:table-cell-properties>
    </style:style>
    <style:style style:name="Table37.C4" style:family="table-cell">
      <style:table-cell-properties fo:background-color="#ffffff" fo:padding="0in" fo:border="0.5pt solid #000000">
        <style:background-image/>
      </style:table-cell-properties>
    </style:style>
    <style:style style:name="Table38" style:family="table">
      <style:table-properties style:width="6.2986in" style:rel-width="100%" fo:margin-left="0in" table:align="left"/>
    </style:style>
    <style:style style:name="Table38.A" style:family="table-column">
      <style:table-column-properties style:column-width="3.3715in" style:rel-column-width="4888*"/>
    </style:style>
    <style:style style:name="Table38.B" style:family="table-column">
      <style:table-column-properties style:column-width="2.9271in" style:rel-column-width="4244*"/>
    </style:style>
    <style:style style:name="Table3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8.B1" style:family="table-cell">
      <style:table-cell-properties style:vertical-align="middle" fo:background-color="#7e9a40" fo:padding="0in" fo:border="0.5pt solid #000000">
        <style:background-image/>
      </style:table-cell-properties>
    </style:style>
    <style:style style:name="Table3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8.B2" style:family="table-cell">
      <style:table-cell-properties style:vertical-align="middle" fo:background-color="#ffffff" fo:padding="0in" fo:border="0.5pt solid #000000">
        <style:background-image/>
      </style:table-cell-properties>
    </style:style>
    <style:style style:name="Table39" style:family="table">
      <style:table-properties style:width="6.2986in" style:rel-width="100%" fo:margin-left="0in" table:align="left"/>
    </style:style>
    <style:style style:name="Table39.A" style:family="table-column">
      <style:table-column-properties style:column-width="3.3715in" style:rel-column-width="4888*"/>
    </style:style>
    <style:style style:name="Table39.B" style:family="table-column">
      <style:table-column-properties style:column-width="2.9271in" style:rel-column-width="4244*"/>
    </style:style>
    <style:style style:name="Table3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9.B1" style:family="table-cell">
      <style:table-cell-properties style:vertical-align="middle" fo:background-color="#7e9a40" fo:padding="0in" fo:border="0.5pt solid #000000">
        <style:background-image/>
      </style:table-cell-properties>
    </style:style>
    <style:style style:name="Table3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9.B2" style:family="table-cell">
      <style:table-cell-properties style:vertical-align="middle" fo:background-color="#ffffff" fo:padding="0in" fo:border="0.5pt solid #000000">
        <style:background-image/>
      </style:table-cell-properties>
    </style:style>
    <style:style style:name="Table40" style:family="table">
      <style:table-properties style:width="6.2986in" style:rel-width="100%" fo:margin-left="0in" table:align="left"/>
    </style:style>
    <style:style style:name="Table40.A" style:family="table-column">
      <style:table-column-properties style:column-width="3.1229in" style:rel-column-width="4528*"/>
    </style:style>
    <style:style style:name="Table40.B" style:family="table-column">
      <style:table-column-properties style:column-width="1.6056in" style:rel-column-width="2328*"/>
    </style:style>
    <style:style style:name="Table40.C" style:family="table-column">
      <style:table-column-properties style:column-width="1.5701in" style:rel-column-width="2276*"/>
    </style:style>
    <style:style style:name="Table4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0.B1" style:family="table-cell">
      <style:table-cell-properties fo:background-color="#7e9a40" fo:padding="0in" fo:border="0.5pt solid #000000">
        <style:background-image/>
      </style:table-cell-properties>
    </style:style>
    <style:style style:name="Table40.C1" style:family="table-cell">
      <style:table-cell-properties style:vertical-align="middle" fo:background-color="#7e9a40" fo:padding="0in" fo:border="0.5pt solid #000000">
        <style:background-image/>
      </style:table-cell-properties>
    </style:style>
    <style:style style:name="Table4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0.B2" style:family="table-cell">
      <style:table-cell-properties fo:background-color="#ffffff" fo:padding="0in" fo:border="0.5pt solid #000000">
        <style:background-image/>
      </style:table-cell-properties>
    </style:style>
    <style:style style:name="Table40.C2" style:family="table-cell">
      <style:table-cell-properties fo:background-color="#ffffff" fo:padding="0in" fo:border="0.5pt solid #000000">
        <style:background-image/>
      </style:table-cell-properties>
    </style:style>
    <style:style style:name="Table40.B3" style:family="table-cell">
      <style:table-cell-properties fo:background-color="#ffffff" fo:padding="0in" fo:border="0.5pt solid #000000">
        <style:background-image/>
      </style:table-cell-properties>
    </style:style>
    <style:style style:name="Table40.C3" style:family="table-cell">
      <style:table-cell-properties fo:background-color="#ffffff" fo:padding="0in" fo:border="0.5pt solid #000000">
        <style:background-image/>
      </style:table-cell-properties>
    </style:style>
    <style:style style:name="Table40.B4" style:family="table-cell">
      <style:table-cell-properties fo:background-color="#ffffff" fo:padding="0in" fo:border="0.5pt solid #000000">
        <style:background-image/>
      </style:table-cell-properties>
    </style:style>
    <style:style style:name="Table40.C4" style:family="table-cell">
      <style:table-cell-properties fo:background-color="#ffffff" fo:padding="0in" fo:border="0.5pt solid #000000">
        <style:background-image/>
      </style:table-cell-properties>
    </style:style>
    <style:style style:name="Table40.B5" style:family="table-cell">
      <style:table-cell-properties fo:background-color="#ffffff" fo:padding="0in" fo:border="0.5pt solid #000000">
        <style:background-image/>
      </style:table-cell-properties>
    </style:style>
    <style:style style:name="Table40.C5" style:family="table-cell">
      <style:table-cell-properties fo:background-color="#ffffff" fo:padding="0in" fo:border="0.5pt solid #000000">
        <style:background-image/>
      </style:table-cell-properties>
    </style:style>
    <style:style style:name="Table40.B6" style:family="table-cell">
      <style:table-cell-properties fo:background-color="#ffffff" fo:padding="0in" fo:border="0.5pt solid #000000">
        <style:background-image/>
      </style:table-cell-properties>
    </style:style>
    <style:style style:name="Table40.C6" style:family="table-cell">
      <style:table-cell-properties fo:background-color="#ffffff" fo:padding="0in" fo:border="0.5pt solid #000000">
        <style:background-image/>
      </style:table-cell-properties>
    </style:style>
    <style:style style:name="Table40.B7" style:family="table-cell">
      <style:table-cell-properties fo:background-color="#ffffff" fo:padding="0in" fo:border="0.5pt solid #000000">
        <style:background-image/>
      </style:table-cell-properties>
    </style:style>
    <style:style style:name="Table40.C7" style:family="table-cell">
      <style:table-cell-properties fo:background-color="#ffffff" fo:padding="0in" fo:border="0.5pt solid #000000">
        <style:background-image/>
      </style:table-cell-properties>
    </style:style>
    <style:style style:name="Table40.B8" style:family="table-cell">
      <style:table-cell-properties fo:background-color="#ffffff" fo:padding="0in" fo:border="0.5pt solid #000000">
        <style:background-image/>
      </style:table-cell-properties>
    </style:style>
    <style:style style:name="Table40.C8" style:family="table-cell">
      <style:table-cell-properties fo:background-color="#ffffff" fo:padding="0in" fo:border="0.5pt solid #000000">
        <style:background-image/>
      </style:table-cell-properties>
    </style:style>
    <style:style style:name="Table40.B9" style:family="table-cell">
      <style:table-cell-properties fo:background-color="#ffffff" fo:padding="0in" fo:border="0.5pt solid #000000">
        <style:background-image/>
      </style:table-cell-properties>
    </style:style>
    <style:style style:name="Table40.C9" style:family="table-cell">
      <style:table-cell-properties fo:background-color="#ffffff" fo:padding="0in" fo:border="0.5pt solid #000000">
        <style:background-image/>
      </style:table-cell-properties>
    </style:style>
    <style:style style:name="Table40.B10" style:family="table-cell">
      <style:table-cell-properties fo:background-color="#ffffff" fo:padding="0in" fo:border="0.5pt solid #000000">
        <style:background-image/>
      </style:table-cell-properties>
    </style:style>
    <style:style style:name="Table40.C10" style:family="table-cell">
      <style:table-cell-properties fo:background-color="#ffffff" fo:padding="0in" fo:border="0.5pt solid #000000">
        <style:background-image/>
      </style:table-cell-properties>
    </style:style>
    <style:style style:name="Table40.B11" style:family="table-cell">
      <style:table-cell-properties fo:background-color="#ffffff" fo:padding="0in" fo:border="0.5pt solid #000000">
        <style:background-image/>
      </style:table-cell-properties>
    </style:style>
    <style:style style:name="Table40.C11" style:family="table-cell">
      <style:table-cell-properties fo:background-color="#ffffff" fo:padding="0in" fo:border="0.5pt solid #000000">
        <style:background-image/>
      </style:table-cell-properties>
    </style:style>
    <style:style style:name="Table41" style:family="table">
      <style:table-properties style:width="6.2986in" style:rel-width="100%" fo:margin-left="0in" table:align="left"/>
    </style:style>
    <style:style style:name="Table41.A" style:family="table-column">
      <style:table-column-properties style:column-width="3.1229in" style:rel-column-width="4528*"/>
    </style:style>
    <style:style style:name="Table41.B" style:family="table-column">
      <style:table-column-properties style:column-width="1.6056in" style:rel-column-width="2328*"/>
    </style:style>
    <style:style style:name="Table41.C" style:family="table-column">
      <style:table-column-properties style:column-width="1.5701in" style:rel-column-width="2276*"/>
    </style:style>
    <style:style style:name="Table4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1.B1" style:family="table-cell">
      <style:table-cell-properties fo:background-color="#7e9a40" fo:padding="0in" fo:border="0.5pt solid #000000">
        <style:background-image/>
      </style:table-cell-properties>
    </style:style>
    <style:style style:name="Table41.C1" style:family="table-cell">
      <style:table-cell-properties style:vertical-align="middle" fo:background-color="#7e9a40" fo:padding="0in" fo:border="0.5pt solid #000000">
        <style:background-image/>
      </style:table-cell-properties>
    </style:style>
    <style:style style:name="Table4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1.B2" style:family="table-cell">
      <style:table-cell-properties fo:background-color="#ffffff" fo:padding="0in" fo:border="0.5pt solid #000000">
        <style:background-image/>
      </style:table-cell-properties>
    </style:style>
    <style:style style:name="Table41.C2" style:family="table-cell">
      <style:table-cell-properties fo:background-color="#ffffff" fo:padding="0in" fo:border="0.5pt solid #000000">
        <style:background-image/>
      </style:table-cell-properties>
    </style:style>
    <style:style style:name="Table41.B3" style:family="table-cell">
      <style:table-cell-properties fo:background-color="#ffffff" fo:padding="0in" fo:border="0.5pt solid #000000">
        <style:background-image/>
      </style:table-cell-properties>
    </style:style>
    <style:style style:name="Table41.C3" style:family="table-cell">
      <style:table-cell-properties fo:background-color="#ffffff" fo:padding="0in" fo:border="0.5pt solid #000000">
        <style:background-image/>
      </style:table-cell-properties>
    </style:style>
    <style:style style:name="Table41.B4" style:family="table-cell">
      <style:table-cell-properties fo:background-color="#ffffff" fo:padding="0in" fo:border="0.5pt solid #000000">
        <style:background-image/>
      </style:table-cell-properties>
    </style:style>
    <style:style style:name="Table41.C4" style:family="table-cell">
      <style:table-cell-properties fo:background-color="#ffffff" fo:padding="0in" fo:border="0.5pt solid #000000">
        <style:background-image/>
      </style:table-cell-properties>
    </style:style>
    <style:style style:name="Table41.B5" style:family="table-cell">
      <style:table-cell-properties fo:background-color="#ffffff" fo:padding="0in" fo:border="0.5pt solid #000000">
        <style:background-image/>
      </style:table-cell-properties>
    </style:style>
    <style:style style:name="Table41.C5" style:family="table-cell">
      <style:table-cell-properties fo:background-color="#ffffff" fo:padding="0in" fo:border="0.5pt solid #000000">
        <style:background-image/>
      </style:table-cell-properties>
    </style:style>
    <style:style style:name="Table41.B6" style:family="table-cell">
      <style:table-cell-properties fo:background-color="#ffffff" fo:padding="0in" fo:border="0.5pt solid #000000">
        <style:background-image/>
      </style:table-cell-properties>
    </style:style>
    <style:style style:name="Table41.C6" style:family="table-cell">
      <style:table-cell-properties fo:background-color="#ffffff" fo:padding="0in" fo:border="0.5pt solid #000000">
        <style:background-image/>
      </style:table-cell-properties>
    </style:style>
    <style:style style:name="Table41.B7" style:family="table-cell">
      <style:table-cell-properties fo:background-color="#ffffff" fo:padding="0in" fo:border="0.5pt solid #000000">
        <style:background-image/>
      </style:table-cell-properties>
    </style:style>
    <style:style style:name="Table41.C7" style:family="table-cell">
      <style:table-cell-properties fo:background-color="#ffffff" fo:padding="0in" fo:border="0.5pt solid #000000">
        <style:background-image/>
      </style:table-cell-properties>
    </style:style>
    <style:style style:name="Table41.B8" style:family="table-cell">
      <style:table-cell-properties fo:background-color="#ffffff" fo:padding="0in" fo:border="0.5pt solid #000000">
        <style:background-image/>
      </style:table-cell-properties>
    </style:style>
    <style:style style:name="Table41.C8" style:family="table-cell">
      <style:table-cell-properties fo:background-color="#ffffff" fo:padding="0in" fo:border="0.5pt solid #000000">
        <style:background-image/>
      </style:table-cell-properties>
    </style:style>
    <style:style style:name="Table41.B9" style:family="table-cell">
      <style:table-cell-properties fo:background-color="#ffffff" fo:padding="0in" fo:border="0.5pt solid #000000">
        <style:background-image/>
      </style:table-cell-properties>
    </style:style>
    <style:style style:name="Table41.C9" style:family="table-cell">
      <style:table-cell-properties fo:background-color="#ffffff" fo:padding="0in" fo:border="0.5pt solid #000000">
        <style:background-image/>
      </style:table-cell-properties>
    </style:style>
    <style:style style:name="Table41.B10" style:family="table-cell">
      <style:table-cell-properties fo:background-color="#ffffff" fo:padding="0in" fo:border="0.5pt solid #000000">
        <style:background-image/>
      </style:table-cell-properties>
    </style:style>
    <style:style style:name="Table41.C10" style:family="table-cell">
      <style:table-cell-properties fo:background-color="#ffffff" fo:padding="0in" fo:border="0.5pt solid #000000">
        <style:background-image/>
      </style:table-cell-properties>
    </style:style>
    <style:style style:name="Table41.B11" style:family="table-cell">
      <style:table-cell-properties fo:background-color="#ffffff" fo:padding="0in" fo:border="0.5pt solid #000000">
        <style:background-image/>
      </style:table-cell-properties>
    </style:style>
    <style:style style:name="Table41.C11" style:family="table-cell">
      <style:table-cell-properties fo:background-color="#ffffff" fo:padding="0in" fo:border="0.5pt solid #000000">
        <style:background-image/>
      </style:table-cell-properties>
    </style:style>
    <style:style style:name="Table42" style:family="table">
      <style:table-properties style:width="6.2986in" style:rel-width="100%" fo:margin-left="0in" table:align="left"/>
    </style:style>
    <style:style style:name="Table42.A" style:family="table-column">
      <style:table-column-properties style:column-width="2.8792in" style:rel-column-width="4174*"/>
    </style:style>
    <style:style style:name="Table42.B" style:family="table-column">
      <style:table-column-properties style:column-width="3.4194in" style:rel-column-width="4958*"/>
    </style:style>
    <style:style style:name="Table4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2.B1" style:family="table-cell">
      <style:table-cell-properties style:vertical-align="middle" fo:background-color="#7e9a40" fo:padding="0in" fo:border="0.5pt solid #000000">
        <style:background-image/>
      </style:table-cell-properties>
    </style:style>
    <style:style style:name="Table4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2.B2" style:family="table-cell">
      <style:table-cell-properties style:vertical-align="middle" fo:background-color="#ffffff" fo:padding="0in" fo:border="0.5pt solid #000000">
        <style:background-image/>
      </style:table-cell-properties>
    </style:style>
    <style:style style:name="Table43" style:family="table">
      <style:table-properties style:width="6.2986in" style:rel-width="100%" fo:margin-left="0in" table:align="left"/>
    </style:style>
    <style:style style:name="Table43.A" style:family="table-column">
      <style:table-column-properties style:column-width="2.8792in" style:rel-column-width="4174*"/>
    </style:style>
    <style:style style:name="Table43.B" style:family="table-column">
      <style:table-column-properties style:column-width="3.4194in" style:rel-column-width="4958*"/>
    </style:style>
    <style:style style:name="Table4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3.B1" style:family="table-cell">
      <style:table-cell-properties style:vertical-align="middle" fo:background-color="#7e9a40" fo:padding="0in" fo:border="0.5pt solid #000000">
        <style:background-image/>
      </style:table-cell-properties>
    </style:style>
    <style:style style:name="Table4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3.B2" style:family="table-cell">
      <style:table-cell-properties style:vertical-align="middle" fo:background-color="#ffffff" fo:padding="0in" fo:border="0.5pt solid #000000">
        <style:background-image/>
      </style:table-cell-properties>
    </style:style>
    <style:style style:name="Table44" style:family="table">
      <style:table-properties style:width="6.2986in" style:rel-width="100%" fo:margin-left="0in" table:align="left"/>
    </style:style>
    <style:style style:name="Table44.A" style:family="table-column">
      <style:table-column-properties style:column-width="2.8792in" style:rel-column-width="4174*"/>
    </style:style>
    <style:style style:name="Table44.B" style:family="table-column">
      <style:table-column-properties style:column-width="3.4194in" style:rel-column-width="4958*"/>
    </style:style>
    <style:style style:name="Table4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4.B1" style:family="table-cell">
      <style:table-cell-properties style:vertical-align="middle" fo:background-color="#7e9a40" fo:padding="0in" fo:border="0.5pt solid #000000">
        <style:background-image/>
      </style:table-cell-properties>
    </style:style>
    <style:style style:name="Table4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4.B2" style:family="table-cell">
      <style:table-cell-properties style:vertical-align="middle" fo:background-color="#ffffff" fo:padding="0in" fo:border="0.5pt solid #000000">
        <style:background-image/>
      </style:table-cell-properties>
    </style:style>
    <style:style style:name="Table45" style:family="table">
      <style:table-properties style:width="6.2986in" style:rel-width="100%" fo:margin-left="0in" table:align="left"/>
    </style:style>
    <style:style style:name="Table45.A" style:family="table-column">
      <style:table-column-properties style:column-width="2.8792in" style:rel-column-width="4174*"/>
    </style:style>
    <style:style style:name="Table45.B" style:family="table-column">
      <style:table-column-properties style:column-width="3.4194in" style:rel-column-width="4958*"/>
    </style:style>
    <style:style style:name="Table4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5.B1" style:family="table-cell">
      <style:table-cell-properties style:vertical-align="middle" fo:background-color="#7e9a40" fo:padding="0in" fo:border="0.5pt solid #000000">
        <style:background-image/>
      </style:table-cell-properties>
    </style:style>
    <style:style style:name="Table4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5.B2" style:family="table-cell">
      <style:table-cell-properties style:vertical-align="middle" fo:background-color="#ffffff" fo:padding="0in" fo:border="0.5pt solid #000000">
        <style:background-image/>
      </style:table-cell-properties>
    </style:style>
    <style:style style:name="Table46" style:family="table">
      <style:table-properties style:width="6.2986in" style:rel-width="100%" fo:margin-left="0in" table:align="left"/>
    </style:style>
    <style:style style:name="Table46.A" style:family="table-column">
      <style:table-column-properties style:column-width="2.8792in" style:rel-column-width="4174*"/>
    </style:style>
    <style:style style:name="Table46.B" style:family="table-column">
      <style:table-column-properties style:column-width="3.4194in" style:rel-column-width="4958*"/>
    </style:style>
    <style:style style:name="Table4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6.B1" style:family="table-cell">
      <style:table-cell-properties style:vertical-align="middle" fo:background-color="#7e9a40" fo:padding="0in" fo:border="0.5pt solid #000000">
        <style:background-image/>
      </style:table-cell-properties>
    </style:style>
    <style:style style:name="Table4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6.B2" style:family="table-cell">
      <style:table-cell-properties style:vertical-align="middle" fo:background-color="#ffffff" fo:padding="0in" fo:border="0.5pt solid #000000">
        <style:background-image/>
      </style:table-cell-properties>
    </style:style>
    <style:style style:name="Table47" style:family="table">
      <style:table-properties style:width="6.2986in" style:rel-width="100%" fo:margin-left="0in" table:align="left"/>
    </style:style>
    <style:style style:name="Table47.A" style:family="table-column">
      <style:table-column-properties style:column-width="2.8792in" style:rel-column-width="4174*"/>
    </style:style>
    <style:style style:name="Table47.B" style:family="table-column">
      <style:table-column-properties style:column-width="3.4194in" style:rel-column-width="4958*"/>
    </style:style>
    <style:style style:name="Table4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7.B1" style:family="table-cell">
      <style:table-cell-properties style:vertical-align="middle" fo:background-color="#7e9a40" fo:padding="0in" fo:border="0.5pt solid #000000">
        <style:background-image/>
      </style:table-cell-properties>
    </style:style>
    <style:style style:name="Table4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7.B2" style:family="table-cell">
      <style:table-cell-properties style:vertical-align="middle" fo:background-color="#ffffff" fo:padding="0in" fo:border="0.5pt solid #000000">
        <style:background-image/>
      </style:table-cell-properties>
    </style:style>
    <style:style style:name="Table48" style:family="table">
      <style:table-properties style:width="6.2986in" style:rel-width="100%" fo:margin-left="0in" table:align="left"/>
    </style:style>
    <style:style style:name="Table48.A" style:family="table-column">
      <style:table-column-properties style:column-width="2.8792in" style:rel-column-width="4174*"/>
    </style:style>
    <style:style style:name="Table48.B" style:family="table-column">
      <style:table-column-properties style:column-width="3.4194in" style:rel-column-width="4958*"/>
    </style:style>
    <style:style style:name="Table4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8.B1" style:family="table-cell">
      <style:table-cell-properties style:vertical-align="middle" fo:background-color="#7e9a40" fo:padding="0in" fo:border="0.5pt solid #000000">
        <style:background-image/>
      </style:table-cell-properties>
    </style:style>
    <style:style style:name="Table4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8.B2" style:family="table-cell">
      <style:table-cell-properties style:vertical-align="middle" fo:background-color="#ffffff" fo:padding="0in" fo:border="0.5pt solid #000000">
        <style:background-image/>
      </style:table-cell-properties>
    </style:style>
    <style:style style:name="Table49" style:family="table">
      <style:table-properties style:width="6.2986in" style:rel-width="100%" fo:margin-left="0in" table:align="left"/>
    </style:style>
    <style:style style:name="Table49.A" style:family="table-column">
      <style:table-column-properties style:column-width="2.8792in" style:rel-column-width="4174*"/>
    </style:style>
    <style:style style:name="Table49.B" style:family="table-column">
      <style:table-column-properties style:column-width="3.4194in" style:rel-column-width="4958*"/>
    </style:style>
    <style:style style:name="Table4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9.B1" style:family="table-cell">
      <style:table-cell-properties style:vertical-align="middle" fo:background-color="#7e9a40" fo:padding="0in" fo:border="0.5pt solid #000000">
        <style:background-image/>
      </style:table-cell-properties>
    </style:style>
    <style:style style:name="Table4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9.B2" style:family="table-cell">
      <style:table-cell-properties style:vertical-align="middle" fo:background-color="#ffffff" fo:padding="0in" fo:border="0.5pt solid #000000">
        <style:background-image/>
      </style:table-cell-properties>
    </style:style>
    <style:style style:name="Table50" style:family="table">
      <style:table-properties style:width="6.2986in" style:rel-width="100%" fo:margin-left="0in" table:align="left"/>
    </style:style>
    <style:style style:name="Table50.A" style:family="table-column">
      <style:table-column-properties style:column-width="2.8792in" style:rel-column-width="4174*"/>
    </style:style>
    <style:style style:name="Table50.B" style:family="table-column">
      <style:table-column-properties style:column-width="3.4194in" style:rel-column-width="4958*"/>
    </style:style>
    <style:style style:name="Table5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0.B1" style:family="table-cell">
      <style:table-cell-properties style:vertical-align="middle" fo:background-color="#7e9a40" fo:padding="0in" fo:border="0.5pt solid #000000">
        <style:background-image/>
      </style:table-cell-properties>
    </style:style>
    <style:style style:name="Table5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0.B2" style:family="table-cell">
      <style:table-cell-properties style:vertical-align="middle" fo:background-color="#ffffff" fo:padding="0in" fo:border="0.5pt solid #000000">
        <style:background-image/>
      </style:table-cell-properties>
    </style:style>
    <style:style style:name="Table51" style:family="table">
      <style:table-properties style:width="6.2986in" style:rel-width="100%" fo:margin-left="0in" table:align="left"/>
    </style:style>
    <style:style style:name="Table51.A" style:family="table-column">
      <style:table-column-properties style:column-width="2.8792in" style:rel-column-width="4174*"/>
    </style:style>
    <style:style style:name="Table51.B" style:family="table-column">
      <style:table-column-properties style:column-width="3.4194in" style:rel-column-width="4958*"/>
    </style:style>
    <style:style style:name="Table5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1.B1" style:family="table-cell">
      <style:table-cell-properties style:vertical-align="middle" fo:background-color="#7e9a40" fo:padding="0in" fo:border="0.5pt solid #000000">
        <style:background-image/>
      </style:table-cell-properties>
    </style:style>
    <style:style style:name="Table5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1.B2" style:family="table-cell">
      <style:table-cell-properties style:vertical-align="middle" fo:background-color="#ffffff" fo:padding="0in" fo:border="0.5pt solid #000000">
        <style:background-image/>
      </style:table-cell-properties>
    </style:style>
    <style:style style:name="Table52" style:family="table">
      <style:table-properties style:width="6.2986in" style:rel-width="100%" fo:margin-left="0in" table:align="left"/>
    </style:style>
    <style:style style:name="Table52.A" style:family="table-column">
      <style:table-column-properties style:column-width="2.8792in" style:rel-column-width="4174*"/>
    </style:style>
    <style:style style:name="Table52.B" style:family="table-column">
      <style:table-column-properties style:column-width="3.4194in" style:rel-column-width="4958*"/>
    </style:style>
    <style:style style:name="Table5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2.B1" style:family="table-cell">
      <style:table-cell-properties style:vertical-align="middle" fo:background-color="#7e9a40" fo:padding="0in" fo:border="0.5pt solid #000000">
        <style:background-image/>
      </style:table-cell-properties>
    </style:style>
    <style:style style:name="Table5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2.B2" style:family="table-cell">
      <style:table-cell-properties style:vertical-align="middle" fo:background-color="#ffffff" fo:padding="0in" fo:border="0.5pt solid #000000">
        <style:background-image/>
      </style:table-cell-properties>
    </style:style>
    <style:style style:name="Table53" style:family="table">
      <style:table-properties style:width="6.2986in" style:rel-width="100%" fo:margin-left="0in" table:align="left"/>
    </style:style>
    <style:style style:name="Table53.A" style:family="table-column">
      <style:table-column-properties style:column-width="2.8792in" style:rel-column-width="4174*"/>
    </style:style>
    <style:style style:name="Table53.B" style:family="table-column">
      <style:table-column-properties style:column-width="3.4194in" style:rel-column-width="4958*"/>
    </style:style>
    <style:style style:name="Table5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3.B1" style:family="table-cell">
      <style:table-cell-properties style:vertical-align="middle" fo:background-color="#7e9a40" fo:padding="0in" fo:border="0.5pt solid #000000">
        <style:background-image/>
      </style:table-cell-properties>
    </style:style>
    <style:style style:name="Table5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3.B2" style:family="table-cell">
      <style:table-cell-properties style:vertical-align="middle" fo:background-color="#ffffff" fo:padding="0in" fo:border="0.5pt solid #000000">
        <style:background-image/>
      </style:table-cell-properties>
    </style:style>
    <style:style style:name="Table54" style:family="table">
      <style:table-properties style:width="6.2986in" style:rel-width="100%" fo:margin-left="0in" table:align="left"/>
    </style:style>
    <style:style style:name="Table54.A" style:family="table-column">
      <style:table-column-properties style:column-width="2.8792in" style:rel-column-width="4174*"/>
    </style:style>
    <style:style style:name="Table54.B" style:family="table-column">
      <style:table-column-properties style:column-width="3.4194in" style:rel-column-width="4958*"/>
    </style:style>
    <style:style style:name="Table5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4.B1" style:family="table-cell">
      <style:table-cell-properties style:vertical-align="middle" fo:background-color="#7e9a40" fo:padding="0in" fo:border="0.5pt solid #000000">
        <style:background-image/>
      </style:table-cell-properties>
    </style:style>
    <style:style style:name="Table5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4.B2" style:family="table-cell">
      <style:table-cell-properties style:vertical-align="middle" fo:background-color="#ffffff" fo:padding="0in" fo:border="0.5pt solid #000000">
        <style:background-image/>
      </style:table-cell-properties>
    </style:style>
    <style:style style:name="Table55" style:family="table">
      <style:table-properties style:width="6.2986in" style:rel-width="100%" fo:margin-left="0in" table:align="left"/>
    </style:style>
    <style:style style:name="Table55.A" style:family="table-column">
      <style:table-column-properties style:column-width="2.8792in" style:rel-column-width="4174*"/>
    </style:style>
    <style:style style:name="Table55.B" style:family="table-column">
      <style:table-column-properties style:column-width="3.4194in" style:rel-column-width="4958*"/>
    </style:style>
    <style:style style:name="Table5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5.B1" style:family="table-cell">
      <style:table-cell-properties style:vertical-align="middle" fo:background-color="#7e9a40" fo:padding="0in" fo:border="0.5pt solid #000000">
        <style:background-image/>
      </style:table-cell-properties>
    </style:style>
    <style:style style:name="Table5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5.B2" style:family="table-cell">
      <style:table-cell-properties style:vertical-align="middle" fo:background-color="#ffffff" fo:padding="0in" fo:border="0.5pt solid #000000">
        <style:background-image/>
      </style:table-cell-properties>
    </style:style>
    <style:style style:name="Table56" style:family="table">
      <style:table-properties style:width="6.2986in" style:rel-width="100%" fo:margin-left="0in" table:align="left"/>
    </style:style>
    <style:style style:name="Table56.A" style:family="table-column">
      <style:table-column-properties style:column-width="2.8792in" style:rel-column-width="4174*"/>
    </style:style>
    <style:style style:name="Table56.B" style:family="table-column">
      <style:table-column-properties style:column-width="3.4194in" style:rel-column-width="4958*"/>
    </style:style>
    <style:style style:name="Table5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6.B1" style:family="table-cell">
      <style:table-cell-properties style:vertical-align="middle" fo:background-color="#7e9a40" fo:padding="0in" fo:border="0.5pt solid #000000">
        <style:background-image/>
      </style:table-cell-properties>
    </style:style>
    <style:style style:name="Table5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B2" style:family="table-cell">
      <style:table-cell-properties style:vertical-align="middle" fo:background-color="#ffffff" fo:padding="0in" fo:border="0.5pt solid #000000">
        <style:background-image/>
      </style:table-cell-properties>
    </style:style>
    <style:style style:name="Table57" style:family="table">
      <style:table-properties style:width="6.2986in" style:rel-width="100%" fo:margin-left="0in" table:align="left"/>
    </style:style>
    <style:style style:name="Table57.A" style:family="table-column">
      <style:table-column-properties style:column-width="2.8792in" style:rel-column-width="4174*"/>
    </style:style>
    <style:style style:name="Table57.B" style:family="table-column">
      <style:table-column-properties style:column-width="3.4194in" style:rel-column-width="4958*"/>
    </style:style>
    <style:style style:name="Table5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7.B1" style:family="table-cell">
      <style:table-cell-properties style:vertical-align="middle" fo:background-color="#7e9a40" fo:padding="0in" fo:border="0.5pt solid #000000">
        <style:background-image/>
      </style:table-cell-properties>
    </style:style>
    <style:style style:name="Table5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7.B2" style:family="table-cell">
      <style:table-cell-properties style:vertical-align="middle" fo:background-color="#ffffff" fo:padding="0in" fo:border="0.5pt solid #000000">
        <style:background-image/>
      </style:table-cell-properties>
    </style:style>
    <style:style style:name="Table58" style:family="table">
      <style:table-properties style:width="6.2986in" style:rel-width="100%" fo:margin-left="0in" table:align="left"/>
    </style:style>
    <style:style style:name="Table58.A" style:family="table-column">
      <style:table-column-properties style:column-width="2.8792in" style:rel-column-width="4174*"/>
    </style:style>
    <style:style style:name="Table58.B" style:family="table-column">
      <style:table-column-properties style:column-width="3.4194in" style:rel-column-width="4958*"/>
    </style:style>
    <style:style style:name="Table5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8.B1" style:family="table-cell">
      <style:table-cell-properties style:vertical-align="middle" fo:background-color="#7e9a40" fo:padding="0in" fo:border="0.5pt solid #000000">
        <style:background-image/>
      </style:table-cell-properties>
    </style:style>
    <style:style style:name="Table5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8.B2" style:family="table-cell">
      <style:table-cell-properties style:vertical-align="middle" fo:background-color="#ffffff" fo:padding="0in" fo:border="0.5pt solid #000000">
        <style:background-image/>
      </style:table-cell-properties>
    </style:style>
    <style:style style:name="Table59" style:family="table">
      <style:table-properties style:width="6.2986in" style:rel-width="100%" fo:margin-left="0in" table:align="left"/>
    </style:style>
    <style:style style:name="Table59.A" style:family="table-column">
      <style:table-column-properties style:column-width="2.8792in" style:rel-column-width="4174*"/>
    </style:style>
    <style:style style:name="Table59.B" style:family="table-column">
      <style:table-column-properties style:column-width="3.4194in" style:rel-column-width="4958*"/>
    </style:style>
    <style:style style:name="Table5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9.B1" style:family="table-cell">
      <style:table-cell-properties style:vertical-align="middle" fo:background-color="#7e9a40" fo:padding="0in" fo:border="0.5pt solid #000000">
        <style:background-image/>
      </style:table-cell-properties>
    </style:style>
    <style:style style:name="Table5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9.B2" style:family="table-cell">
      <style:table-cell-properties style:vertical-align="middle" fo:background-color="#ffffff" fo:padding="0in" fo:border="0.5pt solid #000000">
        <style:background-image/>
      </style:table-cell-properties>
    </style:style>
    <style:style style:name="Table60" style:family="table">
      <style:table-properties style:width="6.2986in" style:rel-width="100%" fo:margin-left="0in" table:align="left"/>
    </style:style>
    <style:style style:name="Table60.A" style:family="table-column">
      <style:table-column-properties style:column-width="2.8792in" style:rel-column-width="4174*"/>
    </style:style>
    <style:style style:name="Table60.B" style:family="table-column">
      <style:table-column-properties style:column-width="3.4194in" style:rel-column-width="4958*"/>
    </style:style>
    <style:style style:name="Table6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0.B1" style:family="table-cell">
      <style:table-cell-properties style:vertical-align="middle" fo:background-color="#7e9a40" fo:padding="0in" fo:border="0.5pt solid #000000">
        <style:background-image/>
      </style:table-cell-properties>
    </style:style>
    <style:style style:name="Table6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0.B2" style:family="table-cell">
      <style:table-cell-properties style:vertical-align="middle" fo:background-color="#ffffff" fo:padding="0in" fo:border="0.5pt solid #000000">
        <style:background-image/>
      </style:table-cell-properties>
    </style:style>
    <style:style style:name="Table61" style:family="table">
      <style:table-properties style:width="6.2986in" style:rel-width="100%" fo:margin-left="0in" table:align="left"/>
    </style:style>
    <style:style style:name="Table61.A" style:family="table-column">
      <style:table-column-properties style:column-width="2.8792in" style:rel-column-width="4174*"/>
    </style:style>
    <style:style style:name="Table61.B" style:family="table-column">
      <style:table-column-properties style:column-width="3.4194in" style:rel-column-width="4958*"/>
    </style:style>
    <style:style style:name="Table6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1.B1" style:family="table-cell">
      <style:table-cell-properties style:vertical-align="middle" fo:background-color="#7e9a40" fo:padding="0in" fo:border="0.5pt solid #000000">
        <style:background-image/>
      </style:table-cell-properties>
    </style:style>
    <style:style style:name="Table6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1.B2" style:family="table-cell">
      <style:table-cell-properties style:vertical-align="middle" fo:background-color="#ffffff" fo:padding="0in" fo:border="0.5pt solid #000000">
        <style:background-image/>
      </style:table-cell-properties>
    </style:style>
    <style:style style:name="Table62" style:family="table">
      <style:table-properties style:width="6.2986in" style:rel-width="100%" fo:margin-left="0in" table:align="left"/>
    </style:style>
    <style:style style:name="Table62.A" style:family="table-column">
      <style:table-column-properties style:column-width="2.8792in" style:rel-column-width="4174*"/>
    </style:style>
    <style:style style:name="Table62.B" style:family="table-column">
      <style:table-column-properties style:column-width="3.4194in" style:rel-column-width="4958*"/>
    </style:style>
    <style:style style:name="Table6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2.B1" style:family="table-cell">
      <style:table-cell-properties style:vertical-align="middle" fo:background-color="#7e9a40" fo:padding="0in" fo:border="0.5pt solid #000000">
        <style:background-image/>
      </style:table-cell-properties>
    </style:style>
    <style:style style:name="Table6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2.B2" style:family="table-cell">
      <style:table-cell-properties style:vertical-align="middle" fo:background-color="#ffffff" fo:padding="0in" fo:border="0.5pt solid #000000">
        <style:background-image/>
      </style:table-cell-properties>
    </style:style>
    <style:style style:name="Table63" style:family="table">
      <style:table-properties style:width="6.2986in" style:rel-width="100%" fo:margin-left="0in" table:align="left"/>
    </style:style>
    <style:style style:name="Table63.A" style:family="table-column">
      <style:table-column-properties style:column-width="2.8792in" style:rel-column-width="4174*"/>
    </style:style>
    <style:style style:name="Table63.B" style:family="table-column">
      <style:table-column-properties style:column-width="3.4194in" style:rel-column-width="4958*"/>
    </style:style>
    <style:style style:name="Table6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3.B1" style:family="table-cell">
      <style:table-cell-properties style:vertical-align="middle" fo:background-color="#7e9a40" fo:padding="0in" fo:border="0.5pt solid #000000">
        <style:background-image/>
      </style:table-cell-properties>
    </style:style>
    <style:style style:name="Table6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3.B2" style:family="table-cell">
      <style:table-cell-properties style:vertical-align="middle" fo:background-color="#ffffff" fo:padding="0in" fo:border="0.5pt solid #000000">
        <style:background-image/>
      </style:table-cell-properties>
    </style:style>
    <style:style style:name="Table64" style:family="table">
      <style:table-properties style:width="6.2986in" style:rel-width="100%" fo:margin-left="0in" table:align="left"/>
    </style:style>
    <style:style style:name="Table64.A" style:family="table-column">
      <style:table-column-properties style:column-width="2.8792in" style:rel-column-width="4174*"/>
    </style:style>
    <style:style style:name="Table64.B" style:family="table-column">
      <style:table-column-properties style:column-width="3.4194in" style:rel-column-width="4958*"/>
    </style:style>
    <style:style style:name="Table6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4.B1" style:family="table-cell">
      <style:table-cell-properties style:vertical-align="middle" fo:background-color="#7e9a40" fo:padding="0in" fo:border="0.5pt solid #000000">
        <style:background-image/>
      </style:table-cell-properties>
    </style:style>
    <style:style style:name="Table6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4.B2" style:family="table-cell">
      <style:table-cell-properties style:vertical-align="middle" fo:background-color="#ffffff" fo:padding="0in" fo:border="0.5pt solid #000000">
        <style:background-image/>
      </style:table-cell-properties>
    </style:style>
    <style:style style:name="Table65" style:family="table">
      <style:table-properties style:width="6.2986in" style:rel-width="100%" fo:margin-left="0in" table:align="left"/>
    </style:style>
    <style:style style:name="Table65.A" style:family="table-column">
      <style:table-column-properties style:column-width="2.8792in" style:rel-column-width="4174*"/>
    </style:style>
    <style:style style:name="Table65.B" style:family="table-column">
      <style:table-column-properties style:column-width="3.4194in" style:rel-column-width="4958*"/>
    </style:style>
    <style:style style:name="Table6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5.B1" style:family="table-cell">
      <style:table-cell-properties style:vertical-align="middle" fo:background-color="#7e9a40" fo:padding="0in" fo:border="0.5pt solid #000000">
        <style:background-image/>
      </style:table-cell-properties>
    </style:style>
    <style:style style:name="Table6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5.B2" style:family="table-cell">
      <style:table-cell-properties style:vertical-align="middle" fo:background-color="#ffffff" fo:padding="0in" fo:border="0.5pt solid #000000">
        <style:background-image/>
      </style:table-cell-properties>
    </style:style>
    <style:style style:name="Table66" style:family="table">
      <style:table-properties style:width="6.2986in" style:rel-width="100%" fo:margin-left="0in" table:align="left"/>
    </style:style>
    <style:style style:name="Table66.A" style:family="table-column">
      <style:table-column-properties style:column-width="2.8792in" style:rel-column-width="4174*"/>
    </style:style>
    <style:style style:name="Table66.B" style:family="table-column">
      <style:table-column-properties style:column-width="3.4194in" style:rel-column-width="4958*"/>
    </style:style>
    <style:style style:name="Table6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6.B1" style:family="table-cell">
      <style:table-cell-properties style:vertical-align="middle" fo:background-color="#7e9a40" fo:padding="0in" fo:border="0.5pt solid #000000">
        <style:background-image/>
      </style:table-cell-properties>
    </style:style>
    <style:style style:name="Table6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6.B2" style:family="table-cell">
      <style:table-cell-properties style:vertical-align="middle" fo:background-color="#ffffff" fo:padding="0in" fo:border="0.5pt solid #000000">
        <style:background-image/>
      </style:table-cell-properties>
    </style:style>
    <style:style style:name="Table67" style:family="table">
      <style:table-properties style:width="6.2986in" style:rel-width="100%" fo:margin-left="0in" table:align="left"/>
    </style:style>
    <style:style style:name="Table67.A" style:family="table-column">
      <style:table-column-properties style:column-width="2.8792in" style:rel-column-width="4174*"/>
    </style:style>
    <style:style style:name="Table67.B" style:family="table-column">
      <style:table-column-properties style:column-width="3.4194in" style:rel-column-width="4958*"/>
    </style:style>
    <style:style style:name="Table6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7.B1" style:family="table-cell">
      <style:table-cell-properties style:vertical-align="middle" fo:background-color="#7e9a40" fo:padding="0in" fo:border="0.5pt solid #000000">
        <style:background-image/>
      </style:table-cell-properties>
    </style:style>
    <style:style style:name="Table6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7.B2" style:family="table-cell">
      <style:table-cell-properties style:vertical-align="middle" fo:background-color="#ffffff" fo:padding="0in" fo:border="0.5pt solid #000000">
        <style:background-image/>
      </style:table-cell-properties>
    </style:style>
    <style:style style:name="Table68" style:family="table">
      <style:table-properties style:width="6.2986in" style:rel-width="100%" fo:margin-left="0in" table:align="left"/>
    </style:style>
    <style:style style:name="Table68.A" style:family="table-column">
      <style:table-column-properties style:column-width="2.8792in" style:rel-column-width="4174*"/>
    </style:style>
    <style:style style:name="Table68.B" style:family="table-column">
      <style:table-column-properties style:column-width="3.4194in" style:rel-column-width="4958*"/>
    </style:style>
    <style:style style:name="Table6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8.B1" style:family="table-cell">
      <style:table-cell-properties style:vertical-align="middle" fo:background-color="#7e9a40" fo:padding="0in" fo:border="0.5pt solid #000000">
        <style:background-image/>
      </style:table-cell-properties>
    </style:style>
    <style:style style:name="Table6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8.B2" style:family="table-cell">
      <style:table-cell-properties style:vertical-align="middle" fo:background-color="#ffffff" fo:padding="0in" fo:border="0.5pt solid #000000">
        <style:background-image/>
      </style:table-cell-properties>
    </style:style>
    <style:style style:name="Table69" style:family="table">
      <style:table-properties style:width="6.2986in" style:rel-width="100%" fo:margin-left="0in" table:align="left"/>
    </style:style>
    <style:style style:name="Table69.A" style:family="table-column">
      <style:table-column-properties style:column-width="2.8792in" style:rel-column-width="4174*"/>
    </style:style>
    <style:style style:name="Table69.B" style:family="table-column">
      <style:table-column-properties style:column-width="3.4194in" style:rel-column-width="4958*"/>
    </style:style>
    <style:style style:name="Table6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9.B1" style:family="table-cell">
      <style:table-cell-properties style:vertical-align="middle" fo:background-color="#7e9a40" fo:padding="0in" fo:border="0.5pt solid #000000">
        <style:background-image/>
      </style:table-cell-properties>
    </style:style>
    <style:style style:name="Table6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9.B2" style:family="table-cell">
      <style:table-cell-properties style:vertical-align="middle" fo:background-color="#ffffff" fo:padding="0in" fo:border="0.5pt solid #000000">
        <style:background-image/>
      </style:table-cell-properties>
    </style:style>
    <style:style style:name="Table70" style:family="table">
      <style:table-properties style:width="6.2986in" style:rel-width="100%" fo:margin-left="0in" table:align="left"/>
    </style:style>
    <style:style style:name="Table70.A" style:family="table-column">
      <style:table-column-properties style:column-width="2.8792in" style:rel-column-width="4174*"/>
    </style:style>
    <style:style style:name="Table70.B" style:family="table-column">
      <style:table-column-properties style:column-width="3.4194in" style:rel-column-width="4958*"/>
    </style:style>
    <style:style style:name="Table7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0.B1" style:family="table-cell">
      <style:table-cell-properties style:vertical-align="middle" fo:background-color="#7e9a40" fo:padding="0in" fo:border="0.5pt solid #000000">
        <style:background-image/>
      </style:table-cell-properties>
    </style:style>
    <style:style style:name="Table7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0.B2" style:family="table-cell">
      <style:table-cell-properties style:vertical-align="middle" fo:background-color="#ffffff" fo:padding="0in" fo:border="0.5pt solid #000000">
        <style:background-image/>
      </style:table-cell-properties>
    </style:style>
    <style:style style:name="Table71" style:family="table">
      <style:table-properties style:width="6.2986in" style:rel-width="100%" fo:margin-left="0in" table:align="left"/>
    </style:style>
    <style:style style:name="Table71.A" style:family="table-column">
      <style:table-column-properties style:column-width="2.8792in" style:rel-column-width="4174*"/>
    </style:style>
    <style:style style:name="Table71.B" style:family="table-column">
      <style:table-column-properties style:column-width="3.4194in" style:rel-column-width="4958*"/>
    </style:style>
    <style:style style:name="Table7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1.B1" style:family="table-cell">
      <style:table-cell-properties style:vertical-align="middle" fo:background-color="#7e9a40" fo:padding="0in" fo:border="0.5pt solid #000000">
        <style:background-image/>
      </style:table-cell-properties>
    </style:style>
    <style:style style:name="Table7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1.B2" style:family="table-cell">
      <style:table-cell-properties style:vertical-align="middle" fo:background-color="#ffffff" fo:padding="0in" fo:border="0.5pt solid #000000">
        <style:background-image/>
      </style:table-cell-properties>
    </style:style>
    <style:style style:name="P1" style:family="paragraph" style:parent-style-name="Normal">
      <style:paragraph-properties fo:text-align="start" style:justify-single-word="false">
        <style:tab-stops>
          <style:tab-stop style:position="4in"/>
          <style:tab-stop style:position="7in"/>
        </style:tab-stops>
      </style:paragraph-properties>
    </style:style>
    <style:style style:name="P2" style:family="paragraph" style:parent-style-name="Normal">
      <style:paragraph-properties fo:text-align="start" style:justify-single-word="false">
        <style:tab-stops>
          <style:tab-stop style:position="3.75in"/>
          <style:tab-stop style:position="7in"/>
        </style:tab-stops>
      </style:paragraph-properties>
    </style:style>
    <style:style style:name="P3" style:family="paragraph" style:parent-style-name="Normal">
      <style:paragraph-properties>
        <style:tab-stops>
          <style:tab-stop style:position="-0.1252in" style:type="center"/>
          <style:tab-stop style:position="2in"/>
          <style:tab-stop style:position="6.7925in"/>
        </style:tab-stops>
      </style:paragraph-properties>
    </style:style>
    <style:style style:name="P4" style:family="paragraph" style:parent-style-name="Normal">
      <style:paragraph-properties fo:text-align="end" style:justify-single-word="false"/>
      <style:text-properties fo:color="#ffffff" fo:font-size="18pt" fo:font-weight="bold" style:font-size-asian="18pt" style:font-weight-asian="bold" style:font-size-complex="18pt"/>
    </style:style>
    <style:style style:name="P5" style:family="paragraph" style:parent-style-name="Declaracion">
      <style:paragraph-properties fo:text-align="start" style:justify-single-word="false"/>
      <style:text-properties officeooo:paragraph-rsid="0002ce9f"/>
    </style:style>
    <style:style style:name="P6" style:family="paragraph" style:parent-style-name="Declaracion">
      <style:text-properties officeooo:paragraph-rsid="0002ce9f"/>
    </style:style>
    <style:style style:name="P7" style:family="paragraph" style:parent-style-name="Pie_20_de_20_página">
      <style:paragraph-properties fo:text-align="start" style:justify-single-word="false"/>
      <style:text-properties officeooo:paragraph-rsid="0002ce9f"/>
    </style:style>
    <style:style style:name="P8" style:family="paragraph" style:parent-style-name="Pie_20_de_20_página">
      <style:paragraph-properties>
        <style:tab-stops>
          <style:tab-stop style:position="9.352in" style:type="right"/>
        </style:tab-stops>
      </style:paragraph-properties>
    </style:style>
    <style:style style:name="P9" style:family="paragraph" style:parent-style-name="Pie_20_de_20_página">
      <style:paragraph-properties fo:margin-left="0in" fo:margin-right="-0.0016in" fo:text-indent="0in" style:auto-text-indent="false"/>
    </style:style>
    <style:style style:name="P10" style:family="paragraph" style:parent-style-name="Titulo_5f_tablas">
      <style:paragraph-properties fo:break-before="page"/>
    </style:style>
    <style:style style:name="P11" style:family="paragraph" style:parent-style-name="TDC_20_2">
      <style:paragraph-properties>
        <style:tab-stops>
          <style:tab-stop style:position="0.3937in" style:type="right"/>
          <style:tab-stop style:position="4.9217in" style:type="right"/>
        </style:tab-stops>
      </style:paragraph-properties>
    </style:style>
    <style:style style:name="P12" style:family="paragraph" style:parent-style-name="Figure">
      <style:paragraph-properties fo:text-align="justify" style:justify-single-word="false"/>
    </style:style>
    <style:style style:name="P13" style:family="paragraph" style:parent-style-name="P">
      <style:text-properties officeooo:paragraph-rsid="0002ce9f"/>
    </style:style>
    <style:style style:name="P14" style:family="paragraph" style:parent-style-name="Título_20_de_20_documento" style:master-page-name="MPF0">
      <style:paragraph-properties style:page-number="auto" fo:break-before="page"/>
    </style:style>
    <style:style style:name="P15" style:family="paragraph" style:parent-style-name="TDC_20_1">
      <style:paragraph-properties>
        <style:tab-stops>
          <style:tab-stop style:position="0in"/>
          <style:tab-stop style:position="6.2984in" style:type="right"/>
        </style:tab-stops>
      </style:paragraph-properties>
    </style:style>
    <style:style style:name="P16" style:family="paragraph" style:parent-style-name="P" style:master-page-name="MPF1">
      <style:paragraph-properties style:page-number="auto" fo:break-before="page"/>
      <style:text-properties fo:language="pt" fo:country="BR"/>
    </style:style>
    <style:style style:name="P17" style:family="paragraph" style:parent-style-name="P" style:list-style-name="Estilo_20_Con_20_viñetas"/>
    <style:style style:name="P18" style:family="paragraph" style:parent-style-name="H1" style:list-style-name="LFO3"/>
    <style:style style:name="P19" style:family="paragraph" style:parent-style-name="H1" style:list-style-name="LFO3"/>
    <style:style style:name="P20" style:family="paragraph" style:parent-style-name="Titulo_5f_tablas" style:master-page-name="MPF3">
      <style:paragraph-properties style:page-number="auto" fo:break-before="page"/>
    </style:style>
    <style:style style:name="P21" style:family="paragraph" style:parent-style-name="INDICE" style:master-page-name="MPF2">
      <style:paragraph-properties style:page-number="auto" fo:break-before="page"/>
    </style:style>
    <style:style style:name="P22" style:family="paragraph" style:parent-style-name="H3" style:list-style-name="LFO3"/>
    <style:style style:name="P23" style:family="paragraph" style:parent-style-name="H3" style:list-style-name="LFO3"/>
    <style:style style:name="P24" style:family="paragraph" style:parent-style-name="H3" style:list-style-name="LFO3">
      <style:paragraph-properties fo:break-before="page"/>
    </style:style>
    <style:style style:name="P25" style:family="paragraph" style:parent-style-name="H3" style:list-style-name="LFO3">
      <style:paragraph-properties fo:break-before="page"/>
    </style:style>
    <style:style style:name="P26" style:family="paragraph" style:parent-style-name="H3" style:list-style-name="">
      <style:paragraph-properties fo:margin-left="0.7874in" fo:margin-right="0in" fo:text-indent="-0.3937in" style:auto-text-indent="false">
        <style:tab-stops/>
      </style:paragraph-properties>
    </style:style>
    <style:style style:name="P27" style:family="paragraph" style:parent-style-name="H2" style:list-style-name="LFO3"/>
    <style:style style:name="P28" style:family="paragraph" style:parent-style-name="H2" style:list-style-name="LFO3"/>
    <style:style style:name="P29" style:family="paragraph" style:parent-style-name="H2" style:list-style-name="LFO3">
      <style:paragraph-properties fo:margin-left="0in" fo:margin-right="0in" fo:text-indent="0in" style:auto-text-indent="false"/>
    </style:style>
    <style:style style:name="P30" style:family="paragraph" style:parent-style-name="H2" style:list-style-name="LFO3">
      <style:paragraph-properties fo:break-before="page"/>
    </style:style>
    <style:style style:name="P31" style:family="paragraph" style:parent-style-name="H2" style:list-style-name="LFO3">
      <style:paragraph-properties fo:break-before="page"/>
    </style:style>
    <style:style style:name="P32" style:family="paragraph" style:parent-style-name="H2">
      <style:paragraph-properties fo:margin-left="0.5909in" fo:margin-right="0in" fo:text-indent="0in" style:auto-text-indent="false">
        <style:tab-stops/>
      </style:paragraph-properties>
    </style:style>
    <style:style style:name="P33" style:family="paragraph">
      <style:paragraph-properties style:writing-mode="lr-tb"/>
    </style:style>
    <style:style style:name="P34" style:family="paragraph">
      <style:paragraph-properties fo:text-align="center"/>
    </style:style>
    <style:style style:name="P35" style:family="paragraph">
      <style:paragraph-properties fo:margin-left="0in" fo:margin-right="0.4366in" fo:margin-top="0.3335in" fo:margin-bottom="0in" fo:text-align="end" fo:text-indent="0in"/>
    </style:style>
    <style:style style:name="P36" style:family="paragraph">
      <style:paragraph-properties fo:margin-left="0.4925in" fo:margin-right="0in" fo:text-indent="0.4925in">
        <style:tab-stops/>
      </style:paragraph-properties>
    </style:style>
    <style:style style:name="T1" style:family="text">
      <style:text-properties fo:language="es" fo:country="ES"/>
    </style:style>
    <style:style style:name="T2" style:family="text">
      <style:text-properties fo:font-size="8pt" fo:language="zxx" fo:country="none" style:font-size-asian="8pt" style:font-name-complex="Times New Roman"/>
    </style:style>
    <style:style style:name="T3" style:family="text">
      <style:text-properties fo:font-weight="bold" style:font-weight-asian="bold"/>
    </style:style>
    <style:style style:name="T4" style:family="text">
      <style:text-properties fo:font-weight="bold" officeooo:rsid="00072361" style:font-weight-asian="bold"/>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style:font-weight-complex="normal"/>
    </style:style>
    <style:style style:name="T7" style:family="text">
      <style:text-properties fo:color="#e1120d" fo:language="es" fo:country="ES" fo:font-weight="normal" style:font-weight-asian="normal" style:font-weight-complex="normal"/>
    </style:style>
    <style:style style:name="T8" style:family="text">
      <style:text-properties officeooo:rsid="000905e5"/>
    </style:style>
    <style:style style:name="T9" style:family="text">
      <style:text-properties officeooo:rsid="00198202"/>
    </style:style>
    <style:style style:name="T10" style:family="text">
      <style:text-properties officeooo:rsid="000a8652"/>
    </style:style>
    <style:style style:name="T11" style:family="text">
      <style:text-properties officeooo:rsid="001ad2ea"/>
    </style:style>
    <style:style style:name="T12" style:family="text">
      <style:text-properties fo:font-weight="bold" style:font-weight-asian="bold" style:font-size-complex="11pt"/>
    </style:style>
    <style:style style:name="T13" style:family="text">
      <style:text-properties fo:color="#ffffff" fo:font-size="12pt" fo:font-weight="bold" style:font-size-asian="12pt" style:font-weight-asian="bold" style:font-size-complex="12pt"/>
    </style:style>
    <style:style style:name="T14" style:family="text">
      <style:text-properties fo:font-size="10pt" style:font-size-asian="10pt" style:font-size-complex="10pt"/>
    </style:style>
    <style:style style:name="T15" style:family="text">
      <style:text-properties fo:color="#ffffff" fo:font-size="10pt" fo:font-weight="bold" style:font-size-asian="10pt" style:font-weight-asian="bold" style:font-size-complex="10pt"/>
    </style:style>
    <style:style style:name="T16"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fo:padding-left="0in" fo:padding-right="0.3154in" fo:padding-top="0.3937in" fo:padding-bottom="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1.5193in" fo:min-width="0.5516in" fo:padding-top="0.05in" fo:padding-bottom="0.05in" fo:padding-left="0.1in" fo:padding-right="0.1in" fo:wrap-option="wrap" style:run-through="background"/>
    </style:style>
    <style:style style:name="gr3" style:family="graphic">
      <style:graphic-properties draw:stroke="none" draw:fill="none" draw:textarea-vertical-align="top" draw:auto-grow-height="false" draw:auto-grow-width="false" fo:min-height="0.6201in" fo:min-width="0.3327in" fo:padding-top="0.05in" fo:padding-bottom="0.05in" fo:padding-left="0.1in" fo:padding-right="0.1in" fo:wrap-option="wrap" style:run-through="background"/>
    </style:style>
    <style:style style:name="gr4" style:family="graphic">
      <style:graphic-properties draw:stroke="none" draw:fill="none" draw:textarea-vertical-align="top" draw:auto-grow-height="false" draw:auto-grow-width="false" fo:min-height="2.4209in" fo:min-width="0.3327in" fo:padding-top="0.05in" fo:padding-bottom="0.05in" fo:padding-left="0.1in" fo:padding-right="0.1in" fo:wrap-option="wrap" style:run-through="background"/>
    </style:style>
    <style:style style:name="gr5" style:family="graphic">
      <style:graphic-properties draw:stroke="none" draw:fill="none" draw:textarea-vertical-align="top" draw:auto-grow-height="false" draw:auto-grow-width="false" fo:min-height="1.9634in" fo:min-width="0.3327in" fo:padding-top="0.05in" fo:padding-bottom="0.05in" fo:padding-left="0.1in" fo:padding-right="0.1in" fo:wrap-option="wrap" style:run-through="background"/>
    </style:style>
    <style:style style:name="gr6" style:family="graphic">
      <style:graphic-properties draw:stroke="solid" svg:stroke-width="0.0102in" svg:stroke-color="#000000" svg:stroke-opacity="100%" draw:stroke-linejoin="round" draw:fill="none" fo:padding-top="-0.0067in" fo:padding-bottom="-0.0067in" fo:padding-left="-0.0067in" fo:padding-right="-0.0067in" style:run-through="background"/>
    </style:style>
    <style:style style:name="gr7" style:family="graphic">
      <style:graphic-properties draw:stroke="none" draw:fill="none" draw:textarea-vertical-align="top" draw:auto-grow-height="false" draw:auto-grow-width="false" fo:min-height="0.289in" fo:min-width="0.3256in" fo:padding-top="0.05in" fo:padding-bottom="0.05in" fo:padding-left="0.1in" fo:padding-right="0.1in" fo:wrap-option="wrap" style:run-through="background"/>
    </style:style>
    <style:style style:name="gr8" style:family="graphic">
      <style:graphic-properties draw:stroke="none" draw:fill="none" draw:textarea-vertical-align="top" draw:auto-grow-height="false" draw:auto-grow-width="false" fo:min-height="0.7984in" fo:min-width="0.5516in" fo:padding-top="0.05in" fo:padding-bottom="0.05in" fo:padding-left="0.1in" fo:padding-right="0.1in" fo:wrap-option="wrap" style:run-through="background"/>
    </style:style>
    <style:style style:name="gr9" style:family="graphic">
      <style:graphic-properties draw:stroke="none" draw:fill="none" draw:textarea-vertical-align="top" draw:auto-grow-height="false" draw:auto-grow-width="false" fo:min-height="2.7189in" fo:min-width="0.3327in" fo:padding-top="0.05in" fo:padding-bottom="0.05in" fo:padding-left="0.1in" fo:padding-right="0.1in" fo:wrap-option="wrap" style:run-through="background"/>
    </style:style>
    <style:style style:name="gr10" style:family="graphic">
      <style:graphic-properties draw:stroke="none" draw:fill="none" draw:textarea-vertical-align="top" draw:auto-grow-height="false" draw:auto-grow-width="false" fo:min-height="2.3744in" fo:min-width="0.3327in" fo:padding-top="0.05in" fo:padding-bottom="0.05in" fo:padding-left="0.1in" fo:padding-right="0.1in" fo:wrap-option="wrap" style:run-through="background"/>
    </style:style>
    <style:style style:name="gr11" style:family="graphic">
      <style:graphic-properties draw:stroke="none" draw:fill="none" draw:textarea-vertical-align="top" draw:auto-grow-height="false" draw:auto-grow-width="false" fo:min-height="0.6736in" fo:min-width="0.5516in" fo:padding-top="0.05in" fo:padding-bottom="0.05in" fo:padding-left="0.1in" fo:padding-right="0.1in" fo:wrap-option="wrap" style:run-through="background"/>
    </style:style>
    <style:style style:name="gr12" style:family="graphic">
      <style:graphic-properties draw:stroke="none" draw:fill="none" draw:textarea-vertical-align="top" draw:auto-grow-height="false" draw:auto-grow-width="false" fo:min-height="3.1591in" fo:min-width="0.3327in" fo:padding-top="0.05in" fo:padding-bottom="0.05in" fo:padding-left="0.1in" fo:padding-right="0.1in" fo:wrap-option="wrap" style:run-through="background"/>
    </style:style>
    <style:style style:name="gr13" style:family="graphic">
      <style:graphic-properties draw:stroke="none" draw:fill="none" draw:textarea-vertical-align="top" draw:auto-grow-height="false" draw:auto-grow-width="false" fo:min-height="1.5in" fo:min-width="0.3327in" fo:padding-top="0.05in" fo:padding-bottom="0.05in" fo:padding-left="0.1in" fo:padding-right="0.1in" fo:wrap-option="wrap" style:run-through="background"/>
    </style:style>
    <style:style style:name="gr14" style:family="graphic">
      <style:graphic-properties draw:stroke="solid" svg:stroke-width="0.0102in" svg:stroke-color="#000000" svg:stroke-opacity="100%" draw:stroke-linejoin="miter"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itle text:fixed="true">Informe de Observatorio de Accesibilidad Web: Entidades Locales</text:title></text:p>
      <text:p text:style-name="P"><draw:frame draw:style-name="fr1" draw:name="Text Box 39" text:anchor-type="paragraph" svg:x="-0.0839in" svg:y="10.6508in" svg:width="8.4362in" style:rel-width="scale" svg:height="1.0634in" style:rel-height="scale" draw:z-index="15"><draw:text-box><text:p text:style-name="P4">[fecha]</text:p></draw:text-box><svg:desc>Septiembre 2007</svg:desc></draw:frame><text:span text:style-name="Fuente_20_de_20_párrafo_20_predeter."><text:span text:style-name="T1"><draw:frame draw:style-name="fr2" draw:name="Imagen 116" text:anchor-type="as-char" svg:y="0in" svg:width="6.7953in" style:rel-width="scale" svg:height="1.4882in" style:rel-height="scale" draw:z-index="9"><draw:image xlink:href="Pictures/100000000000056D000001304578A444.png" xlink:type="simple" xlink:show="embed" xlink:actuate="onLoad"/><svg:desc>Observatorio de Accesibilidad</svg:desc></draw:frame></text:span></text:span></text:p>
      <text:p text:style-name="P16"/>
      <text:p text:style-name="P21"><text:bookmark-start text:name="_Toc184782321"/><text:bookmark-start text:name="_Toc184782360"/><text:bookmark-start text:name="_Toc184782724"/><text:bookmark-start text:name="_Toc225325055"/><text:bookmark-start text:name="_Toc226177517"/><text:bookmark-start text:name="_Toc259010312"/><text:bookmark-start text:name="_Toc260910245"/><text:bookmark-start text:name="_Toc260998687"/><text:bookmark-start text:name="_Toc267049009"/><text:bookmark-start text:name="_Toc272325853"/><text:bookmark-start text:name="_Toc275156486"/><text:bookmark-start text:name="_Toc277173163"/>Índice<text:bookmark-end text:name="_Toc184782321"/><text:bookmark-end text:name="_Toc184782360"/><text:bookmark-end text:name="_Toc184782724"/><text:bookmark-end text:name="_Toc225325055"/><text:bookmark-end text:name="_Toc226177517"/><text:bookmark-end text:name="_Toc259010312"/><text:bookmark-end text:name="_Toc260910245"/><text:bookmark-end text:name="_Toc260998687"/><text:bookmark-end text:name="_Toc267049009"/><text:bookmark-end text:name="_Toc272325853"/><text:bookmark-end text:name="_Toc275156486"/><text:bookmark-end text:name="_Toc277173163"/></text:p>
      <text:table-of-content text:style-name="Sect1" text:name="_TOC3">
        <text:table-of-content-source text:outline-level="1" text:use-index-marks="false" text:use-index-source-styles="true">
          <text:index-title-template text:style-name="Contents_20_Heading"/>
          <text:table-of-content-entry-template text:outline-level="1" text:style-name="TDC_20_1">
            <text:index-entry-link-start text:style-name="Index_20_Link"/>
            <text:index-entry-chapter/>
            <text:index-entry-tab-stop style:type="left" style:position="0in" style:leader-char=" "/>
            <text:index-entry-text/>
            <text:index-entry-tab-stop style:type="right" style:leader-char=" "/>
            <text:index-entry-page-number/>
            <text:index-entry-link-end/>
          </text:table-of-content-entry-template>
          <text:table-of-content-entry-template text:outline-level="2" text:style-name="TDC_20_2">
            <text:index-entry-link-start/>
            <text:index-entry-text/>
            <text:index-entry-tab-stop style:type="right" style:leader-char=" "/>
            <text:index-entry-page-number/>
            <text:index-entry-link-end/>
          </text:table-of-content-entry-template>
          <text:table-of-content-entry-template text:outline-level="3" text:style-name="TDC_20_3">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 text:style-name="Título"/>
            <text:index-source-style text:style-name="H1"/>
          </text:index-source-styles>
        </text:table-of-content-source>
        <text:index-body>
          <text:p text:style-name="P15"><text:a xlink:type="simple" xlink:href="#__RefHeading__11147_1302827227" text:style-name="Index_20_Link" text:visited-style-name="Index_20_Link">1.<text:tab/>Introducción<text:tab/>4</text:a></text:p>
          <text:p text:style-name="P15"><text:a xlink:type="simple" xlink:href="#__RefHeading__11149_1302827227" text:style-name="Index_20_Link" text:visited-style-name="Index_20_Link">2.<text:tab/>Objetivos del estudio<text:tab/>5</text:a></text:p>
          <text:p text:style-name="P15"><text:a xlink:type="simple" xlink:href="#__RefHeading__11151_1302827227" text:style-name="Index_20_Link" text:visited-style-name="Index_20_Link">3.<text:tab/>Metodología del Observatorio<text:tab/>6</text:a></text:p>
          <text:p text:style-name="P15"><text:a xlink:type="simple" xlink:href="#__RefHeading__11153_1302827227" text:style-name="Index_20_Link" text:visited-style-name="Index_20_Link">4.<text:tab/>Resultados Globales<text:tab/>21</text:a></text:p>
          <text:p text:style-name="P15"><text:a xlink:type="simple" xlink:href="#__RefHeading__11155_1302827227" text:style-name="Index_20_Link" text:visited-style-name="Index_20_Link">5.<text:tab/>Resultados Segmento: Diputaciones provinciales<text:tab/>34</text:a></text:p>
          <text:p text:style-name="P15"><text:a xlink:type="simple" xlink:href="#__RefHeading__11157_1302827227" text:style-name="Index_20_Link" text:visited-style-name="Index_20_Link">6.<text:tab/>Resultados Segmento: Ayuntamiento de la capital<text:tab/>44</text:a></text:p>
          <text:p text:style-name="P15"><text:a xlink:type="simple" xlink:href="#__RefHeading__11159_1302827227" text:style-name="Index_20_Link" text:visited-style-name="Index_20_Link">7.<text:tab/>Resultados Segmento: Municipios más poblados<text:tab/>54</text:a></text:p>
          <text:p text:style-name="P15"><text:a xlink:type="simple" xlink:href="#__RefHeading__11161_1302827227" text:style-name="Index_20_Link" text:visited-style-name="Index_20_Link">8.<text:tab/>Resultados Segmento: Municipios 2000-5000 habit.<text:tab/>64</text:a></text:p>
          <text:p text:style-name="P15"><text:a xlink:type="simple" xlink:href="#__RefHeading__11163_1302827227" text:style-name="Index_20_Link" text:visited-style-name="Index_20_Link">9.<text:tab/>Evolución de resultados<text:tab/>74</text:a></text:p>
          <text:p text:style-name="P15"><text:a xlink:type="simple" xlink:href="#__RefHeading__11165_1302827227" text:style-name="Index_20_Link" text:visited-style-name="Index_20_Link">10.<text:tab/>Conclusiones del estudio<text:tab/>107</text:a></text:p>
        </text:index-body>
      </text:table-of-content>
      <text:p text:style-name="P11"/>
      <text:list xml:id="list1304574405455570495" text:style-name="LFO3">
        <text:list-item>
          <text:p text:style-name="P18"><text:bookmark-start text:name="_Toc258841146"/><text:bookmark-start text:name="_Toc258925777"/><text:bookmark-start text:name="_Toc258926684"/><text:bookmark-start text:name="_Toc259025756"/><text:bookmark-start text:name="_Toc259176082"/><text:bookmark-start text:name="_Toc259179219"/><text:bookmark-start text:name="_Toc260740624"/><text:bookmark-start text:name="_Toc260910246"/><text:bookmark-start text:name="_Toc260998688"/><text:bookmark-start text:name="_Toc267049010"/><text:bookmark-start text:name="_Toc272325854"/><text:bookmark-start text:name="_Toc275156487"/><text:bookmark-start text:name="_Toc277173164"/><text:bookmark-start text:name="__RefHeading__11147_1302827227"/>Introducción<text:bookmark-end text:name="_Toc258841146"/><text:bookmark-end text:name="_Toc258925777"/><text:bookmark-end text:name="_Toc258926684"/><text:bookmark-end text:name="_Toc259025756"/><text:bookmark-end text:name="_Toc259176082"/><text:bookmark-end text:name="_Toc259179219"/><text:bookmark-end text:name="_Toc260740624"/><text:bookmark-end text:name="_Toc260910246"/><text:bookmark-end text:name="_Toc260998688"/><text:bookmark-end text:name="_Toc267049010"/><text:bookmark-end text:name="_Toc272325854"/><text:bookmark-end text:name="_Toc275156487"/><text:bookmark-end text:name="_Toc277173164"/><text:bookmark-end text:name="__RefHeading__11147_1302827227"/></text:p>
        </text:list-item>
      </text:list>
      <text:p text:style-name="P13">Mediante un <text:span text:style-name="Fuente_20_de_20_párrafo_20_predeter."><text:span text:style-name="T3">Observatorio de Accesibilidad Web</text:span></text:span> se pretende realizar una revisión del grado de cumplimiento en materia de accesibilidad de un conjunto de sitios web.</text:p>
      <text:p text:style-name="P13">La realización de un Observatorio de Accesibilidad Web periódico permite conocer el grado de cumplimiento de los principios de Accesibilidad Web, y cómo éste va evolucionando a lo largo del tiempo. Asimismo se evalúa el empleo de estándares, y se trata de identificar los problemas más comunes. De esta forma se consigue extraer las conclusiones y planes de acción adecuados para apoyar a las organizaciones a alcanzar el siguiente objetivo: <text:span text:style-name="Fuente_20_de_20_párrafo_20_predeter."><text:span text:style-name="T5">Conseguir afianzar un nivel óptimo de cumplimiento de forma sostenible en el tiempo</text:span></text:span>.</text:p>
      <text:p text:style-name="P13">Las 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 <text:span text:style-name="Fuente_20_de_20_párrafo_20_predeter."><text:span text:style-name="T3">mostrar de forma resumida el estado de accesibilidad</text:span></text:span> de una página web <text:span text:style-name="T9">y de un portal</text:span>. </text:p>
      <text:p text:style-name="P13">El presente Estudio de Observatorio analizará el estado en que se encuentran los sitios web de las Administraciones Públicas de España en cuanto al cumplimiento de los requisitos de accesibilidad exigidos legalmente <text:span text:style-name="T8">(prioridad 1 y 2 de UNE 139803:2004)</text:span>. El estudio se realizará sobre los portales pertenecientes a la Administración General del Estado y una selección de sitios web de las Comunidades Autónomas y Entidades Locales.<text:bookmark-start text:name="_Toc197327806"/><text:bookmark-start text:name="_Toc231724617"/></text:p>
      <text:list xml:id="list164652403572279" text:continue-numbering="true" text:style-name="LFO3">
        <text:list-item>
          <text:list>
            <text:list-item>
              <text:p text:style-name="P27"><text:bookmark-start text:name="_Toc252537337"/><text:bookmark-start text:name="_Toc252895563"/><text:bookmark-start text:name="_Toc258841147"/><text:bookmark-start text:name="_Toc258925778"/><text:bookmark-start text:name="_Toc258926685"/><text:bookmark-start text:name="_Toc259025757"/><text:bookmark-start text:name="_Toc259176083"/><text:bookmark-start text:name="_Toc259179220"/><text:bookmark-start text:name="_Toc260740625"/><text:bookmark-start text:name="_Toc260910247"/><text:bookmark-start text:name="_Toc260998689"/><text:bookmark-start text:name="_Toc267049011"/><text:bookmark-start text:name="_Toc272325855"/><text:bookmark-start text:name="_Toc275156488"/><text:bookmark-start text:name="_Toc277173165"/>Antecedentes<text:bookmark-end text:name="_Toc252537337"/><text:bookmark-end text:name="_Toc252895563"/><text:bookmark-end text:name="_Toc258841147"/><text:bookmark-end text:name="_Toc258925778"/><text:bookmark-end text:name="_Toc258926685"/><text:bookmark-end text:name="_Toc259025757"/><text:bookmark-end text:name="_Toc259176083"/><text:bookmark-end text:name="_Toc259179220"/><text:bookmark-end text:name="_Toc260740625"/><text:bookmark-end text:name="_Toc260910247"/><text:bookmark-end text:name="_Toc260998689"/><text:bookmark-end text:name="_Toc267049011"/><text:bookmark-end text:name="_Toc272325855"/><text:bookmark-end text:name="_Toc275156488"/><text:bookmark-end text:name="_Toc277173165"/></text:p>
            </text:list-item>
          </text:list>
        </text:list-item>
      </text:list>
      <text:p text:style-name="P13">La Dirección de Tecnologías de la Información y las Comunicaciones, adscrita al <text:span text:style-name="Fuente_20_de_20_párrafo_20_predeter."><text:span text:style-name="T3">Ministerio <text:s/></text:span></text:span><text:span text:style-name="Fuente_20_de_20_párrafo_20_predeter."><text:span text:style-name="T4">de </text:span></text:span><text:span text:style-name="Fuente_20_de_20_párrafo_20_predeter."><text:span text:style-name="T3">Hacienda y Administraciones Públicas a través de la Secretaría de Estado de Administraciones Públicas</text:span></text:span> tiene entre sus funciones <text:span text:style-name="T9">el impulso</text:span> de la Administración <text:span text:style-name="T9">Digital</text:span> mediante la realización de estudios y <text:span text:style-name="T9">el diseño y ejecución técnica de </text:span>programas de actuación, la cooperación con otras Administraciones públicas y el desarrollo y difusión de las herramientas <text:span text:style-name="T9">y servicios comunes </text:span>necesari<text:span text:style-name="T9">o</text:span>s para ello. </text:p>
      <text:p text:style-name="P13">Asimismo le corresponde la evaluación de las actuaciones realizadas y la elaboración de las recomendaciones necesarias, todo ello en el marco de las directrices que se establezcan por <text:span text:style-name="T10">la Comisión de Estrategia TIC</text:span> y por el Comité Sectorial de Administración Electrónica, a los cuales prestará apoyo técnico.</text:p>
      <text:list xml:id="list164653319125970" text:continue-numbering="true" text:style-name="LFO3">
        <text:list-item>
          <text:p text:style-name="P18"><text:bookmark-end text:name="_Toc197327806"/><text:bookmark-end text:name="_Toc231724617"/><text:bookmark-start text:name="_Toc231724624"/><text:bookmark-start text:name="_Toc258841148"/><text:bookmark-start text:name="_Toc258925779"/><text:bookmark-start text:name="_Toc258926686"/><text:bookmark-start text:name="_Toc259025758"/><text:bookmark-start text:name="_Toc259176084"/><text:bookmark-start text:name="_Toc259179221"/><text:bookmark-start text:name="_Toc260740626"/><text:bookmark-start text:name="_Toc260910248"/><text:bookmark-start text:name="_Toc260998690"/><text:bookmark-start text:name="_Toc267049012"/><text:bookmark-start text:name="_Toc272325856"/><text:bookmark-start text:name="_Toc275156489"/><text:bookmark-start text:name="_Toc277173166"/><text:bookmark-start text:name="__RefHeading__11149_1302827227"/><text:bookmark-start text:name="_Toc199238854"/><text:bookmark-start text:name="_Toc199238892"/><text:bookmark-start text:name="_Toc199295591"/><text:bookmark text:name="_Toc255817705"/>Objetivos<text:bookmark-end text:name="_Toc199238854"/><text:bookmark-end text:name="_Toc199238892"/><text:bookmark-end text:name="_Toc199295591"/> del estudio<text:bookmark-end text:name="_Toc231724624"/><text:bookmark-end text:name="_Toc258841148"/><text:bookmark-end text:name="_Toc258925779"/><text:bookmark-end text:name="_Toc258926686"/><text:bookmark-end text:name="_Toc259025758"/><text:bookmark-end text:name="_Toc259176084"/><text:bookmark-end text:name="_Toc259179221"/><text:bookmark-end text:name="_Toc260740626"/><text:bookmark-end text:name="_Toc260910248"/><text:bookmark-end text:name="_Toc260998690"/><text:bookmark-end text:name="_Toc267049012"/><text:bookmark-end text:name="_Toc272325856"/><text:bookmark-end text:name="_Toc275156489"/><text:bookmark-end text:name="_Toc277173166"/><text:bookmark-end text:name="__RefHeading__11149_1302827227"/></text:p>
        </text:list-item>
      </text:list>
      <text:p text:style-name="P13">El <text:span text:style-name="Fuente_20_de_20_párrafo_20_predeter."><text:span text:style-name="T3">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P13">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13">El alcance de este estudio de observatorio comprende la mayoría de los principales portales de la Administración General del Estado y de los poderes del estado (ejecutivo, legislativo y judicial).</text:p>
      <text:p text:style-name="P13">Con estas medidas se busca alcanzar el objetivo principal del Observatorio que es conocer de forma fidedigna el estado de Accesibilidad de los portales de la Administración General del Estado para ayudarlos a mejorar su accesibilidad.</text:p>
      <text:list xml:id="list164652781880251" text:continue-numbering="true" text:style-name="LFO3">
        <text:list-item>
          <text:p text:style-name="P18"><text:bookmark-start text:name="metodología"/><text:bookmark-start text:name="_Toc162402953"/><text:bookmark-start text:name="_Toc199238855"/><text:bookmark-start text:name="_Toc199238893"/><text:bookmark-start text:name="_Toc199295592"/><text:bookmark-start text:name="_Toc231724625"/><text:bookmark-start text:name="_Toc258841149"/><text:bookmark-start text:name="_Toc258925780"/><text:bookmark-start text:name="_Toc258926687"/><text:bookmark-start text:name="_Toc259025759"/><text:bookmark-start text:name="_Toc259176085"/><text:bookmark-start text:name="_Toc259179222"/><text:bookmark-start text:name="_Toc260740627"/><text:bookmark-start text:name="_Toc260910249"/><text:bookmark-start text:name="_Toc260998691"/><text:bookmark-start text:name="_Toc267049013"/><text:bookmark-start text:name="_Toc272325857"/><text:bookmark-start text:name="_Toc275156490"/><text:bookmark-start text:name="_Toc277173167"/><text:bookmark-start text:name="__RefHeading__11151_1302827227"/>Metodología del Observatorio<text:bookmark-end text:name="_Toc162402953"/><text:bookmark-end text:name="_Toc199238855"/><text:bookmark-end text:name="_Toc199238893"/><text:bookmark-end text:name="_Toc199295592"/><text:bookmark-end text:name="_Toc231724625"/><text:bookmark-end text:name="_Toc258841149"/><text:bookmark-end text:name="_Toc258925780"/><text:bookmark-end text:name="_Toc258926687"/><text:bookmark-end text:name="_Toc259025759"/><text:bookmark-end text:name="_Toc259176085"/><text:bookmark-end text:name="_Toc259179222"/><text:bookmark-end text:name="_Toc260740627"/><text:bookmark-end text:name="_Toc260910249"/><text:bookmark-end text:name="_Toc260998691"/><text:bookmark-end text:name="_Toc267049013"/><text:bookmark-end text:name="_Toc272325857"/><text:bookmark-end text:name="_Toc275156490"/><text:bookmark-end text:name="_Toc277173167"/><text:bookmark-end text:name="__RefHeading__11151_1302827227"/></text:p>
        </text:list-item>
      </text:list>
      <text:p text:style-name="P13">La metodología del <text:span text:style-name="Fuente_20_de_20_párrafo_20_predeter."><text:span text:style-name="T3">Observatorio de Accesibilidad</text:span></text:span> se basa en la experiencia de los expertos en accesibilidad y <text:span text:style-name="T11">en </text:span>la realización de distintos observatorios <text:span text:style-name="T11">previos</text:span>. </text:p>
      <text:p text:style-name="P13"><text:span text:style-name="T11">L</text:span>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text:span text:style-name="T11">mediante estimaciones </text:span>un buen número de comprobaciones cuya revisión es tradicionalmente manual.</text:p>
      <text:p text:style-name="P13">De esta forma, el rango de verificaciones analizadas se amplía permitiendo un análisis de la mayoría de los requisitos más representativos de la accesibilidad de un sitio web, en base a la norma UNE 139803:2004.</text:p>
      <text:p text:style-name="P13">Algunas de las comprobaciones unitarias de esta metodología de observatorio se asemejan a otras incluidas en la metodología europea de revisión de la accesibilidad UWEM, lo cual aporta más si cabe un plus de confiabilidad en los resultados obtenidos.</text:p>
      <text:p text:style-name="P13"><text:bookmark-end text:name="metodología"/>A continuación se detallarán y explicarán convenientemente los aspectos más importantes de esta metodología.</text:p>
      <text:list xml:id="list164654078267614" text:continue-numbering="true" text:style-name="LFO3">
        <text:list-item>
          <text:list>
            <text:list-item>
              <text:p text:style-name="P27"><text:bookmark-start text:name="_Toc258841150"/><text:bookmark-start text:name="_Toc258925781"/><text:bookmark-start text:name="_Toc258926688"/><text:bookmark-start text:name="_Toc259025760"/><text:bookmark-start text:name="_Toc259176086"/><text:bookmark-start text:name="_Toc259179223"/><text:bookmark-start text:name="_Toc260740628"/><text:bookmark-start text:name="_Toc260910250"/><text:bookmark-start text:name="_Toc260998692"/><text:bookmark-start text:name="_Toc267049014"/><text:bookmark-start text:name="_Toc272325858"/><text:bookmark-start text:name="_Toc275156491"/><text:bookmark-start text:name="_Toc277173168"/>Muestra de Portales<text:bookmark-end text:name="_Toc258841150"/><text:bookmark-end text:name="_Toc258925781"/><text:bookmark-end text:name="_Toc258926688"/><text:bookmark-end text:name="_Toc259025760"/><text:bookmark-end text:name="_Toc259176086"/><text:bookmark-end text:name="_Toc259179223"/><text:bookmark-end text:name="_Toc260740628"/><text:bookmark-end text:name="_Toc260910250"/><text:bookmark-end text:name="_Toc260998692"/><text:bookmark-end text:name="_Toc267049014"/><text:bookmark-end text:name="_Toc272325858"/><text:bookmark-end text:name="_Toc275156491"/><text:bookmark-end text:name="_Toc277173168"/></text:p>
            </text:list-item>
          </text:list>
        </text:list-item>
      </text:list>
      <text:p text:style-name="P">El estudio abarca los portales más representativos de cada provincia, como la Diputación Provincial o el Ayuntamiento de la capital de provincia. Así mismo se han seleccionado portales de los municipios más poblados y de municipios de tamaño peque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xml:id="list6445153672039961768" text:style-name="Estilo_20_Con_20_viñetas">
        <text:list-item>
          <text:p text:style-name="P17"><text:span text:style-name="Fuente_20_de_20_párrafo_20_predeter."><text:span text:style-name="T3">Segmento Diputaciones Provinciales.</text:span></text:span> Portales de las diputaciones de las provincias y ciudades autónomas, y cabildos insulares.</text:p>
        </text:list-item>
        <text:list-item>
          <text:p text:style-name="P17"><text:span text:style-name="Fuente_20_de_20_párrafo_20_predeter."><text:span text:style-name="T3">Segmento Ayuntamiento de la capital.</text:span></text:span> Portales del ayuntamiento de la capital de provincia o ciudad autónoma.</text:p>
        </text:list-item>
        <text:list-item>
          <text:p text:style-name="P17"><text:span text:style-name="Fuente_20_de_20_párrafo_20_predeter."><text:span text:style-name="T3">Segmento Municipios más poblados.</text:span></text:span> Portales del ayuntamiento del municipio más poblado de cada provincia o ciudad autónoma (excluyendo la capital de provincia).</text:p>
        </text:list-item>
        <text:list-item>
          <text:p text:style-name="P17"><text:span text:style-name="Fuente_20_de_20_párrafo_20_predeter."><text:span text:style-name="T3">Segmento Municipios 2000-5000 habit.</text:span></text:span> Portales de municipios pequeños de la provincia, con una población entre los 2000 y 5000 habitantes (según datos demográficos de 2009 del INE).</text:p>
        </text:list-item>
      </text:list>
      <text:p text:style-name="P"/>
      <text:list xml:id="list164653449831734" text:continue-list="list164654078267614" text:style-name="LFO3">
        <text:list-item>
          <text:list>
            <text:list-item>
              <text:p text:style-name="P29"><text:bookmark-start text:name="_Toc258841151"/><text:bookmark-start text:name="_Toc258925782"/><text:bookmark-start text:name="_Toc258926689"/><text:bookmark-start text:name="_Toc259025761"/><text:bookmark-start text:name="_Toc259176087"/><text:bookmark-start text:name="_Toc259179224"/><text:bookmark-start text:name="_Toc260740629"/><text:bookmark-start text:name="_Toc260910251"/><text:bookmark-start text:name="_Toc260998693"/><text:bookmark-start text:name="_Toc267049015"/><text:bookmark-start text:name="_Toc272325859"/><text:bookmark-start text:name="_Toc275156492"/><text:bookmark-start text:name="_Toc277173169"/><text:bookmark-start text:name="_Toc162402954"/><text:bookmark-start text:name="_Toc199238856"/><text:bookmark-start text:name="_Toc199238894"/><text:bookmark-start text:name="_Toc199295593"/><text:bookmark-start text:name="_Toc231724626"/><text:bookmark text:name="_Muestra"/><text:soft-page-break/>Muestra<text:bookmark-end text:name="_Toc162402954"/><text:bookmark-end text:name="_Toc199238856"/><text:bookmark-end text:name="_Toc199238894"/><text:bookmark-end text:name="_Toc199295593"/><text:bookmark-end text:name="_Toc231724626"/> de Páginas<text:bookmark-end text:name="_Toc258841151"/><text:bookmark-end text:name="_Toc258925782"/><text:bookmark-end text:name="_Toc258926689"/><text:bookmark-end text:name="_Toc259025761"/><text:bookmark-end text:name="_Toc259176087"/><text:bookmark-end text:name="_Toc259179224"/><text:bookmark-end text:name="_Toc260740629"/><text:bookmark-end text:name="_Toc260910251"/><text:bookmark-end text:name="_Toc260998693"/><text:bookmark-end text:name="_Toc267049015"/><text:bookmark-end text:name="_Toc272325859"/><text:bookmark-end text:name="_Toc275156492"/><text:bookmark-end text:name="_Toc277173169"/></text:p>
            </text:list-item>
          </text:list>
        </text:list-item>
      </text:list>
      <text:p text:style-name="P">La muestra consiste en el <text:span text:style-name="Fuente_20_de_20_párrafo_20_predeter."><text:span text:style-name="T3">conjunto de páginas </text:span></text:span>que se revisarán en el análisis de cada portal. La elección de la muestra se realiza de forma automática mediante un proceso aleatorio en el que se seleccionan un total de 16 páginas correspondientes a distintos niveles en la estructura de navegación del portal. Además la muestra siempre contiene la página principal del portal, lo que hace un total de 17 páginas analizadas. De 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P">Para el rastreo automático de páginas se parte de una URL inicial tomada como semilla, la cual se corresponde con la página principal del portal. A partir de dicha semilla, se realiza un rastreo de profundidad 4 y amplitud 4.</text:p>
      <text:p text:style-name="P">Para comprender adecuadamente este rastreo, se introducen a continuación los conceptos de profundidad y amplitud:</text:p>
      <text:list xml:id="list140417947650814" text:style-name="Estilo_20_Con_20_viñetas">
        <text:list-item>
          <text:p text:style-name="P17"><text:span text:style-name="Fuente_20_de_20_párrafo_20_predeter."><text:span text:style-name="T3">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17"><text:span text:style-name="Fuente_20_de_20_párrafo_20_predeter."><text:span text:style-name="T3">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P">Se muestra a continuación un gráfico representativo del rastreo realizado por el observatorio según los valores de profundidad y amplitud definidos.</text:p>
      <text:p text:style-name="Figure"><text:soft-page-break/><text:span text:style-name="Fuente_20_de_20_párrafo_20_predeter."><text:span text:style-name="T1"><draw:frame draw:style-name="fr2" draw:name="Image12" text:anchor-type="as-char" svg:y="0in" svg:width="3.4898in" style:rel-width="scale" svg:height="4.0228in" style:rel-height="scale" draw:z-index="160"><draw:image xlink:href="Pictures/10000201000001A3000002031C89D068.png" xlink:type="simple" xlink:show="embed" xlink:actuate="onLoad"/><svg:desc> </svg:desc></draw:frame></text:span></text:span></text:p>
      <text:list xml:id="list164652434452597" text:continue-list="list164653449831734" text:style-name="LFO3">
        <text:list-item>
          <text:list>
            <text:list-item>
              <text:p text:style-name="P30"><text:bookmark-start text:name="_Toc180477131"/><text:bookmark-start text:name="_Toc197327817"/><text:bookmark-start text:name="_Toc231724632"/><text:bookmark-start text:name="_Toc258841152"/><text:bookmark-start text:name="_Toc258925783"/><text:bookmark-start text:name="_Toc258926690"/><text:bookmark-start text:name="_Toc259025762"/><text:bookmark-start text:name="_Toc259176088"/><text:bookmark-start text:name="_Toc259179225"/><text:bookmark-start text:name="_Toc260740630"/><text:bookmark-start text:name="_Toc260910252"/><text:bookmark-start text:name="_Toc260998694"/><text:bookmark-start text:name="_Toc267049016"/><text:bookmark-start text:name="_Toc272325860"/><text:bookmark-start text:name="_Toc275156493"/><text:bookmark-start text:name="_Toc277173170"/>Lista de verificaciones<text:bookmark-end text:name="_Toc180477131"/><text:bookmark-end text:name="_Toc197327817"/><text:bookmark-end text:name="_Toc231724632"/><text:bookmark-end text:name="_Toc258841152"/><text:bookmark-end text:name="_Toc258925783"/><text:bookmark-end text:name="_Toc258926690"/><text:bookmark-end text:name="_Toc259025762"/><text:bookmark-end text:name="_Toc259176088"/><text:bookmark-end text:name="_Toc259179225"/><text:bookmark-end text:name="_Toc260740630"/><text:bookmark-end text:name="_Toc260910252"/><text:bookmark-end text:name="_Toc260998694"/><text:bookmark-end text:name="_Toc267049016"/><text:bookmark-end text:name="_Toc272325860"/><text:bookmark-end text:name="_Toc275156493"/><text:bookmark-end text:name="_Toc277173170"/></text:p>
            </text:list-item>
          </text:list>
        </text:list-item>
      </text:list>
      <text:p text:style-name="P">En la realización del análisis de accesibilidad de cada página de un portal se comprueba la adecuación de un conjunto finito de verificaciones definidas en función de un nivel de análisis y un nivel de adecuación:</text:p>
      <text:list xml:id="list140419586921211" text:style-name="Estilo_20_Con_20_viñetas">
        <text:list-item>
          <text:p text:style-name="P17"><text:span text:style-name="Fuente_20_de_20_párrafo_20_predeter."><text:span text:style-name="T3">Nivel de análisis</text:span></text:span>: se refiere al tipo de características a observar dentro de una determinada página Web. Se definen dos niveles de análisis, cada nivel de análisis contiene un conjunto de verificaciones. </text:p>
          <text:list>
            <text:list-item>
              <text:p text:style-name="P17"><text:span text:style-name="Fuente_20_de_20_párrafo_20_predeter."><text:span text:style-name="T3">Nivel de Análisis I</text:span></text:span>: se encarga de características genéricas de accesibilidad y estándares acerca de una página.</text:p>
            </text:list-item>
            <text:list-item>
              <text:p text:style-name="P17"><text:span text:style-name="Fuente_20_de_20_párrafo_20_predeter."><text:span text:style-name="T3">Nivel de Análisis II</text:span></text:span>: se encarga de características concretas de accesibilidad acerca de una página.</text:p>
            </text:list-item>
          </text:list>
        </text:list-item>
        <text:list-item>
          <text:p text:style-name="P17"><text:span text:style-name="Fuente_20_de_20_párrafo_20_predeter."><text:span text:style-name="T3">Nivel de adecuación</text:span></text:span>: se definen dos niveles de adecuación en función de la prioridad de las características analizadas.</text:p>
          <text:list>
            <text:list-item>
              <text:p text:style-name="P17"><text:span text:style-name="Fuente_20_de_20_párrafo_20_predeter."><text:span text:style-name="T3">Prioridad 1</text:span></text:span>: se encarga de características básicas que una página Web tiene que cumplir para ser accesible. Las verificaciones de este nivel están enmarcadas en los requisitos de Prioridad 1 de la norma UNE 139803:2004.</text:p>
            </text:list-item>
            <text:list-item>
              <text:p text:style-name="P17"><text:span text:style-name="Fuente_20_de_20_párrafo_20_predeter."><text:span text:style-name="T3">Prioridad 2</text:span></text:span>: se encarga de características más complejas que una página Web debe cumplir para ser accesible. Las verificaciones de este nivel están enmarcadas en los requisitos de Prioridad 2 de la norma UNE 139803:2004.</text:p>
            </text:list-item>
          </text:list>
        </text:list-item>
      </text:list>
      <text:p text:style-name="P">Cada verificación viene definida por una serie de elementos:</text:p>
      <text:list xml:id="list164654104663206" text:continue-numbering="true" text:style-name="Estilo_20_Con_20_viñetas">
        <text:list-item>
          <text:p text:style-name="P17"><text:span text:style-name="Fuente_20_de_20_párrafo_20_predeter."><text:span text:style-name="T3">Identificador de la verificación</text:spa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17"><text:span text:style-name="Fuente_20_de_20_párrafo_20_predeter."><text:span text:style-name="T3">Nombre de la verificación</text:span></text:span>: Indica el elemento o característica a ser evaluado. </text:p>
        </text:list-item>
        <text:list-item>
          <text:p text:style-name="P17"><text:span text:style-name="Fuente_20_de_20_párrafo_20_predeter."><text:span text:style-name="T3">Pregunta</text:span></text:span>: Se trata de una pregunta concreta que especifica cómo se debe evaluar la verificación.</text:p>
        </text:list-item>
        <text:list-item>
          <text:p text:style-name="P17"><text:span text:style-name="Fuente_20_de_20_párrafo_20_predeter."><text:span text:style-name="T3">Respuestas</text:span></text:span>: Posibles respuestas a la pregunta formulada para cada verificación.</text:p>
        </text:list-item>
        <text:list-item>
          <text:p text:style-name="P17"><text:span text:style-name="Fuente_20_de_20_párrafo_20_predeter."><text:span text:style-name="T3">Valor</text:span></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elementos evaluados en la verificación (por ejemplo una verificación relativa a tablas de datos en una página que no tiene tablas de datos) se asignará el valor No Puntúa; <text:soft-page-break/>cuando en una página se superan los niveles mínimos exigidos en la comprobación se asignará el valor 1; en caso contrario se asignará el valor 0.</text:p>
        </text:list-item>
        <text:list-item>
          <text:p text:style-name="P17"><text:span text:style-name="Fuente_20_de_20_párrafo_20_predeter."><text:span text:style-name="T3">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 un problema de accesibilidad.</text:p>
        </text:list-item>
      </text:list>
      <text:p text:style-name="P">El observatorio consiste en un total de <text:span text:style-name="Fuente_20_de_20_párrafo_20_predeter."><text:span text:style-name="T3">20 verificaciones</text:span></text:span> distribuidas en los grupos de análisis y adecuación explicados anteriormente. Estas verificaciones contemplan los principales aspectos de accesibilidad que una página web debe cumplir.</text:p>
      <text:p text:style-name="P">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P">La elección de una muestra representativa de los aspectos de accesibilidad a analizar, en lugar del análisis de todos los requisitos de la norma UNE 139803:2004, permite no solo <text:span text:style-name="Fuente_20_de_20_párrafo_20_predeter."><text:span text:style-name="T3">reducir el tiempo </text:span></text:span>de obtención de los resultados, sino <text:span text:style-name="Fuente_20_de_20_párrafo_20_predeter."><text:span text:style-name="T3">centrar la atención y los esfuerzos en aquellos aspectos más importantes</text:span></text:span> y relevantes de la accesibilidad de un sitio web.</text:p>
      <text:p text:style-name="P">Mientras que un análisis exhaustivo de accesibilidad pretende obtener unos resultados detallados de la accesibilidad de un sitio web, incluyendo todas las posibles inadecuaciones que presente éste respecto a los requisitos de accesibilidad de la norma UNE 139803:2004; el objetivo de un Observatorio de Accesibilidad es obtener una <text:span text:style-name="Fuente_20_de_20_párrafo_20_predeter."><text:span text:style-name="T3">visión global</text:span></text:span> del grado de accesibilidad presente en un conjunto de sitios web. Por ello, un análisis en profundidad puede ser contraproducente.</text:p>
      <text:p text:style-name="P">A continuación se muestran las tablas que indican las verificaciones tomadas en cuenta en el presente Observatorio de Accesibilidad Web:</text:p>
      <text:p text:style-name="P"/>
      <text:p text:style-name="P20">Tabla 1. Definición de puntos de verificación Nivel de Análisis 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6">PRIORIDAD 1</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3" office:value-type="string">
            <text:p text:style-name="Identificador_20_tabla_20_metodologia">1.1.1</text:p>
          </table:table-cell>
          <table:table-cell table:style-name="Table1.B3" office:value-type="string">
            <text:p text:style-name="Nombre_20_tabla_20_metodologia">Existencia de <text:line-break/>textos alternativos</text:p>
          </table:table-cell>
          <table:table-cell table:style-name="Table1.C3" office:value-type="string">
            <text:p text:style-name="Pregunta_20_tabla_20_metodologia">¿Los elementos no textuales tienen texto alternativo adecuado?</text:p>
          </table:table-cell>
          <table:table-cell table:style-name="Table1.D3" office:value-type="string">
            <text:p text:style-name="Respuesta_20_tabla_20_metodologia">No hay elementos no textuales</text:p>
            <text:p text:style-name="Respuesta_20_tabla_20_metodologia">Sí</text:p>
            <text:p text:style-name="Respuesta_20_tabla_20_metodologia">No</text:p>
          </table:table-cell>
          <table:table-cell table:style-name="Table1.E3" office:value-type="string">
            <text:p text:style-name="Nombre_20_tabla_20_metodologia">No Puntúa</text:p>
            <text:p text:style-name="Nombre_20_tabla_20_metodologia">1</text:p>
            <text:p text:style-name="Nombre_20_tabla_20_metodologia">0</text:p>
          </table:table-cell>
          <table:table-cell table:style-name="Table1.F3" office:value-type="string">
            <text:p text:style-name="Nombre_20_tabla_20_metodologia"><text:span text:style-name="Fuente_20_de_20_párrafo_20_predeter."><text:span text:style-name="T1"><draw:frame draw:style-name="fr2" draw:name="Imagen 17" text:anchor-type="as-char" svg:y="0in" svg:width="0.1252in" style:rel-width="scale" svg:height="0.1043in" style:rel-height="scale" draw:z-index="3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18" text:anchor-type="as-char" svg:y="0in" svg:width="0.1252in" style:rel-width="scale" svg:height="0.1043in" style:rel-height="scale" draw:z-index="32"><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19" text:anchor-type="as-char" svg:y="0in" svg:width="0.1252in" style:rel-width="scale" svg:height="0.1043in" style:rel-height="scale" draw:z-index="33"><draw:image xlink:href="Pictures/100000000000000C0000000AFB075721.png" xlink:type="simple" xlink:show="embed" xlink:actuate="onLoad"/><svg:desc>Falla</svg:desc></draw:frame></text:span></text:span></text:p>
          </table:table-cell>
        </table:table-row>
        <table:table-row table:style-name="Table1.3">
          <table:table-cell table:style-name="Table1.A4" office:value-type="string">
            <text:p text:style-name="Identificador_20_tabla_20_metodologia">1.1.2</text:p>
          </table:table-cell>
          <table:table-cell table:style-name="Table1.B4" office:value-type="string">
            <text:p text:style-name="Nombre_20_tabla_20_metodologia">Uso adecuado de JavaScript</text:p>
          </table:table-cell>
          <table:table-cell table:style-name="Table1.C4" office:value-type="string">
            <text:p text:style-name="Pregunta_20_tabla_20_metodologia">¿Se pueden seguir utilizando los elementos de navegación al desactivar JavaScript, y mediante distintos dispositivos de entrada?</text:p>
          </table:table-cell>
          <table:table-cell table:style-name="Table1.D4" office:value-type="string">
            <text:p text:style-name="Respuesta_20_tabla_20_metodologia">No hay elementos de navegación</text:p>
            <text:p text:style-name="Respuesta_20_tabla_20_metodologia">Sí</text:p>
            <text:p text:style-name="Respuesta_20_tabla_20_metodologia">No</text:p>
          </table:table-cell>
          <table:table-cell table:style-name="Table1.E4" office:value-type="string">
            <text:p text:style-name="Nombre_20_tabla_20_metodologia">No Puntúa</text:p>
            <text:p text:style-name="Nombre_20_tabla_20_metodologia">1</text:p>
            <text:p text:style-name="Nombre_20_tabla_20_metodologia">0</text:p>
          </table:table-cell>
          <table:table-cell table:style-name="Table1.F4" office:value-type="string">
            <text:p text:style-name="Nombre_20_tabla_20_metodologia"><text:span text:style-name="Fuente_20_de_20_párrafo_20_predeter."><text:span text:style-name="T1"><draw:frame draw:style-name="fr2" draw:name="Imagen 20" text:anchor-type="as-char" svg:y="0in" svg:width="0.1252in" style:rel-width="scale" svg:height="0.1043in" style:rel-height="scale" draw:z-index="3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21" text:anchor-type="as-char" svg:y="0in" svg:width="0.1252in" style:rel-width="scale" svg:height="0.1043in" style:rel-height="scale" draw:z-index="35"><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22" text:anchor-type="as-char" svg:y="0in" svg:width="0.1252in" style:rel-width="scale" svg:height="0.1043in" style:rel-height="scale" draw:z-index="36"><draw:image xlink:href="Pictures/100000000000000C0000000AFB075721.png" xlink:type="simple" xlink:show="embed" xlink:actuate="onLoad"/><svg:desc>Falla</svg:desc></draw:frame></text:span></text:span></text:p>
          </table:table-cell>
        </table:table-row>
        <table:table-row table:style-name="Table1.3">
          <table:table-cell table:style-name="Table1.A5" office:value-type="string">
            <text:p text:style-name="Identificador_20_tabla_20_metodologia">1.1.3</text:p>
          </table:table-cell>
          <table:table-cell table:style-name="Table1.B5" office:value-type="string">
            <text:p text:style-name="Nombre_20_tabla_20_metodologia">Identificación y alternativas para marcos</text:p>
          </table:table-cell>
          <table:table-cell table:style-name="Table1.C5" office:value-type="string">
            <text:p text:style-name="Pregunta_20_tabla_20_metodologia">¿Todos los marcos tienen un título y una alternativa?</text:p>
          </table:table-cell>
          <table:table-cell table:style-name="Table1.D5" office:value-type="string">
            <text:p text:style-name="Respuesta_20_tabla_20_metodologia">No se usan</text:p>
            <text:p text:style-name="Respuesta_20_tabla_20_metodologia">Sí</text:p>
            <text:p text:style-name="Respuesta_20_tabla_20_metodologia">No</text:p>
          </table:table-cell>
          <table:table-cell table:style-name="Table1.E5" office:value-type="string">
            <text:p text:style-name="Nombre_20_tabla_20_metodologia">1</text:p>
            <text:p text:style-name="Nombre_20_tabla_20_metodologia">0</text:p>
            <text:p text:style-name="Nombre_20_tabla_20_metodologia">0</text:p>
          </table:table-cell>
          <table:table-cell table:style-name="Table1.F5" office:value-type="string">
            <text:p text:style-name="Nombre_20_tabla_20_metodologia"><text:span text:style-name="Fuente_20_de_20_párrafo_20_predeter."><text:span text:style-name="T1"><draw:frame draw:style-name="fr2" draw:name="Imagen 23" text:anchor-type="as-char" svg:y="0in" svg:width="0.1252in" style:rel-width="scale" svg:height="0.1043in" style:rel-height="scale" draw:z-index="37"><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24" text:anchor-type="as-char" svg:y="0in" svg:width="0.1252in" style:rel-width="scale" svg:height="0.1043in" style:rel-height="scale" draw:z-index="38"><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25" text:anchor-type="as-char" svg:y="0in" svg:width="0.1252in" style:rel-width="scale" svg:height="0.1043in" style:rel-height="scale" draw:z-index="39"><draw:image xlink:href="Pictures/100000000000000C0000000AFB075721.png" xlink:type="simple" xlink:show="embed" xlink:actuate="onLoad"/><svg:desc>Falla</svg:desc></draw:frame></text:span></text:span></text:p>
          </table:table-cell>
        </table:table-row>
        <table:table-row table:style-name="Table1.3">
          <table:table-cell table:style-name="Table1.A6" office:value-type="string">
            <text:p text:style-name="Identificador_20_tabla_20_metodologia">1.1.4</text:p>
          </table:table-cell>
          <table:table-cell table:style-name="Table1.B6" office:value-type="string">
            <text:p text:style-name="Nombre_20_tabla_20_metodologia">Enlaces descriptivos</text:p>
          </table:table-cell>
          <table:table-cell table:style-name="Table1.C6" office:value-type="string">
            <text:p text:style-name="Pregunta_20_tabla_20_metodologia">¿Los enlaces tienen un texto adecuado?</text:p>
          </table:table-cell>
          <table:table-cell table:style-name="Table1.D6" office:value-type="string">
            <text:p text:style-name="Respuesta_20_tabla_20_metodologia">No hay enlaces</text:p>
            <text:p text:style-name="Respuesta_20_tabla_20_metodologia">Sí</text:p>
            <text:p text:style-name="Respuesta_20_tabla_20_metodologia">No</text:p>
          </table:table-cell>
          <table:table-cell table:style-name="Table1.E6" office:value-type="string">
            <text:p text:style-name="Nombre_20_tabla_20_metodologia">No Puntúa</text:p>
            <text:p text:style-name="Nombre_20_tabla_20_metodologia">1</text:p>
            <text:p text:style-name="Nombre_20_tabla_20_metodologia">0</text:p>
          </table:table-cell>
          <table:table-cell table:style-name="Table1.F6" office:value-type="string">
            <text:p text:style-name="Nombre_20_tabla_20_metodologia"><text:span text:style-name="Fuente_20_de_20_párrafo_20_predeter."><text:span text:style-name="T1"><draw:frame draw:style-name="fr2" draw:name="Image13" text:anchor-type="as-char" svg:y="0in" svg:width="0.1252in" style:rel-width="scale" svg:height="0.1043in" style:rel-height="scale" draw:z-index="40"><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27" text:anchor-type="as-char" svg:y="0in" svg:width="0.1252in" style:rel-width="scale" svg:height="0.1043in" style:rel-height="scale" draw:z-index="4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28" text:anchor-type="as-char" svg:y="0in" svg:width="0.1252in" style:rel-width="scale" svg:height="0.1043in" style:rel-height="scale" draw:z-index="42"><draw:image xlink:href="Pictures/100000000000000C0000000AFB075721.png" xlink:type="simple" xlink:show="embed" xlink:actuate="onLoad"/><svg:desc>Falla</svg:desc></draw:frame></text:span></text:span></text:p>
          </table:table-cell>
        </table:table-row>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6">PRIORIDAD 2</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9" office:value-type="string">
            <text:p text:style-name="Identificador_20_tabla_20_metodologia">1.2.1</text:p>
          </table:table-cell>
          <table:table-cell table:style-name="Table1.B9" office:value-type="string">
            <text:p text:style-name="Nombre_20_tabla_20_metodologia">Código Válido (HTML y CSS)</text:p>
          </table:table-cell>
          <table:table-cell table:style-name="Table1.C9" office:value-type="string">
            <text:p text:style-name="Pregunta_20_tabla_20_metodologia">¿Son las gramáticas HTML y CSS válidas?</text:p>
          </table:table-cell>
          <table:table-cell table:style-name="Table1.D9" office:value-type="string">
            <text:p text:style-name="Respuesta_20_tabla_20_metodologia">Sí</text:p>
            <text:p text:style-name="Respuesta_20_tabla_20_metodologia">No, con pequeños fallos</text:p>
            <text:p text:style-name="Respuesta_20_tabla_20_metodologia">No</text:p>
          </table:table-cell>
          <table:table-cell table:style-name="Table1.E9" office:value-type="string">
            <text:p text:style-name="Nombre_20_tabla_20_metodologia">1</text:p>
            <text:p text:style-name="Nombre_20_tabla_20_metodologia">0</text:p>
            <text:p text:style-name="Nombre_20_tabla_20_metodologia">0</text:p>
          </table:table-cell>
          <table:table-cell table:style-name="Table1.F9" office:value-type="string">
            <text:p text:style-name="Nombre_20_tabla_20_metodologia"><text:span text:style-name="Fuente_20_de_20_párrafo_20_predeter."><text:span text:style-name="T1"><draw:frame draw:style-name="fr2" draw:name="Imagen 32" text:anchor-type="as-char" svg:y="0in" svg:width="0.1252in" style:rel-width="scale" svg:height="0.1043in" style:rel-height="scale" draw:z-index="43"><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33" text:anchor-type="as-char" svg:y="0in" svg:width="0.1252in" style:rel-width="scale" svg:height="0.1043in" style:rel-height="scale" draw:z-index="4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34" text:anchor-type="as-char" svg:y="0in" svg:width="0.1252in" style:rel-width="scale" svg:height="0.1043in" style:rel-height="scale" draw:z-index="45"><draw:image xlink:href="Pictures/100000000000000C0000000AFB075721.png" xlink:type="simple" xlink:show="embed" xlink:actuate="onLoad"/><svg:desc>Falla</svg:desc></draw:frame></text:span></text:span></text:p>
          </table:table-cell>
        </table:table-row>
        <table:table-row table:style-name="Table1.3">
          <table:table-cell table:style-name="Table1.A10" office:value-type="string">
            <text:p text:style-name="Identificador_20_tabla_20_metodologia">1.2.2</text:p>
          </table:table-cell>
          <table:table-cell table:style-name="Table1.B10" office:value-type="string">
            <text:p text:style-name="Nombre_20_tabla_20_metodologia">Redimensión de texto</text:p>
          </table:table-cell>
          <table:table-cell table:style-name="Table1.C10" office:value-type="string">
            <text:p text:style-name="Pregunta_20_tabla_20_metodologia">¿Se utilizan unidades relativas para definir el tamaño del texto? </text:p>
          </table:table-cell>
          <table:table-cell table:style-name="Table1.D10" office:value-type="string">
            <text:p text:style-name="Respuesta_20_tabla_20_metodologia">Sí</text:p>
            <text:p text:style-name="Respuesta_20_tabla_20_metodologia">No</text:p>
          </table:table-cell>
          <table:table-cell table:style-name="Table1.E10" office:value-type="string">
            <text:p text:style-name="Nombre_20_tabla_20_metodologia">1</text:p>
            <text:p text:style-name="Nombre_20_tabla_20_metodologia">0</text:p>
          </table:table-cell>
          <table:table-cell table:style-name="Table1.F10" office:value-type="string">
            <text:p text:style-name="Nombre_20_tabla_20_metodologia"><text:span text:style-name="Fuente_20_de_20_párrafo_20_predeter."><text:span text:style-name="T1"><draw:frame draw:style-name="fr2" draw:name="Image14" text:anchor-type="as-char" svg:y="0in" svg:width="0.1252in" style:rel-width="scale" svg:height="0.1043in" style:rel-height="scale" draw:z-index="46"><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15" text:anchor-type="as-char" svg:y="0in" svg:width="0.1252in" style:rel-width="scale" svg:height="0.1043in" style:rel-height="scale" draw:z-index="47"><draw:image xlink:href="Pictures/100000000000000C0000000AFB075721.png" xlink:type="simple" xlink:show="embed" xlink:actuate="onLoad"/><svg:desc>Falla</svg:desc></draw:frame></text:span></text:span></text:p>
          </table:table-cell>
        </table:table-row>
        <table:table-row table:style-name="Table1.3">
          <table:table-cell table:style-name="Table1.A11" office:value-type="string">
            <text:p text:style-name="Identificador_20_tabla_20_metodologia">1.2.3</text:p>
          </table:table-cell>
          <table:table-cell table:style-name="Table1.B11" office:value-type="string">
            <text:p text:style-name="Nombre_20_tabla_20_metodologia">Uso de encabezados</text:p>
          </table:table-cell>
          <table:table-cell table:style-name="Table1.C11" office:value-type="string">
            <text:p text:style-name="Pregunta_20_tabla_20_metodologia">¿Se usan encabezados para reflejar la estructura del documento de forma aceptable?</text:p>
          </table:table-cell>
          <table:table-cell table:style-name="Table1.D11" office:value-type="string">
            <text:p text:style-name="Respuesta_20_tabla_20_metodologia">Sí </text:p>
            <text:p text:style-name="Respuesta_20_tabla_20_metodologia">Sí, pero no los suficientes</text:p>
            <text:p text:style-name="Respuesta_20_tabla_20_metodologia">No</text:p>
          </table:table-cell>
          <table:table-cell table:style-name="Table1.E11" office:value-type="string">
            <text:p text:style-name="Nombre_20_tabla_20_metodologia">1</text:p>
            <text:p text:style-name="Nombre_20_tabla_20_metodologia">0</text:p>
            <text:p text:style-name="Nombre_20_tabla_20_metodologia">0</text:p>
          </table:table-cell>
          <table:table-cell table:style-name="Table1.F11" office:value-type="string">
            <text:p text:style-name="Nombre_20_tabla_20_metodologia"><text:span text:style-name="Fuente_20_de_20_párrafo_20_predeter."><text:span text:style-name="T1"><draw:frame draw:style-name="fr2" draw:name="Imagen 37" text:anchor-type="as-char" svg:y="0in" svg:width="0.1252in" style:rel-width="scale" svg:height="0.1043in" style:rel-height="scale" draw:z-index="48"><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38" text:anchor-type="as-char" svg:y="0in" svg:width="0.1252in" style:rel-width="scale" svg:height="0.1043in" style:rel-height="scale" draw:z-index="49"><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39" text:anchor-type="as-char" svg:y="0in" svg:width="0.1252in" style:rel-width="scale" svg:height="0.1043in" style:rel-height="scale" draw:z-index="50"><draw:image xlink:href="Pictures/100000000000000C0000000AFB075721.png" xlink:type="simple" xlink:show="embed" xlink:actuate="onLoad"/><svg:desc>Falla</svg:desc></draw:frame></text:span></text:span></text:p>
          </table:table-cell>
        </table:table-row>
        <table:table-row table:style-name="Table1.3">
          <table:table-cell table:style-name="Table1.A12" office:value-type="string">
            <text:p text:style-name="Identificador_20_tabla_20_metodologia">1.2.4</text:p>
          </table:table-cell>
          <table:table-cell table:style-name="Table1.B12" office:value-type="string">
            <text:p text:style-name="Nombre_20_tabla_20_metodologia">Utilización de tecnologías actuales</text:p>
          </table:table-cell>
          <table:table-cell table:style-name="Table1.C12" office:value-type="string">
            <text:p text:style-name="Pregunta_20_tabla_20_metodologia">¿Se utilizan hojas de estilo en lugar de elementos o atributos desaconsejados u obsoletos?</text:p>
          </table:table-cell>
          <table:table-cell table:style-name="Table1.D12" office:value-type="string">
            <text:p text:style-name="Respuesta_20_tabla_20_metodologia">Sí</text:p>
            <text:p text:style-name="Respuesta_20_tabla_20_metodologia">No</text:p>
          </table:table-cell>
          <table:table-cell table:style-name="Table1.E12" office:value-type="string">
            <text:p text:style-name="Nombre_20_tabla_20_metodologia">1</text:p>
            <text:p text:style-name="Nombre_20_tabla_20_metodologia">0</text:p>
          </table:table-cell>
          <table:table-cell table:style-name="Table1.F12" office:value-type="string">
            <text:p text:style-name="Nombre_20_tabla_20_metodologia"><text:span text:style-name="Fuente_20_de_20_párrafo_20_predeter."><text:span text:style-name="T1"><draw:frame draw:style-name="fr2" draw:name="Imagen 40" text:anchor-type="as-char" svg:y="0in" svg:width="0.1252in" style:rel-width="scale" svg:height="0.1043in" style:rel-height="scale" draw:z-index="5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41" text:anchor-type="as-char" svg:y="0in" svg:width="0.1252in" style:rel-width="scale" svg:height="0.1043in" style:rel-height="scale" draw:z-index="52"><draw:image xlink:href="Pictures/100000000000000C0000000AFB075721.png" xlink:type="simple" xlink:show="embed" xlink:actuate="onLoad"/><svg:desc>Falla</svg:desc></draw:frame></text:span></text:span></text:p>
          </table:table-cell>
        </table:table-row>
        <table:table-row table:style-name="Table1.3">
          <table:table-cell table:style-name="Table1.A13" office:value-type="string">
            <text:p text:style-name="Identificador_20_tabla_20_metodologia">1.2.5</text:p>
          </table:table-cell>
          <table:table-cell table:style-name="Table1.B13" office:value-type="string">
            <text:p text:style-name="Nombre_20_tabla_20_metodologia">Asociación en formularios</text:p>
          </table:table-cell>
          <table:table-cell table:style-name="Table1.C13" office:value-type="string">
            <text:p text:style-name="Pregunta_20_tabla_20_metodologia">¿Todos los controles tienen etiquetas y están asociadas explícitamente?</text:p>
          </table:table-cell>
          <table:table-cell table:style-name="Table1.D13" office:value-type="string">
            <text:p text:style-name="Respuesta_20_tabla_20_metodologia">No hay formularios</text:p>
            <text:p text:style-name="Respuesta_20_tabla_20_metodologia">Sí</text:p>
            <text:p text:style-name="Respuesta_20_tabla_20_metodologia">No</text:p>
          </table:table-cell>
          <table:table-cell table:style-name="Table1.E13" office:value-type="string">
            <text:p text:style-name="Nombre_20_tabla_20_metodologia">No Puntúa</text:p>
            <text:p text:style-name="Nombre_20_tabla_20_metodologia">1</text:p>
            <text:p text:style-name="Nombre_20_tabla_20_metodologia">0</text:p>
          </table:table-cell>
          <table:table-cell table:style-name="Table1.F13" office:value-type="string">
            <text:p text:style-name="Nombre_20_tabla_20_metodologia"><text:span text:style-name="Fuente_20_de_20_párrafo_20_predeter."><text:span text:style-name="T1"><draw:frame draw:style-name="fr2" draw:name="Imagen 42" text:anchor-type="as-char" svg:y="0in" svg:width="0.1252in" style:rel-width="scale" svg:height="0.1043in" style:rel-height="scale" draw:z-index="53"><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43" text:anchor-type="as-char" svg:y="0in" svg:width="0.1252in" style:rel-width="scale" svg:height="0.1043in" style:rel-height="scale" draw:z-index="5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44" text:anchor-type="as-char" svg:y="0in" svg:width="0.1252in" style:rel-width="scale" svg:height="0.1043in" style:rel-height="scale" draw:z-index="55"><draw:image xlink:href="Pictures/100000000000000C0000000AFB075721.png" xlink:type="simple" xlink:show="embed" xlink:actuate="onLoad"/><svg:desc>Falla</svg:desc></draw:frame></text:span></text:span></text:p>
          </table:table-cell>
        </table:table-row>
        <table:table-row table:style-name="Table1.3">
          <table:table-cell table:style-name="Table1.A14" office:value-type="string">
            <text:p text:style-name="Identificador_20_tabla_20_metodologia">1.2.6</text:p>
          </table:table-cell>
          <table:table-cell table:style-name="Table1.B14" office:value-type="string">
            <text:p text:style-name="Nombre_20_tabla_20_metodologia">Sección Accesibilidad</text:p>
          </table:table-cell>
          <table:table-cell table:style-name="Table1.C14" office:value-type="string">
            <text:p text:style-name="Pregunta_20_tabla_20_metodologia">¿La página tiene un enlace a la sección Accesibilidad y ésta tiene dirección de contacto y fecha de revisión?</text:p>
          </table:table-cell>
          <table:table-cell table:style-name="Table1.D14" office:value-type="string">
            <text:p text:style-name="Respuesta_20_tabla_20_metodologia">Sí</text:p>
            <text:p text:style-name="Respuesta_20_tabla_20_metodologia">Sí, sin contacto o fecha</text:p>
            <text:p text:style-name="Respuesta_20_tabla_20_metodologia">No</text:p>
          </table:table-cell>
          <table:table-cell table:style-name="Table1.E14" office:value-type="string">
            <text:p text:style-name="Nombre_20_tabla_20_metodologia">1</text:p>
            <text:p text:style-name="Nombre_20_tabla_20_metodologia">0</text:p>
            <text:p text:style-name="Nombre_20_tabla_20_metodologia">0</text:p>
          </table:table-cell>
          <table:table-cell table:style-name="Table1.F14" office:value-type="string">
            <text:p text:style-name="Nombre_20_tabla_20_metodologia"><text:span text:style-name="Fuente_20_de_20_párrafo_20_predeter."><text:span text:style-name="T1"><draw:frame draw:style-name="fr2" draw:name="Imagen 58" text:anchor-type="as-char" svg:y="0in" svg:width="0.1252in" style:rel-width="scale" svg:height="0.1043in" style:rel-height="scale" draw:z-index="56"><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59" text:anchor-type="as-char" svg:y="0in" svg:width="0.1252in" style:rel-width="scale" svg:height="0.1043in" style:rel-height="scale" draw:z-index="57"><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60" text:anchor-type="as-char" svg:y="0in" svg:width="0.1252in" style:rel-width="scale" svg:height="0.1043in" style:rel-height="scale" draw:z-index="58"><draw:image xlink:href="Pictures/100000000000000C0000000AFB075721.png" xlink:type="simple" xlink:show="embed" xlink:actuate="onLoad"/><svg:desc>Falla</svg:desc></draw:frame></text:span></text:span></text:p>
          </table:table-cell>
        </table:table-row>
      </table:table>
      <text:p text:style-name="P10">Tabla 2. Definición de puntos de verificación Nivel de Análisis II</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6">PRIORIDAD 1</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3" office:value-type="string">
            <text:p text:style-name="Identificador_20_tabla_20_metodologia">2.1.1</text:p>
          </table:table-cell>
          <table:table-cell table:style-name="Table2.B3" office:value-type="string">
            <text:p text:style-name="Nombre_20_tabla_20_metodologia">Tablas de datos con <text:line-break/>encabezados</text:p>
          </table:table-cell>
          <table:table-cell table:style-name="Table2.C3" office:value-type="string">
            <text:p text:style-name="Pregunta_20_tabla_20_metodologia">Las tablas de datos, ¿tienen encabezados, resumen, y asociación de celdas en caso de ser complejas?</text:p>
          </table:table-cell>
          <table:table-cell table:style-name="Table2.D3" office:value-type="string">
            <text:p text:style-name="Respuesta_20_tabla_20_metodologia">No se usan tablas de datos</text:p>
            <text:p text:style-name="Respuesta_20_tabla_20_metodologia">Sí</text:p>
            <text:p text:style-name="Respuesta_20_tabla_20_metodologia">No</text:p>
          </table:table-cell>
          <table:table-cell table:style-name="Table2.E3" office:value-type="string">
            <text:p text:style-name="Nombre_20_tabla_20_metodologia">No Puntúa</text:p>
            <text:p text:style-name="Nombre_20_tabla_20_metodologia">1</text:p>
            <text:p text:style-name="Nombre_20_tabla_20_metodologia">0</text:p>
          </table:table-cell>
          <table:table-cell table:style-name="Table2.F3" office:value-type="string">
            <text:p text:style-name="Nombre_20_tabla_20_metodologia"><text:span text:style-name="Fuente_20_de_20_párrafo_20_predeter."><text:span text:style-name="T1"><draw:frame draw:style-name="fr2" draw:name="Imagen 29" text:anchor-type="as-char" svg:y="0in" svg:width="0.1252in" style:rel-width="scale" svg:height="0.1043in" style:rel-height="scale" draw:z-index="59"><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30" text:anchor-type="as-char" svg:y="0in" svg:width="0.1252in" style:rel-width="scale" svg:height="0.1043in" style:rel-height="scale" draw:z-index="60"><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31" text:anchor-type="as-char" svg:y="0in" svg:width="0.1252in" style:rel-width="scale" svg:height="0.1043in" style:rel-height="scale" draw:z-index="61"><draw:image xlink:href="Pictures/100000000000000C0000000AFB075721.png" xlink:type="simple" xlink:show="embed" xlink:actuate="onLoad"/><svg:desc>Falla</svg:desc></draw:frame></text:span></text:span></text:p>
          </table:table-cell>
        </table:table-row>
        <table:table-row table:style-name="Table2.3">
          <table:table-cell table:style-name="Table2.A4" office:value-type="string">
            <text:p text:style-name="Identificador_20_tabla_20_metodologia">2.1.2</text:p>
          </table:table-cell>
          <table:table-cell table:style-name="Table2.B4" office:value-type="string">
            <text:p text:style-name="Nombre_20_tabla_20_metodologia">Identificación de idiomas</text:p>
          </table:table-cell>
          <table:table-cell table:style-name="Table2.C4" office:value-type="string">
            <text:p text:style-name="Pregunta_20_tabla_20_metodologia">¿Se identifica el idioma principal y los cambios de idioma correctamente?</text:p>
          </table:table-cell>
          <table:table-cell table:style-name="Table2.D4" office:value-type="string">
            <text:p text:style-name="Respuesta_20_tabla_20_metodologia">Sí</text:p>
            <text:p text:style-name="Respuesta_20_tabla_20_metodologia">No</text:p>
          </table:table-cell>
          <table:table-cell table:style-name="Table2.E4" office:value-type="string">
            <text:p text:style-name="Nombre_20_tabla_20_metodologia">1</text:p>
            <text:p text:style-name="Nombre_20_tabla_20_metodologia">0</text:p>
          </table:table-cell>
          <table:table-cell table:style-name="Table2.F4" office:value-type="string">
            <text:p text:style-name="Nombre_20_tabla_20_metodologia"><text:span text:style-name="Fuente_20_de_20_párrafo_20_predeter."><text:span text:style-name="T1"><draw:frame draw:style-name="fr2" draw:name="Imagen 47" text:anchor-type="as-char" svg:y="0in" svg:width="0.1252in" style:rel-width="scale" svg:height="0.1043in" style:rel-height="scale" draw:z-index="62"><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48" text:anchor-type="as-char" svg:y="0in" svg:width="0.1252in" style:rel-width="scale" svg:height="0.1043in" style:rel-height="scale" draw:z-index="63"><draw:image xlink:href="Pictures/100000000000000C0000000AFB075721.png" xlink:type="simple" xlink:show="embed" xlink:actuate="onLoad"/><svg:desc>Falla</svg:desc></draw:frame></text:span></text:span></text:p>
          </table:table-cell>
        </table:table-row>
        <table:table-row table:style-name="Table2.3">
          <table:table-cell table:style-name="Table2.A5" office:value-type="string">
            <text:p text:style-name="Identificador_20_tabla_20_metodologia">2.1.3</text:p>
          </table:table-cell>
          <table:table-cell table:style-name="Table2.B5" office:value-type="string">
            <text:p text:style-name="Nombre_20_tabla_20_metodologia">Control del usuario</text:p>
          </table:table-cell>
          <table:table-cell table:style-name="Table2.C5" office:value-type="string">
            <text:p text:style-name="Pregunta_20_tabla_20_metodologia">¿Puede el usuario controlar las redirecciones y actualizaciones automáticas?</text:p>
          </table:table-cell>
          <table:table-cell table:style-name="Table2.D5" office:value-type="string">
            <text:p text:style-name="Respuesta_20_tabla_20_metodologia">Sí</text:p>
            <text:p text:style-name="Respuesta_20_tabla_20_metodologia">No</text:p>
          </table:table-cell>
          <table:table-cell table:style-name="Table2.E5" office:value-type="string">
            <text:p text:style-name="Nombre_20_tabla_20_metodologia">1</text:p>
            <text:p text:style-name="Nombre_20_tabla_20_metodologia">0</text:p>
          </table:table-cell>
          <table:table-cell table:style-name="Table2.F5" office:value-type="string">
            <text:p text:style-name="Nombre_20_tabla_20_metodologia"><text:span text:style-name="Fuente_20_de_20_párrafo_20_predeter."><text:span text:style-name="T1"><draw:frame draw:style-name="fr2" draw:name="Imagen 49" text:anchor-type="as-char" svg:y="0in" svg:width="0.1252in" style:rel-width="scale" svg:height="0.1043in" style:rel-height="scale" draw:z-index="6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50" text:anchor-type="as-char" svg:y="0in" svg:width="0.1252in" style:rel-width="scale" svg:height="0.1043in" style:rel-height="scale" draw:z-index="65"><draw:image xlink:href="Pictures/100000000000000C0000000AFB075721.png" xlink:type="simple" xlink:show="embed" xlink:actuate="onLoad"/><svg:desc>Falla</svg:desc></draw:frame></text:span></text:span></text:p>
          </table:table-cell>
        </table:table-row>
        <table:table-row table:style-name="Table2.3">
          <table:table-cell table:style-name="Table2.A6" office:value-type="string">
            <text:p text:style-name="Identificador_20_tabla_20_metodologia">2.1.4</text:p>
          </table:table-cell>
          <table:table-cell table:style-name="Table2.B6" office:value-type="string">
            <text:p text:style-name="Nombre_20_tabla_20_metodologia">Lenguaje claro y sencillo</text:p>
          </table:table-cell>
          <table:table-cell table:style-name="Table2.C6" office:value-type="string">
            <text:p text:style-name="Pregunta_20_tabla_20_metodologia">¿El lenguaje utilizado es claro y sencillo?</text:p>
          </table:table-cell>
          <table:table-cell table:style-name="Table2.D6" office:value-type="string">
            <text:p text:style-name="Respuesta_20_tabla_20_metodologia">No hay texto</text:p>
            <text:p text:style-name="Respuesta_20_tabla_20_metodologia">Sí</text:p>
            <text:p text:style-name="Respuesta_20_tabla_20_metodologia">Dificultad media</text:p>
            <text:p text:style-name="Respuesta_20_tabla_20_metodologia">No</text:p>
          </table:table-cell>
          <table:table-cell table:style-name="Table2.E6" office:value-type="string">
            <text:p text:style-name="Nombre_20_tabla_20_metodologia">No Puntúa</text:p>
            <text:p text:style-name="Nombre_20_tabla_20_metodologia">1</text:p>
            <text:p text:style-name="Nombre_20_tabla_20_metodologia">0</text:p>
            <text:p text:style-name="Nombre_20_tabla_20_metodologia">0</text:p>
          </table:table-cell>
          <table:table-cell table:style-name="Table2.F6" office:value-type="string">
            <text:p text:style-name="Nombre_20_tabla_20_metodologia"><text:span text:style-name="Fuente_20_de_20_párrafo_20_predeter."><text:span text:style-name="T1"><draw:frame draw:style-name="fr2" draw:name="Imagen 51" text:anchor-type="as-char" svg:y="0in" svg:width="0.1252in" style:rel-width="scale" svg:height="0.1043in" style:rel-height="scale" draw:z-index="66"><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52" text:anchor-type="as-char" svg:y="0in" svg:width="0.1252in" style:rel-width="scale" svg:height="0.1043in" style:rel-height="scale" draw:z-index="67"><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53" text:anchor-type="as-char" svg:y="0in" svg:width="0.1252in" style:rel-width="scale" svg:height="0.1043in" style:rel-height="scale" draw:z-index="68"><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54" text:anchor-type="as-char" svg:y="0in" svg:width="0.1252in" style:rel-width="scale" svg:height="0.1043in" style:rel-height="scale" draw:z-index="69"><draw:image xlink:href="Pictures/100000000000000C0000000AFB075721.png" xlink:type="simple" xlink:show="embed" xlink:actuate="onLoad"/><svg:desc>Falla</svg:desc></draw:frame></text:span></text:span></text:p>
          </table:table-cell>
        </table:table-row>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6">PRIORIDAD 2</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9" office:value-type="string">
            <text:p text:style-name="Identificador_20_tabla_20_metodologia">2.2.1</text:p>
          </table:table-cell>
          <table:table-cell table:style-name="Table2.B9" office:value-type="string">
            <text:p text:style-name="Nombre_20_tabla_20_metodologia">Uso de listas</text:p>
          </table:table-cell>
          <table:table-cell table:style-name="Table2.C9" office:value-type="string">
            <text:p text:style-name="Pregunta_20_tabla_20_metodologia">¿Las listas están correctamente marcadas?</text:p>
          </table:table-cell>
          <table:table-cell table:style-name="Table2.D9" office:value-type="string">
            <text:p text:style-name="Respuesta_20_tabla_20_metodologia">No hay listas</text:p>
            <text:p text:style-name="Respuesta_20_tabla_20_metodologia">Sí</text:p>
            <text:p text:style-name="Respuesta_20_tabla_20_metodologia">No</text:p>
          </table:table-cell>
          <table:table-cell table:style-name="Table2.E9" office:value-type="string">
            <text:p text:style-name="Nombre_20_tabla_20_metodologia">No Puntúa</text:p>
            <text:p text:style-name="Nombre_20_tabla_20_metodologia">1</text:p>
            <text:p text:style-name="Nombre_20_tabla_20_metodologia">0</text:p>
          </table:table-cell>
          <table:table-cell table:style-name="Table2.F9" office:value-type="string">
            <text:p text:style-name="Nombre_20_tabla_20_metodologia"><text:span text:style-name="Fuente_20_de_20_párrafo_20_predeter."><text:span text:style-name="T1"><draw:frame draw:style-name="fr2" draw:name="Imagen 55" text:anchor-type="as-char" svg:y="0in" svg:width="0.1252in" style:rel-width="scale" svg:height="0.1043in" style:rel-height="scale" draw:z-index="70"><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16" text:anchor-type="as-char" svg:y="0in" svg:width="0.1252in" style:rel-width="scale" svg:height="0.1043in" style:rel-height="scale" draw:z-index="7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57" text:anchor-type="as-char" svg:y="0in" svg:width="0.1252in" style:rel-width="scale" svg:height="0.1043in" style:rel-height="scale" draw:z-index="72"><draw:image xlink:href="Pictures/100000000000000C0000000AFB075721.png" xlink:type="simple" xlink:show="embed" xlink:actuate="onLoad"/><svg:desc>Falla</svg:desc></draw:frame></text:span></text:span></text:p>
          </table:table-cell>
        </table:table-row>
        <table:table-row table:style-name="Table2.3">
          <table:table-cell table:style-name="Table2.A10" office:value-type="string">
            <text:p text:style-name="Identificador_20_tabla_20_metodologia">2.2.2</text:p>
          </table:table-cell>
          <table:table-cell table:style-name="Table2.B10" office:value-type="string">
            <text:p text:style-name="Nombre_20_tabla_20_metodologia">Separación de contenido <text:line-break/>y presentación</text:p>
          </table:table-cell>
          <table:table-cell table:style-name="Table2.C10" office:value-type="string">
            <text:p text:style-name="Pregunta_20_tabla_20_metodologia">¿Se utilizan únicamente hojas de estilo para la maquetación y presentación de los contenidos?</text:p>
          </table:table-cell>
          <table:table-cell table:style-name="Table2.D10" office:value-type="string">
            <text:p text:style-name="Respuesta_20_tabla_20_metodologia">Sí</text:p>
            <text:p text:style-name="Respuesta_20_tabla_20_metodologia">En general sí</text:p>
            <text:p text:style-name="Respuesta_20_tabla_20_metodologia">No</text:p>
          </table:table-cell>
          <table:table-cell table:style-name="Table2.E10" office:value-type="string">
            <text:p text:style-name="Nombre_20_tabla_20_metodologia">1</text:p>
            <text:p text:style-name="Nombre_20_tabla_20_metodologia">0</text:p>
            <text:p text:style-name="Nombre_20_tabla_20_metodologia">0</text:p>
          </table:table-cell>
          <table:table-cell table:style-name="Table2.F10" office:value-type="string">
            <text:p text:style-name="Nombre_20_tabla_20_metodologia"><text:span text:style-name="Fuente_20_de_20_párrafo_20_predeter."><text:span text:style-name="T1"><draw:frame draw:style-name="fr2" draw:name="Imagen 61" text:anchor-type="as-char" svg:y="0in" svg:width="0.1252in" style:rel-width="scale" svg:height="0.1043in" style:rel-height="scale" draw:z-index="73"><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62" text:anchor-type="as-char" svg:y="0in" svg:width="0.1252in" style:rel-width="scale" svg:height="0.1043in" style:rel-height="scale" draw:z-index="7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63" text:anchor-type="as-char" svg:y="0in" svg:width="0.1252in" style:rel-width="scale" svg:height="0.1043in" style:rel-height="scale" draw:z-index="75"><draw:image xlink:href="Pictures/100000000000000C0000000AFB075721.png" xlink:type="simple" xlink:show="embed" xlink:actuate="onLoad"/><svg:desc>Falla</svg:desc></draw:frame></text:span></text:span></text:p>
          </table:table-cell>
        </table:table-row>
        <table:table-row table:style-name="Table2.3">
          <table:table-cell table:style-name="Table2.A11" office:value-type="string">
            <text:p text:style-name="Identificador_20_tabla_20_metodologia">2.2.3</text:p>
          </table:table-cell>
          <table:table-cell table:style-name="Table2.B11" office:value-type="string">
            <text:p text:style-name="Nombre_20_tabla_20_metodologia">Metadatos</text:p>
          </table:table-cell>
          <table:table-cell table:style-name="Table2.C11" office:value-type="string">
            <text:p text:style-name="Pregunta_20_tabla_20_metodologia">¿Se usan metadatos de forma adecuada?</text:p>
          </table:table-cell>
          <table:table-cell table:style-name="Table2.D11" office:value-type="string">
            <text:p text:style-name="Respuesta_20_tabla_20_metodologia">Si</text:p>
            <text:p text:style-name="Respuesta_20_tabla_20_metodologia">No</text:p>
          </table:table-cell>
          <table:table-cell table:style-name="Table2.E11" office:value-type="string">
            <text:p text:style-name="Nombre_20_tabla_20_metodologia">1</text:p>
            <text:p text:style-name="Nombre_20_tabla_20_metodologia">0</text:p>
          </table:table-cell>
          <table:table-cell table:style-name="Table2.F11" office:value-type="string">
            <text:p text:style-name="Nombre_20_tabla_20_metodologia"><text:span text:style-name="Fuente_20_de_20_párrafo_20_predeter."><text:span text:style-name="T1"><draw:frame draw:style-name="fr2" draw:name="Imagen 64" text:anchor-type="as-char" svg:y="0in" svg:width="0.1252in" style:rel-width="scale" svg:height="0.1043in" style:rel-height="scale" draw:z-index="76"><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65" text:anchor-type="as-char" svg:y="0in" svg:width="0.1252in" style:rel-width="scale" svg:height="0.1043in" style:rel-height="scale" draw:z-index="77"><draw:image xlink:href="Pictures/100000000000000C0000000AFB075721.png" xlink:type="simple" xlink:show="embed" xlink:actuate="onLoad"/><svg:desc>Falla</svg:desc></draw:frame></text:span></text:span></text:p>
          </table:table-cell>
        </table:table-row>
        <table:table-row table:style-name="Table2.3">
          <table:table-cell table:style-name="Table2.A12" office:value-type="string">
            <text:p text:style-name="Identificador_20_tabla_20_metodologia">2.2.4</text:p>
          </table:table-cell>
          <table:table-cell table:style-name="Table2.B12" office:value-type="string">
            <text:p text:style-name="Nombre_20_tabla_20_metodologia">Navegación consistente</text:p>
          </table:table-cell>
          <table:table-cell table:style-name="Table2.C12" office:value-type="string">
            <text:p text:style-name="Pregunta_20_tabla_20_metodologia">¿Se proporcionan mecanismos que ayuden al usuario a navegar por el portal?</text:p>
          </table:table-cell>
          <table:table-cell table:style-name="Table2.D12" office:value-type="string">
            <text:p text:style-name="Respuesta_20_tabla_20_metodologia">No hay enlaces</text:p>
            <text:p text:style-name="Respuesta_20_tabla_20_metodologia">Sí</text:p>
            <text:p text:style-name="Respuesta_20_tabla_20_metodologia">Sí, con algunos enlaces rotos</text:p>
            <text:p text:style-name="Respuesta_20_tabla_20_metodologia">No</text:p>
          </table:table-cell>
          <table:table-cell table:style-name="Table2.E12" office:value-type="string">
            <text:p text:style-name="Nombre_20_tabla_20_metodologia">No Puntúa</text:p>
            <text:p text:style-name="Nombre_20_tabla_20_metodologia">1</text:p>
            <text:p text:style-name="Nombre_20_tabla_20_metodologia">0</text:p>
            <text:p text:style-name="Nombre_20_tabla_20_metodologia">0</text:p>
          </table:table-cell>
          <table:table-cell table:style-name="Table2.F12" office:value-type="string">
            <text:p text:style-name="Nombre_20_tabla_20_metodologia"><text:span text:style-name="Fuente_20_de_20_párrafo_20_predeter."><text:span text:style-name="T1"><draw:frame draw:style-name="fr2" draw:name="Image17" text:anchor-type="as-char" svg:y="0in" svg:width="0.1252in" style:rel-width="scale" svg:height="0.1043in" style:rel-height="scale" draw:z-index="78"><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67" text:anchor-type="as-char" svg:y="0in" svg:width="0.1252in" style:rel-width="scale" svg:height="0.1043in" style:rel-height="scale" draw:z-index="79"><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18" text:anchor-type="as-char" svg:y="0in" svg:width="0.1252in" style:rel-width="scale" svg:height="0.1043in" style:rel-height="scale" draw:z-index="80"><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68" text:anchor-type="as-char" svg:y="0in" svg:width="0.1252in" style:rel-width="scale" svg:height="0.1043in" style:rel-height="scale" draw:z-index="81"><draw:image xlink:href="Pictures/100000000000000C0000000AFB075721.png" xlink:type="simple" xlink:show="embed" xlink:actuate="onLoad"/><svg:desc>Falla</svg:desc></draw:frame></text:span></text:span></text:p>
          </table:table-cell>
        </table:table-row>
        <table:table-row table:style-name="Table2.3">
          <table:table-cell table:style-name="Table2.A13" office:value-type="string">
            <text:p text:style-name="Identificador_20_tabla_20_metodologia">2.2.5</text:p>
          </table:table-cell>
          <table:table-cell table:style-name="Table2.B13" office:value-type="string">
            <text:p text:style-name="Nombre_20_tabla_20_metodologia">Apertura de nuevas ventanas</text:p>
          </table:table-cell>
          <table:table-cell table:style-name="Table2.C13" office:value-type="string">
            <text:p text:style-name="Pregunta_20_tabla_20_metodologia">¿Se informa al usuario de la apertura de nuevas ventanas?</text:p>
          </table:table-cell>
          <table:table-cell table:style-name="Table2.D13" office:value-type="string">
            <text:p text:style-name="Respuesta_20_tabla_20_metodologia">No hay enlaces</text:p>
            <text:p text:style-name="Respuesta_20_tabla_20_metodologia">Si, en enlaces externos</text:p>
            <text:p text:style-name="Respuesta_20_tabla_20_metodologia">Sí, en enlaces internos</text:p>
            <text:p text:style-name="Respuesta_20_tabla_20_metodologia">No</text:p>
          </table:table-cell>
          <table:table-cell table:style-name="Table2.E13" office:value-type="string">
            <text:p text:style-name="Nombre_20_tabla_20_metodologia">No Puntúa</text:p>
            <text:p text:style-name="Nombre_20_tabla_20_metodologia">1</text:p>
            <text:p text:style-name="Nombre_20_tabla_20_metodologia">0</text:p>
            <text:p text:style-name="Nombre_20_tabla_20_metodologia">0</text:p>
          </table:table-cell>
          <table:table-cell table:style-name="Table2.F13" office:value-type="string">
            <text:p text:style-name="Nombre_20_tabla_20_metodologia"><text:span text:style-name="Fuente_20_de_20_párrafo_20_predeter."><text:span text:style-name="T1"><draw:frame draw:style-name="fr2" draw:name="Imagen 69" text:anchor-type="as-char" svg:y="0in" svg:width="0.1252in" style:rel-width="scale" svg:height="0.1043in" style:rel-height="scale" draw:z-index="82"><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70" text:anchor-type="as-char" svg:y="0in" svg:width="0.1252in" style:rel-width="scale" svg:height="0.1043in" style:rel-height="scale" draw:z-index="83"><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71" text:anchor-type="as-char" svg:y="0in" svg:width="0.1252in" style:rel-width="scale" svg:height="0.1043in" style:rel-height="scale" draw:z-index="8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72" text:anchor-type="as-char" svg:y="0in" svg:width="0.1252in" style:rel-width="scale" svg:height="0.1043in" style:rel-height="scale" draw:z-index="85"><draw:image xlink:href="Pictures/100000000000000C0000000AFB075721.png" xlink:type="simple" xlink:show="embed" xlink:actuate="onLoad"/><svg:desc>Falla</svg:desc></draw:frame></text:span></text:span></text:p>
          </table:table-cell>
        </table:table-row>
        <table:table-row table:style-name="Table2.3">
          <table:table-cell table:style-name="Table2.A14" office:value-type="string">
            <text:p text:style-name="Identificador_20_tabla_20_metodologia">2.2.6</text:p>
          </table:table-cell>
          <table:table-cell table:style-name="Table2.B14" office:value-type="string">
            <text:p text:style-name="Nombre_20_tabla_20_metodologia">División de la información</text:p>
          </table:table-cell>
          <table:table-cell table:style-name="Table2.C14" office:value-type="string">
            <text:p text:style-name="Pregunta_20_tabla_20_metodologia">¿Se realiza un marcado adecuado de los párrafos de texto?</text:p>
          </table:table-cell>
          <table:table-cell table:style-name="Table2.D14" office:value-type="string">
            <text:p text:style-name="Respuesta_20_tabla_20_metodologia">Sí</text:p>
            <text:p text:style-name="Respuesta_20_tabla_20_metodologia">No</text:p>
          </table:table-cell>
          <table:table-cell table:style-name="Table2.E14" office:value-type="string">
            <text:p text:style-name="Nombre_20_tabla_20_metodologia">1</text:p>
            <text:p text:style-name="Nombre_20_tabla_20_metodologia">0</text:p>
          </table:table-cell>
          <table:table-cell table:style-name="Table2.F14" office:value-type="string">
            <text:p text:style-name="Nombre_20_tabla_20_metodologia"><text:span text:style-name="Fuente_20_de_20_párrafo_20_predeter."><text:span text:style-name="T1"><draw:frame draw:style-name="fr2" draw:name="Imagen 45" text:anchor-type="as-char" svg:y="0in" svg:width="0.1252in" style:rel-width="scale" svg:height="0.1043in" style:rel-height="scale" draw:z-index="86"><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19" text:anchor-type="as-char" svg:y="0in" svg:width="0.1252in" style:rel-width="scale" svg:height="0.1043in" style:rel-height="scale" draw:z-index="87"><draw:image xlink:href="Pictures/100000000000000C0000000AFB075721.png" xlink:type="simple" xlink:show="embed" xlink:actuate="onLoad"/><svg:desc>Falla</svg:desc></draw:frame></text:span></text:span></text:p>
          </table:table-cell>
        </table:table-row>
      </table:table>
      <text:list xml:id="list164653821181158" text:continue-list="list164652434452597" text:style-name="LFO3">
        <text:list-item>
          <text:list>
            <text:list-item>
              <text:list>
                <text:list-item>
                  <text:h text:style-name="P22" text:outline-level="3"><text:bookmark-start text:name="_Toc199238867"/><text:bookmark-start text:name="_Toc199238905"/><text:bookmark-start text:name="_Toc199295604"/><text:bookmark-start text:name="_Toc231724635"/><text:bookmark-start text:name="_Toc258841153"/><text:bookmark-start text:name="_Toc258925784"/><text:bookmark-start text:name="_Toc258926691"/><text:bookmark-start text:name="_Toc259025763"/><text:bookmark-start text:name="_Toc259176089"/><text:bookmark-start text:name="_Toc259179226"/><text:bookmark-start text:name="_Toc260740631"/><text:bookmark-start text:name="_Toc260910253"/><text:bookmark-start text:name="_Toc260998695"/><text:bookmark-start text:name="_Toc267049017"/><text:bookmark-start text:name="_Toc272325861"/><text:bookmark-start text:name="_Toc275156494"/><text:bookmark-start text:name="_Toc277173171"/><text:bookmark-start text:name="__RefHeading__45390_1302827227"/><text:soft-page-break/>Correspondencia UNE 139803:2004 y WCAG 1.0<text:bookmark-end text:name="_Toc258841153"/><text:bookmark-end text:name="_Toc258925784"/><text:bookmark-end text:name="_Toc258926691"/><text:bookmark-end text:name="_Toc259025763"/><text:bookmark-end text:name="_Toc259176089"/><text:bookmark-end text:name="_Toc259179226"/><text:bookmark-end text:name="_Toc260740631"/><text:bookmark-end text:name="_Toc260910253"/><text:bookmark-end text:name="_Toc260998695"/><text:bookmark-end text:name="_Toc267049017"/><text:bookmark-end text:name="_Toc272325861"/><text:bookmark-end text:name="_Toc275156494"/><text:bookmark-end text:name="_Toc277173171"/><text:bookmark-end text:name="__RefHeading__45390_1302827227"/></text:h>
                </text:list-item>
              </text:list>
            </text:list-item>
          </text:list>
        </text:list-item>
      </text:list>
      <text:p text:style-name="P">Como se ha comentado anteriormente, las verificaciones realizadas en el observatorio son un extracto representativo de los aspectos más relevantes de la accesibilidad que debe cumplir un sitio web, por lo que están directamente relacionadas con los requisitos de la Norma UNE 139803:2004 y por lo tanto de las WCAG 1.0 del W3C.</text:p>
      <text:p text:style-name="P">Se muestra a continuación de forma esquemática la relación existente entre las verificaciones del observatorio y los requisitos de accesibilidad de dichas normas o directrices.</text:p>
      <text:p text:style-name="Titulo_5f_tablas">Relación entre las verificaciones del Observatorio y la Norma UNE 139803:2004 y WCAG 1.0</text:p>
      <table:table table:name="Table3" table:style-name="Table3">
        <table:table-column table:style-name="Table3.A"/>
        <table:table-column table:style-name="Table3.B"/>
        <table:table-column table:style-name="Table3.C"/>
        <table:table-row>
          <table:table-cell table:style-name="Table3.A1" office:value-type="string">
            <text:p text:style-name="Encabezado_20_tablas_20_resultados">Verificación del Observatorio</text:p>
          </table:table-cell>
          <table:table-cell table:style-name="Table3.B1" office:value-type="string">
            <text:p text:style-name="Encabezado_20_tablas_20_resultados">Requisitos UNE 139803:2004</text:p>
          </table:table-cell>
          <table:table-cell table:style-name="Table3.B1" office:value-type="string">
            <text:p text:style-name="Encabezado_20_tablas_20_resultados">Puntos de Verificación WCAG 1.0</text:p>
          </table:table-cell>
        </table:table-row>
        <table:table-row>
          <table:table-cell table:style-name="Table3.A2" office:value-type="string">
            <text:p text:style-name="Tabla_20_resultados_20_izquierda">1.1.1 Existencia de textos alternativos</text:p>
          </table:table-cell>
          <table:table-cell table:style-name="Table3.B2" office:value-type="string">
            <text:p text:style-name="Tabla_20_resultados_20_centrado">UNE 4.4.3</text:p>
          </table:table-cell>
          <table:table-cell table:style-name="Table3.B2" office:value-type="string">
            <text:p text:style-name="Tabla_20_resultados_20_centrado">WCAG 1.1</text:p>
          </table:table-cell>
        </table:table-row>
        <table:table-row>
          <table:table-cell table:style-name="Table3.A2" office:value-type="string">
            <text:p text:style-name="Tabla_20_resultados_20_izquierda">1.1.2 Navegación sin JavaScript</text:p>
          </table:table-cell>
          <table:table-cell table:style-name="Table3.B2" office:value-type="string">
            <text:p text:style-name="Tabla_20_resultados_20_centrado">UNE 4.4.3</text:p>
            <text:p text:style-name="Tabla_20_resultados_20_centrado">UNE 4.4.6</text:p>
            <text:p text:style-name="Tabla_20_resultados_20_centrado">UNE 4.6.1</text:p>
            <text:p text:style-name="Tabla_20_resultados_20_centrado">UNE 4.6.6</text:p>
            <text:p text:style-name="Tabla_20_resultados_20_centrado">UNE 4.6.7</text:p>
          </table:table-cell>
          <table:table-cell table:style-name="Table3.B2" office:value-type="string">
            <text:p text:style-name="Tabla_20_resultados_20_centrado">WCAG 1.1</text:p>
            <text:p text:style-name="Tabla_20_resultados_20_centrado">WCAG 6.5</text:p>
            <text:p text:style-name="Tabla_20_resultados_20_centrado">WCAG 6.3</text:p>
            <text:p text:style-name="Tabla_20_resultados_20_centrado">WCAG 6.4</text:p>
            <text:p text:style-name="Tabla_20_resultados_20_centrado">WCAG 9.3</text:p>
          </table:table-cell>
        </table:table-row>
        <table:table-row>
          <table:table-cell table:style-name="Table3.A2" office:value-type="string">
            <text:p text:style-name="Tabla_20_resultados_20_izquierda">1.1.3 Identificación y alternativas para marcos</text:p>
          </table:table-cell>
          <table:table-cell table:style-name="Table3.B2" office:value-type="string">
            <text:p text:style-name="Tabla_20_resultados_20_centrado">UNE 4.4.3</text:p>
            <text:p text:style-name="Tabla_20_resultados_20_centrado">UNE 4.4.6</text:p>
            <text:p text:style-name="Tabla_20_resultados_20_centrado">UNE 4.3.1</text:p>
          </table:table-cell>
          <table:table-cell table:style-name="Table3.B2" office:value-type="string">
            <text:p text:style-name="Tabla_20_resultados_20_centrado">WCAG 1.1</text:p>
            <text:p text:style-name="Tabla_20_resultados_20_centrado">WCAG 6.5</text:p>
            <text:p text:style-name="Tabla_20_resultados_20_centrado">WCAG 12.1</text:p>
          </table:table-cell>
        </table:table-row>
        <table:table-row>
          <table:table-cell table:style-name="Table3.A2" office:value-type="string">
            <text:p text:style-name="Tabla_20_resultados_20_izquierda">1.1.4 Enlaces descriptivos</text:p>
          </table:table-cell>
          <table:table-cell table:style-name="Table3.B2" office:value-type="string">
            <text:p text:style-name="Tabla_20_resultados_20_centrado">UNE 4.5.1</text:p>
          </table:table-cell>
          <table:table-cell table:style-name="Table3.B2" office:value-type="string">
            <text:p text:style-name="Tabla_20_resultados_20_centrado">WCAG 13.1</text:p>
          </table:table-cell>
        </table:table-row>
        <table:table-row>
          <table:table-cell table:style-name="Table3.A2" office:value-type="string">
            <text:p text:style-name="Tabla_20_resultados_20_izquierda">1.2.1 Código Válido (HTML y CSS)</text:p>
          </table:table-cell>
          <table:table-cell table:style-name="Table3.B2" office:value-type="string">
            <text:p text:style-name="Tabla_20_resultados_20_centrado">UNE 4.1.2</text:p>
          </table:table-cell>
          <table:table-cell table:style-name="Table3.B2" office:value-type="string">
            <text:p text:style-name="Tabla_20_resultados_20_centrado">WCAG 3.2</text:p>
          </table:table-cell>
        </table:table-row>
        <table:table-row>
          <table:table-cell table:style-name="Table3.A2" office:value-type="string">
            <text:p text:style-name="Tabla_20_resultados_20_izquierda">1.2.2 Redimensión de texto</text:p>
          </table:table-cell>
          <table:table-cell table:style-name="Table3.B2" office:value-type="string">
            <text:p text:style-name="Tabla_20_resultados_20_centrado">UNE 4.2.4</text:p>
          </table:table-cell>
          <table:table-cell table:style-name="Table3.B2" office:value-type="string">
            <text:p text:style-name="Tabla_20_resultados_20_centrado">WCAG 3.4</text:p>
          </table:table-cell>
        </table:table-row>
        <table:table-row>
          <table:table-cell table:style-name="Table3.A2" office:value-type="string">
            <text:p text:style-name="Tabla_20_resultados_20_izquierda">1.2.3 Uso de encabezados</text:p>
          </table:table-cell>
          <table:table-cell table:style-name="Table3.B2" office:value-type="string">
            <text:p text:style-name="Tabla_20_resultados_20_centrado">UNE 4.3.5</text:p>
            <text:p text:style-name="Tabla_20_resultados_20_centrado">UNE 4.3.6</text:p>
          </table:table-cell>
          <table:table-cell table:style-name="Table3.B2" office:value-type="string">
            <text:p text:style-name="Tabla_20_resultados_20_centrado">WCAG 3.5</text:p>
            <text:p text:style-name="Tabla_20_resultados_20_centrado">WCAG 12.3</text:p>
          </table:table-cell>
        </table:table-row>
        <table:table-row>
          <table:table-cell table:style-name="Table3.A2" office:value-type="string">
            <text:p text:style-name="Tabla_20_resultados_20_izquierda">1.2.4 Utilización de tecnologías actuales</text:p>
          </table:table-cell>
          <table:table-cell table:style-name="Table3.B2" office:value-type="string">
            <text:p text:style-name="Tabla_20_resultados_20_centrado">UNE 4.1.3</text:p>
          </table:table-cell>
          <table:table-cell table:style-name="Table3.B2" office:value-type="string">
            <text:p text:style-name="Tabla_20_resultados_20_centrado">WCAG 11.2</text:p>
          </table:table-cell>
        </table:table-row>
        <table:table-row>
          <table:table-cell table:style-name="Table3.A2" office:value-type="string">
            <text:p text:style-name="Tabla_20_resultados_20_izquierda">1.2.5 Asociación en formularios</text:p>
          </table:table-cell>
          <table:table-cell table:style-name="Table3.B2" office:value-type="string">
            <text:p text:style-name="Tabla_20_resultados_20_centrado">UNE 4.4.7</text:p>
          </table:table-cell>
          <table:table-cell table:style-name="Table3.B2" office:value-type="string">
            <text:p text:style-name="Tabla_20_resultados_20_centrado">WCAG 12.4</text:p>
          </table:table-cell>
        </table:table-row>
        <table:table-row>
          <table:table-cell table:style-name="Table3.A2" office:value-type="string">
            <text:p text:style-name="Tabla_20_resultados_20_izquierda">1.2.6 Sección Accesibilidad</text:p>
          </table:table-cell>
          <table:table-cell table:style-name="Table3.B2" office:value-type="string">
            <text:p text:style-name="Tabla_20_resultados_20_centrado">–</text:p>
          </table:table-cell>
          <table:table-cell table:style-name="Table3.B2" office:value-type="string">
            <text:p text:style-name="Tabla_20_resultados_20_centrado">–</text:p>
          </table:table-cell>
        </table:table-row>
        <table:table-row>
          <table:table-cell table:style-name="Table3.A2" office:value-type="string">
            <text:p text:style-name="Tabla_20_resultados_20_izquierda">2.1.1 Tablas de datos con encabezados</text:p>
          </table:table-cell>
          <table:table-cell table:style-name="Table3.B2" office:value-type="string">
            <text:p text:style-name="Tabla_20_resultados_20_centrado">UNE 4.3.2</text:p>
            <text:p text:style-name="Tabla_20_resultados_20_centrado">UNE 4.3.3</text:p>
            <text:p text:style-name="Tabla_20_resultados_20_centrado">UNE 4.3.9</text:p>
          </table:table-cell>
          <table:table-cell table:style-name="Table3.B2" office:value-type="string">
            <text:p text:style-name="Tabla_20_resultados_20_centrado">WCAG 5.1</text:p>
            <text:p text:style-name="Tabla_20_resultados_20_centrado">WCAG 5.2</text:p>
            <text:p text:style-name="Tabla_20_resultados_20_centrado">WCAG 5.5</text:p>
          </table:table-cell>
        </table:table-row>
        <table:table-row>
          <table:table-cell table:style-name="Table3.A2" office:value-type="string">
            <text:p text:style-name="Tabla_20_resultados_20_izquierda">2.1.2 Identificación de idiomas</text:p>
          </table:table-cell>
          <table:table-cell table:style-name="Table3.B2" office:value-type="string">
            <text:p text:style-name="Tabla_20_resultados_20_centrado">UNE 4.4.5</text:p>
            <text:p text:style-name="Tabla_20_resultados_20_centrado">UNE 4.4.4</text:p>
          </table:table-cell>
          <table:table-cell table:style-name="Table3.B2" office:value-type="string">
            <text:p text:style-name="Tabla_20_resultados_20_centrado">WCAG 4.1</text:p>
            <text:p text:style-name="Tabla_20_resultados_20_centrado">WCAG 4.3</text:p>
          </table:table-cell>
        </table:table-row>
        <table:table-row>
          <table:table-cell table:style-name="Table3.A2" office:value-type="string">
            <text:p text:style-name="Tabla_20_resultados_20_izquierda">2.1.3 Control del usuario</text:p>
          </table:table-cell>
          <table:table-cell table:style-name="Table3.B2" office:value-type="string">
            <text:p text:style-name="Tabla_20_resultados_20_centrado">UNE 4.2.3</text:p>
            <text:p text:style-name="Tabla_20_resultados_20_centrado">UNE 4.5.4</text:p>
            <text:p text:style-name="Tabla_20_resultados_20_centrado"><text:soft-page-break/>UNE 4.5.5</text:p>
          </table:table-cell>
          <table:table-cell table:style-name="Table3.B2" office:value-type="string">
            <text:p text:style-name="Tabla_20_resultados_20_centrado">WCAG 7.1</text:p>
            <text:p text:style-name="Tabla_20_resultados_20_centrado">WCAG 7.4</text:p>
            <text:p text:style-name="Tabla_20_resultados_20_centrado"><text:soft-page-break/>WCAG 7.5</text:p>
          </table:table-cell>
        </table:table-row>
        <table:table-row>
          <table:table-cell table:style-name="Table3.A2" office:value-type="string">
            <text:p text:style-name="Tabla_20_resultados_20_izquierda">2.1.4 Lenguaje claro y sencillo</text:p>
          </table:table-cell>
          <table:table-cell table:style-name="Table3.B2" office:value-type="string">
            <text:p text:style-name="Tabla_20_resultados_20_centrado">UNE4.4.2</text:p>
          </table:table-cell>
          <table:table-cell table:style-name="Table3.B2" office:value-type="string">
            <text:p text:style-name="Tabla_20_resultados_20_centrado">WCAG 14.1</text:p>
          </table:table-cell>
        </table:table-row>
        <table:table-row>
          <table:table-cell table:style-name="Table3.A2" office:value-type="string">
            <text:p text:style-name="Tabla_20_resultados_20_izquierda">2.2.1 Uso de listas</text:p>
          </table:table-cell>
          <table:table-cell table:style-name="Table3.B2" office:value-type="string">
            <text:p text:style-name="Tabla_20_resultados_20_centrado">UNE 4.3.7</text:p>
            <text:p text:style-name="Tabla_20_resultados_20_centrado">UNE 4.3.6</text:p>
          </table:table-cell>
          <table:table-cell table:style-name="Table3.B2" office:value-type="string">
            <text:p text:style-name="Tabla_20_resultados_20_centrado">WCAG 3.6</text:p>
            <text:p text:style-name="Tabla_20_resultados_20_centrado">WCAG 12.3</text:p>
          </table:table-cell>
        </table:table-row>
        <table:table-row>
          <table:table-cell table:style-name="Table3.A2" office:value-type="string">
            <text:p text:style-name="Tabla_20_resultados_20_izquierda">2.2.2 Separación de contenido y presentación</text:p>
          </table:table-cell>
          <table:table-cell table:style-name="Table3.B2" office:value-type="string">
            <text:p text:style-name="Tabla_20_resultados_20_centrado">UNE 4.2.5</text:p>
          </table:table-cell>
          <table:table-cell table:style-name="Table3.B2" office:value-type="string">
            <text:p text:style-name="Tabla_20_resultados_20_centrado">WCAG 3.3</text:p>
          </table:table-cell>
        </table:table-row>
        <table:table-row>
          <table:table-cell table:style-name="Table3.A2" office:value-type="string">
            <text:p text:style-name="Tabla_20_resultados_20_izquierda">2.2.3 Metadatos</text:p>
          </table:table-cell>
          <table:table-cell table:style-name="Table3.B2" office:value-type="string">
            <text:p text:style-name="Tabla_20_resultados_20_centrado">UNE 4.1.4</text:p>
          </table:table-cell>
          <table:table-cell table:style-name="Table3.B2" office:value-type="string">
            <text:p text:style-name="Tabla_20_resultados_20_centrado">WCAG 13.2</text:p>
          </table:table-cell>
        </table:table-row>
        <table:table-row>
          <table:table-cell table:style-name="Table3.A2" office:value-type="string">
            <text:p text:style-name="Tabla_20_resultados_20_izquierda">2.2.4 Navegación consistente</text:p>
          </table:table-cell>
          <table:table-cell table:style-name="Table3.B2" office:value-type="string">
            <text:p text:style-name="Tabla_20_resultados_20_centrado">UNE 4.5.7</text:p>
            <text:p text:style-name="Tabla_20_resultados_20_centrado">UNE 4.5.8</text:p>
          </table:table-cell>
          <table:table-cell table:style-name="Table3.B2" office:value-type="string">
            <text:p text:style-name="Tabla_20_resultados_20_centrado">WCAG 13.3</text:p>
            <text:p text:style-name="Tabla_20_resultados_20_centrado">WCAG 13.4</text:p>
          </table:table-cell>
        </table:table-row>
        <table:table-row>
          <table:table-cell table:style-name="Table3.A2" office:value-type="string">
            <text:p text:style-name="Tabla_20_resultados_20_izquierda">2.2.5 Apertura de nuevas ventanas</text:p>
          </table:table-cell>
          <table:table-cell table:style-name="Table3.B2" office:value-type="string">
            <text:p text:style-name="Tabla_20_resultados_20_centrado">UNE 4.5.6</text:p>
          </table:table-cell>
          <table:table-cell table:style-name="Table3.B2" office:value-type="string">
            <text:p text:style-name="Tabla_20_resultados_20_centrado">WCAG 10.1</text:p>
          </table:table-cell>
        </table:table-row>
        <table:table-row>
          <table:table-cell table:style-name="Table3.A2" office:value-type="string">
            <text:p text:style-name="Tabla_20_resultados_20_izquierda">2.2.6 División de la información</text:p>
          </table:table-cell>
          <table:table-cell table:style-name="Table3.B2" office:value-type="string">
            <text:p text:style-name="Tabla_20_resultados_20_centrado">UNE 4.3.6</text:p>
          </table:table-cell>
          <table:table-cell table:style-name="Table3.B2" office:value-type="string">
            <text:p text:style-name="Tabla_20_resultados_20_centrado">WCAG 12.3</text:p>
          </table:table-cell>
        </table:table-row>
      </table:table>
      <text:p text:style-name="P"/>
      <text:list xml:id="list164652898504135" text:continue-numbering="true" text:style-name="LFO3">
        <text:list-item>
          <text:list>
            <text:list-item>
              <text:h text:style-name="P30" text:outline-level="2"><text:bookmark-start text:name="_Toc258841154"/><text:bookmark-start text:name="_Toc258925785"/><text:bookmark-start text:name="_Toc258926692"/><text:bookmark-start text:name="_Toc259025764"/><text:bookmark-start text:name="_Toc259176090"/><text:bookmark-start text:name="_Toc259179227"/><text:bookmark-start text:name="_Toc260740632"/><text:bookmark-start text:name="_Toc260910254"/><text:bookmark-start text:name="_Toc260998696"/><text:bookmark-start text:name="_Toc267049018"/><text:bookmark-start text:name="_Toc272325862"/><text:bookmark-start text:name="_Toc275156495"/><text:bookmark-start text:name="_Toc277173172"/><text:bookmark-start text:name="__RefHeading__45392_1302827227"/>Resultados obtenidos<text:bookmark-end text:name="_Toc258841154"/><text:bookmark-end text:name="_Toc258925785"/><text:bookmark-end text:name="_Toc258926692"/><text:bookmark-end text:name="_Toc259025764"/><text:bookmark-end text:name="_Toc259176090"/><text:bookmark-end text:name="_Toc259179227"/><text:bookmark-end text:name="_Toc260740632"/><text:bookmark-end text:name="_Toc260910254"/><text:bookmark-end text:name="_Toc260998696"/><text:bookmark-end text:name="_Toc267049018"/><text:bookmark-end text:name="_Toc272325862"/><text:bookmark-end text:name="_Toc275156495"/><text:bookmark-end text:name="_Toc277173172"/><text:bookmark-end text:name="__RefHeading__45392_1302827227"/></text:h>
            </text:list-item>
          </text:list>
        </text:list-item>
      </text:list>
      <text:p text:style-name="P">La realización del Observatorio da lugar a una gran cantidad de cifras y valoraciones, por lo que se han generado una serie de <text:span text:style-name="Fuente_20_de_20_párrafo_20_predeter."><text:span text:style-name="T3">gráficas y valores estadísticos</text:span></text:span> que reflejan de forma esquemática los resultados obtenidos.</text:p>
      <text:p text:style-name="P">Con el objetivo de disponer de indicadores agregados que muestren el estado de los distintos portales en función de las verificaciones planteadas se han creado cuatro tipos de puntuaciones medias: Puntuación Media de Página (PMP), Puntuación Media de Portal (PMPO), Puntuación Media de Verificación (PMV) y Puntuación Media de Nivel de Análisis (PMNA).</text:p>
      <text:p text:style-name="P">Así mismo, también se obtienen indicadores de adecuación para cada verificación, nivel de análisis, página y portal.</text:p>
      <text:list xml:id="list164653353134234" text:continue-numbering="true" text:style-name="LFO3">
        <text:list-item>
          <text:list>
            <text:list-item>
              <text:list>
                <text:list-item>
                  <text:h text:style-name="P22" text:outline-level="3"><text:bookmark-start text:name="_Toc258841155"/><text:bookmark-start text:name="_Toc258925786"/><text:bookmark-start text:name="_Toc258926693"/><text:bookmark-start text:name="_Toc259025765"/><text:bookmark-start text:name="_Toc259176091"/><text:bookmark-start text:name="_Toc259179228"/><text:bookmark-start text:name="_Toc260740633"/><text:bookmark-start text:name="_Toc260910255"/><text:bookmark-start text:name="_Toc260998697"/><text:bookmark-start text:name="_Toc267049019"/><text:bookmark-start text:name="_Toc272325863"/><text:bookmark-start text:name="_Toc275156496"/><text:bookmark-start text:name="_Toc277173173"/><text:bookmark-start text:name="__RefHeading__45394_1302827227"/>Puntuaciones Medias<text:bookmark-end text:name="_Toc258841155"/><text:bookmark-end text:name="_Toc258925786"/><text:bookmark-end text:name="_Toc258926693"/><text:bookmark-end text:name="_Toc259025765"/><text:bookmark-end text:name="_Toc259176091"/><text:bookmark-end text:name="_Toc259179228"/><text:bookmark-end text:name="_Toc260740633"/><text:bookmark-end text:name="_Toc260910255"/><text:bookmark-end text:name="_Toc260998697"/><text:bookmark-end text:name="_Toc267049019"/><text:bookmark-end text:name="_Toc272325863"/><text:bookmark-end text:name="_Toc275156496"/><text:bookmark-end text:name="_Toc277173173"/><text:bookmark-end text:name="__RefHeading__45394_1302827227"/></text:h>
                </text:list-item>
              </text:list>
            </text:list-item>
          </text:list>
        </text:list-item>
      </text:list>
      <text:p text:style-name="P"><text:bookmark text:name="PMP"/>La <text:span text:style-name="Fuente_20_de_20_párrafo_20_predeter."><text:span text:style-name="T3">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Leyenda_20_formulas"><draw:custom-shape text:anchor-type="paragraph" draw:z-index="16" draw:name="Rectangle 48" draw:style-name="gr14" draw:text-style-name="P33" svg:width="3.7039in" svg:height="0.6559in" svg:x="0.989in" svg:y="0in"><svg:desc>PMP es igual a SRV entre VP y el resultados multiplicado por 10</svg:desc><text:p/><draw:enhanced-geometry svg:viewBox="0 0 21600 21600" draw:type="non-primitive" draw:enhanced-path="M 0 0 L 21600 0 21600 21600 0 21600 Z N"/></draw:custom-shape><draw:g text:anchor-type="as-char" svg:y="0in" draw:z-index="0" draw:name="Canvas 101" draw:style-name="gr1"><draw:frame draw:name="Text Box 106" draw:style-name="gr2" draw:text-style-name="P33" svg:width="1.5189in" svg:height="0.5516in" svg:x="0in" svg:y="0.0835in"><draw:text-box><text:p><text:span text:style-name="T12">PMP</text:span></text:p><text:p/><text:p/></draw:text-box><svg:desc> 
</svg:desc></draw:frame><draw:frame draw:name="Text Box 107" draw:style-name="gr3" draw:text-style-name="P33" svg:width="0.6197in" svg:height="0.3331in" svg:x="3.028in" svg:y="0.1252in"><draw:text-box><text:p text:style-name="P34"><text:span text:style-name="T3">x 10</text:span></text:p><text:p/></draw:text-box><svg:desc> 
</svg:desc></draw:frame><draw:frame draw:name="Text Box 103" draw:style-name="gr4" draw:text-style-name="P33" svg:width="2.4213in" svg:height="0.3331in" svg:x="0.778in" svg:y="0in"><draw:text-box><text:p text:style-name="P34"><text:span text:style-name="T3">SRV</text:span></text:p><text:p/><text:p/></draw:text-box></draw:frame><draw:frame draw:name="Text Box 104" draw:style-name="gr5" draw:text-style-name="P33" svg:width="1.9634in" svg:height="0.3331in" svg:x="1.028in" svg:y="0.3228in"><draw:text-box><text:p text:style-name="P34"><text:span text:style-name="T3">VP</text:span></text:p><text:p text:style-name="P35"><text:span text:style-name="T13">Abril 2009</text:span></text:p><text:p/><text:p/><text:p/></draw:text-box><svg:desc> 
</svg:desc></draw:frame><draw:connector draw:name="AutoShape 105" draw:style-name="gr6" draw:text-style-name="P33" draw:type="line" svg:x1="0.9028in" svg:y1="0.3752in" svg:x2="2.95in" svg:y2="0.3756in" svg:d="M2293 953l5200 1" svg:viewBox="0 0 5202 4"><svg:desc> </svg:desc><text:p/></draw:connector><draw:frame draw:name="Text Box 108" draw:style-name="gr7" draw:text-style-name="P33" svg:width="0.2894in" svg:height="0.3252in" svg:x="0.528in" svg:y="0.1252in"><draw:text-box><text:p>=</text:p></draw:text-box><svg:desc> </svg:desc></draw:frame></draw:g></text:p>
      <text:p text:style-name="Leyenda_20_formulas"><text:span text:style-name="Fuente_20_de_20_párrafo_20_predeter."><text:span text:style-name="T3">PMP: </text:span></text:span>Puntuación Media de Página</text:p>
      <text:p text:style-name="Leyenda_20_formulas"><text:span text:style-name="Fuente_20_de_20_párrafo_20_predeter."><text:span text:style-name="T3">SRV:</text:span></text:span> Suma de resultados de todas las verificaciones en la página</text:p>
      <text:p text:style-name="Leyenda_20_formulas"><text:span text:style-name="Fuente_20_de_20_párrafo_20_predeter."><text:span text:style-name="T3">VP:</text:span></text:span> Nº de verificaciones puntuables en la página</text:p>
      <text:p text:style-name="P"><text:bookmark text:name="PMPO"/>Agregando las puntuaciones de las páginas se obtiene la <text:span text:style-name="Fuente_20_de_20_párrafo_20_predeter."><text:span text:style-name="T3">Puntuación Media del Portal</text:span></text:span> mediante la media aritmética de las puntuaciones medias de todas las páginas del portal: </text:p>
      <text:p text:style-name="Leyenda_20_formulas"><draw:custom-shape text:anchor-type="paragraph" draw:z-index="8" draw:name="Rectangle 49" draw:style-name="gr14" draw:text-style-name="P33" svg:width="3.7039in" svg:height="0.6559in" svg:x="0.989in" svg:y="0.0126in"><svg:desc>PMPO es igual a SPMP entre NP</svg:desc><text:p/><draw:enhanced-geometry svg:viewBox="0 0 21600 21600" draw:type="non-primitive" draw:enhanced-path="M 0 0 L 21600 0 21600 21600 0 21600 Z N"/></draw:custom-shape><draw:g text:anchor-type="as-char" svg:y="0in" draw:z-index="1" draw:name="Canvas 109" draw:style-name="gr1"><svg:desc> </svg:desc><draw:frame draw:name="Text Box 114" draw:style-name="gr8" draw:text-style-name="P33" svg:width="0.798in" svg:height="0.5516in" svg:x="0in" svg:y="0.0835in"><draw:text-box><text:p><text:span text:style-name="T12">PMPO</text:span></text:p></draw:text-box><svg:desc> </svg:desc></draw:frame><draw:frame draw:name="Text Box 111" draw:style-name="gr9" draw:text-style-name="P33" svg:width="2.7189in" svg:height="0.3331in" svg:x="0.5799in" svg:y="0in"><draw:text-box><text:p text:style-name="P36"><text:span text:style-name="T3">SPMP </text:span></text:p></draw:text-box><svg:desc> </svg:desc></draw:frame><draw:frame draw:name="Text Box 112" draw:style-name="gr10" draw:text-style-name="P33" svg:width="2.3748in" svg:height="0.3331in" svg:x="0.4862in" svg:y="0.302in"><draw:text-box><text:p text:style-name="P34"><text:span text:style-name="T3"><text:s text:c="8"/></text:span><text:span text:style-name="T3">NP </text:span></text:p></draw:text-box><svg:desc> </svg:desc></draw:frame><draw:connector draw:name="AutoShape 113" draw:style-name="gr6" draw:text-style-name="P33" draw:type="line" svg:x1="0.7984in" svg:y1="0.3752in" svg:x2="2.8457in" svg:y2="0.3756in" svg:d="M2028 953l5200 1" svg:viewBox="0 0 5202 4"><text:p/></draw:connector><draw:frame draw:name="Text Box 115" draw:style-name="gr7" draw:text-style-name="P33" svg:width="0.2894in" svg:height="0.3252in" svg:x="0.5098in" svg:y="0.1252in"><draw:text-box><text:p>=</text:p></draw:text-box><svg:desc> </svg:desc></draw:frame></draw:g></text:p>
      <text:p text:style-name="Leyenda_20_formulas"><text:span text:style-name="Fuente_20_de_20_párrafo_20_predeter."><text:span text:style-name="T3">PMPO:</text:span></text:span> Puntuación media del portal</text:p>
      <text:p text:style-name="Leyenda_20_formulas"><text:span text:style-name="Fuente_20_de_20_párrafo_20_predeter."><text:span text:style-name="T3">SPMP:</text:span></text:span> Suma de las puntuaciones medias de páginas</text:p>
      <text:p text:style-name="Leyenda_20_formulas"><text:span text:style-name="Fuente_20_de_20_párrafo_20_predeter."><text:span text:style-name="T3">NP:</text:span></text:span> Nº de páginas</text:p>
      <text:p text:style-name="P"><text:bookmark text:name="PMV"/><text:soft-page-break/>La <text:span text:style-name="Fuente_20_de_20_párrafo_20_predeter."><text:span text:style-name="T3">Puntuación Media de Verificación</text:span></text:span> muestra la valoración global de una determinada 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Leyenda_20_formulas"><draw:custom-shape text:anchor-type="paragraph" draw:z-index="10" draw:name="Rectangle 50" draw:style-name="gr14" draw:text-style-name="P33" svg:width="3.7134in" svg:height="0.6559in" svg:x="0.9898in" svg:y="0.0047in"><svg:desc>PMV es igual a SR entre PP y el resultado multiplicado por 10</svg:desc><text:p/><draw:enhanced-geometry svg:viewBox="0 0 21600 21600" draw:type="non-primitive" draw:enhanced-path="M 0 0 L 21600 0 21600 21600 0 21600 Z N"/></draw:custom-shape><draw:g text:anchor-type="as-char" svg:y="0in" draw:z-index="2" draw:name="Canvas 79" draw:style-name="gr1"><draw:frame draw:name="Text Box 84" draw:style-name="gr2" draw:text-style-name="P33" svg:width="1.5189in" svg:height="0.5516in" svg:x="0in" svg:y="0.0835in"><draw:text-box><text:p><text:span text:style-name="T12">PMV</text:span></text:p><text:p/><text:p/></draw:text-box><svg:desc> 
</svg:desc></draw:frame><draw:frame draw:name="Text Box 85" draw:style-name="gr3" draw:text-style-name="P33" svg:width="0.6197in" svg:height="0.3331in" svg:x="3.028in" svg:y="0.1252in"><draw:text-box><text:p text:style-name="P34"><text:span text:style-name="T3">x 10</text:span></text:p><text:p/></draw:text-box><svg:desc> 
</svg:desc></draw:frame><draw:frame draw:name="Text Box 81" draw:style-name="gr4" draw:text-style-name="P33" svg:width="2.4213in" svg:height="0.3331in" svg:x="0.778in" svg:y="0in"><draw:text-box><text:p text:style-name="P34"><text:span text:style-name="T3">SR</text:span></text:p><text:p/><text:p/></draw:text-box><svg:desc> 
</svg:desc></draw:frame><draw:frame draw:name="Text Box 82" draw:style-name="gr5" draw:text-style-name="P33" svg:width="1.9634in" svg:height="0.3331in" svg:x="1.028in" svg:y="0.3228in"><draw:text-box><text:p text:style-name="P34"><text:span text:style-name="T3">PP</text:span></text:p><text:p text:style-name="P35"><text:span text:style-name="T13">Abril 2009</text:span></text:p><text:p/><text:p/><text:p/></draw:text-box><svg:desc> 
</svg:desc></draw:frame><draw:connector draw:name="AutoShape 83" draw:style-name="gr6" draw:text-style-name="P33" draw:type="line" svg:x1="0.9028in" svg:y1="0.3752in" svg:x2="2.95in" svg:y2="0.3756in" svg:d="M2293 953l5200 1" svg:viewBox="0 0 5202 4"><svg:desc> </svg:desc><text:p/></draw:connector><draw:frame draw:name="Text Box 86" draw:style-name="gr7" draw:text-style-name="P33" svg:width="0.2894in" svg:height="0.3252in" svg:x="0.528in" svg:y="0.1252in"><draw:text-box><text:p>=</text:p></draw:text-box><svg:desc> </svg:desc></draw:frame></draw:g></text:p>
      <text:p text:style-name="Leyenda_20_formulas"><text:span text:style-name="Fuente_20_de_20_párrafo_20_predeter."><text:span text:style-name="T3">PMV: </text:span></text:span>Puntuación Media de Verificación</text:p>
      <text:p text:style-name="Leyenda_20_formulas"><text:span text:style-name="Fuente_20_de_20_párrafo_20_predeter."><text:span text:style-name="T3">SR:</text:span></text:span> Suma de resultados de la verificación en cada página</text:p>
      <text:p text:style-name="Leyenda_20_formulas"><text:span text:style-name="Fuente_20_de_20_párrafo_20_predeter."><text:span text:style-name="T3">PP:</text:span></text:span> Nº de páginas puntuables</text:p>
      <text:p text:style-name="P"><text:bookmark text:name="PMNA"/>De forma más global se agrupan las puntuaciones medias de las distintas verificaciones a través de los niveles de análisis. Para obtener la <text:span text:style-name="Fuente_20_de_20_párrafo_20_predeter."><text:span text:style-name="T3">Puntuación Media de un Nivel de Análisis</text:span></text:span> se calcula la media aritmética de las puntuaciones medias obtenidas para cada verificación perteneciente al nivel de análisis: </text:p>
      <text:p text:style-name="Leyenda_20_formulas"><draw:custom-shape text:anchor-type="paragraph" draw:z-index="11" draw:name="Rectangle 51" draw:style-name="gr14" draw:text-style-name="P33" svg:width="3.7134in" svg:height="0.6768in" svg:x="0.9898in" svg:y="0in"><svg:desc>PMNA es igual a SPMVN entre VN</svg:desc><text:p/><draw:enhanced-geometry svg:viewBox="0 0 21600 21600" draw:type="non-primitive" draw:enhanced-path="M 0 0 L 21600 0 21600 21600 0 21600 Z N"/></draw:custom-shape><draw:g text:anchor-type="as-char" svg:y="0in" draw:z-index="3" draw:name="Canvas 72" draw:style-name="gr1"><svg:desc> </svg:desc><draw:frame draw:name="Text Box 77" draw:style-name="gr11" draw:text-style-name="P33" svg:width="0.674in" svg:height="0.5516in" svg:x="0in" svg:y="0.0835in"><draw:text-box><text:p><text:span text:style-name="T12">PMNA</text:span></text:p></draw:text-box><svg:desc> </svg:desc></draw:frame><draw:frame draw:name="Text Box 74" draw:style-name="gr12" draw:text-style-name="P33" svg:width="3.1594in" svg:height="0.3331in" svg:x="0.3717in" svg:y="0in"><draw:text-box><text:p text:style-name="P34"><text:span text:style-name="T3">SPMVN</text:span></text:p></draw:text-box><svg:desc> </svg:desc></draw:frame><draw:frame draw:name="Text Box 75" draw:style-name="gr10" draw:text-style-name="P33" svg:width="2.3748in" svg:height="0.3331in" svg:x="0.778in" svg:y="0.3437in"><draw:text-box><text:p text:style-name="P34"><text:span text:style-name="T3">VN </text:span></text:p></draw:text-box><svg:desc> </svg:desc></draw:frame><draw:connector draw:name="AutoShape 76" draw:style-name="gr6" draw:text-style-name="P33" draw:type="line" svg:x1="0.9236in" svg:y1="0.3752in" svg:x2="2.9709in" svg:y2="0.3756in" svg:d="M2346 953l5200 1" svg:viewBox="0 0 5202 4"><text:p/></draw:connector><draw:frame draw:name="Text Box 78" draw:style-name="gr7" draw:text-style-name="P33" svg:width="0.2894in" svg:height="0.3252in" svg:x="0.5484in" svg:y="0.1252in"><draw:text-box><text:p>=</text:p></draw:text-box><svg:desc> </svg:desc></draw:frame></draw:g></text:p>
      <text:p text:style-name="Leyenda_20_formulas"><text:span text:style-name="Fuente_20_de_20_párrafo_20_predeter."><text:span text:style-name="T3">PMNA: </text:span></text:span>Puntuación media del nivel de análisis</text:p>
      <text:p text:style-name="Leyenda_20_formulas"><text:span text:style-name="Fuente_20_de_20_párrafo_20_predeter."><text:span text:style-name="T3">SPMVN:</text:span></text:span> Suma de las puntuaciones medias de verificación del nivel</text:p>
      <text:p text:style-name="Leyenda_20_formulas"><text:span text:style-name="Fuente_20_de_20_párrafo_20_predeter."><text:span text:style-name="T3">VN:</text:span></text:span> Nº de verificaciones del nivel (10)</text:p>
      <text:p text:style-name="P">Todos estos valores de puntuación media <text:span text:style-name="Fuente_20_de_20_párrafo_20_predeter."><text:span text:style-name="T3">oscilarán entre 0 y 10, </text:span></text:span>permitiendo comparar fácilmente los resultados entre los distintos portales.</text:p>
      <text:list xml:id="list164653469205662" text:continue-numbering="true" text:style-name="LFO3">
        <text:list-item>
          <text:list>
            <text:list-item>
              <text:list>
                <text:list-item>
                  <text:h text:style-name="P22" text:outline-level="3"><text:bookmark-start text:name="_Toc258841156"/><text:bookmark-start text:name="_Toc258925787"/><text:bookmark-start text:name="_Toc258926694"/><text:bookmark-start text:name="_Toc259025766"/><text:bookmark-start text:name="_Toc259176092"/><text:bookmark-start text:name="_Toc259179229"/><text:bookmark-start text:name="_Toc260740634"/><text:bookmark-start text:name="_Toc260910256"/><text:bookmark-start text:name="_Toc260998698"/><text:bookmark-start text:name="_Toc267049020"/><text:bookmark-start text:name="_Toc272325864"/><text:bookmark-start text:name="_Toc275156497"/><text:bookmark-start text:name="_Toc277173174"/><text:bookmark-start text:name="__RefHeading__45396_1302827227"/>Nivel de adecuación<text:bookmark-end text:name="_Toc258841156"/><text:bookmark-end text:name="_Toc258925787"/><text:bookmark-end text:name="_Toc258926694"/><text:bookmark-end text:name="_Toc259025766"/><text:bookmark-end text:name="_Toc259176092"/><text:bookmark-end text:name="_Toc259179229"/><text:bookmark-end text:name="_Toc260740634"/><text:bookmark-end text:name="_Toc260910256"/><text:bookmark-end text:name="_Toc260998698"/><text:bookmark-end text:name="_Toc267049020"/><text:bookmark-end text:name="_Toc272325864"/><text:bookmark-end text:name="_Toc275156497"/><text:bookmark-end text:name="_Toc277173174"/><text:bookmark-end text:name="__RefHeading__45396_1302827227"/></text:h>
                </text:list-item>
              </text:list>
            </text:list-item>
          </text:list>
        </text:list-item>
      </text:list>
      <text:p text:style-name="P">Para obtener de forma clara una visión general del grado de accesibilidad, se obtiene el nivel de adecuación NV (No Válido), Prioridad 1 o Prioridad 1 y 2 para las distintas métricas del observatorio: verificación, nivel de análisis, página y portal.</text:p>
      <text:p text:style-name="P">Para facilitar la comprensión de esta valoración, se dividen las 20 verificaciones en cuatro grupos de 4 ó 6 verificaciones cada uno:</text:p>
      <text:list xml:id="list140418802164477" text:style-name="Estilo_20_Con_20_viñetas">
        <text:list-item>
          <text:p text:style-name="P17">Nivel I, Prioridad 1 (4 verificaciones)</text:p>
        </text:list-item>
        <text:list-item>
          <text:p text:style-name="P17"><text:soft-page-break/>Nivel I, Prioridad 2 (6 verificaciones)</text:p>
        </text:list-item>
        <text:list-item>
          <text:p text:style-name="P17">Nivel II, Prioridad 1 (4 verificaciones)</text:p>
        </text:list-item>
        <text:list-item>
          <text:p text:style-name="P17">Nivel II, Prioridad 2 (6 verificaciones)</text:p>
        </text:list-item>
      </text:list>
      <text:p text:style-name="P">En primer lugar se obtiene el nivel de <text:span text:style-name="Fuente_20_de_20_párrafo_20_predeter."><text:span text:style-name="T3">adecuación de una verificación (modalidad)</text:span></text:span>, de acuerdo a las tablas de la metodología expuestas en el punto anterior.</text:p>
      <text:p text:style-name="P">El grado de <text:span text:style-name="Fuente_20_de_20_párrafo_20_predeter."><text:span text:style-name="T3">adecuación del nivel de análisis</text:span></text:span> (Nivel I y Nivel II) se obtiene a partir de la conformidad de las verificaciones de dicho nivel, obedeciendo a las siguientes reglas:</text:p>
      <text:list xml:id="list164654066756534" text:continue-numbering="true" text:style-name="Estilo_20_Con_20_viñetas">
        <text:list-item>
          <text:p text:style-name="P17"><text:span text:style-name="Fuente_20_de_20_párrafo_20_predeter."><text:span text:style-name="T3">Prioridad 1 y 2</text:span></text:span>. Se obtiene cuando los grupos de adecuación Prioridad 1 y Prioridad 2 tienen un máximo de una verificación por grupo con modalidad “Rojo” (Falla).</text:p>
        </text:list-item>
        <text:list-item>
          <text:p text:style-name="P17"><text:span text:style-name="Fuente_20_de_20_párrafo_20_predeter."><text:span text:style-name="T3">Prioridad 1</text:span></text:span>. Se obtiene cuando el grupo de adecuación Prioridad 1 tiene un máximo de una verificación con modalidad “Rojo” (Falla), y el grupo de adecuación Prioridad 2 tiene al menos dos verificaciones con modalidad “Rojo” (Falla).</text:p>
        </text:list-item>
        <text:list-item>
          <text:p text:style-name="P17"><text:span text:style-name="Fuente_20_de_20_párrafo_20_predeter."><text:span text:style-name="T3">No Válido</text:span></text:span>. Se obtiene cuando el grupo de adecuación Prioridad 1 tiene al menos dos verificaciones con modalidad “Rojo” (Falla).</text:p>
        </text:list-item>
      </text:list>
      <text:p text:style-name="P">A partir de la adecuación de los niveles de análisis se obtiene la <text:span text:style-name="Fuente_20_de_20_párrafo_20_predeter."><text:span text:style-name="T3">adecuación de la página</text:span></text:span> de la siguiente forma:</text:p>
      <text:list xml:id="list164653743038619" text:continue-numbering="true" text:style-name="Estilo_20_Con_20_viñetas">
        <text:list-item>
          <text:p text:style-name="P17"><text:span text:style-name="Fuente_20_de_20_párrafo_20_predeter."><text:span text:style-name="T3">Prioridad 1 y 2</text:span></text:span>. Se obtiene un nivel Prioridad 1 y 2 cuando los Niveles de Análisis I y II tienen una adecuación Prioridad 1 y 2.</text:p>
        </text:list-item>
        <text:list-item>
          <text:p text:style-name="P17"><text:span text:style-name="Fuente_20_de_20_párrafo_20_predeter."><text:span text:style-name="T3">Prioridad 1</text:span></text:span>. Se obtiene un nivel Prioridad 1 cuando al menos uno de los Niveles de Análisis tiene una adecuación Prioridad 1.</text:p>
        </text:list-item>
        <text:list-item>
          <text:p text:style-name="P17"><text:span text:style-name="Fuente_20_de_20_párrafo_20_predeter."><text:span text:style-name="T3">No Válido</text:span></text:span>. Se obtiene un nivel No Válido cuando al menos uno de los Niveles de Análisis tiene una adecuación NV.</text:p>
        </text:list-item>
      </text:list>
      <text:p text:style-name="P">Finalmente, el nivel de <text:span text:style-name="Fuente_20_de_20_párrafo_20_predeter."><text:span text:style-name="T3">adecuación de un portal</text:span></text:span> se obtendrá a partir de la adecuación de cada página, y una fórmula matemática.</text:p>
      <text:p text:style-name="P">Una vez obtenida la conformidad de cada página, se asigna un valor numérico a cada una según la siguiente regla:</text:p>
      <text:list xml:id="list164654051993980" text:continue-numbering="true" text:style-name="Estilo_20_Con_20_viñetas">
        <text:list-item>
          <text:p text:style-name="P17">Si tiene nivel No Válido, se asignarán 0 puntos.</text:p>
        </text:list-item>
        <text:list-item>
          <text:p text:style-name="P17">Si tiene nivel Prioridad 1, se asignarán 5 puntos.</text:p>
        </text:list-item>
        <text:list-item>
          <text:p text:style-name="P17">Si tiene nivel Prioridad 1 y 2, se asignarán 10 puntos.</text:p>
        </text:list-item>
      </text:list>
      <text:p text:style-name="P"><text:soft-page-break/>A continuación se suman las puntuaciones asignadas a cada página y se divide entre el número de páginas, obteniendo un valor numérico para el portal entre 0 y 10.</text:p>
      <text:p text:style-name="Leyenda_20_formulas"><draw:custom-shape text:anchor-type="paragraph" draw:z-index="12" draw:name="Rectangle 52" draw:style-name="gr14" draw:text-style-name="P33" svg:width="3.7268in" svg:height="0.6559in" svg:x="0.9866in" svg:y="0in"><svg:desc>VNP es igual a SP entre NP</svg:desc><text:p/><draw:enhanced-geometry svg:viewBox="0 0 21600 21600" draw:type="non-primitive" draw:enhanced-path="M 0 0 L 21600 0 21600 21600 0 21600 Z N"/></draw:custom-shape><draw:g text:anchor-type="as-char" svg:y="0in" draw:z-index="4" draw:name="Canvas 94" draw:style-name="gr1"><svg:desc> </svg:desc><draw:frame draw:name="Text Box 99" draw:style-name="gr2" draw:text-style-name="P33" svg:width="1.5189in" svg:height="0.5516in" svg:x="0in" svg:y="0.0835in"><draw:text-box><text:p><text:span text:style-name="T12">VNP</text:span></text:p><text:p><text:span text:style-name="T14"/></text:p><text:p><text:span text:style-name="T14"/></text:p><text:p><text:span text:style-name="T14"/></text:p></draw:text-box><svg:desc> 
</svg:desc></draw:frame><draw:frame draw:name="Text Box 96" draw:style-name="gr13" draw:text-style-name="P33" svg:width="1.5004in" svg:height="0.3331in" svg:x="1.2409in" svg:y="0in"><draw:text-box><text:p text:style-name="P34"><text:span text:style-name="T12">SP</text:span></text:p><text:p><text:span text:style-name="T14"/></text:p><text:p><text:span text:style-name="T14"/></text:p><text:p><text:span text:style-name="T14"/></text:p><text:p><text:span text:style-name="T14"/></text:p></draw:text-box><svg:desc> 

</svg:desc></draw:frame><draw:frame draw:name="Text Box 97" draw:style-name="gr5" draw:text-style-name="P33" svg:width="1.9634in" svg:height="0.3331in" svg:x="1.028in" svg:y="0.3228in"><draw:text-box><text:p text:style-name="P34"><text:span text:style-name="T12">NP</text:span></text:p><text:p text:style-name="P35"><text:span text:style-name="T15">Abril 2009</text:span></text:p><text:p><text:span text:style-name="T14"/></text:p><text:p><text:span text:style-name="T14"/></text:p><text:p><text:span text:style-name="T14"/></text:p><text:p text:style-name="P35"><text:span text:style-name="T15">Abril 2009</text:span></text:p><text:p><text:span text:style-name="T14"/></text:p><text:p><text:span text:style-name="T14"/></text:p><text:p><text:span text:style-name="T14"/></text:p></draw:text-box><svg:desc> </svg:desc></draw:frame><draw:connector draw:name="AutoShape 98" draw:style-name="gr6" draw:text-style-name="P33" draw:type="line" svg:x1="0.9028in" svg:y1="0.3752in" svg:x2="2.95in" svg:y2="0.3756in" svg:d="M2293 953l5200 1" svg:viewBox="0 0 5202 4"><text:p/></draw:connector><draw:frame draw:name="Text Box 100" draw:style-name="gr7" draw:text-style-name="P33" svg:width="0.2894in" svg:height="0.3252in" svg:x="0.528in" svg:y="0.1252in"><draw:text-box><text:p><text:span text:style-name="T16">=</text:span></text:p></draw:text-box><svg:desc> </svg:desc></draw:frame></draw:g></text:p>
      <text:p text:style-name="Leyenda_20_formulas"><text:span text:style-name="Fuente_20_de_20_párrafo_20_predeter."><text:span text:style-name="T3">VNP: </text:span></text:span>Valor Numérico del Portal</text:p>
      <text:p text:style-name="Leyenda_20_formulas"><text:span text:style-name="Fuente_20_de_20_párrafo_20_predeter."><text:span text:style-name="T3">SP:</text:span></text:span> Suma de las Puntuaciones de las páginas</text:p>
      <text:p text:style-name="Leyenda_20_formulas"><text:span text:style-name="Fuente_20_de_20_párrafo_20_predeter."><text:span text:style-name="T3">NP:</text:span></text:span> Nº de páginas</text:p>
      <text:p text:style-name="P">De acuerdo al valor numérico del portal, se asignará el nivel de conformidad de la siguiente manera:</text:p>
      <text:list xml:id="list164653605657438" text:continue-numbering="true" text:style-name="Estilo_20_Con_20_viñetas">
        <text:list-item>
          <text:p text:style-name="P17">Si el valor es menor a <text:span text:style-name="Fuente_20_de_20_párrafo_20_predeter."><text:span text:style-name="T3">3.5</text:span></text:span>, el nivel será <text:span text:style-name="Fuente_20_de_20_párrafo_20_predeter."><text:span text:style-name="T3">No Válido</text:span></text:span>.</text:p>
        </text:list-item>
        <text:list-item>
          <text:p text:style-name="P17">Si el valor es mayor o igual a <text:span text:style-name="Fuente_20_de_20_párrafo_20_predeter."><text:span text:style-name="T3">3.5</text:span></text:span> y menor que <text:span text:style-name="Fuente_20_de_20_párrafo_20_predeter."><text:span text:style-name="T3">8</text:span></text:span>, el nivel será <text:span text:style-name="Fuente_20_de_20_párrafo_20_predeter."><text:span text:style-name="T3">Prioridad 1</text:span></text:span>.</text:p>
        </text:list-item>
        <text:list-item>
          <text:p text:style-name="P17">Si el valor es mayor o igual a <text:span text:style-name="Fuente_20_de_20_párrafo_20_predeter."><text:span text:style-name="T3">8</text:span></text:span>, el nivel será <text:span text:style-name="Fuente_20_de_20_párrafo_20_predeter."><text:span text:style-name="T3">Prioridad 1 y 2</text:span></text:span>.</text:p>
        </text:list-item>
      </text:list>
      <text:p text:style-name="P"/>
      <text:list xml:id="list164652589441446" text:continue-list="list164653469205662" text:style-name="LFO3">
        <text:list-item>
          <text:list>
            <text:list-item>
              <text:list>
                <text:list-item>
                  <text:h text:style-name="H3" text:outline-level="3"><text:bookmark-start text:name="_Toc258841157"/><text:bookmark-start text:name="_Toc258925788"/><text:bookmark-start text:name="_Toc258926695"/><text:bookmark-start text:name="_Toc259025767"/><text:bookmark-start text:name="_Toc259176093"/><text:bookmark-start text:name="_Toc259179230"/><text:bookmark-start text:name="_Toc260740635"/><text:bookmark-start text:name="_Toc260910257"/><text:bookmark-start text:name="_Toc260998699"/><text:bookmark-start text:name="_Toc267049021"/><text:bookmark-start text:name="_Toc272325865"/><text:bookmark-start text:name="_Toc275156498"/><text:bookmark-start text:name="_Toc277173175"/><text:bookmark-start text:name="__RefHeading__45398_1302827227"/>Analítica orientada a aspectos<text:bookmark-end text:name="_Toc258841157"/><text:bookmark-end text:name="_Toc258925788"/><text:bookmark-end text:name="_Toc258926695"/><text:bookmark-end text:name="_Toc259025767"/><text:bookmark-end text:name="_Toc259176093"/><text:bookmark-end text:name="_Toc259179230"/><text:bookmark-end text:name="_Toc260740635"/><text:bookmark-end text:name="_Toc260910257"/><text:bookmark-end text:name="_Toc260998699"/><text:bookmark-end text:name="_Toc267049021"/><text:bookmark-end text:name="_Toc272325865"/><text:bookmark-end text:name="_Toc275156498"/><text:bookmark-end text:name="_Toc277173175"/><text:bookmark-end text:name="__RefHeading__45398_1302827227"/></text:h>
                </text:list-item>
              </text:list>
            </text:list-item>
          </text:list>
        </text:list-item>
      </text:list>
      <text:p text:style-name="P">Desde el punto de vista técnico se ha orientado el Observatorio como una revisión de elementos relativos a la accesibilidad organizados en aspectos. Los aspectos que se han revisado son:</text:p>
      <text:list xml:id="list140419584519326" text:style-name="Estilo_20_Con_20_viñetas">
        <text:list-item>
          <text:p text:style-name="P17"><text:span text:style-name="Fuente_20_de_20_párrafo_20_predeter."><text:span text:style-name="T3">General:</text:span></text:span> este aspecto abarca aquellos elementos genéricos de una página Web como el lenguaje utilizado o los metadatos aportados.</text:p>
        </text:list-item>
        <text:list-item>
          <text:p text:style-name="P17"><text:span text:style-name="Fuente_20_de_20_párrafo_20_predeter."><text:span text:style-name="T3">Presentación:</text:span></text:span> se trata de aquellos elementos relativos a la disposición y aspecto de una página Web tales como la utilización de CSS o el uso de unidades relativas en el texto.</text:p>
        </text:list-item>
        <text:list-item>
          <text:p text:style-name="P17"><text:span text:style-name="Fuente_20_de_20_párrafo_20_predeter."><text:span text:style-name="T3">Estructura:</text:span></text:span> este aspecto incluye elementos relativos a la técnica aplicada a la construcción de los diversos elementos que forman una página Web como son las tablas o las listas.</text:p>
        </text:list-item>
        <text:list-item>
          <text:p text:style-name="P17"><text:span text:style-name="Fuente_20_de_20_párrafo_20_predeter."><text:span text:style-name="T3">Navegación:</text:span></text:span> se trata de aquellos elementos que proporcionan los métodos adecuados para facilitar la transición del usuario a lo largo de las distintas páginas de un portal Web. En este grupo se encuentran los enlaces, las redirecciones o la apertura de nuevas ventanas.</text:p>
        </text:list-item>
        <text:list-item>
          <text:p text:style-name="P17"><text:soft-page-break/><text:span text:style-name="Fuente_20_de_20_párrafo_20_predeter."><text:span text:style-name="T3">Alternativas:</text:span></text:span> son aquellos elementos que proporcionan distintos métodos de acceso a la información, de forma que pueda ser comprendida por el mayor número de personas. En este grupo destacan las alternativas textuales a todo elemento no textual o las alternativas a los scripts.</text:p>
        </text:list-item>
      </text:list>
      <text:p text:style-name="P">Se muestra a continuación una tabla en la que se indica el aspecto en el cual está encuadrada cada verificació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Encabezado_20_verde_20_tabla_20_metodologia">CÓDIGO</text:p>
          </table:table-cell>
          <table:table-cell table:style-name="Table4.A1" office:value-type="string">
            <text:p text:style-name="Encabezado_20_verde_20_tabla_20_metodologia">NOMBRE</text:p>
          </table:table-cell>
          <table:table-cell table:style-name="Table4.A1" office:value-type="string">
            <text:p text:style-name="Encabezado_20_verde_20_tabla_20_metodologia">ASPECTO</text:p>
          </table:table-cell>
        </table:table-row>
        <table:table-row table:style-name="Table4.1">
          <table:table-cell table:style-name="Table4.A2" table:number-columns-spanned="3" office:value-type="string">
            <text:p text:style-name="Encabezado_20_verde_20_tabla_20_metodologia">Nivel de Análisis I</text:p>
          </table:table-cell>
          <table:covered-table-cell/>
          <table:covered-table-cell/>
        </table:table-row>
        <table:table-row table:style-name="Table4.1">
          <table:table-cell table:style-name="Table4.A3" office:value-type="string">
            <text:p text:style-name="Tabla_20_aspectos">1.1.1</text:p>
          </table:table-cell>
          <table:table-cell table:style-name="Table4.B3" office:value-type="string">
            <text:p text:style-name="Tabla_20_aspectos">Existencia de textos alternativos</text:p>
          </table:table-cell>
          <table:table-cell table:style-name="Table4.C3" office:value-type="string">
            <text:p text:style-name="Tabla_20_aspectos">Alternativas</text:p>
          </table:table-cell>
        </table:table-row>
        <table:table-row table:style-name="Table4.1">
          <table:table-cell table:style-name="Table4.A4" office:value-type="string">
            <text:p text:style-name="Tabla_20_aspectos">1.1.2</text:p>
          </table:table-cell>
          <table:table-cell table:style-name="Table4.B4" office:value-type="string">
            <text:p text:style-name="Tabla_20_aspectos">Navegación sin JavaScript</text:p>
          </table:table-cell>
          <table:table-cell table:style-name="Table4.C4" office:value-type="string">
            <text:p text:style-name="Tabla_20_aspectos">Alternativas</text:p>
          </table:table-cell>
        </table:table-row>
        <table:table-row table:style-name="Table4.1">
          <table:table-cell table:style-name="Table4.A5" office:value-type="string">
            <text:p text:style-name="Tabla_20_aspectos">1.1.3</text:p>
          </table:table-cell>
          <table:table-cell table:style-name="Table4.B5" office:value-type="string">
            <text:p text:style-name="Tabla_20_aspectos">Identificación y alternativas para marcos</text:p>
          </table:table-cell>
          <table:table-cell table:style-name="Table4.C5" office:value-type="string">
            <text:p text:style-name="Tabla_20_aspectos">Alternativas</text:p>
          </table:table-cell>
        </table:table-row>
        <table:table-row table:style-name="Table4.1">
          <table:table-cell table:style-name="Table4.A6" office:value-type="string">
            <text:p text:style-name="Tabla_20_aspectos">1.1.4</text:p>
          </table:table-cell>
          <table:table-cell table:style-name="Table4.B6" office:value-type="string">
            <text:p text:style-name="Tabla_20_aspectos">Enlaces descriptivos</text:p>
          </table:table-cell>
          <table:table-cell table:style-name="Table4.C6" office:value-type="string">
            <text:p text:style-name="Tabla_20_aspectos">Navegación</text:p>
          </table:table-cell>
        </table:table-row>
        <table:table-row table:style-name="Table4.1">
          <table:table-cell table:style-name="Table4.A7" office:value-type="string">
            <text:p text:style-name="Tabla_20_aspectos">1.2.1</text:p>
          </table:table-cell>
          <table:table-cell table:style-name="Table4.B7" office:value-type="string">
            <text:p text:style-name="Tabla_20_aspectos">Código Válido (HTML y CSS)</text:p>
          </table:table-cell>
          <table:table-cell table:style-name="Table4.C7" office:value-type="string">
            <text:p text:style-name="Tabla_20_aspectos">General</text:p>
          </table:table-cell>
        </table:table-row>
        <table:table-row table:style-name="Table4.1">
          <table:table-cell table:style-name="Table4.A8" office:value-type="string">
            <text:p text:style-name="Tabla_20_aspectos">1.2.2</text:p>
          </table:table-cell>
          <table:table-cell table:style-name="Table4.B8" office:value-type="string">
            <text:p text:style-name="Tabla_20_aspectos">Redimensión de texto</text:p>
          </table:table-cell>
          <table:table-cell table:style-name="Table4.C8" office:value-type="string">
            <text:p text:style-name="Tabla_20_aspectos">Presentación</text:p>
          </table:table-cell>
        </table:table-row>
        <table:table-row table:style-name="Table4.1">
          <table:table-cell table:style-name="Table4.A9" office:value-type="string">
            <text:p text:style-name="Tabla_20_aspectos">1.2.3</text:p>
          </table:table-cell>
          <table:table-cell table:style-name="Table4.B9" office:value-type="string">
            <text:p text:style-name="Tabla_20_aspectos">Uso de encabezados</text:p>
          </table:table-cell>
          <table:table-cell table:style-name="Table4.C9" office:value-type="string">
            <text:p text:style-name="Tabla_20_aspectos">Estructura</text:p>
          </table:table-cell>
        </table:table-row>
        <table:table-row table:style-name="Table4.1">
          <table:table-cell table:style-name="Table4.A10" office:value-type="string">
            <text:p text:style-name="Tabla_20_aspectos">1.2.4</text:p>
          </table:table-cell>
          <table:table-cell table:style-name="Table4.B10" office:value-type="string">
            <text:p text:style-name="Tabla_20_aspectos">Utilización de tecnologías actuales</text:p>
          </table:table-cell>
          <table:table-cell table:style-name="Table4.C10" office:value-type="string">
            <text:p text:style-name="Tabla_20_aspectos">General</text:p>
          </table:table-cell>
        </table:table-row>
        <table:table-row table:style-name="Table4.1">
          <table:table-cell table:style-name="Table4.A11" office:value-type="string">
            <text:p text:style-name="Tabla_20_aspectos">1.2.5</text:p>
          </table:table-cell>
          <table:table-cell table:style-name="Table4.B11" office:value-type="string">
            <text:p text:style-name="Tabla_20_aspectos">Asociación en formularios</text:p>
          </table:table-cell>
          <table:table-cell table:style-name="Table4.C11" office:value-type="string">
            <text:p text:style-name="Tabla_20_aspectos">Estructura</text:p>
          </table:table-cell>
        </table:table-row>
        <table:table-row table:style-name="Table4.1">
          <table:table-cell table:style-name="Table4.A12" office:value-type="string">
            <text:p text:style-name="Tabla_20_aspectos">1.2.6</text:p>
          </table:table-cell>
          <table:table-cell table:style-name="Table4.B12" office:value-type="string">
            <text:p text:style-name="Tabla_20_aspectos">Sección Accesibilidad</text:p>
          </table:table-cell>
          <table:table-cell table:style-name="Table4.C12" office:value-type="string">
            <text:p text:style-name="Tabla_20_aspectos">Navegación</text:p>
          </table:table-cell>
        </table:table-row>
        <table:table-row table:style-name="Table4.1">
          <table:table-cell table:style-name="Table4.A13" table:number-columns-spanned="3" office:value-type="string">
            <text:p text:style-name="Encabezado_20_verde_20_tabla_20_metodologia">Nivel de Análisis II</text:p>
          </table:table-cell>
          <table:covered-table-cell/>
          <table:covered-table-cell/>
        </table:table-row>
        <table:table-row table:style-name="Table4.1">
          <table:table-cell table:style-name="Table4.A14" office:value-type="string">
            <text:p text:style-name="Tabla_20_aspectos">2.1.1</text:p>
          </table:table-cell>
          <table:table-cell table:style-name="Table4.B14" office:value-type="string">
            <text:p text:style-name="Tabla_20_aspectos">Tablas de datos con encabezados</text:p>
          </table:table-cell>
          <table:table-cell table:style-name="Table4.C14" office:value-type="string">
            <text:p text:style-name="Tabla_20_aspectos">Estructura</text:p>
          </table:table-cell>
        </table:table-row>
        <table:table-row table:style-name="Table4.1">
          <table:table-cell table:style-name="Table4.A15" office:value-type="string">
            <text:p text:style-name="Tabla_20_aspectos">2.1.2</text:p>
          </table:table-cell>
          <table:table-cell table:style-name="Table4.B15" office:value-type="string">
            <text:p text:style-name="Tabla_20_aspectos">Identificación de idiomas</text:p>
          </table:table-cell>
          <table:table-cell table:style-name="Table4.C15" office:value-type="string">
            <text:p text:style-name="Tabla_20_aspectos">General</text:p>
          </table:table-cell>
        </table:table-row>
        <table:table-row table:style-name="Table4.1">
          <table:table-cell table:style-name="Table4.A16" office:value-type="string">
            <text:p text:style-name="Tabla_20_aspectos">2.1.3</text:p>
          </table:table-cell>
          <table:table-cell table:style-name="Table4.B16" office:value-type="string">
            <text:p text:style-name="Tabla_20_aspectos">Control del usuario</text:p>
          </table:table-cell>
          <table:table-cell table:style-name="Table4.C16" office:value-type="string">
            <text:p text:style-name="Tabla_20_aspectos">Navegación</text:p>
          </table:table-cell>
        </table:table-row>
        <table:table-row table:style-name="Table4.1">
          <table:table-cell table:style-name="Table4.A17" office:value-type="string">
            <text:p text:style-name="Tabla_20_aspectos">2.1.4</text:p>
          </table:table-cell>
          <table:table-cell table:style-name="Table4.B17" office:value-type="string">
            <text:p text:style-name="Tabla_20_aspectos">Lenguaje claro y sencillo</text:p>
          </table:table-cell>
          <table:table-cell table:style-name="Table4.C17" office:value-type="string">
            <text:p text:style-name="Tabla_20_aspectos">General</text:p>
          </table:table-cell>
        </table:table-row>
        <table:table-row table:style-name="Table4.1">
          <table:table-cell table:style-name="Table4.A18" office:value-type="string">
            <text:p text:style-name="Tabla_20_aspectos">2.2.1</text:p>
          </table:table-cell>
          <table:table-cell table:style-name="Table4.B18" office:value-type="string">
            <text:p text:style-name="Tabla_20_aspectos">Uso de listas</text:p>
          </table:table-cell>
          <table:table-cell table:style-name="Table4.C18" office:value-type="string">
            <text:p text:style-name="Tabla_20_aspectos">Estructura</text:p>
          </table:table-cell>
        </table:table-row>
        <table:table-row table:style-name="Table4.1">
          <table:table-cell table:style-name="Table4.A19" office:value-type="string">
            <text:p text:style-name="Tabla_20_aspectos">2.2.2</text:p>
          </table:table-cell>
          <table:table-cell table:style-name="Table4.B19" office:value-type="string">
            <text:p text:style-name="Tabla_20_aspectos">Separación de contenido y presentación</text:p>
          </table:table-cell>
          <table:table-cell table:style-name="Table4.C19" office:value-type="string">
            <text:p text:style-name="Tabla_20_aspectos">Presentación</text:p>
          </table:table-cell>
        </table:table-row>
        <table:table-row table:style-name="Table4.1">
          <table:table-cell table:style-name="Table4.A20" office:value-type="string">
            <text:p text:style-name="Tabla_20_aspectos">2.2.3</text:p>
          </table:table-cell>
          <table:table-cell table:style-name="Table4.B20" office:value-type="string">
            <text:p text:style-name="Tabla_20_aspectos">Metadatos</text:p>
          </table:table-cell>
          <table:table-cell table:style-name="Table4.C20" office:value-type="string">
            <text:p text:style-name="Tabla_20_aspectos">General</text:p>
          </table:table-cell>
        </table:table-row>
        <table:table-row table:style-name="Table4.1">
          <table:table-cell table:style-name="Table4.A21" office:value-type="string">
            <text:p text:style-name="Tabla_20_aspectos">2.2.4</text:p>
          </table:table-cell>
          <table:table-cell table:style-name="Table4.B21" office:value-type="string">
            <text:p text:style-name="Tabla_20_aspectos">Navegación consistente</text:p>
          </table:table-cell>
          <table:table-cell table:style-name="Table4.C21" office:value-type="string">
            <text:p text:style-name="Tabla_20_aspectos">Navegación</text:p>
          </table:table-cell>
        </table:table-row>
        <table:table-row table:style-name="Table4.1">
          <table:table-cell table:style-name="Table4.A22" office:value-type="string">
            <text:p text:style-name="Tabla_20_aspectos">2.2.5</text:p>
          </table:table-cell>
          <table:table-cell table:style-name="Table4.B22" office:value-type="string">
            <text:p text:style-name="Tabla_20_aspectos">Apertura de nuevas ventanas</text:p>
          </table:table-cell>
          <table:table-cell table:style-name="Table4.C22" office:value-type="string">
            <text:p text:style-name="Tabla_20_aspectos">Navegación</text:p>
          </table:table-cell>
        </table:table-row>
        <table:table-row table:style-name="Table4.1">
          <table:table-cell table:style-name="Table4.A23" office:value-type="string">
            <text:p text:style-name="Tabla_20_aspectos">2.2.6</text:p>
          </table:table-cell>
          <table:table-cell table:style-name="Table4.B23" office:value-type="string">
            <text:p text:style-name="Tabla_20_aspectos">División de la información</text:p>
          </table:table-cell>
          <table:table-cell table:style-name="Table4.C23" office:value-type="string">
            <text:p text:style-name="Tabla_20_aspectos">Estructura</text:p>
          </table:table-cell>
        </table:table-row>
      </table:table>
      <text:p text:style-name="P"/>
      <text:p text:style-name="P">Mediante la agregación de los resultados obtenidos en las distintas 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 Aspecto del Portal.</text:p>
      <text:p text:style-name="P"><text:bookmark text:name="PMAP"/>La <text:span text:style-name="Fuente_20_de_20_párrafo_20_predeter."><text:span text:style-name="T3">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Leyenda_20_formulas"><draw:custom-shape text:anchor-type="paragraph" draw:z-index="13" draw:name="Rectangle 53" draw:style-name="gr14" draw:text-style-name="P33" svg:width="3.6925in" svg:height="0.6343in" svg:x="0.9898in" svg:y="0.0028in"><svg:desc>PMAP es igual a SPMVA entre VA</svg:desc><text:p/><draw:enhanced-geometry svg:viewBox="0 0 21600 21600" draw:type="non-primitive" draw:enhanced-path="M 0 0 L 21600 0 21600 21600 0 21600 Z N"/></draw:custom-shape><draw:g text:anchor-type="as-char" svg:y="0in" draw:z-index="5" draw:name="Canvas 139" draw:style-name="gr1"><svg:desc> </svg:desc><draw:frame draw:name="Text Box 144" draw:style-name="gr2" draw:text-style-name="P33" svg:width="1.5189in" svg:height="0.5516in" svg:x="0in" svg:y="0.0835in"><draw:text-box><text:p><text:span text:style-name="T12">PMAP</text:span></text:p><text:p/><text:p/></draw:text-box><svg:desc> 
</svg:desc></draw:frame><draw:frame draw:name="Text Box 141" draw:style-name="gr4" draw:text-style-name="P33" svg:width="2.4213in" svg:height="0.3331in" svg:x="0.778in" svg:y="0in"><draw:text-box><text:p text:style-name="P34"><text:span text:style-name="T3">SPMVA</text:span></text:p><text:p/><text:p/></draw:text-box><svg:desc> 
</svg:desc></draw:frame><draw:frame draw:name="Text Box 142" draw:style-name="gr5" draw:text-style-name="P33" svg:width="1.9634in" svg:height="0.3331in" svg:x="1.028in" svg:y="0.3228in"><draw:text-box><text:p text:style-name="P34"><text:span text:style-name="T3">VA</text:span></text:p><text:p text:style-name="P35"><text:span text:style-name="T13">Abril 2009</text:span></text:p><text:p/><text:p/><text:p/></draw:text-box><svg:desc> 
</svg:desc></draw:frame><draw:connector draw:name="AutoShape 143" draw:style-name="gr6" draw:text-style-name="P33" draw:type="line" svg:x1="0.9028in" svg:y1="0.3752in" svg:x2="2.95in" svg:y2="0.3756in" svg:d="M2293 953l5200 1" svg:viewBox="0 0 5202 4"><text:p/></draw:connector><draw:frame draw:name="Text Box 145" draw:style-name="gr7" draw:text-style-name="P33" svg:width="0.2894in" svg:height="0.3252in" svg:x="0.5929in" svg:y="0.1252in"><draw:text-box><text:p>=</text:p></draw:text-box><svg:desc> </svg:desc></draw:frame></draw:g></text:p>
      <text:p text:style-name="Leyenda_20_formulas"><text:soft-page-break/><text:span text:style-name="Fuente_20_de_20_párrafo_20_predeter."><text:span text:style-name="T3">PMAP: </text:span></text:span>Puntuación Media de Aspecto del Portal</text:p>
      <text:p text:style-name="Leyenda_20_formulas"><text:span text:style-name="Fuente_20_de_20_párrafo_20_predeter."><text:span text:style-name="T3">SPMVA:</text:span></text:span> Suma de puntuaciones medias de las verificaciones del aspecto</text:p>
      <text:p text:style-name="Leyenda_20_formulas"><text:span text:style-name="Fuente_20_de_20_párrafo_20_predeter."><text:span text:style-name="T3">VA:</text:span></text:span> Nº de verificaciones del aspecto</text:p>
      <text:p text:style-name="P"><text:bookmark text:name="PMA"/>Por último, para obtener la <text:span text:style-name="Fuente_20_de_20_párrafo_20_predeter."><text:span text:style-name="T3">Puntuación Media de Aspecto</text:span></text:span>, se realiza la media aritmética de la puntuación de todos los portales.</text:p>
      <text:p text:style-name="Leyenda_20_formulas"><draw:custom-shape text:anchor-type="paragraph" draw:z-index="14" draw:name="Rectangle 54" draw:style-name="gr14" draw:text-style-name="P33" svg:width="3.6925in" svg:height="0.6559in" svg:x="0.9898in" svg:y="0in"><svg:desc>PMA es igual a SPMA entre NP</svg:desc><text:p/><draw:enhanced-geometry svg:viewBox="0 0 21600 21600" draw:type="non-primitive" draw:enhanced-path="M 0 0 L 21600 0 21600 21600 0 21600 Z N"/></draw:custom-shape><draw:g text:anchor-type="as-char" svg:y="0in" draw:z-index="6" draw:name="Canvas 132" draw:style-name="gr1"><draw:frame draw:name="Text Box 137" draw:style-name="gr2" draw:text-style-name="P33" svg:width="1.5189in" svg:height="0.5516in" svg:x="0in" svg:y="0.0835in"><draw:text-box><text:p><text:span text:style-name="T12">PMA</text:span></text:p><text:p/><text:p/></draw:text-box><svg:desc> </svg:desc></draw:frame><draw:frame draw:name="Text Box 134" draw:style-name="gr4" draw:text-style-name="P33" svg:width="2.4213in" svg:height="0.3331in" svg:x="0.778in" svg:y="0in"><draw:text-box><text:p text:style-name="P34"><text:span text:style-name="T3">SPMA</text:span></text:p><text:p/><text:p/></draw:text-box><svg:desc> 
</svg:desc></draw:frame><draw:frame draw:name="Text Box 135" draw:style-name="gr5" draw:text-style-name="P33" svg:width="1.9634in" svg:height="0.3331in" svg:x="1.028in" svg:y="0.3228in"><draw:text-box><text:p text:style-name="P34"><text:span text:style-name="T3">NP</text:span></text:p><text:p text:style-name="P35"><text:span text:style-name="T13">Abril 2009</text:span></text:p><text:p/><text:p/><text:p/></draw:text-box><svg:desc> 
</svg:desc></draw:frame><draw:connector draw:name="AutoShape 136" draw:style-name="gr6" draw:text-style-name="P33" draw:type="line" svg:x1="0.9028in" svg:y1="0.3752in" svg:x2="2.95in" svg:y2="0.3756in" svg:d="M2293 953l5200 1" svg:viewBox="0 0 5202 4"><svg:desc> </svg:desc><text:p/></draw:connector><draw:frame draw:name="Text Box 138" draw:style-name="gr7" draw:text-style-name="P33" svg:width="0.2894in" svg:height="0.3252in" svg:x="0.5929in" svg:y="0.1252in"><draw:text-box><text:p>=</text:p></draw:text-box><svg:desc> </svg:desc></draw:frame></draw:g></text:p>
      <text:p text:style-name="Leyenda_20_formulas"><text:span text:style-name="Fuente_20_de_20_párrafo_20_predeter."><text:span text:style-name="T3">PMA: </text:span></text:span>Puntuación Media de Aspecto</text:p>
      <text:p text:style-name="Leyenda_20_formulas"><text:span text:style-name="Fuente_20_de_20_párrafo_20_predeter."><text:span text:style-name="T3">SPMA:</text:span></text:span> Suma de puntuaciones medias de aspecto de los portales</text:p>
      <text:p text:style-name="Leyenda_20_formulas"><text:span text:style-name="Fuente_20_de_20_párrafo_20_predeter."><text:span text:style-name="T3">NP:</text:span></text:span> Nº de portales</text:p>
      <text:p text:style-name="P"/>
      <text:list xml:id="list164652867349746" text:continue-list="list164652589441446" text:style-name="LFO3">
        <text:list-item>
          <text:h text:style-name="P18" text:outline-level="1"><text:bookmark-end text:name="_Toc199238867"/><text:bookmark-end text:name="_Toc199238905"/><text:bookmark-end text:name="_Toc199295604"/><text:bookmark-end text:name="_Toc231724635"/><text:bookmark-start text:name="_Toc258841158"/><text:bookmark-start text:name="_Toc258925789"/><text:bookmark-start text:name="_Toc258926696"/><text:bookmark-start text:name="_Toc259025768"/><text:bookmark-start text:name="_Toc259176094"/><text:bookmark-start text:name="_Toc259179231"/><text:bookmark-start text:name="_Toc260740636"/><text:bookmark-start text:name="_Toc260910258"/><text:bookmark-start text:name="_Toc260998700"/><text:bookmark-start text:name="_Toc267049022"/><text:bookmark-start text:name="_Toc272325866"/><text:bookmark-start text:name="_Toc275156499"/><text:bookmark-start text:name="_Toc277173176"/><text:bookmark-start text:name="__RefHeading__11153_1302827227"/><text:bookmark text:name="_Toc254626372"/><text:bookmark text:name="_Toc254626562"/><text:bookmark text:name="_Toc254853311"/><text:bookmark text:name="_Toc255290002"/><text:bookmark text:name="_Toc255817717"/><text:bookmark text:name="_Toc254626245"/><text:bookmark text:name="_Toc254626373"/><text:bookmark text:name="_Toc254626563"/><text:bookmark text:name="_Toc254853312"/><text:bookmark text:name="_Toc255290003"/><text:bookmark text:name="_Toc255817718"/><text:bookmark text:name="_Toc254626248"/><text:bookmark text:name="_Toc254626376"/><text:bookmark text:name="_Toc254626566"/><text:bookmark text:name="_Toc254853315"/><text:bookmark text:name="_Toc255290006"/><text:bookmark text:name="_Toc255817721"/><text:bookmark text:name="_Toc254626249"/><text:bookmark text:name="_Toc254626377"/><text:bookmark text:name="_Toc254626567"/><text:bookmark text:name="_Toc254853316"/><text:bookmark text:name="_Toc255290007"/><text:bookmark text:name="_Toc255817722"/><text:bookmark text:name="_Toc254626250"/><text:bookmark text:name="_Toc254626378"/><text:bookmark text:name="_Toc254626568"/><text:bookmark text:name="_Toc254853317"/><text:bookmark text:name="_Toc255290008"/><text:bookmark text:name="_Toc255817723"/><text:bookmark text:name="_Toc254626251"/><text:bookmark text:name="_Toc254626379"/><text:bookmark text:name="_Toc254626569"/><text:bookmark text:name="_Toc254853318"/><text:bookmark text:name="_Toc255290009"/><text:bookmark text:name="_Toc255817724"/><text:bookmark text:name="_Toc254626253"/><text:bookmark text:name="_Toc254626381"/><text:bookmark text:name="_Toc254626571"/><text:bookmark text:name="_Toc254853320"/><text:bookmark text:name="_Toc255290011"/><text:bookmark text:name="_Toc255817726"/><text:bookmark text:name="_Toc254626254"/><text:bookmark text:name="_Toc254626382"/><text:bookmark text:name="_Toc254626572"/><text:bookmark text:name="_Toc254853321"/><text:bookmark text:name="_Toc255290012"/><text:bookmark text:name="_Toc255817727"/><text:bookmark text:name="_Toc254626255"/><text:bookmark text:name="_Toc254626383"/><text:bookmark text:name="_Toc254626573"/><text:bookmark text:name="_Toc254853322"/><text:bookmark text:name="_Toc255290013"/><text:bookmark text:name="_Toc255817728"/><text:bookmark text:name="_Toc254626256"/><text:bookmark text:name="_Toc254626384"/><text:bookmark text:name="_Toc254626574"/><text:bookmark text:name="_Toc254853323"/><text:bookmark text:name="_Toc255290014"/><text:bookmark text:name="_Toc255817729"/><text:bookmark text:name="_Toc254626257"/><text:bookmark text:name="_Toc254626385"/><text:bookmark text:name="_Toc254626575"/><text:bookmark text:name="_Toc254853324"/><text:bookmark text:name="_Toc255290015"/><text:bookmark text:name="_Toc255817730"/><text:bookmark text:name="_Toc254626258"/><text:bookmark text:name="_Toc254626386"/><text:bookmark text:name="_Toc254626576"/><text:bookmark text:name="_Toc254853325"/><text:bookmark text:name="_Toc255290016"/><text:bookmark text:name="_Toc255817731"/><text:bookmark text:name="_Toc254626259"/><text:bookmark text:name="_Toc254626387"/><text:bookmark text:name="_Toc254626577"/><text:bookmark text:name="_Toc254853326"/><text:bookmark text:name="_Toc255290017"/><text:bookmark text:name="_Toc255817732"/><text:bookmark text:name="_Toc254626260"/><text:bookmark text:name="_Toc254626388"/><text:bookmark text:name="_Toc254626578"/><text:bookmark text:name="_Toc254853327"/><text:bookmark text:name="_Toc255290018"/><text:bookmark text:name="_Toc255817733"/><text:bookmark text:name="_Toc254626261"/><text:bookmark text:name="_Toc254626389"/><text:bookmark text:name="_Toc254626579"/><text:bookmark text:name="_Toc254853328"/><text:bookmark text:name="_Toc255290019"/><text:bookmark text:name="_Toc255817734"/><text:bookmark text:name="_Toc254626262"/><text:bookmark text:name="_Toc254626390"/><text:bookmark text:name="_Toc254626580"/><text:bookmark text:name="_Toc254853329"/><text:bookmark text:name="_Toc255290020"/><text:bookmark text:name="_Toc255817735"/><text:bookmark text:name="_Toc254626263"/><text:bookmark text:name="_Toc254626391"/><text:bookmark text:name="_Toc254626581"/><text:bookmark text:name="_Toc254853330"/><text:bookmark text:name="_Toc255290021"/><text:bookmark text:name="_Toc255817736"/>Resultados Globales<text:bookmark-end text:name="_Toc258841158"/><text:bookmark-end text:name="_Toc258925789"/><text:bookmark-end text:name="_Toc258926696"/><text:bookmark-end text:name="_Toc259025768"/><text:bookmark-end text:name="_Toc259176094"/><text:bookmark-end text:name="_Toc259179231"/><text:bookmark-end text:name="_Toc260740636"/><text:bookmark-end text:name="_Toc260910258"/><text:bookmark-end text:name="_Toc260998700"/><text:bookmark-end text:name="_Toc267049022"/><text:bookmark-end text:name="_Toc272325866"/><text:bookmark-end text:name="_Toc275156499"/><text:bookmark-end text:name="_Toc277173176"/><text:bookmark-end text:name="__RefHeading__11153_1302827227"/></text:h>
        </text:list-item>
      </text:list>
      <text:p text:style-name="P">La realización del observatorio de accesibilidad genera gran cantidad de información para cada portal analizado.</text:p>
      <text:p text:style-name="P">Mediante el análisis y agregación de dichos datos se obtienen unos resultados globales que, gracias a la generación de varias gráficas, permiten obtener de forma clara una visión general del estado de accesibilidad de la Administración Pública.</text:p>
      <text:p text:style-name="P"/>
      <text:list xml:id="list164654396495971" text:continue-numbering="true" text:style-name="LFO3">
        <text:list-item>
          <text:list>
            <text:list-item>
              <text:h text:style-name="P30" text:outline-level="2"><text:bookmark-start text:name="_Toc258841159"/><text:bookmark-start text:name="_Toc258925790"/><text:bookmark-start text:name="_Toc258926697"/><text:bookmark-start text:name="_Toc259025769"/><text:bookmark-start text:name="_Toc259176095"/><text:bookmark-start text:name="_Toc259179232"/><text:bookmark-start text:name="_Toc260740637"/><text:bookmark-start text:name="_Toc260910259"/><text:bookmark-start text:name="_Toc260998701"/><text:bookmark-start text:name="_Toc267049023"/><text:bookmark-start text:name="_Toc272325867"/><text:bookmark-start text:name="_Toc275156500"/><text:bookmark-start text:name="_Toc277173177"/><text:bookmark-start text:name="__RefHeading__45400_1302827227"/><text:bookmark text:name="Punto41"/>Distribución del nivel de accesibilidad global<text:bookmark-end text:name="_Toc258841159"/><text:bookmark-end text:name="_Toc258925790"/><text:bookmark-end text:name="_Toc258926697"/><text:bookmark-end text:name="_Toc259025769"/><text:bookmark-end text:name="_Toc259176095"/><text:bookmark-end text:name="_Toc259179232"/><text:bookmark-end text:name="_Toc260740637"/><text:bookmark-end text:name="_Toc260910259"/><text:bookmark-end text:name="_Toc260998701"/><text:bookmark-end text:name="_Toc267049023"/><text:bookmark-end text:name="_Toc272325867"/><text:bookmark-end text:name="_Toc275156500"/><text:bookmark-end text:name="_Toc277173177"/><text:bookmark-end text:name="__RefHeading__45400_1302827227"/></text:h>
            </text:list-item>
          </text:list>
        </text:list-item>
      </text:list>
      <text:p text:style-name="P">Como primer objetivo global se busca conocer el cumplimiento de los estándares de Accesibilidad Web por parte de los portales de la Administración Local. A continuación se muestra la distribución total de portales según el grado de cumplimiento de accesibilidad alcanzado: No Válido, Prioridad 1 o Prioridad 1 y 2.</text:p>
      <text:p text:style-name="Figure"><text:span text:style-name="Fuente_20_de_20_párrafo_20_predeter."><text:span text:style-name="T1"><draw:frame draw:style-name="fr2" draw:name="78 Imagen" text:anchor-type="as-char" svg:y="0in" svg:width="5.8854in" style:rel-width="scale" svg:height="4.7291in" style:rel-height="scale" draw:z-index="88"><draw:image xlink:href="Pictures/1000000000000235000001C6729E6538.png" xlink:type="simple" xlink:show="embed" xlink:actuate="onLoad"/><svg:desc> </svg:desc></draw:frame></text:span></text:span></text:p>
      <text:p text:style-name="Titulo_5f_tablas">Porcentajes globales del nivel de adecuación</text:p>
      <table:table table:name="Table5" table:style-name="Table5">
        <table:table-column table:style-name="Table5.A"/>
        <table:table-column table:style-name="Table5.B"/>
        <table:table-column table:style-name="Table5.C"/>
        <table:table-row>
          <table:table-cell table:style-name="Table5.A1" office:value-type="string">
            <text:p text:style-name="Encabezado_20_tablas_20_resultados">Nivel de Adecuación</text:p>
          </table:table-cell>
          <table:table-cell table:style-name="Table5.B1" office:value-type="string">
            <text:p text:style-name="Encabezado_20_tablas_20_resultados">Porcentaje de Portales</text:p>
          </table:table-cell>
          <table:table-cell table:style-name="Table5.A1" office:value-type="string">
            <text:p text:style-name="Encabezado_20_tablas_20_resultados">Número de Portales </text:p>
          </table:table-cell>
        </table:table-row>
        <table:table-row>
          <table:table-cell table:style-name="Table5.A2" office:value-type="string">
            <text:p text:style-name="Tabla_20_resultados_20_centrado">Prioridad 1 y 2</text:p>
          </table:table-cell>
          <table:table-cell table:style-name="Table5.B2" office:value-type="string">
            <text:p text:style-name="Tabla_20_resultados_20_centrado">-41.t1.b2-</text:p>
          </table:table-cell>
          <table:table-cell table:style-name="Table5.A2" office:value-type="string">
            <text:p text:style-name="Tabla_20_resultados_20_centrado">-41.t1.c2-</text:p>
          </table:table-cell>
        </table:table-row>
        <table:table-row>
          <table:table-cell table:style-name="Table5.A2" office:value-type="string">
            <text:p text:style-name="Tabla_20_resultados_20_centrado">Prioridad 1</text:p>
          </table:table-cell>
          <table:table-cell table:style-name="Table5.B3" office:value-type="string">
            <text:p text:style-name="Tabla_20_resultados_20_centrado">-41.t1.b3-</text:p>
          </table:table-cell>
          <table:table-cell table:style-name="Table5.A2" office:value-type="string">
            <text:p text:style-name="Tabla_20_resultados_20_centrado">-41.t1.c3-</text:p>
          </table:table-cell>
        </table:table-row>
        <table:table-row>
          <table:table-cell table:style-name="Table5.A2" office:value-type="string">
            <text:p text:style-name="Tabla_20_resultados_20_centrado">No Válido</text:p>
          </table:table-cell>
          <table:table-cell table:style-name="Table5.B4" office:value-type="string">
            <text:p text:style-name="Tabla_20_resultados_20_centrado">-41.t1.b4-</text:p>
          </table:table-cell>
          <table:table-cell table:style-name="Table5.A2" office:value-type="string">
            <text:p text:style-name="Tabla_20_resultados_20_centrado">-41.t1.c4-</text:p>
          </table:table-cell>
        </table:table-row>
      </table:table>
      <text:p text:style-name="P32"><text:bookmark text:name="_Toc255290026"/><text:bookmark text:name="_Toc255817741"/></text:p>
      <text:list xml:id="list164654372811807" text:continue-numbering="true" text:style-name="LFO3">
        <text:list-item>
          <text:list>
            <text:list-item>
              <text:h text:style-name="P30" text:outline-level="2"><text:bookmark-start text:name="_Toc258841160"/><text:bookmark-start text:name="_Toc258925791"/><text:bookmark-start text:name="_Toc258926698"/><text:bookmark-start text:name="_Toc259025770"/><text:bookmark-start text:name="_Toc259176096"/><text:bookmark-start text:name="_Toc259179233"/><text:bookmark-start text:name="_Toc260740638"/><text:bookmark-start text:name="_Toc260910260"/><text:bookmark-start text:name="_Toc260998702"/><text:bookmark-start text:name="_Toc267049024"/><text:bookmark-start text:name="_Toc272325868"/><text:bookmark-start text:name="_Toc275156501"/><text:bookmark-start text:name="_Toc277173178"/><text:bookmark-start text:name="__RefHeading__45402_1302827227"/>Comparación de adecuación por segmento<text:bookmark-end text:name="_Toc258841160"/><text:bookmark-end text:name="_Toc258925791"/><text:bookmark-end text:name="_Toc258926698"/><text:bookmark-end text:name="_Toc259025770"/><text:bookmark-end text:name="_Toc259176096"/><text:bookmark-end text:name="_Toc259179233"/><text:bookmark-end text:name="_Toc260740638"/><text:bookmark-end text:name="_Toc260910260"/><text:bookmark-end text:name="_Toc260998702"/><text:bookmark-end text:name="_Toc267049024"/><text:bookmark-end text:name="_Toc272325868"/><text:bookmark-end text:name="_Toc275156501"/><text:bookmark-end text:name="_Toc277173178"/><text:bookmark-end text:name="__RefHeading__45402_1302827227"/></text:h>
            </text:list-item>
          </text:list>
        </text:list-item>
      </text:list>
      <text:p text:style-name="P">De forma más específica se obtienen las distribuciones de los portales de cada uno de los segmentos de acuerdo al grado de 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 observatorio, y el Eje Y muestra mediante barras apiladas, el porcentaje de portales por nivel de adecuación para cada uno de los segmentos.</text:p>
      <text:p text:style-name="P">Es especialmente destacado el esfuerzo dedicado por los portales webs principales de la AGE, ya que aunque en la mayoría de los casos son más complejos que los del resto de segmentos, alcanzan un nivel de accesibilidad mayor.</text:p>
      <text:p text:style-name="Figure"><text:span text:style-name="Fuente_20_de_20_párrafo_20_predeter."><text:span text:style-name="T1"><draw:frame draw:style-name="fr2" draw:name="79 Imagen" text:anchor-type="as-char" svg:y="0in" svg:width="5.8854in" style:rel-width="scale" svg:height="4.7291in" style:rel-height="scale" draw:z-index="89"><draw:image xlink:href="Pictures/1000000000000235000001C62CD46518.png" xlink:type="simple" xlink:show="embed" xlink:actuate="onLoad"/><svg:desc> </svg:desc></draw:frame></text:span></text:span></text:p>
      <text:p text:style-name="Figure"/>
      <text:p text:style-name="Figure"/>
      <text:p text:style-name="Titulo_5f_tablas"><text:soft-page-break/>Porcentaje de adecuación: Diputaciones provinciales</text:p>
      <table:table table:name="Table6" table:style-name="Table6">
        <table:table-column table:style-name="Table6.A"/>
        <table:table-column table:style-name="Table6.B"/>
        <table:table-row>
          <table:table-cell table:style-name="Table6.A1" office:value-type="string">
            <text:p text:style-name="Encabezado_20_tablas_20_resultados">Nivel de Adecuación</text:p>
          </table:table-cell>
          <table:table-cell table:style-name="Table6.B1" office:value-type="string">
            <text:p text:style-name="Encabezado_20_tablas_20_resultados">Porcentaje de portales</text:p>
          </table:table-cell>
        </table:table-row>
        <table:table-row>
          <table:table-cell table:style-name="Table6.A2" office:value-type="string">
            <text:p text:style-name="Tabla_20_resultados_20_izquierda">Prioridad 1 y 2</text:p>
          </table:table-cell>
          <table:table-cell table:style-name="Table6.B2" office:value-type="string">
            <text:p text:style-name="Tabla_20_resultados_20_centrado">-42.t1.b2-</text:p>
          </table:table-cell>
        </table:table-row>
        <table:table-row>
          <table:table-cell table:style-name="Table6.A2" office:value-type="string">
            <text:p text:style-name="Tabla_20_resultados_20_izquierda">Prioridad 1</text:p>
          </table:table-cell>
          <table:table-cell table:style-name="Table6.B2" office:value-type="string">
            <text:p text:style-name="Tabla_20_resultados_20_centrado">-42.t1.b3-</text:p>
          </table:table-cell>
        </table:table-row>
        <table:table-row>
          <table:table-cell table:style-name="Table6.A2" office:value-type="string">
            <text:p text:style-name="Tabla_20_resultados_20_izquierda">No Válido</text:p>
          </table:table-cell>
          <table:table-cell table:style-name="Table6.B2" office:value-type="string">
            <text:p text:style-name="Tabla_20_resultados_20_centrado">-42.t1.b4-</text:p>
          </table:table-cell>
        </table:table-row>
      </table:table>
      <text:p text:style-name="P"/>
      <text:p text:style-name="Titulo_5f_tablas">Porcentaje de adecuación: Ayuntamiento de la capital</text:p>
      <table:table table:name="Table7" table:style-name="Table7">
        <table:table-column table:style-name="Table7.A"/>
        <table:table-column table:style-name="Table7.B"/>
        <table:table-row>
          <table:table-cell table:style-name="Table7.A1" office:value-type="string">
            <text:p text:style-name="Encabezado_20_tablas_20_resultados">Nivel de Adecuación</text:p>
          </table:table-cell>
          <table:table-cell table:style-name="Table7.B1" office:value-type="string">
            <text:p text:style-name="Encabezado_20_tablas_20_resultados">Porcentaje de portales</text:p>
          </table:table-cell>
        </table:table-row>
        <table:table-row>
          <table:table-cell table:style-name="Table7.A2" office:value-type="string">
            <text:p text:style-name="Tabla_20_resultados_20_izquierda">Prioridad 1 y 2</text:p>
          </table:table-cell>
          <table:table-cell table:style-name="Table7.B2" office:value-type="string">
            <text:p text:style-name="Tabla_20_resultados_20_centrado">-42.t2.b2-</text:p>
          </table:table-cell>
        </table:table-row>
        <table:table-row>
          <table:table-cell table:style-name="Table7.A2" office:value-type="string">
            <text:p text:style-name="Tabla_20_resultados_20_izquierda">Prioridad 1</text:p>
          </table:table-cell>
          <table:table-cell table:style-name="Table7.B2" office:value-type="string">
            <text:p text:style-name="Tabla_20_resultados_20_centrado">-42.t2.b3-</text:p>
          </table:table-cell>
        </table:table-row>
        <table:table-row>
          <table:table-cell table:style-name="Table7.A2" office:value-type="string">
            <text:p text:style-name="Tabla_20_resultados_20_izquierda">No Válido</text:p>
          </table:table-cell>
          <table:table-cell table:style-name="Table7.B2" office:value-type="string">
            <text:p text:style-name="Tabla_20_resultados_20_centrado">-42.t2.b4-</text:p>
          </table:table-cell>
        </table:table-row>
      </table:table>
      <text:p text:style-name="P"/>
      <text:p text:style-name="Titulo_5f_tablas">Porcentaje de adecuación: Municipios más poblados</text:p>
      <table:table table:name="Table8" table:style-name="Table8">
        <table:table-column table:style-name="Table8.A"/>
        <table:table-column table:style-name="Table8.B"/>
        <table:table-row>
          <table:table-cell table:style-name="Table8.A1" office:value-type="string">
            <text:p text:style-name="Encabezado_20_tablas_20_resultados">Nivel de Adecuación</text:p>
          </table:table-cell>
          <table:table-cell table:style-name="Table8.B1" office:value-type="string">
            <text:p text:style-name="Encabezado_20_tablas_20_resultados">Porcentaje de portales</text:p>
          </table:table-cell>
        </table:table-row>
        <table:table-row>
          <table:table-cell table:style-name="Table8.A2" office:value-type="string">
            <text:p text:style-name="Tabla_20_resultados_20_izquierda">Prioridad 1 y 2</text:p>
          </table:table-cell>
          <table:table-cell table:style-name="Table8.B2" office:value-type="string">
            <text:p text:style-name="Tabla_20_resultados_20_centrado">-42.t3.b2-</text:p>
          </table:table-cell>
        </table:table-row>
        <table:table-row>
          <table:table-cell table:style-name="Table8.A2" office:value-type="string">
            <text:p text:style-name="Tabla_20_resultados_20_izquierda">Prioridad 1</text:p>
          </table:table-cell>
          <table:table-cell table:style-name="Table8.B2" office:value-type="string">
            <text:p text:style-name="Tabla_20_resultados_20_centrado">-42.t3.b3-</text:p>
          </table:table-cell>
        </table:table-row>
        <table:table-row>
          <table:table-cell table:style-name="Table8.A2" office:value-type="string">
            <text:p text:style-name="Tabla_20_resultados_20_izquierda">No Válido</text:p>
          </table:table-cell>
          <table:table-cell table:style-name="Table8.B2" office:value-type="string">
            <text:p text:style-name="Tabla_20_resultados_20_centrado">-42.t3.b4-</text:p>
          </table:table-cell>
        </table:table-row>
      </table:table>
      <text:p text:style-name="P"/>
      <text:p text:style-name="Titulo_5f_tablas">Porcentaje de adecuación: Municipios de 3000-4000 habitantes</text:p>
      <table:table table:name="Table9" table:style-name="Table9">
        <table:table-column table:style-name="Table9.A"/>
        <table:table-column table:style-name="Table9.B"/>
        <table:table-row>
          <table:table-cell table:style-name="Table9.A1" office:value-type="string">
            <text:p text:style-name="Encabezado_20_tablas_20_resultados">Nivel de Adecuación</text:p>
          </table:table-cell>
          <table:table-cell table:style-name="Table9.B1" office:value-type="string">
            <text:p text:style-name="Encabezado_20_tablas_20_resultados">Porcentaje de portales</text:p>
          </table:table-cell>
        </table:table-row>
        <table:table-row>
          <table:table-cell table:style-name="Table9.A2" office:value-type="string">
            <text:p text:style-name="Tabla_20_resultados_20_izquierda">Prioridad 1 y 2</text:p>
          </table:table-cell>
          <table:table-cell table:style-name="Table9.B2" office:value-type="string">
            <text:p text:style-name="Tabla_20_resultados_20_centrado">-42.t4.b2-</text:p>
          </table:table-cell>
        </table:table-row>
        <table:table-row>
          <table:table-cell table:style-name="Table9.A2" office:value-type="string">
            <text:p text:style-name="Tabla_20_resultados_20_izquierda">Prioridad 1</text:p>
          </table:table-cell>
          <table:table-cell table:style-name="Table9.B2" office:value-type="string">
            <text:p text:style-name="Tabla_20_resultados_20_centrado">-42.t4.b3-</text:p>
          </table:table-cell>
        </table:table-row>
        <table:table-row>
          <table:table-cell table:style-name="Table9.A2" office:value-type="string">
            <text:p text:style-name="Tabla_20_resultados_20_izquierda">No Válido</text:p>
          </table:table-cell>
          <table:table-cell table:style-name="Table9.B2" office:value-type="string">
            <text:p text:style-name="Tabla_20_resultados_20_centrado">-42.t4.b4-</text:p>
          </table:table-cell>
        </table:table-row>
      </table:table>
      <text:p text:style-name="P"/>
      <text:list xml:id="list164654060641643" text:continue-numbering="true" text:style-name="LFO3">
        <text:list-item>
          <text:list>
            <text:list-item>
              <text:h text:style-name="P30" text:outline-level="2"><text:bookmark-start text:name="_Toc258841161"/><text:bookmark-start text:name="_Toc258925792"/><text:bookmark-start text:name="_Toc258926699"/><text:bookmark-start text:name="_Toc259025771"/><text:bookmark-start text:name="_Toc259176097"/><text:bookmark-start text:name="_Toc259179234"/><text:bookmark-start text:name="_Toc260740639"/><text:bookmark-start text:name="_Toc260910261"/><text:bookmark-start text:name="_Toc260998703"/><text:bookmark-start text:name="_Toc267049025"/><text:bookmark-start text:name="_Toc272325869"/><text:bookmark-start text:name="_Toc275156502"/><text:bookmark-start text:name="_Toc277173179"/><text:bookmark-start text:name="__RefHeading__45404_1302827227"/><text:bookmark text:name="Punto43"/>Comparación de puntuación por segmento<text:bookmark-end text:name="_Toc258841161"/><text:bookmark-end text:name="_Toc258925792"/><text:bookmark-end text:name="_Toc258926699"/><text:bookmark-end text:name="_Toc259025771"/><text:bookmark-end text:name="_Toc259176097"/><text:bookmark-end text:name="_Toc259179234"/><text:bookmark-end text:name="_Toc260740639"/><text:bookmark-end text:name="_Toc260910261"/><text:bookmark-end text:name="_Toc260998703"/><text:bookmark-end text:name="_Toc267049025"/><text:bookmark-end text:name="_Toc272325869"/><text:bookmark-end text:name="_Toc275156502"/><text:bookmark-end text:name="_Toc277173179"/><text:bookmark-end text:name="__RefHeading__45404_1302827227"/></text:h>
            </text:list-item>
          </text:list>
        </text:list-item>
      </text:list>
      <text:p text:style-name="P">En la siguiente comparativa se pueden observar las puntuaciones medias obtenidas por los portales para cada nivel de adecuación y segmento.</text:p>
      <text:p text:style-name="P">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text:span text:style-name="Hipervínculo">PMPO</text:span></text:a>) de todos los portales del 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no válido aunque las puntuaciones medias puedan ser altas.</text:p>
      <text:p text:style-name="Figure"><text:span text:style-name="Fuente_20_de_20_párrafo_20_predeter."><text:span text:style-name="T1"><draw:frame draw:style-name="fr2" draw:name="80 Imagen" text:anchor-type="as-char" svg:y="0in" svg:width="5.8854in" style:rel-width="scale" svg:height="4.7291in" style:rel-height="scale" draw:z-index="90"><draw:image xlink:href="Pictures/1000000000000235000001C6CB14E7D5.png" xlink:type="simple" xlink:show="embed" xlink:actuate="onLoad"/><svg:desc> </svg:desc></draw:frame></text:span></text:span></text:p>
      <text:p text:style-name="Figure"/>
      <text:p text:style-name="Figure"/>
      <text:p text:style-name="Titulo_5f_tablas"><text:soft-page-break/>Puntuación Media de los Portales del Segmento Diputaciones provinciales</text:p>
      <table:table table:name="Table10" table:style-name="Table10">
        <table:table-column table:style-name="Table10.A"/>
        <table:table-column table:style-name="Table10.B"/>
        <table:table-row>
          <table:table-cell table:style-name="Table10.A1" office:value-type="string">
            <text:p text:style-name="Encabezado_20_tablas_20_resultados">Nivel de Adecuación</text:p>
          </table:table-cell>
          <table:table-cell table:style-name="Table10.B1" office:value-type="string">
            <text:p text:style-name="Encabezado_20_tablas_20_resultados">Puntuación Media de los Portales</text:p>
          </table:table-cell>
        </table:table-row>
        <table:table-row>
          <table:table-cell table:style-name="Table10.A2" office:value-type="string">
            <text:p text:style-name="Tabla_20_resultados_20_izquierda">Prioridad 1 y 2</text:p>
          </table:table-cell>
          <table:table-cell table:style-name="Table10.B2" office:value-type="string">
            <text:p text:style-name="Tabla_20_resultados_20_centrado">-43.t1.b2-</text:p>
          </table:table-cell>
        </table:table-row>
        <table:table-row>
          <table:table-cell table:style-name="Table10.A2" office:value-type="string">
            <text:p text:style-name="Tabla_20_resultados_20_izquierda">Prioridad 1</text:p>
          </table:table-cell>
          <table:table-cell table:style-name="Table10.B2" office:value-type="string">
            <text:p text:style-name="Tabla_20_resultados_20_centrado">-43.t1.b3-</text:p>
          </table:table-cell>
        </table:table-row>
        <table:table-row>
          <table:table-cell table:style-name="Table10.A2" office:value-type="string">
            <text:p text:style-name="Tabla_20_resultados_20_izquierda">No Válido</text:p>
          </table:table-cell>
          <table:table-cell table:style-name="Table10.B2" office:value-type="string">
            <text:p text:style-name="Tabla_20_resultados_20_centrado">-43.t1.b4-</text:p>
          </table:table-cell>
        </table:table-row>
      </table:table>
      <text:p text:style-name="P"/>
      <text:p text:style-name="Titulo_5f_tablas">Puntuación Media de los Portales del Segmento Ayuntamiento de la capital</text:p>
      <table:table table:name="Table11" table:style-name="Table11">
        <table:table-column table:style-name="Table11.A"/>
        <table:table-column table:style-name="Table11.B"/>
        <table:table-row>
          <table:table-cell table:style-name="Table11.A1" office:value-type="string">
            <text:p text:style-name="Encabezado_20_tablas_20_resultados">Nivel de Adecuación</text:p>
          </table:table-cell>
          <table:table-cell table:style-name="Table11.B1" office:value-type="string">
            <text:p text:style-name="Encabezado_20_tablas_20_resultados">Puntuación Media de los Portales</text:p>
          </table:table-cell>
        </table:table-row>
        <table:table-row>
          <table:table-cell table:style-name="Table11.A2" office:value-type="string">
            <text:p text:style-name="Tabla_20_resultados_20_izquierda">Prioridad 1 y 2</text:p>
          </table:table-cell>
          <table:table-cell table:style-name="Table11.B2" office:value-type="string">
            <text:p text:style-name="Tabla_20_resultados_20_centrado">-43.t2.b2-</text:p>
          </table:table-cell>
        </table:table-row>
        <table:table-row>
          <table:table-cell table:style-name="Table11.A2" office:value-type="string">
            <text:p text:style-name="Tabla_20_resultados_20_izquierda">Prioridad 1</text:p>
          </table:table-cell>
          <table:table-cell table:style-name="Table11.B2" office:value-type="string">
            <text:p text:style-name="Tabla_20_resultados_20_centrado">-43.t2.b3-</text:p>
          </table:table-cell>
        </table:table-row>
        <table:table-row>
          <table:table-cell table:style-name="Table11.A2" office:value-type="string">
            <text:p text:style-name="Tabla_20_resultados_20_izquierda">No Válido</text:p>
          </table:table-cell>
          <table:table-cell table:style-name="Table11.B2" office:value-type="string">
            <text:p text:style-name="Tabla_20_resultados_20_centrado">-43.t2.b4-</text:p>
          </table:table-cell>
        </table:table-row>
      </table:table>
      <text:p text:style-name="P"/>
      <text:p text:style-name="Titulo_5f_tablas">Puntuación Media de los Portales del Segmento Municipios más poblados</text:p>
      <table:table table:name="Table12" table:style-name="Table12">
        <table:table-column table:style-name="Table12.A"/>
        <table:table-column table:style-name="Table12.B"/>
        <table:table-row>
          <table:table-cell table:style-name="Table12.A1" office:value-type="string">
            <text:p text:style-name="Encabezado_20_tablas_20_resultados">Nivel de Adecuación</text:p>
          </table:table-cell>
          <table:table-cell table:style-name="Table12.B1" office:value-type="string">
            <text:p text:style-name="Encabezado_20_tablas_20_resultados">Puntuación Media de los Portales</text:p>
          </table:table-cell>
        </table:table-row>
        <table:table-row>
          <table:table-cell table:style-name="Table12.A2" office:value-type="string">
            <text:p text:style-name="Tabla_20_resultados_20_izquierda">Prioridad 1 y 2</text:p>
          </table:table-cell>
          <table:table-cell table:style-name="Table12.B2" office:value-type="string">
            <text:p text:style-name="Tabla_20_resultados_20_centrado">-43.t3.b2-</text:p>
          </table:table-cell>
        </table:table-row>
        <table:table-row>
          <table:table-cell table:style-name="Table12.A2" office:value-type="string">
            <text:p text:style-name="Tabla_20_resultados_20_izquierda">Prioridad 1</text:p>
          </table:table-cell>
          <table:table-cell table:style-name="Table12.B2" office:value-type="string">
            <text:p text:style-name="Tabla_20_resultados_20_centrado">-43.t3.b3-</text:p>
          </table:table-cell>
        </table:table-row>
        <table:table-row>
          <table:table-cell table:style-name="Table12.A2" office:value-type="string">
            <text:p text:style-name="Tabla_20_resultados_20_izquierda">No Válido</text:p>
          </table:table-cell>
          <table:table-cell table:style-name="Table12.B2" office:value-type="string">
            <text:p text:style-name="Tabla_20_resultados_20_centrado">-43.t3.b4-</text:p>
          </table:table-cell>
        </table:table-row>
      </table:table>
      <text:p text:style-name="P"/>
      <text:p text:style-name="Titulo_5f_tablas">Puntuación Media de los Portales del Segmento Municipios de 3000-4000 habitantes</text:p>
      <table:table table:name="Table13" table:style-name="Table13">
        <table:table-column table:style-name="Table13.A"/>
        <table:table-column table:style-name="Table13.B"/>
        <table:table-row>
          <table:table-cell table:style-name="Table13.A1" office:value-type="string">
            <text:p text:style-name="Encabezado_20_tablas_20_resultados">Nivel de Adecuación</text:p>
          </table:table-cell>
          <table:table-cell table:style-name="Table13.B1" office:value-type="string">
            <text:p text:style-name="Encabezado_20_tablas_20_resultados">Puntuación Media de los Portales</text:p>
          </table:table-cell>
        </table:table-row>
        <table:table-row>
          <table:table-cell table:style-name="Table13.A2" office:value-type="string">
            <text:p text:style-name="Tabla_20_resultados_20_izquierda">Prioridad 1 y 2</text:p>
          </table:table-cell>
          <table:table-cell table:style-name="Table13.B2" office:value-type="string">
            <text:p text:style-name="Tabla_20_resultados_20_centrado">-43.t4.b2-</text:p>
          </table:table-cell>
        </table:table-row>
        <table:table-row>
          <table:table-cell table:style-name="Table13.A2" office:value-type="string">
            <text:p text:style-name="Tabla_20_resultados_20_izquierda">Prioridad 1</text:p>
          </table:table-cell>
          <table:table-cell table:style-name="Table13.B2" office:value-type="string">
            <text:p text:style-name="Tabla_20_resultados_20_centrado">-43.t4.b3-</text:p>
          </table:table-cell>
        </table:table-row>
        <table:table-row>
          <table:table-cell table:style-name="Table13.A2" office:value-type="string">
            <text:p text:style-name="Tabla_20_resultados_20_izquierda">No Válido</text:p>
          </table:table-cell>
          <table:table-cell table:style-name="Table13.B2" office:value-type="string">
            <text:p text:style-name="Tabla_20_resultados_20_centrado">-43.t4.b4-</text:p>
          </table:table-cell>
        </table:table-row>
      </table:table>
      <text:p text:style-name="P"/>
      <text:list xml:id="list164652626764273" text:continue-numbering="true" text:style-name="LFO3">
        <text:list-item>
          <text:list>
            <text:list-item>
              <text:h text:style-name="P30" text:outline-level="2"><text:bookmark-start text:name="_Toc258841162"/><text:bookmark-start text:name="_Toc258925793"/><text:bookmark-start text:name="_Toc258926700"/><text:bookmark-start text:name="_Toc259025772"/><text:bookmark-start text:name="_Toc259176098"/><text:bookmark-start text:name="_Toc259179235"/><text:bookmark-start text:name="_Toc260740640"/><text:bookmark-start text:name="_Toc260910262"/><text:bookmark-start text:name="_Toc260998704"/><text:bookmark-start text:name="_Toc267049026"/><text:bookmark-start text:name="_Toc272325870"/><text:bookmark-start text:name="_Toc275156503"/><text:bookmark-start text:name="_Toc277173180"/><text:bookmark-start text:name="__RefHeading__45406_1302827227"/><text:bookmark text:name="_Toc255290032"/><text:bookmark text:name="_Toc255817747"/>Comparación de medias por verificación<text:bookmark-end text:name="_Toc258841162"/><text:bookmark-end text:name="_Toc258925793"/><text:bookmark-end text:name="_Toc258926700"/><text:bookmark-end text:name="_Toc259025772"/><text:bookmark-end text:name="_Toc259176098"/><text:bookmark-end text:name="_Toc259179235"/><text:bookmark-end text:name="_Toc260740640"/><text:bookmark-end text:name="_Toc260910262"/><text:bookmark-end text:name="_Toc260998704"/><text:bookmark-end text:name="_Toc267049026"/><text:bookmark-end text:name="_Toc272325870"/><text:bookmark-end text:name="_Toc275156503"/><text:bookmark-end text:name="_Toc277173180"/><text:bookmark-end text:name="__RefHeading__45406_1302827227"/></text:h>
            </text:list-item>
          </text:list>
        </text:list-item>
      </text:list>
      <text:p text:style-name="P">Desde el punto de vista técnico se ha planificado el Observatorio como una revisión de aspectos relativos a la accesibilidad organizados en dos grandes grupos: los aspectos generales (Nivel de Análisis I) y los aspectos específicos (Nivel de Análisis II). </text:p>
      <text:p text:style-name="P">De esta forma, se presentan las puntuaciones medias obtenidas de forma global en las distintas verificaciones llevabas a cabo en el estudio, agrupadas según el Nivel de Análisis al que pertenecen.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text:p>
      <text:p text:style-name="P">En las siguientes gráficas se muestra para cada una de las verificaciones del Nivel de Análisis 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Prioridad 1 (las cuatro primeras verificaciones del Nivel).</text:p>
      <text:list xml:id="list164653538343224" text:continue-numbering="true" text:style-name="LFO3">
        <text:list-item>
          <text:list>
            <text:list-item>
              <text:list>
                <text:list-item>
                  <text:h text:style-name="P24" text:outline-level="3"><text:bookmark-start text:name="_Toc258841163"/><text:bookmark-start text:name="_Toc258925794"/><text:bookmark-start text:name="_Toc258926701"/><text:bookmark-start text:name="_Toc259025773"/><text:bookmark-start text:name="_Toc259176099"/><text:bookmark-start text:name="_Toc259179236"/><text:bookmark-start text:name="_Toc260740641"/><text:bookmark-start text:name="_Toc260910263"/><text:bookmark-start text:name="_Toc260998705"/><text:bookmark-start text:name="_Toc267049027"/><text:bookmark-start text:name="_Toc272325871"/><text:bookmark-start text:name="_Toc275156504"/><text:bookmark-start text:name="_Toc277173181"/><text:bookmark-start text:name="__RefHeading__45408_1302827227"/>Nivel de Análisis I<text:bookmark-end text:name="_Toc258841163"/><text:bookmark-end text:name="_Toc258925794"/><text:bookmark-end text:name="_Toc258926701"/><text:bookmark-end text:name="_Toc259025773"/><text:bookmark-end text:name="_Toc259176099"/><text:bookmark-end text:name="_Toc259179236"/><text:bookmark-end text:name="_Toc260740641"/><text:bookmark-end text:name="_Toc260910263"/><text:bookmark-end text:name="_Toc260998705"/><text:bookmark-end text:name="_Toc267049027"/><text:bookmark-end text:name="_Toc272325871"/><text:bookmark-end text:name="_Toc275156504"/><text:bookmark-end text:name="_Toc277173181"/><text:bookmark-end text:name="__RefHeading__45408_1302827227"/></text:h>
                </text:list-item>
              </text:list>
            </text:list-item>
          </text:list>
        </text:list-item>
      </text:list>
      <text:p text:style-name="Figure"><text:span text:style-name="Fuente_20_de_20_párrafo_20_predeter."><text:span text:style-name="T1"><draw:frame draw:style-name="fr2" draw:name="81 Imagen" text:anchor-type="as-char" svg:y="0in" svg:width="5.8854in" style:rel-width="scale" svg:height="4.7291in" style:rel-height="scale" draw:z-index="91"><draw:image xlink:href="Pictures/1000000000000235000001C606CBA057.png" xlink:type="simple" xlink:show="embed" xlink:actuate="onLoad"/><svg:desc> </svg:desc></draw:frame></text:span></text:span></text:p>
      <text:p text:style-name="Titulo_5f_tablas">Puntuación Media de Verificación. Nivel de Análisis I</text:p>
      <table:table table:name="Table14" table:style-name="Table14">
        <table:table-column table:style-name="Table14.A"/>
        <table:table-column table:style-name="Table14.B"/>
        <table:table-row>
          <table:table-cell table:style-name="Table14.A1" office:value-type="string">
            <text:p text:style-name="Encabezado_20_tablas_20_resultados">Punto de Verificación</text:p>
          </table:table-cell>
          <table:table-cell table:style-name="Table14.B1" office:value-type="string">
            <text:p text:style-name="Encabezado_20_tablas_20_resultados">Puntuación Media</text:p>
          </table:table-cell>
        </table:table-row>
        <table:table-row>
          <table:table-cell table:style-name="Table14.A2" office:value-type="string">
            <text:p text:style-name="Tabla_20_resultados_20_izquierda">1.1.1 Existencia de textos alternativos</text:p>
          </table:table-cell>
          <table:table-cell table:style-name="Table14.B2" office:value-type="string">
            <text:p text:style-name="Tabla_20_resultados_20_centrado">-441.t1.b2-</text:p>
          </table:table-cell>
        </table:table-row>
        <table:table-row>
          <table:table-cell table:style-name="Table14.A2" office:value-type="string">
            <text:p text:style-name="Tabla_20_resultados_20_izquierda">1.1.2 Navegación sin JavaScript</text:p>
          </table:table-cell>
          <table:table-cell table:style-name="Table14.B2" office:value-type="string">
            <text:p text:style-name="Tabla_20_resultados_20_centrado">-441.t1.b3-</text:p>
          </table:table-cell>
        </table:table-row>
        <table:table-row>
          <table:table-cell table:style-name="Table14.A2" office:value-type="string">
            <text:p text:style-name="Tabla_20_resultados_20_izquierda">1.1.3 Identificación y alternativas para marcos</text:p>
          </table:table-cell>
          <table:table-cell table:style-name="Table14.B2" office:value-type="string">
            <text:p text:style-name="Tabla_20_resultados_20_centrado">-441.t1.b4-</text:p>
          </table:table-cell>
        </table:table-row>
        <table:table-row>
          <table:table-cell table:style-name="Table14.A2" office:value-type="string">
            <text:p text:style-name="Tabla_20_resultados_20_izquierda">1.1.4 Enlaces descriptivos</text:p>
          </table:table-cell>
          <table:table-cell table:style-name="Table14.B2" office:value-type="string">
            <text:p text:style-name="Tabla_20_resultados_20_centrado">-441.t1.b5-</text:p>
          </table:table-cell>
        </table:table-row>
        <table:table-row>
          <table:table-cell table:style-name="Table14.A2" office:value-type="string">
            <text:p text:style-name="Tabla_20_resultados_20_izquierda">1.2.1 Código Válido (HTML y CSS)</text:p>
          </table:table-cell>
          <table:table-cell table:style-name="Table14.B2" office:value-type="string">
            <text:p text:style-name="Tabla_20_resultados_20_centrado">-441.t1.b6-</text:p>
          </table:table-cell>
        </table:table-row>
        <table:table-row>
          <table:table-cell table:style-name="Table14.A2" office:value-type="string">
            <text:p text:style-name="Tabla_20_resultados_20_izquierda">1.2.2 Redimensión de texto</text:p>
          </table:table-cell>
          <table:table-cell table:style-name="Table14.B2" office:value-type="string">
            <text:p text:style-name="Tabla_20_resultados_20_centrado">-441.t1.b7-</text:p>
          </table:table-cell>
        </table:table-row>
        <table:table-row>
          <table:table-cell table:style-name="Table14.A2" office:value-type="string">
            <text:p text:style-name="Tabla_20_resultados_20_izquierda">1.2.3 Uso encabezados</text:p>
          </table:table-cell>
          <table:table-cell table:style-name="Table14.B2" office:value-type="string">
            <text:p text:style-name="Tabla_20_resultados_20_centrado">-441.t1.b8-</text:p>
          </table:table-cell>
        </table:table-row>
        <table:table-row>
          <table:table-cell table:style-name="Table14.A2" office:value-type="string">
            <text:p text:style-name="Tabla_20_resultados_20_izquierda">1.2.4 Utilización de tecnologías actuales</text:p>
          </table:table-cell>
          <table:table-cell table:style-name="Table14.B2" office:value-type="string">
            <text:p text:style-name="Tabla_20_resultados_20_centrado">-441.t1.b9-</text:p>
          </table:table-cell>
        </table:table-row>
        <table:table-row>
          <table:table-cell table:style-name="Table14.A2" office:value-type="string">
            <text:p text:style-name="Tabla_20_resultados_20_izquierda">1.2.5 Asociación en formularios</text:p>
          </table:table-cell>
          <table:table-cell table:style-name="Table14.B2" office:value-type="string">
            <text:p text:style-name="Tabla_20_resultados_20_centrado">-441.t1.b10-</text:p>
          </table:table-cell>
        </table:table-row>
        <table:table-row>
          <table:table-cell table:style-name="Table14.A2" office:value-type="string">
            <text:p text:style-name="Tabla_20_resultados_20_izquierda">1.2.6 Sección Accesibilidad</text:p>
          </table:table-cell>
          <table:table-cell table:style-name="Table14.B2" office:value-type="string">
            <text:p text:style-name="Tabla_20_resultados_20_centrado">-441.t1.b11-</text:p>
          </table:table-cell>
        </table:table-row>
      </table:table>
      <text:list xml:id="list164654209699032" text:continue-numbering="true" text:style-name="LFO3">
        <text:list-item>
          <text:list>
            <text:list-item>
              <text:list>
                <text:list-item>
                  <text:h text:style-name="P24" text:outline-level="3"><text:bookmark-start text:name="_Toc258841164"/><text:bookmark-start text:name="_Toc258925795"/><text:bookmark-start text:name="_Toc258926702"/><text:bookmark-start text:name="_Toc259025774"/><text:bookmark-start text:name="_Toc259176100"/><text:bookmark-start text:name="_Toc259179237"/><text:bookmark-start text:name="_Toc260740642"/><text:bookmark-start text:name="_Toc260910264"/><text:bookmark-start text:name="_Toc260998706"/><text:bookmark-start text:name="_Toc267049028"/><text:bookmark-start text:name="_Toc272325872"/><text:bookmark-start text:name="_Toc275156505"/><text:bookmark-start text:name="_Toc277173182"/><text:bookmark-start text:name="__RefHeading__45410_1302827227"/>Nivel de Análisis II<text:bookmark-end text:name="_Toc258841164"/><text:bookmark-end text:name="_Toc258925795"/><text:bookmark-end text:name="_Toc258926702"/><text:bookmark-end text:name="_Toc259025774"/><text:bookmark-end text:name="_Toc259176100"/><text:bookmark-end text:name="_Toc259179237"/><text:bookmark-end text:name="_Toc260740642"/><text:bookmark-end text:name="_Toc260910264"/><text:bookmark-end text:name="_Toc260998706"/><text:bookmark-end text:name="_Toc267049028"/><text:bookmark-end text:name="_Toc272325872"/><text:bookmark-end text:name="_Toc275156505"/><text:bookmark-end text:name="_Toc277173182"/><text:bookmark-end text:name="__RefHeading__45410_1302827227"/></text:h>
                </text:list-item>
              </text:list>
            </text:list-item>
          </text:list>
        </text:list-item>
      </text:list>
      <text:p text:style-name="Figure"><text:span text:style-name="Fuente_20_de_20_párrafo_20_predeter."><text:span text:style-name="T1"><draw:frame draw:style-name="fr2" draw:name="82 Imagen" text:anchor-type="as-char" svg:y="0in" svg:width="5.8854in" style:rel-width="scale" svg:height="4.7291in" style:rel-height="scale" draw:z-index="92"><draw:image xlink:href="Pictures/1000000000000235000001C601F13223.png" xlink:type="simple" xlink:show="embed" xlink:actuate="onLoad"/><svg:desc> </svg:desc></draw:frame></text:span></text:span></text:p>
      <text:p text:style-name="Titulo_5f_tablas">Puntuación Media de Verificación. Nivel de Análisis II</text:p>
      <table:table table:name="Table15" table:style-name="Table15">
        <table:table-column table:style-name="Table15.A"/>
        <table:table-column table:style-name="Table15.B"/>
        <table:table-row>
          <table:table-cell table:style-name="Table15.A1" office:value-type="string">
            <text:p text:style-name="Encabezado_20_tablas_20_resultados">Punto de Verificación</text:p>
          </table:table-cell>
          <table:table-cell table:style-name="Table15.B1" office:value-type="string">
            <text:p text:style-name="Encabezado_20_tablas_20_resultados">Puntuación Media</text:p>
          </table:table-cell>
        </table:table-row>
        <table:table-row>
          <table:table-cell table:style-name="Table15.A2" office:value-type="string">
            <text:p text:style-name="Tabla_20_resultados_20_izquierda">2.1.1 Tabla de datos con encabezados</text:p>
          </table:table-cell>
          <table:table-cell table:style-name="Table15.B2" office:value-type="string">
            <text:p text:style-name="Tabla_20_resultados_20_centrado">-442.t1.b2-</text:p>
          </table:table-cell>
        </table:table-row>
        <table:table-row>
          <table:table-cell table:style-name="Table15.A2" office:value-type="string">
            <text:p text:style-name="Tabla_20_resultados_20_izquierda">2.1.2 Identificación de idiomas</text:p>
          </table:table-cell>
          <table:table-cell table:style-name="Table15.B2" office:value-type="string">
            <text:p text:style-name="Tabla_20_resultados_20_centrado">-442.t1.b3-</text:p>
          </table:table-cell>
        </table:table-row>
        <table:table-row>
          <table:table-cell table:style-name="Table15.A2" office:value-type="string">
            <text:p text:style-name="Tabla_20_resultados_20_izquierda">2.1.3 Control del usuario</text:p>
          </table:table-cell>
          <table:table-cell table:style-name="Table15.B2" office:value-type="string">
            <text:p text:style-name="Tabla_20_resultados_20_centrado">-442.t1.b4-</text:p>
          </table:table-cell>
        </table:table-row>
        <table:table-row>
          <table:table-cell table:style-name="Table15.A2" office:value-type="string">
            <text:p text:style-name="Tabla_20_resultados_20_izquierda">2.1.4 Lenguaje claro y sencillo</text:p>
          </table:table-cell>
          <table:table-cell table:style-name="Table15.B2" office:value-type="string">
            <text:p text:style-name="Tabla_20_resultados_20_centrado">-442.t1.b5-</text:p>
          </table:table-cell>
        </table:table-row>
        <table:table-row>
          <table:table-cell table:style-name="Table15.A2" office:value-type="string">
            <text:p text:style-name="Tabla_20_resultados_20_izquierda">2.2.1 Uso de listas</text:p>
          </table:table-cell>
          <table:table-cell table:style-name="Table15.B2" office:value-type="string">
            <text:p text:style-name="Tabla_20_resultados_20_centrado">-442.t1.b6-</text:p>
          </table:table-cell>
        </table:table-row>
        <table:table-row>
          <table:table-cell table:style-name="Table15.A2" office:value-type="string">
            <text:p text:style-name="Tabla_20_resultados_20_izquierda">2.2.2 Separación de contenido y presentación</text:p>
          </table:table-cell>
          <table:table-cell table:style-name="Table15.B2" office:value-type="string">
            <text:p text:style-name="Tabla_20_resultados_20_centrado">-442.t1.b7-</text:p>
          </table:table-cell>
        </table:table-row>
        <table:table-row>
          <table:table-cell table:style-name="Table15.A2" office:value-type="string">
            <text:p text:style-name="Tabla_20_resultados_20_izquierda">2.2.3 Metadatos</text:p>
          </table:table-cell>
          <table:table-cell table:style-name="Table15.B2" office:value-type="string">
            <text:p text:style-name="Tabla_20_resultados_20_centrado">-442.t1.b8-</text:p>
          </table:table-cell>
        </table:table-row>
        <table:table-row>
          <table:table-cell table:style-name="Table15.A2" office:value-type="string">
            <text:p text:style-name="Tabla_20_resultados_20_izquierda">2.2.4 Navegación consistente</text:p>
          </table:table-cell>
          <table:table-cell table:style-name="Table15.B2" office:value-type="string">
            <text:p text:style-name="Tabla_20_resultados_20_centrado">-442.t1.b9-</text:p>
          </table:table-cell>
        </table:table-row>
        <table:table-row>
          <table:table-cell table:style-name="Table15.A2" office:value-type="string">
            <text:p text:style-name="Tabla_20_resultados_20_izquierda">2.2.5 Apertura de nuevas ventanas</text:p>
          </table:table-cell>
          <table:table-cell table:style-name="Table15.B2" office:value-type="string">
            <text:p text:style-name="Tabla_20_resultados_20_centrado">-442.t1.b10-</text:p>
          </table:table-cell>
        </table:table-row>
        <table:table-row>
          <table:table-cell table:style-name="Table15.A2" office:value-type="string">
            <text:p text:style-name="Tabla_20_resultados_20_izquierda">2.2.6 División de la información</text:p>
          </table:table-cell>
          <table:table-cell table:style-name="Table15.B2" office:value-type="string">
            <text:p text:style-name="Tabla_20_resultados_20_centrado">-442.t1.b11-</text:p>
          </table:table-cell>
        </table:table-row>
      </table:table>
      <text:list xml:id="list164654142842135" text:continue-numbering="true" text:style-name="LFO3">
        <text:list-item>
          <text:list>
            <text:list-item>
              <text:h text:style-name="P30" text:outline-level="2"><text:bookmark-start text:name="_Toc258841165"/><text:bookmark-start text:name="_Toc258925796"/><text:bookmark-start text:name="_Toc258926703"/><text:bookmark-start text:name="_Toc259025775"/><text:bookmark-start text:name="_Toc259176101"/><text:bookmark-start text:name="_Toc259179238"/><text:bookmark-start text:name="_Toc260740643"/><text:bookmark-start text:name="_Toc260910265"/><text:bookmark-start text:name="_Toc260998707"/><text:bookmark-start text:name="_Toc267049029"/><text:bookmark-start text:name="_Toc272325873"/><text:bookmark-start text:name="_Toc275156506"/><text:bookmark-start text:name="_Toc277173183"/><text:bookmark-start text:name="__RefHeading__45412_1302827227"/>Comparación de Modalidad por Verificación<text:bookmark-end text:name="_Toc258841165"/><text:bookmark-end text:name="_Toc258925796"/><text:bookmark-end text:name="_Toc258926703"/><text:bookmark-end text:name="_Toc259025775"/><text:bookmark-end text:name="_Toc259176101"/><text:bookmark-end text:name="_Toc259179238"/><text:bookmark-end text:name="_Toc260740643"/><text:bookmark-end text:name="_Toc260910265"/><text:bookmark-end text:name="_Toc260998707"/><text:bookmark-end text:name="_Toc267049029"/><text:bookmark-end text:name="_Toc272325873"/><text:bookmark-end text:name="_Toc275156506"/><text:bookmark-end text:name="_Toc277173183"/><text:bookmark-end text:name="__RefHeading__45412_1302827227"/></text:h>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list xml:id="list164652819955725" text:continue-numbering="true" text:style-name="LFO3">
        <text:list-item>
          <text:list>
            <text:list-item>
              <text:list>
                <text:list-item>
                  <text:h text:style-name="P24" text:outline-level="3"><text:bookmark-start text:name="_Toc258841166"/><text:bookmark-start text:name="_Toc258925797"/><text:bookmark-start text:name="_Toc258926704"/><text:bookmark-start text:name="_Toc259025776"/><text:bookmark-start text:name="_Toc259176102"/><text:bookmark-start text:name="_Toc259179239"/><text:bookmark-start text:name="_Toc260740644"/><text:bookmark-start text:name="_Toc260910266"/><text:bookmark-start text:name="_Toc260998708"/><text:bookmark-start text:name="_Toc267049030"/><text:bookmark-start text:name="_Toc272325874"/><text:bookmark-start text:name="_Toc275156507"/><text:bookmark-start text:name="_Toc277173184"/><text:bookmark-start text:name="__RefHeading__45414_1302827227"/>Nivel de Análisis I<text:bookmark-end text:name="_Toc258841166"/><text:bookmark-end text:name="_Toc258925797"/><text:bookmark-end text:name="_Toc258926704"/><text:bookmark-end text:name="_Toc259025776"/><text:bookmark-end text:name="_Toc259176102"/><text:bookmark-end text:name="_Toc259179239"/><text:bookmark-end text:name="_Toc260740644"/><text:bookmark-end text:name="_Toc260910266"/><text:bookmark-end text:name="_Toc260998708"/><text:bookmark-end text:name="_Toc267049030"/><text:bookmark-end text:name="_Toc272325874"/><text:bookmark-end text:name="_Toc275156507"/><text:bookmark-end text:name="_Toc277173184"/><text:bookmark-end text:name="__RefHeading__45414_1302827227"/></text:h>
                </text:list-item>
              </text:list>
            </text:list-item>
          </text:list>
        </text:list-item>
      </text:list>
      <text:p text:style-name="Figure"><text:span text:style-name="Fuente_20_de_20_párrafo_20_predeter."><text:span text:style-name="T1"><draw:frame draw:style-name="fr2" draw:name="83 Imagen" text:anchor-type="as-char" svg:y="0in" svg:width="5.8854in" style:rel-width="scale" svg:height="4.7291in" style:rel-height="scale" draw:z-index="93"><draw:image xlink:href="Pictures/1000000000000235000001C64D9C6C5D.png" xlink:type="simple" xlink:show="embed" xlink:actuate="onLoad"/><svg:desc> </svg:desc></draw:frame></text:span></text:span></text:p>
      <text:p text:style-name="Titulo_5f_tablas">Comparación de Modalidad por Verificación. Nivel de Análisis I</text:p>
      <table:table table:name="Table16" table:style-name="Table16">
        <table:table-column table:style-name="Table16.A"/>
        <table:table-column table:style-name="Table16.B"/>
        <table:table-column table:style-name="Table16.C"/>
        <table:table-row>
          <table:table-cell table:style-name="Table16.A1" office:value-type="string">
            <text:p text:style-name="Encabezado_20_tablas_20_resultados">Punto de Verificación</text:p>
          </table:table-cell>
          <table:table-cell table:style-name="Table16.B1" office:value-type="string">
            <text:p text:style-name="Encabezado_20_tablas_20_resultados">Porcentaje Pasa</text:p>
          </table:table-cell>
          <table:table-cell table:style-name="Table16.C1" office:value-type="string">
            <text:p text:style-name="Encabezado_20_tablas_20_resultados">Porcentaje Falla</text:p>
          </table:table-cell>
        </table:table-row>
        <table:table-row>
          <table:table-cell table:style-name="Table16.A2" office:value-type="string">
            <text:p text:style-name="Tabla_20_resultados_20_izquierda">1.1.1 Existencia de textos alternativos</text:p>
          </table:table-cell>
          <table:table-cell table:style-name="Table16.B2" office:value-type="string">
            <text:p text:style-name="Tabla_20_resultados_20_centrado">-451.t1.b2-</text:p>
          </table:table-cell>
          <table:table-cell table:style-name="Table16.C2" office:value-type="string">
            <text:p text:style-name="Tabla_20_resultados_20_centrado">-451.t1.c2-</text:p>
          </table:table-cell>
        </table:table-row>
        <table:table-row>
          <table:table-cell table:style-name="Table16.A2" office:value-type="string">
            <text:p text:style-name="Tabla_20_resultados_20_izquierda">1.1.2 Navegación sin JavaScript</text:p>
          </table:table-cell>
          <table:table-cell table:style-name="Table16.B3" office:value-type="string">
            <text:p text:style-name="Tabla_20_resultados_20_centrado">-451.t1.b3-</text:p>
          </table:table-cell>
          <table:table-cell table:style-name="Table16.C3" office:value-type="string">
            <text:p text:style-name="Tabla_20_resultados_20_centrado">-451.t1.c3-</text:p>
          </table:table-cell>
        </table:table-row>
        <table:table-row>
          <table:table-cell table:style-name="Table16.A2" office:value-type="string">
            <text:p text:style-name="Tabla_20_resultados_20_izquierda">1.1.3 Identificación y alternativas para marcos</text:p>
          </table:table-cell>
          <table:table-cell table:style-name="Table16.B4" office:value-type="string">
            <text:p text:style-name="Tabla_20_resultados_20_centrado">-451.t1.b4-</text:p>
          </table:table-cell>
          <table:table-cell table:style-name="Table16.C4" office:value-type="string">
            <text:p text:style-name="Tabla_20_resultados_20_centrado">-451.t1.c4-</text:p>
          </table:table-cell>
        </table:table-row>
        <table:table-row>
          <table:table-cell table:style-name="Table16.A2" office:value-type="string">
            <text:p text:style-name="Tabla_20_resultados_20_izquierda">1.1.4 Enlaces descriptivos</text:p>
          </table:table-cell>
          <table:table-cell table:style-name="Table16.B5" office:value-type="string">
            <text:p text:style-name="Tabla_20_resultados_20_centrado">-451.t1.b5-</text:p>
          </table:table-cell>
          <table:table-cell table:style-name="Table16.C5" office:value-type="string">
            <text:p text:style-name="Tabla_20_resultados_20_centrado">-451.t1.c5-</text:p>
          </table:table-cell>
        </table:table-row>
        <table:table-row>
          <table:table-cell table:style-name="Table16.A2" office:value-type="string">
            <text:p text:style-name="Tabla_20_resultados_20_izquierda">1.2.1 Código Válido (HTML y CSS)</text:p>
          </table:table-cell>
          <table:table-cell table:style-name="Table16.B6" office:value-type="string">
            <text:p text:style-name="Tabla_20_resultados_20_centrado">-451.t1.b6-</text:p>
          </table:table-cell>
          <table:table-cell table:style-name="Table16.C6" office:value-type="string">
            <text:p text:style-name="Tabla_20_resultados_20_centrado">-451.t1.c6-</text:p>
          </table:table-cell>
        </table:table-row>
        <table:table-row>
          <table:table-cell table:style-name="Table16.A2" office:value-type="string">
            <text:p text:style-name="Tabla_20_resultados_20_izquierda">1.2.2 Redimensión de texto</text:p>
          </table:table-cell>
          <table:table-cell table:style-name="Table16.B7" office:value-type="string">
            <text:p text:style-name="Tabla_20_resultados_20_centrado">-451.t1.b7-</text:p>
          </table:table-cell>
          <table:table-cell table:style-name="Table16.C7" office:value-type="string">
            <text:p text:style-name="Tabla_20_resultados_20_centrado">-451.t1.c7-</text:p>
          </table:table-cell>
        </table:table-row>
        <table:table-row>
          <table:table-cell table:style-name="Table16.A2" office:value-type="string">
            <text:p text:style-name="Tabla_20_resultados_20_izquierda">1.2.3 Uso encabezados</text:p>
          </table:table-cell>
          <table:table-cell table:style-name="Table16.B8" office:value-type="string">
            <text:p text:style-name="Tabla_20_resultados_20_centrado">-451.t1.b8-</text:p>
          </table:table-cell>
          <table:table-cell table:style-name="Table16.C8" office:value-type="string">
            <text:p text:style-name="Tabla_20_resultados_20_centrado">-451.t1.c8-</text:p>
          </table:table-cell>
        </table:table-row>
        <table:table-row>
          <table:table-cell table:style-name="Table16.A2" office:value-type="string">
            <text:p text:style-name="Tabla_20_resultados_20_izquierda">1.2.4 Utilización de tecnologías actuales</text:p>
          </table:table-cell>
          <table:table-cell table:style-name="Table16.B9" office:value-type="string">
            <text:p text:style-name="Tabla_20_resultados_20_centrado">-451.t1.b9-</text:p>
          </table:table-cell>
          <table:table-cell table:style-name="Table16.C9" office:value-type="string">
            <text:p text:style-name="Tabla_20_resultados_20_centrado">-451.t1.c9-</text:p>
          </table:table-cell>
        </table:table-row>
        <table:table-row>
          <table:table-cell table:style-name="Table16.A2" office:value-type="string">
            <text:p text:style-name="Tabla_20_resultados_20_izquierda">1.2.5 Asociación en formularios</text:p>
          </table:table-cell>
          <table:table-cell table:style-name="Table16.B10" office:value-type="string">
            <text:p text:style-name="Tabla_20_resultados_20_centrado">-451.t1.b10-</text:p>
          </table:table-cell>
          <table:table-cell table:style-name="Table16.C10" office:value-type="string">
            <text:p text:style-name="Tabla_20_resultados_20_centrado">-451.t1.c10-</text:p>
          </table:table-cell>
        </table:table-row>
        <table:table-row>
          <table:table-cell table:style-name="Table16.A2" office:value-type="string">
            <text:p text:style-name="Tabla_20_resultados_20_izquierda">1.2.6 Sección Accesibilidad</text:p>
          </table:table-cell>
          <table:table-cell table:style-name="Table16.B11" office:value-type="string">
            <text:p text:style-name="Tabla_20_resultados_20_centrado">-451.t1.b11-</text:p>
          </table:table-cell>
          <table:table-cell table:style-name="Table16.C11" office:value-type="string">
            <text:p text:style-name="Tabla_20_resultados_20_centrado">-451.t1.c11-</text:p>
          </table:table-cell>
        </table:table-row>
      </table:table>
      <text:list xml:id="list164653203221982" text:continue-numbering="true" text:style-name="LFO3">
        <text:list-item>
          <text:list>
            <text:list-item>
              <text:list>
                <text:list-item>
                  <text:h text:style-name="P22" text:outline-level="3"><text:bookmark-start text:name="_Toc258841167"/><text:bookmark-start text:name="_Toc258925798"/><text:bookmark-start text:name="_Toc258926705"/><text:bookmark-start text:name="_Toc259025777"/><text:bookmark-start text:name="_Toc259176103"/><text:bookmark-start text:name="_Toc259179240"/><text:bookmark-start text:name="_Toc260740645"/><text:bookmark-start text:name="_Toc260910267"/><text:bookmark-start text:name="_Toc260998709"/><text:bookmark-start text:name="_Toc267049031"/><text:bookmark-start text:name="_Toc272325875"/><text:bookmark-start text:name="_Toc275156508"/><text:bookmark-start text:name="_Toc277173185"/><text:bookmark-start text:name="__RefHeading__45416_1302827227"/><text:soft-page-break/>Nivel de Análisis II<text:bookmark-end text:name="_Toc258841167"/><text:bookmark-end text:name="_Toc258925798"/><text:bookmark-end text:name="_Toc258926705"/><text:bookmark-end text:name="_Toc259025777"/><text:bookmark-end text:name="_Toc259176103"/><text:bookmark-end text:name="_Toc259179240"/><text:bookmark-end text:name="_Toc260740645"/><text:bookmark-end text:name="_Toc260910267"/><text:bookmark-end text:name="_Toc260998709"/><text:bookmark-end text:name="_Toc267049031"/><text:bookmark-end text:name="_Toc272325875"/><text:bookmark-end text:name="_Toc275156508"/><text:bookmark-end text:name="_Toc277173185"/><text:bookmark-end text:name="__RefHeading__45416_1302827227"/></text:h>
                </text:list-item>
              </text:list>
            </text:list-item>
          </text:list>
        </text:list-item>
      </text:list>
      <text:p text:style-name="Figure"><text:span text:style-name="Fuente_20_de_20_párrafo_20_predeter."><text:span text:style-name="T1"><draw:frame draw:style-name="fr2" draw:name="84 Imagen" text:anchor-type="as-char" svg:y="0in" svg:width="5.8854in" style:rel-width="scale" svg:height="4.7291in" style:rel-height="scale" draw:z-index="94"><draw:image xlink:href="Pictures/1000000000000235000001C66E7AE598.png" xlink:type="simple" xlink:show="embed" xlink:actuate="onLoad"/><svg:desc> </svg:desc></draw:frame></text:span></text:span></text:p>
      <text:p text:style-name="Titulo_5f_tablas">Comparación de Modalidad por Verificación. Nivel de Análisis II</text:p>
      <table:table table:name="Table17" table:style-name="Table17">
        <table:table-column table:style-name="Table17.A"/>
        <table:table-column table:style-name="Table17.B"/>
        <table:table-column table:style-name="Table17.C"/>
        <table:table-row>
          <table:table-cell table:style-name="Table17.A1" office:value-type="string">
            <text:p text:style-name="Encabezado_20_tablas_20_resultados">Punto de Verificación</text:p>
          </table:table-cell>
          <table:table-cell table:style-name="Table17.B1" office:value-type="string">
            <text:p text:style-name="Encabezado_20_tablas_20_resultados">Porcentaje Pasa</text:p>
          </table:table-cell>
          <table:table-cell table:style-name="Table17.C1" office:value-type="string">
            <text:p text:style-name="Encabezado_20_tablas_20_resultados">Porcentaje Falla</text:p>
          </table:table-cell>
        </table:table-row>
        <table:table-row>
          <table:table-cell table:style-name="Table17.A2" office:value-type="string">
            <text:p text:style-name="Tabla_20_resultados_20_izquierda">2.1.1 Tabla de datos con encabezados</text:p>
          </table:table-cell>
          <table:table-cell table:style-name="Table17.B2" office:value-type="string">
            <text:p text:style-name="Tabla_20_resultados_20_centrado">-452.t1.b2-</text:p>
          </table:table-cell>
          <table:table-cell table:style-name="Table17.C2" office:value-type="string">
            <text:p text:style-name="Tabla_20_resultados_20_centrado">-452.t1.c2-</text:p>
          </table:table-cell>
        </table:table-row>
        <table:table-row>
          <table:table-cell table:style-name="Table17.A2" office:value-type="string">
            <text:p text:style-name="Tabla_20_resultados_20_izquierda">2.1.2 Identificación de idiomas</text:p>
          </table:table-cell>
          <table:table-cell table:style-name="Table17.B3" office:value-type="string">
            <text:p text:style-name="Tabla_20_resultados_20_centrado">-452.t1.b3-</text:p>
          </table:table-cell>
          <table:table-cell table:style-name="Table17.C3" office:value-type="string">
            <text:p text:style-name="Tabla_20_resultados_20_centrado">-452.t1.c3-</text:p>
          </table:table-cell>
        </table:table-row>
        <table:table-row>
          <table:table-cell table:style-name="Table17.A2" office:value-type="string">
            <text:p text:style-name="Tabla_20_resultados_20_izquierda">2.1.3 Control del usuario</text:p>
          </table:table-cell>
          <table:table-cell table:style-name="Table17.B4" office:value-type="string">
            <text:p text:style-name="Tabla_20_resultados_20_centrado">-452.t1.b4-</text:p>
          </table:table-cell>
          <table:table-cell table:style-name="Table17.C4" office:value-type="string">
            <text:p text:style-name="Tabla_20_resultados_20_centrado">-452.t1.c4-</text:p>
          </table:table-cell>
        </table:table-row>
        <table:table-row>
          <table:table-cell table:style-name="Table17.A2" office:value-type="string">
            <text:p text:style-name="Tabla_20_resultados_20_izquierda">2.1.4 Lenguaje claro y sencillo</text:p>
          </table:table-cell>
          <table:table-cell table:style-name="Table17.B5" office:value-type="string">
            <text:p text:style-name="Tabla_20_resultados_20_centrado">-452.t1.b5-</text:p>
          </table:table-cell>
          <table:table-cell table:style-name="Table17.C5" office:value-type="string">
            <text:p text:style-name="Tabla_20_resultados_20_centrado">-452.t1.c5-</text:p>
          </table:table-cell>
        </table:table-row>
        <table:table-row>
          <table:table-cell table:style-name="Table17.A2" office:value-type="string">
            <text:p text:style-name="Tabla_20_resultados_20_izquierda">2.2.1 Uso de listas</text:p>
          </table:table-cell>
          <table:table-cell table:style-name="Table17.B6" office:value-type="string">
            <text:p text:style-name="Tabla_20_resultados_20_centrado">-452.t1.b6-</text:p>
          </table:table-cell>
          <table:table-cell table:style-name="Table17.C6" office:value-type="string">
            <text:p text:style-name="Tabla_20_resultados_20_centrado">-452.t1.c6-</text:p>
          </table:table-cell>
        </table:table-row>
        <table:table-row>
          <table:table-cell table:style-name="Table17.A2" office:value-type="string">
            <text:p text:style-name="Tabla_20_resultados_20_izquierda">2.2.2 Separación de contenido y presentación</text:p>
          </table:table-cell>
          <table:table-cell table:style-name="Table17.B7" office:value-type="string">
            <text:p text:style-name="Tabla_20_resultados_20_centrado">-452.t1.b7-</text:p>
          </table:table-cell>
          <table:table-cell table:style-name="Table17.C7" office:value-type="string">
            <text:p text:style-name="Tabla_20_resultados_20_centrado">-452.t1.c7-</text:p>
          </table:table-cell>
        </table:table-row>
        <table:table-row>
          <table:table-cell table:style-name="Table17.A2" office:value-type="string">
            <text:p text:style-name="Tabla_20_resultados_20_izquierda">2.2.3 Metadatos</text:p>
          </table:table-cell>
          <table:table-cell table:style-name="Table17.B8" office:value-type="string">
            <text:p text:style-name="Tabla_20_resultados_20_centrado">-452.t1.b8-</text:p>
          </table:table-cell>
          <table:table-cell table:style-name="Table17.C8" office:value-type="string">
            <text:p text:style-name="Tabla_20_resultados_20_centrado">-452.t1.c8-</text:p>
          </table:table-cell>
        </table:table-row>
        <table:table-row>
          <table:table-cell table:style-name="Table17.A2" office:value-type="string">
            <text:p text:style-name="Tabla_20_resultados_20_izquierda">2.2.4 Navegación consistente</text:p>
          </table:table-cell>
          <table:table-cell table:style-name="Table17.B9" office:value-type="string">
            <text:p text:style-name="Tabla_20_resultados_20_centrado">-452.t1.b9-</text:p>
          </table:table-cell>
          <table:table-cell table:style-name="Table17.C9" office:value-type="string">
            <text:p text:style-name="Tabla_20_resultados_20_centrado">-452.t1.c9-</text:p>
          </table:table-cell>
        </table:table-row>
        <table:table-row>
          <table:table-cell table:style-name="Table17.A2" office:value-type="string">
            <text:p text:style-name="Tabla_20_resultados_20_izquierda">2.2.5 Apertura de nuevas ventanas</text:p>
          </table:table-cell>
          <table:table-cell table:style-name="Table17.B10" office:value-type="string">
            <text:p text:style-name="Tabla_20_resultados_20_centrado">-452.t1.b10-</text:p>
          </table:table-cell>
          <table:table-cell table:style-name="Table17.C10" office:value-type="string">
            <text:p text:style-name="Tabla_20_resultados_20_centrado">-452.t1.c10-</text:p>
          </table:table-cell>
        </table:table-row>
        <table:table-row>
          <table:table-cell table:style-name="Table17.A2" office:value-type="string">
            <text:p text:style-name="Tabla_20_resultados_20_izquierda">2.2.6 División de la información</text:p>
          </table:table-cell>
          <table:table-cell table:style-name="Table17.B11" office:value-type="string">
            <text:p text:style-name="Tabla_20_resultados_20_centrado">-452.t1.b11-</text:p>
          </table:table-cell>
          <table:table-cell table:style-name="Table17.C11" office:value-type="string">
            <text:p text:style-name="Tabla_20_resultados_20_centrado">-452.t1.c11-</text:p>
          </table:table-cell>
        </table:table-row>
      </table:table>
      <text:list xml:id="list164654432228301" text:continue-numbering="true" text:style-name="LFO3">
        <text:list-item>
          <text:list>
            <text:list-item>
              <text:h text:style-name="P27" text:outline-level="2"><text:bookmark-start text:name="_Toc255817774"/><text:bookmark-start text:name="_Toc258841168"/><text:bookmark-start text:name="_Toc258925799"/><text:bookmark-start text:name="_Toc258926706"/><text:bookmark-start text:name="_Toc259025778"/><text:bookmark-start text:name="_Toc259176104"/><text:bookmark-start text:name="_Toc259179241"/><text:bookmark-start text:name="_Toc260740646"/><text:bookmark-start text:name="_Toc260910268"/><text:bookmark-start text:name="_Toc260998710"/><text:bookmark-start text:name="_Toc267049032"/><text:bookmark-start text:name="_Toc272325876"/><text:bookmark-start text:name="_Toc275156509"/><text:bookmark-start text:name="_Toc277173186"/><text:bookmark-start text:name="__RefHeading__45418_1302827227"/><text:soft-page-break/>Analítica orientada a aspectos<text:bookmark-end text:name="_Toc255817774"/><text:bookmark-end text:name="_Toc258841168"/><text:bookmark-end text:name="_Toc258925799"/><text:bookmark-end text:name="_Toc258926706"/><text:bookmark-end text:name="_Toc259025778"/><text:bookmark-end text:name="_Toc259176104"/><text:bookmark-end text:name="_Toc259179241"/><text:bookmark-end text:name="_Toc260740646"/><text:bookmark-end text:name="_Toc260910268"/><text:bookmark-end text:name="_Toc260998710"/><text:bookmark-end text:name="_Toc267049032"/><text:bookmark-end text:name="_Toc272325876"/><text:bookmark-end text:name="_Toc275156509"/><text:bookmark-end text:name="_Toc277173186"/><text:bookmark-end text:name="__RefHeading__45418_1302827227"/></text:h>
            </text:list-item>
          </text:list>
        </text:list-item>
      </text:list>
      <text:p text:style-name="P">Se presentan a continuación los resultados de Puntuación Media (<text:a xlink:type="simple" xlink:href="#PMA" office:target-frame-name="_top" xlink:show="replace"><text:span text:style-name="Hipervínculo">PMA</text:span></text:a>) obtenidos para la agrupación por aspectos de los distintos puntos de verificación de la metodología.</text:p>
      <text:p text:style-name="Figure"><text:span text:style-name="Fuente_20_de_20_párrafo_20_predeter."><text:span text:style-name="T1"><draw:frame draw:style-name="fr2" draw:name="85 Imagen" text:anchor-type="as-char" svg:y="0in" svg:width="5.8854in" style:rel-width="scale" svg:height="4.7291in" style:rel-height="scale" draw:z-index="95"><draw:image xlink:href="Pictures/1000000000000235000001C67B76B919.png" xlink:type="simple" xlink:show="embed" xlink:actuate="onLoad"/><svg:desc> </svg:desc></draw:frame></text:span></text:span></text:p>
      <text:p text:style-name="Titulo_5f_tablas">Puntuación Media de Aspecto</text:p>
      <table:table table:name="Table18" table:style-name="Table18">
        <table:table-column table:style-name="Table18.A"/>
        <table:table-column table:style-name="Table18.B"/>
        <table:table-row>
          <table:table-cell table:style-name="Table18.A1" office:value-type="string">
            <text:p text:style-name="Encabezado_20_tablas_20_resultados">Aspecto</text:p>
          </table:table-cell>
          <table:table-cell table:style-name="Table18.B1" office:value-type="string">
            <text:p text:style-name="Encabezado_20_tablas_20_resultados">Puntuación Media</text:p>
          </table:table-cell>
        </table:table-row>
        <table:table-row>
          <table:table-cell table:style-name="Table18.A2" office:value-type="string">
            <text:p text:style-name="Tabla_20_resultados_20_izquierda">General</text:p>
          </table:table-cell>
          <table:table-cell table:style-name="Table18.B2" office:value-type="string">
            <text:p text:style-name="Tabla_20_resultados_20_centrado">-46.t1.b2-</text:p>
          </table:table-cell>
        </table:table-row>
        <table:table-row>
          <table:table-cell table:style-name="Table18.A2" office:value-type="string">
            <text:p text:style-name="Tabla_20_resultados_20_izquierda">Presentación</text:p>
          </table:table-cell>
          <table:table-cell table:style-name="Table18.B2" office:value-type="string">
            <text:p text:style-name="Tabla_20_resultados_20_centrado">-46.t1.b3-</text:p>
          </table:table-cell>
        </table:table-row>
        <table:table-row>
          <table:table-cell table:style-name="Table18.A2" office:value-type="string">
            <text:p text:style-name="Tabla_20_resultados_20_izquierda">Estructura</text:p>
          </table:table-cell>
          <table:table-cell table:style-name="Table18.B2" office:value-type="string">
            <text:p text:style-name="Tabla_20_resultados_20_centrado">-46.t1.b4-</text:p>
          </table:table-cell>
        </table:table-row>
        <table:table-row>
          <table:table-cell table:style-name="Table18.A2" office:value-type="string">
            <text:p text:style-name="Tabla_20_resultados_20_izquierda">Navegación</text:p>
          </table:table-cell>
          <table:table-cell table:style-name="Table18.B2" office:value-type="string">
            <text:p text:style-name="Tabla_20_resultados_20_centrado">-46.t1.b5-</text:p>
          </table:table-cell>
        </table:table-row>
        <table:table-row>
          <table:table-cell table:style-name="Table18.A2" office:value-type="string">
            <text:p text:style-name="Tabla_20_resultados_20_izquierda">Alternativas</text:p>
          </table:table-cell>
          <table:table-cell table:style-name="Table18.B2" office:value-type="string">
            <text:p text:style-name="Tabla_20_resultados_20_centrado">-46.t1.b6-</text:p>
          </table:table-cell>
        </table:table-row>
      </table:table>
      <text:p text:style-name="P"/>
      <text:list xml:id="list164653721577457" text:continue-numbering="true" text:style-name="LFO3">
        <text:list-item>
          <text:h text:style-name="P18" text:outline-level="1"><text:bookmark-start text:name="_Toc272325877"/><text:bookmark-start text:name="_Toc275156510"/><text:bookmark-start text:name="_Toc277173187"/><text:bookmark-start text:name="__RefHeading__11155_1302827227"/><text:bookmark-start text:name="_Toc255817780"/><text:bookmark-start text:name="_Toc258841169"/><text:bookmark-start text:name="_Toc258925800"/><text:bookmark-start text:name="_Toc258926707"/><text:bookmark-start text:name="_Toc259025779"/><text:bookmark-start text:name="_Toc259176105"/><text:bookmark-start text:name="_Toc259179242"/><text:bookmark-start text:name="_Toc260740647"/><text:bookmark-start text:name="_Toc260910269"/><text:bookmark-start text:name="_Toc260998711"/><text:bookmark-start text:name="_Toc267049033"/>Resultados Segmento: <text:bookmark-end text:name="_Toc255817780"/><text:bookmark-end text:name="_Toc258841169"/><text:bookmark-end text:name="_Toc258925800"/><text:bookmark-end text:name="_Toc258926707"/><text:bookmark-end text:name="_Toc259025779"/><text:bookmark-end text:name="_Toc259176105"/><text:bookmark-end text:name="_Toc259179242"/><text:bookmark-end text:name="_Toc260740647"/><text:bookmark-end text:name="_Toc260910269"/><text:bookmark-end text:name="_Toc260998711"/><text:bookmark-end text:name="_Toc267049033"/>Diputaciones provinciales<text:bookmark-end text:name="_Toc272325877"/><text:bookmark-end text:name="_Toc275156510"/><text:bookmark-end text:name="_Toc277173187"/><text:bookmark-end text:name="__RefHeading__11155_1302827227"/></text:h>
        </text:list-item>
      </text:list>
      <text:p text:style-name="P">Se presentan a continuación los resultados obtenidos por los portales pertenecientes al Segmento Diputaciones provinciales.</text:p>
      <text:list xml:id="list164653529872827" text:continue-numbering="true" text:style-name="LFO3">
        <text:list-item>
          <text:list>
            <text:list-item>
              <text:h text:style-name="P27" text:outline-level="2"><text:bookmark-start text:name="_Toc255817781"/><text:bookmark-start text:name="_Toc258841170"/><text:bookmark-start text:name="_Toc258925801"/><text:bookmark-start text:name="_Toc258926708"/><text:bookmark-start text:name="_Toc259025780"/><text:bookmark-start text:name="_Toc259176106"/><text:bookmark-start text:name="_Toc259179243"/><text:bookmark-start text:name="_Toc260740648"/><text:bookmark-start text:name="_Toc260910270"/><text:bookmark-start text:name="_Toc260998712"/><text:bookmark-start text:name="_Toc267049034"/><text:bookmark-start text:name="_Toc272325878"/><text:bookmark-start text:name="_Toc275156511"/><text:bookmark-start text:name="_Toc277173188"/><text:bookmark-start text:name="__RefHeading__45420_1302827227"/>Distribución del nivel de accesibilidad<text:bookmark-end text:name="_Toc255817781"/><text:bookmark-end text:name="_Toc258841170"/><text:bookmark-end text:name="_Toc258925801"/><text:bookmark-end text:name="_Toc258926708"/><text:bookmark-end text:name="_Toc259025780"/><text:bookmark-end text:name="_Toc259176106"/><text:bookmark-end text:name="_Toc259179243"/><text:bookmark-end text:name="_Toc260740648"/><text:bookmark-end text:name="_Toc260910270"/><text:bookmark-end text:name="_Toc260998712"/><text:bookmark-end text:name="_Toc267049034"/><text:bookmark-end text:name="_Toc272325878"/><text:bookmark-end text:name="_Toc275156511"/><text:bookmark-end text:name="_Toc277173188"/><text:bookmark-end text:name="__RefHeading__45420_1302827227"/></text:h>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86 Imagen" text:anchor-type="as-char" svg:y="0in" svg:width="5.8854in" style:rel-width="scale" svg:height="4.7291in" style:rel-height="scale" draw:z-index="96"><draw:image xlink:href="Pictures/1000000000000235000001C6112283A4.png" xlink:type="simple" xlink:show="embed" xlink:actuate="onLoad"/><svg:desc> </svg:desc></draw:frame></text:span></text:span></text:p>
      <text:p text:style-name="Titulo_5f_tablas">Porcentaje de Adecuación: Segmento Diputaciones provinciales</text:p>
      <table:table table:name="Table19" table:style-name="Table19">
        <table:table-column table:style-name="Table19.A"/>
        <table:table-column table:style-name="Table19.B"/>
        <table:table-column table:style-name="Table19.C"/>
        <table:table-row>
          <table:table-cell table:style-name="Table19.A1" office:value-type="string">
            <text:p text:style-name="Encabezado_20_tablas_20_resultados">Nivel de Adecuación</text:p>
          </table:table-cell>
          <table:table-cell table:style-name="Table19.A1" office:value-type="string">
            <text:p text:style-name="Encabezado_20_tablas_20_resultados">Porcentaje de Portales</text:p>
          </table:table-cell>
          <table:table-cell table:style-name="Table19.A1" office:value-type="string">
            <text:p text:style-name="Encabezado_20_tablas_20_resultados">Número de Portales</text:p>
          </table:table-cell>
        </table:table-row>
        <table:table-row>
          <table:table-cell table:style-name="Table19.A2" office:value-type="string">
            <text:p text:style-name="Tabla_20_resultados_20_centrado">Prioridad 1 y 2</text:p>
          </table:table-cell>
          <table:table-cell table:style-name="Table19.B2" office:value-type="string">
            <text:p text:style-name="Tabla_20_resultados_20_centrado">-51.t1.b2-</text:p>
          </table:table-cell>
          <table:table-cell table:style-name="Table19.C2" office:value-type="string">
            <text:p text:style-name="Tabla_20_resultados_20_centrado">-51.t1.c2-</text:p>
          </table:table-cell>
        </table:table-row>
        <table:table-row>
          <table:table-cell table:style-name="Table19.A2" office:value-type="string">
            <text:p text:style-name="Tabla_20_resultados_20_centrado">Prioridad 1</text:p>
          </table:table-cell>
          <table:table-cell table:style-name="Table19.B3" office:value-type="string">
            <text:p text:style-name="Tabla_20_resultados_20_centrado">-51.t1.b3-</text:p>
          </table:table-cell>
          <table:table-cell table:style-name="Table19.C3" office:value-type="string">
            <text:p text:style-name="Tabla_20_resultados_20_centrado">-51.t1.c3-</text:p>
          </table:table-cell>
        </table:table-row>
        <table:table-row>
          <table:table-cell table:style-name="Table19.A2" office:value-type="string">
            <text:p text:style-name="Tabla_20_resultados_20_centrado">No Válido</text:p>
          </table:table-cell>
          <table:table-cell table:style-name="Table19.B4" office:value-type="string">
            <text:p text:style-name="Tabla_20_resultados_20_centrado">-51.t1.b4-</text:p>
          </table:table-cell>
          <table:table-cell table:style-name="Table19.C4" office:value-type="string">
            <text:p text:style-name="Tabla_20_resultados_20_centrado">-51.t1.c4-</text:p>
          </table:table-cell>
        </table:table-row>
      </table:table>
      <text:p text:style-name="P"/>
      <text:list xml:id="list164652746295586" text:continue-numbering="true" text:style-name="LFO3">
        <text:list-item>
          <text:list>
            <text:list-item>
              <text:h text:style-name="P30" text:outline-level="2"><text:bookmark-start text:name="_Toc255817782"/><text:bookmark-start text:name="_Toc258841171"/><text:bookmark-start text:name="_Toc258925802"/><text:bookmark-start text:name="_Toc258926709"/><text:bookmark-start text:name="_Toc259025781"/><text:bookmark-start text:name="_Toc259176107"/><text:bookmark-start text:name="_Toc259179244"/><text:bookmark-start text:name="_Toc260740649"/><text:bookmark-start text:name="_Toc260910271"/><text:bookmark-start text:name="_Toc260998713"/><text:bookmark-start text:name="_Toc267049035"/><text:bookmark-start text:name="_Toc272325879"/><text:bookmark-start text:name="_Toc275156512"/><text:bookmark-start text:name="_Toc277173189"/><text:bookmark-start text:name="__RefHeading__45422_1302827227"/>Distribución de puntuaciones<text:bookmark-end text:name="_Toc255817782"/><text:bookmark-end text:name="_Toc258841171"/><text:bookmark-end text:name="_Toc258925802"/><text:bookmark-end text:name="_Toc258926709"/><text:bookmark-end text:name="_Toc259025781"/><text:bookmark-end text:name="_Toc259176107"/><text:bookmark-end text:name="_Toc259179244"/><text:bookmark-end text:name="_Toc260740649"/><text:bookmark-end text:name="_Toc260910271"/><text:bookmark-end text:name="_Toc260998713"/><text:bookmark-end text:name="_Toc267049035"/><text:bookmark-end text:name="_Toc272325879"/><text:bookmark-end text:name="_Toc275156512"/><text:bookmark-end text:name="_Toc277173189"/><text:bookmark-end text:name="__RefHeading__45422_1302827227"/></text:h>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Fuente_20_de_20_párrafo_20_predeter."><text:span text:style-name="T1"><draw:frame draw:style-name="fr2" draw:name="87 Imagen" text:anchor-type="as-char" svg:y="0in" svg:width="5.8854in" style:rel-width="scale" svg:height="4.7291in" style:rel-height="scale" draw:z-index="97"><draw:image xlink:href="Pictures/1000000000000235000001C66527B2F8.png" xlink:type="simple" xlink:show="embed" xlink:actuate="onLoad"/><svg:desc> </svg:desc></draw:frame></text:span></text:span></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p text:style-name="P32"><text:bookmark-start text:name="_Toc255817783"/></text:p>
      <text:list xml:id="list164652939496781" text:continue-numbering="true" text:style-name="LFO3">
        <text:list-item>
          <text:list>
            <text:list-item>
              <text:p text:style-name="P30"><text:bookmark-start text:name="_Toc258841172"/><text:bookmark-start text:name="_Toc258925803"/><text:bookmark-start text:name="_Toc258926710"/><text:bookmark-start text:name="_Toc259025782"/><text:bookmark-start text:name="_Toc259176108"/><text:bookmark-start text:name="_Toc259179245"/><text:bookmark-start text:name="_Toc260740650"/><text:bookmark-start text:name="_Toc260910272"/><text:bookmark-start text:name="_Toc260998714"/><text:bookmark-start text:name="_Toc267049036"/><text:bookmark-start text:name="_Toc272325880"/><text:bookmark-start text:name="_Toc275156513"/><text:bookmark-start text:name="_Toc277173190"/>Comparación de medias por verificación<text:bookmark-end text:name="_Toc255817783"/><text:bookmark-end text:name="_Toc258841172"/><text:bookmark-end text:name="_Toc258925803"/><text:bookmark-end text:name="_Toc258926710"/><text:bookmark-end text:name="_Toc259025782"/><text:bookmark-end text:name="_Toc259176108"/><text:bookmark-end text:name="_Toc259179245"/><text:bookmark-end text:name="_Toc260740650"/><text:bookmark-end text:name="_Toc260910272"/><text:bookmark-end text:name="_Toc260998714"/><text:bookmark-end text:name="_Toc267049036"/><text:bookmark-end text:name="_Toc272325880"/><text:bookmark-end text:name="_Toc275156513"/><text:bookmark-end text:name="_Toc277173190"/></text:p>
            </text:list-item>
          </text:list>
        </text:list-item>
      </text:list>
      <text:p text:style-name="P">Se presentan a continuación las puntuaciones medias obtenidas por los portales del <text:span text:style-name="Fuente_20_de_20_párrafo_20_predeter."><text:span text:style-name="T3">Segmento Diputaciones provincial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text:span></text:a><text:bookmark-start text:name="_Hlt255483254"/><text:bookmark-start text:name="_Hlt255483255"/><text:a xlink:type="simple" xlink:href="#PMV" office:target-frame-name="_top" xlink:show="replace"><text:span text:style-name="Hipervínculo">V</text:span></text:a><text:bookmark-end text:name="_Hlt255483254"/><text:bookmark-end text:name="_Hlt255483255"/>) obtenida agregando los resultados de todas las páginas analizadas en los portales pertenecientes a este segmento.</text:p>
      <text:p text:style-name="P"/>
      <text:p text:style-name="P26"><text:bookmark-start text:name="_Toc255817784"/></text:p>
      <text:list xml:id="list164653779041831" text:continue-numbering="true" text:style-name="LFO3">
        <text:list-item>
          <text:list>
            <text:list-item>
              <text:list>
                <text:list-item>
                  <text:p text:style-name="P24"><text:bookmark-start text:name="_Toc258841173"/><text:bookmark-start text:name="_Toc258925804"/><text:bookmark-start text:name="_Toc258926711"/><text:bookmark-start text:name="_Toc259025783"/><text:bookmark-start text:name="_Toc259176109"/><text:bookmark-start text:name="_Toc259179246"/><text:bookmark-start text:name="_Toc260740651"/><text:bookmark-start text:name="_Toc260910273"/><text:bookmark-start text:name="_Toc260998715"/><text:bookmark-start text:name="_Toc267049037"/><text:bookmark-start text:name="_Toc272325881"/><text:bookmark-start text:name="_Toc275156514"/><text:bookmark-start text:name="_Toc277173191"/>Nivel de Análisis I<text:bookmark-end text:name="_Toc255817784"/><text:bookmark-end text:name="_Toc258841173"/><text:bookmark-end text:name="_Toc258925804"/><text:bookmark-end text:name="_Toc258926711"/><text:bookmark-end text:name="_Toc259025783"/><text:bookmark-end text:name="_Toc259176109"/><text:bookmark-end text:name="_Toc259179246"/><text:bookmark-end text:name="_Toc260740651"/><text:bookmark-end text:name="_Toc260910273"/><text:bookmark-end text:name="_Toc260998715"/><text:bookmark-end text:name="_Toc267049037"/><text:bookmark-end text:name="_Toc272325881"/><text:bookmark-end text:name="_Toc275156514"/><text:bookmark-end text:name="_Toc277173191"/></text:p>
                </text:list-item>
              </text:list>
            </text:list-item>
          </text:list>
        </text:list-item>
      </text:list>
      <text:p text:style-name="Figure"><text:span text:style-name="Fuente_20_de_20_párrafo_20_predeter."><text:span text:style-name="T1"><draw:frame draw:style-name="fr2" draw:name="88 Imagen" text:anchor-type="as-char" svg:y="0in" svg:width="5.8854in" style:rel-width="scale" svg:height="4.7291in" style:rel-height="scale" draw:z-index="98"><draw:image xlink:href="Pictures/1000000000000235000001C62C9C34BE.png" xlink:type="simple" xlink:show="embed" xlink:actuate="onLoad"/><svg:desc> </svg:desc></draw:frame></text:span></text:span></text:p>
      <text:p text:style-name="Titulo_5f_tablas">Puntuación Media de Verificación: Segmento Diputaciones provinciales. Nivel de Análisis I</text:p>
      <table:table table:name="Table20" table:style-name="Table20">
        <table:table-column table:style-name="Table20.A"/>
        <table:table-column table:style-name="Table20.B"/>
        <table:table-row>
          <table:table-cell table:style-name="Table20.A1" office:value-type="string">
            <text:p text:style-name="Encabezado_20_tablas_20_resultados">Punto de Verificación</text:p>
          </table:table-cell>
          <table:table-cell table:style-name="Table20.B1" office:value-type="string">
            <text:p text:style-name="Encabezado_20_tablas_20_resultados">Puntuación Media</text:p>
          </table:table-cell>
        </table:table-row>
        <table:table-row>
          <table:table-cell table:style-name="Table20.A2" office:value-type="string">
            <text:p text:style-name="Tabla_20_resultados_20_izquierda">1.1.1 Existencia de textos alternativos</text:p>
          </table:table-cell>
          <table:table-cell table:style-name="Table20.B2" office:value-type="string">
            <text:p text:style-name="Tabla_20_resultados_20_centrado">-531.t1.b2-</text:p>
          </table:table-cell>
        </table:table-row>
        <table:table-row>
          <table:table-cell table:style-name="Table20.A2" office:value-type="string">
            <text:p text:style-name="Tabla_20_resultados_20_izquierda">1.1.2 Navegación sin JavaScript</text:p>
          </table:table-cell>
          <table:table-cell table:style-name="Table20.B2" office:value-type="string">
            <text:p text:style-name="Tabla_20_resultados_20_centrado">-531.t1.b3-</text:p>
          </table:table-cell>
        </table:table-row>
        <table:table-row>
          <table:table-cell table:style-name="Table20.A2" office:value-type="string">
            <text:p text:style-name="Tabla_20_resultados_20_izquierda">1.1.3 Identificación y alternativas para marcos</text:p>
          </table:table-cell>
          <table:table-cell table:style-name="Table20.B2" office:value-type="string">
            <text:p text:style-name="Tabla_20_resultados_20_centrado">-531.t1.b4-</text:p>
          </table:table-cell>
        </table:table-row>
        <table:table-row>
          <table:table-cell table:style-name="Table20.A2" office:value-type="string">
            <text:p text:style-name="Tabla_20_resultados_20_izquierda">1.1.4 Enlaces descriptivos</text:p>
          </table:table-cell>
          <table:table-cell table:style-name="Table20.B2" office:value-type="string">
            <text:p text:style-name="Tabla_20_resultados_20_centrado">-531.t1.b5-</text:p>
          </table:table-cell>
        </table:table-row>
        <table:table-row>
          <table:table-cell table:style-name="Table20.A2" office:value-type="string">
            <text:p text:style-name="Tabla_20_resultados_20_izquierda">1.2.1 Código Válido (HTML y CSS)</text:p>
          </table:table-cell>
          <table:table-cell table:style-name="Table20.B2" office:value-type="string">
            <text:p text:style-name="Tabla_20_resultados_20_centrado">-531.t1.b6-</text:p>
          </table:table-cell>
        </table:table-row>
        <table:table-row>
          <table:table-cell table:style-name="Table20.A2" office:value-type="string">
            <text:p text:style-name="Tabla_20_resultados_20_izquierda">1.2.2 Redimensión de texto</text:p>
          </table:table-cell>
          <table:table-cell table:style-name="Table20.B2" office:value-type="string">
            <text:p text:style-name="Tabla_20_resultados_20_centrado">-531.t1.b7-</text:p>
          </table:table-cell>
        </table:table-row>
        <table:table-row>
          <table:table-cell table:style-name="Table20.A2" office:value-type="string">
            <text:p text:style-name="Tabla_20_resultados_20_izquierda">1.2.3 Uso encabezados</text:p>
          </table:table-cell>
          <table:table-cell table:style-name="Table20.B2" office:value-type="string">
            <text:p text:style-name="Tabla_20_resultados_20_centrado">-531.t1.b8-</text:p>
          </table:table-cell>
        </table:table-row>
        <table:table-row>
          <table:table-cell table:style-name="Table20.A2" office:value-type="string">
            <text:p text:style-name="Tabla_20_resultados_20_izquierda">1.2.4 Utilización de tecnologías actuales</text:p>
          </table:table-cell>
          <table:table-cell table:style-name="Table20.B2" office:value-type="string">
            <text:p text:style-name="Tabla_20_resultados_20_centrado">-531.t1.b9-</text:p>
          </table:table-cell>
        </table:table-row>
        <table:table-row>
          <table:table-cell table:style-name="Table20.A2" office:value-type="string">
            <text:p text:style-name="Tabla_20_resultados_20_izquierda">1.2.5 Asociación en formularios</text:p>
          </table:table-cell>
          <table:table-cell table:style-name="Table20.B2" office:value-type="string">
            <text:p text:style-name="Tabla_20_resultados_20_centrado">-531.t1.b10-</text:p>
          </table:table-cell>
        </table:table-row>
        <table:table-row>
          <table:table-cell table:style-name="Table20.A2" office:value-type="string">
            <text:p text:style-name="Tabla_20_resultados_20_izquierda">1.2.6 Sección Accesibilidad</text:p>
          </table:table-cell>
          <table:table-cell table:style-name="Table20.B2" office:value-type="string">
            <text:p text:style-name="Tabla_20_resultados_20_centrado">-531.t1.b11-</text:p>
          </table:table-cell>
        </table:table-row>
      </table:table>
      <text:list xml:id="list164653914297398" text:continue-numbering="true" text:style-name="LFO3">
        <text:list-item>
          <text:list>
            <text:list-item>
              <text:list>
                <text:list-item>
                  <text:p text:style-name="P24"><text:bookmark-start text:name="_Toc258841174"/><text:bookmark-start text:name="_Toc258925805"/><text:bookmark-start text:name="_Toc258926712"/><text:bookmark-start text:name="_Toc259025784"/><text:bookmark-start text:name="_Toc259176110"/><text:bookmark-start text:name="_Toc259179247"/><text:bookmark-start text:name="_Toc260740652"/><text:bookmark-start text:name="_Toc260910274"/><text:bookmark-start text:name="_Toc260998716"/><text:bookmark-start text:name="_Toc267049038"/><text:bookmark-start text:name="_Toc272325882"/><text:bookmark-start text:name="_Toc275156515"/><text:bookmark-start text:name="_Toc277173192"/>Nivel de Análisis II<text:bookmark-end text:name="_Toc258841174"/><text:bookmark-end text:name="_Toc258925805"/><text:bookmark-end text:name="_Toc258926712"/><text:bookmark-end text:name="_Toc259025784"/><text:bookmark-end text:name="_Toc259176110"/><text:bookmark-end text:name="_Toc259179247"/><text:bookmark-end text:name="_Toc260740652"/><text:bookmark-end text:name="_Toc260910274"/><text:bookmark-end text:name="_Toc260998716"/><text:bookmark-end text:name="_Toc267049038"/><text:bookmark-end text:name="_Toc272325882"/><text:bookmark-end text:name="_Toc275156515"/><text:bookmark-end text:name="_Toc277173192"/></text:p>
                </text:list-item>
              </text:list>
            </text:list-item>
          </text:list>
        </text:list-item>
      </text:list>
      <text:p text:style-name="Figure"><text:span text:style-name="Fuente_20_de_20_párrafo_20_predeter."><text:span text:style-name="T1"><draw:frame draw:style-name="fr2" draw:name="89 Imagen" text:anchor-type="as-char" svg:y="0in" svg:width="5.8854in" style:rel-width="scale" svg:height="4.7291in" style:rel-height="scale" draw:z-index="99"><draw:image xlink:href="Pictures/1000000000000235000001C6487B365D.png" xlink:type="simple" xlink:show="embed" xlink:actuate="onLoad"/><svg:desc> </svg:desc></draw:frame></text:span></text:span></text:p>
      <text:p text:style-name="Titulo_5f_tablas">Puntuación Media de Verificación: Segmento Diputaciones provinciales. Nivel de Análisis II</text:p>
      <table:table table:name="Table21" table:style-name="Table21">
        <table:table-column table:style-name="Table21.A"/>
        <table:table-column table:style-name="Table21.B"/>
        <table:table-row>
          <table:table-cell table:style-name="Table21.A1" office:value-type="string">
            <text:p text:style-name="Encabezado_20_tablas_20_resultados">Punto de Verificación</text:p>
          </table:table-cell>
          <table:table-cell table:style-name="Table21.B1" office:value-type="string">
            <text:p text:style-name="Encabezado_20_tablas_20_resultados">Puntuación Media</text:p>
          </table:table-cell>
        </table:table-row>
        <table:table-row>
          <table:table-cell table:style-name="Table21.A2" office:value-type="string">
            <text:p text:style-name="Tabla_20_resultados_20_izquierda">2.1.1 Tabla de datos con encabezados</text:p>
          </table:table-cell>
          <table:table-cell table:style-name="Table21.B2" office:value-type="string">
            <text:p text:style-name="Tabla_20_resultados_20_centrado">-532.t1.b2-</text:p>
          </table:table-cell>
        </table:table-row>
        <table:table-row>
          <table:table-cell table:style-name="Table21.A2" office:value-type="string">
            <text:p text:style-name="Tabla_20_resultados_20_izquierda">2.1.2 Identificación de idiomas</text:p>
          </table:table-cell>
          <table:table-cell table:style-name="Table21.B2" office:value-type="string">
            <text:p text:style-name="Tabla_20_resultados_20_centrado">-532.t1.b3-</text:p>
          </table:table-cell>
        </table:table-row>
        <table:table-row>
          <table:table-cell table:style-name="Table21.A2" office:value-type="string">
            <text:p text:style-name="Tabla_20_resultados_20_izquierda">2.1.3 Control del usuario</text:p>
          </table:table-cell>
          <table:table-cell table:style-name="Table21.B2" office:value-type="string">
            <text:p text:style-name="Tabla_20_resultados_20_centrado">-532.t1.b4-</text:p>
          </table:table-cell>
        </table:table-row>
        <table:table-row>
          <table:table-cell table:style-name="Table21.A2" office:value-type="string">
            <text:p text:style-name="Tabla_20_resultados_20_izquierda">2.1.4 Lenguaje claro y sencillo</text:p>
          </table:table-cell>
          <table:table-cell table:style-name="Table21.B2" office:value-type="string">
            <text:p text:style-name="Tabla_20_resultados_20_centrado">-532.t1.b5-</text:p>
          </table:table-cell>
        </table:table-row>
        <table:table-row>
          <table:table-cell table:style-name="Table21.A2" office:value-type="string">
            <text:p text:style-name="Tabla_20_resultados_20_izquierda">2.2.1 Uso de listas</text:p>
          </table:table-cell>
          <table:table-cell table:style-name="Table21.B2" office:value-type="string">
            <text:p text:style-name="Tabla_20_resultados_20_centrado">-532.t1.b6-</text:p>
          </table:table-cell>
        </table:table-row>
        <table:table-row>
          <table:table-cell table:style-name="Table21.A2" office:value-type="string">
            <text:p text:style-name="Tabla_20_resultados_20_izquierda">2.2.2 Separación de contenido y presentación</text:p>
          </table:table-cell>
          <table:table-cell table:style-name="Table21.B2" office:value-type="string">
            <text:p text:style-name="Tabla_20_resultados_20_centrado">-532.t1.b7-</text:p>
          </table:table-cell>
        </table:table-row>
        <table:table-row>
          <table:table-cell table:style-name="Table21.A2" office:value-type="string">
            <text:p text:style-name="Tabla_20_resultados_20_izquierda">2.2.3 Metadatos</text:p>
          </table:table-cell>
          <table:table-cell table:style-name="Table21.B2" office:value-type="string">
            <text:p text:style-name="Tabla_20_resultados_20_centrado">-532.t1.b8-</text:p>
          </table:table-cell>
        </table:table-row>
        <table:table-row>
          <table:table-cell table:style-name="Table21.A2" office:value-type="string">
            <text:p text:style-name="Tabla_20_resultados_20_izquierda">2.2.4 Navegación consistente</text:p>
          </table:table-cell>
          <table:table-cell table:style-name="Table21.B2" office:value-type="string">
            <text:p text:style-name="Tabla_20_resultados_20_centrado">-532.t1.b9-</text:p>
          </table:table-cell>
        </table:table-row>
        <table:table-row>
          <table:table-cell table:style-name="Table21.A2" office:value-type="string">
            <text:p text:style-name="Tabla_20_resultados_20_izquierda">2.2.5 Apertura de nuevas ventanas</text:p>
          </table:table-cell>
          <table:table-cell table:style-name="Table21.B2" office:value-type="string">
            <text:p text:style-name="Tabla_20_resultados_20_centrado">-532.t1.b10-</text:p>
          </table:table-cell>
        </table:table-row>
        <table:table-row>
          <table:table-cell table:style-name="Table21.A2" office:value-type="string">
            <text:p text:style-name="Tabla_20_resultados_20_izquierda">2.2.6 División de la información</text:p>
          </table:table-cell>
          <table:table-cell table:style-name="Table21.B2" office:value-type="string">
            <text:p text:style-name="Tabla_20_resultados_20_centrado">-532.t1.b11-</text:p>
          </table:table-cell>
        </table:table-row>
      </table:table>
      <text:list xml:id="list164653570626198" text:continue-numbering="true" text:style-name="LFO3">
        <text:list-item>
          <text:list>
            <text:list-item>
              <text:p text:style-name="P30"><text:bookmark-start text:name="_Toc258841175"/><text:bookmark-start text:name="_Toc258925806"/><text:bookmark-start text:name="_Toc258926713"/><text:bookmark-start text:name="_Toc259025785"/><text:bookmark-start text:name="_Toc259176111"/><text:bookmark-start text:name="_Toc259179248"/><text:bookmark-start text:name="_Toc260740653"/><text:bookmark-start text:name="_Toc260910275"/><text:bookmark-start text:name="_Toc260998717"/><text:bookmark-start text:name="_Toc267049039"/><text:bookmark-start text:name="_Toc272325883"/><text:bookmark-start text:name="_Toc275156516"/><text:bookmark-start text:name="_Toc277173193"/>Comparación de Modalidad por Verificación<text:bookmark-end text:name="_Toc258841175"/><text:bookmark-end text:name="_Toc258925806"/><text:bookmark-end text:name="_Toc258926713"/><text:bookmark-end text:name="_Toc259025785"/><text:bookmark-end text:name="_Toc259176111"/><text:bookmark-end text:name="_Toc259179248"/><text:bookmark-end text:name="_Toc260740653"/><text:bookmark-end text:name="_Toc260910275"/><text:bookmark-end text:name="_Toc260998717"/><text:bookmark-end text:name="_Toc267049039"/><text:bookmark-end text:name="_Toc272325883"/><text:bookmark-end text:name="_Toc275156516"/><text:bookmark-end text:name="_Toc277173193"/></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4653556303569" text:continue-numbering="true" text:style-name="LFO3">
        <text:list-item>
          <text:list>
            <text:list-item>
              <text:list>
                <text:list-item>
                  <text:p text:style-name="P24"><text:bookmark-start text:name="_Toc258841176"/><text:bookmark-start text:name="_Toc258925807"/><text:bookmark-start text:name="_Toc258926714"/><text:bookmark-start text:name="_Toc259025786"/><text:bookmark-start text:name="_Toc259176112"/><text:bookmark-start text:name="_Toc259179249"/><text:bookmark-start text:name="_Toc260740654"/><text:bookmark-start text:name="_Toc260910276"/><text:bookmark-start text:name="_Toc260998718"/><text:bookmark-start text:name="_Toc267049040"/><text:bookmark-start text:name="_Toc272325884"/><text:bookmark-start text:name="_Toc275156517"/><text:bookmark-start text:name="_Toc277173194"/>Nivel de Análisis I<text:bookmark-end text:name="_Toc258841176"/><text:bookmark-end text:name="_Toc258925807"/><text:bookmark-end text:name="_Toc258926714"/><text:bookmark-end text:name="_Toc259025786"/><text:bookmark-end text:name="_Toc259176112"/><text:bookmark-end text:name="_Toc259179249"/><text:bookmark-end text:name="_Toc260740654"/><text:bookmark-end text:name="_Toc260910276"/><text:bookmark-end text:name="_Toc260998718"/><text:bookmark-end text:name="_Toc267049040"/><text:bookmark-end text:name="_Toc272325884"/><text:bookmark-end text:name="_Toc275156517"/><text:bookmark-end text:name="_Toc277173194"/></text:p>
                </text:list-item>
              </text:list>
            </text:list-item>
          </text:list>
        </text:list-item>
      </text:list>
      <text:p text:style-name="Figure"><text:span text:style-name="Fuente_20_de_20_párrafo_20_predeter."><text:span text:style-name="T1"><draw:frame draw:style-name="fr2" draw:name="90 Imagen" text:anchor-type="as-char" svg:y="0in" svg:width="5.8854in" style:rel-width="scale" svg:height="4.7291in" style:rel-height="scale" draw:z-index="100"><draw:image xlink:href="Pictures/1000000000000235000001C63140AA55.png" xlink:type="simple" xlink:show="embed" xlink:actuate="onLoad"/><svg:desc> </svg:desc></draw:frame></text:span></text:span></text:p>
      <text:p text:style-name="Titulo_5f_tablas">Comparación de Modalidad por Verificación: Segmento Diputaciones provinciales. Nivel de Análisis I</text:p>
      <table:table table:name="Table22" table:style-name="Table22">
        <table:table-column table:style-name="Table22.A"/>
        <table:table-column table:style-name="Table22.B"/>
        <table:table-column table:style-name="Table22.C"/>
        <table:table-row>
          <table:table-cell table:style-name="Table22.A1" office:value-type="string">
            <text:p text:style-name="Encabezado_20_tablas_20_resultados">Punto de Verificación</text:p>
          </table:table-cell>
          <table:table-cell table:style-name="Table22.B1" office:value-type="string">
            <text:p text:style-name="Encabezado_20_tablas_20_resultados">Porcentaje Pasa</text:p>
          </table:table-cell>
          <table:table-cell table:style-name="Table22.C1" office:value-type="string">
            <text:p text:style-name="Encabezado_20_tablas_20_resultados">Porcentaje Falla</text:p>
          </table:table-cell>
        </table:table-row>
        <table:table-row>
          <table:table-cell table:style-name="Table22.A2" office:value-type="string">
            <text:p text:style-name="Tabla_20_resultados_20_izquierda">1.1.1 Existencia de textos alternativos</text:p>
          </table:table-cell>
          <table:table-cell table:style-name="Table22.B2" office:value-type="string">
            <text:p text:style-name="Tabla_20_resultados_20_centrado">-541.t1.b2-</text:p>
          </table:table-cell>
          <table:table-cell table:style-name="Table22.C2" office:value-type="string">
            <text:p text:style-name="Tabla_20_resultados_20_centrado">-541.t1.c2-</text:p>
          </table:table-cell>
        </table:table-row>
        <table:table-row>
          <table:table-cell table:style-name="Table22.A2" office:value-type="string">
            <text:p text:style-name="Tabla_20_resultados_20_izquierda">1.1.2 Navegación sin JavaScript</text:p>
          </table:table-cell>
          <table:table-cell table:style-name="Table22.B3" office:value-type="string">
            <text:p text:style-name="Tabla_20_resultados_20_centrado">-541.t1.b3-</text:p>
          </table:table-cell>
          <table:table-cell table:style-name="Table22.C3" office:value-type="string">
            <text:p text:style-name="Tabla_20_resultados_20_centrado">-541.t1.c3-</text:p>
          </table:table-cell>
        </table:table-row>
        <table:table-row>
          <table:table-cell table:style-name="Table22.A2" office:value-type="string">
            <text:p text:style-name="Tabla_20_resultados_20_izquierda">1.1.3 Identificación y alternativas para marcos</text:p>
          </table:table-cell>
          <table:table-cell table:style-name="Table22.B4" office:value-type="string">
            <text:p text:style-name="Tabla_20_resultados_20_centrado">-541.t1.b4-</text:p>
          </table:table-cell>
          <table:table-cell table:style-name="Table22.C4" office:value-type="string">
            <text:p text:style-name="Tabla_20_resultados_20_centrado">-541.t1.c4-</text:p>
          </table:table-cell>
        </table:table-row>
        <table:table-row>
          <table:table-cell table:style-name="Table22.A2" office:value-type="string">
            <text:p text:style-name="Tabla_20_resultados_20_izquierda">1.1.4 Enlaces descriptivos</text:p>
          </table:table-cell>
          <table:table-cell table:style-name="Table22.B5" office:value-type="string">
            <text:p text:style-name="Tabla_20_resultados_20_centrado">-541.t1.b5-</text:p>
          </table:table-cell>
          <table:table-cell table:style-name="Table22.C5" office:value-type="string">
            <text:p text:style-name="Tabla_20_resultados_20_centrado">-541.t1.c5-</text:p>
          </table:table-cell>
        </table:table-row>
        <table:table-row>
          <table:table-cell table:style-name="Table22.A2" office:value-type="string">
            <text:p text:style-name="Tabla_20_resultados_20_izquierda">1.2.1 Código Válido (HTML y CSS)</text:p>
          </table:table-cell>
          <table:table-cell table:style-name="Table22.B6" office:value-type="string">
            <text:p text:style-name="Tabla_20_resultados_20_centrado">-541.t1.b6-</text:p>
          </table:table-cell>
          <table:table-cell table:style-name="Table22.C6" office:value-type="string">
            <text:p text:style-name="Tabla_20_resultados_20_centrado">-541.t1.c6-</text:p>
          </table:table-cell>
        </table:table-row>
        <table:table-row>
          <table:table-cell table:style-name="Table22.A2" office:value-type="string">
            <text:p text:style-name="Tabla_20_resultados_20_izquierda">1.2.2 Redimensión de texto</text:p>
          </table:table-cell>
          <table:table-cell table:style-name="Table22.B7" office:value-type="string">
            <text:p text:style-name="Tabla_20_resultados_20_centrado">-541.t1.b7-</text:p>
          </table:table-cell>
          <table:table-cell table:style-name="Table22.C7" office:value-type="string">
            <text:p text:style-name="Tabla_20_resultados_20_centrado">-541.t1.c7-</text:p>
          </table:table-cell>
        </table:table-row>
        <table:table-row>
          <table:table-cell table:style-name="Table22.A2" office:value-type="string">
            <text:p text:style-name="Tabla_20_resultados_20_izquierda">1.2.3 Uso encabezados</text:p>
          </table:table-cell>
          <table:table-cell table:style-name="Table22.B8" office:value-type="string">
            <text:p text:style-name="Tabla_20_resultados_20_centrado">-541.t1.b8-</text:p>
          </table:table-cell>
          <table:table-cell table:style-name="Table22.C8" office:value-type="string">
            <text:p text:style-name="Tabla_20_resultados_20_centrado">-541.t1.c8-</text:p>
          </table:table-cell>
        </table:table-row>
        <table:table-row>
          <table:table-cell table:style-name="Table22.A2" office:value-type="string">
            <text:p text:style-name="Tabla_20_resultados_20_izquierda">1.2.4 Utilización de tecnologías actuales</text:p>
          </table:table-cell>
          <table:table-cell table:style-name="Table22.B9" office:value-type="string">
            <text:p text:style-name="Tabla_20_resultados_20_centrado">-541.t1.b9-</text:p>
          </table:table-cell>
          <table:table-cell table:style-name="Table22.C9" office:value-type="string">
            <text:p text:style-name="Tabla_20_resultados_20_centrado">-541.t1.c9-</text:p>
          </table:table-cell>
        </table:table-row>
        <table:table-row>
          <table:table-cell table:style-name="Table22.A2" office:value-type="string">
            <text:p text:style-name="Tabla_20_resultados_20_izquierda">1.2.5 Asociación en formularios</text:p>
          </table:table-cell>
          <table:table-cell table:style-name="Table22.B10" office:value-type="string">
            <text:p text:style-name="Tabla_20_resultados_20_centrado">-541.t1.b10-</text:p>
          </table:table-cell>
          <table:table-cell table:style-name="Table22.C10" office:value-type="string">
            <text:p text:style-name="Tabla_20_resultados_20_centrado">-541.t1.c10-</text:p>
          </table:table-cell>
        </table:table-row>
        <table:table-row>
          <table:table-cell table:style-name="Table22.A2" office:value-type="string">
            <text:p text:style-name="Tabla_20_resultados_20_izquierda">1.2.6 Sección Accesibilidad</text:p>
          </table:table-cell>
          <table:table-cell table:style-name="Table22.B11" office:value-type="string">
            <text:p text:style-name="Tabla_20_resultados_20_centrado">-541.t1.b11-</text:p>
          </table:table-cell>
          <table:table-cell table:style-name="Table22.C11" office:value-type="string">
            <text:p text:style-name="Tabla_20_resultados_20_centrado">-541.t1.c11-</text:p>
          </table:table-cell>
        </table:table-row>
      </table:table>
      <text:list xml:id="list164653064292048" text:continue-numbering="true" text:style-name="LFO3">
        <text:list-item>
          <text:list>
            <text:list-item>
              <text:list>
                <text:list-item>
                  <text:p text:style-name="P22"><text:bookmark-start text:name="_Toc258841177"/><text:bookmark-start text:name="_Toc258925808"/><text:bookmark-start text:name="_Toc258926715"/><text:bookmark-start text:name="_Toc259025787"/><text:bookmark-start text:name="_Toc259176113"/><text:bookmark-start text:name="_Toc259179250"/><text:bookmark-start text:name="_Toc260740655"/><text:bookmark-start text:name="_Toc260910277"/><text:bookmark-start text:name="_Toc260998719"/><text:bookmark-start text:name="_Toc267049041"/><text:bookmark-start text:name="_Toc272325885"/><text:bookmark-start text:name="_Toc275156518"/><text:bookmark-start text:name="_Toc277173195"/><text:soft-page-break/>Nivel de Análisis II<text:bookmark-end text:name="_Toc258841177"/><text:bookmark-end text:name="_Toc258925808"/><text:bookmark-end text:name="_Toc258926715"/><text:bookmark-end text:name="_Toc259025787"/><text:bookmark-end text:name="_Toc259176113"/><text:bookmark-end text:name="_Toc259179250"/><text:bookmark-end text:name="_Toc260740655"/><text:bookmark-end text:name="_Toc260910277"/><text:bookmark-end text:name="_Toc260998719"/><text:bookmark-end text:name="_Toc267049041"/><text:bookmark-end text:name="_Toc272325885"/><text:bookmark-end text:name="_Toc275156518"/><text:bookmark-end text:name="_Toc277173195"/></text:p>
                </text:list-item>
              </text:list>
            </text:list-item>
          </text:list>
        </text:list-item>
      </text:list>
      <text:p text:style-name="Figure"><text:span text:style-name="Fuente_20_de_20_párrafo_20_predeter."><text:span text:style-name="T1"><draw:frame draw:style-name="fr2" draw:name="91 Imagen" text:anchor-type="as-char" svg:y="0in" svg:width="5.8854in" style:rel-width="scale" svg:height="4.7291in" style:rel-height="scale" draw:z-index="101"><draw:image xlink:href="Pictures/1000000000000235000001C6194FEC63.png" xlink:type="simple" xlink:show="embed" xlink:actuate="onLoad"/><svg:desc> </svg:desc></draw:frame></text:span></text:span></text:p>
      <text:p text:style-name="Titulo_5f_tablas">Comparación de Modalidad por Verificación: Segmento Diputaciones provinciales. Nivel de Análisis II</text:p>
      <table:table table:name="Table23" table:style-name="Table23">
        <table:table-column table:style-name="Table23.A"/>
        <table:table-column table:style-name="Table23.B"/>
        <table:table-column table:style-name="Table23.C"/>
        <table:table-row>
          <table:table-cell table:style-name="Table23.A1" office:value-type="string">
            <text:p text:style-name="Encabezado_20_tablas_20_resultados">Punto de Verificación</text:p>
          </table:table-cell>
          <table:table-cell table:style-name="Table23.B1" office:value-type="string">
            <text:p text:style-name="Encabezado_20_tablas_20_resultados">Porcentaje Pasa</text:p>
          </table:table-cell>
          <table:table-cell table:style-name="Table23.C1" office:value-type="string">
            <text:p text:style-name="Encabezado_20_tablas_20_resultados">Porcentaje Falla</text:p>
          </table:table-cell>
        </table:table-row>
        <table:table-row>
          <table:table-cell table:style-name="Table23.A2" office:value-type="string">
            <text:p text:style-name="Tabla_20_resultados_20_izquierda">2.1.1 Tabla de datos con encabezados</text:p>
          </table:table-cell>
          <table:table-cell table:style-name="Table23.B2" office:value-type="string">
            <text:p text:style-name="Tabla_20_resultados_20_centrado">-542.t1.b2-</text:p>
          </table:table-cell>
          <table:table-cell table:style-name="Table23.C2" office:value-type="string">
            <text:p text:style-name="Tabla_20_resultados_20_centrado">-542.t1.c2-</text:p>
          </table:table-cell>
        </table:table-row>
        <table:table-row>
          <table:table-cell table:style-name="Table23.A2" office:value-type="string">
            <text:p text:style-name="Tabla_20_resultados_20_izquierda">2.1.2 Identificación de idiomas</text:p>
          </table:table-cell>
          <table:table-cell table:style-name="Table23.B3" office:value-type="string">
            <text:p text:style-name="Tabla_20_resultados_20_centrado">-542.t1.b3-</text:p>
          </table:table-cell>
          <table:table-cell table:style-name="Table23.C3" office:value-type="string">
            <text:p text:style-name="Tabla_20_resultados_20_centrado">-542.t1.c3-</text:p>
          </table:table-cell>
        </table:table-row>
        <table:table-row>
          <table:table-cell table:style-name="Table23.A2" office:value-type="string">
            <text:p text:style-name="Tabla_20_resultados_20_izquierda">2.1.3 Control del usuario</text:p>
          </table:table-cell>
          <table:table-cell table:style-name="Table23.B4" office:value-type="string">
            <text:p text:style-name="Tabla_20_resultados_20_centrado">-542.t1.b4-</text:p>
          </table:table-cell>
          <table:table-cell table:style-name="Table23.C4" office:value-type="string">
            <text:p text:style-name="Tabla_20_resultados_20_centrado">-542.t1.c4-</text:p>
          </table:table-cell>
        </table:table-row>
        <table:table-row>
          <table:table-cell table:style-name="Table23.A2" office:value-type="string">
            <text:p text:style-name="Tabla_20_resultados_20_izquierda">2.1.4 Lenguaje claro y sencillo</text:p>
          </table:table-cell>
          <table:table-cell table:style-name="Table23.B5" office:value-type="string">
            <text:p text:style-name="Tabla_20_resultados_20_centrado">-542.t1.b5-</text:p>
          </table:table-cell>
          <table:table-cell table:style-name="Table23.C5" office:value-type="string">
            <text:p text:style-name="Tabla_20_resultados_20_centrado">-542.t1.c5-</text:p>
          </table:table-cell>
        </table:table-row>
        <table:table-row>
          <table:table-cell table:style-name="Table23.A2" office:value-type="string">
            <text:p text:style-name="Tabla_20_resultados_20_izquierda">2.2.1 Uso de listas</text:p>
          </table:table-cell>
          <table:table-cell table:style-name="Table23.B6" office:value-type="string">
            <text:p text:style-name="Tabla_20_resultados_20_centrado">-542.t1.b6-</text:p>
          </table:table-cell>
          <table:table-cell table:style-name="Table23.C6" office:value-type="string">
            <text:p text:style-name="Tabla_20_resultados_20_centrado">-542.t1.c6-</text:p>
          </table:table-cell>
        </table:table-row>
        <table:table-row>
          <table:table-cell table:style-name="Table23.A2" office:value-type="string">
            <text:p text:style-name="Tabla_20_resultados_20_izquierda">2.2.2 Separación de contenido y presentación</text:p>
          </table:table-cell>
          <table:table-cell table:style-name="Table23.B7" office:value-type="string">
            <text:p text:style-name="Tabla_20_resultados_20_centrado">-542.t1.b7-</text:p>
          </table:table-cell>
          <table:table-cell table:style-name="Table23.C7" office:value-type="string">
            <text:p text:style-name="Tabla_20_resultados_20_centrado">-542.t1.c7-</text:p>
          </table:table-cell>
        </table:table-row>
        <table:table-row>
          <table:table-cell table:style-name="Table23.A2" office:value-type="string">
            <text:p text:style-name="Tabla_20_resultados_20_izquierda">2.2.3 Metadatos</text:p>
          </table:table-cell>
          <table:table-cell table:style-name="Table23.B8" office:value-type="string">
            <text:p text:style-name="Tabla_20_resultados_20_centrado">-542.t1.b8-</text:p>
          </table:table-cell>
          <table:table-cell table:style-name="Table23.C8" office:value-type="string">
            <text:p text:style-name="Tabla_20_resultados_20_centrado">-542.t1.c8-</text:p>
          </table:table-cell>
        </table:table-row>
        <table:table-row>
          <table:table-cell table:style-name="Table23.A2" office:value-type="string">
            <text:p text:style-name="Tabla_20_resultados_20_izquierda">2.2.4 Navegación consistente</text:p>
          </table:table-cell>
          <table:table-cell table:style-name="Table23.B9" office:value-type="string">
            <text:p text:style-name="Tabla_20_resultados_20_centrado">-542.t1.b9-</text:p>
          </table:table-cell>
          <table:table-cell table:style-name="Table23.C9" office:value-type="string">
            <text:p text:style-name="Tabla_20_resultados_20_centrado">-542.t1.c9-</text:p>
          </table:table-cell>
        </table:table-row>
        <table:table-row>
          <table:table-cell table:style-name="Table23.A2" office:value-type="string">
            <text:p text:style-name="Tabla_20_resultados_20_izquierda">2.2.5 Apertura de nuevas ventanas</text:p>
          </table:table-cell>
          <table:table-cell table:style-name="Table23.B10" office:value-type="string">
            <text:p text:style-name="Tabla_20_resultados_20_centrado">-542.t1.b10-</text:p>
          </table:table-cell>
          <table:table-cell table:style-name="Table23.C10" office:value-type="string">
            <text:p text:style-name="Tabla_20_resultados_20_centrado">-542.t1.c10-</text:p>
          </table:table-cell>
        </table:table-row>
        <table:table-row>
          <table:table-cell table:style-name="Table23.A2" office:value-type="string">
            <text:p text:style-name="Tabla_20_resultados_20_izquierda">2.2.6 División de la información</text:p>
          </table:table-cell>
          <table:table-cell table:style-name="Table23.B11" office:value-type="string">
            <text:p text:style-name="Tabla_20_resultados_20_centrado">-542.t1.b11-</text:p>
          </table:table-cell>
          <table:table-cell table:style-name="Table23.C11" office:value-type="string">
            <text:p text:style-name="Tabla_20_resultados_20_centrado">-542.t1.c11-</text:p>
          </table:table-cell>
        </table:table-row>
      </table:table>
      <text:list xml:id="list164653847201526" text:continue-numbering="true" text:style-name="LFO3">
        <text:list-item>
          <text:list>
            <text:list-item>
              <text:p text:style-name="P27"><text:bookmark-start text:name="_Toc258841178"/><text:bookmark-start text:name="_Toc258925809"/><text:bookmark-start text:name="_Toc258926716"/><text:bookmark-start text:name="_Toc259025788"/><text:bookmark-start text:name="_Toc259176114"/><text:bookmark-start text:name="_Toc259179251"/><text:bookmark-start text:name="_Toc260740656"/><text:bookmark-start text:name="_Toc260910278"/><text:bookmark-start text:name="_Toc260998720"/><text:bookmark-start text:name="_Toc267049042"/><text:bookmark-start text:name="_Toc272325886"/><text:bookmark-start text:name="_Toc275156519"/><text:bookmark-start text:name="_Toc277173196"/><text:soft-page-break/>Analítica orientada a aspectos<text:bookmark-end text:name="_Toc258841178"/><text:bookmark-end text:name="_Toc258925809"/><text:bookmark-end text:name="_Toc258926716"/><text:bookmark-end text:name="_Toc259025788"/><text:bookmark-end text:name="_Toc259176114"/><text:bookmark-end text:name="_Toc259179251"/><text:bookmark-end text:name="_Toc260740656"/><text:bookmark-end text:name="_Toc260910278"/><text:bookmark-end text:name="_Toc260998720"/><text:bookmark-end text:name="_Toc267049042"/><text:bookmark-end text:name="_Toc272325886"/><text:bookmark-end text:name="_Toc275156519"/><text:bookmark-end text:name="_Toc277173196"/></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2 Imagen" text:anchor-type="as-char" svg:y="0in" svg:width="5.8854in" style:rel-width="scale" svg:height="4.7291in" style:rel-height="scale" draw:z-index="102"><draw:image xlink:href="Pictures/1000000000000235000001C6E3660A08.png" xlink:type="simple" xlink:show="embed" xlink:actuate="onLoad"/><svg:desc> </svg:desc></draw:frame></text:span></text:span></text:p>
      <text:p text:style-name="Titulo_5f_tablas">Puntuación Media de Aspecto: Segmento Diputaciones provinciales</text:p>
      <table:table table:name="Table24" table:style-name="Table24">
        <table:table-column table:style-name="Table24.A"/>
        <table:table-column table:style-name="Table24.B"/>
        <table:table-row>
          <table:table-cell table:style-name="Table24.A1" office:value-type="string">
            <text:p text:style-name="Encabezado_20_tablas_20_resultados">Aspecto</text:p>
          </table:table-cell>
          <table:table-cell table:style-name="Table24.B1" office:value-type="string">
            <text:p text:style-name="Encabezado_20_tablas_20_resultados">Puntuación Media</text:p>
          </table:table-cell>
        </table:table-row>
        <table:table-row>
          <table:table-cell table:style-name="Table24.A2" office:value-type="string">
            <text:p text:style-name="Tabla_20_resultados_20_izquierda">General</text:p>
          </table:table-cell>
          <table:table-cell table:style-name="Table24.B2" office:value-type="string">
            <text:p text:style-name="Tabla_20_resultados_20_centrado">-55.t1.b2-</text:p>
          </table:table-cell>
        </table:table-row>
        <table:table-row>
          <table:table-cell table:style-name="Table24.A2" office:value-type="string">
            <text:p text:style-name="Tabla_20_resultados_20_izquierda">Presentación</text:p>
          </table:table-cell>
          <table:table-cell table:style-name="Table24.B2" office:value-type="string">
            <text:p text:style-name="Tabla_20_resultados_20_centrado">-55.t1.b3-</text:p>
          </table:table-cell>
        </table:table-row>
        <table:table-row>
          <table:table-cell table:style-name="Table24.A2" office:value-type="string">
            <text:p text:style-name="Tabla_20_resultados_20_izquierda">Estructura</text:p>
          </table:table-cell>
          <table:table-cell table:style-name="Table24.B2" office:value-type="string">
            <text:p text:style-name="Tabla_20_resultados_20_centrado">-55.t1.b4-</text:p>
          </table:table-cell>
        </table:table-row>
        <table:table-row>
          <table:table-cell table:style-name="Table24.A2" office:value-type="string">
            <text:p text:style-name="Tabla_20_resultados_20_izquierda">Navegación</text:p>
          </table:table-cell>
          <table:table-cell table:style-name="Table24.B2" office:value-type="string">
            <text:p text:style-name="Tabla_20_resultados_20_centrado">-55.t1.b5-</text:p>
          </table:table-cell>
        </table:table-row>
        <table:table-row>
          <table:table-cell table:style-name="Table24.A2" office:value-type="string">
            <text:p text:style-name="Tabla_20_resultados_20_izquierda">Alternativas</text:p>
          </table:table-cell>
          <table:table-cell table:style-name="Table24.B2" office:value-type="string">
            <text:p text:style-name="Tabla_20_resultados_20_centrado">-55.t1.b6-</text:p>
          </table:table-cell>
        </table:table-row>
      </table:table>
      <text:p text:style-name="P"/>
      <text:list xml:id="list164653375114394" text:continue-numbering="true" text:style-name="LFO3">
        <text:list-item>
          <text:h text:style-name="P18" text:outline-level="1"><text:bookmark-start text:name="_Toc272325887"/><text:bookmark-start text:name="_Toc275156520"/><text:bookmark-start text:name="_Toc277173197"/><text:bookmark-start text:name="__RefHeading__11157_1302827227"/><text:bookmark-start text:name="_Toc258841179"/><text:bookmark-start text:name="_Toc258925810"/><text:bookmark-start text:name="_Toc258926717"/><text:bookmark-start text:name="_Toc259025789"/><text:bookmark-start text:name="_Toc259176115"/><text:bookmark-start text:name="_Toc259179252"/><text:bookmark-start text:name="_Toc260740657"/><text:bookmark-start text:name="_Toc260910279"/><text:bookmark-start text:name="_Toc260998721"/><text:bookmark-start text:name="_Toc267049043"/>Resultados Segmento: <text:bookmark-end text:name="_Toc258841179"/><text:bookmark-end text:name="_Toc258925810"/><text:bookmark-end text:name="_Toc258926717"/><text:bookmark-end text:name="_Toc259025789"/><text:bookmark-end text:name="_Toc259176115"/><text:bookmark-end text:name="_Toc259179252"/><text:bookmark-end text:name="_Toc260740657"/><text:bookmark-end text:name="_Toc260910279"/><text:bookmark-end text:name="_Toc260998721"/><text:bookmark-end text:name="_Toc267049043"/>Ayuntamiento de la capital<text:bookmark-end text:name="_Toc272325887"/><text:bookmark-end text:name="_Toc275156520"/><text:bookmark-end text:name="_Toc277173197"/><text:bookmark-end text:name="__RefHeading__11157_1302827227"/></text:h>
        </text:list-item>
      </text:list>
      <text:p text:style-name="P">Se presentan a continuación los resultados obtenidos por los portales pertenecientes al Segmento Ayuntamiento de la capital.</text:p>
      <text:list xml:id="list164654618646908" text:continue-numbering="true" text:style-name="LFO3">
        <text:list-item>
          <text:list>
            <text:list-item>
              <text:p text:style-name="P27"><text:bookmark-start text:name="_Toc258841180"/><text:bookmark-start text:name="_Toc258925811"/><text:bookmark-start text:name="_Toc258926718"/><text:bookmark-start text:name="_Toc259025790"/><text:bookmark-start text:name="_Toc259176116"/><text:bookmark-start text:name="_Toc259179253"/><text:bookmark-start text:name="_Toc260740658"/><text:bookmark-start text:name="_Toc260910280"/><text:bookmark-start text:name="_Toc260998722"/><text:bookmark-start text:name="_Toc267049044"/><text:bookmark-start text:name="_Toc272325888"/><text:bookmark-start text:name="_Toc275156521"/><text:bookmark-start text:name="_Toc277173198"/>Distribución del nivel de accesibilidad<text:bookmark-end text:name="_Toc258841180"/><text:bookmark-end text:name="_Toc258925811"/><text:bookmark-end text:name="_Toc258926718"/><text:bookmark-end text:name="_Toc259025790"/><text:bookmark-end text:name="_Toc259176116"/><text:bookmark-end text:name="_Toc259179253"/><text:bookmark-end text:name="_Toc260740658"/><text:bookmark-end text:name="_Toc260910280"/><text:bookmark-end text:name="_Toc260998722"/><text:bookmark-end text:name="_Toc267049044"/><text:bookmark-end text:name="_Toc272325888"/><text:bookmark-end text:name="_Toc275156521"/><text:bookmark-end text:name="_Toc277173198"/></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93 Imagen" text:anchor-type="as-char" svg:y="0in" svg:width="5.8854in" style:rel-width="scale" svg:height="4.7291in" style:rel-height="scale" draw:z-index="103"><draw:image xlink:href="Pictures/1000000000000235000001C63940B1E5.png" xlink:type="simple" xlink:show="embed" xlink:actuate="onLoad"/><svg:desc> </svg:desc></draw:frame></text:span></text:span></text:p>
      <text:p text:style-name="Titulo_5f_tablas">Porcentaje de Adecuación: Segmento Ayuntamiento de la capital</text:p>
      <table:table table:name="Table25" table:style-name="Table25">
        <table:table-column table:style-name="Table25.A"/>
        <table:table-column table:style-name="Table25.B"/>
        <table:table-column table:style-name="Table25.C"/>
        <table:table-row>
          <table:table-cell table:style-name="Table25.A1" office:value-type="string">
            <text:p text:style-name="Encabezado_20_tablas_20_resultados">Nivel de Adecuación</text:p>
          </table:table-cell>
          <table:table-cell table:style-name="Table25.A1" office:value-type="string">
            <text:p text:style-name="Encabezado_20_tablas_20_resultados">Porcentaje de Portales</text:p>
          </table:table-cell>
          <table:table-cell table:style-name="Table25.A1" office:value-type="string">
            <text:p text:style-name="Encabezado_20_tablas_20_resultados">Número de Portales</text:p>
          </table:table-cell>
        </table:table-row>
        <table:table-row>
          <table:table-cell table:style-name="Table25.A2" office:value-type="string">
            <text:p text:style-name="Tabla_20_resultados_20_centrado">Prioridad 1 y 2</text:p>
          </table:table-cell>
          <table:table-cell table:style-name="Table25.B2" office:value-type="string">
            <text:p text:style-name="Tabla_20_resultados_20_centrado">-61.t1.b2-</text:p>
          </table:table-cell>
          <table:table-cell table:style-name="Table25.C2" office:value-type="string">
            <text:p text:style-name="Tabla_20_resultados_20_centrado">-61.t1.c2-</text:p>
          </table:table-cell>
        </table:table-row>
        <table:table-row>
          <table:table-cell table:style-name="Table25.A2" office:value-type="string">
            <text:p text:style-name="Tabla_20_resultados_20_centrado">Prioridad 1</text:p>
          </table:table-cell>
          <table:table-cell table:style-name="Table25.B3" office:value-type="string">
            <text:p text:style-name="Tabla_20_resultados_20_centrado">-61.t1.b3-</text:p>
          </table:table-cell>
          <table:table-cell table:style-name="Table25.C3" office:value-type="string">
            <text:p text:style-name="Tabla_20_resultados_20_centrado">-61.t1.c3-</text:p>
          </table:table-cell>
        </table:table-row>
        <table:table-row>
          <table:table-cell table:style-name="Table25.A2" office:value-type="string">
            <text:p text:style-name="Tabla_20_resultados_20_centrado">No Válido</text:p>
          </table:table-cell>
          <table:table-cell table:style-name="Table25.B4" office:value-type="string">
            <text:p text:style-name="Tabla_20_resultados_20_centrado">-61.t1.b4-</text:p>
          </table:table-cell>
          <table:table-cell table:style-name="Table25.C4" office:value-type="string">
            <text:p text:style-name="Tabla_20_resultados_20_centrado">-61.t1.c4-</text:p>
          </table:table-cell>
        </table:table-row>
      </table:table>
      <text:p text:style-name="P"/>
      <text:list xml:id="list164654447963105" text:continue-numbering="true" text:style-name="LFO3">
        <text:list-item>
          <text:list>
            <text:list-item>
              <text:p text:style-name="P30"><text:bookmark-start text:name="_Toc258841181"/><text:bookmark-start text:name="_Toc258925812"/><text:bookmark-start text:name="_Toc258926719"/><text:bookmark-start text:name="_Toc259025791"/><text:bookmark-start text:name="_Toc259176117"/><text:bookmark-start text:name="_Toc259179254"/><text:bookmark-start text:name="_Toc260740659"/><text:bookmark-start text:name="_Toc260910281"/><text:bookmark-start text:name="_Toc260998723"/><text:bookmark-start text:name="_Toc267049045"/><text:bookmark-start text:name="_Toc272325889"/><text:bookmark-start text:name="_Toc275156522"/><text:bookmark-start text:name="_Toc277173199"/>Distribución de puntuaciones<text:bookmark-end text:name="_Toc258841181"/><text:bookmark-end text:name="_Toc258925812"/><text:bookmark-end text:name="_Toc258926719"/><text:bookmark-end text:name="_Toc259025791"/><text:bookmark-end text:name="_Toc259176117"/><text:bookmark-end text:name="_Toc259179254"/><text:bookmark-end text:name="_Toc260740659"/><text:bookmark-end text:name="_Toc260910281"/><text:bookmark-end text:name="_Toc260998723"/><text:bookmark-end text:name="_Toc267049045"/><text:bookmark-end text:name="_Toc272325889"/><text:bookmark-end text:name="_Toc275156522"/><text:bookmark-end text:name="_Toc277173199"/></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Fuente_20_de_20_párrafo_20_predeter."><text:span text:style-name="T1"><draw:frame draw:style-name="fr2" draw:name="94 Imagen" text:anchor-type="as-char" svg:y="0in" svg:width="5.8854in" style:rel-width="scale" svg:height="4.7291in" style:rel-height="scale" draw:z-index="104"><draw:image xlink:href="Pictures/1000000000000235000001C65E317621.png" xlink:type="simple" xlink:show="embed" xlink:actuate="onLoad"/><svg:desc> </svg:desc></draw:frame></text:span></text:span></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64654428980697" text:continue-numbering="true" text:style-name="LFO3">
        <text:list-item>
          <text:list>
            <text:list-item>
              <text:p text:style-name="P30"><text:bookmark-start text:name="_Toc258841182"/><text:bookmark-start text:name="_Toc258925813"/><text:bookmark-start text:name="_Toc258926720"/><text:bookmark-start text:name="_Toc259025792"/><text:bookmark-start text:name="_Toc259176118"/><text:bookmark-start text:name="_Toc259179255"/><text:bookmark-start text:name="_Toc260740660"/><text:bookmark-start text:name="_Toc260910282"/><text:bookmark-start text:name="_Toc260998724"/><text:bookmark-start text:name="_Toc267049046"/><text:bookmark-start text:name="_Toc272325890"/><text:bookmark-start text:name="_Toc275156523"/><text:bookmark-start text:name="_Toc277173200"/>Comparación de medias por verificación<text:bookmark-end text:name="_Toc258841182"/><text:bookmark-end text:name="_Toc258925813"/><text:bookmark-end text:name="_Toc258926720"/><text:bookmark-end text:name="_Toc259025792"/><text:bookmark-end text:name="_Toc259176118"/><text:bookmark-end text:name="_Toc259179255"/><text:bookmark-end text:name="_Toc260740660"/><text:bookmark-end text:name="_Toc260910282"/><text:bookmark-end text:name="_Toc260998724"/><text:bookmark-end text:name="_Toc267049046"/><text:bookmark-end text:name="_Toc272325890"/><text:bookmark-end text:name="_Toc275156523"/><text:bookmark-end text:name="_Toc277173200"/></text:p>
            </text:list-item>
          </text:list>
        </text:list-item>
      </text:list>
      <text:p text:style-name="P">Se presentan a continuación las puntuaciones medias obtenidas por los portales del <text:span text:style-name="Fuente_20_de_20_párrafo_20_predeter."><text:span text:style-name="T3">Segmento Ayuntamiento de la capital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64653606236317" text:continue-numbering="true" text:style-name="LFO3">
        <text:list-item>
          <text:list>
            <text:list-item>
              <text:list>
                <text:list-item>
                  <text:p text:style-name="P24"><text:bookmark-start text:name="_Toc258841183"/><text:bookmark-start text:name="_Toc258925814"/><text:bookmark-start text:name="_Toc258926721"/><text:bookmark-start text:name="_Toc259025793"/><text:bookmark-start text:name="_Toc259176119"/><text:bookmark-start text:name="_Toc259179256"/><text:bookmark-start text:name="_Toc260740661"/><text:bookmark-start text:name="_Toc260910283"/><text:bookmark-start text:name="_Toc260998725"/><text:bookmark-start text:name="_Toc267049047"/><text:bookmark-start text:name="_Toc272325891"/><text:bookmark-start text:name="_Toc275156524"/><text:bookmark-start text:name="_Toc277173201"/>Nivel de Análisis I<text:bookmark-end text:name="_Toc258841183"/><text:bookmark-end text:name="_Toc258925814"/><text:bookmark-end text:name="_Toc258926721"/><text:bookmark-end text:name="_Toc259025793"/><text:bookmark-end text:name="_Toc259176119"/><text:bookmark-end text:name="_Toc259179256"/><text:bookmark-end text:name="_Toc260740661"/><text:bookmark-end text:name="_Toc260910283"/><text:bookmark-end text:name="_Toc260998725"/><text:bookmark-end text:name="_Toc267049047"/><text:bookmark-end text:name="_Toc272325891"/><text:bookmark-end text:name="_Toc275156524"/><text:bookmark-end text:name="_Toc277173201"/></text:p>
                </text:list-item>
              </text:list>
            </text:list-item>
          </text:list>
        </text:list-item>
      </text:list>
      <text:p text:style-name="Figure"><text:span text:style-name="Fuente_20_de_20_párrafo_20_predeter."><text:span text:style-name="T1"><draw:frame draw:style-name="fr2" draw:name="95 Imagen" text:anchor-type="as-char" svg:y="0in" svg:width="5.8854in" style:rel-width="scale" svg:height="4.7291in" style:rel-height="scale" draw:z-index="105"><draw:image xlink:href="Pictures/1000000000000235000001C681A1944B.png" xlink:type="simple" xlink:show="embed" xlink:actuate="onLoad"/><svg:desc> </svg:desc></draw:frame></text:span></text:span></text:p>
      <text:p text:style-name="Titulo_5f_tablas">Puntuación Media de Verificación: Segmento Ayuntamiento de la capital. Nivel de Análisis I</text:p>
      <table:table table:name="Table26" table:style-name="Table26">
        <table:table-column table:style-name="Table26.A"/>
        <table:table-column table:style-name="Table26.B"/>
        <table:table-row>
          <table:table-cell table:style-name="Table26.A1" office:value-type="string">
            <text:p text:style-name="Encabezado_20_tablas_20_resultados">Punto de Verificación</text:p>
          </table:table-cell>
          <table:table-cell table:style-name="Table26.B1" office:value-type="string">
            <text:p text:style-name="Encabezado_20_tablas_20_resultados">Puntuación Media</text:p>
          </table:table-cell>
        </table:table-row>
        <table:table-row>
          <table:table-cell table:style-name="Table26.A2" office:value-type="string">
            <text:p text:style-name="Tabla_20_resultados_20_izquierda">1.1.1 Existencia de textos alternativos</text:p>
          </table:table-cell>
          <table:table-cell table:style-name="Table26.B2" office:value-type="string">
            <text:p text:style-name="Tabla_20_resultados_20_centrado">-631.t1.b2-</text:p>
          </table:table-cell>
        </table:table-row>
        <table:table-row>
          <table:table-cell table:style-name="Table26.A2" office:value-type="string">
            <text:p text:style-name="Tabla_20_resultados_20_izquierda">1.1.2 Navegación sin JavaScript</text:p>
          </table:table-cell>
          <table:table-cell table:style-name="Table26.B2" office:value-type="string">
            <text:p text:style-name="Tabla_20_resultados_20_centrado">-631.t1.b3-</text:p>
          </table:table-cell>
        </table:table-row>
        <table:table-row>
          <table:table-cell table:style-name="Table26.A2" office:value-type="string">
            <text:p text:style-name="Tabla_20_resultados_20_izquierda">1.1.3 Identificación y alternativas para marcos</text:p>
          </table:table-cell>
          <table:table-cell table:style-name="Table26.B2" office:value-type="string">
            <text:p text:style-name="Tabla_20_resultados_20_centrado">-631.t1.b4-</text:p>
          </table:table-cell>
        </table:table-row>
        <table:table-row>
          <table:table-cell table:style-name="Table26.A2" office:value-type="string">
            <text:p text:style-name="Tabla_20_resultados_20_izquierda">1.1.4 Enlaces descriptivos</text:p>
          </table:table-cell>
          <table:table-cell table:style-name="Table26.B2" office:value-type="string">
            <text:p text:style-name="Tabla_20_resultados_20_centrado">-631.t1.b5-</text:p>
          </table:table-cell>
        </table:table-row>
        <table:table-row>
          <table:table-cell table:style-name="Table26.A2" office:value-type="string">
            <text:p text:style-name="Tabla_20_resultados_20_izquierda">1.2.1 Código Válido (HTML y CSS)</text:p>
          </table:table-cell>
          <table:table-cell table:style-name="Table26.B2" office:value-type="string">
            <text:p text:style-name="Tabla_20_resultados_20_centrado">-631.t1.b6-</text:p>
          </table:table-cell>
        </table:table-row>
        <table:table-row>
          <table:table-cell table:style-name="Table26.A2" office:value-type="string">
            <text:p text:style-name="Tabla_20_resultados_20_izquierda">1.2.2 Redimensión de texto</text:p>
          </table:table-cell>
          <table:table-cell table:style-name="Table26.B2" office:value-type="string">
            <text:p text:style-name="Tabla_20_resultados_20_centrado">-631.t1.b7-</text:p>
          </table:table-cell>
        </table:table-row>
        <table:table-row>
          <table:table-cell table:style-name="Table26.A2" office:value-type="string">
            <text:p text:style-name="Tabla_20_resultados_20_izquierda">1.2.3 Uso encabezados</text:p>
          </table:table-cell>
          <table:table-cell table:style-name="Table26.B2" office:value-type="string">
            <text:p text:style-name="Tabla_20_resultados_20_centrado">-631.t1.b8-</text:p>
          </table:table-cell>
        </table:table-row>
        <table:table-row>
          <table:table-cell table:style-name="Table26.A2" office:value-type="string">
            <text:p text:style-name="Tabla_20_resultados_20_izquierda">1.2.4 Utilización de tecnologías actuales</text:p>
          </table:table-cell>
          <table:table-cell table:style-name="Table26.B2" office:value-type="string">
            <text:p text:style-name="Tabla_20_resultados_20_centrado">-631.t1.b9-</text:p>
          </table:table-cell>
        </table:table-row>
        <table:table-row>
          <table:table-cell table:style-name="Table26.A2" office:value-type="string">
            <text:p text:style-name="Tabla_20_resultados_20_izquierda">1.2.5 Asociación en formularios</text:p>
          </table:table-cell>
          <table:table-cell table:style-name="Table26.B2" office:value-type="string">
            <text:p text:style-name="Tabla_20_resultados_20_centrado">-631.t1.b10-</text:p>
          </table:table-cell>
        </table:table-row>
        <table:table-row>
          <table:table-cell table:style-name="Table26.A2" office:value-type="string">
            <text:p text:style-name="Tabla_20_resultados_20_izquierda">1.2.6 Sección Accesibilidad</text:p>
          </table:table-cell>
          <table:table-cell table:style-name="Table26.B2" office:value-type="string">
            <text:p text:style-name="Tabla_20_resultados_20_centrado">-631.t1.b11-</text:p>
          </table:table-cell>
        </table:table-row>
      </table:table>
      <text:list xml:id="list164654032684368" text:continue-numbering="true" text:style-name="LFO3">
        <text:list-item>
          <text:list>
            <text:list-item>
              <text:list>
                <text:list-item>
                  <text:p text:style-name="P24"><text:bookmark-start text:name="_Toc258841184"/><text:bookmark-start text:name="_Toc258925815"/><text:bookmark-start text:name="_Toc258926722"/><text:bookmark-start text:name="_Toc259025794"/><text:bookmark-start text:name="_Toc259176120"/><text:bookmark-start text:name="_Toc259179257"/><text:bookmark-start text:name="_Toc260740662"/><text:bookmark-start text:name="_Toc260910284"/><text:bookmark-start text:name="_Toc260998726"/><text:bookmark-start text:name="_Toc267049048"/><text:bookmark-start text:name="_Toc272325892"/><text:bookmark-start text:name="_Toc275156525"/><text:bookmark-start text:name="_Toc277173202"/>Nivel de Análisis II<text:bookmark-end text:name="_Toc258841184"/><text:bookmark-end text:name="_Toc258925815"/><text:bookmark-end text:name="_Toc258926722"/><text:bookmark-end text:name="_Toc259025794"/><text:bookmark-end text:name="_Toc259176120"/><text:bookmark-end text:name="_Toc259179257"/><text:bookmark-end text:name="_Toc260740662"/><text:bookmark-end text:name="_Toc260910284"/><text:bookmark-end text:name="_Toc260998726"/><text:bookmark-end text:name="_Toc267049048"/><text:bookmark-end text:name="_Toc272325892"/><text:bookmark-end text:name="_Toc275156525"/><text:bookmark-end text:name="_Toc277173202"/></text:p>
                </text:list-item>
              </text:list>
            </text:list-item>
          </text:list>
        </text:list-item>
      </text:list>
      <text:p text:style-name="Figure"><text:span text:style-name="Fuente_20_de_20_párrafo_20_predeter."><text:span text:style-name="T1"><draw:frame draw:style-name="fr2" draw:name="96 Imagen" text:anchor-type="as-char" svg:y="0in" svg:width="5.8854in" style:rel-width="scale" svg:height="4.7291in" style:rel-height="scale" draw:z-index="106"><draw:image xlink:href="Pictures/1000000000000235000001C6EFDD8DD0.png" xlink:type="simple" xlink:show="embed" xlink:actuate="onLoad"/><svg:desc> </svg:desc></draw:frame></text:span></text:span></text:p>
      <text:p text:style-name="Titulo_5f_tablas">Puntuación Media de Verificación: Segmento Ayuntamiento de la capital. Nivel de Análisis II</text:p>
      <table:table table:name="Table27" table:style-name="Table27">
        <table:table-column table:style-name="Table27.A"/>
        <table:table-column table:style-name="Table27.B"/>
        <table:table-row>
          <table:table-cell table:style-name="Table27.A1" office:value-type="string">
            <text:p text:style-name="Encabezado_20_tablas_20_resultados">Punto de Verificación</text:p>
          </table:table-cell>
          <table:table-cell table:style-name="Table27.B1" office:value-type="string">
            <text:p text:style-name="Encabezado_20_tablas_20_resultados">Puntuación Media</text:p>
          </table:table-cell>
        </table:table-row>
        <table:table-row>
          <table:table-cell table:style-name="Table27.A2" office:value-type="string">
            <text:p text:style-name="Tabla_20_resultados_20_izquierda">2.1.1 Tabla de datos con encabezados</text:p>
          </table:table-cell>
          <table:table-cell table:style-name="Table27.B2" office:value-type="string">
            <text:p text:style-name="Tabla_20_resultados_20_centrado">-632.t1.b2-</text:p>
          </table:table-cell>
        </table:table-row>
        <table:table-row>
          <table:table-cell table:style-name="Table27.A2" office:value-type="string">
            <text:p text:style-name="Tabla_20_resultados_20_izquierda">2.1.2 Identificación de idiomas</text:p>
          </table:table-cell>
          <table:table-cell table:style-name="Table27.B2" office:value-type="string">
            <text:p text:style-name="Tabla_20_resultados_20_centrado">-632.t1.b3-</text:p>
          </table:table-cell>
        </table:table-row>
        <table:table-row>
          <table:table-cell table:style-name="Table27.A2" office:value-type="string">
            <text:p text:style-name="Tabla_20_resultados_20_izquierda">2.1.3 Control del usuario</text:p>
          </table:table-cell>
          <table:table-cell table:style-name="Table27.B2" office:value-type="string">
            <text:p text:style-name="Tabla_20_resultados_20_centrado">-632.t1.b4-</text:p>
          </table:table-cell>
        </table:table-row>
        <table:table-row>
          <table:table-cell table:style-name="Table27.A2" office:value-type="string">
            <text:p text:style-name="Tabla_20_resultados_20_izquierda">2.1.4 Lenguaje claro y sencillo</text:p>
          </table:table-cell>
          <table:table-cell table:style-name="Table27.B2" office:value-type="string">
            <text:p text:style-name="Tabla_20_resultados_20_centrado">-632.t1.b5-</text:p>
          </table:table-cell>
        </table:table-row>
        <table:table-row>
          <table:table-cell table:style-name="Table27.A2" office:value-type="string">
            <text:p text:style-name="Tabla_20_resultados_20_izquierda">2.2.1 Uso de listas</text:p>
          </table:table-cell>
          <table:table-cell table:style-name="Table27.B2" office:value-type="string">
            <text:p text:style-name="Tabla_20_resultados_20_centrado">-632.t1.b6-</text:p>
          </table:table-cell>
        </table:table-row>
        <table:table-row>
          <table:table-cell table:style-name="Table27.A2" office:value-type="string">
            <text:p text:style-name="Tabla_20_resultados_20_izquierda">2.2.2 Separación de contenido y presentación</text:p>
          </table:table-cell>
          <table:table-cell table:style-name="Table27.B2" office:value-type="string">
            <text:p text:style-name="Tabla_20_resultados_20_centrado">-632.t1.b7-</text:p>
          </table:table-cell>
        </table:table-row>
        <table:table-row>
          <table:table-cell table:style-name="Table27.A2" office:value-type="string">
            <text:p text:style-name="Tabla_20_resultados_20_izquierda">2.2.3 Metadatos</text:p>
          </table:table-cell>
          <table:table-cell table:style-name="Table27.B2" office:value-type="string">
            <text:p text:style-name="Tabla_20_resultados_20_centrado">-632.t1.b8-</text:p>
          </table:table-cell>
        </table:table-row>
        <table:table-row>
          <table:table-cell table:style-name="Table27.A2" office:value-type="string">
            <text:p text:style-name="Tabla_20_resultados_20_izquierda">2.2.4 Navegación consistente</text:p>
          </table:table-cell>
          <table:table-cell table:style-name="Table27.B2" office:value-type="string">
            <text:p text:style-name="Tabla_20_resultados_20_centrado">-632.t1.b9-</text:p>
          </table:table-cell>
        </table:table-row>
        <table:table-row>
          <table:table-cell table:style-name="Table27.A2" office:value-type="string">
            <text:p text:style-name="Tabla_20_resultados_20_izquierda">2.2.5 Apertura de nuevas ventanas</text:p>
          </table:table-cell>
          <table:table-cell table:style-name="Table27.B2" office:value-type="string">
            <text:p text:style-name="Tabla_20_resultados_20_centrado">-632.t1.b10-</text:p>
          </table:table-cell>
        </table:table-row>
        <table:table-row>
          <table:table-cell table:style-name="Table27.A2" office:value-type="string">
            <text:p text:style-name="Tabla_20_resultados_20_izquierda">2.2.6 División de la información</text:p>
          </table:table-cell>
          <table:table-cell table:style-name="Table27.B2" office:value-type="string">
            <text:p text:style-name="Tabla_20_resultados_20_centrado">-632.t1.b11-</text:p>
          </table:table-cell>
        </table:table-row>
      </table:table>
      <text:list xml:id="list164653694251386" text:continue-numbering="true" text:style-name="LFO3">
        <text:list-item>
          <text:list>
            <text:list-item>
              <text:p text:style-name="P30"><text:bookmark-start text:name="_Toc258841185"/><text:bookmark-start text:name="_Toc258925816"/><text:bookmark-start text:name="_Toc258926723"/><text:bookmark-start text:name="_Toc259025795"/><text:bookmark-start text:name="_Toc259176121"/><text:bookmark-start text:name="_Toc259179258"/><text:bookmark-start text:name="_Toc260740663"/><text:bookmark-start text:name="_Toc260910285"/><text:bookmark-start text:name="_Toc260998727"/><text:bookmark-start text:name="_Toc267049049"/><text:bookmark-start text:name="_Toc272325893"/><text:bookmark-start text:name="_Toc275156526"/><text:bookmark-start text:name="_Toc277173203"/>Comparación de Modalidad por Verificación<text:bookmark-end text:name="_Toc258841185"/><text:bookmark-end text:name="_Toc258925816"/><text:bookmark-end text:name="_Toc258926723"/><text:bookmark-end text:name="_Toc259025795"/><text:bookmark-end text:name="_Toc259176121"/><text:bookmark-end text:name="_Toc259179258"/><text:bookmark-end text:name="_Toc260740663"/><text:bookmark-end text:name="_Toc260910285"/><text:bookmark-end text:name="_Toc260998727"/><text:bookmark-end text:name="_Toc267049049"/><text:bookmark-end text:name="_Toc272325893"/><text:bookmark-end text:name="_Toc275156526"/><text:bookmark-end text:name="_Toc277173203"/></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4653178825367" text:continue-numbering="true" text:style-name="LFO3">
        <text:list-item>
          <text:list>
            <text:list-item>
              <text:list>
                <text:list-item>
                  <text:p text:style-name="P24"><text:bookmark-start text:name="_Toc258841186"/><text:bookmark-start text:name="_Toc258925817"/><text:bookmark-start text:name="_Toc258926724"/><text:bookmark-start text:name="_Toc259025796"/><text:bookmark-start text:name="_Toc259176122"/><text:bookmark-start text:name="_Toc259179259"/><text:bookmark-start text:name="_Toc260740664"/><text:bookmark-start text:name="_Toc260910286"/><text:bookmark-start text:name="_Toc260998728"/><text:bookmark-start text:name="_Toc267049050"/><text:bookmark-start text:name="_Toc272325894"/><text:bookmark-start text:name="_Toc275156527"/><text:bookmark-start text:name="_Toc277173204"/>Nivel de Análisis I<text:bookmark-end text:name="_Toc258841186"/><text:bookmark-end text:name="_Toc258925817"/><text:bookmark-end text:name="_Toc258926724"/><text:bookmark-end text:name="_Toc259025796"/><text:bookmark-end text:name="_Toc259176122"/><text:bookmark-end text:name="_Toc259179259"/><text:bookmark-end text:name="_Toc260740664"/><text:bookmark-end text:name="_Toc260910286"/><text:bookmark-end text:name="_Toc260998728"/><text:bookmark-end text:name="_Toc267049050"/><text:bookmark-end text:name="_Toc272325894"/><text:bookmark-end text:name="_Toc275156527"/><text:bookmark-end text:name="_Toc277173204"/></text:p>
                </text:list-item>
              </text:list>
            </text:list-item>
          </text:list>
        </text:list-item>
      </text:list>
      <text:p text:style-name="Figure"><text:span text:style-name="Fuente_20_de_20_párrafo_20_predeter."><text:span text:style-name="T1"><draw:frame draw:style-name="fr2" draw:name="97 Imagen" text:anchor-type="as-char" svg:y="0in" svg:width="5.8854in" style:rel-width="scale" svg:height="4.7291in" style:rel-height="scale" draw:z-index="107"><draw:image xlink:href="Pictures/1000000000000235000001C62F6A6DFF.png" xlink:type="simple" xlink:show="embed" xlink:actuate="onLoad"/><svg:desc> </svg:desc></draw:frame></text:span></text:span></text:p>
      <text:p text:style-name="Titulo_5f_tablas">Comparación de Modalidad por Verificación: Segmento Ayuntamiento de la capital. Nivel de Análisis I</text:p>
      <table:table table:name="Table28" table:style-name="Table28">
        <table:table-column table:style-name="Table28.A"/>
        <table:table-column table:style-name="Table28.B"/>
        <table:table-column table:style-name="Table28.C"/>
        <table:table-row>
          <table:table-cell table:style-name="Table28.A1" office:value-type="string">
            <text:p text:style-name="Encabezado_20_tablas_20_resultados">Punto de Verificación</text:p>
          </table:table-cell>
          <table:table-cell table:style-name="Table28.B1" office:value-type="string">
            <text:p text:style-name="Encabezado_20_tablas_20_resultados">Porcentaje Pasa</text:p>
          </table:table-cell>
          <table:table-cell table:style-name="Table28.C1" office:value-type="string">
            <text:p text:style-name="Encabezado_20_tablas_20_resultados">Porcentaje Falla</text:p>
          </table:table-cell>
        </table:table-row>
        <table:table-row>
          <table:table-cell table:style-name="Table28.A2" office:value-type="string">
            <text:p text:style-name="Tabla_20_resultados_20_izquierda">1.1.1 Existencia de textos alternativos</text:p>
          </table:table-cell>
          <table:table-cell table:style-name="Table28.B2" office:value-type="string">
            <text:p text:style-name="Tabla_20_resultados_20_centrado">-641.t1.b2-</text:p>
          </table:table-cell>
          <table:table-cell table:style-name="Table28.C2" office:value-type="string">
            <text:p text:style-name="Tabla_20_resultados_20_centrado">-641.t1.c2-</text:p>
          </table:table-cell>
        </table:table-row>
        <table:table-row>
          <table:table-cell table:style-name="Table28.A2" office:value-type="string">
            <text:p text:style-name="Tabla_20_resultados_20_izquierda">1.1.2 Navegación sin JavaScript</text:p>
          </table:table-cell>
          <table:table-cell table:style-name="Table28.B3" office:value-type="string">
            <text:p text:style-name="Tabla_20_resultados_20_centrado">-641.t1.b3-</text:p>
          </table:table-cell>
          <table:table-cell table:style-name="Table28.C3" office:value-type="string">
            <text:p text:style-name="Tabla_20_resultados_20_centrado">-641.t1.c3-</text:p>
          </table:table-cell>
        </table:table-row>
        <table:table-row>
          <table:table-cell table:style-name="Table28.A2" office:value-type="string">
            <text:p text:style-name="Tabla_20_resultados_20_izquierda">1.1.3 Identificación y alternativas para marcos</text:p>
          </table:table-cell>
          <table:table-cell table:style-name="Table28.B4" office:value-type="string">
            <text:p text:style-name="Tabla_20_resultados_20_centrado">-641.t1.b4-</text:p>
          </table:table-cell>
          <table:table-cell table:style-name="Table28.C4" office:value-type="string">
            <text:p text:style-name="Tabla_20_resultados_20_centrado">-641.t1.c4-</text:p>
          </table:table-cell>
        </table:table-row>
        <table:table-row>
          <table:table-cell table:style-name="Table28.A2" office:value-type="string">
            <text:p text:style-name="Tabla_20_resultados_20_izquierda">1.1.4 Enlaces descriptivos</text:p>
          </table:table-cell>
          <table:table-cell table:style-name="Table28.B5" office:value-type="string">
            <text:p text:style-name="Tabla_20_resultados_20_centrado">-641.t1.b5-</text:p>
          </table:table-cell>
          <table:table-cell table:style-name="Table28.C5" office:value-type="string">
            <text:p text:style-name="Tabla_20_resultados_20_centrado">-641.t1.c5-</text:p>
          </table:table-cell>
        </table:table-row>
        <table:table-row>
          <table:table-cell table:style-name="Table28.A2" office:value-type="string">
            <text:p text:style-name="Tabla_20_resultados_20_izquierda">1.2.1 Código Válido (HTML y CSS)</text:p>
          </table:table-cell>
          <table:table-cell table:style-name="Table28.B6" office:value-type="string">
            <text:p text:style-name="Tabla_20_resultados_20_centrado">-641.t1.b6-</text:p>
          </table:table-cell>
          <table:table-cell table:style-name="Table28.C6" office:value-type="string">
            <text:p text:style-name="Tabla_20_resultados_20_centrado">-641.t1.c6-</text:p>
          </table:table-cell>
        </table:table-row>
        <table:table-row>
          <table:table-cell table:style-name="Table28.A2" office:value-type="string">
            <text:p text:style-name="Tabla_20_resultados_20_izquierda">1.2.2 Redimensión de texto</text:p>
          </table:table-cell>
          <table:table-cell table:style-name="Table28.B7" office:value-type="string">
            <text:p text:style-name="Tabla_20_resultados_20_centrado">-641.t1.b7-</text:p>
          </table:table-cell>
          <table:table-cell table:style-name="Table28.C7" office:value-type="string">
            <text:p text:style-name="Tabla_20_resultados_20_centrado">-641.t1.c7-</text:p>
          </table:table-cell>
        </table:table-row>
        <table:table-row>
          <table:table-cell table:style-name="Table28.A2" office:value-type="string">
            <text:p text:style-name="Tabla_20_resultados_20_izquierda">1.2.3 Uso encabezados</text:p>
          </table:table-cell>
          <table:table-cell table:style-name="Table28.B8" office:value-type="string">
            <text:p text:style-name="Tabla_20_resultados_20_centrado">-641.t1.b8-</text:p>
          </table:table-cell>
          <table:table-cell table:style-name="Table28.C8" office:value-type="string">
            <text:p text:style-name="Tabla_20_resultados_20_centrado">-641.t1.c8-</text:p>
          </table:table-cell>
        </table:table-row>
        <table:table-row>
          <table:table-cell table:style-name="Table28.A2" office:value-type="string">
            <text:p text:style-name="Tabla_20_resultados_20_izquierda">1.2.4 Utilización de tecnologías actuales</text:p>
          </table:table-cell>
          <table:table-cell table:style-name="Table28.B9" office:value-type="string">
            <text:p text:style-name="Tabla_20_resultados_20_centrado">-641.t1.b9-</text:p>
          </table:table-cell>
          <table:table-cell table:style-name="Table28.C9" office:value-type="string">
            <text:p text:style-name="Tabla_20_resultados_20_centrado">-641.t1.c9-</text:p>
          </table:table-cell>
        </table:table-row>
        <table:table-row>
          <table:table-cell table:style-name="Table28.A2" office:value-type="string">
            <text:p text:style-name="Tabla_20_resultados_20_izquierda">1.2.5 Asociación en formularios</text:p>
          </table:table-cell>
          <table:table-cell table:style-name="Table28.B10" office:value-type="string">
            <text:p text:style-name="Tabla_20_resultados_20_centrado">-641.t1.b10-</text:p>
          </table:table-cell>
          <table:table-cell table:style-name="Table28.C10" office:value-type="string">
            <text:p text:style-name="Tabla_20_resultados_20_centrado">-641.t1.c10-</text:p>
          </table:table-cell>
        </table:table-row>
        <table:table-row>
          <table:table-cell table:style-name="Table28.A2" office:value-type="string">
            <text:p text:style-name="Tabla_20_resultados_20_izquierda">1.2.6 Sección Accesibilidad</text:p>
          </table:table-cell>
          <table:table-cell table:style-name="Table28.B11" office:value-type="string">
            <text:p text:style-name="Tabla_20_resultados_20_centrado">-641.t1.b11-</text:p>
          </table:table-cell>
          <table:table-cell table:style-name="Table28.C11" office:value-type="string">
            <text:p text:style-name="Tabla_20_resultados_20_centrado">-641.t1.c11-</text:p>
          </table:table-cell>
        </table:table-row>
      </table:table>
      <text:list xml:id="list164653158379579" text:continue-numbering="true" text:style-name="LFO3">
        <text:list-item>
          <text:list>
            <text:list-item>
              <text:list>
                <text:list-item>
                  <text:p text:style-name="P22"><text:bookmark-start text:name="_Toc258841187"/><text:bookmark-start text:name="_Toc258925818"/><text:bookmark-start text:name="_Toc258926725"/><text:bookmark-start text:name="_Toc259025797"/><text:bookmark-start text:name="_Toc259176123"/><text:bookmark-start text:name="_Toc259179260"/><text:bookmark-start text:name="_Toc260740665"/><text:bookmark-start text:name="_Toc260910287"/><text:bookmark-start text:name="_Toc260998729"/><text:bookmark-start text:name="_Toc267049051"/><text:bookmark-start text:name="_Toc272325895"/><text:bookmark-start text:name="_Toc275156528"/><text:bookmark-start text:name="_Toc277173205"/><text:soft-page-break/>Nivel de Análisis II<text:bookmark-end text:name="_Toc258841187"/><text:bookmark-end text:name="_Toc258925818"/><text:bookmark-end text:name="_Toc258926725"/><text:bookmark-end text:name="_Toc259025797"/><text:bookmark-end text:name="_Toc259176123"/><text:bookmark-end text:name="_Toc259179260"/><text:bookmark-end text:name="_Toc260740665"/><text:bookmark-end text:name="_Toc260910287"/><text:bookmark-end text:name="_Toc260998729"/><text:bookmark-end text:name="_Toc267049051"/><text:bookmark-end text:name="_Toc272325895"/><text:bookmark-end text:name="_Toc275156528"/><text:bookmark-end text:name="_Toc277173205"/></text:p>
                </text:list-item>
              </text:list>
            </text:list-item>
          </text:list>
        </text:list-item>
      </text:list>
      <text:p text:style-name="Figure"><text:span text:style-name="Fuente_20_de_20_párrafo_20_predeter."><text:span text:style-name="T1"><draw:frame draw:style-name="fr2" draw:name="98 Imagen" text:anchor-type="as-char" svg:y="0in" svg:width="5.8854in" style:rel-width="scale" svg:height="4.7291in" style:rel-height="scale" draw:z-index="108"><draw:image xlink:href="Pictures/1000000000000235000001C686CA61B6.png" xlink:type="simple" xlink:show="embed" xlink:actuate="onLoad"/><svg:desc> </svg:desc></draw:frame></text:span></text:span></text:p>
      <text:p text:style-name="Titulo_5f_tablas">Comparación de Modalidad por Verificación: Segmento Ayuntamiento de la capital. Nivel de Análisis II</text:p>
      <table:table table:name="Table29" table:style-name="Table29">
        <table:table-column table:style-name="Table29.A"/>
        <table:table-column table:style-name="Table29.B"/>
        <table:table-column table:style-name="Table29.C"/>
        <table:table-row>
          <table:table-cell table:style-name="Table29.A1" office:value-type="string">
            <text:p text:style-name="Encabezado_20_tablas_20_resultados">Punto de Verificación</text:p>
          </table:table-cell>
          <table:table-cell table:style-name="Table29.B1" office:value-type="string">
            <text:p text:style-name="Encabezado_20_tablas_20_resultados">Porcentaje Pasa</text:p>
          </table:table-cell>
          <table:table-cell table:style-name="Table29.C1" office:value-type="string">
            <text:p text:style-name="Encabezado_20_tablas_20_resultados">Porcentaje Falla</text:p>
          </table:table-cell>
        </table:table-row>
        <table:table-row>
          <table:table-cell table:style-name="Table29.A2" office:value-type="string">
            <text:p text:style-name="Tabla_20_resultados_20_izquierda">2.1.1 Tabla de datos con encabezados</text:p>
          </table:table-cell>
          <table:table-cell table:style-name="Table29.B2" office:value-type="string">
            <text:p text:style-name="Tabla_20_resultados_20_centrado">-642.t1.b2-</text:p>
          </table:table-cell>
          <table:table-cell table:style-name="Table29.C2" office:value-type="string">
            <text:p text:style-name="Tabla_20_resultados_20_centrado">-642.t1.c2-</text:p>
          </table:table-cell>
        </table:table-row>
        <table:table-row>
          <table:table-cell table:style-name="Table29.A2" office:value-type="string">
            <text:p text:style-name="Tabla_20_resultados_20_izquierda">2.1.2 Identificación de idiomas</text:p>
          </table:table-cell>
          <table:table-cell table:style-name="Table29.B3" office:value-type="string">
            <text:p text:style-name="Tabla_20_resultados_20_centrado">-642.t1.b3-</text:p>
          </table:table-cell>
          <table:table-cell table:style-name="Table29.C3" office:value-type="string">
            <text:p text:style-name="Tabla_20_resultados_20_centrado">-642.t1.c3-</text:p>
          </table:table-cell>
        </table:table-row>
        <table:table-row>
          <table:table-cell table:style-name="Table29.A2" office:value-type="string">
            <text:p text:style-name="Tabla_20_resultados_20_izquierda">2.1.3 Control del usuario</text:p>
          </table:table-cell>
          <table:table-cell table:style-name="Table29.B4" office:value-type="string">
            <text:p text:style-name="Tabla_20_resultados_20_centrado">-642.t1.b4-</text:p>
          </table:table-cell>
          <table:table-cell table:style-name="Table29.C4" office:value-type="string">
            <text:p text:style-name="Tabla_20_resultados_20_centrado">-642.t1.c4-</text:p>
          </table:table-cell>
        </table:table-row>
        <table:table-row>
          <table:table-cell table:style-name="Table29.A2" office:value-type="string">
            <text:p text:style-name="Tabla_20_resultados_20_izquierda">2.1.4 Lenguaje claro y sencillo</text:p>
          </table:table-cell>
          <table:table-cell table:style-name="Table29.B5" office:value-type="string">
            <text:p text:style-name="Tabla_20_resultados_20_centrado">-642.t1.b5-</text:p>
          </table:table-cell>
          <table:table-cell table:style-name="Table29.C5" office:value-type="string">
            <text:p text:style-name="Tabla_20_resultados_20_centrado">-642.t1.c5-</text:p>
          </table:table-cell>
        </table:table-row>
        <table:table-row>
          <table:table-cell table:style-name="Table29.A2" office:value-type="string">
            <text:p text:style-name="Tabla_20_resultados_20_izquierda">2.2.1 Uso de listas</text:p>
          </table:table-cell>
          <table:table-cell table:style-name="Table29.B6" office:value-type="string">
            <text:p text:style-name="Tabla_20_resultados_20_centrado">-642.t1.b6-</text:p>
          </table:table-cell>
          <table:table-cell table:style-name="Table29.C6" office:value-type="string">
            <text:p text:style-name="Tabla_20_resultados_20_centrado">-642.t1.c6-</text:p>
          </table:table-cell>
        </table:table-row>
        <table:table-row>
          <table:table-cell table:style-name="Table29.A2" office:value-type="string">
            <text:p text:style-name="Tabla_20_resultados_20_izquierda">2.2.2 Separación de contenido y presentación</text:p>
          </table:table-cell>
          <table:table-cell table:style-name="Table29.B7" office:value-type="string">
            <text:p text:style-name="Tabla_20_resultados_20_centrado">-642.t1.b7-</text:p>
          </table:table-cell>
          <table:table-cell table:style-name="Table29.C7" office:value-type="string">
            <text:p text:style-name="Tabla_20_resultados_20_centrado">-642.t1.c7-</text:p>
          </table:table-cell>
        </table:table-row>
        <table:table-row>
          <table:table-cell table:style-name="Table29.A2" office:value-type="string">
            <text:p text:style-name="Tabla_20_resultados_20_izquierda">2.2.3 Metadatos</text:p>
          </table:table-cell>
          <table:table-cell table:style-name="Table29.B8" office:value-type="string">
            <text:p text:style-name="Tabla_20_resultados_20_centrado">-642.t1.b8-</text:p>
          </table:table-cell>
          <table:table-cell table:style-name="Table29.C8" office:value-type="string">
            <text:p text:style-name="Tabla_20_resultados_20_centrado">-642.t1.c8-</text:p>
          </table:table-cell>
        </table:table-row>
        <table:table-row>
          <table:table-cell table:style-name="Table29.A2" office:value-type="string">
            <text:p text:style-name="Tabla_20_resultados_20_izquierda">2.2.4 Navegación consistente</text:p>
          </table:table-cell>
          <table:table-cell table:style-name="Table29.B9" office:value-type="string">
            <text:p text:style-name="Tabla_20_resultados_20_centrado">-642.t1.b9-</text:p>
          </table:table-cell>
          <table:table-cell table:style-name="Table29.C9" office:value-type="string">
            <text:p text:style-name="Tabla_20_resultados_20_centrado">-642.t1.c9-</text:p>
          </table:table-cell>
        </table:table-row>
        <table:table-row>
          <table:table-cell table:style-name="Table29.A2" office:value-type="string">
            <text:p text:style-name="Tabla_20_resultados_20_izquierda">2.2.5 Apertura de nuevas ventanas</text:p>
          </table:table-cell>
          <table:table-cell table:style-name="Table29.B10" office:value-type="string">
            <text:p text:style-name="Tabla_20_resultados_20_centrado">-642.t1.b10-</text:p>
          </table:table-cell>
          <table:table-cell table:style-name="Table29.C10" office:value-type="string">
            <text:p text:style-name="Tabla_20_resultados_20_centrado">-642.t1.c10-</text:p>
          </table:table-cell>
        </table:table-row>
        <table:table-row>
          <table:table-cell table:style-name="Table29.A2" office:value-type="string">
            <text:p text:style-name="Tabla_20_resultados_20_izquierda">2.2.6 División de la información</text:p>
          </table:table-cell>
          <table:table-cell table:style-name="Table29.B11" office:value-type="string">
            <text:p text:style-name="Tabla_20_resultados_20_centrado">-642.t1.b11-</text:p>
          </table:table-cell>
          <table:table-cell table:style-name="Table29.C11" office:value-type="string">
            <text:p text:style-name="Tabla_20_resultados_20_centrado">-642.t1.c11-</text:p>
          </table:table-cell>
        </table:table-row>
      </table:table>
      <text:list xml:id="list164653952702252" text:continue-numbering="true" text:style-name="LFO3">
        <text:list-item>
          <text:list>
            <text:list-item>
              <text:p text:style-name="P27"><text:bookmark-start text:name="_Toc258841188"/><text:bookmark-start text:name="_Toc258925819"/><text:bookmark-start text:name="_Toc258926726"/><text:bookmark-start text:name="_Toc259025798"/><text:bookmark-start text:name="_Toc259176124"/><text:bookmark-start text:name="_Toc259179261"/><text:bookmark-start text:name="_Toc260740666"/><text:bookmark-start text:name="_Toc260910288"/><text:bookmark-start text:name="_Toc260998730"/><text:bookmark-start text:name="_Toc267049052"/><text:bookmark-start text:name="_Toc272325896"/><text:bookmark-start text:name="_Toc275156529"/><text:bookmark-start text:name="_Toc277173206"/><text:soft-page-break/>Analítica orientada a aspectos<text:bookmark-end text:name="_Toc258841188"/><text:bookmark-end text:name="_Toc258925819"/><text:bookmark-end text:name="_Toc258926726"/><text:bookmark-end text:name="_Toc259025798"/><text:bookmark-end text:name="_Toc259176124"/><text:bookmark-end text:name="_Toc259179261"/><text:bookmark-end text:name="_Toc260740666"/><text:bookmark-end text:name="_Toc260910288"/><text:bookmark-end text:name="_Toc260998730"/><text:bookmark-end text:name="_Toc267049052"/><text:bookmark-end text:name="_Toc272325896"/><text:bookmark-end text:name="_Toc275156529"/><text:bookmark-end text:name="_Toc277173206"/></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9 Imagen" text:anchor-type="as-char" svg:y="0in" svg:width="5.8854in" style:rel-width="scale" svg:height="4.7291in" style:rel-height="scale" draw:z-index="109"><draw:image xlink:href="Pictures/1000000000000235000001C6B799BDF0.png" xlink:type="simple" xlink:show="embed" xlink:actuate="onLoad"/><svg:desc> </svg:desc></draw:frame></text:span></text:span></text:p>
      <text:p text:style-name="Titulo_5f_tablas">Puntuación Media de Aspecto: Segmento Ayuntamiento de la capital</text:p>
      <table:table table:name="Table30" table:style-name="Table30">
        <table:table-column table:style-name="Table30.A"/>
        <table:table-column table:style-name="Table30.B"/>
        <table:table-row>
          <table:table-cell table:style-name="Table30.A1" office:value-type="string">
            <text:p text:style-name="Encabezado_20_tablas_20_resultados">Aspecto</text:p>
          </table:table-cell>
          <table:table-cell table:style-name="Table30.B1" office:value-type="string">
            <text:p text:style-name="Encabezado_20_tablas_20_resultados">Puntuación Media</text:p>
          </table:table-cell>
        </table:table-row>
        <table:table-row>
          <table:table-cell table:style-name="Table30.A2" office:value-type="string">
            <text:p text:style-name="Tabla_20_resultados_20_izquierda">General</text:p>
          </table:table-cell>
          <table:table-cell table:style-name="Table30.B2" office:value-type="string">
            <text:p text:style-name="Tabla_20_resultados_20_centrado">-65.t1.b2-</text:p>
          </table:table-cell>
        </table:table-row>
        <table:table-row>
          <table:table-cell table:style-name="Table30.A2" office:value-type="string">
            <text:p text:style-name="Tabla_20_resultados_20_izquierda">Presentación</text:p>
          </table:table-cell>
          <table:table-cell table:style-name="Table30.B2" office:value-type="string">
            <text:p text:style-name="Tabla_20_resultados_20_centrado">-65.t1.b3-</text:p>
          </table:table-cell>
        </table:table-row>
        <table:table-row>
          <table:table-cell table:style-name="Table30.A2" office:value-type="string">
            <text:p text:style-name="Tabla_20_resultados_20_izquierda">Estructura</text:p>
          </table:table-cell>
          <table:table-cell table:style-name="Table30.B2" office:value-type="string">
            <text:p text:style-name="Tabla_20_resultados_20_centrado">-65.t1.b4-</text:p>
          </table:table-cell>
        </table:table-row>
        <table:table-row>
          <table:table-cell table:style-name="Table30.A2" office:value-type="string">
            <text:p text:style-name="Tabla_20_resultados_20_izquierda">Navegación</text:p>
          </table:table-cell>
          <table:table-cell table:style-name="Table30.B2" office:value-type="string">
            <text:p text:style-name="Tabla_20_resultados_20_centrado">-65.t1.b5-</text:p>
          </table:table-cell>
        </table:table-row>
        <table:table-row>
          <table:table-cell table:style-name="Table30.A2" office:value-type="string">
            <text:p text:style-name="Tabla_20_resultados_20_izquierda">Alternativas</text:p>
          </table:table-cell>
          <table:table-cell table:style-name="Table30.B2" office:value-type="string">
            <text:p text:style-name="Tabla_20_resultados_20_centrado">-65.t1.b6-</text:p>
          </table:table-cell>
        </table:table-row>
      </table:table>
      <text:p text:style-name="P"/>
      <text:list xml:id="list164653700240268" text:continue-numbering="true" text:style-name="LFO3">
        <text:list-item>
          <text:p text:style-name="P18"><text:bookmark-start text:name="_Toc272325897"/><text:bookmark-start text:name="_Toc275156530"/><text:bookmark-start text:name="_Toc277173207"/><text:bookmark-start text:name="__RefHeading__11159_1302827227"/><text:bookmark-start text:name="_Toc258841189"/><text:bookmark-start text:name="_Toc258925820"/><text:bookmark-start text:name="_Toc258926727"/><text:bookmark-start text:name="_Toc259025799"/><text:bookmark-start text:name="_Toc259176125"/><text:bookmark-start text:name="_Toc259179262"/><text:bookmark-start text:name="_Toc260740667"/><text:bookmark-start text:name="_Toc260910289"/><text:bookmark-start text:name="_Toc260998731"/><text:bookmark-start text:name="_Toc267049053"/>Resultados Segmento: <text:bookmark-end text:name="_Toc258841189"/><text:bookmark-end text:name="_Toc258925820"/><text:bookmark-end text:name="_Toc258926727"/><text:bookmark-end text:name="_Toc259025799"/><text:bookmark-end text:name="_Toc259176125"/><text:bookmark-end text:name="_Toc259179262"/><text:bookmark-end text:name="_Toc260740667"/><text:bookmark-end text:name="_Toc260910289"/><text:bookmark-end text:name="_Toc260998731"/><text:bookmark-end text:name="_Toc267049053"/>Municipios más poblados<text:bookmark-end text:name="_Toc272325897"/><text:bookmark-end text:name="_Toc275156530"/><text:bookmark-end text:name="_Toc277173207"/><text:bookmark-end text:name="__RefHeading__11159_1302827227"/></text:p>
        </text:list-item>
      </text:list>
      <text:p text:style-name="P">Se presentan a continuación los resultados obtenidos por los portales pertenecientes al Segmento Municipios más poblados.</text:p>
      <text:list xml:id="list164655171886462" text:continue-numbering="true" text:style-name="LFO3">
        <text:list-item>
          <text:list>
            <text:list-item>
              <text:p text:style-name="P27"><text:bookmark-start text:name="_Toc258841190"/><text:bookmark-start text:name="_Toc258925821"/><text:bookmark-start text:name="_Toc258926728"/><text:bookmark-start text:name="_Toc259025800"/><text:bookmark-start text:name="_Toc259176126"/><text:bookmark-start text:name="_Toc259179263"/><text:bookmark-start text:name="_Toc260740668"/><text:bookmark-start text:name="_Toc260910290"/><text:bookmark-start text:name="_Toc260998732"/><text:bookmark-start text:name="_Toc267049054"/><text:bookmark-start text:name="_Toc272325898"/><text:bookmark-start text:name="_Toc275156531"/><text:bookmark-start text:name="_Toc277173208"/>Distribución del nivel de accesibilidad<text:bookmark-end text:name="_Toc258841190"/><text:bookmark-end text:name="_Toc258925821"/><text:bookmark-end text:name="_Toc258926728"/><text:bookmark-end text:name="_Toc259025800"/><text:bookmark-end text:name="_Toc259176126"/><text:bookmark-end text:name="_Toc259179263"/><text:bookmark-end text:name="_Toc260740668"/><text:bookmark-end text:name="_Toc260910290"/><text:bookmark-end text:name="_Toc260998732"/><text:bookmark-end text:name="_Toc267049054"/><text:bookmark-end text:name="_Toc272325898"/><text:bookmark-end text:name="_Toc275156531"/><text:bookmark-end text:name="_Toc277173208"/></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0 Imagen" text:anchor-type="as-char" svg:y="0in" svg:width="5.8854in" style:rel-width="scale" svg:height="4.7291in" style:rel-height="scale" draw:z-index="110"><draw:image xlink:href="Pictures/1000000000000235000001C6A1D837B2.png" xlink:type="simple" xlink:show="embed" xlink:actuate="onLoad"/><svg:desc> </svg:desc></draw:frame></text:span></text:span></text:p>
      <text:p text:style-name="Titulo_5f_tablas">Porcentaje de Adecuación: Segmento Municipios más poblados</text:p>
      <table:table table:name="Table31" table:style-name="Table31">
        <table:table-column table:style-name="Table31.A"/>
        <table:table-column table:style-name="Table31.B"/>
        <table:table-column table:style-name="Table31.C"/>
        <table:table-row>
          <table:table-cell table:style-name="Table31.A1" office:value-type="string">
            <text:p text:style-name="Encabezado_20_tablas_20_resultados">Nivel de Adecuación</text:p>
          </table:table-cell>
          <table:table-cell table:style-name="Table31.A1" office:value-type="string">
            <text:p text:style-name="Encabezado_20_tablas_20_resultados">Porcentaje de Portales</text:p>
          </table:table-cell>
          <table:table-cell table:style-name="Table31.A1" office:value-type="string">
            <text:p text:style-name="Encabezado_20_tablas_20_resultados">Número de Portales</text:p>
          </table:table-cell>
        </table:table-row>
        <table:table-row>
          <table:table-cell table:style-name="Table31.A2" office:value-type="string">
            <text:p text:style-name="Tabla_20_resultados_20_centrado">Prioridad 1 y 2</text:p>
          </table:table-cell>
          <table:table-cell table:style-name="Table31.B2" office:value-type="string">
            <text:p text:style-name="Tabla_20_resultados_20_centrado">-71.t1.b2-</text:p>
          </table:table-cell>
          <table:table-cell table:style-name="Table31.C2" office:value-type="string">
            <text:p text:style-name="Tabla_20_resultados_20_centrado">-71.t1.c2-</text:p>
          </table:table-cell>
        </table:table-row>
        <table:table-row>
          <table:table-cell table:style-name="Table31.A2" office:value-type="string">
            <text:p text:style-name="Tabla_20_resultados_20_centrado">Prioridad 1</text:p>
          </table:table-cell>
          <table:table-cell table:style-name="Table31.B3" office:value-type="string">
            <text:p text:style-name="Tabla_20_resultados_20_centrado">-71.t1.b3-</text:p>
          </table:table-cell>
          <table:table-cell table:style-name="Table31.C3" office:value-type="string">
            <text:p text:style-name="Tabla_20_resultados_20_centrado">-71.t1.c3-</text:p>
          </table:table-cell>
        </table:table-row>
        <table:table-row>
          <table:table-cell table:style-name="Table31.A2" office:value-type="string">
            <text:p text:style-name="Tabla_20_resultados_20_centrado">No Válido</text:p>
          </table:table-cell>
          <table:table-cell table:style-name="Table31.B4" office:value-type="string">
            <text:p text:style-name="Tabla_20_resultados_20_centrado">-71.t1.b4-</text:p>
          </table:table-cell>
          <table:table-cell table:style-name="Table31.C4" office:value-type="string">
            <text:p text:style-name="Tabla_20_resultados_20_centrado">-71.t1.c4-</text:p>
          </table:table-cell>
        </table:table-row>
      </table:table>
      <text:p text:style-name="P"/>
      <text:list xml:id="list164653754214896" text:continue-numbering="true" text:style-name="LFO3">
        <text:list-item>
          <text:list>
            <text:list-item>
              <text:p text:style-name="P30"><text:bookmark-start text:name="_Toc258841191"/><text:bookmark-start text:name="_Toc258925822"/><text:bookmark-start text:name="_Toc258926729"/><text:bookmark-start text:name="_Toc259025801"/><text:bookmark-start text:name="_Toc259176127"/><text:bookmark-start text:name="_Toc259179264"/><text:bookmark-start text:name="_Toc260740669"/><text:bookmark-start text:name="_Toc260910291"/><text:bookmark-start text:name="_Toc260998733"/><text:bookmark-start text:name="_Toc267049055"/><text:bookmark-start text:name="_Toc272325899"/><text:bookmark-start text:name="_Toc275156532"/><text:bookmark-start text:name="_Toc277173209"/>Distribución de puntuaciones<text:bookmark-end text:name="_Toc258841191"/><text:bookmark-end text:name="_Toc258925822"/><text:bookmark-end text:name="_Toc258926729"/><text:bookmark-end text:name="_Toc259025801"/><text:bookmark-end text:name="_Toc259176127"/><text:bookmark-end text:name="_Toc259179264"/><text:bookmark-end text:name="_Toc260740669"/><text:bookmark-end text:name="_Toc260910291"/><text:bookmark-end text:name="_Toc260998733"/><text:bookmark-end text:name="_Toc267049055"/><text:bookmark-end text:name="_Toc272325899"/><text:bookmark-end text:name="_Toc275156532"/><text:bookmark-end text:name="_Toc277173209"/></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Fuente_20_de_20_párrafo_20_predeter."><text:span text:style-name="T1"><draw:frame draw:style-name="fr2" draw:name="101 Imagen" text:anchor-type="as-char" svg:y="0in" svg:width="5.8854in" style:rel-width="scale" svg:height="4.7291in" style:rel-height="scale" draw:z-index="111"><draw:image xlink:href="Pictures/1000000000000235000001C668EF3FCA.png" xlink:type="simple" xlink:show="embed" xlink:actuate="onLoad"/><svg:desc> </svg:desc></draw:frame></text:span></text:span></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64653158723587" text:continue-numbering="true" text:style-name="LFO3">
        <text:list-item>
          <text:list>
            <text:list-item>
              <text:p text:style-name="P30"><text:bookmark-start text:name="_Toc258841192"/><text:bookmark-start text:name="_Toc258925823"/><text:bookmark-start text:name="_Toc258926730"/><text:bookmark-start text:name="_Toc259025802"/><text:bookmark-start text:name="_Toc259176128"/><text:bookmark-start text:name="_Toc259179265"/><text:bookmark-start text:name="_Toc260740670"/><text:bookmark-start text:name="_Toc260910292"/><text:bookmark-start text:name="_Toc260998734"/><text:bookmark-start text:name="_Toc267049056"/><text:bookmark-start text:name="_Toc272325900"/><text:bookmark-start text:name="_Toc275156533"/><text:bookmark-start text:name="_Toc277173210"/>Comparación de medias por verificación<text:bookmark-end text:name="_Toc258841192"/><text:bookmark-end text:name="_Toc258925823"/><text:bookmark-end text:name="_Toc258926730"/><text:bookmark-end text:name="_Toc259025802"/><text:bookmark-end text:name="_Toc259176128"/><text:bookmark-end text:name="_Toc259179265"/><text:bookmark-end text:name="_Toc260740670"/><text:bookmark-end text:name="_Toc260910292"/><text:bookmark-end text:name="_Toc260998734"/><text:bookmark-end text:name="_Toc267049056"/><text:bookmark-end text:name="_Toc272325900"/><text:bookmark-end text:name="_Toc275156533"/><text:bookmark-end text:name="_Toc277173210"/></text:p>
            </text:list-item>
          </text:list>
        </text:list-item>
      </text:list>
      <text:p text:style-name="P">Se presentan a continuación las puntuaciones medias obtenidas por los portales del <text:span text:style-name="Fuente_20_de_20_párrafo_20_predeter."><text:span text:style-name="T3">Segmento Municipios más poblados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64653168641011" text:continue-numbering="true" text:style-name="LFO3">
        <text:list-item>
          <text:list>
            <text:list-item>
              <text:list>
                <text:list-item>
                  <text:p text:style-name="P24"><text:bookmark-start text:name="_Toc258841193"/><text:bookmark-start text:name="_Toc258925824"/><text:bookmark-start text:name="_Toc258926731"/><text:bookmark-start text:name="_Toc259025803"/><text:bookmark-start text:name="_Toc259176129"/><text:bookmark-start text:name="_Toc259179266"/><text:bookmark-start text:name="_Toc260740671"/><text:bookmark-start text:name="_Toc260910293"/><text:bookmark-start text:name="_Toc260998735"/><text:bookmark-start text:name="_Toc267049057"/><text:bookmark-start text:name="_Toc272325901"/><text:bookmark-start text:name="_Toc275156534"/><text:bookmark-start text:name="_Toc277173211"/>Nivel de Análisis I<text:bookmark-end text:name="_Toc258841193"/><text:bookmark-end text:name="_Toc258925824"/><text:bookmark-end text:name="_Toc258926731"/><text:bookmark-end text:name="_Toc259025803"/><text:bookmark-end text:name="_Toc259176129"/><text:bookmark-end text:name="_Toc259179266"/><text:bookmark-end text:name="_Toc260740671"/><text:bookmark-end text:name="_Toc260910293"/><text:bookmark-end text:name="_Toc260998735"/><text:bookmark-end text:name="_Toc267049057"/><text:bookmark-end text:name="_Toc272325901"/><text:bookmark-end text:name="_Toc275156534"/><text:bookmark-end text:name="_Toc277173211"/></text:p>
                </text:list-item>
              </text:list>
            </text:list-item>
          </text:list>
        </text:list-item>
      </text:list>
      <text:p text:style-name="Figure"><text:span text:style-name="Fuente_20_de_20_párrafo_20_predeter."><text:span text:style-name="T1"><draw:frame draw:style-name="fr2" draw:name="102 Imagen" text:anchor-type="as-char" svg:y="0in" svg:width="5.8854in" style:rel-width="scale" svg:height="4.7291in" style:rel-height="scale" draw:z-index="112"><draw:image xlink:href="Pictures/1000000000000235000001C6D1881951.png" xlink:type="simple" xlink:show="embed" xlink:actuate="onLoad"/><svg:desc> </svg:desc></draw:frame></text:span></text:span></text:p>
      <text:p text:style-name="Titulo_5f_tablas">Puntuación Media de Verificación: Segmento Municipios más poblados. Nivel de Análisis I</text:p>
      <table:table table:name="Table32" table:style-name="Table32">
        <table:table-column table:style-name="Table32.A"/>
        <table:table-column table:style-name="Table32.B"/>
        <table:table-row>
          <table:table-cell table:style-name="Table32.A1" office:value-type="string">
            <text:p text:style-name="Encabezado_20_tablas_20_resultados">Punto de Verificación</text:p>
          </table:table-cell>
          <table:table-cell table:style-name="Table32.B1" office:value-type="string">
            <text:p text:style-name="Encabezado_20_tablas_20_resultados">Puntuación Media</text:p>
          </table:table-cell>
        </table:table-row>
        <table:table-row>
          <table:table-cell table:style-name="Table32.A2" office:value-type="string">
            <text:p text:style-name="Tabla_20_resultados_20_izquierda">1.1.1 Existencia de textos alternativos</text:p>
          </table:table-cell>
          <table:table-cell table:style-name="Table32.B2" office:value-type="string">
            <text:p text:style-name="Tabla_20_resultados_20_centrado">-731.t1.b2-</text:p>
          </table:table-cell>
        </table:table-row>
        <table:table-row>
          <table:table-cell table:style-name="Table32.A2" office:value-type="string">
            <text:p text:style-name="Tabla_20_resultados_20_izquierda">1.1.2 Navegación sin JavaScript</text:p>
          </table:table-cell>
          <table:table-cell table:style-name="Table32.B2" office:value-type="string">
            <text:p text:style-name="Tabla_20_resultados_20_centrado">-731.t1.b3-</text:p>
          </table:table-cell>
        </table:table-row>
        <table:table-row>
          <table:table-cell table:style-name="Table32.A2" office:value-type="string">
            <text:p text:style-name="Tabla_20_resultados_20_izquierda">1.1.3 Identificación y alternativas para marcos</text:p>
          </table:table-cell>
          <table:table-cell table:style-name="Table32.B2" office:value-type="string">
            <text:p text:style-name="Tabla_20_resultados_20_centrado">-731.t1.b4-</text:p>
          </table:table-cell>
        </table:table-row>
        <table:table-row>
          <table:table-cell table:style-name="Table32.A2" office:value-type="string">
            <text:p text:style-name="Tabla_20_resultados_20_izquierda">1.1.4 Enlaces descriptivos</text:p>
          </table:table-cell>
          <table:table-cell table:style-name="Table32.B2" office:value-type="string">
            <text:p text:style-name="Tabla_20_resultados_20_centrado">-731.t1.b5-</text:p>
          </table:table-cell>
        </table:table-row>
        <table:table-row>
          <table:table-cell table:style-name="Table32.A2" office:value-type="string">
            <text:p text:style-name="Tabla_20_resultados_20_izquierda">1.2.1 Código Válido (HTML y CSS)</text:p>
          </table:table-cell>
          <table:table-cell table:style-name="Table32.B2" office:value-type="string">
            <text:p text:style-name="Tabla_20_resultados_20_centrado">-731.t1.b6-</text:p>
          </table:table-cell>
        </table:table-row>
        <table:table-row>
          <table:table-cell table:style-name="Table32.A2" office:value-type="string">
            <text:p text:style-name="Tabla_20_resultados_20_izquierda">1.2.2 Redimensión de texto</text:p>
          </table:table-cell>
          <table:table-cell table:style-name="Table32.B2" office:value-type="string">
            <text:p text:style-name="Tabla_20_resultados_20_centrado">-731.t1.b7-</text:p>
          </table:table-cell>
        </table:table-row>
        <table:table-row>
          <table:table-cell table:style-name="Table32.A2" office:value-type="string">
            <text:p text:style-name="Tabla_20_resultados_20_izquierda">1.2.3 Uso encabezados</text:p>
          </table:table-cell>
          <table:table-cell table:style-name="Table32.B2" office:value-type="string">
            <text:p text:style-name="Tabla_20_resultados_20_centrado">-731.t1.b8-</text:p>
          </table:table-cell>
        </table:table-row>
        <table:table-row>
          <table:table-cell table:style-name="Table32.A2" office:value-type="string">
            <text:p text:style-name="Tabla_20_resultados_20_izquierda">1.2.4 Utilización de tecnologías actuales</text:p>
          </table:table-cell>
          <table:table-cell table:style-name="Table32.B2" office:value-type="string">
            <text:p text:style-name="Tabla_20_resultados_20_centrado">-731.t1.b9-</text:p>
          </table:table-cell>
        </table:table-row>
        <table:table-row>
          <table:table-cell table:style-name="Table32.A2" office:value-type="string">
            <text:p text:style-name="Tabla_20_resultados_20_izquierda">1.2.5 Asociación en formularios</text:p>
          </table:table-cell>
          <table:table-cell table:style-name="Table32.B2" office:value-type="string">
            <text:p text:style-name="Tabla_20_resultados_20_centrado">-731.t1.b10-</text:p>
          </table:table-cell>
        </table:table-row>
        <table:table-row>
          <table:table-cell table:style-name="Table32.A2" office:value-type="string">
            <text:p text:style-name="Tabla_20_resultados_20_izquierda">1.2.6 Sección Accesibilidad</text:p>
          </table:table-cell>
          <table:table-cell table:style-name="Table32.B2" office:value-type="string">
            <text:p text:style-name="Tabla_20_resultados_20_centrado">-731.t1.b11-</text:p>
          </table:table-cell>
        </table:table-row>
      </table:table>
      <text:list xml:id="list164654813640535" text:continue-numbering="true" text:style-name="LFO3">
        <text:list-item>
          <text:list>
            <text:list-item>
              <text:list>
                <text:list-item>
                  <text:p text:style-name="P24"><text:bookmark-start text:name="_Toc258841194"/><text:bookmark-start text:name="_Toc258925825"/><text:bookmark-start text:name="_Toc258926732"/><text:bookmark-start text:name="_Toc259025804"/><text:bookmark-start text:name="_Toc259176130"/><text:bookmark-start text:name="_Toc259179267"/><text:bookmark-start text:name="_Toc260740672"/><text:bookmark-start text:name="_Toc260910294"/><text:bookmark-start text:name="_Toc260998736"/><text:bookmark-start text:name="_Toc267049058"/><text:bookmark-start text:name="_Toc272325902"/><text:bookmark-start text:name="_Toc275156535"/><text:bookmark-start text:name="_Toc277173212"/>Nivel de Análisis II<text:bookmark-end text:name="_Toc258841194"/><text:bookmark-end text:name="_Toc258925825"/><text:bookmark-end text:name="_Toc258926732"/><text:bookmark-end text:name="_Toc259025804"/><text:bookmark-end text:name="_Toc259176130"/><text:bookmark-end text:name="_Toc259179267"/><text:bookmark-end text:name="_Toc260740672"/><text:bookmark-end text:name="_Toc260910294"/><text:bookmark-end text:name="_Toc260998736"/><text:bookmark-end text:name="_Toc267049058"/><text:bookmark-end text:name="_Toc272325902"/><text:bookmark-end text:name="_Toc275156535"/><text:bookmark-end text:name="_Toc277173212"/></text:p>
                </text:list-item>
              </text:list>
            </text:list-item>
          </text:list>
        </text:list-item>
      </text:list>
      <text:p text:style-name="Figure"><text:span text:style-name="Fuente_20_de_20_párrafo_20_predeter."><text:span text:style-name="T1"><draw:frame draw:style-name="fr2" draw:name="103 Imagen" text:anchor-type="as-char" svg:y="0in" svg:width="5.8854in" style:rel-width="scale" svg:height="4.7291in" style:rel-height="scale" draw:z-index="113"><draw:image xlink:href="Pictures/1000000000000235000001C6086F3401.png" xlink:type="simple" xlink:show="embed" xlink:actuate="onLoad"/><svg:desc> </svg:desc></draw:frame></text:span></text:span></text:p>
      <text:p text:style-name="Titulo_5f_tablas">Puntuación Media de Verificación: Segmento Municipios más poblados. Nivel de Análisis II</text:p>
      <table:table table:name="Table33" table:style-name="Table33">
        <table:table-column table:style-name="Table33.A"/>
        <table:table-column table:style-name="Table33.B"/>
        <table:table-row>
          <table:table-cell table:style-name="Table33.A1" office:value-type="string">
            <text:p text:style-name="Encabezado_20_tablas_20_resultados">Punto de Verificación</text:p>
          </table:table-cell>
          <table:table-cell table:style-name="Table33.B1" office:value-type="string">
            <text:p text:style-name="Encabezado_20_tablas_20_resultados">Puntuación Media</text:p>
          </table:table-cell>
        </table:table-row>
        <table:table-row>
          <table:table-cell table:style-name="Table33.A2" office:value-type="string">
            <text:p text:style-name="Tabla_20_resultados_20_izquierda">2.1.1 Tabla de datos con encabezados</text:p>
          </table:table-cell>
          <table:table-cell table:style-name="Table33.B2" office:value-type="string">
            <text:p text:style-name="Tabla_20_resultados_20_centrado">-732.t1.b2-</text:p>
          </table:table-cell>
        </table:table-row>
        <table:table-row>
          <table:table-cell table:style-name="Table33.A2" office:value-type="string">
            <text:p text:style-name="Tabla_20_resultados_20_izquierda">2.1.2 Identificación de idiomas</text:p>
          </table:table-cell>
          <table:table-cell table:style-name="Table33.B2" office:value-type="string">
            <text:p text:style-name="Tabla_20_resultados_20_centrado">-732.t1.b3-</text:p>
          </table:table-cell>
        </table:table-row>
        <table:table-row>
          <table:table-cell table:style-name="Table33.A2" office:value-type="string">
            <text:p text:style-name="Tabla_20_resultados_20_izquierda">2.1.3 Control del usuario</text:p>
          </table:table-cell>
          <table:table-cell table:style-name="Table33.B2" office:value-type="string">
            <text:p text:style-name="Tabla_20_resultados_20_centrado">-732.t1.b4-</text:p>
          </table:table-cell>
        </table:table-row>
        <table:table-row>
          <table:table-cell table:style-name="Table33.A2" office:value-type="string">
            <text:p text:style-name="Tabla_20_resultados_20_izquierda">2.1.4 Lenguaje claro y sencillo</text:p>
          </table:table-cell>
          <table:table-cell table:style-name="Table33.B2" office:value-type="string">
            <text:p text:style-name="Tabla_20_resultados_20_centrado">-732.t1.b5-</text:p>
          </table:table-cell>
        </table:table-row>
        <table:table-row>
          <table:table-cell table:style-name="Table33.A2" office:value-type="string">
            <text:p text:style-name="Tabla_20_resultados_20_izquierda">2.2.1 Uso de listas</text:p>
          </table:table-cell>
          <table:table-cell table:style-name="Table33.B2" office:value-type="string">
            <text:p text:style-name="Tabla_20_resultados_20_centrado">-732.t1.b6-</text:p>
          </table:table-cell>
        </table:table-row>
        <table:table-row>
          <table:table-cell table:style-name="Table33.A2" office:value-type="string">
            <text:p text:style-name="Tabla_20_resultados_20_izquierda">2.2.2 Separación de contenido y presentación</text:p>
          </table:table-cell>
          <table:table-cell table:style-name="Table33.B2" office:value-type="string">
            <text:p text:style-name="Tabla_20_resultados_20_centrado">-732.t1.b7-</text:p>
          </table:table-cell>
        </table:table-row>
        <table:table-row>
          <table:table-cell table:style-name="Table33.A2" office:value-type="string">
            <text:p text:style-name="Tabla_20_resultados_20_izquierda">2.2.3 Metadatos</text:p>
          </table:table-cell>
          <table:table-cell table:style-name="Table33.B2" office:value-type="string">
            <text:p text:style-name="Tabla_20_resultados_20_centrado">-732.t1.b8-</text:p>
          </table:table-cell>
        </table:table-row>
        <table:table-row>
          <table:table-cell table:style-name="Table33.A2" office:value-type="string">
            <text:p text:style-name="Tabla_20_resultados_20_izquierda">2.2.4 Navegación consistente</text:p>
          </table:table-cell>
          <table:table-cell table:style-name="Table33.B2" office:value-type="string">
            <text:p text:style-name="Tabla_20_resultados_20_centrado">-732.t1.b9-</text:p>
          </table:table-cell>
        </table:table-row>
        <table:table-row>
          <table:table-cell table:style-name="Table33.A2" office:value-type="string">
            <text:p text:style-name="Tabla_20_resultados_20_izquierda">2.2.5 Apertura de nuevas ventanas</text:p>
          </table:table-cell>
          <table:table-cell table:style-name="Table33.B2" office:value-type="string">
            <text:p text:style-name="Tabla_20_resultados_20_centrado">-732.t1.b10-</text:p>
          </table:table-cell>
        </table:table-row>
        <table:table-row>
          <table:table-cell table:style-name="Table33.A2" office:value-type="string">
            <text:p text:style-name="Tabla_20_resultados_20_izquierda">2.2.6 División de la información</text:p>
          </table:table-cell>
          <table:table-cell table:style-name="Table33.B2" office:value-type="string">
            <text:p text:style-name="Tabla_20_resultados_20_centrado">-732.t1.b11-</text:p>
          </table:table-cell>
        </table:table-row>
      </table:table>
      <text:list xml:id="list164654866463012" text:continue-numbering="true" text:style-name="LFO3">
        <text:list-item>
          <text:list>
            <text:list-item>
              <text:p text:style-name="P30"><text:bookmark-start text:name="_Toc258841195"/><text:bookmark-start text:name="_Toc258925826"/><text:bookmark-start text:name="_Toc258926733"/><text:bookmark-start text:name="_Toc259025805"/><text:bookmark-start text:name="_Toc259176131"/><text:bookmark-start text:name="_Toc259179268"/><text:bookmark-start text:name="_Toc260740673"/><text:bookmark-start text:name="_Toc260910295"/><text:bookmark-start text:name="_Toc260998737"/><text:bookmark-start text:name="_Toc267049059"/><text:bookmark-start text:name="_Toc272325903"/><text:bookmark-start text:name="_Toc275156536"/><text:bookmark-start text:name="_Toc277173213"/>Comparación de Modalidad por Verificación<text:bookmark-end text:name="_Toc258841195"/><text:bookmark-end text:name="_Toc258925826"/><text:bookmark-end text:name="_Toc258926733"/><text:bookmark-end text:name="_Toc259025805"/><text:bookmark-end text:name="_Toc259176131"/><text:bookmark-end text:name="_Toc259179268"/><text:bookmark-end text:name="_Toc260740673"/><text:bookmark-end text:name="_Toc260910295"/><text:bookmark-end text:name="_Toc260998737"/><text:bookmark-end text:name="_Toc267049059"/><text:bookmark-end text:name="_Toc272325903"/><text:bookmark-end text:name="_Toc275156536"/><text:bookmark-end text:name="_Toc277173213"/></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4654783302753" text:continue-numbering="true" text:style-name="LFO3">
        <text:list-item>
          <text:list>
            <text:list-item>
              <text:list>
                <text:list-item>
                  <text:p text:style-name="P24"><text:bookmark-start text:name="_Toc258841196"/><text:bookmark-start text:name="_Toc258925827"/><text:bookmark-start text:name="_Toc258926734"/><text:bookmark-start text:name="_Toc259025806"/><text:bookmark-start text:name="_Toc259176132"/><text:bookmark-start text:name="_Toc259179269"/><text:bookmark-start text:name="_Toc260740674"/><text:bookmark-start text:name="_Toc260910296"/><text:bookmark-start text:name="_Toc260998738"/><text:bookmark-start text:name="_Toc267049060"/><text:bookmark-start text:name="_Toc272325904"/><text:bookmark-start text:name="_Toc275156537"/><text:bookmark-start text:name="_Toc277173214"/>Nivel de Análisis I<text:bookmark-end text:name="_Toc258841196"/><text:bookmark-end text:name="_Toc258925827"/><text:bookmark-end text:name="_Toc258926734"/><text:bookmark-end text:name="_Toc259025806"/><text:bookmark-end text:name="_Toc259176132"/><text:bookmark-end text:name="_Toc259179269"/><text:bookmark-end text:name="_Toc260740674"/><text:bookmark-end text:name="_Toc260910296"/><text:bookmark-end text:name="_Toc260998738"/><text:bookmark-end text:name="_Toc267049060"/><text:bookmark-end text:name="_Toc272325904"/><text:bookmark-end text:name="_Toc275156537"/><text:bookmark-end text:name="_Toc277173214"/></text:p>
                </text:list-item>
              </text:list>
            </text:list-item>
          </text:list>
        </text:list-item>
      </text:list>
      <text:p text:style-name="Figure"><text:span text:style-name="Fuente_20_de_20_párrafo_20_predeter."><text:span text:style-name="T1"><draw:frame draw:style-name="fr2" draw:name="104 Imagen" text:anchor-type="as-char" svg:y="0in" svg:width="5.8854in" style:rel-width="scale" svg:height="4.7291in" style:rel-height="scale" draw:z-index="142"><draw:image xlink:href="Pictures/1000000000000235000001C6401DAA08.png" xlink:type="simple" xlink:show="embed" xlink:actuate="onLoad"/><svg:desc> </svg:desc></draw:frame></text:span></text:span></text:p>
      <text:p text:style-name="Titulo_5f_tablas">Comparación de Modalidad por Verificación: Segmento Municipios más poblados. Nivel de Análisis I</text:p>
      <table:table table:name="Table34" table:style-name="Table34">
        <table:table-column table:style-name="Table34.A"/>
        <table:table-column table:style-name="Table34.B"/>
        <table:table-column table:style-name="Table34.C"/>
        <table:table-row>
          <table:table-cell table:style-name="Table34.A1" office:value-type="string">
            <text:p text:style-name="Encabezado_20_tablas_20_resultados">Punto de Verificación</text:p>
          </table:table-cell>
          <table:table-cell table:style-name="Table34.B1" office:value-type="string">
            <text:p text:style-name="Encabezado_20_tablas_20_resultados">Porcentaje Pasa</text:p>
          </table:table-cell>
          <table:table-cell table:style-name="Table34.C1" office:value-type="string">
            <text:p text:style-name="Encabezado_20_tablas_20_resultados">Porcentaje Falla</text:p>
          </table:table-cell>
        </table:table-row>
        <table:table-row>
          <table:table-cell table:style-name="Table34.A2" office:value-type="string">
            <text:p text:style-name="Tabla_20_resultados_20_izquierda">1.1.1 Existencia de textos alternativos</text:p>
          </table:table-cell>
          <table:table-cell table:style-name="Table34.B2" office:value-type="string">
            <text:p text:style-name="Tabla_20_resultados_20_centrado">-741.t1.b2-</text:p>
          </table:table-cell>
          <table:table-cell table:style-name="Table34.C2" office:value-type="string">
            <text:p text:style-name="Tabla_20_resultados_20_centrado">-741.t1.c2-</text:p>
          </table:table-cell>
        </table:table-row>
        <table:table-row>
          <table:table-cell table:style-name="Table34.A2" office:value-type="string">
            <text:p text:style-name="Tabla_20_resultados_20_izquierda">1.1.2 Navegación sin JavaScript</text:p>
          </table:table-cell>
          <table:table-cell table:style-name="Table34.B3" office:value-type="string">
            <text:p text:style-name="Tabla_20_resultados_20_centrado">-741.t1.b3-</text:p>
          </table:table-cell>
          <table:table-cell table:style-name="Table34.C3" office:value-type="string">
            <text:p text:style-name="Tabla_20_resultados_20_centrado">-741.t1.c3-</text:p>
          </table:table-cell>
        </table:table-row>
        <table:table-row>
          <table:table-cell table:style-name="Table34.A2" office:value-type="string">
            <text:p text:style-name="Tabla_20_resultados_20_izquierda">1.1.3 Identificación y alternativas para marcos</text:p>
          </table:table-cell>
          <table:table-cell table:style-name="Table34.B4" office:value-type="string">
            <text:p text:style-name="Tabla_20_resultados_20_centrado">-741.t1.b4-</text:p>
          </table:table-cell>
          <table:table-cell table:style-name="Table34.C4" office:value-type="string">
            <text:p text:style-name="Tabla_20_resultados_20_centrado">-741.t1.c4-</text:p>
          </table:table-cell>
        </table:table-row>
        <table:table-row>
          <table:table-cell table:style-name="Table34.A2" office:value-type="string">
            <text:p text:style-name="Tabla_20_resultados_20_izquierda">1.1.4 Enlaces descriptivos</text:p>
          </table:table-cell>
          <table:table-cell table:style-name="Table34.B5" office:value-type="string">
            <text:p text:style-name="Tabla_20_resultados_20_centrado">-741.t1.b5-</text:p>
          </table:table-cell>
          <table:table-cell table:style-name="Table34.C5" office:value-type="string">
            <text:p text:style-name="Tabla_20_resultados_20_centrado">-741.t1.c5-</text:p>
          </table:table-cell>
        </table:table-row>
        <table:table-row>
          <table:table-cell table:style-name="Table34.A2" office:value-type="string">
            <text:p text:style-name="Tabla_20_resultados_20_izquierda">1.2.1 Código Válido (HTML y CSS)</text:p>
          </table:table-cell>
          <table:table-cell table:style-name="Table34.B6" office:value-type="string">
            <text:p text:style-name="Tabla_20_resultados_20_centrado">-741.t1.b6-</text:p>
          </table:table-cell>
          <table:table-cell table:style-name="Table34.C6" office:value-type="string">
            <text:p text:style-name="Tabla_20_resultados_20_centrado">-741.t1.c6-</text:p>
          </table:table-cell>
        </table:table-row>
        <table:table-row>
          <table:table-cell table:style-name="Table34.A2" office:value-type="string">
            <text:p text:style-name="Tabla_20_resultados_20_izquierda">1.2.2 Redimensión de texto</text:p>
          </table:table-cell>
          <table:table-cell table:style-name="Table34.B7" office:value-type="string">
            <text:p text:style-name="Tabla_20_resultados_20_centrado">-741.t1.b7-</text:p>
          </table:table-cell>
          <table:table-cell table:style-name="Table34.C7" office:value-type="string">
            <text:p text:style-name="Tabla_20_resultados_20_centrado">-741.t1.c7-</text:p>
          </table:table-cell>
        </table:table-row>
        <table:table-row>
          <table:table-cell table:style-name="Table34.A2" office:value-type="string">
            <text:p text:style-name="Tabla_20_resultados_20_izquierda">1.2.3 Uso encabezados</text:p>
          </table:table-cell>
          <table:table-cell table:style-name="Table34.B8" office:value-type="string">
            <text:p text:style-name="Tabla_20_resultados_20_centrado">-741.t1.b8-</text:p>
          </table:table-cell>
          <table:table-cell table:style-name="Table34.C8" office:value-type="string">
            <text:p text:style-name="Tabla_20_resultados_20_centrado">-741.t1.c8-</text:p>
          </table:table-cell>
        </table:table-row>
        <table:table-row>
          <table:table-cell table:style-name="Table34.A2" office:value-type="string">
            <text:p text:style-name="Tabla_20_resultados_20_izquierda">1.2.4 Utilización de tecnologías actuales</text:p>
          </table:table-cell>
          <table:table-cell table:style-name="Table34.B9" office:value-type="string">
            <text:p text:style-name="Tabla_20_resultados_20_centrado">-741.t1.b9-</text:p>
          </table:table-cell>
          <table:table-cell table:style-name="Table34.C9" office:value-type="string">
            <text:p text:style-name="Tabla_20_resultados_20_centrado">-741.t1.c9-</text:p>
          </table:table-cell>
        </table:table-row>
        <table:table-row>
          <table:table-cell table:style-name="Table34.A2" office:value-type="string">
            <text:p text:style-name="Tabla_20_resultados_20_izquierda">1.2.5 Asociación en formularios</text:p>
          </table:table-cell>
          <table:table-cell table:style-name="Table34.B10" office:value-type="string">
            <text:p text:style-name="Tabla_20_resultados_20_centrado">-741.t1.b10-</text:p>
          </table:table-cell>
          <table:table-cell table:style-name="Table34.C10" office:value-type="string">
            <text:p text:style-name="Tabla_20_resultados_20_centrado">-741.t1.c10-</text:p>
          </table:table-cell>
        </table:table-row>
        <table:table-row>
          <table:table-cell table:style-name="Table34.A2" office:value-type="string">
            <text:p text:style-name="Tabla_20_resultados_20_izquierda">1.2.6 Sección Accesibilidad</text:p>
          </table:table-cell>
          <table:table-cell table:style-name="Table34.B11" office:value-type="string">
            <text:p text:style-name="Tabla_20_resultados_20_centrado">-741.t1.b11-</text:p>
          </table:table-cell>
          <table:table-cell table:style-name="Table34.C11" office:value-type="string">
            <text:p text:style-name="Tabla_20_resultados_20_centrado">-741.t1.c11-</text:p>
          </table:table-cell>
        </table:table-row>
      </table:table>
      <text:list xml:id="list164655102014311" text:continue-numbering="true" text:style-name="LFO3">
        <text:list-item>
          <text:list>
            <text:list-item>
              <text:list>
                <text:list-item>
                  <text:p text:style-name="P22"><text:bookmark-start text:name="_Toc258841197"/><text:bookmark-start text:name="_Toc258925828"/><text:bookmark-start text:name="_Toc258926735"/><text:bookmark-start text:name="_Toc259025807"/><text:bookmark-start text:name="_Toc259176133"/><text:bookmark-start text:name="_Toc259179270"/><text:bookmark-start text:name="_Toc260740675"/><text:bookmark-start text:name="_Toc260910297"/><text:bookmark-start text:name="_Toc260998739"/><text:bookmark-start text:name="_Toc267049061"/><text:bookmark-start text:name="_Toc272325905"/><text:bookmark-start text:name="_Toc275156538"/><text:bookmark-start text:name="_Toc277173215"/><text:soft-page-break/>Nivel de Análisis II<text:bookmark-end text:name="_Toc258841197"/><text:bookmark-end text:name="_Toc258925828"/><text:bookmark-end text:name="_Toc258926735"/><text:bookmark-end text:name="_Toc259025807"/><text:bookmark-end text:name="_Toc259176133"/><text:bookmark-end text:name="_Toc259179270"/><text:bookmark-end text:name="_Toc260740675"/><text:bookmark-end text:name="_Toc260910297"/><text:bookmark-end text:name="_Toc260998739"/><text:bookmark-end text:name="_Toc267049061"/><text:bookmark-end text:name="_Toc272325905"/><text:bookmark-end text:name="_Toc275156538"/><text:bookmark-end text:name="_Toc277173215"/></text:p>
                </text:list-item>
              </text:list>
            </text:list-item>
          </text:list>
        </text:list-item>
      </text:list>
      <text:p text:style-name="Figure"><text:span text:style-name="Fuente_20_de_20_párrafo_20_predeter."><text:span text:style-name="T1"><draw:frame draw:style-name="fr2" draw:name="105 Imagen" text:anchor-type="as-char" svg:y="0in" svg:width="5.8854in" style:rel-width="scale" svg:height="4.7291in" style:rel-height="scale" draw:z-index="145"><draw:image xlink:href="Pictures/1000000000000235000001C6F420D10E.png" xlink:type="simple" xlink:show="embed" xlink:actuate="onLoad"/><svg:desc> </svg:desc></draw:frame></text:span></text:span></text:p>
      <text:p text:style-name="Titulo_5f_tablas">Comparación de Modalidad por Verificación: Segmento Municipios más poblados. Nivel de Análisis II</text:p>
      <table:table table:name="Table35" table:style-name="Table35">
        <table:table-column table:style-name="Table35.A"/>
        <table:table-column table:style-name="Table35.B"/>
        <table:table-column table:style-name="Table35.C"/>
        <table:table-row>
          <table:table-cell table:style-name="Table35.A1" office:value-type="string">
            <text:p text:style-name="Encabezado_20_tablas_20_resultados">Punto de Verificación</text:p>
          </table:table-cell>
          <table:table-cell table:style-name="Table35.B1" office:value-type="string">
            <text:p text:style-name="Encabezado_20_tablas_20_resultados">Porcentaje Pasa</text:p>
          </table:table-cell>
          <table:table-cell table:style-name="Table35.C1" office:value-type="string">
            <text:p text:style-name="Encabezado_20_tablas_20_resultados">Porcentaje Falla</text:p>
          </table:table-cell>
        </table:table-row>
        <table:table-row>
          <table:table-cell table:style-name="Table35.A2" office:value-type="string">
            <text:p text:style-name="Tabla_20_resultados_20_izquierda">2.1.1 Tabla de datos con encabezados</text:p>
          </table:table-cell>
          <table:table-cell table:style-name="Table35.B2" office:value-type="string">
            <text:p text:style-name="Tabla_20_resultados_20_centrado">-742.t1.b2-</text:p>
          </table:table-cell>
          <table:table-cell table:style-name="Table35.C2" office:value-type="string">
            <text:p text:style-name="Tabla_20_resultados_20_centrado">-742.t1.c2-</text:p>
          </table:table-cell>
        </table:table-row>
        <table:table-row>
          <table:table-cell table:style-name="Table35.A2" office:value-type="string">
            <text:p text:style-name="Tabla_20_resultados_20_izquierda">2.1.2 Identificación de idiomas</text:p>
          </table:table-cell>
          <table:table-cell table:style-name="Table35.B3" office:value-type="string">
            <text:p text:style-name="Tabla_20_resultados_20_centrado">-742.t1.b3-</text:p>
          </table:table-cell>
          <table:table-cell table:style-name="Table35.C3" office:value-type="string">
            <text:p text:style-name="Tabla_20_resultados_20_centrado">-742.t1.c3-</text:p>
          </table:table-cell>
        </table:table-row>
        <table:table-row>
          <table:table-cell table:style-name="Table35.A2" office:value-type="string">
            <text:p text:style-name="Tabla_20_resultados_20_izquierda">2.1.3 Control del usuario</text:p>
          </table:table-cell>
          <table:table-cell table:style-name="Table35.B4" office:value-type="string">
            <text:p text:style-name="Tabla_20_resultados_20_centrado">-742.t1.b4-</text:p>
          </table:table-cell>
          <table:table-cell table:style-name="Table35.C4" office:value-type="string">
            <text:p text:style-name="Tabla_20_resultados_20_centrado">-742.t1.c4-</text:p>
          </table:table-cell>
        </table:table-row>
        <table:table-row>
          <table:table-cell table:style-name="Table35.A2" office:value-type="string">
            <text:p text:style-name="Tabla_20_resultados_20_izquierda">2.1.4 Lenguaje claro y sencillo</text:p>
          </table:table-cell>
          <table:table-cell table:style-name="Table35.B5" office:value-type="string">
            <text:p text:style-name="Tabla_20_resultados_20_centrado">-742.t1.b5-</text:p>
          </table:table-cell>
          <table:table-cell table:style-name="Table35.C5" office:value-type="string">
            <text:p text:style-name="Tabla_20_resultados_20_centrado">-742.t1.c5-</text:p>
          </table:table-cell>
        </table:table-row>
        <table:table-row>
          <table:table-cell table:style-name="Table35.A2" office:value-type="string">
            <text:p text:style-name="Tabla_20_resultados_20_izquierda">2.2.1 Uso de listas</text:p>
          </table:table-cell>
          <table:table-cell table:style-name="Table35.B6" office:value-type="string">
            <text:p text:style-name="Tabla_20_resultados_20_centrado">-742.t1.b6-</text:p>
          </table:table-cell>
          <table:table-cell table:style-name="Table35.C6" office:value-type="string">
            <text:p text:style-name="Tabla_20_resultados_20_centrado">-742.t1.c6-</text:p>
          </table:table-cell>
        </table:table-row>
        <table:table-row>
          <table:table-cell table:style-name="Table35.A2" office:value-type="string">
            <text:p text:style-name="Tabla_20_resultados_20_izquierda">2.2.2 Separación de contenido y presentación</text:p>
          </table:table-cell>
          <table:table-cell table:style-name="Table35.B7" office:value-type="string">
            <text:p text:style-name="Tabla_20_resultados_20_centrado">-742.t1.b7-</text:p>
          </table:table-cell>
          <table:table-cell table:style-name="Table35.C7" office:value-type="string">
            <text:p text:style-name="Tabla_20_resultados_20_centrado">-742.t1.c7-</text:p>
          </table:table-cell>
        </table:table-row>
        <table:table-row>
          <table:table-cell table:style-name="Table35.A2" office:value-type="string">
            <text:p text:style-name="Tabla_20_resultados_20_izquierda">2.2.3 Metadatos</text:p>
          </table:table-cell>
          <table:table-cell table:style-name="Table35.B8" office:value-type="string">
            <text:p text:style-name="Tabla_20_resultados_20_centrado">-742.t1.b8-</text:p>
          </table:table-cell>
          <table:table-cell table:style-name="Table35.C8" office:value-type="string">
            <text:p text:style-name="Tabla_20_resultados_20_centrado">-742.t1.c8-</text:p>
          </table:table-cell>
        </table:table-row>
        <table:table-row>
          <table:table-cell table:style-name="Table35.A2" office:value-type="string">
            <text:p text:style-name="Tabla_20_resultados_20_izquierda">2.2.4 Navegación consistente</text:p>
          </table:table-cell>
          <table:table-cell table:style-name="Table35.B9" office:value-type="string">
            <text:p text:style-name="Tabla_20_resultados_20_centrado">-742.t1.b9-</text:p>
          </table:table-cell>
          <table:table-cell table:style-name="Table35.C9" office:value-type="string">
            <text:p text:style-name="Tabla_20_resultados_20_centrado">-742.t1.c9-</text:p>
          </table:table-cell>
        </table:table-row>
        <table:table-row>
          <table:table-cell table:style-name="Table35.A2" office:value-type="string">
            <text:p text:style-name="Tabla_20_resultados_20_izquierda">2.2.5 Apertura de nuevas ventanas</text:p>
          </table:table-cell>
          <table:table-cell table:style-name="Table35.B10" office:value-type="string">
            <text:p text:style-name="Tabla_20_resultados_20_centrado">-742.t1.b10-</text:p>
          </table:table-cell>
          <table:table-cell table:style-name="Table35.C10" office:value-type="string">
            <text:p text:style-name="Tabla_20_resultados_20_centrado">-742.t1.c10-</text:p>
          </table:table-cell>
        </table:table-row>
        <table:table-row>
          <table:table-cell table:style-name="Table35.A2" office:value-type="string">
            <text:p text:style-name="Tabla_20_resultados_20_izquierda">2.2.6 División de la información</text:p>
          </table:table-cell>
          <table:table-cell table:style-name="Table35.B11" office:value-type="string">
            <text:p text:style-name="Tabla_20_resultados_20_centrado">-742.t1.b11-</text:p>
          </table:table-cell>
          <table:table-cell table:style-name="Table35.C11" office:value-type="string">
            <text:p text:style-name="Tabla_20_resultados_20_centrado">-742.t1.c11-</text:p>
          </table:table-cell>
        </table:table-row>
      </table:table>
      <text:list xml:id="list164653366358346" text:continue-numbering="true" text:style-name="LFO3">
        <text:list-item>
          <text:list>
            <text:list-item>
              <text:p text:style-name="P27"><text:bookmark-start text:name="_Toc258841198"/><text:bookmark-start text:name="_Toc258925829"/><text:bookmark-start text:name="_Toc258926736"/><text:bookmark-start text:name="_Toc259025808"/><text:bookmark-start text:name="_Toc259176134"/><text:bookmark-start text:name="_Toc259179271"/><text:bookmark-start text:name="_Toc260740676"/><text:bookmark-start text:name="_Toc260910298"/><text:bookmark-start text:name="_Toc260998740"/><text:bookmark-start text:name="_Toc267049062"/><text:bookmark-start text:name="_Toc272325906"/><text:bookmark-start text:name="_Toc275156539"/><text:bookmark-start text:name="_Toc277173216"/><text:soft-page-break/>Analítica orientada a aspectos<text:bookmark-end text:name="_Toc258841198"/><text:bookmark-end text:name="_Toc258925829"/><text:bookmark-end text:name="_Toc258926736"/><text:bookmark-end text:name="_Toc259025808"/><text:bookmark-end text:name="_Toc259176134"/><text:bookmark-end text:name="_Toc259179271"/><text:bookmark-end text:name="_Toc260740676"/><text:bookmark-end text:name="_Toc260910298"/><text:bookmark-end text:name="_Toc260998740"/><text:bookmark-end text:name="_Toc267049062"/><text:bookmark-end text:name="_Toc272325906"/><text:bookmark-end text:name="_Toc275156539"/><text:bookmark-end text:name="_Toc277173216"/></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06 Imagen" text:anchor-type="as-char" svg:y="0in" svg:width="5.8854in" style:rel-width="scale" svg:height="4.7291in" style:rel-height="scale" draw:z-index="143"><draw:image xlink:href="Pictures/1000000000000235000001C644BBC654.png" xlink:type="simple" xlink:show="embed" xlink:actuate="onLoad"/><svg:desc> </svg:desc></draw:frame></text:span></text:span></text:p>
      <text:p text:style-name="Titulo_5f_tablas">Puntuación Media de Aspecto: Segmento Municipios más poblados</text:p>
      <table:table table:name="Table36" table:style-name="Table36">
        <table:table-column table:style-name="Table36.A"/>
        <table:table-column table:style-name="Table36.B"/>
        <table:table-row>
          <table:table-cell table:style-name="Table36.A1" office:value-type="string">
            <text:p text:style-name="Encabezado_20_tablas_20_resultados">Aspecto</text:p>
          </table:table-cell>
          <table:table-cell table:style-name="Table36.B1" office:value-type="string">
            <text:p text:style-name="Encabezado_20_tablas_20_resultados">Puntuación Media</text:p>
          </table:table-cell>
        </table:table-row>
        <table:table-row>
          <table:table-cell table:style-name="Table36.A2" office:value-type="string">
            <text:p text:style-name="Tabla_20_resultados_20_izquierda">General</text:p>
          </table:table-cell>
          <table:table-cell table:style-name="Table36.B2" office:value-type="string">
            <text:p text:style-name="Tabla_20_resultados_20_centrado">-75.t1.b2-</text:p>
          </table:table-cell>
        </table:table-row>
        <table:table-row>
          <table:table-cell table:style-name="Table36.A2" office:value-type="string">
            <text:p text:style-name="Tabla_20_resultados_20_izquierda">Presentación</text:p>
          </table:table-cell>
          <table:table-cell table:style-name="Table36.B2" office:value-type="string">
            <text:p text:style-name="Tabla_20_resultados_20_centrado">-75.t1.b3-</text:p>
          </table:table-cell>
        </table:table-row>
        <table:table-row>
          <table:table-cell table:style-name="Table36.A2" office:value-type="string">
            <text:p text:style-name="Tabla_20_resultados_20_izquierda">Estructura</text:p>
          </table:table-cell>
          <table:table-cell table:style-name="Table36.B2" office:value-type="string">
            <text:p text:style-name="Tabla_20_resultados_20_centrado">-75.t1.b4-</text:p>
          </table:table-cell>
        </table:table-row>
        <table:table-row>
          <table:table-cell table:style-name="Table36.A2" office:value-type="string">
            <text:p text:style-name="Tabla_20_resultados_20_izquierda">Navegación</text:p>
          </table:table-cell>
          <table:table-cell table:style-name="Table36.B2" office:value-type="string">
            <text:p text:style-name="Tabla_20_resultados_20_centrado">-75.t1.b5-</text:p>
          </table:table-cell>
        </table:table-row>
        <table:table-row>
          <table:table-cell table:style-name="Table36.A2" office:value-type="string">
            <text:p text:style-name="Tabla_20_resultados_20_izquierda">Alternativas</text:p>
          </table:table-cell>
          <table:table-cell table:style-name="Table36.B2" office:value-type="string">
            <text:p text:style-name="Tabla_20_resultados_20_centrado">-75.t1.b6-</text:p>
          </table:table-cell>
        </table:table-row>
      </table:table>
      <text:p text:style-name="P"/>
      <text:list xml:id="list164654505221928" text:continue-numbering="true" text:style-name="LFO3">
        <text:list-item>
          <text:p text:style-name="P18"><text:bookmark-start text:name="_Toc272325907"/><text:bookmark-start text:name="_Toc275156540"/><text:bookmark-start text:name="_Toc277173217"/><text:bookmark-start text:name="__RefHeading__11161_1302827227"/><text:bookmark-start text:name="_Toc258841199"/><text:bookmark-start text:name="_Toc258925830"/><text:bookmark-start text:name="_Toc258926737"/><text:bookmark-start text:name="_Toc259025809"/><text:bookmark-start text:name="_Toc259176135"/><text:bookmark-start text:name="_Toc259179272"/><text:bookmark-start text:name="_Toc260740677"/><text:bookmark-start text:name="_Toc260910299"/><text:bookmark-start text:name="_Toc260998741"/><text:bookmark-start text:name="_Toc267049063"/>Resultados Segmento: <text:bookmark-end text:name="_Toc258841199"/><text:bookmark-end text:name="_Toc258925830"/><text:bookmark-end text:name="_Toc258926737"/><text:bookmark-end text:name="_Toc259025809"/><text:bookmark-end text:name="_Toc259176135"/><text:bookmark-end text:name="_Toc259179272"/><text:bookmark-end text:name="_Toc260740677"/><text:bookmark-end text:name="_Toc260910299"/><text:bookmark-end text:name="_Toc260998741"/><text:bookmark-end text:name="_Toc267049063"/>Municipios 2000-5000 habit.<text:bookmark-end text:name="_Toc272325907"/><text:bookmark-end text:name="_Toc275156540"/><text:bookmark-end text:name="_Toc277173217"/><text:bookmark-end text:name="__RefHeading__11161_1302827227"/></text:p>
        </text:list-item>
      </text:list>
      <text:p text:style-name="P">Se presentan a continuación los resultados obtenidos por los portales pertenecientes al Segmento Municipios 2000-5000 habit.</text:p>
      <text:list xml:id="list164654062975394" text:continue-numbering="true" text:style-name="LFO3">
        <text:list-item>
          <text:list>
            <text:list-item>
              <text:p text:style-name="P27"><text:bookmark-start text:name="_Toc258841200"/><text:bookmark-start text:name="_Toc258925831"/><text:bookmark-start text:name="_Toc258926738"/><text:bookmark-start text:name="_Toc259025810"/><text:bookmark-start text:name="_Toc259176136"/><text:bookmark-start text:name="_Toc259179273"/><text:bookmark-start text:name="_Toc260740678"/><text:bookmark-start text:name="_Toc260910300"/><text:bookmark-start text:name="_Toc260998742"/><text:bookmark-start text:name="_Toc267049064"/><text:bookmark-start text:name="_Toc272325908"/><text:bookmark-start text:name="_Toc275156541"/><text:bookmark-start text:name="_Toc277173218"/>Distribución del nivel de accesibilidad<text:bookmark-end text:name="_Toc258841200"/><text:bookmark-end text:name="_Toc258925831"/><text:bookmark-end text:name="_Toc258926738"/><text:bookmark-end text:name="_Toc259025810"/><text:bookmark-end text:name="_Toc259176136"/><text:bookmark-end text:name="_Toc259179273"/><text:bookmark-end text:name="_Toc260740678"/><text:bookmark-end text:name="_Toc260910300"/><text:bookmark-end text:name="_Toc260998742"/><text:bookmark-end text:name="_Toc267049064"/><text:bookmark-end text:name="_Toc272325908"/><text:bookmark-end text:name="_Toc275156541"/><text:bookmark-end text:name="_Toc277173218"/></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7 Imagen" text:anchor-type="as-char" svg:y="0in" svg:width="5.8854in" style:rel-width="scale" svg:height="4.7291in" style:rel-height="scale" draw:z-index="144"><draw:image xlink:href="Pictures/1000000000000235000001C6F142FFBD.png" xlink:type="simple" xlink:show="embed" xlink:actuate="onLoad"/><svg:desc> </svg:desc></draw:frame></text:span></text:span></text:p>
      <text:p text:style-name="Titulo_5f_tablas">Porcentaje de Adecuación: Segmento Municipios 2000-5000 habit.</text:p>
      <table:table table:name="Table37" table:style-name="Table37">
        <table:table-column table:style-name="Table37.A"/>
        <table:table-column table:style-name="Table37.B"/>
        <table:table-column table:style-name="Table37.C"/>
        <table:table-row>
          <table:table-cell table:style-name="Table37.A1" office:value-type="string">
            <text:p text:style-name="Encabezado_20_tablas_20_resultados">Nivel de Adecuación</text:p>
          </table:table-cell>
          <table:table-cell table:style-name="Table37.A1" office:value-type="string">
            <text:p text:style-name="Encabezado_20_tablas_20_resultados">Porcentaje de Portales</text:p>
          </table:table-cell>
          <table:table-cell table:style-name="Table37.A1" office:value-type="string">
            <text:p text:style-name="Encabezado_20_tablas_20_resultados">Número de Portales</text:p>
          </table:table-cell>
        </table:table-row>
        <table:table-row>
          <table:table-cell table:style-name="Table37.A2" office:value-type="string">
            <text:p text:style-name="Tabla_20_resultados_20_centrado">Prioridad 1 y 2</text:p>
          </table:table-cell>
          <table:table-cell table:style-name="Table37.B2" office:value-type="string">
            <text:p text:style-name="Tabla_20_resultados_20_centrado">-81.t1.b2-</text:p>
          </table:table-cell>
          <table:table-cell table:style-name="Table37.C2" office:value-type="string">
            <text:p text:style-name="Tabla_20_resultados_20_centrado">-81.t1.c2-</text:p>
          </table:table-cell>
        </table:table-row>
        <table:table-row>
          <table:table-cell table:style-name="Table37.A2" office:value-type="string">
            <text:p text:style-name="Tabla_20_resultados_20_centrado">Prioridad 1</text:p>
          </table:table-cell>
          <table:table-cell table:style-name="Table37.B3" office:value-type="string">
            <text:p text:style-name="Tabla_20_resultados_20_centrado">-81.t1.b3-</text:p>
          </table:table-cell>
          <table:table-cell table:style-name="Table37.C3" office:value-type="string">
            <text:p text:style-name="Tabla_20_resultados_20_centrado">-81.t1.c3-</text:p>
          </table:table-cell>
        </table:table-row>
        <table:table-row>
          <table:table-cell table:style-name="Table37.A2" office:value-type="string">
            <text:p text:style-name="Tabla_20_resultados_20_centrado">No Válido</text:p>
          </table:table-cell>
          <table:table-cell table:style-name="Table37.B4" office:value-type="string">
            <text:p text:style-name="Tabla_20_resultados_20_centrado">-81.t1.b4-</text:p>
          </table:table-cell>
          <table:table-cell table:style-name="Table37.C4" office:value-type="string">
            <text:p text:style-name="Tabla_20_resultados_20_centrado">-81.t1.c4-</text:p>
          </table:table-cell>
        </table:table-row>
      </table:table>
      <text:p text:style-name="P"/>
      <text:list xml:id="list164654269867635" text:continue-numbering="true" text:style-name="LFO3">
        <text:list-item>
          <text:list>
            <text:list-item>
              <text:p text:style-name="P30"><text:bookmark-start text:name="_Toc258841201"/><text:bookmark-start text:name="_Toc258925832"/><text:bookmark-start text:name="_Toc258926739"/><text:bookmark-start text:name="_Toc259025811"/><text:bookmark-start text:name="_Toc259176137"/><text:bookmark-start text:name="_Toc259179274"/><text:bookmark-start text:name="_Toc260740679"/><text:bookmark-start text:name="_Toc260910301"/><text:bookmark-start text:name="_Toc260998743"/><text:bookmark-start text:name="_Toc267049065"/><text:bookmark-start text:name="_Toc272325909"/><text:bookmark-start text:name="_Toc275156542"/><text:bookmark-start text:name="_Toc277173219"/>Distribución de puntuaciones<text:bookmark-end text:name="_Toc258841201"/><text:bookmark-end text:name="_Toc258925832"/><text:bookmark-end text:name="_Toc258926739"/><text:bookmark-end text:name="_Toc259025811"/><text:bookmark-end text:name="_Toc259176137"/><text:bookmark-end text:name="_Toc259179274"/><text:bookmark-end text:name="_Toc260740679"/><text:bookmark-end text:name="_Toc260910301"/><text:bookmark-end text:name="_Toc260998743"/><text:bookmark-end text:name="_Toc267049065"/><text:bookmark-end text:name="_Toc272325909"/><text:bookmark-end text:name="_Toc275156542"/><text:bookmark-end text:name="_Toc277173219"/></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Fuente_20_de_20_párrafo_20_predeter."><text:span text:style-name="T1"><draw:frame draw:style-name="fr2" draw:name="109 Imagen" text:anchor-type="as-char" svg:y="0in" svg:width="5.8854in" style:rel-width="scale" svg:height="4.7291in" style:rel-height="scale" draw:z-index="118"><draw:image xlink:href="Pictures/1000000000000235000001C6F41A2715.png" xlink:type="simple" xlink:show="embed" xlink:actuate="onLoad"/><svg:desc> </svg:desc></draw:frame></text:span></text:span></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64654595606775" text:continue-numbering="true" text:style-name="LFO3">
        <text:list-item>
          <text:list>
            <text:list-item>
              <text:p text:style-name="P30"><text:bookmark-start text:name="_Toc258841202"/><text:bookmark-start text:name="_Toc258925833"/><text:bookmark-start text:name="_Toc258926740"/><text:bookmark-start text:name="_Toc259025812"/><text:bookmark-start text:name="_Toc259176138"/><text:bookmark-start text:name="_Toc259179275"/><text:bookmark-start text:name="_Toc260740680"/><text:bookmark-start text:name="_Toc260910302"/><text:bookmark-start text:name="_Toc260998744"/><text:bookmark-start text:name="_Toc267049066"/><text:bookmark-start text:name="_Toc272325910"/><text:bookmark-start text:name="_Toc275156543"/><text:bookmark-start text:name="_Toc277173220"/>Comparación de medias por verificación<text:bookmark-end text:name="_Toc258841202"/><text:bookmark-end text:name="_Toc258925833"/><text:bookmark-end text:name="_Toc258926740"/><text:bookmark-end text:name="_Toc259025812"/><text:bookmark-end text:name="_Toc259176138"/><text:bookmark-end text:name="_Toc259179275"/><text:bookmark-end text:name="_Toc260740680"/><text:bookmark-end text:name="_Toc260910302"/><text:bookmark-end text:name="_Toc260998744"/><text:bookmark-end text:name="_Toc267049066"/><text:bookmark-end text:name="_Toc272325910"/><text:bookmark-end text:name="_Toc275156543"/><text:bookmark-end text:name="_Toc277173220"/></text:p>
            </text:list-item>
          </text:list>
        </text:list-item>
      </text:list>
      <text:p text:style-name="P">Se presentan a continuación las puntuaciones medias obtenidas por los portales del <text:span text:style-name="Fuente_20_de_20_párrafo_20_predeter."><text:span text:style-name="T3">Segmento Municipios 2000-5000 habit.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64654325531964" text:continue-numbering="true" text:style-name="LFO3">
        <text:list-item>
          <text:list>
            <text:list-item>
              <text:list>
                <text:list-item>
                  <text:p text:style-name="P24"><text:bookmark-start text:name="_Toc258841203"/><text:bookmark-start text:name="_Toc258925834"/><text:bookmark-start text:name="_Toc258926741"/><text:bookmark-start text:name="_Toc259025813"/><text:bookmark-start text:name="_Toc259176139"/><text:bookmark-start text:name="_Toc259179276"/><text:bookmark-start text:name="_Toc260740681"/><text:bookmark-start text:name="_Toc260910303"/><text:bookmark-start text:name="_Toc260998745"/><text:bookmark-start text:name="_Toc267049067"/><text:bookmark-start text:name="_Toc272325911"/><text:bookmark-start text:name="_Toc275156544"/><text:bookmark-start text:name="_Toc277173221"/>Nivel de Análisis I<text:bookmark-end text:name="_Toc258841203"/><text:bookmark-end text:name="_Toc258925834"/><text:bookmark-end text:name="_Toc258926741"/><text:bookmark-end text:name="_Toc259025813"/><text:bookmark-end text:name="_Toc259176139"/><text:bookmark-end text:name="_Toc259179276"/><text:bookmark-end text:name="_Toc260740681"/><text:bookmark-end text:name="_Toc260910303"/><text:bookmark-end text:name="_Toc260998745"/><text:bookmark-end text:name="_Toc267049067"/><text:bookmark-end text:name="_Toc272325911"/><text:bookmark-end text:name="_Toc275156544"/><text:bookmark-end text:name="_Toc277173221"/></text:p>
                </text:list-item>
              </text:list>
            </text:list-item>
          </text:list>
        </text:list-item>
      </text:list>
      <text:p text:style-name="Figure"><text:span text:style-name="Fuente_20_de_20_párrafo_20_predeter."><text:span text:style-name="T1"><draw:frame draw:style-name="fr2" draw:name="110 Imagen" text:anchor-type="as-char" svg:y="0in" svg:width="5.8854in" style:rel-width="scale" svg:height="4.7291in" style:rel-height="scale" draw:z-index="119"><draw:image xlink:href="Pictures/1000000000000235000001C6F3AA3253.png" xlink:type="simple" xlink:show="embed" xlink:actuate="onLoad"/><svg:desc> </svg:desc></draw:frame></text:span></text:span></text:p>
      <text:p text:style-name="Titulo_5f_tablas">Puntuación Media de Verificación: Segmento Municipios 2000-5000 habit. Nivel de Análisis I</text:p>
      <table:table table:name="Table38" table:style-name="Table38">
        <table:table-column table:style-name="Table38.A"/>
        <table:table-column table:style-name="Table38.B"/>
        <table:table-row>
          <table:table-cell table:style-name="Table38.A1" office:value-type="string">
            <text:p text:style-name="Encabezado_20_tablas_20_resultados">Punto de Verificación</text:p>
          </table:table-cell>
          <table:table-cell table:style-name="Table38.B1" office:value-type="string">
            <text:p text:style-name="Encabezado_20_tablas_20_resultados">Puntuación Media</text:p>
          </table:table-cell>
        </table:table-row>
        <table:table-row>
          <table:table-cell table:style-name="Table38.A2" office:value-type="string">
            <text:p text:style-name="Tabla_20_resultados_20_izquierda">1.1.1 Existencia de textos alternativos</text:p>
          </table:table-cell>
          <table:table-cell table:style-name="Table38.B2" office:value-type="string">
            <text:p text:style-name="Tabla_20_resultados_20_centrado">-831.t1.b2-</text:p>
          </table:table-cell>
        </table:table-row>
        <table:table-row>
          <table:table-cell table:style-name="Table38.A2" office:value-type="string">
            <text:p text:style-name="Tabla_20_resultados_20_izquierda">1.1.2 Navegación sin JavaScript</text:p>
          </table:table-cell>
          <table:table-cell table:style-name="Table38.B2" office:value-type="string">
            <text:p text:style-name="Tabla_20_resultados_20_centrado">-831.t1.b3-</text:p>
          </table:table-cell>
        </table:table-row>
        <table:table-row>
          <table:table-cell table:style-name="Table38.A2" office:value-type="string">
            <text:p text:style-name="Tabla_20_resultados_20_izquierda">1.1.3 Identificación y alternativas para marcos</text:p>
          </table:table-cell>
          <table:table-cell table:style-name="Table38.B2" office:value-type="string">
            <text:p text:style-name="Tabla_20_resultados_20_centrado">-831.t1.b4-</text:p>
          </table:table-cell>
        </table:table-row>
        <table:table-row>
          <table:table-cell table:style-name="Table38.A2" office:value-type="string">
            <text:p text:style-name="Tabla_20_resultados_20_izquierda">1.1.4 Enlaces descriptivos</text:p>
          </table:table-cell>
          <table:table-cell table:style-name="Table38.B2" office:value-type="string">
            <text:p text:style-name="Tabla_20_resultados_20_centrado">-831.t1.b5-</text:p>
          </table:table-cell>
        </table:table-row>
        <table:table-row>
          <table:table-cell table:style-name="Table38.A2" office:value-type="string">
            <text:p text:style-name="Tabla_20_resultados_20_izquierda">1.2.1 Código Válido (HTML y CSS)</text:p>
          </table:table-cell>
          <table:table-cell table:style-name="Table38.B2" office:value-type="string">
            <text:p text:style-name="Tabla_20_resultados_20_centrado">-831.t1.b6-</text:p>
          </table:table-cell>
        </table:table-row>
        <table:table-row>
          <table:table-cell table:style-name="Table38.A2" office:value-type="string">
            <text:p text:style-name="Tabla_20_resultados_20_izquierda">1.2.2 Redimensión de texto</text:p>
          </table:table-cell>
          <table:table-cell table:style-name="Table38.B2" office:value-type="string">
            <text:p text:style-name="Tabla_20_resultados_20_centrado">-831.t1.b7-</text:p>
          </table:table-cell>
        </table:table-row>
        <table:table-row>
          <table:table-cell table:style-name="Table38.A2" office:value-type="string">
            <text:p text:style-name="Tabla_20_resultados_20_izquierda">1.2.3 Uso encabezados</text:p>
          </table:table-cell>
          <table:table-cell table:style-name="Table38.B2" office:value-type="string">
            <text:p text:style-name="Tabla_20_resultados_20_centrado">-831.t1.b8-</text:p>
          </table:table-cell>
        </table:table-row>
        <table:table-row>
          <table:table-cell table:style-name="Table38.A2" office:value-type="string">
            <text:p text:style-name="Tabla_20_resultados_20_izquierda">1.2.4 Utilización de tecnologías actuales</text:p>
          </table:table-cell>
          <table:table-cell table:style-name="Table38.B2" office:value-type="string">
            <text:p text:style-name="Tabla_20_resultados_20_centrado">-831.t1.b9-</text:p>
          </table:table-cell>
        </table:table-row>
        <table:table-row>
          <table:table-cell table:style-name="Table38.A2" office:value-type="string">
            <text:p text:style-name="Tabla_20_resultados_20_izquierda">1.2.5 Asociación en formularios</text:p>
          </table:table-cell>
          <table:table-cell table:style-name="Table38.B2" office:value-type="string">
            <text:p text:style-name="Tabla_20_resultados_20_centrado">-831.t1.b10-</text:p>
          </table:table-cell>
        </table:table-row>
        <table:table-row>
          <table:table-cell table:style-name="Table38.A2" office:value-type="string">
            <text:p text:style-name="Tabla_20_resultados_20_izquierda">1.2.6 Sección Accesibilidad</text:p>
          </table:table-cell>
          <table:table-cell table:style-name="Table38.B2" office:value-type="string">
            <text:p text:style-name="Tabla_20_resultados_20_centrado">-831.t1.b11-</text:p>
          </table:table-cell>
        </table:table-row>
      </table:table>
      <text:list xml:id="list164655379511387" text:continue-numbering="true" text:style-name="LFO3">
        <text:list-item>
          <text:list>
            <text:list-item>
              <text:list>
                <text:list-item>
                  <text:p text:style-name="P24"><text:bookmark-start text:name="_Toc258841204"/><text:bookmark-start text:name="_Toc258925835"/><text:bookmark-start text:name="_Toc258926742"/><text:bookmark-start text:name="_Toc259025814"/><text:bookmark-start text:name="_Toc259176140"/><text:bookmark-start text:name="_Toc259179277"/><text:bookmark-start text:name="_Toc260740682"/><text:bookmark-start text:name="_Toc260910304"/><text:bookmark-start text:name="_Toc260998746"/><text:bookmark-start text:name="_Toc267049068"/><text:bookmark-start text:name="_Toc272325912"/><text:bookmark-start text:name="_Toc275156545"/><text:bookmark-start text:name="_Toc277173222"/>Nivel de Análisis II<text:bookmark-end text:name="_Toc258841204"/><text:bookmark-end text:name="_Toc258925835"/><text:bookmark-end text:name="_Toc258926742"/><text:bookmark-end text:name="_Toc259025814"/><text:bookmark-end text:name="_Toc259176140"/><text:bookmark-end text:name="_Toc259179277"/><text:bookmark-end text:name="_Toc260740682"/><text:bookmark-end text:name="_Toc260910304"/><text:bookmark-end text:name="_Toc260998746"/><text:bookmark-end text:name="_Toc267049068"/><text:bookmark-end text:name="_Toc272325912"/><text:bookmark-end text:name="_Toc275156545"/><text:bookmark-end text:name="_Toc277173222"/></text:p>
                </text:list-item>
              </text:list>
            </text:list-item>
          </text:list>
        </text:list-item>
      </text:list>
      <text:p text:style-name="Figure"><text:span text:style-name="Fuente_20_de_20_párrafo_20_predeter."><text:span text:style-name="T1"><draw:frame draw:style-name="fr2" draw:name="111 Imagen" text:anchor-type="as-char" svg:y="0in" svg:width="5.8854in" style:rel-width="scale" svg:height="4.7291in" style:rel-height="scale" draw:z-index="120"><draw:image xlink:href="Pictures/1000000000000235000001C69EF5997C.png" xlink:type="simple" xlink:show="embed" xlink:actuate="onLoad"/><svg:desc> </svg:desc></draw:frame></text:span></text:span></text:p>
      <text:p text:style-name="Titulo_5f_tablas">Puntuación Media de Verificación: Segmento Municipios 2000-5000 habit. Nivel de Análisis II</text:p>
      <table:table table:name="Table39" table:style-name="Table39">
        <table:table-column table:style-name="Table39.A"/>
        <table:table-column table:style-name="Table39.B"/>
        <table:table-row>
          <table:table-cell table:style-name="Table39.A1" office:value-type="string">
            <text:p text:style-name="Encabezado_20_tablas_20_resultados">Punto de Verificación</text:p>
          </table:table-cell>
          <table:table-cell table:style-name="Table39.B1" office:value-type="string">
            <text:p text:style-name="Encabezado_20_tablas_20_resultados">Puntuación Media</text:p>
          </table:table-cell>
        </table:table-row>
        <table:table-row>
          <table:table-cell table:style-name="Table39.A2" office:value-type="string">
            <text:p text:style-name="Tabla_20_resultados_20_izquierda">2.1.1 Tabla de datos con encabezados</text:p>
          </table:table-cell>
          <table:table-cell table:style-name="Table39.B2" office:value-type="string">
            <text:p text:style-name="Tabla_20_resultados_20_centrado">-832.t1.b2-</text:p>
          </table:table-cell>
        </table:table-row>
        <table:table-row>
          <table:table-cell table:style-name="Table39.A2" office:value-type="string">
            <text:p text:style-name="Tabla_20_resultados_20_izquierda">2.1.2 Identificación de idiomas</text:p>
          </table:table-cell>
          <table:table-cell table:style-name="Table39.B2" office:value-type="string">
            <text:p text:style-name="Tabla_20_resultados_20_centrado">-832.t1.b3-</text:p>
          </table:table-cell>
        </table:table-row>
        <table:table-row>
          <table:table-cell table:style-name="Table39.A2" office:value-type="string">
            <text:p text:style-name="Tabla_20_resultados_20_izquierda">2.1.3 Control del usuario</text:p>
          </table:table-cell>
          <table:table-cell table:style-name="Table39.B2" office:value-type="string">
            <text:p text:style-name="Tabla_20_resultados_20_centrado">-832.t1.b4-</text:p>
          </table:table-cell>
        </table:table-row>
        <table:table-row>
          <table:table-cell table:style-name="Table39.A2" office:value-type="string">
            <text:p text:style-name="Tabla_20_resultados_20_izquierda">2.1.4 Lenguaje claro y sencillo</text:p>
          </table:table-cell>
          <table:table-cell table:style-name="Table39.B2" office:value-type="string">
            <text:p text:style-name="Tabla_20_resultados_20_centrado">-832.t1.b5-</text:p>
          </table:table-cell>
        </table:table-row>
        <table:table-row>
          <table:table-cell table:style-name="Table39.A2" office:value-type="string">
            <text:p text:style-name="Tabla_20_resultados_20_izquierda">2.2.1 Uso de listas</text:p>
          </table:table-cell>
          <table:table-cell table:style-name="Table39.B2" office:value-type="string">
            <text:p text:style-name="Tabla_20_resultados_20_centrado">-832.t1.b6-</text:p>
          </table:table-cell>
        </table:table-row>
        <table:table-row>
          <table:table-cell table:style-name="Table39.A2" office:value-type="string">
            <text:p text:style-name="Tabla_20_resultados_20_izquierda">2.2.2 Separación de contenido y presentación</text:p>
          </table:table-cell>
          <table:table-cell table:style-name="Table39.B2" office:value-type="string">
            <text:p text:style-name="Tabla_20_resultados_20_centrado">-832.t1.b7-</text:p>
          </table:table-cell>
        </table:table-row>
        <table:table-row>
          <table:table-cell table:style-name="Table39.A2" office:value-type="string">
            <text:p text:style-name="Tabla_20_resultados_20_izquierda">2.2.3 Metadatos</text:p>
          </table:table-cell>
          <table:table-cell table:style-name="Table39.B2" office:value-type="string">
            <text:p text:style-name="Tabla_20_resultados_20_centrado">-832.t1.b8-</text:p>
          </table:table-cell>
        </table:table-row>
        <table:table-row>
          <table:table-cell table:style-name="Table39.A2" office:value-type="string">
            <text:p text:style-name="Tabla_20_resultados_20_izquierda">2.2.4 Navegación consistente</text:p>
          </table:table-cell>
          <table:table-cell table:style-name="Table39.B2" office:value-type="string">
            <text:p text:style-name="Tabla_20_resultados_20_centrado">-832.t1.b9-</text:p>
          </table:table-cell>
        </table:table-row>
        <table:table-row>
          <table:table-cell table:style-name="Table39.A2" office:value-type="string">
            <text:p text:style-name="Tabla_20_resultados_20_izquierda">2.2.5 Apertura de nuevas ventanas</text:p>
          </table:table-cell>
          <table:table-cell table:style-name="Table39.B2" office:value-type="string">
            <text:p text:style-name="Tabla_20_resultados_20_centrado">-832.t1.b10-</text:p>
          </table:table-cell>
        </table:table-row>
        <table:table-row>
          <table:table-cell table:style-name="Table39.A2" office:value-type="string">
            <text:p text:style-name="Tabla_20_resultados_20_izquierda">2.2.6 División de la información</text:p>
          </table:table-cell>
          <table:table-cell table:style-name="Table39.B2" office:value-type="string">
            <text:p text:style-name="Tabla_20_resultados_20_centrado">-832.t1.b11-</text:p>
          </table:table-cell>
        </table:table-row>
      </table:table>
      <text:list xml:id="list164653673369561" text:continue-numbering="true" text:style-name="LFO3">
        <text:list-item>
          <text:list>
            <text:list-item>
              <text:p text:style-name="P30"><text:bookmark-start text:name="_Toc258841205"/><text:bookmark-start text:name="_Toc258925836"/><text:bookmark-start text:name="_Toc258926743"/><text:bookmark-start text:name="_Toc259025815"/><text:bookmark-start text:name="_Toc259176141"/><text:bookmark-start text:name="_Toc259179278"/><text:bookmark-start text:name="_Toc260740683"/><text:bookmark-start text:name="_Toc260910305"/><text:bookmark-start text:name="_Toc260998747"/><text:bookmark-start text:name="_Toc267049069"/><text:bookmark-start text:name="_Toc272325913"/><text:bookmark-start text:name="_Toc275156546"/><text:bookmark-start text:name="_Toc277173223"/>Comparación de Modalidad por Verificación<text:bookmark-end text:name="_Toc258841205"/><text:bookmark-end text:name="_Toc258925836"/><text:bookmark-end text:name="_Toc258926743"/><text:bookmark-end text:name="_Toc259025815"/><text:bookmark-end text:name="_Toc259176141"/><text:bookmark-end text:name="_Toc259179278"/><text:bookmark-end text:name="_Toc260740683"/><text:bookmark-end text:name="_Toc260910305"/><text:bookmark-end text:name="_Toc260998747"/><text:bookmark-end text:name="_Toc267049069"/><text:bookmark-end text:name="_Toc272325913"/><text:bookmark-end text:name="_Toc275156546"/><text:bookmark-end text:name="_Toc277173223"/></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4655182996010" text:continue-numbering="true" text:style-name="LFO3">
        <text:list-item>
          <text:list>
            <text:list-item>
              <text:list>
                <text:list-item>
                  <text:p text:style-name="P24"><text:bookmark-start text:name="_Toc258841206"/><text:bookmark-start text:name="_Toc258925837"/><text:bookmark-start text:name="_Toc258926744"/><text:bookmark-start text:name="_Toc259025816"/><text:bookmark-start text:name="_Toc259176142"/><text:bookmark-start text:name="_Toc259179279"/><text:bookmark-start text:name="_Toc260740684"/><text:bookmark-start text:name="_Toc260910306"/><text:bookmark-start text:name="_Toc260998748"/><text:bookmark-start text:name="_Toc267049070"/><text:bookmark-start text:name="_Toc272325914"/><text:bookmark-start text:name="_Toc275156547"/><text:bookmark-start text:name="_Toc277173224"/>Nivel de Análisis I<text:bookmark-end text:name="_Toc258841206"/><text:bookmark-end text:name="_Toc258925837"/><text:bookmark-end text:name="_Toc258926744"/><text:bookmark-end text:name="_Toc259025816"/><text:bookmark-end text:name="_Toc259176142"/><text:bookmark-end text:name="_Toc259179279"/><text:bookmark-end text:name="_Toc260740684"/><text:bookmark-end text:name="_Toc260910306"/><text:bookmark-end text:name="_Toc260998748"/><text:bookmark-end text:name="_Toc267049070"/><text:bookmark-end text:name="_Toc272325914"/><text:bookmark-end text:name="_Toc275156547"/><text:bookmark-end text:name="_Toc277173224"/></text:p>
                </text:list-item>
              </text:list>
            </text:list-item>
          </text:list>
        </text:list-item>
      </text:list>
      <text:p text:style-name="Figure"><text:span text:style-name="Fuente_20_de_20_párrafo_20_predeter."><text:span text:style-name="T1"><draw:frame draw:style-name="fr2" draw:name="112 Imagen" text:anchor-type="as-char" svg:y="0in" svg:width="5.8854in" style:rel-width="scale" svg:height="4.7291in" style:rel-height="scale" draw:z-index="121"><draw:image xlink:href="Pictures/1000000000000235000001C672535060.png" xlink:type="simple" xlink:show="embed" xlink:actuate="onLoad"/><svg:desc> </svg:desc></draw:frame></text:span></text:span></text:p>
      <text:p text:style-name="Titulo_5f_tablas">Comparación de Modalidad por Verificación: Segmento Municipios 2000-5000 habit. Nivel de Análisis I</text:p>
      <table:table table:name="Table40" table:style-name="Table40">
        <table:table-column table:style-name="Table40.A"/>
        <table:table-column table:style-name="Table40.B"/>
        <table:table-column table:style-name="Table40.C"/>
        <table:table-row>
          <table:table-cell table:style-name="Table40.A1" office:value-type="string">
            <text:p text:style-name="Encabezado_20_tablas_20_resultados">Punto de Verificación</text:p>
          </table:table-cell>
          <table:table-cell table:style-name="Table40.B1" office:value-type="string">
            <text:p text:style-name="Encabezado_20_tablas_20_resultados">Porcentaje Pasa</text:p>
          </table:table-cell>
          <table:table-cell table:style-name="Table40.C1" office:value-type="string">
            <text:p text:style-name="Encabezado_20_tablas_20_resultados">Porcentaje Falla</text:p>
          </table:table-cell>
        </table:table-row>
        <table:table-row>
          <table:table-cell table:style-name="Table40.A2" office:value-type="string">
            <text:p text:style-name="Tabla_20_resultados_20_izquierda">1.1.1 Existencia de textos alternativos</text:p>
          </table:table-cell>
          <table:table-cell table:style-name="Table40.B2" office:value-type="string">
            <text:p text:style-name="Tabla_20_resultados_20_centrado">-841.t1.b2-</text:p>
          </table:table-cell>
          <table:table-cell table:style-name="Table40.C2" office:value-type="string">
            <text:p text:style-name="Tabla_20_resultados_20_centrado">-841.t1.c2-</text:p>
          </table:table-cell>
        </table:table-row>
        <table:table-row>
          <table:table-cell table:style-name="Table40.A2" office:value-type="string">
            <text:p text:style-name="Tabla_20_resultados_20_izquierda">1.1.2 Navegación sin JavaScript</text:p>
          </table:table-cell>
          <table:table-cell table:style-name="Table40.B3" office:value-type="string">
            <text:p text:style-name="Tabla_20_resultados_20_centrado">-841.t1.b3-</text:p>
          </table:table-cell>
          <table:table-cell table:style-name="Table40.C3" office:value-type="string">
            <text:p text:style-name="Tabla_20_resultados_20_centrado">-841.t1.c3-</text:p>
          </table:table-cell>
        </table:table-row>
        <table:table-row>
          <table:table-cell table:style-name="Table40.A2" office:value-type="string">
            <text:p text:style-name="Tabla_20_resultados_20_izquierda">1.1.3 Identificación y alternativas para marcos</text:p>
          </table:table-cell>
          <table:table-cell table:style-name="Table40.B4" office:value-type="string">
            <text:p text:style-name="Tabla_20_resultados_20_centrado">-841.t1.b4-</text:p>
          </table:table-cell>
          <table:table-cell table:style-name="Table40.C4" office:value-type="string">
            <text:p text:style-name="Tabla_20_resultados_20_centrado">-841.t1.c4-</text:p>
          </table:table-cell>
        </table:table-row>
        <table:table-row>
          <table:table-cell table:style-name="Table40.A2" office:value-type="string">
            <text:p text:style-name="Tabla_20_resultados_20_izquierda">1.1.4 Enlaces descriptivos</text:p>
          </table:table-cell>
          <table:table-cell table:style-name="Table40.B5" office:value-type="string">
            <text:p text:style-name="Tabla_20_resultados_20_centrado">-841.t1.b5-</text:p>
          </table:table-cell>
          <table:table-cell table:style-name="Table40.C5" office:value-type="string">
            <text:p text:style-name="Tabla_20_resultados_20_centrado">-841.t1.c5-</text:p>
          </table:table-cell>
        </table:table-row>
        <table:table-row>
          <table:table-cell table:style-name="Table40.A2" office:value-type="string">
            <text:p text:style-name="Tabla_20_resultados_20_izquierda">1.2.1 Código Válido (HTML y CSS)</text:p>
          </table:table-cell>
          <table:table-cell table:style-name="Table40.B6" office:value-type="string">
            <text:p text:style-name="Tabla_20_resultados_20_centrado">-841.t1.b6-</text:p>
          </table:table-cell>
          <table:table-cell table:style-name="Table40.C6" office:value-type="string">
            <text:p text:style-name="Tabla_20_resultados_20_centrado">-841.t1.c6-</text:p>
          </table:table-cell>
        </table:table-row>
        <table:table-row>
          <table:table-cell table:style-name="Table40.A2" office:value-type="string">
            <text:p text:style-name="Tabla_20_resultados_20_izquierda">1.2.2 Redimensión de texto</text:p>
          </table:table-cell>
          <table:table-cell table:style-name="Table40.B7" office:value-type="string">
            <text:p text:style-name="Tabla_20_resultados_20_centrado">-841.t1.b7-</text:p>
          </table:table-cell>
          <table:table-cell table:style-name="Table40.C7" office:value-type="string">
            <text:p text:style-name="Tabla_20_resultados_20_centrado">-841.t1.c7-</text:p>
          </table:table-cell>
        </table:table-row>
        <table:table-row>
          <table:table-cell table:style-name="Table40.A2" office:value-type="string">
            <text:p text:style-name="Tabla_20_resultados_20_izquierda">1.2.3 Uso encabezados</text:p>
          </table:table-cell>
          <table:table-cell table:style-name="Table40.B8" office:value-type="string">
            <text:p text:style-name="Tabla_20_resultados_20_centrado">-841.t1.b8-</text:p>
          </table:table-cell>
          <table:table-cell table:style-name="Table40.C8" office:value-type="string">
            <text:p text:style-name="Tabla_20_resultados_20_centrado">-841.t1.c8-</text:p>
          </table:table-cell>
        </table:table-row>
        <table:table-row>
          <table:table-cell table:style-name="Table40.A2" office:value-type="string">
            <text:p text:style-name="Tabla_20_resultados_20_izquierda">1.2.4 Utilización de tecnologías actuales</text:p>
          </table:table-cell>
          <table:table-cell table:style-name="Table40.B9" office:value-type="string">
            <text:p text:style-name="Tabla_20_resultados_20_centrado">-841.t1.b9-</text:p>
          </table:table-cell>
          <table:table-cell table:style-name="Table40.C9" office:value-type="string">
            <text:p text:style-name="Tabla_20_resultados_20_centrado">-841.t1.c9-</text:p>
          </table:table-cell>
        </table:table-row>
        <table:table-row>
          <table:table-cell table:style-name="Table40.A2" office:value-type="string">
            <text:p text:style-name="Tabla_20_resultados_20_izquierda">1.2.5 Asociación en formularios</text:p>
          </table:table-cell>
          <table:table-cell table:style-name="Table40.B10" office:value-type="string">
            <text:p text:style-name="Tabla_20_resultados_20_centrado">-841.t1.b10-</text:p>
          </table:table-cell>
          <table:table-cell table:style-name="Table40.C10" office:value-type="string">
            <text:p text:style-name="Tabla_20_resultados_20_centrado">-841.t1.c10-</text:p>
          </table:table-cell>
        </table:table-row>
        <table:table-row>
          <table:table-cell table:style-name="Table40.A2" office:value-type="string">
            <text:p text:style-name="Tabla_20_resultados_20_izquierda">1.2.6 Sección Accesibilidad</text:p>
          </table:table-cell>
          <table:table-cell table:style-name="Table40.B11" office:value-type="string">
            <text:p text:style-name="Tabla_20_resultados_20_centrado">-841.t1.b11-</text:p>
          </table:table-cell>
          <table:table-cell table:style-name="Table40.C11" office:value-type="string">
            <text:p text:style-name="Tabla_20_resultados_20_centrado">-841.t1.c11-</text:p>
          </table:table-cell>
        </table:table-row>
      </table:table>
      <text:list xml:id="list164654076821928" text:continue-numbering="true" text:style-name="LFO3">
        <text:list-item>
          <text:list>
            <text:list-item>
              <text:list>
                <text:list-item>
                  <text:p text:style-name="P22"><text:bookmark-start text:name="_Toc258841207"/><text:bookmark-start text:name="_Toc258925838"/><text:bookmark-start text:name="_Toc258926745"/><text:bookmark-start text:name="_Toc259025817"/><text:bookmark-start text:name="_Toc259176143"/><text:bookmark-start text:name="_Toc259179280"/><text:bookmark-start text:name="_Toc260740685"/><text:bookmark-start text:name="_Toc260910307"/><text:bookmark-start text:name="_Toc260998749"/><text:bookmark-start text:name="_Toc267049071"/><text:bookmark-start text:name="_Toc272325915"/><text:bookmark-start text:name="_Toc275156548"/><text:bookmark-start text:name="_Toc277173225"/><text:soft-page-break/>Nivel de Análisis II<text:bookmark-end text:name="_Toc258841207"/><text:bookmark-end text:name="_Toc258925838"/><text:bookmark-end text:name="_Toc258926745"/><text:bookmark-end text:name="_Toc259025817"/><text:bookmark-end text:name="_Toc259176143"/><text:bookmark-end text:name="_Toc259179280"/><text:bookmark-end text:name="_Toc260740685"/><text:bookmark-end text:name="_Toc260910307"/><text:bookmark-end text:name="_Toc260998749"/><text:bookmark-end text:name="_Toc267049071"/><text:bookmark-end text:name="_Toc272325915"/><text:bookmark-end text:name="_Toc275156548"/><text:bookmark-end text:name="_Toc277173225"/></text:p>
                </text:list-item>
              </text:list>
            </text:list-item>
          </text:list>
        </text:list-item>
      </text:list>
      <text:p text:style-name="Figure"><text:span text:style-name="Fuente_20_de_20_párrafo_20_predeter."><text:span text:style-name="T1"><draw:frame draw:style-name="fr2" draw:name="113 Imagen" text:anchor-type="as-char" svg:y="0in" svg:width="5.8854in" style:rel-width="scale" svg:height="4.7291in" style:rel-height="scale" draw:z-index="122"><draw:image xlink:href="Pictures/1000000000000235000001C6B16A2FBC.png" xlink:type="simple" xlink:show="embed" xlink:actuate="onLoad"/><svg:desc> </svg:desc></draw:frame></text:span></text:span></text:p>
      <text:p text:style-name="Titulo_5f_tablas">Comparación de Modalidad por Verificación: Segmento Municipios 2000-5000 habit. Nivel de Análisis II</text:p>
      <table:table table:name="Table41" table:style-name="Table41">
        <table:table-column table:style-name="Table41.A"/>
        <table:table-column table:style-name="Table41.B"/>
        <table:table-column table:style-name="Table41.C"/>
        <table:table-row>
          <table:table-cell table:style-name="Table41.A1" office:value-type="string">
            <text:p text:style-name="Encabezado_20_tablas_20_resultados">Punto de Verificación</text:p>
          </table:table-cell>
          <table:table-cell table:style-name="Table41.B1" office:value-type="string">
            <text:p text:style-name="Encabezado_20_tablas_20_resultados">Porcentaje Pasa</text:p>
          </table:table-cell>
          <table:table-cell table:style-name="Table41.C1" office:value-type="string">
            <text:p text:style-name="Encabezado_20_tablas_20_resultados">Porcentaje Falla</text:p>
          </table:table-cell>
        </table:table-row>
        <table:table-row>
          <table:table-cell table:style-name="Table41.A2" office:value-type="string">
            <text:p text:style-name="Tabla_20_resultados_20_izquierda">2.1.1 Tabla de datos con encabezados</text:p>
          </table:table-cell>
          <table:table-cell table:style-name="Table41.B2" office:value-type="string">
            <text:p text:style-name="Tabla_20_resultados_20_centrado">-842.t1.b2-</text:p>
          </table:table-cell>
          <table:table-cell table:style-name="Table41.C2" office:value-type="string">
            <text:p text:style-name="Tabla_20_resultados_20_centrado">-842.t1.c2-</text:p>
          </table:table-cell>
        </table:table-row>
        <table:table-row>
          <table:table-cell table:style-name="Table41.A2" office:value-type="string">
            <text:p text:style-name="Tabla_20_resultados_20_izquierda">2.1.2 Identificación de idiomas</text:p>
          </table:table-cell>
          <table:table-cell table:style-name="Table41.B3" office:value-type="string">
            <text:p text:style-name="Tabla_20_resultados_20_centrado">-842.t1.b3-</text:p>
          </table:table-cell>
          <table:table-cell table:style-name="Table41.C3" office:value-type="string">
            <text:p text:style-name="Tabla_20_resultados_20_centrado">-842.t1.c3-</text:p>
          </table:table-cell>
        </table:table-row>
        <table:table-row>
          <table:table-cell table:style-name="Table41.A2" office:value-type="string">
            <text:p text:style-name="Tabla_20_resultados_20_izquierda">2.1.3 Control del usuario</text:p>
          </table:table-cell>
          <table:table-cell table:style-name="Table41.B4" office:value-type="string">
            <text:p text:style-name="Tabla_20_resultados_20_centrado">-842.t1.b4-</text:p>
          </table:table-cell>
          <table:table-cell table:style-name="Table41.C4" office:value-type="string">
            <text:p text:style-name="Tabla_20_resultados_20_centrado">-842.t1.c4-</text:p>
          </table:table-cell>
        </table:table-row>
        <table:table-row>
          <table:table-cell table:style-name="Table41.A2" office:value-type="string">
            <text:p text:style-name="Tabla_20_resultados_20_izquierda">2.1.4 Lenguaje claro y sencillo</text:p>
          </table:table-cell>
          <table:table-cell table:style-name="Table41.B5" office:value-type="string">
            <text:p text:style-name="Tabla_20_resultados_20_centrado">-842.t1.b5-</text:p>
          </table:table-cell>
          <table:table-cell table:style-name="Table41.C5" office:value-type="string">
            <text:p text:style-name="Tabla_20_resultados_20_centrado">-842.t1.c5-</text:p>
          </table:table-cell>
        </table:table-row>
        <table:table-row>
          <table:table-cell table:style-name="Table41.A2" office:value-type="string">
            <text:p text:style-name="Tabla_20_resultados_20_izquierda">2.2.1 Uso de listas</text:p>
          </table:table-cell>
          <table:table-cell table:style-name="Table41.B6" office:value-type="string">
            <text:p text:style-name="Tabla_20_resultados_20_centrado">-842.t1.b6-</text:p>
          </table:table-cell>
          <table:table-cell table:style-name="Table41.C6" office:value-type="string">
            <text:p text:style-name="Tabla_20_resultados_20_centrado">-842.t1.c6-</text:p>
          </table:table-cell>
        </table:table-row>
        <table:table-row>
          <table:table-cell table:style-name="Table41.A2" office:value-type="string">
            <text:p text:style-name="Tabla_20_resultados_20_izquierda">2.2.2 Separación de contenido y presentación</text:p>
          </table:table-cell>
          <table:table-cell table:style-name="Table41.B7" office:value-type="string">
            <text:p text:style-name="Tabla_20_resultados_20_centrado">-842.t1.b7-</text:p>
          </table:table-cell>
          <table:table-cell table:style-name="Table41.C7" office:value-type="string">
            <text:p text:style-name="Tabla_20_resultados_20_centrado">-842.t1.c7-</text:p>
          </table:table-cell>
        </table:table-row>
        <table:table-row>
          <table:table-cell table:style-name="Table41.A2" office:value-type="string">
            <text:p text:style-name="Tabla_20_resultados_20_izquierda">2.2.3 Metadatos</text:p>
          </table:table-cell>
          <table:table-cell table:style-name="Table41.B8" office:value-type="string">
            <text:p text:style-name="Tabla_20_resultados_20_centrado">-842.t1.b8-</text:p>
          </table:table-cell>
          <table:table-cell table:style-name="Table41.C8" office:value-type="string">
            <text:p text:style-name="Tabla_20_resultados_20_centrado">-842.t1.c8-</text:p>
          </table:table-cell>
        </table:table-row>
        <table:table-row>
          <table:table-cell table:style-name="Table41.A2" office:value-type="string">
            <text:p text:style-name="Tabla_20_resultados_20_izquierda">2.2.4 Navegación consistente</text:p>
          </table:table-cell>
          <table:table-cell table:style-name="Table41.B9" office:value-type="string">
            <text:p text:style-name="Tabla_20_resultados_20_centrado">-842.t1.b9-</text:p>
          </table:table-cell>
          <table:table-cell table:style-name="Table41.C9" office:value-type="string">
            <text:p text:style-name="Tabla_20_resultados_20_centrado">-842.t1.c9-</text:p>
          </table:table-cell>
        </table:table-row>
        <table:table-row>
          <table:table-cell table:style-name="Table41.A2" office:value-type="string">
            <text:p text:style-name="Tabla_20_resultados_20_izquierda">2.2.5 Apertura de nuevas ventanas</text:p>
          </table:table-cell>
          <table:table-cell table:style-name="Table41.B10" office:value-type="string">
            <text:p text:style-name="Tabla_20_resultados_20_centrado">-842.t1.b10-</text:p>
          </table:table-cell>
          <table:table-cell table:style-name="Table41.C10" office:value-type="string">
            <text:p text:style-name="Tabla_20_resultados_20_centrado">-842.t1.c10-</text:p>
          </table:table-cell>
        </table:table-row>
        <table:table-row>
          <table:table-cell table:style-name="Table41.A2" office:value-type="string">
            <text:p text:style-name="Tabla_20_resultados_20_izquierda">2.2.6 División de la información</text:p>
          </table:table-cell>
          <table:table-cell table:style-name="Table41.B11" office:value-type="string">
            <text:p text:style-name="Tabla_20_resultados_20_centrado">-842.t1.b11-</text:p>
          </table:table-cell>
          <table:table-cell table:style-name="Table41.C11" office:value-type="string">
            <text:p text:style-name="Tabla_20_resultados_20_centrado">-842.t1.c11-</text:p>
          </table:table-cell>
        </table:table-row>
      </table:table>
      <text:list xml:id="list164654006115832" text:continue-numbering="true" text:style-name="LFO3">
        <text:list-item>
          <text:list>
            <text:list-item>
              <text:p text:style-name="P27"><text:bookmark-start text:name="_Toc258841208"/><text:bookmark-start text:name="_Toc258925839"/><text:bookmark-start text:name="_Toc258926746"/><text:bookmark-start text:name="_Toc259025818"/><text:bookmark-start text:name="_Toc259176144"/><text:bookmark-start text:name="_Toc259179281"/><text:bookmark-start text:name="_Toc260740686"/><text:bookmark-start text:name="_Toc260910308"/><text:bookmark-start text:name="_Toc260998750"/><text:bookmark-start text:name="_Toc267049072"/><text:bookmark-start text:name="_Toc272325916"/><text:bookmark-start text:name="_Toc275156549"/><text:bookmark-start text:name="_Toc277173226"/><text:soft-page-break/>Analítica orientada a aspectos<text:bookmark-end text:name="_Toc258841208"/><text:bookmark-end text:name="_Toc258925839"/><text:bookmark-end text:name="_Toc258926746"/><text:bookmark-end text:name="_Toc259025818"/><text:bookmark-end text:name="_Toc259176144"/><text:bookmark-end text:name="_Toc259179281"/><text:bookmark-end text:name="_Toc260740686"/><text:bookmark-end text:name="_Toc260910308"/><text:bookmark-end text:name="_Toc260998750"/><text:bookmark-end text:name="_Toc267049072"/><text:bookmark-end text:name="_Toc272325916"/><text:bookmark-end text:name="_Toc275156549"/><text:bookmark-end text:name="_Toc277173226"/></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14 Imagen" text:anchor-type="as-char" svg:y="0in" svg:width="5.8854in" style:rel-width="scale" svg:height="4.7291in" style:rel-height="scale" draw:z-index="123"><draw:image xlink:href="Pictures/1000000000000235000001C686BD089A.png" xlink:type="simple" xlink:show="embed" xlink:actuate="onLoad"/><svg:desc> </svg:desc></draw:frame></text:span></text:span></text:p>
      <text:p text:style-name="Titulo_5f_tablas">Puntuación Media de Aspecto: Segmento Municipios 2000-5000 habit.</text:p>
      <table:table table:name="Table42" table:style-name="Table42">
        <table:table-column table:style-name="Table42.A"/>
        <table:table-column table:style-name="Table42.B"/>
        <table:table-row>
          <table:table-cell table:style-name="Table42.A1" office:value-type="string">
            <text:p text:style-name="Encabezado_20_tablas_20_resultados">Aspecto</text:p>
          </table:table-cell>
          <table:table-cell table:style-name="Table42.B1" office:value-type="string">
            <text:p text:style-name="Encabezado_20_tablas_20_resultados">Puntuación Media</text:p>
          </table:table-cell>
        </table:table-row>
        <table:table-row>
          <table:table-cell table:style-name="Table42.A2" office:value-type="string">
            <text:p text:style-name="Tabla_20_resultados_20_izquierda">General</text:p>
          </table:table-cell>
          <table:table-cell table:style-name="Table42.B2" office:value-type="string">
            <text:p text:style-name="Tabla_20_resultados_20_centrado">-85.t1.b2-</text:p>
          </table:table-cell>
        </table:table-row>
        <table:table-row>
          <table:table-cell table:style-name="Table42.A2" office:value-type="string">
            <text:p text:style-name="Tabla_20_resultados_20_izquierda">Presentación</text:p>
          </table:table-cell>
          <table:table-cell table:style-name="Table42.B2" office:value-type="string">
            <text:p text:style-name="Tabla_20_resultados_20_centrado">-85.t1.b3-</text:p>
          </table:table-cell>
        </table:table-row>
        <table:table-row>
          <table:table-cell table:style-name="Table42.A2" office:value-type="string">
            <text:p text:style-name="Tabla_20_resultados_20_izquierda">Estructura</text:p>
          </table:table-cell>
          <table:table-cell table:style-name="Table42.B2" office:value-type="string">
            <text:p text:style-name="Tabla_20_resultados_20_centrado">-85.t1.b4-</text:p>
          </table:table-cell>
        </table:table-row>
        <table:table-row>
          <table:table-cell table:style-name="Table42.A2" office:value-type="string">
            <text:p text:style-name="Tabla_20_resultados_20_izquierda">Navegación</text:p>
          </table:table-cell>
          <table:table-cell table:style-name="Table42.B2" office:value-type="string">
            <text:p text:style-name="Tabla_20_resultados_20_centrado">-85.t1.b5-</text:p>
          </table:table-cell>
        </table:table-row>
        <table:table-row>
          <table:table-cell table:style-name="Table42.A2" office:value-type="string">
            <text:p text:style-name="Tabla_20_resultados_20_izquierda">Alternativas</text:p>
          </table:table-cell>
          <table:table-cell table:style-name="Table42.B2" office:value-type="string">
            <text:p text:style-name="Tabla_20_resultados_20_centrado">-85.t1.b6-</text:p>
          </table:table-cell>
        </table:table-row>
      </table:table>
      <text:p text:style-name="P"/>
      <text:list xml:id="list164654143094742" text:continue-numbering="true" text:style-name="LFO3">
        <text:list-item>
          <text:p text:style-name="P18"><text:bookmark-start text:name="_Toc258841219"/><text:bookmark-start text:name="_Toc258925850"/><text:bookmark-start text:name="_Toc258926757"/><text:bookmark-start text:name="_Toc259025829"/><text:bookmark-start text:name="_Toc259176155"/><text:bookmark-start text:name="_Toc259179292"/><text:bookmark-start text:name="_Toc260740697"/><text:bookmark-start text:name="_Toc260910319"/><text:bookmark-start text:name="_Toc260998761"/><text:bookmark-start text:name="_Toc267049083"/><text:bookmark-start text:name="_Toc272325917"/><text:bookmark-start text:name="_Toc275156550"/><text:bookmark-start text:name="_Toc277173227"/><text:bookmark-start text:name="__RefHeading__11163_1302827227"/>Evolución de resultados<text:bookmark-end text:name="_Toc267049083"/><text:bookmark-end text:name="_Toc272325917"/><text:bookmark-end text:name="_Toc275156550"/><text:bookmark-end text:name="_Toc277173227"/><text:bookmark-end text:name="__RefHeading__11163_1302827227"/></text:p>
        </text:list-item>
      </text:list>
      <text:p text:style-name="P">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 las que se debe realizar un esfuerzo adicional para alcanzar unos resultados apropiados.</text:p>
      <text:list xml:id="list164654653289568" text:continue-numbering="true" text:style-name="LFO3">
        <text:list-item>
          <text:list>
            <text:list-item>
              <text:p text:style-name="P30"><text:bookmark-start text:name="_Toc267049084"/><text:bookmark-start text:name="_Toc272325918"/><text:bookmark-start text:name="_Toc275156551"/><text:bookmark-start text:name="_Toc277173228"/>Evolución del Nivel de Conformidad<text:bookmark-end text:name="_Toc267049084"/><text:bookmark-end text:name="_Toc272325918"/><text:bookmark-end text:name="_Toc275156551"/><text:bookmark-end text:name="_Toc277173228"/></text:p>
            </text:list-item>
          </text:list>
        </text:list-item>
      </text:list>
      <text:p text:style-name="P">Mediante las siguientes gráficas se muestra la evolución que ha sufrido la distribución de portales en los tres Niveles de Conformidad definidos en el observatorio: Prioridad 1 y 2 (nivel óptimo), Prioridad 1 y No Válido.</text:p>
      <text:p text:style-name="P">La tendencia ideal sería a observar en esta evolución sería que el porcentaje de Prioridad 1 y 2 esté siempre en aumento, así como el de Prioridad 1, mientras que el nivel No Válido debería decrecer aproximándose lo máximo posible al valor 0.</text:p>
      <text:list xml:id="list164653639819564" text:continue-numbering="true" text:style-name="LFO3">
        <text:list-item>
          <text:list>
            <text:list-item>
              <text:list>
                <text:list-item>
                  <text:p text:style-name="P24"><text:bookmark-start text:name="_Toc267049085"/><text:bookmark-start text:name="_Toc272325919"/><text:bookmark-start text:name="_Toc275156552"/><text:bookmark-start text:name="_Toc277173229"/>Prioridad 1 y 2<text:bookmark-end text:name="_Toc267049085"/><text:bookmark-end text:name="_Toc272325919"/><text:bookmark-end text:name="_Toc275156552"/><text:bookmark-end text:name="_Toc277173229"/></text:p>
                </text:list-item>
              </text:list>
            </text:list-item>
          </text:list>
        </text:list-item>
      </text:list>
      <text:p text:style-name="Figure"><text:span text:style-name="Fuente_20_de_20_párrafo_20_predeter."><text:span text:style-name="T1"><draw:frame draw:style-name="fr2" draw:name="Imagen 8" text:anchor-type="as-char" svg:y="0in" svg:width="5.8854in" style:rel-width="scale" svg:height="4.7291in" style:rel-height="scale" draw:z-index="124"><draw:image xlink:href="Pictures/1000000000000235000001C6DA709DBF.png" xlink:type="simple" xlink:show="embed" xlink:actuate="onLoad"/><svg:desc> </svg:desc></draw:frame></text:span></text:span></text:p>
      <text:p text:style-name="Titulo_5f_tablas">Evolución del Nivel de Conformidad Prioridad 1 y 2</text:p>
      <table:table table:name="Table43" table:style-name="Table43">
        <table:table-column table:style-name="Table43.A"/>
        <table:table-column table:style-name="Table43.B"/>
        <table:table-row>
          <table:table-cell table:style-name="Table43.A1" office:value-type="string">
            <text:p text:style-name="Encabezado_20_tablas_20_resultados">Fecha</text:p>
          </table:table-cell>
          <table:table-cell table:style-name="Table43.B1" office:value-type="string">
            <text:p text:style-name="Encabezado_20_tablas_20_resultados">Porcentaje</text:p>
          </table:table-cell>
        </table:table-row>
        <table:table-row>
          <table:table-cell table:style-name="Table43.A2" office:value-type="string">
            <text:p text:style-name="Tabla_20_resultados_20_centrado">-91.t1.a2-</text:p>
          </table:table-cell>
          <table:table-cell table:style-name="Table43.B2" office:value-type="string">
            <text:p text:style-name="Tabla_20_resultados_20_centrado">-91.t1.b2-</text:p>
          </table:table-cell>
        </table:table-row>
        <table:table-row>
          <table:table-cell table:style-name="Table43.A2" office:value-type="string">
            <text:p text:style-name="Tabla_20_resultados_20_centrado">-91.t1.a3-</text:p>
          </table:table-cell>
          <table:table-cell table:style-name="Table43.B2" office:value-type="string">
            <text:p text:style-name="Tabla_20_resultados_20_centrado">-91.t1.b3-</text:p>
          </table:table-cell>
        </table:table-row>
        <table:table-row>
          <table:table-cell table:style-name="Table43.A2" office:value-type="string">
            <text:p text:style-name="Tabla_20_resultados_20_centrado">-91.t1.a4-</text:p>
          </table:table-cell>
          <table:table-cell table:style-name="Table43.B2" office:value-type="string">
            <text:p text:style-name="Tabla_20_resultados_20_centrado">-91.t1.b4-</text:p>
          </table:table-cell>
        </table:table-row>
        <table:table-row>
          <table:table-cell table:style-name="Table43.A2" office:value-type="string">
            <text:p text:style-name="Tabla_20_resultados_20_centrado">-91.t1.a5-</text:p>
          </table:table-cell>
          <table:table-cell table:style-name="Table43.B2" office:value-type="string">
            <text:p text:style-name="Tabla_20_resultados_20_centrado">-91.t1.b5-</text:p>
          </table:table-cell>
        </table:table-row>
        <table:table-row>
          <table:table-cell table:style-name="Table43.A2" office:value-type="string">
            <text:p text:style-name="Tabla_20_resultados_20_centrado">-91.t1.a6-</text:p>
          </table:table-cell>
          <table:table-cell table:style-name="Table43.B2" office:value-type="string">
            <text:p text:style-name="Tabla_20_resultados_20_centrado">-91.t1.b6-</text:p>
          </table:table-cell>
        </table:table-row>
      </table:table>
      <text:list xml:id="list164653589525469" text:continue-numbering="true" text:style-name="LFO3">
        <text:list-item>
          <text:list>
            <text:list-item>
              <text:list>
                <text:list-item>
                  <text:p text:style-name="P24"><text:bookmark-start text:name="_Toc267049086"/><text:bookmark-start text:name="_Toc272325920"/><text:bookmark-start text:name="_Toc275156553"/><text:bookmark-start text:name="_Toc277173230"/>Prioridad 1<text:bookmark-end text:name="_Toc267049086"/><text:bookmark-end text:name="_Toc272325920"/><text:bookmark-end text:name="_Toc275156553"/><text:bookmark-end text:name="_Toc277173230"/></text:p>
                </text:list-item>
              </text:list>
            </text:list-item>
          </text:list>
        </text:list-item>
      </text:list>
      <text:p text:style-name="Figure"><text:span text:style-name="Fuente_20_de_20_párrafo_20_predeter."><text:span text:style-name="T1"><draw:frame draw:style-name="fr2" draw:name="Imagen 11" text:anchor-type="as-char" svg:y="0in" svg:width="5.8854in" style:rel-width="scale" svg:height="4.7291in" style:rel-height="scale" draw:z-index="125"><draw:image xlink:href="Pictures/1000000000000235000001C6872FEDED.png" xlink:type="simple" xlink:show="embed" xlink:actuate="onLoad"/><svg:desc> </svg:desc></draw:frame></text:span></text:span></text:p>
      <text:p text:style-name="Titulo_5f_tablas">Evolución del Nivel de Conformidad Prioridad 1</text:p>
      <table:table table:name="Table44" table:style-name="Table44">
        <table:table-column table:style-name="Table44.A"/>
        <table:table-column table:style-name="Table44.B"/>
        <table:table-row>
          <table:table-cell table:style-name="Table44.A1" office:value-type="string">
            <text:p text:style-name="Encabezado_20_tablas_20_resultados">Fecha</text:p>
          </table:table-cell>
          <table:table-cell table:style-name="Table44.B1" office:value-type="string">
            <text:p text:style-name="Encabezado_20_tablas_20_resultados">Porcentaje</text:p>
          </table:table-cell>
        </table:table-row>
        <table:table-row>
          <table:table-cell table:style-name="Table44.A2" office:value-type="string">
            <text:p text:style-name="Tabla_20_resultados_20_centrado">-92.t1.a2-</text:p>
          </table:table-cell>
          <table:table-cell table:style-name="Table44.B2" office:value-type="string">
            <text:p text:style-name="Tabla_20_resultados_20_centrado">-92.t1.b2-</text:p>
          </table:table-cell>
        </table:table-row>
        <table:table-row>
          <table:table-cell table:style-name="Table44.A2" office:value-type="string">
            <text:p text:style-name="Tabla_20_resultados_20_centrado">-92.t1.a3-</text:p>
          </table:table-cell>
          <table:table-cell table:style-name="Table44.B2" office:value-type="string">
            <text:p text:style-name="Tabla_20_resultados_20_centrado">-92.t1.b3-</text:p>
          </table:table-cell>
        </table:table-row>
        <table:table-row>
          <table:table-cell table:style-name="Table44.A2" office:value-type="string">
            <text:p text:style-name="Tabla_20_resultados_20_centrado">-92.t1.a4-</text:p>
          </table:table-cell>
          <table:table-cell table:style-name="Table44.B2" office:value-type="string">
            <text:p text:style-name="Tabla_20_resultados_20_centrado">-92.t1.b4-</text:p>
          </table:table-cell>
        </table:table-row>
        <table:table-row>
          <table:table-cell table:style-name="Table44.A2" office:value-type="string">
            <text:p text:style-name="Tabla_20_resultados_20_centrado">-92.t1.a5-</text:p>
          </table:table-cell>
          <table:table-cell table:style-name="Table44.B2" office:value-type="string">
            <text:p text:style-name="Tabla_20_resultados_20_centrado">-92.t1.b5-</text:p>
          </table:table-cell>
        </table:table-row>
        <table:table-row>
          <table:table-cell table:style-name="Table44.A2" office:value-type="string">
            <text:p text:style-name="Tabla_20_resultados_20_centrado">-92.t1.a6-</text:p>
          </table:table-cell>
          <table:table-cell table:style-name="Table44.B2" office:value-type="string">
            <text:p text:style-name="Tabla_20_resultados_20_centrado">-92.t1.b6-</text:p>
          </table:table-cell>
        </table:table-row>
      </table:table>
      <text:list xml:id="list164654088436770" text:continue-numbering="true" text:style-name="LFO3">
        <text:list-item>
          <text:list>
            <text:list-item>
              <text:list>
                <text:list-item>
                  <text:p text:style-name="P24"><text:bookmark-start text:name="_Toc267049087"/><text:bookmark-start text:name="_Toc272325921"/><text:bookmark-start text:name="_Toc275156554"/><text:bookmark-start text:name="_Toc277173231"/>No Válido<text:bookmark-end text:name="_Toc267049087"/><text:bookmark-end text:name="_Toc272325921"/><text:bookmark-end text:name="_Toc275156554"/><text:bookmark-end text:name="_Toc277173231"/></text:p>
                </text:list-item>
              </text:list>
            </text:list-item>
          </text:list>
        </text:list-item>
      </text:list>
      <text:p text:style-name="Figure"><text:span text:style-name="Fuente_20_de_20_párrafo_20_predeter."><text:span text:style-name="T1"><draw:frame draw:style-name="fr2" draw:name="Imagen 14" text:anchor-type="as-char" svg:y="0in" svg:width="5.8854in" style:rel-width="scale" svg:height="4.7291in" style:rel-height="scale" draw:z-index="126"><draw:image xlink:href="Pictures/1000000000000235000001C69223D590.png" xlink:type="simple" xlink:show="embed" xlink:actuate="onLoad"/><svg:desc> </svg:desc></draw:frame></text:span></text:span></text:p>
      <text:p text:style-name="Titulo_5f_tablas">Evolución del Nivel de Conformidad No Válido</text:p>
      <table:table table:name="Table45" table:style-name="Table45">
        <table:table-column table:style-name="Table45.A"/>
        <table:table-column table:style-name="Table45.B"/>
        <table:table-row>
          <table:table-cell table:style-name="Table45.A1" office:value-type="string">
            <text:p text:style-name="Encabezado_20_tablas_20_resultados">Fecha</text:p>
          </table:table-cell>
          <table:table-cell table:style-name="Table45.B1" office:value-type="string">
            <text:p text:style-name="Encabezado_20_tablas_20_resultados">Porcentaje</text:p>
          </table:table-cell>
        </table:table-row>
        <table:table-row>
          <table:table-cell table:style-name="Table45.A2" office:value-type="string">
            <text:p text:style-name="Tabla_20_resultados_20_centrado">-93.t1.a2-</text:p>
          </table:table-cell>
          <table:table-cell table:style-name="Table45.B2" office:value-type="string">
            <text:p text:style-name="Tabla_20_resultados_20_centrado">-93.t1.b2-</text:p>
          </table:table-cell>
        </table:table-row>
        <table:table-row>
          <table:table-cell table:style-name="Table45.A2" office:value-type="string">
            <text:p text:style-name="Tabla_20_resultados_20_centrado">-93.t1.a3-</text:p>
          </table:table-cell>
          <table:table-cell table:style-name="Table45.B2" office:value-type="string">
            <text:p text:style-name="Tabla_20_resultados_20_centrado">-93.t1.b3-</text:p>
          </table:table-cell>
        </table:table-row>
        <table:table-row>
          <table:table-cell table:style-name="Table45.A2" office:value-type="string">
            <text:p text:style-name="Tabla_20_resultados_20_centrado">-93.t1.a4-</text:p>
          </table:table-cell>
          <table:table-cell table:style-name="Table45.B2" office:value-type="string">
            <text:p text:style-name="Tabla_20_resultados_20_centrado">-93.t1.b4-</text:p>
          </table:table-cell>
        </table:table-row>
        <table:table-row>
          <table:table-cell table:style-name="Table45.A2" office:value-type="string">
            <text:p text:style-name="Tabla_20_resultados_20_centrado">-93.t1.a5-</text:p>
          </table:table-cell>
          <table:table-cell table:style-name="Table45.B2" office:value-type="string">
            <text:p text:style-name="Tabla_20_resultados_20_centrado">-93.t1.b5-</text:p>
          </table:table-cell>
        </table:table-row>
        <table:table-row>
          <table:table-cell table:style-name="Table45.A2" office:value-type="string">
            <text:p text:style-name="Tabla_20_resultados_20_centrado">-93.t1.a6-</text:p>
          </table:table-cell>
          <table:table-cell table:style-name="Table45.B2" office:value-type="string">
            <text:p text:style-name="Tabla_20_resultados_20_centrado">-93.t1.b6-</text:p>
          </table:table-cell>
        </table:table-row>
      </table:table>
      <text:list xml:id="list164654429175066" text:continue-numbering="true" text:style-name="LFO3">
        <text:list-item>
          <text:list>
            <text:list-item>
              <text:p text:style-name="P30"><text:bookmark-start text:name="_Toc267049088"/><text:bookmark-start text:name="_Toc272325922"/><text:bookmark-start text:name="_Toc275156555"/><text:bookmark-start text:name="_Toc277173232"/>Evolución de la Puntuación Media del Observatorio<text:bookmark-end text:name="_Toc267049088"/><text:bookmark-end text:name="_Toc272325922"/><text:bookmark-end text:name="_Toc275156555"/><text:bookmark-end text:name="_Toc277173232"/></text:p>
            </text:list-item>
          </text:list>
        </text:list-item>
      </text:list>
      <text:p text:style-name="P">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text:span text:style-name="Fuente_20_de_20_párrafo_20_predeter."><text:span text:style-name="T1"><draw:frame draw:style-name="fr2" draw:name="Image20" text:anchor-type="as-char" svg:y="0in" svg:width="5.8854in" style:rel-width="scale" svg:height="4.7291in" style:rel-height="scale" draw:z-index="127"><draw:image xlink:href="Pictures/1000000000000235000001C61C6780DB.png" xlink:type="simple" xlink:show="embed" xlink:actuate="onLoad"/><svg:desc> </svg:desc></draw:frame></text:span></text:span></text:p>
      <text:p text:style-name="Titulo_5f_tablas">Evolución de la Puntuación Media del Observatorio</text:p>
      <table:table table:name="Table46" table:style-name="Table46">
        <table:table-column table:style-name="Table46.A"/>
        <table:table-column table:style-name="Table46.B"/>
        <table:table-row>
          <table:table-cell table:style-name="Table46.A1" office:value-type="string">
            <text:p text:style-name="Encabezado_20_tablas_20_resultados">Fecha</text:p>
          </table:table-cell>
          <table:table-cell table:style-name="Table46.B1" office:value-type="string">
            <text:p text:style-name="Encabezado_20_tablas_20_resultados">Puntuación Media</text:p>
          </table:table-cell>
        </table:table-row>
        <table:table-row>
          <table:table-cell table:style-name="Table46.A2" office:value-type="string">
            <text:p text:style-name="Tabla_20_resultados_20_centrado">-94.t1.a2-</text:p>
          </table:table-cell>
          <table:table-cell table:style-name="Table46.B2" office:value-type="string">
            <text:p text:style-name="Tabla_20_resultados_20_centrado">-94.t1.b2-</text:p>
          </table:table-cell>
        </table:table-row>
        <table:table-row>
          <table:table-cell table:style-name="Table46.A2" office:value-type="string">
            <text:p text:style-name="Tabla_20_resultados_20_centrado">-94.t1.a3-</text:p>
          </table:table-cell>
          <table:table-cell table:style-name="Table46.B2" office:value-type="string">
            <text:p text:style-name="Tabla_20_resultados_20_centrado">-94.t1.b3-</text:p>
          </table:table-cell>
        </table:table-row>
        <table:table-row>
          <table:table-cell table:style-name="Table46.A2" office:value-type="string">
            <text:p text:style-name="Tabla_20_resultados_20_centrado">-94.t1.a4-</text:p>
          </table:table-cell>
          <table:table-cell table:style-name="Table46.B2" office:value-type="string">
            <text:p text:style-name="Tabla_20_resultados_20_centrado">-94.t1.b4-</text:p>
          </table:table-cell>
        </table:table-row>
        <table:table-row>
          <table:table-cell table:style-name="Table46.A2" office:value-type="string">
            <text:p text:style-name="Tabla_20_resultados_20_centrado">-94.t1.a5-</text:p>
          </table:table-cell>
          <table:table-cell table:style-name="Table46.B2" office:value-type="string">
            <text:p text:style-name="Tabla_20_resultados_20_centrado">-94.t1.b5-</text:p>
          </table:table-cell>
        </table:table-row>
        <table:table-row>
          <table:table-cell table:style-name="Table46.A2" office:value-type="string">
            <text:p text:style-name="Tabla_20_resultados_20_centrado">-94.t1.a6-</text:p>
          </table:table-cell>
          <table:table-cell table:style-name="Table46.B2" office:value-type="string">
            <text:p text:style-name="Tabla_20_resultados_20_centrado">-94.t1.b6-</text:p>
          </table:table-cell>
        </table:table-row>
      </table:table>
      <text:list xml:id="list164654777549069" text:continue-numbering="true" text:style-name="LFO3">
        <text:list-item>
          <text:list>
            <text:list-item>
              <text:p text:style-name="P30"><text:bookmark-start text:name="_Toc267049089"/><text:bookmark-start text:name="_Toc272325923"/><text:bookmark-start text:name="_Toc275156556"/><text:bookmark-start text:name="_Toc277173233"/>Evolución de la Puntuación Media por Verificacion<text:bookmark-end text:name="_Toc267049089"/><text:bookmark-end text:name="_Toc272325923"/><text:bookmark-end text:name="_Toc275156556"/><text:bookmark-end text:name="_Toc277173233"/></text:p>
            </text:list-item>
          </text:list>
        </text:list-item>
      </text:list>
      <text:p text:style-name="P">En los apartados siguientes se presenta la variación sufrida por la Puntuación 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164654875008881" text:continue-numbering="true" text:style-name="LFO3">
        <text:list-item>
          <text:list>
            <text:list-item>
              <text:list>
                <text:list-item>
                  <text:p text:style-name="P24"><text:bookmark-start text:name="_Toc277173234"/><text:bookmark-start text:name="_Toc267049090"/><text:bookmark-start text:name="_Toc272325924"/><text:bookmark-start text:name="_Toc275156557"/>Verificación 1.1.1<text:bookmark-end text:name="_Toc267049090"/><text:bookmark-end text:name="_Toc272325924"/><text:bookmark-end text:name="_Toc275156557"/>: Existencia de textos alternativos<text:bookmark-end text:name="_Toc277173234"/></text:p>
                </text:list-item>
              </text:list>
            </text:list-item>
          </text:list>
        </text:list-item>
      </text:list>
      <text:p text:style-name="Figure"><text:span text:style-name="Fuente_20_de_20_párrafo_20_predeter."><text:span text:style-name="T1"><draw:frame draw:style-name="fr2" draw:name="Image21" text:anchor-type="as-char" svg:y="0in" svg:width="5.8854in" style:rel-width="scale" svg:height="4.7291in" style:rel-height="scale" draw:z-index="128"><draw:image xlink:href="Pictures/1000000000000235000001C6A17E0D56.png" xlink:type="simple" xlink:show="embed" xlink:actuate="onLoad"/><svg:desc> </svg:desc></draw:frame></text:span></text:span></text:p>
      <text:p text:style-name="Titulo_5f_tablas">Evolución de la Puntuación Media por Verificación: Verificación 1.1.1</text:p>
      <table:table table:name="Table47" table:style-name="Table47">
        <table:table-column table:style-name="Table47.A"/>
        <table:table-column table:style-name="Table47.B"/>
        <table:table-row>
          <table:table-cell table:style-name="Table47.A1" office:value-type="string">
            <text:p text:style-name="Encabezado_20_tablas_20_resultados">Fecha</text:p>
          </table:table-cell>
          <table:table-cell table:style-name="Table47.B1" office:value-type="string">
            <text:p text:style-name="Encabezado_20_tablas_20_resultados">Puntuación Media</text:p>
          </table:table-cell>
        </table:table-row>
        <table:table-row>
          <table:table-cell table:style-name="Table47.A2" office:value-type="string">
            <text:p text:style-name="Tabla_20_resultados_20_centrado">-95.t1.a2-</text:p>
          </table:table-cell>
          <table:table-cell table:style-name="Table47.B2" office:value-type="string">
            <text:p text:style-name="Tabla_20_resultados_20_centrado">-95.t1.b2-</text:p>
          </table:table-cell>
        </table:table-row>
        <table:table-row>
          <table:table-cell table:style-name="Table47.A2" office:value-type="string">
            <text:p text:style-name="Tabla_20_resultados_20_centrado">-95.t1.a3-</text:p>
          </table:table-cell>
          <table:table-cell table:style-name="Table47.B2" office:value-type="string">
            <text:p text:style-name="Tabla_20_resultados_20_centrado">-95.t1.b3-</text:p>
          </table:table-cell>
        </table:table-row>
        <table:table-row>
          <table:table-cell table:style-name="Table47.A2" office:value-type="string">
            <text:p text:style-name="Tabla_20_resultados_20_centrado">-95.t1.a4-</text:p>
          </table:table-cell>
          <table:table-cell table:style-name="Table47.B2" office:value-type="string">
            <text:p text:style-name="Tabla_20_resultados_20_centrado">-95.t1.b4-</text:p>
          </table:table-cell>
        </table:table-row>
        <table:table-row>
          <table:table-cell table:style-name="Table47.A2" office:value-type="string">
            <text:p text:style-name="Tabla_20_resultados_20_centrado">-95.t1.a5-</text:p>
          </table:table-cell>
          <table:table-cell table:style-name="Table47.B2" office:value-type="string">
            <text:p text:style-name="Tabla_20_resultados_20_centrado">-95.t1.b5-</text:p>
          </table:table-cell>
        </table:table-row>
        <table:table-row>
          <table:table-cell table:style-name="Table47.A2" office:value-type="string">
            <text:p text:style-name="Tabla_20_resultados_20_centrado">-95.t1.a6-</text:p>
          </table:table-cell>
          <table:table-cell table:style-name="Table47.B2" office:value-type="string">
            <text:p text:style-name="Tabla_20_resultados_20_centrado">-95.t1.b6-</text:p>
          </table:table-cell>
        </table:table-row>
      </table:table>
      <text:list xml:id="list164654700016772" text:continue-numbering="true" text:style-name="LFO3">
        <text:list-item>
          <text:list>
            <text:list-item>
              <text:list>
                <text:list-item>
                  <text:p text:style-name="P24"><text:bookmark-start text:name="_Toc277173235"/><text:bookmark-start text:name="_Toc267049091"/><text:bookmark-start text:name="_Toc272325925"/><text:bookmark-start text:name="_Toc275156558"/>Verificación 1.1.2<text:bookmark-end text:name="_Toc267049091"/><text:bookmark-end text:name="_Toc272325925"/><text:bookmark-end text:name="_Toc275156558"/>: Uso adecuado de JavaScript<text:bookmark-end text:name="_Toc277173235"/></text:p>
                </text:list-item>
              </text:list>
            </text:list-item>
          </text:list>
        </text:list-item>
      </text:list>
      <text:p text:style-name="Figure"><text:span text:style-name="Fuente_20_de_20_párrafo_20_predeter."><text:span text:style-name="T1"><draw:frame draw:style-name="fr2" draw:name="Image22" text:anchor-type="as-char" svg:y="0in" svg:width="5.8854in" style:rel-width="scale" svg:height="4.7291in" style:rel-height="scale" draw:z-index="129"><draw:image xlink:href="Pictures/1000000000000235000001C6BD72F1AC.png" xlink:type="simple" xlink:show="embed" xlink:actuate="onLoad"/><svg:desc> </svg:desc></draw:frame></text:span></text:span></text:p>
      <text:p text:style-name="Titulo_5f_tablas">Evolución de la Puntuación Media por Verificación: Verificación 1.1.2</text:p>
      <table:table table:name="Table48" table:style-name="Table48">
        <table:table-column table:style-name="Table48.A"/>
        <table:table-column table:style-name="Table48.B"/>
        <table:table-row>
          <table:table-cell table:style-name="Table48.A1" office:value-type="string">
            <text:p text:style-name="Encabezado_20_tablas_20_resultados">Fecha</text:p>
          </table:table-cell>
          <table:table-cell table:style-name="Table48.B1" office:value-type="string">
            <text:p text:style-name="Encabezado_20_tablas_20_resultados">Puntuación Media</text:p>
          </table:table-cell>
        </table:table-row>
        <table:table-row>
          <table:table-cell table:style-name="Table48.A2" office:value-type="string">
            <text:p text:style-name="Tabla_20_resultados_20_centrado">-96.t1.a2-</text:p>
          </table:table-cell>
          <table:table-cell table:style-name="Table48.B2" office:value-type="string">
            <text:p text:style-name="Tabla_20_resultados_20_centrado">-96.t1.b2-</text:p>
          </table:table-cell>
        </table:table-row>
        <table:table-row>
          <table:table-cell table:style-name="Table48.A2" office:value-type="string">
            <text:p text:style-name="Tabla_20_resultados_20_centrado">-96.t1.a3-</text:p>
          </table:table-cell>
          <table:table-cell table:style-name="Table48.B2" office:value-type="string">
            <text:p text:style-name="Tabla_20_resultados_20_centrado">-96.t1.b3-</text:p>
          </table:table-cell>
        </table:table-row>
        <table:table-row>
          <table:table-cell table:style-name="Table48.A2" office:value-type="string">
            <text:p text:style-name="Tabla_20_resultados_20_centrado">-96.t1.a4-</text:p>
          </table:table-cell>
          <table:table-cell table:style-name="Table48.B2" office:value-type="string">
            <text:p text:style-name="Tabla_20_resultados_20_centrado">-96.t1.b4-</text:p>
          </table:table-cell>
        </table:table-row>
        <table:table-row>
          <table:table-cell table:style-name="Table48.A2" office:value-type="string">
            <text:p text:style-name="Tabla_20_resultados_20_centrado">-96.t1.a5-</text:p>
          </table:table-cell>
          <table:table-cell table:style-name="Table48.B2" office:value-type="string">
            <text:p text:style-name="Tabla_20_resultados_20_centrado">-96.t1.b5-</text:p>
          </table:table-cell>
        </table:table-row>
        <table:table-row>
          <table:table-cell table:style-name="Table48.A2" office:value-type="string">
            <text:p text:style-name="Tabla_20_resultados_20_centrado">-96.t1.a6-</text:p>
          </table:table-cell>
          <table:table-cell table:style-name="Table48.B2" office:value-type="string">
            <text:p text:style-name="Tabla_20_resultados_20_centrado">-96.t1.b6-</text:p>
          </table:table-cell>
        </table:table-row>
      </table:table>
      <text:list xml:id="list164654992635912" text:continue-numbering="true" text:style-name="LFO3">
        <text:list-item>
          <text:list>
            <text:list-item>
              <text:list>
                <text:list-item>
                  <text:p text:style-name="P24"><text:bookmark-start text:name="_Toc277173236"/><text:bookmark-start text:name="_Toc267049092"/><text:bookmark-start text:name="_Toc272325926"/><text:bookmark-start text:name="_Toc275156559"/>Verificación 1.1.3<text:bookmark-end text:name="_Toc267049092"/><text:bookmark-end text:name="_Toc272325926"/><text:bookmark-end text:name="_Toc275156559"/>: Identificación y alternativas para marcos<text:bookmark-end text:name="_Toc277173236"/></text:p>
                </text:list-item>
              </text:list>
            </text:list-item>
          </text:list>
        </text:list-item>
      </text:list>
      <text:p text:style-name="Figure"><text:span text:style-name="Fuente_20_de_20_párrafo_20_predeter."><text:span text:style-name="T1"><draw:frame draw:style-name="fr2" draw:name="Image23" text:anchor-type="as-char" svg:y="0in" svg:width="5.8854in" style:rel-width="scale" svg:height="4.7291in" style:rel-height="scale" draw:z-index="146"><draw:image xlink:href="Pictures/1000000000000235000001C650687B4D.png" xlink:type="simple" xlink:show="embed" xlink:actuate="onLoad"/><svg:desc> </svg:desc></draw:frame></text:span></text:span></text:p>
      <text:p text:style-name="Titulo_5f_tablas">Evolución de la Puntuación Media por Verificación: Verificación 1.1.3</text:p>
      <table:table table:name="Table49" table:style-name="Table49">
        <table:table-column table:style-name="Table49.A"/>
        <table:table-column table:style-name="Table49.B"/>
        <table:table-row>
          <table:table-cell table:style-name="Table49.A1" office:value-type="string">
            <text:p text:style-name="Encabezado_20_tablas_20_resultados">Fecha</text:p>
          </table:table-cell>
          <table:table-cell table:style-name="Table49.B1" office:value-type="string">
            <text:p text:style-name="Encabezado_20_tablas_20_resultados">Puntuación Media</text:p>
          </table:table-cell>
        </table:table-row>
        <table:table-row>
          <table:table-cell table:style-name="Table49.A2" office:value-type="string">
            <text:p text:style-name="Tabla_20_resultados_20_centrado">-97.t1.a2-</text:p>
          </table:table-cell>
          <table:table-cell table:style-name="Table49.B2" office:value-type="string">
            <text:p text:style-name="Tabla_20_resultados_20_centrado">-97.t1.b2-</text:p>
          </table:table-cell>
        </table:table-row>
        <table:table-row>
          <table:table-cell table:style-name="Table49.A2" office:value-type="string">
            <text:p text:style-name="Tabla_20_resultados_20_centrado">-97.t1.a3-</text:p>
          </table:table-cell>
          <table:table-cell table:style-name="Table49.B2" office:value-type="string">
            <text:p text:style-name="Tabla_20_resultados_20_centrado">-97.t1.b3-</text:p>
          </table:table-cell>
        </table:table-row>
        <table:table-row>
          <table:table-cell table:style-name="Table49.A2" office:value-type="string">
            <text:p text:style-name="Tabla_20_resultados_20_centrado">-97.t1.a4-</text:p>
          </table:table-cell>
          <table:table-cell table:style-name="Table49.B2" office:value-type="string">
            <text:p text:style-name="Tabla_20_resultados_20_centrado">-97.t1.b4-</text:p>
          </table:table-cell>
        </table:table-row>
        <table:table-row>
          <table:table-cell table:style-name="Table49.A2" office:value-type="string">
            <text:p text:style-name="Tabla_20_resultados_20_centrado">-97.t1.a5-</text:p>
          </table:table-cell>
          <table:table-cell table:style-name="Table49.B2" office:value-type="string">
            <text:p text:style-name="Tabla_20_resultados_20_centrado">-97.t1.b5-</text:p>
          </table:table-cell>
        </table:table-row>
        <table:table-row>
          <table:table-cell table:style-name="Table49.A2" office:value-type="string">
            <text:p text:style-name="Tabla_20_resultados_20_centrado">-97.t1.a6-</text:p>
          </table:table-cell>
          <table:table-cell table:style-name="Table49.B2" office:value-type="string">
            <text:p text:style-name="Tabla_20_resultados_20_centrado">-97.t1.b6-</text:p>
          </table:table-cell>
        </table:table-row>
      </table:table>
      <text:p text:style-name="Figure"/>
      <text:list xml:id="list164653736435236" text:continue-numbering="true" text:style-name="LFO3">
        <text:list-item>
          <text:list>
            <text:list-item>
              <text:list>
                <text:list-item>
                  <text:p text:style-name="P24"><text:bookmark-start text:name="_Toc277173237"/><text:bookmark-start text:name="_Toc267049093"/><text:bookmark-start text:name="_Toc272325927"/><text:bookmark-start text:name="_Toc275156560"/>Verificación 1.1.4<text:bookmark-end text:name="_Toc267049093"/><text:bookmark-end text:name="_Toc272325927"/><text:bookmark-end text:name="_Toc275156560"/>: Enlaces descriptivos<text:bookmark-end text:name="_Toc277173237"/></text:p>
                </text:list-item>
              </text:list>
            </text:list-item>
          </text:list>
        </text:list-item>
      </text:list>
      <text:p text:style-name="Figure"><text:span text:style-name="Fuente_20_de_20_párrafo_20_predeter."><text:span text:style-name="T1"><draw:frame draw:style-name="fr2" draw:name="Image24" text:anchor-type="as-char" svg:y="0in" svg:width="5.8854in" style:rel-width="scale" svg:height="4.7291in" style:rel-height="scale" draw:z-index="147"><draw:image xlink:href="Pictures/1000000000000235000001C662804C47.png" xlink:type="simple" xlink:show="embed" xlink:actuate="onLoad"/><svg:desc> </svg:desc></draw:frame></text:span></text:span></text:p>
      <text:p text:style-name="Titulo_5f_tablas">Evolución de la Puntuación Media por Verificación: Verificación 1.1.4</text:p>
      <table:table table:name="Table50" table:style-name="Table50">
        <table:table-column table:style-name="Table50.A"/>
        <table:table-column table:style-name="Table50.B"/>
        <table:table-row>
          <table:table-cell table:style-name="Table50.A1" office:value-type="string">
            <text:p text:style-name="Encabezado_20_tablas_20_resultados">Fecha</text:p>
          </table:table-cell>
          <table:table-cell table:style-name="Table50.B1" office:value-type="string">
            <text:p text:style-name="Encabezado_20_tablas_20_resultados">Puntuación Media</text:p>
          </table:table-cell>
        </table:table-row>
        <table:table-row>
          <table:table-cell table:style-name="Table50.A2" office:value-type="string">
            <text:p text:style-name="Tabla_20_resultados_20_centrado">-98.t1.a2-</text:p>
          </table:table-cell>
          <table:table-cell table:style-name="Table50.B2" office:value-type="string">
            <text:p text:style-name="Tabla_20_resultados_20_centrado">-98.t1.b2-</text:p>
          </table:table-cell>
        </table:table-row>
        <table:table-row>
          <table:table-cell table:style-name="Table50.A2" office:value-type="string">
            <text:p text:style-name="Tabla_20_resultados_20_centrado">-98.t1.a3-</text:p>
          </table:table-cell>
          <table:table-cell table:style-name="Table50.B2" office:value-type="string">
            <text:p text:style-name="Tabla_20_resultados_20_centrado">-98.t1.b3-</text:p>
          </table:table-cell>
        </table:table-row>
        <table:table-row>
          <table:table-cell table:style-name="Table50.A2" office:value-type="string">
            <text:p text:style-name="Tabla_20_resultados_20_centrado">-98.t1.a4-</text:p>
          </table:table-cell>
          <table:table-cell table:style-name="Table50.B2" office:value-type="string">
            <text:p text:style-name="Tabla_20_resultados_20_centrado">-98.t1.b4-</text:p>
          </table:table-cell>
        </table:table-row>
        <table:table-row>
          <table:table-cell table:style-name="Table50.A2" office:value-type="string">
            <text:p text:style-name="Tabla_20_resultados_20_centrado">-98.t1.a5-</text:p>
          </table:table-cell>
          <table:table-cell table:style-name="Table50.B2" office:value-type="string">
            <text:p text:style-name="Tabla_20_resultados_20_centrado">-98.t1.b5-</text:p>
          </table:table-cell>
        </table:table-row>
        <table:table-row>
          <table:table-cell table:style-name="Table50.A2" office:value-type="string">
            <text:p text:style-name="Tabla_20_resultados_20_centrado">-98.t1.a6-</text:p>
          </table:table-cell>
          <table:table-cell table:style-name="Table50.B2" office:value-type="string">
            <text:p text:style-name="Tabla_20_resultados_20_centrado">-98.t1.b6-</text:p>
          </table:table-cell>
        </table:table-row>
      </table:table>
      <text:p text:style-name="Figure"/>
      <text:list xml:id="list164655433384796" text:continue-numbering="true" text:style-name="LFO3">
        <text:list-item>
          <text:list>
            <text:list-item>
              <text:list>
                <text:list-item>
                  <text:p text:style-name="P24"><text:bookmark-start text:name="_Toc277173238"/><text:bookmark-start text:name="_Toc267049094"/><text:bookmark-start text:name="_Toc272325928"/><text:bookmark-start text:name="_Toc275156561"/>Verificación 1.2.1<text:bookmark-end text:name="_Toc267049094"/><text:bookmark-end text:name="_Toc272325928"/><text:bookmark-end text:name="_Toc275156561"/>: Código Válido (HTML y CSS)<text:bookmark-end text:name="_Toc277173238"/></text:p>
                </text:list-item>
              </text:list>
            </text:list-item>
          </text:list>
        </text:list-item>
      </text:list>
      <text:p text:style-name="Figure"><text:span text:style-name="Fuente_20_de_20_párrafo_20_predeter."><text:span text:style-name="T1"><draw:frame draw:style-name="fr2" draw:name="Image25" text:anchor-type="as-char" svg:y="0in" svg:width="5.8854in" style:rel-width="scale" svg:height="4.7291in" style:rel-height="scale" draw:z-index="148"><draw:image xlink:href="Pictures/1000000000000235000001C64AA35BF9.png" xlink:type="simple" xlink:show="embed" xlink:actuate="onLoad"/><svg:desc> </svg:desc></draw:frame></text:span></text:span></text:p>
      <text:p text:style-name="Titulo_5f_tablas">Evolución de la Puntuación Media por Verificación: Verificación 1.2.1</text:p>
      <table:table table:name="Table51" table:style-name="Table51">
        <table:table-column table:style-name="Table51.A"/>
        <table:table-column table:style-name="Table51.B"/>
        <table:table-row>
          <table:table-cell table:style-name="Table51.A1" office:value-type="string">
            <text:p text:style-name="Encabezado_20_tablas_20_resultados">Fecha</text:p>
          </table:table-cell>
          <table:table-cell table:style-name="Table51.B1" office:value-type="string">
            <text:p text:style-name="Encabezado_20_tablas_20_resultados">Puntuación Media</text:p>
          </table:table-cell>
        </table:table-row>
        <table:table-row>
          <table:table-cell table:style-name="Table51.A2" office:value-type="string">
            <text:p text:style-name="Tabla_20_resultados_20_centrado">-99.t1.a2-</text:p>
          </table:table-cell>
          <table:table-cell table:style-name="Table51.B2" office:value-type="string">
            <text:p text:style-name="Tabla_20_resultados_20_centrado">-99.t1.b2-</text:p>
          </table:table-cell>
        </table:table-row>
        <table:table-row>
          <table:table-cell table:style-name="Table51.A2" office:value-type="string">
            <text:p text:style-name="Tabla_20_resultados_20_centrado">-99.t1.a3-</text:p>
          </table:table-cell>
          <table:table-cell table:style-name="Table51.B2" office:value-type="string">
            <text:p text:style-name="Tabla_20_resultados_20_centrado">-99.t1.b3-</text:p>
          </table:table-cell>
        </table:table-row>
        <table:table-row>
          <table:table-cell table:style-name="Table51.A2" office:value-type="string">
            <text:p text:style-name="Tabla_20_resultados_20_centrado">-99.t1.a4-</text:p>
          </table:table-cell>
          <table:table-cell table:style-name="Table51.B2" office:value-type="string">
            <text:p text:style-name="Tabla_20_resultados_20_centrado">-99.t1.b4-</text:p>
          </table:table-cell>
        </table:table-row>
        <table:table-row>
          <table:table-cell table:style-name="Table51.A2" office:value-type="string">
            <text:p text:style-name="Tabla_20_resultados_20_centrado">-99.t1.a5-</text:p>
          </table:table-cell>
          <table:table-cell table:style-name="Table51.B2" office:value-type="string">
            <text:p text:style-name="Tabla_20_resultados_20_centrado">-99.t1.b5-</text:p>
          </table:table-cell>
        </table:table-row>
        <table:table-row>
          <table:table-cell table:style-name="Table51.A2" office:value-type="string">
            <text:p text:style-name="Tabla_20_resultados_20_centrado">-99.t1.a6-</text:p>
          </table:table-cell>
          <table:table-cell table:style-name="Table51.B2" office:value-type="string">
            <text:p text:style-name="Tabla_20_resultados_20_centrado">-99.t1.b6-</text:p>
          </table:table-cell>
        </table:table-row>
      </table:table>
      <text:p text:style-name="Figure"/>
      <text:list xml:id="list164655050204918" text:continue-numbering="true" text:style-name="LFO3">
        <text:list-item>
          <text:list>
            <text:list-item>
              <text:list>
                <text:list-item>
                  <text:p text:style-name="P24"><text:bookmark-start text:name="_Toc277173239"/><text:bookmark-start text:name="_Toc267049095"/><text:bookmark-start text:name="_Toc272325929"/><text:bookmark-start text:name="_Toc275156562"/>Verificación 1.2.2<text:bookmark-end text:name="_Toc267049095"/><text:bookmark-end text:name="_Toc272325929"/><text:bookmark-end text:name="_Toc275156562"/>: Redimensión de texto<text:bookmark-end text:name="_Toc277173239"/></text:p>
                </text:list-item>
              </text:list>
            </text:list-item>
          </text:list>
        </text:list-item>
      </text:list>
      <text:p text:style-name="Figure"><text:span text:style-name="Fuente_20_de_20_párrafo_20_predeter."><text:span text:style-name="T1"><draw:frame draw:style-name="fr2" draw:name="Image26" text:anchor-type="as-char" svg:y="0in" svg:width="5.8854in" style:rel-width="scale" svg:height="4.7291in" style:rel-height="scale" draw:z-index="141"><draw:image xlink:href="Pictures/1000000000000235000001C6F58F8553.png" xlink:type="simple" xlink:show="embed" xlink:actuate="onLoad"/><svg:desc> </svg:desc></draw:frame></text:span></text:span></text:p>
      <text:p text:style-name="Titulo_5f_tablas">Evolución de la Puntuación Media por Verificación: Verificación 1.2.2</text:p>
      <table:table table:name="Table52" table:style-name="Table52">
        <table:table-column table:style-name="Table52.A"/>
        <table:table-column table:style-name="Table52.B"/>
        <table:table-row>
          <table:table-cell table:style-name="Table52.A1" office:value-type="string">
            <text:p text:style-name="Encabezado_20_tablas_20_resultados">Fecha</text:p>
          </table:table-cell>
          <table:table-cell table:style-name="Table52.B1" office:value-type="string">
            <text:p text:style-name="Encabezado_20_tablas_20_resultados">Puntuación Media</text:p>
          </table:table-cell>
        </table:table-row>
        <table:table-row>
          <table:table-cell table:style-name="Table52.A2" office:value-type="string">
            <text:p text:style-name="Tabla_20_resultados_20_centrado">-910.t1.a2-</text:p>
          </table:table-cell>
          <table:table-cell table:style-name="Table52.B2" office:value-type="string">
            <text:p text:style-name="Tabla_20_resultados_20_centrado">-910.t1.b2-</text:p>
          </table:table-cell>
        </table:table-row>
        <table:table-row>
          <table:table-cell table:style-name="Table52.A2" office:value-type="string">
            <text:p text:style-name="Tabla_20_resultados_20_centrado">-910.t1.a3-</text:p>
          </table:table-cell>
          <table:table-cell table:style-name="Table52.B2" office:value-type="string">
            <text:p text:style-name="Tabla_20_resultados_20_centrado">-910.t1.b3-</text:p>
          </table:table-cell>
        </table:table-row>
        <table:table-row>
          <table:table-cell table:style-name="Table52.A2" office:value-type="string">
            <text:p text:style-name="Tabla_20_resultados_20_centrado">-910.t1.a4-</text:p>
          </table:table-cell>
          <table:table-cell table:style-name="Table52.B2" office:value-type="string">
            <text:p text:style-name="Tabla_20_resultados_20_centrado">-910.t1.b4-</text:p>
          </table:table-cell>
        </table:table-row>
        <table:table-row>
          <table:table-cell table:style-name="Table52.A2" office:value-type="string">
            <text:p text:style-name="Tabla_20_resultados_20_centrado">-910.t1.a5-</text:p>
          </table:table-cell>
          <table:table-cell table:style-name="Table52.B2" office:value-type="string">
            <text:p text:style-name="Tabla_20_resultados_20_centrado">-910.t1.b5-</text:p>
          </table:table-cell>
        </table:table-row>
        <table:table-row>
          <table:table-cell table:style-name="Table52.A2" office:value-type="string">
            <text:p text:style-name="Tabla_20_resultados_20_centrado">-910.t1.a6-</text:p>
          </table:table-cell>
          <table:table-cell table:style-name="Table52.B2" office:value-type="string">
            <text:p text:style-name="Tabla_20_resultados_20_centrado">-910.t1.b6-</text:p>
          </table:table-cell>
        </table:table-row>
      </table:table>
      <text:p text:style-name="Figure"/>
      <text:list xml:id="list164654497062682" text:continue-numbering="true" text:style-name="LFO3">
        <text:list-item>
          <text:list>
            <text:list-item>
              <text:list>
                <text:list-item>
                  <text:p text:style-name="P24"><text:bookmark-start text:name="_Toc277173240"/><text:bookmark-start text:name="_Toc267049096"/><text:bookmark-start text:name="_Toc272325930"/><text:bookmark-start text:name="_Toc275156563"/>Verificación 1.2.3<text:bookmark-end text:name="_Toc267049096"/><text:bookmark-end text:name="_Toc272325930"/><text:bookmark-end text:name="_Toc275156563"/>: Uso de encabezados<text:bookmark-end text:name="_Toc277173240"/></text:p>
                </text:list-item>
              </text:list>
            </text:list-item>
          </text:list>
        </text:list-item>
      </text:list>
      <text:p text:style-name="Figure"><text:span text:style-name="Fuente_20_de_20_párrafo_20_predeter."><text:span text:style-name="T1"><draw:frame draw:style-name="fr2" draw:name="Image27" text:anchor-type="as-char" svg:y="0in" svg:width="5.8854in" style:rel-width="scale" svg:height="4.7291in" style:rel-height="scale" draw:z-index="140"><draw:image xlink:href="Pictures/1000000000000235000001C6AD68F8D4.png" xlink:type="simple" xlink:show="embed" xlink:actuate="onLoad"/><svg:desc> </svg:desc></draw:frame></text:span></text:span></text:p>
      <text:p text:style-name="Titulo_5f_tablas">Evolución de la Puntuación Media por Verificación: Verificación 1.2.3</text:p>
      <table:table table:name="Table53" table:style-name="Table53">
        <table:table-column table:style-name="Table53.A"/>
        <table:table-column table:style-name="Table53.B"/>
        <table:table-row>
          <table:table-cell table:style-name="Table53.A1" office:value-type="string">
            <text:p text:style-name="Encabezado_20_tablas_20_resultados">Fecha</text:p>
          </table:table-cell>
          <table:table-cell table:style-name="Table53.B1" office:value-type="string">
            <text:p text:style-name="Encabezado_20_tablas_20_resultados">Puntuación Media</text:p>
          </table:table-cell>
        </table:table-row>
        <table:table-row>
          <table:table-cell table:style-name="Table53.A2" office:value-type="string">
            <text:p text:style-name="Tabla_20_resultados_20_centrado">-911.t1.a2-</text:p>
          </table:table-cell>
          <table:table-cell table:style-name="Table53.B2" office:value-type="string">
            <text:p text:style-name="Tabla_20_resultados_20_centrado">-911.t1.b2-</text:p>
          </table:table-cell>
        </table:table-row>
        <table:table-row>
          <table:table-cell table:style-name="Table53.A2" office:value-type="string">
            <text:p text:style-name="Tabla_20_resultados_20_centrado">-911.t1.a3-</text:p>
          </table:table-cell>
          <table:table-cell table:style-name="Table53.B2" office:value-type="string">
            <text:p text:style-name="Tabla_20_resultados_20_centrado">-911.t1.b3-</text:p>
          </table:table-cell>
        </table:table-row>
        <table:table-row>
          <table:table-cell table:style-name="Table53.A2" office:value-type="string">
            <text:p text:style-name="Tabla_20_resultados_20_centrado">-911.t1.a4-</text:p>
          </table:table-cell>
          <table:table-cell table:style-name="Table53.B2" office:value-type="string">
            <text:p text:style-name="Tabla_20_resultados_20_centrado">-911.t1.b4-</text:p>
          </table:table-cell>
        </table:table-row>
        <table:table-row>
          <table:table-cell table:style-name="Table53.A2" office:value-type="string">
            <text:p text:style-name="Tabla_20_resultados_20_centrado">-911.t1.a5-</text:p>
          </table:table-cell>
          <table:table-cell table:style-name="Table53.B2" office:value-type="string">
            <text:p text:style-name="Tabla_20_resultados_20_centrado">-911.t1.b5-</text:p>
          </table:table-cell>
        </table:table-row>
        <table:table-row>
          <table:table-cell table:style-name="Table53.A2" office:value-type="string">
            <text:p text:style-name="Tabla_20_resultados_20_centrado">-911.t1.a6-</text:p>
          </table:table-cell>
          <table:table-cell table:style-name="Table53.B2" office:value-type="string">
            <text:p text:style-name="Tabla_20_resultados_20_centrado">-911.t1.b6-</text:p>
          </table:table-cell>
        </table:table-row>
      </table:table>
      <text:p text:style-name="Figure"/>
      <text:list xml:id="list164655576160129" text:continue-numbering="true" text:style-name="LFO3">
        <text:list-item>
          <text:list>
            <text:list-item>
              <text:list>
                <text:list-item>
                  <text:p text:style-name="P24"><text:bookmark-start text:name="_Toc277173241"/><text:bookmark-start text:name="_Toc267049097"/><text:bookmark-start text:name="_Toc272325931"/><text:bookmark-start text:name="_Toc275156564"/>Verificación 1.2.4<text:bookmark-end text:name="_Toc267049097"/><text:bookmark-end text:name="_Toc272325931"/><text:bookmark-end text:name="_Toc275156564"/>: Utilización de tecnologías actuales<text:bookmark-end text:name="_Toc277173241"/></text:p>
                </text:list-item>
              </text:list>
            </text:list-item>
          </text:list>
        </text:list-item>
      </text:list>
      <text:p text:style-name="Figure"><text:span text:style-name="Fuente_20_de_20_párrafo_20_predeter."><text:span text:style-name="T1"><draw:frame draw:style-name="fr2" draw:name="Image28" text:anchor-type="as-char" svg:y="0in" svg:width="5.8854in" style:rel-width="scale" svg:height="4.7291in" style:rel-height="scale" draw:z-index="153"><draw:image xlink:href="Pictures/1000000000000235000001C6D23CB31C.png" xlink:type="simple" xlink:show="embed" xlink:actuate="onLoad"/><svg:desc> </svg:desc></draw:frame></text:span></text:span></text:p>
      <text:p text:style-name="Titulo_5f_tablas">Evolución de la Puntuación Media por Verificación: Verificación 1.2.4</text:p>
      <table:table table:name="Table54" table:style-name="Table54">
        <table:table-column table:style-name="Table54.A"/>
        <table:table-column table:style-name="Table54.B"/>
        <table:table-row>
          <table:table-cell table:style-name="Table54.A1" office:value-type="string">
            <text:p text:style-name="Encabezado_20_tablas_20_resultados">Fecha</text:p>
          </table:table-cell>
          <table:table-cell table:style-name="Table54.B1" office:value-type="string">
            <text:p text:style-name="Encabezado_20_tablas_20_resultados">Puntuación Media</text:p>
          </table:table-cell>
        </table:table-row>
        <table:table-row>
          <table:table-cell table:style-name="Table54.A2" office:value-type="string">
            <text:p text:style-name="Tabla_20_resultados_20_centrado">-912.t1.a2-</text:p>
          </table:table-cell>
          <table:table-cell table:style-name="Table54.B2" office:value-type="string">
            <text:p text:style-name="Tabla_20_resultados_20_centrado">-912.t1.b2-</text:p>
          </table:table-cell>
        </table:table-row>
        <table:table-row>
          <table:table-cell table:style-name="Table54.A2" office:value-type="string">
            <text:p text:style-name="Tabla_20_resultados_20_centrado">-912.t1.a3-</text:p>
          </table:table-cell>
          <table:table-cell table:style-name="Table54.B2" office:value-type="string">
            <text:p text:style-name="Tabla_20_resultados_20_centrado">-912.t1.b3-</text:p>
          </table:table-cell>
        </table:table-row>
        <table:table-row>
          <table:table-cell table:style-name="Table54.A2" office:value-type="string">
            <text:p text:style-name="Tabla_20_resultados_20_centrado">-912.t1.a4-</text:p>
          </table:table-cell>
          <table:table-cell table:style-name="Table54.B2" office:value-type="string">
            <text:p text:style-name="Tabla_20_resultados_20_centrado">-912.t1.b4-</text:p>
          </table:table-cell>
        </table:table-row>
        <table:table-row>
          <table:table-cell table:style-name="Table54.A2" office:value-type="string">
            <text:p text:style-name="Tabla_20_resultados_20_centrado">-912.t1.a5-</text:p>
          </table:table-cell>
          <table:table-cell table:style-name="Table54.B2" office:value-type="string">
            <text:p text:style-name="Tabla_20_resultados_20_centrado">-912.t1.b5-</text:p>
          </table:table-cell>
        </table:table-row>
        <table:table-row>
          <table:table-cell table:style-name="Table54.A2" office:value-type="string">
            <text:p text:style-name="Tabla_20_resultados_20_centrado">-912.t1.a6-</text:p>
          </table:table-cell>
          <table:table-cell table:style-name="Table54.B2" office:value-type="string">
            <text:p text:style-name="Tabla_20_resultados_20_centrado">-912.t1.b6-</text:p>
          </table:table-cell>
        </table:table-row>
      </table:table>
      <text:p text:style-name="Figure"/>
      <text:list xml:id="list164655201745573" text:continue-numbering="true" text:style-name="LFO3">
        <text:list-item>
          <text:list>
            <text:list-item>
              <text:list>
                <text:list-item>
                  <text:p text:style-name="P24"><text:bookmark-start text:name="_Toc277173242"/><text:bookmark-start text:name="_Toc267049098"/><text:bookmark-start text:name="_Toc272325932"/><text:bookmark-start text:name="_Toc275156565"/>Verificación 1.2.5<text:bookmark-end text:name="_Toc267049098"/><text:bookmark-end text:name="_Toc272325932"/><text:bookmark-end text:name="_Toc275156565"/>: Asociación en formularios<text:bookmark-end text:name="_Toc277173242"/></text:p>
                </text:list-item>
              </text:list>
            </text:list-item>
          </text:list>
        </text:list-item>
      </text:list>
      <text:p text:style-name="Figure"><text:span text:style-name="Fuente_20_de_20_párrafo_20_predeter."><text:span text:style-name="T1"><draw:frame draw:style-name="fr2" draw:name="Image29" text:anchor-type="as-char" svg:y="0in" svg:width="5.8854in" style:rel-width="scale" svg:height="4.7291in" style:rel-height="scale" draw:z-index="152"><draw:image xlink:href="Pictures/1000000000000235000001C648DC7E68.png" xlink:type="simple" xlink:show="embed" xlink:actuate="onLoad"/><svg:desc> </svg:desc></draw:frame></text:span></text:span></text:p>
      <text:p text:style-name="Titulo_5f_tablas">Evolución de la Puntuación Media por Verificación: Verificación 1.2.5</text:p>
      <table:table table:name="Table55" table:style-name="Table55">
        <table:table-column table:style-name="Table55.A"/>
        <table:table-column table:style-name="Table55.B"/>
        <table:table-row>
          <table:table-cell table:style-name="Table55.A1" office:value-type="string">
            <text:p text:style-name="Encabezado_20_tablas_20_resultados">Fecha</text:p>
          </table:table-cell>
          <table:table-cell table:style-name="Table55.B1" office:value-type="string">
            <text:p text:style-name="Encabezado_20_tablas_20_resultados">Puntuación Media</text:p>
          </table:table-cell>
        </table:table-row>
        <table:table-row>
          <table:table-cell table:style-name="Table55.A2" office:value-type="string">
            <text:p text:style-name="Tabla_20_resultados_20_centrado">-913.t1.a2-</text:p>
          </table:table-cell>
          <table:table-cell table:style-name="Table55.B2" office:value-type="string">
            <text:p text:style-name="Tabla_20_resultados_20_centrado">-913.t1.b2-</text:p>
          </table:table-cell>
        </table:table-row>
        <table:table-row>
          <table:table-cell table:style-name="Table55.A2" office:value-type="string">
            <text:p text:style-name="Tabla_20_resultados_20_centrado">-913.t1.a3-</text:p>
          </table:table-cell>
          <table:table-cell table:style-name="Table55.B2" office:value-type="string">
            <text:p text:style-name="Tabla_20_resultados_20_centrado">-913.t1.b3-</text:p>
          </table:table-cell>
        </table:table-row>
        <table:table-row>
          <table:table-cell table:style-name="Table55.A2" office:value-type="string">
            <text:p text:style-name="Tabla_20_resultados_20_centrado">-913.t1.a4-</text:p>
          </table:table-cell>
          <table:table-cell table:style-name="Table55.B2" office:value-type="string">
            <text:p text:style-name="Tabla_20_resultados_20_centrado">-913.t1.b4-</text:p>
          </table:table-cell>
        </table:table-row>
        <table:table-row>
          <table:table-cell table:style-name="Table55.A2" office:value-type="string">
            <text:p text:style-name="Tabla_20_resultados_20_centrado">-913.t1.a5-</text:p>
          </table:table-cell>
          <table:table-cell table:style-name="Table55.B2" office:value-type="string">
            <text:p text:style-name="Tabla_20_resultados_20_centrado">-913.t1.b5-</text:p>
          </table:table-cell>
        </table:table-row>
        <table:table-row>
          <table:table-cell table:style-name="Table55.A2" office:value-type="string">
            <text:p text:style-name="Tabla_20_resultados_20_centrado">-913.t1.a6-</text:p>
          </table:table-cell>
          <table:table-cell table:style-name="Table55.B2" office:value-type="string">
            <text:p text:style-name="Tabla_20_resultados_20_centrado">-913.t1.b6-</text:p>
          </table:table-cell>
        </table:table-row>
      </table:table>
      <text:p text:style-name="Figure"/>
      <text:list xml:id="list164654111604940" text:continue-numbering="true" text:style-name="LFO3">
        <text:list-item>
          <text:list>
            <text:list-item>
              <text:list>
                <text:list-item>
                  <text:p text:style-name="P24"><text:bookmark-start text:name="_Toc277173243"/><text:bookmark-start text:name="_Toc267049099"/><text:bookmark-start text:name="_Toc272325933"/><text:bookmark-start text:name="_Toc275156566"/>Verificación 1.2.6<text:bookmark-end text:name="_Toc267049099"/><text:bookmark-end text:name="_Toc272325933"/><text:bookmark-end text:name="_Toc275156566"/>: Sección Accesibilidad<text:bookmark-end text:name="_Toc277173243"/></text:p>
                </text:list-item>
              </text:list>
            </text:list-item>
          </text:list>
        </text:list-item>
      </text:list>
      <text:p text:style-name="Figure"><text:span text:style-name="Fuente_20_de_20_párrafo_20_predeter."><text:span text:style-name="T1"><draw:frame draw:style-name="fr2" draw:name="Image30" text:anchor-type="as-char" svg:y="0in" svg:width="5.8854in" style:rel-width="scale" svg:height="4.7291in" style:rel-height="scale" draw:z-index="151"><draw:image xlink:href="Pictures/1000000000000235000001C6CD7E7D77.png" xlink:type="simple" xlink:show="embed" xlink:actuate="onLoad"/><svg:desc> </svg:desc></draw:frame></text:span></text:span></text:p>
      <text:p text:style-name="Titulo_5f_tablas">Evolución de la Puntuación Media por Verificación: Verificación 1.2.6</text:p>
      <table:table table:name="Table56" table:style-name="Table56">
        <table:table-column table:style-name="Table56.A"/>
        <table:table-column table:style-name="Table56.B"/>
        <table:table-row>
          <table:table-cell table:style-name="Table56.A1" office:value-type="string">
            <text:p text:style-name="Encabezado_20_tablas_20_resultados">Fecha</text:p>
          </table:table-cell>
          <table:table-cell table:style-name="Table56.B1" office:value-type="string">
            <text:p text:style-name="Encabezado_20_tablas_20_resultados">Puntuación Media</text:p>
          </table:table-cell>
        </table:table-row>
        <table:table-row>
          <table:table-cell table:style-name="Table56.A2" office:value-type="string">
            <text:p text:style-name="Tabla_20_resultados_20_centrado">-914.t1.a2-</text:p>
          </table:table-cell>
          <table:table-cell table:style-name="Table56.B2" office:value-type="string">
            <text:p text:style-name="Tabla_20_resultados_20_centrado">-914.t1.b2-</text:p>
          </table:table-cell>
        </table:table-row>
        <table:table-row>
          <table:table-cell table:style-name="Table56.A2" office:value-type="string">
            <text:p text:style-name="Tabla_20_resultados_20_centrado">-914.t1.a3-</text:p>
          </table:table-cell>
          <table:table-cell table:style-name="Table56.B2" office:value-type="string">
            <text:p text:style-name="Tabla_20_resultados_20_centrado">-914.t1.b3-</text:p>
          </table:table-cell>
        </table:table-row>
        <table:table-row>
          <table:table-cell table:style-name="Table56.A2" office:value-type="string">
            <text:p text:style-name="Tabla_20_resultados_20_centrado">-914.t1.a4-</text:p>
          </table:table-cell>
          <table:table-cell table:style-name="Table56.B2" office:value-type="string">
            <text:p text:style-name="Tabla_20_resultados_20_centrado">-914.t1.b4-</text:p>
          </table:table-cell>
        </table:table-row>
        <table:table-row>
          <table:table-cell table:style-name="Table56.A2" office:value-type="string">
            <text:p text:style-name="Tabla_20_resultados_20_centrado">-914.t1.a5-</text:p>
          </table:table-cell>
          <table:table-cell table:style-name="Table56.B2" office:value-type="string">
            <text:p text:style-name="Tabla_20_resultados_20_centrado">-914.t1.b5-</text:p>
          </table:table-cell>
        </table:table-row>
        <table:table-row>
          <table:table-cell table:style-name="Table56.A2" office:value-type="string">
            <text:p text:style-name="Tabla_20_resultados_20_centrado">-914.t1.a6-</text:p>
          </table:table-cell>
          <table:table-cell table:style-name="Table56.B2" office:value-type="string">
            <text:p text:style-name="Tabla_20_resultados_20_centrado">-914.t1.b6-</text:p>
          </table:table-cell>
        </table:table-row>
      </table:table>
      <text:p text:style-name="Figure"/>
      <text:list xml:id="list164655219128554" text:continue-numbering="true" text:style-name="LFO3">
        <text:list-item>
          <text:list>
            <text:list-item>
              <text:list>
                <text:list-item>
                  <text:p text:style-name="P24"><text:bookmark-start text:name="_Toc277173244"/><text:bookmark-start text:name="_Toc267049100"/><text:bookmark-start text:name="_Toc272325934"/><text:bookmark-start text:name="_Toc275156567"/>Verificación 2.1.1<text:bookmark-end text:name="_Toc267049100"/><text:bookmark-end text:name="_Toc272325934"/><text:bookmark-end text:name="_Toc275156567"/>: Tablas de datos con encabezados<text:bookmark-end text:name="_Toc277173244"/></text:p>
                </text:list-item>
              </text:list>
            </text:list-item>
          </text:list>
        </text:list-item>
      </text:list>
      <text:p text:style-name="Figure"><text:span text:style-name="Fuente_20_de_20_párrafo_20_predeter."><text:span text:style-name="T1"><draw:frame draw:style-name="fr2" draw:name="Image31" text:anchor-type="as-char" svg:y="0in" svg:width="5.8854in" style:rel-width="scale" svg:height="4.7291in" style:rel-height="scale" draw:z-index="133"><draw:image xlink:href="Pictures/1000000000000235000001C6A560653E.png" xlink:type="simple" xlink:show="embed" xlink:actuate="onLoad"/><svg:desc> </svg:desc></draw:frame></text:span></text:span></text:p>
      <text:p text:style-name="Titulo_5f_tablas">Evolución de la Puntuación Media por Verificación: Verificación 2.1.1</text:p>
      <table:table table:name="Table57" table:style-name="Table57">
        <table:table-column table:style-name="Table57.A"/>
        <table:table-column table:style-name="Table57.B"/>
        <table:table-row>
          <table:table-cell table:style-name="Table57.A1" office:value-type="string">
            <text:p text:style-name="Encabezado_20_tablas_20_resultados">Fecha</text:p>
          </table:table-cell>
          <table:table-cell table:style-name="Table57.B1" office:value-type="string">
            <text:p text:style-name="Encabezado_20_tablas_20_resultados">Puntuación Media</text:p>
          </table:table-cell>
        </table:table-row>
        <table:table-row>
          <table:table-cell table:style-name="Table57.A2" office:value-type="string">
            <text:p text:style-name="Tabla_20_resultados_20_centrado">-915.t1.a2-</text:p>
          </table:table-cell>
          <table:table-cell table:style-name="Table57.B2" office:value-type="string">
            <text:p text:style-name="Tabla_20_resultados_20_centrado">-915.t1.b2-</text:p>
          </table:table-cell>
        </table:table-row>
        <table:table-row>
          <table:table-cell table:style-name="Table57.A2" office:value-type="string">
            <text:p text:style-name="Tabla_20_resultados_20_centrado">-915.t1.a3-</text:p>
          </table:table-cell>
          <table:table-cell table:style-name="Table57.B2" office:value-type="string">
            <text:p text:style-name="Tabla_20_resultados_20_centrado">-915.t1.b3-</text:p>
          </table:table-cell>
        </table:table-row>
        <table:table-row>
          <table:table-cell table:style-name="Table57.A2" office:value-type="string">
            <text:p text:style-name="Tabla_20_resultados_20_centrado">-915.t1.a4-</text:p>
          </table:table-cell>
          <table:table-cell table:style-name="Table57.B2" office:value-type="string">
            <text:p text:style-name="Tabla_20_resultados_20_centrado">-915.t1.b4-</text:p>
          </table:table-cell>
        </table:table-row>
        <table:table-row>
          <table:table-cell table:style-name="Table57.A2" office:value-type="string">
            <text:p text:style-name="Tabla_20_resultados_20_centrado">-915.t1.a5-</text:p>
          </table:table-cell>
          <table:table-cell table:style-name="Table57.B2" office:value-type="string">
            <text:p text:style-name="Tabla_20_resultados_20_centrado">-915.t1.b5-</text:p>
          </table:table-cell>
        </table:table-row>
        <table:table-row>
          <table:table-cell table:style-name="Table57.A2" office:value-type="string">
            <text:p text:style-name="Tabla_20_resultados_20_centrado">-915.t1.a6-</text:p>
          </table:table-cell>
          <table:table-cell table:style-name="Table57.B2" office:value-type="string">
            <text:p text:style-name="Tabla_20_resultados_20_centrado">-915.t1.b6-</text:p>
          </table:table-cell>
        </table:table-row>
      </table:table>
      <text:p text:style-name="Figure"/>
      <text:list xml:id="list164654756842150" text:continue-numbering="true" text:style-name="LFO3">
        <text:list-item>
          <text:list>
            <text:list-item>
              <text:list>
                <text:list-item>
                  <text:p text:style-name="P24"><text:bookmark-start text:name="_Toc277173245"/><text:bookmark-start text:name="_Toc267049101"/><text:bookmark-start text:name="_Toc272325935"/><text:bookmark-start text:name="_Toc275156568"/>Verificación 2.1.2<text:bookmark-end text:name="_Toc267049101"/><text:bookmark-end text:name="_Toc272325935"/><text:bookmark-end text:name="_Toc275156568"/>: Identificación de idiomas<text:bookmark-end text:name="_Toc277173245"/></text:p>
                </text:list-item>
              </text:list>
            </text:list-item>
          </text:list>
        </text:list-item>
      </text:list>
      <text:p text:style-name="Figure"><text:span text:style-name="Fuente_20_de_20_párrafo_20_predeter."><text:span text:style-name="T1"><draw:frame draw:style-name="fr2" draw:name="Image32" text:anchor-type="as-char" svg:y="0in" svg:width="5.8854in" style:rel-width="scale" svg:height="4.7291in" style:rel-height="scale" draw:z-index="134"><draw:image xlink:href="Pictures/1000000000000235000001C658476F6E.png" xlink:type="simple" xlink:show="embed" xlink:actuate="onLoad"/><svg:desc> </svg:desc></draw:frame></text:span></text:span></text:p>
      <text:p text:style-name="Titulo_5f_tablas">Evolución de la Puntuación Media por Verificación: Verificación 2.1.2</text:p>
      <table:table table:name="Table58" table:style-name="Table58">
        <table:table-column table:style-name="Table58.A"/>
        <table:table-column table:style-name="Table58.B"/>
        <table:table-row>
          <table:table-cell table:style-name="Table58.A1" office:value-type="string">
            <text:p text:style-name="Encabezado_20_tablas_20_resultados">Fecha</text:p>
          </table:table-cell>
          <table:table-cell table:style-name="Table58.B1" office:value-type="string">
            <text:p text:style-name="Encabezado_20_tablas_20_resultados">Puntuación Media</text:p>
          </table:table-cell>
        </table:table-row>
        <table:table-row>
          <table:table-cell table:style-name="Table58.A2" office:value-type="string">
            <text:p text:style-name="Tabla_20_resultados_20_centrado">-916.t1.a2-</text:p>
          </table:table-cell>
          <table:table-cell table:style-name="Table58.B2" office:value-type="string">
            <text:p text:style-name="Tabla_20_resultados_20_centrado">-916.t1.b2-</text:p>
          </table:table-cell>
        </table:table-row>
        <table:table-row>
          <table:table-cell table:style-name="Table58.A2" office:value-type="string">
            <text:p text:style-name="Tabla_20_resultados_20_centrado">-916.t1.a3-</text:p>
          </table:table-cell>
          <table:table-cell table:style-name="Table58.B2" office:value-type="string">
            <text:p text:style-name="Tabla_20_resultados_20_centrado">-916.t1.b3-</text:p>
          </table:table-cell>
        </table:table-row>
        <table:table-row>
          <table:table-cell table:style-name="Table58.A2" office:value-type="string">
            <text:p text:style-name="Tabla_20_resultados_20_centrado">-916.t1.a4-</text:p>
          </table:table-cell>
          <table:table-cell table:style-name="Table58.B2" office:value-type="string">
            <text:p text:style-name="Tabla_20_resultados_20_centrado">-916.t1.b4-</text:p>
          </table:table-cell>
        </table:table-row>
        <table:table-row>
          <table:table-cell table:style-name="Table58.A2" office:value-type="string">
            <text:p text:style-name="Tabla_20_resultados_20_centrado">-916.t1.a5-</text:p>
          </table:table-cell>
          <table:table-cell table:style-name="Table58.B2" office:value-type="string">
            <text:p text:style-name="Tabla_20_resultados_20_centrado">-916.t1.b5-</text:p>
          </table:table-cell>
        </table:table-row>
        <table:table-row>
          <table:table-cell table:style-name="Table58.A2" office:value-type="string">
            <text:p text:style-name="Tabla_20_resultados_20_centrado">-916.t1.a6-</text:p>
          </table:table-cell>
          <table:table-cell table:style-name="Table58.B2" office:value-type="string">
            <text:p text:style-name="Tabla_20_resultados_20_centrado">-916.t1.b6-</text:p>
          </table:table-cell>
        </table:table-row>
      </table:table>
      <text:p text:style-name="Figure"/>
      <text:list xml:id="list164656102191153" text:continue-numbering="true" text:style-name="LFO3">
        <text:list-item>
          <text:list>
            <text:list-item>
              <text:list>
                <text:list-item>
                  <text:p text:style-name="P24"><text:bookmark-start text:name="_Toc277173246"/><text:bookmark-start text:name="_Toc267049102"/><text:bookmark-start text:name="_Toc272325936"/><text:bookmark-start text:name="_Toc275156569"/>Verificación 2.1.3<text:bookmark-end text:name="_Toc267049102"/><text:bookmark-end text:name="_Toc272325936"/><text:bookmark-end text:name="_Toc275156569"/>: Control del usuario<text:bookmark-end text:name="_Toc277173246"/></text:p>
                </text:list-item>
              </text:list>
            </text:list-item>
          </text:list>
        </text:list-item>
      </text:list>
      <text:p text:style-name="Figure"><text:span text:style-name="Fuente_20_de_20_párrafo_20_predeter."><text:span text:style-name="T1"><draw:frame draw:style-name="fr2" draw:name="Image33" text:anchor-type="as-char" svg:y="0in" svg:width="5.8854in" style:rel-width="scale" svg:height="4.7291in" style:rel-height="scale" draw:z-index="149"><draw:image xlink:href="Pictures/1000000000000235000001C63586F1A3.png" xlink:type="simple" xlink:show="embed" xlink:actuate="onLoad"/><svg:desc> </svg:desc></draw:frame></text:span></text:span></text:p>
      <text:p text:style-name="Titulo_5f_tablas">Evolución de la Puntuación Media por Verificación: Verificación 2.1.3</text:p>
      <table:table table:name="Table59" table:style-name="Table59">
        <table:table-column table:style-name="Table59.A"/>
        <table:table-column table:style-name="Table59.B"/>
        <table:table-row>
          <table:table-cell table:style-name="Table59.A1" office:value-type="string">
            <text:p text:style-name="Encabezado_20_tablas_20_resultados">Fecha</text:p>
          </table:table-cell>
          <table:table-cell table:style-name="Table59.B1" office:value-type="string">
            <text:p text:style-name="Encabezado_20_tablas_20_resultados">Puntuación Media</text:p>
          </table:table-cell>
        </table:table-row>
        <table:table-row>
          <table:table-cell table:style-name="Table59.A2" office:value-type="string">
            <text:p text:style-name="Tabla_20_resultados_20_centrado">-917.t1.a2-</text:p>
          </table:table-cell>
          <table:table-cell table:style-name="Table59.B2" office:value-type="string">
            <text:p text:style-name="Tabla_20_resultados_20_centrado">-917.t1.b2-</text:p>
          </table:table-cell>
        </table:table-row>
        <table:table-row>
          <table:table-cell table:style-name="Table59.A2" office:value-type="string">
            <text:p text:style-name="Tabla_20_resultados_20_centrado">-917.t1.a3-</text:p>
          </table:table-cell>
          <table:table-cell table:style-name="Table59.B2" office:value-type="string">
            <text:p text:style-name="Tabla_20_resultados_20_centrado">-917.t1.b3-</text:p>
          </table:table-cell>
        </table:table-row>
        <table:table-row>
          <table:table-cell table:style-name="Table59.A2" office:value-type="string">
            <text:p text:style-name="Tabla_20_resultados_20_centrado">-917.t1.a4-</text:p>
          </table:table-cell>
          <table:table-cell table:style-name="Table59.B2" office:value-type="string">
            <text:p text:style-name="Tabla_20_resultados_20_centrado">-917.t1.b4-</text:p>
          </table:table-cell>
        </table:table-row>
        <table:table-row>
          <table:table-cell table:style-name="Table59.A2" office:value-type="string">
            <text:p text:style-name="Tabla_20_resultados_20_centrado">-917.t1.a5-</text:p>
          </table:table-cell>
          <table:table-cell table:style-name="Table59.B2" office:value-type="string">
            <text:p text:style-name="Tabla_20_resultados_20_centrado">-917.t1.b5-</text:p>
          </table:table-cell>
        </table:table-row>
        <table:table-row>
          <table:table-cell table:style-name="Table59.A2" office:value-type="string">
            <text:p text:style-name="Tabla_20_resultados_20_centrado">-917.t1.a6-</text:p>
          </table:table-cell>
          <table:table-cell table:style-name="Table59.B2" office:value-type="string">
            <text:p text:style-name="Tabla_20_resultados_20_centrado">-917.t1.b6-</text:p>
          </table:table-cell>
        </table:table-row>
      </table:table>
      <text:p text:style-name="Figure"/>
      <text:list xml:id="list164655437568686" text:continue-numbering="true" text:style-name="LFO3">
        <text:list-item>
          <text:list>
            <text:list-item>
              <text:list>
                <text:list-item>
                  <text:p text:style-name="P24"><text:bookmark-start text:name="_Toc277173247"/><text:bookmark-start text:name="_Toc267049103"/><text:bookmark-start text:name="_Toc272325937"/><text:bookmark-start text:name="_Toc275156570"/>Verificación 2.1.4<text:bookmark-end text:name="_Toc267049103"/><text:bookmark-end text:name="_Toc272325937"/><text:bookmark-end text:name="_Toc275156570"/>: Lenguaje claro y sencillo<text:bookmark-end text:name="_Toc277173247"/></text:p>
                </text:list-item>
              </text:list>
            </text:list-item>
          </text:list>
        </text:list-item>
      </text:list>
      <text:p text:style-name="Figure"><text:span text:style-name="Fuente_20_de_20_párrafo_20_predeter."><text:span text:style-name="T1"><draw:frame draw:style-name="fr2" draw:name="Image34" text:anchor-type="as-char" svg:y="0in" svg:width="5.8854in" style:rel-width="scale" svg:height="4.7291in" style:rel-height="scale" draw:z-index="150"><draw:image xlink:href="Pictures/1000000000000235000001C6747FDC6B.png" xlink:type="simple" xlink:show="embed" xlink:actuate="onLoad"/><svg:desc> </svg:desc></draw:frame></text:span></text:span></text:p>
      <text:p text:style-name="Titulo_5f_tablas">Evolución de la Puntuación Media por Verificación: Verificación 2.1.4</text:p>
      <table:table table:name="Table60" table:style-name="Table60">
        <table:table-column table:style-name="Table60.A"/>
        <table:table-column table:style-name="Table60.B"/>
        <table:table-row>
          <table:table-cell table:style-name="Table60.A1" office:value-type="string">
            <text:p text:style-name="Encabezado_20_tablas_20_resultados">Fecha</text:p>
          </table:table-cell>
          <table:table-cell table:style-name="Table60.B1" office:value-type="string">
            <text:p text:style-name="Encabezado_20_tablas_20_resultados">Puntuación Media</text:p>
          </table:table-cell>
        </table:table-row>
        <table:table-row>
          <table:table-cell table:style-name="Table60.A2" office:value-type="string">
            <text:p text:style-name="Tabla_20_resultados_20_centrado">-918.t1.a2-</text:p>
          </table:table-cell>
          <table:table-cell table:style-name="Table60.B2" office:value-type="string">
            <text:p text:style-name="Tabla_20_resultados_20_centrado">-918.t1.b2-</text:p>
          </table:table-cell>
        </table:table-row>
        <table:table-row>
          <table:table-cell table:style-name="Table60.A2" office:value-type="string">
            <text:p text:style-name="Tabla_20_resultados_20_centrado">-918.t1.a3-</text:p>
          </table:table-cell>
          <table:table-cell table:style-name="Table60.B2" office:value-type="string">
            <text:p text:style-name="Tabla_20_resultados_20_centrado">-918.t1.b3-</text:p>
          </table:table-cell>
        </table:table-row>
        <table:table-row>
          <table:table-cell table:style-name="Table60.A2" office:value-type="string">
            <text:p text:style-name="Tabla_20_resultados_20_centrado">-918.t1.a4-</text:p>
          </table:table-cell>
          <table:table-cell table:style-name="Table60.B2" office:value-type="string">
            <text:p text:style-name="Tabla_20_resultados_20_centrado">-918.t1.b4-</text:p>
          </table:table-cell>
        </table:table-row>
        <table:table-row>
          <table:table-cell table:style-name="Table60.A2" office:value-type="string">
            <text:p text:style-name="Tabla_20_resultados_20_centrado">-918.t1.a5-</text:p>
          </table:table-cell>
          <table:table-cell table:style-name="Table60.B2" office:value-type="string">
            <text:p text:style-name="Tabla_20_resultados_20_centrado">-918.t1.b5-</text:p>
          </table:table-cell>
        </table:table-row>
        <table:table-row>
          <table:table-cell table:style-name="Table60.A2" office:value-type="string">
            <text:p text:style-name="Tabla_20_resultados_20_centrado">-918.t1.a6-</text:p>
          </table:table-cell>
          <table:table-cell table:style-name="Table60.B2" office:value-type="string">
            <text:p text:style-name="Tabla_20_resultados_20_centrado">-918.t1.b6-</text:p>
          </table:table-cell>
        </table:table-row>
      </table:table>
      <text:p text:style-name="Figure"/>
      <text:list xml:id="list164656089326212" text:continue-numbering="true" text:style-name="LFO3">
        <text:list-item>
          <text:list>
            <text:list-item>
              <text:list>
                <text:list-item>
                  <text:p text:style-name="P24"><text:bookmark-start text:name="_Toc277173248"/><text:bookmark-start text:name="_Toc267049104"/><text:bookmark-start text:name="_Toc272325938"/><text:bookmark-start text:name="_Toc275156571"/>Verificación 2.2.1<text:bookmark-end text:name="_Toc267049104"/><text:bookmark-end text:name="_Toc272325938"/><text:bookmark-end text:name="_Toc275156571"/>: Uso de listas<text:bookmark-end text:name="_Toc277173248"/></text:p>
                </text:list-item>
              </text:list>
            </text:list-item>
          </text:list>
        </text:list-item>
      </text:list>
      <text:p text:style-name="Figure"><text:span text:style-name="Fuente_20_de_20_párrafo_20_predeter."><text:span text:style-name="T1"><draw:frame draw:style-name="fr2" draw:name="Image35" text:anchor-type="as-char" svg:y="0in" svg:width="5.8854in" style:rel-width="scale" svg:height="4.7291in" style:rel-height="scale" draw:z-index="154"><draw:image xlink:href="Pictures/1000000000000235000001C6870960D3.png" xlink:type="simple" xlink:show="embed" xlink:actuate="onLoad"/><svg:desc> </svg:desc></draw:frame></text:span></text:span></text:p>
      <text:p text:style-name="Titulo_5f_tablas">Evolución de la Puntuación Media por Verificación: Verificación 2.2.1</text:p>
      <table:table table:name="Table61" table:style-name="Table61">
        <table:table-column table:style-name="Table61.A"/>
        <table:table-column table:style-name="Table61.B"/>
        <table:table-row>
          <table:table-cell table:style-name="Table61.A1" office:value-type="string">
            <text:p text:style-name="Encabezado_20_tablas_20_resultados">Fecha</text:p>
          </table:table-cell>
          <table:table-cell table:style-name="Table61.B1" office:value-type="string">
            <text:p text:style-name="Encabezado_20_tablas_20_resultados">Puntuación Media</text:p>
          </table:table-cell>
        </table:table-row>
        <table:table-row>
          <table:table-cell table:style-name="Table61.A2" office:value-type="string">
            <text:p text:style-name="Tabla_20_resultados_20_centrado">-919.t1.a2-</text:p>
          </table:table-cell>
          <table:table-cell table:style-name="Table61.B2" office:value-type="string">
            <text:p text:style-name="Tabla_20_resultados_20_centrado">-919.t1.b2-</text:p>
          </table:table-cell>
        </table:table-row>
        <table:table-row>
          <table:table-cell table:style-name="Table61.A2" office:value-type="string">
            <text:p text:style-name="Tabla_20_resultados_20_centrado">-919.t1.a3-</text:p>
          </table:table-cell>
          <table:table-cell table:style-name="Table61.B2" office:value-type="string">
            <text:p text:style-name="Tabla_20_resultados_20_centrado">-919.t1.b3-</text:p>
          </table:table-cell>
        </table:table-row>
        <table:table-row>
          <table:table-cell table:style-name="Table61.A2" office:value-type="string">
            <text:p text:style-name="Tabla_20_resultados_20_centrado">-919.t1.a4-</text:p>
          </table:table-cell>
          <table:table-cell table:style-name="Table61.B2" office:value-type="string">
            <text:p text:style-name="Tabla_20_resultados_20_centrado">-919.t1.b4-</text:p>
          </table:table-cell>
        </table:table-row>
        <table:table-row>
          <table:table-cell table:style-name="Table61.A2" office:value-type="string">
            <text:p text:style-name="Tabla_20_resultados_20_centrado">-919.t1.a5-</text:p>
          </table:table-cell>
          <table:table-cell table:style-name="Table61.B2" office:value-type="string">
            <text:p text:style-name="Tabla_20_resultados_20_centrado">-919.t1.b5-</text:p>
          </table:table-cell>
        </table:table-row>
        <table:table-row>
          <table:table-cell table:style-name="Table61.A2" office:value-type="string">
            <text:p text:style-name="Tabla_20_resultados_20_centrado">-919.t1.a6-</text:p>
          </table:table-cell>
          <table:table-cell table:style-name="Table61.B2" office:value-type="string">
            <text:p text:style-name="Tabla_20_resultados_20_centrado">-919.t1.b6-</text:p>
          </table:table-cell>
        </table:table-row>
      </table:table>
      <text:p text:style-name="Figure"/>
      <text:list xml:id="list164654843319892" text:continue-numbering="true" text:style-name="LFO3">
        <text:list-item>
          <text:list>
            <text:list-item>
              <text:list>
                <text:list-item>
                  <text:p text:style-name="P24"><text:bookmark-start text:name="_Toc277173249"/><text:bookmark-start text:name="_Toc267049105"/><text:bookmark-start text:name="_Toc272325939"/><text:bookmark-start text:name="_Toc275156572"/>Verificación 2.2.2<text:bookmark-end text:name="_Toc267049105"/><text:bookmark-end text:name="_Toc272325939"/><text:bookmark-end text:name="_Toc275156572"/>: Separación de contenido y presentación<text:bookmark-end text:name="_Toc277173249"/></text:p>
                </text:list-item>
              </text:list>
            </text:list-item>
          </text:list>
        </text:list-item>
      </text:list>
      <text:p text:style-name="Figure"><text:span text:style-name="Fuente_20_de_20_párrafo_20_predeter."><text:span text:style-name="T1"><draw:frame draw:style-name="fr2" draw:name="Image36" text:anchor-type="as-char" svg:y="0in" svg:width="5.8854in" style:rel-width="scale" svg:height="4.7291in" style:rel-height="scale" draw:z-index="155"><draw:image xlink:href="Pictures/1000000000000235000001C6B044BCD3.png" xlink:type="simple" xlink:show="embed" xlink:actuate="onLoad"/><svg:desc> </svg:desc></draw:frame></text:span></text:span></text:p>
      <text:p text:style-name="Titulo_5f_tablas">Evolución de la Puntuación Media por Verificación: Verificación 2.2.2</text:p>
      <table:table table:name="Table62" table:style-name="Table62">
        <table:table-column table:style-name="Table62.A"/>
        <table:table-column table:style-name="Table62.B"/>
        <table:table-row>
          <table:table-cell table:style-name="Table62.A1" office:value-type="string">
            <text:p text:style-name="Encabezado_20_tablas_20_resultados">Fecha</text:p>
          </table:table-cell>
          <table:table-cell table:style-name="Table62.B1" office:value-type="string">
            <text:p text:style-name="Encabezado_20_tablas_20_resultados">Puntuación Media</text:p>
          </table:table-cell>
        </table:table-row>
        <table:table-row>
          <table:table-cell table:style-name="Table62.A2" office:value-type="string">
            <text:p text:style-name="Tabla_20_resultados_20_centrado">-920.t1.a2-</text:p>
          </table:table-cell>
          <table:table-cell table:style-name="Table62.B2" office:value-type="string">
            <text:p text:style-name="Tabla_20_resultados_20_centrado">-920.t1.b2-</text:p>
          </table:table-cell>
        </table:table-row>
        <table:table-row>
          <table:table-cell table:style-name="Table62.A2" office:value-type="string">
            <text:p text:style-name="Tabla_20_resultados_20_centrado">-920.t1.a3-</text:p>
          </table:table-cell>
          <table:table-cell table:style-name="Table62.B2" office:value-type="string">
            <text:p text:style-name="Tabla_20_resultados_20_centrado">-920.t1.b3-</text:p>
          </table:table-cell>
        </table:table-row>
        <table:table-row>
          <table:table-cell table:style-name="Table62.A2" office:value-type="string">
            <text:p text:style-name="Tabla_20_resultados_20_centrado">-920.t1.a4-</text:p>
          </table:table-cell>
          <table:table-cell table:style-name="Table62.B2" office:value-type="string">
            <text:p text:style-name="Tabla_20_resultados_20_centrado">-920.t1.b4-</text:p>
          </table:table-cell>
        </table:table-row>
        <table:table-row>
          <table:table-cell table:style-name="Table62.A2" office:value-type="string">
            <text:p text:style-name="Tabla_20_resultados_20_centrado">-920.t1.a5-</text:p>
          </table:table-cell>
          <table:table-cell table:style-name="Table62.B2" office:value-type="string">
            <text:p text:style-name="Tabla_20_resultados_20_centrado">-920.t1.b5-</text:p>
          </table:table-cell>
        </table:table-row>
        <table:table-row>
          <table:table-cell table:style-name="Table62.A2" office:value-type="string">
            <text:p text:style-name="Tabla_20_resultados_20_centrado">-920.t1.a6-</text:p>
          </table:table-cell>
          <table:table-cell table:style-name="Table62.B2" office:value-type="string">
            <text:p text:style-name="Tabla_20_resultados_20_centrado">-920.t1.b6-</text:p>
          </table:table-cell>
        </table:table-row>
      </table:table>
      <text:p text:style-name="Figure"/>
      <text:list xml:id="list164654361209196" text:continue-numbering="true" text:style-name="LFO3">
        <text:list-item>
          <text:list>
            <text:list-item>
              <text:list>
                <text:list-item>
                  <text:p text:style-name="P24"><text:bookmark-start text:name="_Toc277173250"/><text:bookmark-start text:name="_Toc267049106"/><text:bookmark-start text:name="_Toc272325940"/><text:bookmark-start text:name="_Toc275156573"/>Verificación 2.2.3<text:bookmark-end text:name="_Toc267049106"/><text:bookmark-end text:name="_Toc272325940"/><text:bookmark-end text:name="_Toc275156573"/>: Metadatos<text:bookmark-end text:name="_Toc277173250"/></text:p>
                </text:list-item>
              </text:list>
            </text:list-item>
          </text:list>
        </text:list-item>
      </text:list>
      <text:p text:style-name="Figure"><text:span text:style-name="Fuente_20_de_20_párrafo_20_predeter."><text:span text:style-name="T1"><draw:frame draw:style-name="fr2" draw:name="Image37" text:anchor-type="as-char" svg:y="0in" svg:width="5.8854in" style:rel-width="scale" svg:height="4.7291in" style:rel-height="scale" draw:z-index="157"><draw:image xlink:href="Pictures/1000000000000235000001C6DBAF6701.png" xlink:type="simple" xlink:show="embed" xlink:actuate="onLoad"/><svg:desc> </svg:desc></draw:frame></text:span></text:span></text:p>
      <text:p text:style-name="Titulo_5f_tablas">Evolución de la Puntuación Media por Verificación: Verificación 2.2.3</text:p>
      <table:table table:name="Table63" table:style-name="Table63">
        <table:table-column table:style-name="Table63.A"/>
        <table:table-column table:style-name="Table63.B"/>
        <table:table-row>
          <table:table-cell table:style-name="Table63.A1" office:value-type="string">
            <text:p text:style-name="Encabezado_20_tablas_20_resultados">Fecha</text:p>
          </table:table-cell>
          <table:table-cell table:style-name="Table63.B1" office:value-type="string">
            <text:p text:style-name="Encabezado_20_tablas_20_resultados">Puntuación Media</text:p>
          </table:table-cell>
        </table:table-row>
        <table:table-row>
          <table:table-cell table:style-name="Table63.A2" office:value-type="string">
            <text:p text:style-name="Tabla_20_resultados_20_centrado">-921.t1.a2-</text:p>
          </table:table-cell>
          <table:table-cell table:style-name="Table63.B2" office:value-type="string">
            <text:p text:style-name="Tabla_20_resultados_20_centrado">-921.t1.b2-</text:p>
          </table:table-cell>
        </table:table-row>
        <table:table-row>
          <table:table-cell table:style-name="Table63.A2" office:value-type="string">
            <text:p text:style-name="Tabla_20_resultados_20_centrado">-921.t1.a3-</text:p>
          </table:table-cell>
          <table:table-cell table:style-name="Table63.B2" office:value-type="string">
            <text:p text:style-name="Tabla_20_resultados_20_centrado">-921.t1.b3-</text:p>
          </table:table-cell>
        </table:table-row>
        <table:table-row>
          <table:table-cell table:style-name="Table63.A2" office:value-type="string">
            <text:p text:style-name="Tabla_20_resultados_20_centrado">-921.t1.a4-</text:p>
          </table:table-cell>
          <table:table-cell table:style-name="Table63.B2" office:value-type="string">
            <text:p text:style-name="Tabla_20_resultados_20_centrado">-921.t1.b4-</text:p>
          </table:table-cell>
        </table:table-row>
        <table:table-row>
          <table:table-cell table:style-name="Table63.A2" office:value-type="string">
            <text:p text:style-name="Tabla_20_resultados_20_centrado">-921.t1.a5-</text:p>
          </table:table-cell>
          <table:table-cell table:style-name="Table63.B2" office:value-type="string">
            <text:p text:style-name="Tabla_20_resultados_20_centrado">-921.t1.b5-</text:p>
          </table:table-cell>
        </table:table-row>
        <table:table-row>
          <table:table-cell table:style-name="Table63.A2" office:value-type="string">
            <text:p text:style-name="Tabla_20_resultados_20_centrado">-921.t1.a6-</text:p>
          </table:table-cell>
          <table:table-cell table:style-name="Table63.B2" office:value-type="string">
            <text:p text:style-name="Tabla_20_resultados_20_centrado">-921.t1.b6-</text:p>
          </table:table-cell>
        </table:table-row>
      </table:table>
      <text:p text:style-name="Figure"/>
      <text:list xml:id="list164655319717274" text:continue-numbering="true" text:style-name="LFO3">
        <text:list-item>
          <text:list>
            <text:list-item>
              <text:list>
                <text:list-item>
                  <text:p text:style-name="P24"><text:bookmark-start text:name="_Toc277173251"/><text:bookmark-start text:name="_Toc267049107"/><text:bookmark-start text:name="_Toc272325941"/><text:bookmark-start text:name="_Toc275156574"/>Verificación 2.2.4<text:bookmark-end text:name="_Toc267049107"/><text:bookmark-end text:name="_Toc272325941"/><text:bookmark-end text:name="_Toc275156574"/>: Navegación consistente<text:bookmark-end text:name="_Toc277173251"/></text:p>
                </text:list-item>
              </text:list>
            </text:list-item>
          </text:list>
        </text:list-item>
      </text:list>
      <text:p text:style-name="Figure"><text:span text:style-name="Fuente_20_de_20_párrafo_20_predeter."><text:span text:style-name="T1"><draw:frame draw:style-name="fr2" draw:name="Image38" text:anchor-type="as-char" svg:y="0in" svg:width="5.8854in" style:rel-width="scale" svg:height="4.7291in" style:rel-height="scale" draw:z-index="158"><draw:image xlink:href="Pictures/1000000000000235000001C64471328F.png" xlink:type="simple" xlink:show="embed" xlink:actuate="onLoad"/><svg:desc> </svg:desc></draw:frame></text:span></text:span></text:p>
      <text:p text:style-name="Titulo_5f_tablas">Evolución de la Puntuación Media por Verificación: Verificación 2.2.4</text:p>
      <table:table table:name="Table64" table:style-name="Table64">
        <table:table-column table:style-name="Table64.A"/>
        <table:table-column table:style-name="Table64.B"/>
        <table:table-row>
          <table:table-cell table:style-name="Table64.A1" office:value-type="string">
            <text:p text:style-name="Encabezado_20_tablas_20_resultados">Fecha</text:p>
          </table:table-cell>
          <table:table-cell table:style-name="Table64.B1" office:value-type="string">
            <text:p text:style-name="Encabezado_20_tablas_20_resultados">Puntuación Media</text:p>
          </table:table-cell>
        </table:table-row>
        <table:table-row>
          <table:table-cell table:style-name="Table64.A2" office:value-type="string">
            <text:p text:style-name="Tabla_20_resultados_20_centrado">-922.t1.a2-</text:p>
          </table:table-cell>
          <table:table-cell table:style-name="Table64.B2" office:value-type="string">
            <text:p text:style-name="Tabla_20_resultados_20_centrado">-922.t1.b2-</text:p>
          </table:table-cell>
        </table:table-row>
        <table:table-row>
          <table:table-cell table:style-name="Table64.A2" office:value-type="string">
            <text:p text:style-name="Tabla_20_resultados_20_centrado">-922.t1.a3-</text:p>
          </table:table-cell>
          <table:table-cell table:style-name="Table64.B2" office:value-type="string">
            <text:p text:style-name="Tabla_20_resultados_20_centrado">-922.t1.b3-</text:p>
          </table:table-cell>
        </table:table-row>
        <table:table-row>
          <table:table-cell table:style-name="Table64.A2" office:value-type="string">
            <text:p text:style-name="Tabla_20_resultados_20_centrado">-922.t1.a4-</text:p>
          </table:table-cell>
          <table:table-cell table:style-name="Table64.B2" office:value-type="string">
            <text:p text:style-name="Tabla_20_resultados_20_centrado">-922.t1.b4-</text:p>
          </table:table-cell>
        </table:table-row>
        <table:table-row>
          <table:table-cell table:style-name="Table64.A2" office:value-type="string">
            <text:p text:style-name="Tabla_20_resultados_20_centrado">-922.t1.a5-</text:p>
          </table:table-cell>
          <table:table-cell table:style-name="Table64.B2" office:value-type="string">
            <text:p text:style-name="Tabla_20_resultados_20_centrado">-922.t1.b5-</text:p>
          </table:table-cell>
        </table:table-row>
        <table:table-row>
          <table:table-cell table:style-name="Table64.A2" office:value-type="string">
            <text:p text:style-name="Tabla_20_resultados_20_centrado">-922.t1.a6-</text:p>
          </table:table-cell>
          <table:table-cell table:style-name="Table64.B2" office:value-type="string">
            <text:p text:style-name="Tabla_20_resultados_20_centrado">-922.t1.b6-</text:p>
          </table:table-cell>
        </table:table-row>
      </table:table>
      <text:p text:style-name="Figure"/>
      <text:list xml:id="list164655948624608" text:continue-numbering="true" text:style-name="LFO3">
        <text:list-item>
          <text:list>
            <text:list-item>
              <text:list>
                <text:list-item>
                  <text:p text:style-name="P24"><text:bookmark-start text:name="_Toc277173252"/><text:bookmark-start text:name="_Toc267049108"/><text:bookmark-start text:name="_Toc272325942"/><text:bookmark-start text:name="_Toc275156575"/>Verificación 2.2.5<text:bookmark-end text:name="_Toc267049108"/><text:bookmark-end text:name="_Toc272325942"/><text:bookmark-end text:name="_Toc275156575"/>: Apertura de nuevas ventanas<text:bookmark-end text:name="_Toc277173252"/></text:p>
                </text:list-item>
              </text:list>
            </text:list-item>
          </text:list>
        </text:list-item>
      </text:list>
      <text:p text:style-name="Figure"><text:span text:style-name="Fuente_20_de_20_párrafo_20_predeter."><text:span text:style-name="T1"><draw:frame draw:style-name="fr2" draw:name="Image39" text:anchor-type="as-char" svg:y="0in" svg:width="5.8854in" style:rel-width="scale" svg:height="4.7291in" style:rel-height="scale" draw:z-index="159"><draw:image xlink:href="Pictures/1000000000000235000001C6F0B5DBDE.png" xlink:type="simple" xlink:show="embed" xlink:actuate="onLoad"/><svg:desc> </svg:desc></draw:frame></text:span></text:span></text:p>
      <text:p text:style-name="Titulo_5f_tablas">Evolución de la Puntuación Media por Verificación: Verificación 2.2.5</text:p>
      <table:table table:name="Table65" table:style-name="Table65">
        <table:table-column table:style-name="Table65.A"/>
        <table:table-column table:style-name="Table65.B"/>
        <table:table-row>
          <table:table-cell table:style-name="Table65.A1" office:value-type="string">
            <text:p text:style-name="Encabezado_20_tablas_20_resultados">Fecha</text:p>
          </table:table-cell>
          <table:table-cell table:style-name="Table65.B1" office:value-type="string">
            <text:p text:style-name="Encabezado_20_tablas_20_resultados">Puntuación Media</text:p>
          </table:table-cell>
        </table:table-row>
        <table:table-row>
          <table:table-cell table:style-name="Table65.A2" office:value-type="string">
            <text:p text:style-name="Tabla_20_resultados_20_centrado">-923.t1.a2-</text:p>
          </table:table-cell>
          <table:table-cell table:style-name="Table65.B2" office:value-type="string">
            <text:p text:style-name="Tabla_20_resultados_20_centrado">-923.t1.b2-</text:p>
          </table:table-cell>
        </table:table-row>
        <table:table-row>
          <table:table-cell table:style-name="Table65.A2" office:value-type="string">
            <text:p text:style-name="Tabla_20_resultados_20_centrado">-923.t1.a3-</text:p>
          </table:table-cell>
          <table:table-cell table:style-name="Table65.B2" office:value-type="string">
            <text:p text:style-name="Tabla_20_resultados_20_centrado">-923.t1.b3-</text:p>
          </table:table-cell>
        </table:table-row>
        <table:table-row>
          <table:table-cell table:style-name="Table65.A2" office:value-type="string">
            <text:p text:style-name="Tabla_20_resultados_20_centrado">-923.t1.a4-</text:p>
          </table:table-cell>
          <table:table-cell table:style-name="Table65.B2" office:value-type="string">
            <text:p text:style-name="Tabla_20_resultados_20_centrado">-923.t1.b4-</text:p>
          </table:table-cell>
        </table:table-row>
        <table:table-row>
          <table:table-cell table:style-name="Table65.A2" office:value-type="string">
            <text:p text:style-name="Tabla_20_resultados_20_centrado">-923.t1.a5-</text:p>
          </table:table-cell>
          <table:table-cell table:style-name="Table65.B2" office:value-type="string">
            <text:p text:style-name="Tabla_20_resultados_20_centrado">-923.t1.b5-</text:p>
          </table:table-cell>
        </table:table-row>
        <table:table-row>
          <table:table-cell table:style-name="Table65.A2" office:value-type="string">
            <text:p text:style-name="Tabla_20_resultados_20_centrado">-923.t1.a6-</text:p>
          </table:table-cell>
          <table:table-cell table:style-name="Table65.B2" office:value-type="string">
            <text:p text:style-name="Tabla_20_resultados_20_centrado">-923.t1.b6-</text:p>
          </table:table-cell>
        </table:table-row>
      </table:table>
      <text:p text:style-name="Figure"/>
      <text:list xml:id="list164654339867228" text:continue-numbering="true" text:style-name="LFO3">
        <text:list-item>
          <text:list>
            <text:list-item>
              <text:list>
                <text:list-item>
                  <text:p text:style-name="P24"><text:bookmark-start text:name="_Toc277173253"/><text:bookmark-start text:name="_Toc267049109"/><text:bookmark-start text:name="_Toc272325943"/><text:bookmark-start text:name="_Toc275156576"/>Verificación 2.2.6<text:bookmark-end text:name="_Toc267049109"/><text:bookmark-end text:name="_Toc272325943"/><text:bookmark-end text:name="_Toc275156576"/>: División de la información<text:bookmark-end text:name="_Toc277173253"/></text:p>
                </text:list-item>
              </text:list>
            </text:list-item>
          </text:list>
        </text:list-item>
      </text:list>
      <text:p text:style-name="Figure"><text:span text:style-name="Fuente_20_de_20_párrafo_20_predeter."><text:span text:style-name="T1"><draw:frame draw:style-name="fr2" draw:name="Imagen 77" text:anchor-type="as-char" svg:y="0in" svg:width="5.8854in" style:rel-width="scale" svg:height="4.7291in" style:rel-height="scale" draw:z-index="156"><draw:image xlink:href="Pictures/1000000000000235000001C663CD8150.png" xlink:type="simple" xlink:show="embed" xlink:actuate="onLoad"/><svg:desc> </svg:desc></draw:frame></text:span></text:span></text:p>
      <text:p text:style-name="Titulo_5f_tablas">Evolución de la Puntuación Media por Verificación: Verificación 2.2.6</text:p>
      <table:table table:name="Table66" table:style-name="Table66">
        <table:table-column table:style-name="Table66.A"/>
        <table:table-column table:style-name="Table66.B"/>
        <table:table-row>
          <table:table-cell table:style-name="Table66.A1" office:value-type="string">
            <text:p text:style-name="Encabezado_20_tablas_20_resultados">Fecha</text:p>
          </table:table-cell>
          <table:table-cell table:style-name="Table66.B1" office:value-type="string">
            <text:p text:style-name="Encabezado_20_tablas_20_resultados">Puntuación Media</text:p>
          </table:table-cell>
        </table:table-row>
        <table:table-row>
          <table:table-cell table:style-name="Table66.A2" office:value-type="string">
            <text:p text:style-name="Tabla_20_resultados_20_centrado">-924.t1.a2-</text:p>
          </table:table-cell>
          <table:table-cell table:style-name="Table66.B2" office:value-type="string">
            <text:p text:style-name="Tabla_20_resultados_20_centrado">-924.t1.b2-</text:p>
          </table:table-cell>
        </table:table-row>
        <table:table-row>
          <table:table-cell table:style-name="Table66.A2" office:value-type="string">
            <text:p text:style-name="Tabla_20_resultados_20_centrado">-924.t1.a3-</text:p>
          </table:table-cell>
          <table:table-cell table:style-name="Table66.B2" office:value-type="string">
            <text:p text:style-name="Tabla_20_resultados_20_centrado">-924.t1.b3-</text:p>
          </table:table-cell>
        </table:table-row>
        <table:table-row>
          <table:table-cell table:style-name="Table66.A2" office:value-type="string">
            <text:p text:style-name="Tabla_20_resultados_20_centrado">-924.t1.a4-</text:p>
          </table:table-cell>
          <table:table-cell table:style-name="Table66.B2" office:value-type="string">
            <text:p text:style-name="Tabla_20_resultados_20_centrado">-924.t1.b4-</text:p>
          </table:table-cell>
        </table:table-row>
        <table:table-row>
          <table:table-cell table:style-name="Table66.A2" office:value-type="string">
            <text:p text:style-name="Tabla_20_resultados_20_centrado">-924.t1.a5-</text:p>
          </table:table-cell>
          <table:table-cell table:style-name="Table66.B2" office:value-type="string">
            <text:p text:style-name="Tabla_20_resultados_20_centrado">-924.t1.b5-</text:p>
          </table:table-cell>
        </table:table-row>
        <table:table-row>
          <table:table-cell table:style-name="Table66.A2" office:value-type="string">
            <text:p text:style-name="Tabla_20_resultados_20_centrado">-924.t1.a6-</text:p>
          </table:table-cell>
          <table:table-cell table:style-name="Table66.B2" office:value-type="string">
            <text:p text:style-name="Tabla_20_resultados_20_centrado">-924.t1.b6-</text:p>
          </table:table-cell>
        </table:table-row>
      </table:table>
      <text:p text:style-name="Figure"/>
      <text:list xml:id="list164655712732447" text:continue-numbering="true" text:style-name="LFO3">
        <text:list-item>
          <text:list>
            <text:list-item>
              <text:p text:style-name="P30"><text:bookmark-start text:name="_Toc267049110"/><text:bookmark-start text:name="_Toc272325944"/><text:bookmark-start text:name="_Toc275156577"/><text:bookmark-start text:name="_Toc277173254"/>Evolución de la Puntuación Media por Aspecto<text:bookmark-end text:name="_Toc267049110"/><text:bookmark-end text:name="_Toc272325944"/><text:bookmark-end text:name="_Toc275156577"/><text:bookmark-end text:name="_Toc277173254"/></text:p>
            </text:list-item>
          </text:list>
        </text:list-item>
      </text:list>
      <text:p text:style-name="P">Por último, se presentan los resultados de Puntuación Media obtenidos por los distintos aspectos de accesibilidad en que se han clasificado las veinte verificaciones del observatorio.</text:p>
      <text:p text:style-name="P">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list xml:id="list164655667512939" text:continue-numbering="true" text:style-name="LFO3">
        <text:list-item>
          <text:list>
            <text:list-item>
              <text:list>
                <text:list-item>
                  <text:p text:style-name="P24"><text:bookmark-start text:name="_Toc267049111"/><text:bookmark-start text:name="_Toc272325945"/><text:bookmark-start text:name="_Toc275156578"/><text:bookmark-start text:name="_Toc277173255"/>General<text:bookmark-end text:name="_Toc267049111"/><text:bookmark-end text:name="_Toc272325945"/><text:bookmark-end text:name="_Toc275156578"/><text:bookmark-end text:name="_Toc277173255"/></text:p>
                </text:list-item>
              </text:list>
            </text:list-item>
          </text:list>
        </text:list-item>
      </text:list>
      <text:p text:style-name="Figure"><text:span text:style-name="Fuente_20_de_20_párrafo_20_predeter."><text:span text:style-name="T1"><draw:frame draw:style-name="fr2" draw:name="Imagen 80" text:anchor-type="as-char" svg:y="0in" svg:width="5.8854in" style:rel-width="scale" svg:height="4.7291in" style:rel-height="scale" draw:z-index="139"><draw:image xlink:href="Pictures/1000000000000235000001C667590F6E.png" xlink:type="simple" xlink:show="embed" xlink:actuate="onLoad"/><svg:desc> </svg:desc></draw:frame></text:span></text:span></text:p>
      <text:p text:style-name="Titulo_5f_tablas">Evolución de la Puntuación Media por Aspecto: General</text:p>
      <table:table table:name="Table67" table:style-name="Table67">
        <table:table-column table:style-name="Table67.A"/>
        <table:table-column table:style-name="Table67.B"/>
        <table:table-row>
          <table:table-cell table:style-name="Table67.A1" office:value-type="string">
            <text:p text:style-name="Encabezado_20_tablas_20_resultados">Fecha</text:p>
          </table:table-cell>
          <table:table-cell table:style-name="Table67.B1" office:value-type="string">
            <text:p text:style-name="Encabezado_20_tablas_20_resultados">Puntuación Media</text:p>
          </table:table-cell>
        </table:table-row>
        <table:table-row>
          <table:table-cell table:style-name="Table67.A2" office:value-type="string">
            <text:p text:style-name="Tabla_20_resultados_20_centrado">-925.t1.a2-</text:p>
          </table:table-cell>
          <table:table-cell table:style-name="Table67.B2" office:value-type="string">
            <text:p text:style-name="Tabla_20_resultados_20_centrado">-925.t1.b2-</text:p>
          </table:table-cell>
        </table:table-row>
        <table:table-row>
          <table:table-cell table:style-name="Table67.A2" office:value-type="string">
            <text:p text:style-name="Tabla_20_resultados_20_centrado">-925.t1.a3-</text:p>
          </table:table-cell>
          <table:table-cell table:style-name="Table67.B2" office:value-type="string">
            <text:p text:style-name="Tabla_20_resultados_20_centrado">-925.t1.b3-</text:p>
          </table:table-cell>
        </table:table-row>
        <table:table-row>
          <table:table-cell table:style-name="Table67.A2" office:value-type="string">
            <text:p text:style-name="Tabla_20_resultados_20_centrado">-925.t1.a4-</text:p>
          </table:table-cell>
          <table:table-cell table:style-name="Table67.B2" office:value-type="string">
            <text:p text:style-name="Tabla_20_resultados_20_centrado">-925.t1.b4-</text:p>
          </table:table-cell>
        </table:table-row>
        <table:table-row>
          <table:table-cell table:style-name="Table67.A2" office:value-type="string">
            <text:p text:style-name="Tabla_20_resultados_20_centrado">-925.t1.a5-</text:p>
          </table:table-cell>
          <table:table-cell table:style-name="Table67.B2" office:value-type="string">
            <text:p text:style-name="Tabla_20_resultados_20_centrado">-925.t1.b5-</text:p>
          </table:table-cell>
        </table:table-row>
        <table:table-row>
          <table:table-cell table:style-name="Table67.A2" office:value-type="string">
            <text:p text:style-name="Tabla_20_resultados_20_centrado">-925.t1.a6-</text:p>
          </table:table-cell>
          <table:table-cell table:style-name="Table67.B2" office:value-type="string">
            <text:p text:style-name="Tabla_20_resultados_20_centrado">-925.t1.b6-</text:p>
          </table:table-cell>
        </table:table-row>
      </table:table>
      <text:p text:style-name="Figure"/>
      <text:p text:style-name="Figure"/>
      <text:list xml:id="list164655064209648" text:continue-numbering="true" text:style-name="LFO3">
        <text:list-item>
          <text:list>
            <text:list-item>
              <text:list>
                <text:list-item>
                  <text:p text:style-name="P24"><text:bookmark-start text:name="_Toc267049113"/><text:bookmark-start text:name="_Toc272325946"/><text:bookmark-start text:name="_Toc275156579"/><text:bookmark-start text:name="_Toc277173256"/>Presentación<text:bookmark-end text:name="_Toc267049113"/><text:bookmark-end text:name="_Toc272325946"/><text:bookmark-end text:name="_Toc275156579"/><text:bookmark-end text:name="_Toc277173256"/></text:p>
                </text:list-item>
              </text:list>
            </text:list-item>
          </text:list>
        </text:list-item>
      </text:list>
      <text:p text:style-name="Figure"><text:span text:style-name="Fuente_20_de_20_párrafo_20_predeter."><text:span text:style-name="T1"><draw:frame draw:style-name="fr2" draw:name="Imagen 86" text:anchor-type="as-char" svg:y="0in" svg:width="5.8854in" style:rel-width="scale" svg:height="4.7291in" style:rel-height="scale" draw:z-index="138"><draw:image xlink:href="Pictures/1000000000000235000001C6D7D284D8.png" xlink:type="simple" xlink:show="embed" xlink:actuate="onLoad"/><svg:desc> </svg:desc></draw:frame></text:span></text:span></text:p>
      <text:p text:style-name="Titulo_5f_tablas">Evolución de la Puntuación Media por Aspecto: Presentación</text:p>
      <table:table table:name="Table68" table:style-name="Table68">
        <table:table-column table:style-name="Table68.A"/>
        <table:table-column table:style-name="Table68.B"/>
        <table:table-row>
          <table:table-cell table:style-name="Table68.A1" office:value-type="string">
            <text:p text:style-name="Encabezado_20_tablas_20_resultados">Fecha</text:p>
          </table:table-cell>
          <table:table-cell table:style-name="Table68.B1" office:value-type="string">
            <text:p text:style-name="Encabezado_20_tablas_20_resultados">Puntuación Media</text:p>
          </table:table-cell>
        </table:table-row>
        <table:table-row>
          <table:table-cell table:style-name="Table68.A2" office:value-type="string">
            <text:p text:style-name="Tabla_20_resultados_20_centrado">-926.t1.a2-</text:p>
          </table:table-cell>
          <table:table-cell table:style-name="Table68.B2" office:value-type="string">
            <text:p text:style-name="Tabla_20_resultados_20_centrado">-926.t1.b2-</text:p>
          </table:table-cell>
        </table:table-row>
        <table:table-row>
          <table:table-cell table:style-name="Table68.A2" office:value-type="string">
            <text:p text:style-name="Tabla_20_resultados_20_centrado">-926.t1.a3-</text:p>
          </table:table-cell>
          <table:table-cell table:style-name="Table68.B2" office:value-type="string">
            <text:p text:style-name="Tabla_20_resultados_20_centrado">-926.t1.b3-</text:p>
          </table:table-cell>
        </table:table-row>
        <table:table-row>
          <table:table-cell table:style-name="Table68.A2" office:value-type="string">
            <text:p text:style-name="Tabla_20_resultados_20_centrado">-926.t1.a4-</text:p>
          </table:table-cell>
          <table:table-cell table:style-name="Table68.B2" office:value-type="string">
            <text:p text:style-name="Tabla_20_resultados_20_centrado">-926.t1.b4-</text:p>
          </table:table-cell>
        </table:table-row>
        <table:table-row>
          <table:table-cell table:style-name="Table68.A2" office:value-type="string">
            <text:p text:style-name="Tabla_20_resultados_20_centrado">-926.t1.a5-</text:p>
          </table:table-cell>
          <table:table-cell table:style-name="Table68.B2" office:value-type="string">
            <text:p text:style-name="Tabla_20_resultados_20_centrado">-926.t1.b5-</text:p>
          </table:table-cell>
        </table:table-row>
        <table:table-row>
          <table:table-cell table:style-name="Table68.A2" office:value-type="string">
            <text:p text:style-name="Tabla_20_resultados_20_centrado">-926.t1.a6-</text:p>
          </table:table-cell>
          <table:table-cell table:style-name="Table68.B2" office:value-type="string">
            <text:p text:style-name="Tabla_20_resultados_20_centrado">-926.t1.b6-</text:p>
          </table:table-cell>
        </table:table-row>
      </table:table>
      <text:p text:style-name="Figure"/>
      <text:list xml:id="list164656326456914" text:continue-numbering="true" text:style-name="LFO3">
        <text:list-item>
          <text:list>
            <text:list-item>
              <text:list>
                <text:list-item>
                  <text:p text:style-name="P24"><text:bookmark-start text:name="_Toc267049114"/><text:bookmark-start text:name="_Toc272325947"/><text:bookmark-start text:name="_Toc275156580"/><text:bookmark-start text:name="_Toc277173257"/>Estructura<text:bookmark-end text:name="_Toc267049114"/><text:bookmark-end text:name="_Toc272325947"/><text:bookmark-end text:name="_Toc275156580"/><text:bookmark-end text:name="_Toc277173257"/></text:p>
                </text:list-item>
              </text:list>
            </text:list-item>
          </text:list>
        </text:list-item>
      </text:list>
      <text:p text:style-name="Figure"><text:span text:style-name="Fuente_20_de_20_párrafo_20_predeter."><text:span text:style-name="T1"><draw:frame draw:style-name="fr2" draw:name="Imagen 89" text:anchor-type="as-char" svg:y="0in" svg:width="5.8854in" style:rel-width="scale" svg:height="4.7291in" style:rel-height="scale" draw:z-index="137"><draw:image xlink:href="Pictures/1000000000000235000001C65868E3B9.png" xlink:type="simple" xlink:show="embed" xlink:actuate="onLoad"/><svg:desc> </svg:desc></draw:frame></text:span></text:span></text:p>
      <text:p text:style-name="Titulo_5f_tablas">Evolución de la Puntuación Media por Aspecto: Estructura</text:p>
      <table:table table:name="Table69" table:style-name="Table69">
        <table:table-column table:style-name="Table69.A"/>
        <table:table-column table:style-name="Table69.B"/>
        <table:table-row>
          <table:table-cell table:style-name="Table69.A1" office:value-type="string">
            <text:p text:style-name="Encabezado_20_tablas_20_resultados">Fecha</text:p>
          </table:table-cell>
          <table:table-cell table:style-name="Table69.B1" office:value-type="string">
            <text:p text:style-name="Encabezado_20_tablas_20_resultados">Puntuación Media</text:p>
          </table:table-cell>
        </table:table-row>
        <table:table-row>
          <table:table-cell table:style-name="Table69.A2" office:value-type="string">
            <text:p text:style-name="Tabla_20_resultados_20_centrado">-927.t1.a2-</text:p>
          </table:table-cell>
          <table:table-cell table:style-name="Table69.B2" office:value-type="string">
            <text:p text:style-name="Tabla_20_resultados_20_centrado">-927.t1.b2-</text:p>
          </table:table-cell>
        </table:table-row>
        <table:table-row>
          <table:table-cell table:style-name="Table69.A2" office:value-type="string">
            <text:p text:style-name="Tabla_20_resultados_20_centrado">-927.t1.a3-</text:p>
          </table:table-cell>
          <table:table-cell table:style-name="Table69.B2" office:value-type="string">
            <text:p text:style-name="Tabla_20_resultados_20_centrado">-927.t1.b3-</text:p>
          </table:table-cell>
        </table:table-row>
        <table:table-row>
          <table:table-cell table:style-name="Table69.A2" office:value-type="string">
            <text:p text:style-name="Tabla_20_resultados_20_centrado">-927.t1.a4-</text:p>
          </table:table-cell>
          <table:table-cell table:style-name="Table69.B2" office:value-type="string">
            <text:p text:style-name="Tabla_20_resultados_20_centrado">-927.t1.b4-</text:p>
          </table:table-cell>
        </table:table-row>
        <table:table-row>
          <table:table-cell table:style-name="Table69.A2" office:value-type="string">
            <text:p text:style-name="Tabla_20_resultados_20_centrado">-927.t1.a5-</text:p>
          </table:table-cell>
          <table:table-cell table:style-name="Table69.B2" office:value-type="string">
            <text:p text:style-name="Tabla_20_resultados_20_centrado">-927.t1.b5-</text:p>
          </table:table-cell>
        </table:table-row>
        <table:table-row>
          <table:table-cell table:style-name="Table69.A2" office:value-type="string">
            <text:p text:style-name="Tabla_20_resultados_20_centrado">-927.t1.a6-</text:p>
          </table:table-cell>
          <table:table-cell table:style-name="Table69.B2" office:value-type="string">
            <text:p text:style-name="Tabla_20_resultados_20_centrado">-927.t1.b6-</text:p>
          </table:table-cell>
        </table:table-row>
      </table:table>
      <text:p text:style-name="Figure"/>
      <text:list xml:id="list164656426465471" text:continue-numbering="true" text:style-name="LFO3">
        <text:list-item>
          <text:list>
            <text:list-item>
              <text:list>
                <text:list-item>
                  <text:p text:style-name="P24"><text:bookmark-start text:name="_Toc267049115"/><text:bookmark-start text:name="_Toc272325948"/><text:bookmark-start text:name="_Toc275156581"/><text:bookmark-start text:name="_Toc277173258"/>Navegación<text:bookmark-end text:name="_Toc267049115"/><text:bookmark-end text:name="_Toc272325948"/><text:bookmark-end text:name="_Toc275156581"/><text:bookmark-end text:name="_Toc277173258"/></text:p>
                </text:list-item>
              </text:list>
            </text:list-item>
          </text:list>
        </text:list-item>
      </text:list>
      <text:p text:style-name="Figure"><text:span text:style-name="Fuente_20_de_20_párrafo_20_predeter."><text:span text:style-name="T1"><draw:frame draw:style-name="fr2" draw:name="Imagen 92" text:anchor-type="as-char" svg:y="0in" svg:width="5.8854in" style:rel-width="scale" svg:height="4.7291in" style:rel-height="scale" draw:z-index="136"><draw:image xlink:href="Pictures/1000000000000235000001C6D0386AFB.png" xlink:type="simple" xlink:show="embed" xlink:actuate="onLoad"/><svg:desc> </svg:desc></draw:frame></text:span></text:span></text:p>
      <text:p text:style-name="Titulo_5f_tablas">Evolución de la Puntuación Media por Aspecto: Navegación</text:p>
      <table:table table:name="Table70" table:style-name="Table70">
        <table:table-column table:style-name="Table70.A"/>
        <table:table-column table:style-name="Table70.B"/>
        <table:table-row>
          <table:table-cell table:style-name="Table70.A1" office:value-type="string">
            <text:p text:style-name="Encabezado_20_tablas_20_resultados">Fecha</text:p>
          </table:table-cell>
          <table:table-cell table:style-name="Table70.B1" office:value-type="string">
            <text:p text:style-name="Encabezado_20_tablas_20_resultados">Puntuación Media</text:p>
          </table:table-cell>
        </table:table-row>
        <table:table-row>
          <table:table-cell table:style-name="Table70.A2" office:value-type="string">
            <text:p text:style-name="Tabla_20_resultados_20_centrado">-928.t1.a2-</text:p>
          </table:table-cell>
          <table:table-cell table:style-name="Table70.B2" office:value-type="string">
            <text:p text:style-name="Tabla_20_resultados_20_centrado">-928.t1.b2-</text:p>
          </table:table-cell>
        </table:table-row>
        <table:table-row>
          <table:table-cell table:style-name="Table70.A2" office:value-type="string">
            <text:p text:style-name="Tabla_20_resultados_20_centrado">-928.t1.a3-</text:p>
          </table:table-cell>
          <table:table-cell table:style-name="Table70.B2" office:value-type="string">
            <text:p text:style-name="Tabla_20_resultados_20_centrado">-928.t1.b3-</text:p>
          </table:table-cell>
        </table:table-row>
        <table:table-row>
          <table:table-cell table:style-name="Table70.A2" office:value-type="string">
            <text:p text:style-name="Tabla_20_resultados_20_centrado">-928.t1.a4-</text:p>
          </table:table-cell>
          <table:table-cell table:style-name="Table70.B2" office:value-type="string">
            <text:p text:style-name="Tabla_20_resultados_20_centrado">-928.t1.b4-</text:p>
          </table:table-cell>
        </table:table-row>
        <table:table-row>
          <table:table-cell table:style-name="Table70.A2" office:value-type="string">
            <text:p text:style-name="Tabla_20_resultados_20_centrado">-928.t1.a5-</text:p>
          </table:table-cell>
          <table:table-cell table:style-name="Table70.B2" office:value-type="string">
            <text:p text:style-name="Tabla_20_resultados_20_centrado">-928.t1.b5-</text:p>
          </table:table-cell>
        </table:table-row>
        <table:table-row>
          <table:table-cell table:style-name="Table70.A2" office:value-type="string">
            <text:p text:style-name="Tabla_20_resultados_20_centrado">-928.t1.a6-</text:p>
          </table:table-cell>
          <table:table-cell table:style-name="Table70.B2" office:value-type="string">
            <text:p text:style-name="Tabla_20_resultados_20_centrado">-928.t1.b6-</text:p>
          </table:table-cell>
        </table:table-row>
      </table:table>
      <text:list xml:id="list164656328408024" text:continue-numbering="true" text:style-name="LFO3">
        <text:list-item>
          <text:list>
            <text:list-item>
              <text:list>
                <text:list-item>
                  <text:p text:style-name="P24"><text:bookmark-start text:name="_Toc267049112"/><text:bookmark-start text:name="_Toc272325949"/><text:bookmark-start text:name="_Toc275156582"/><text:bookmark-start text:name="_Toc277173259"/>Alternativas<text:bookmark-end text:name="_Toc267049112"/><text:bookmark-end text:name="_Toc272325949"/><text:bookmark-end text:name="_Toc275156582"/><text:bookmark-end text:name="_Toc277173259"/></text:p>
                </text:list-item>
              </text:list>
            </text:list-item>
          </text:list>
        </text:list-item>
      </text:list>
      <text:p text:style-name="Figure"><text:span text:style-name="Fuente_20_de_20_párrafo_20_predeter."><text:span text:style-name="T1"><draw:frame draw:style-name="fr2" draw:name="Imagen 83" text:anchor-type="as-char" svg:y="0in" svg:width="5.8854in" style:rel-width="scale" svg:height="4.7291in" style:rel-height="scale" draw:z-index="135"><draw:image xlink:href="Pictures/1000000000000235000001C62CF04718.png" xlink:type="simple" xlink:show="embed" xlink:actuate="onLoad"/><svg:desc> </svg:desc></draw:frame></text:span></text:span></text:p>
      <text:p text:style-name="Titulo_5f_tablas">Evolución de la Puntuación Media por Aspecto: Alternativas</text:p>
      <table:table table:name="Table71" table:style-name="Table71">
        <table:table-column table:style-name="Table71.A"/>
        <table:table-column table:style-name="Table71.B"/>
        <table:table-row>
          <table:table-cell table:style-name="Table71.A1" office:value-type="string">
            <text:p text:style-name="Encabezado_20_tablas_20_resultados">Fecha</text:p>
          </table:table-cell>
          <table:table-cell table:style-name="Table71.B1" office:value-type="string">
            <text:p text:style-name="Encabezado_20_tablas_20_resultados">Puntuación Media</text:p>
          </table:table-cell>
        </table:table-row>
        <table:table-row>
          <table:table-cell table:style-name="Table71.A2" office:value-type="string">
            <text:p text:style-name="Tabla_20_resultados_20_centrado">-929.t1.a2-</text:p>
          </table:table-cell>
          <table:table-cell table:style-name="Table71.B2" office:value-type="string">
            <text:p text:style-name="Tabla_20_resultados_20_centrado">-929.t1.b2-</text:p>
          </table:table-cell>
        </table:table-row>
        <table:table-row>
          <table:table-cell table:style-name="Table71.A2" office:value-type="string">
            <text:p text:style-name="Tabla_20_resultados_20_centrado">-929.t1.a3-</text:p>
          </table:table-cell>
          <table:table-cell table:style-name="Table71.B2" office:value-type="string">
            <text:p text:style-name="Tabla_20_resultados_20_centrado">-929.t1.b3-</text:p>
          </table:table-cell>
        </table:table-row>
        <table:table-row>
          <table:table-cell table:style-name="Table71.A2" office:value-type="string">
            <text:p text:style-name="Tabla_20_resultados_20_centrado">-929.t1.a4-</text:p>
          </table:table-cell>
          <table:table-cell table:style-name="Table71.B2" office:value-type="string">
            <text:p text:style-name="Tabla_20_resultados_20_centrado">-929.t1.b4-</text:p>
          </table:table-cell>
        </table:table-row>
        <table:table-row>
          <table:table-cell table:style-name="Table71.A2" office:value-type="string">
            <text:p text:style-name="Tabla_20_resultados_20_centrado">-929.t1.a5-</text:p>
          </table:table-cell>
          <table:table-cell table:style-name="Table71.B2" office:value-type="string">
            <text:p text:style-name="Tabla_20_resultados_20_centrado">-929.t1.b5-</text:p>
          </table:table-cell>
        </table:table-row>
        <table:table-row>
          <table:table-cell table:style-name="Table71.A2" office:value-type="string">
            <text:p text:style-name="Tabla_20_resultados_20_centrado">-929.t1.a6-</text:p>
          </table:table-cell>
          <table:table-cell table:style-name="Table71.B2" office:value-type="string">
            <text:p text:style-name="Tabla_20_resultados_20_centrado">-929.t1.b6-</text:p>
          </table:table-cell>
        </table:table-row>
      </table:table>
      <text:p text:style-name="P12"/>
      <text:list xml:id="list164656576751242" text:continue-numbering="true" text:style-name="LFO3">
        <text:list-item>
          <text:p text:style-name="P18"><text:bookmark-start text:name="_Toc267049116"/><text:bookmark-start text:name="_Toc272325950"/><text:bookmark-start text:name="_Toc275156583"/><text:bookmark-start text:name="_Toc277173260"/><text:bookmark-start text:name="__RefHeading__11165_1302827227"/>Conclusiones del estudio<text:bookmark-end text:name="_Toc258841219"/><text:bookmark-end text:name="_Toc258925850"/><text:bookmark-end text:name="_Toc258926757"/><text:bookmark-end text:name="_Toc259025829"/><text:bookmark-end text:name="_Toc259176155"/><text:bookmark-end text:name="_Toc259179292"/><text:bookmark-end text:name="_Toc260740697"/><text:bookmark-end text:name="_Toc260910319"/><text:bookmark-end text:name="_Toc260998761"/><text:bookmark-end text:name="_Toc267049116"/><text:bookmark-end text:name="_Toc272325950"/><text:bookmark-end text:name="_Toc275156583"/><text:bookmark-end text:name="_Toc277173260"/><text:bookmark-end text:name="__RefHeading__11165_1302827227"/></text:p>
          <text:list>
            <text:list-item>
              <text:p text:style-name="P27"><text:bookmark-start text:name="_Toc258841220"/><text:bookmark-start text:name="_Toc258925851"/><text:bookmark-start text:name="_Toc258926758"/><text:bookmark-start text:name="_Toc259025830"/><text:bookmark-start text:name="_Toc259176156"/><text:bookmark-start text:name="_Toc259179293"/><text:bookmark-start text:name="_Toc260740698"/><text:bookmark-start text:name="_Toc260910320"/><text:bookmark-start text:name="_Toc260998762"/><text:bookmark-start text:name="_Toc267049117"/><text:bookmark-start text:name="_Toc272325951"/><text:bookmark-start text:name="_Toc275156584"/><text:bookmark-start text:name="_Toc277173261"/>Resultados globales<text:bookmark-end text:name="_Toc258841220"/><text:bookmark-end text:name="_Toc258925851"/><text:bookmark-end text:name="_Toc258926758"/><text:bookmark-end text:name="_Toc259025830"/><text:bookmark-end text:name="_Toc259176156"/><text:bookmark-end text:name="_Toc259179293"/><text:bookmark-end text:name="_Toc260740698"/><text:bookmark-end text:name="_Toc260910320"/><text:bookmark-end text:name="_Toc260998762"/><text:bookmark-end text:name="_Toc267049117"/><text:bookmark-end text:name="_Toc272325951"/><text:bookmark-end text:name="_Toc275156584"/><text:bookmark-end text:name="_Toc277173261"/></text:p>
            </text:list-item>
          </text:list>
        </text:list-item>
      </text:list>
      <text:p text:style-name="P">-111.text-</text:p>
      <text:list xml:id="list164656559952814" text:continue-numbering="true" text:style-name="LFO3">
        <text:list-item>
          <text:list>
            <text:list-item>
              <text:p text:style-name="P30"><text:bookmark-start text:name="_Toc258841221"/><text:bookmark-start text:name="_Toc258925852"/><text:bookmark-start text:name="_Toc258926759"/><text:bookmark-start text:name="_Toc259025831"/><text:bookmark-start text:name="_Toc259176157"/><text:bookmark-start text:name="_Toc259179294"/><text:bookmark-start text:name="_Toc260740699"/><text:bookmark-start text:name="_Toc260910321"/><text:bookmark-start text:name="_Toc260998763"/><text:bookmark-start text:name="_Toc267049118"/><text:bookmark-start text:name="_Toc272325952"/><text:bookmark-start text:name="_Toc275156585"/><text:bookmark-start text:name="_Toc277173262"/>Resultados por segmentos<text:bookmark-end text:name="_Toc258841221"/><text:bookmark-end text:name="_Toc258925852"/><text:bookmark-end text:name="_Toc258926759"/><text:bookmark-end text:name="_Toc259025831"/><text:bookmark-end text:name="_Toc259176157"/><text:bookmark-end text:name="_Toc259179294"/><text:bookmark-end text:name="_Toc260740699"/><text:bookmark-end text:name="_Toc260910321"/><text:bookmark-end text:name="_Toc260998763"/><text:bookmark-end text:name="_Toc267049118"/><text:bookmark-end text:name="_Toc272325952"/><text:bookmark-end text:name="_Toc275156585"/><text:bookmark-end text:name="_Toc277173262"/></text:p>
            </text:list-item>
          </text:list>
        </text:list-item>
      </text:list>
      <text:p text:style-name="P">A continuación se muestran las conclusiones obtenidas del análisis de los resultados por segmentos.</text:p>
      <text:list xml:id="list164654746624473" text:continue-numbering="true" text:style-name="LFO3">
        <text:list-item>
          <text:list>
            <text:list-item>
              <text:list>
                <text:list-item>
                  <text:p text:style-name="P22"><text:bookmark-start text:name="_Toc258841222"/><text:bookmark-start text:name="_Toc258925853"/><text:bookmark-start text:name="_Toc258926760"/><text:bookmark-start text:name="_Toc259025832"/><text:bookmark-start text:name="_Toc259176158"/><text:bookmark-start text:name="_Toc259179295"/><text:bookmark-start text:name="_Toc260740700"/><text:bookmark-start text:name="_Toc260910322"/><text:bookmark-start text:name="_Toc260998764"/><text:bookmark-start text:name="_Toc267049119"/><text:bookmark-start text:name="_Toc272325953"/><text:bookmark-start text:name="_Toc275156586"/><text:bookmark-start text:name="_Toc277173263"/>Segmento Principales<text:bookmark-end text:name="_Toc258841222"/><text:bookmark-end text:name="_Toc258925853"/><text:bookmark-end text:name="_Toc258926760"/><text:bookmark-end text:name="_Toc259025832"/><text:bookmark-end text:name="_Toc259176158"/><text:bookmark-end text:name="_Toc259179295"/><text:bookmark-end text:name="_Toc260740700"/><text:bookmark-end text:name="_Toc260910322"/><text:bookmark-end text:name="_Toc260998764"/><text:bookmark-end text:name="_Toc267049119"/><text:bookmark-end text:name="_Toc272325953"/><text:bookmark-end text:name="_Toc275156586"/><text:bookmark-end text:name="_Toc277173263"/></text:p>
                </text:list-item>
              </text:list>
            </text:list-item>
          </text:list>
        </text:list-item>
      </text:list>
      <text:p text:style-name="P">-1021.text-</text:p>
      <text:list xml:id="list164655267803877" text:continue-numbering="true" text:style-name="LFO3">
        <text:list-item>
          <text:list>
            <text:list-item>
              <text:list>
                <text:list-item>
                  <text:p text:style-name="P22"><text:bookmark-start text:name="_Toc258841223"/><text:bookmark-start text:name="_Toc258925854"/><text:bookmark-start text:name="_Toc258926761"/><text:bookmark-start text:name="_Toc259025833"/><text:bookmark-start text:name="_Toc259176159"/><text:bookmark-start text:name="_Toc259179296"/><text:bookmark-start text:name="_Toc260740701"/><text:bookmark-start text:name="_Toc260910323"/><text:bookmark-start text:name="_Toc260998765"/><text:bookmark-start text:name="_Toc267049120"/><text:bookmark-start text:name="_Toc272325954"/><text:bookmark-start text:name="_Toc275156587"/><text:bookmark-start text:name="_Toc277173264"/>Segmento Organismos<text:bookmark-end text:name="_Toc258841223"/><text:bookmark-end text:name="_Toc258925854"/><text:bookmark-end text:name="_Toc258926761"/><text:bookmark-end text:name="_Toc259025833"/><text:bookmark-end text:name="_Toc259176159"/><text:bookmark-end text:name="_Toc259179296"/><text:bookmark-end text:name="_Toc260740701"/><text:bookmark-end text:name="_Toc260910323"/><text:bookmark-end text:name="_Toc260998765"/><text:bookmark-end text:name="_Toc267049120"/><text:bookmark-end text:name="_Toc272325954"/><text:bookmark-end text:name="_Toc275156587"/><text:bookmark-end text:name="_Toc277173264"/></text:p>
                </text:list-item>
              </text:list>
            </text:list-item>
          </text:list>
        </text:list-item>
      </text:list>
      <text:p text:style-name="P">-1022.text-</text:p>
      <text:list xml:id="list164655564614708" text:continue-numbering="true" text:style-name="LFO3">
        <text:list-item>
          <text:list>
            <text:list-item>
              <text:list>
                <text:list-item>
                  <text:p text:style-name="P22"><text:bookmark-start text:name="_Toc259176160"/><text:bookmark-start text:name="_Toc259179297"/><text:bookmark-start text:name="_Toc260740702"/><text:bookmark-start text:name="_Toc260910324"/><text:bookmark-start text:name="_Toc260998766"/><text:bookmark-start text:name="_Toc267049121"/><text:bookmark-start text:name="_Toc272325955"/><text:bookmark-start text:name="_Toc275156588"/><text:bookmark-start text:name="_Toc277173265"/><text:bookmark-start text:name="_Toc258841224"/><text:bookmark-start text:name="_Toc258925855"/><text:bookmark-start text:name="_Toc258926762"/><text:bookmark-start text:name="_Toc259025834"/>Segmento <text:bookmark-end text:name="_Toc258841224"/><text:bookmark-end text:name="_Toc258925855"/><text:bookmark-end text:name="_Toc258926762"/><text:bookmark-end text:name="_Toc259025834"/>Temáticos<text:bookmark-end text:name="_Toc259176160"/><text:bookmark-end text:name="_Toc259179297"/><text:bookmark-end text:name="_Toc260740702"/><text:bookmark-end text:name="_Toc260910324"/><text:bookmark-end text:name="_Toc260998766"/><text:bookmark-end text:name="_Toc267049121"/><text:bookmark-end text:name="_Toc272325955"/><text:bookmark-end text:name="_Toc275156588"/><text:bookmark-end text:name="_Toc277173265"/></text:p>
                </text:list-item>
              </text:list>
            </text:list-item>
          </text:list>
        </text:list-item>
      </text:list>
      <text:p text:style-name="P">-1023.text-</text:p>
      <text:list xml:id="list164655994646133" text:continue-numbering="true" text:style-name="LFO3">
        <text:list-item>
          <text:list>
            <text:list-item>
              <text:list>
                <text:list-item>
                  <text:p text:style-name="P22"><text:bookmark-start text:name="_Toc258841225"/><text:bookmark-start text:name="_Toc258925856"/><text:bookmark-start text:name="_Toc258926763"/><text:bookmark-start text:name="_Toc259025835"/><text:bookmark-start text:name="_Toc259176161"/><text:bookmark-start text:name="_Toc259179298"/><text:bookmark-start text:name="_Toc260740703"/><text:bookmark-start text:name="_Toc260910325"/><text:bookmark-start text:name="_Toc260998767"/><text:bookmark-start text:name="_Toc267049122"/><text:bookmark-start text:name="_Toc272325956"/><text:bookmark-start text:name="_Toc275156589"/><text:bookmark-start text:name="_Toc277173266"/>Segmento Otros<text:bookmark-end text:name="_Toc258841225"/><text:bookmark-end text:name="_Toc258925856"/><text:bookmark-end text:name="_Toc258926763"/><text:bookmark-end text:name="_Toc259025835"/><text:bookmark-end text:name="_Toc259176161"/><text:bookmark-end text:name="_Toc259179298"/><text:bookmark-end text:name="_Toc260740703"/><text:bookmark-end text:name="_Toc260910325"/><text:bookmark-end text:name="_Toc260998767"/><text:bookmark-end text:name="_Toc267049122"/><text:bookmark-end text:name="_Toc272325956"/><text:bookmark-end text:name="_Toc275156589"/><text:bookmark-end text:name="_Toc277173266"/></text:p>
                </text:list-item>
              </text:list>
            </text:list-item>
          </text:list>
        </text:list-item>
      </text:list>
      <text:p text:style-name="P">-1024.text-</text:p>
      <text:list xml:id="list164656305883914" text:continue-numbering="true" text:style-name="LFO3">
        <text:list-item>
          <text:list>
            <text:list-item>
              <text:p text:style-name="P30"><text:bookmark-start text:name="_Toc275156590"/><text:bookmark-start text:name="_Toc277173267"/>Evolución de resultados<text:bookmark-end text:name="_Toc275156590"/><text:bookmark-end text:name="_Toc277173267"/></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0.1665in" fo:margin-bottom="0.1665in" style:contextual-spacing="false" fo:line-height="130%" fo:text-align="justify" style:justify-single-word="false" fo:orphans="0" fo:widows="0" fo:hyphenation-ladder-count="no-limit" fo:break-before="page" fo:padding="0in"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Título_20_2" style:display-name="Título 2" style:family="paragraph" style:next-style-name="Normal" style:default-outline-level="2">
      <style:paragraph-properties fo:margin-top="0.25in" fo:margin-bottom="0.0835in" style: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25in" fo:margin-bottom="0in" style:contextual-spacing="false" fo:hyphenation-ladder-count="no-limit" fo:keep-with-next="always"/>
      <style:text-properties fo:color="#e1120d" fo:font-size="12pt" fo:font-weight="bold" style:font-size-asian="12pt" style:font-weight-asian="bold" style:font-weight-complex="bold" fo:hyphenate="false"/>
    </style:style>
    <style:style style:name="Título_20_4" style:display-name="Título 4" style:family="paragraph" style:parent-style-name="Título_20_3" style:next-style-name="Normal" style:default-outline-level="4">
      <style:paragraph-properties fo:margin-top="0.1665in" fo:margin-bottom="0in" style:contextual-spacing="false" fo:hyphenation-ladder-count="no-limit"/>
      <style:text-properties fo:font-size="11pt" style:font-size-asian="11pt" style:font-weight-complex="normal" fo:hyphenate="false"/>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style:style>
    <style:style style:name="Título_20_6" style:display-name="Título 6" style:family="paragraph" style:parent-style-name="Normal" style:next-style-name="Normal" style:default-outline-level="6">
      <style:paragraph-properties fo:margin-top="0.1665in" fo:margin-bottom="0.0417in" style: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style:style>
    <style:style style:name="Título_20_7" style:display-name="Título 7" style:family="paragraph" style:parent-style-name="Normal" style:next-style-name="Normal" style:default-outline-level="7">
      <style:paragraph-properties fo:margin-top="0.1665in" fo:margin-bottom="0.0417in" style:contextual-spacing="false" fo:hyphenation-ladder-count="no-limit"/>
      <style:text-properties style:font-name="Times New Roman" fo:font-family="'Times New Roman'" style:font-family-generic="roman" style:font-pitch="variable" fo:font-size="12pt" style:font-size-asian="12pt" style:font-size-complex="12pt" fo:hyphenate="false"/>
    </style:style>
    <style:style style:name="Título_20_8" style:display-name="Título 8" style:family="paragraph" style:parent-style-name="Normal" style:next-style-name="Normal" style:default-outline-level="8">
      <style:paragraph-properties fo:margin-top="0.1665in" fo:margin-bottom="0.0417in" style: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style:style>
    <style:style style:name="Título_20_9" style:display-name="Título 9" style:family="paragraph" style:parent-style-name="Normal" style:next-style-name="Normal" style:default-outline-level="9">
      <style:paragraph-properties fo:margin-top="0.1665in" fo:margin-bottom="0.0417in" style:contextual-spacing="false" fo:hyphenation-ladder-count="no-limit"/>
      <style:text-properties style:font-size-complex="11pt" fo:hyphenate="false"/>
    </style:style>
    <style:style style:name="Normal" style:family="paragraph">
      <style:paragraph-properties fo:margin-top="0.0835in" fo:margin-bottom="0.0835in" style:contextual-spacing="false" fo:line-height="110%" fo:text-align="justify" style:justify-single-word="false" fo:hyphenation-ladder-count="no-limit"/>
      <style:text-properties style:font-name="Arial" fo:font-family="Arial" style:font-family-generic="swiss" style:font-pitch="variable" fo:font-size="11pt" fo:language="es" fo:country="none" style:font-size-asian="11pt" style:font-name-complex="Arial" style:font-family-complex="Arial" style:font-family-generic-complex="swiss" style:font-pitch-complex="variable" style:font-size-complex="14pt" fo:hyphenate="false"/>
    </style:style>
    <style:style style:name="TDC_20_4" style:display-name="TDC 4" style:family="paragraph" style:parent-style-name="Normal" style:next-style-name="Normal" style:auto-update="true">
      <style:paragraph-properties fo:margin-left="0.4583in" fo:margin-right="0in" fo:margin-top="0in" fo:margin-bottom="0.0693in" style:contextual-spacing="false" fo:line-height="115%" fo:text-align="start" style:justify-single-word="false" fo:hyphenation-ladder-count="no-limit" fo:text-indent="0in"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style:style>
    <style:style style:name="Continuar_20_lista_20_5" style:display-name="Continuar lista 5" style:family="paragraph" style:parent-style-name="Normal">
      <style:paragraph-properties fo:margin-left="0.9827in" fo:margin-right="0in" fo:hyphenation-ladder-count="no-limit" fo:text-indent="0in" style:auto-text-indent="false">
        <style:tab-stops/>
      </style:paragraph-properties>
      <style:text-properties fo:hyphenate="false"/>
    </style:style>
    <style:style style:name="Título_20_de_20_TDC" style:display-name="Título de TDC" style:family="paragraph" style:parent-style-name="Título_20_1" style:next-style-name="Normal" style:default-outline-level="1" style:list-style-name="">
      <style:paragraph-properties fo:margin-top="0.3335in" fo:margin-bottom="0in" style:contextual-spacing="false" fo:line-height="115%" fo:text-align="start" style:justify-single-word="false" fo:keep-together="always" fo:orphans="2" fo:widows="2" fo:hyphenation-ladder-count="no-limit" fo:padding="0in"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style:style>
    <style:style style:name="Continuar_20_lista_20_3" style:display-name="Continuar lista 3" style:family="paragraph" style:parent-style-name="Normal">
      <style:paragraph-properties fo:margin-left="0.5898in" fo:margin-right="0in" fo:margin-top="0in" fo:margin-bottom="0in" style:contextual-spacing="false" fo:line-height="130%" fo:hyphenation-ladder-count="no-limit" fo:text-indent="0in"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style:style>
    <style:style style:name="Título_20_de_20_documento" style:display-name="Título de documento" style:family="paragraph" style:parent-style-name="Normal" style:auto-update="true">
      <style:paragraph-properties fo:margin-top="1.3335in" fo:margin-bottom="1.3335in" style: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style:style>
    <style:style style:name="Encabezado_20_verde_20_tabla_20_metodologia" style:display-name="Encabezado verde tabla metodologia" style:family="paragraph" style:parent-style-name="Normal">
      <style:paragraph-properties fo:margin-top="0in" fo:margin-bottom="0in" style: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style:style>
    <style:style style:name="Identificador_20_tabla_20_metodologia" style:display-name="Identificador tabla metodologia" style:family="paragraph" style:parent-style-name="Normal">
      <style:paragraph-properties fo:margin-top="0in" fo:margin-bottom="0in" style: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Pie_20_de_20_página" style:display-name="Pie de página" style:family="paragraph" style:parent-style-name="Normal">
      <style:paragraph-properties fo:hyphenation-ladder-count="no-limit" fo:padding="0in" fo:border-left="none" fo:border-right="none" fo:border-top="0.51pt solid #7e9a40" fo:border-bottom="none" style:shadow="none">
        <style:tab-stops>
          <style:tab-stop style:position="6.3in" style:type="right"/>
        </style:tab-stops>
      </style:paragraph-properties>
      <style:text-properties fo:color="#7e9a40" fo:font-size="8pt" fo:font-style="italic" style:font-size-asian="8pt" style:font-style-asian="italic" style:font-size-complex="8pt" fo:hyphenate="false"/>
    </style:style>
    <style:style style:name="Nombre_20_tabla_20_metodologia" style:display-name="Nombre tabla metodologia" style:family="paragraph" style:parent-style-name="Normal">
      <style:paragraph-properties fo:margin-top="0in" fo:margin-bottom="0.0138in" style: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style:style>
    <style:style style:name="Pregunta_20_tabla_20_metodologia" style:display-name="Pregun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style:style>
    <style:style style:name="Respuesta_20_tabla_20_metodologia" style:display-name="Respues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Título" style:family="paragraph" style:parent-style-name="Normal" style:default-outline-level="1" style:list-style-name="">
      <style:paragraph-properties fo:margin-top="0.1665in" fo:margin-bottom="0.0417in" style: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none" style:font-size-asian="8pt" style:font-size-complex="8pt" fo:hyphenate="false"/>
    </style:style>
    <style:style style:name="Encabezado_20_gris_20_tabla_20_metodologia" style:display-name="Encabezado gris tabla metodologia" style:family="paragraph" style:parent-style-name="Normal">
      <style:paragraph-properties fo:margin-top="0in" fo:margin-bottom="0in" style: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style:style>
    <style:style style:name="TDC_20_1" style:display-name="TDC 1" style:family="paragraph" style:parent-style-name="Normal" style:next-style-name="Normal">
      <style:paragraph-properties fo:margin-left="0.7874in" fo:margin-right="0in" fo:margin-top="0.1665in" fo:margin-bottom="0in" style:contextual-spacing="false" fo:hyphenation-ladder-count="no-limit" fo:text-indent="-0.3937in" style:auto-text-indent="false">
        <style:tab-stops>
          <style:tab-stop style:position="0.3937in"/>
          <style:tab-stop style:position="5.5126in" style:type="right"/>
        </style:tab-stops>
      </style:paragraph-properties>
      <style:text-properties fo:font-variant="small-caps" fo:color="#000000" fo:font-weight="bold" style:font-weight-asian="bold" style:font-size-complex="11pt" fo:hyphenate="false"/>
    </style:style>
    <style:style style:name="TDC_20_2" style:display-name="TDC 2" style:family="paragraph" style:parent-style-name="Normal" style:next-style-name="Normal">
      <style:paragraph-properties fo:margin-left="1.3783in" fo:margin-right="0in" fo:margin-top="0in" fo:margin-bottom="0in" style:contextual-spacing="false" fo:hyphenation-ladder-count="no-limit" fo:text-indent="-0.5909in" style:auto-text-indent="false">
        <style:tab-stops>
          <style:tab-stop style:position="0.3937in"/>
          <style:tab-stop style:position="4.9217in" style:type="right"/>
        </style:tab-stops>
      </style:paragraph-properties>
      <style:text-properties style:font-size-complex="11pt" fo:hyphenate="false"/>
    </style:style>
    <style:style style:name="TDC_20_3" style:display-name="TDC 3" style:family="paragraph" style:parent-style-name="Normal" style:next-style-name="Normal">
      <style:paragraph-properties fo:margin-left="2.0673in" fo:margin-right="0in" fo:margin-top="0.0417in" fo:margin-bottom="0in" style:contextual-spacing="false" fo:hyphenation-ladder-count="no-limit" fo:text-indent="-0.689in" style:auto-text-indent="false">
        <style:tab-stops>
          <style:tab-stop style:position="4.2327in"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style:style>
    <style:style style:name="Tabla_20_aspectos" style:display-name="Tabla aspectos" style:family="paragraph" style:parent-style-name="Normal">
      <style:paragraph-properties fo:margin-top="0in" fo:margin-bottom="0in" style: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Leyenda_20_formulas" style:display-name="Leyenda formulas" style:family="paragraph" style:parent-style-name="Normal">
      <style:paragraph-properties fo:margin-left="0.9846in" fo:margin-right="0in" fo:hyphenation-ladder-count="no-limit" fo:text-indent="0in"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Viñeta4" style:family="paragraph" style:parent-style-name="Normal" style:list-style-name="LFO44">
      <style:paragraph-properties fo:line-height="0.1945in" fo:hyphenation-ladder-count="no-limit"/>
      <style:text-properties style:letter-kerning="true" style:language-asian="es" style:country-asian="none" style:font-weight-complex="bold" fo:hyphenate="false"/>
    </style:style>
    <style:style style:name="Índice_20_1" style:display-name="Índice 1" style:family="paragraph" style:parent-style-name="Normal" style:next-style-name="Normal" style:auto-update="true">
      <style:paragraph-properties fo:margin-left="0.139in" fo:margin-right="0in" fo:hyphenation-ladder-count="no-limit" fo:text-indent="-0.139in" style:auto-text-indent="false">
        <style:tab-stops/>
      </style:paragraph-properties>
      <style:text-properties fo:color="#e1120d" fo:font-size="14pt" style:font-size-asian="14pt" fo:hyphenate="false"/>
    </style:style>
    <style:style style:name="H5" style:family="paragraph" style:parent-style-name="Título_20_5" style:next-style-name="P" style:default-outline-level="5" style:list-style-name="">
      <style:paragraph-properties fo:margin-left="1.1811in" fo:margin-right="0in" fo:hyphenation-ladder-count="no-limit" fo:text-indent="-1.1811in" style:auto-text-indent="false">
        <style:tab-stops>
          <style:tab-stop style:position="0in"/>
        </style:tab-stops>
      </style:paragraph-properties>
      <style:text-properties fo:hyphenate="false"/>
    </style:style>
    <style:style style:name="Texto_20_comentario" style:display-name="Texto comentario"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Figure" style:family="paragraph" style:parent-style-name="Normal" style:auto-update="true">
      <style:paragraph-properties fo:margin-top="0in" fo:margin-bottom="0in"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style:style>
    <style:style style:name="Tabla_20_de_20_ilustraciones" style:display-name="Tabla de ilustraciones" style:family="paragraph" style:parent-style-name="Normal" style:next-style-name="Normal">
      <style:paragraph-properties fo:margin-top="0in" fo:margin-bottom="0.1665in" style:contextual-spacing="false" fo:line-height="130%" fo:hyphenation-ladder-count="no-limit"/>
      <style:text-properties style:font-name-complex="Times New Roman" style:font-family-complex="'Times New Roman'" style:font-family-generic-complex="roman" style:font-pitch-complex="variable" style:font-size-complex="12pt" fo:hyphenate="false"/>
    </style:style>
    <style:style style:name="TDC_20_5" style:display-name="TDC 5" style:family="paragraph" style:parent-style-name="Normal" style:next-style-name="Normal" style:auto-update="true">
      <style:paragraph-properties fo:margin-left="0.611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6" style:display-name="TDC 6" style:family="paragraph" style:parent-style-name="Normal" style:next-style-name="Normal" style:auto-update="true">
      <style:paragraph-properties fo:margin-left="0.7638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7" style:display-name="TDC 7" style:family="paragraph" style:parent-style-name="Normal" style:next-style-name="Normal" style:auto-update="true">
      <style:paragraph-properties fo:margin-left="0.9165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8" style:display-name="TDC 8" style:family="paragraph" style:parent-style-name="Normal" style:next-style-name="Normal" style:auto-update="true">
      <style:paragraph-properties fo:margin-left="1.0693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9" style:display-name="TDC 9" style:family="paragraph" style:parent-style-name="Normal" style:next-style-name="Normal" style:auto-update="true">
      <style:paragraph-properties fo:margin-left="1.222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itulo_5f_tablas" style:display-name="Titulo_tablas" style:family="paragraph" style:parent-style-name="Normal" style:next-style-name="Normal">
      <style:paragraph-properties fo:margin-top="0.1665in" fo:margin-bottom="0in" style:contextual-spacing="false" fo:line-height="130%" fo:text-align="center" style:justify-single-word="false" fo:hyphenation-ladder-count="no-limit" fo:padding="0in" fo:border-left="none" fo:border-right="none" fo:border-top="0.51pt solid #e1120d" fo:border-bottom="0.51pt solid #e1120d" style:shadow="none"/>
      <style:text-properties fo:color="#e1120d" fo:font-size="10pt" fo:font-weight="bold" style:font-size-asian="10pt" style:font-weight-asian="bold" style:font-size-complex="10pt" style:font-weight-complex="bold" fo:hyphenate="false"/>
    </style:style>
    <style:style style:name="Tabla_20_resultados_20_centrado" style:display-name="Tabla resultados centrado" style:family="paragraph" style:parent-style-name="Normal">
      <style:paragraph-properties fo:margin-top="0.0417in" fo:margin-bottom="0.0417in" style: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Encabezado_20_tablas_20_resultados" style:display-name="Encabezado tablas resultados" style:family="paragraph" style:parent-style-name="Normal">
      <style:paragraph-properties fo:margin-top="0.0417in" fo:margin-bottom="0.0417in" style: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style:style>
    <style:style style:name="Índice_20_2" style:display-name="Índice 2" style:family="paragraph" style:parent-style-name="Normal" style:next-style-name="Normal" style:auto-update="true">
      <style:paragraph-properties fo:margin-left="0.305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3" style:display-name="Índice 3" style:family="paragraph" style:parent-style-name="Normal" style:next-style-name="Normal" style:auto-update="true">
      <style:paragraph-properties fo:margin-left="0.458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4" style:display-name="Índice 4" style:family="paragraph" style:parent-style-name="Normal" style:next-style-name="Normal" style:auto-update="true">
      <style:paragraph-properties fo:margin-left="0.611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5" style:display-name="Índice 5" style:family="paragraph" style:parent-style-name="Normal" style:next-style-name="Normal" style:auto-update="true">
      <style:paragraph-properties fo:margin-left="0.763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6" style:display-name="Índice 6" style:family="paragraph" style:parent-style-name="Normal" style:next-style-name="Normal" style:auto-update="true">
      <style:paragraph-properties fo:margin-left="0.916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7" style:display-name="Índice 7" style:family="paragraph" style:parent-style-name="Normal" style:next-style-name="Normal" style:auto-update="true">
      <style:paragraph-properties fo:margin-left="1.069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8" style:display-name="Índice 8" style:family="paragraph" style:parent-style-name="Normal" style:next-style-name="Normal" style:auto-update="true">
      <style:paragraph-properties fo:margin-left="1.22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9" style:display-name="Índice 9" style:family="paragraph" style:parent-style-name="Normal" style:next-style-name="Normal" style:auto-update="true">
      <style:paragraph-properties fo:margin-left="1.375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con_20_sangría" style:display-name="Texto con sangría" style:family="paragraph" style:parent-style-name="Normal" style:next-style-name="Normal">
      <style:paragraph-properties fo:margin-left="0.152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macro" style:display-name="Texto macro" style:family="paragraph">
      <style:paragraph-properties fo:margin-top="0in" fo:margin-bottom="0.1665in" style:contextual-spacing="false" fo:line-height="130%" fo:text-align="justify" style:justify-single-word="false"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Título_20_de_20_índice" style:display-name="Título de índice" style:family="paragraph" style:parent-style-name="Normal" style:next-style-name="Índice_20_1">
      <style:paragraph-properties fo:margin-top="0in" fo:margin-bottom="0.1665in" style:contextual-spacing="false" fo:line-height="130%" fo:hyphenation-ladder-count="no-limit"/>
      <style:text-properties fo:font-weight="bold" style:font-weight-asian="bold" style:font-size-complex="12pt" style:font-weight-complex="bold" fo:hyphenate="false"/>
    </style:style>
    <style:style style:name="INDICE" style:family="paragraph" style:parent-style-name="Normal" style:next-style-name="Normal" style:default-outline-level="1" style:list-style-name="">
      <style:paragraph-properties fo:margin-top="0in" fo:margin-bottom="0.1665in" style:contextual-spacing="false" fo:line-height="130%" fo:orphans="0" fo:widows="0" fo:hyphenation-ladder-count="no-limit" fo:break-before="page" fo:padding="0in" fo:border-left="none" fo:border-right="none" fo:border-top="none" fo:border-bottom="0.51pt solid #000000" style:shadow="none"/>
      <style:text-properties fo:text-transform="uppercase" fo:color="#000000" fo:font-size="16pt" fo:font-weight="bold" style:letter-kerning="true" style:font-size-asian="16pt" style:font-weight-asian="bold" style:font-size-complex="16pt" style:font-weight-complex="bold" fo:hyphenate="false"/>
    </style:style>
    <style:style style:name="P" style:family="paragraph" style:parent-style-name="Normal">
      <style:paragraph-properties fo:margin-top="0in" fo:margin-bottom="0.1665in" style:contextual-spacing="false" fo:hyphenation-ladder-count="no-limit"/>
      <style:text-properties fo:hyphenate="false"/>
    </style:style>
    <style:style style:name="H1" style:family="paragraph" style:parent-style-name="Título_20_1" style:next-style-name="P" style:default-outline-level="1" style:list-style-name="">
      <style:paragraph-properties fo:hyphenation-ladder-count="no-limit" fo:padding="0in" fo:border-left="none" fo:border-right="none" fo:border-top="none" fo:border-bottom="0.51pt solid #6a8236" style:shadow="none"/>
      <style:text-properties fo:color="#6a8236" fo:hyphenate="false"/>
    </style:style>
    <style:style style:name="Declaracion" style:family="paragraph" style:parent-style-name="Normal">
      <style:paragraph-properties fo:margin-left="0.1256in" fo:margin-right="0.1654in" fo:line-height="100%" fo:hyphenation-ladder-count="no-limit" fo:text-indent="0in" style:auto-text-indent="false" fo:padding="0in"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style:style>
    <style:style style:name="H2" style:family="paragraph" style:parent-style-name="Título_20_2" style:default-outline-level="2" style:list-style-name="">
      <style:paragraph-properties fo:margin-top="0.1665in" fo:margin-bottom="0in" style:contextual-spacing="false" fo:hyphenation-ladder-count="no-limit"/>
      <style:text-properties fo:color="#6a8236" fo:hyphenate="false"/>
    </style:style>
    <style:style style:name="H3" style:family="paragraph" style:parent-style-name="Normal" style:next-style-name="P" style:default-outline-level="3" style:list-style-name="LFO3">
      <style:paragraph-properties fo:margin-top="0.25in" fo:margin-bottom="0.1665in" style:contextual-spacing="false" fo:hyphenation-ladder-count="no-limit" fo:keep-with-next="always"/>
      <style:text-properties fo:color="#6a8236" fo:font-size="12pt" fo:font-weight="bold" style:font-size-asian="12pt" style:font-weight-asian="bold" style:font-weight-complex="bold" fo:hyphenate="false"/>
    </style:style>
    <style:style style:name="Encabezado" style:family="paragraph" style:parent-style-name="Normal">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5LVL2" style:display-name="WW_CharLFO55LVL2" style:family="text">
      <style:text-properties style:font-name-complex="Times New Roman" style:font-family-complex="'Times New Roman'" style:font-family-generic-complex="roman" style:font-pitch-complex="variable"/>
    </style:style>
    <style:style style:name="WW_5f_CharLFO55LVL3" style:display-name="WW_CharLFO55LVL3" style:family="text">
      <style:text-properties style:font-name-complex="Times New Roman" style:font-family-complex="'Times New Roman'" style:font-family-generic-complex="roman" style:font-pitch-complex="variable"/>
    </style:style>
    <style:style style:name="WW_5f_CharLFO55LVL4" style:display-name="WW_CharLFO55LVL4" style:family="text">
      <style:text-properties style:font-name-complex="Times New Roman" style:font-family-complex="'Times New Roman'" style:font-family-generic-complex="roman" style:font-pitch-complex="variable"/>
    </style:style>
    <style:style style:name="WW_5f_CharLFO56LVL1" style:display-name="WW_CharLFO5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6LVL2" style:display-name="WW_CharLFO56LVL2" style:family="text">
      <style:text-properties style:font-name-complex="Times New Roman" style:font-family-complex="'Times New Roman'" style:font-family-generic-complex="roman" style:font-pitch-complex="variable"/>
    </style:style>
    <style:style style:name="WW_5f_CharLFO56LVL3" style:display-name="WW_CharLFO56LVL3" style:family="text">
      <style:text-properties style:font-name-complex="Times New Roman" style:font-family-complex="'Times New Roman'" style:font-family-generic-complex="roman" style:font-pitch-complex="variable"/>
    </style:style>
    <style:style style:name="WW_5f_CharLFO56LVL4" style:display-name="WW_CharLFO56LVL4" style:family="text">
      <style:text-properties style:font-name-complex="Times New Roman" style:font-family-complex="'Times New Roman'" style:font-family-generic-complex="roman" style:font-pitch-complex="variable"/>
    </style:style>
    <style:style style:name="WW_5f_CharLFO57LVL1" style:display-name="WW_CharLFO5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7LVL2" style:display-name="WW_CharLFO57LVL2" style:family="text">
      <style:text-properties style:font-name-complex="Times New Roman" style:font-family-complex="'Times New Roman'" style:font-family-generic-complex="roman" style:font-pitch-complex="variable"/>
    </style:style>
    <style:style style:name="WW_5f_CharLFO57LVL3" style:display-name="WW_CharLFO57LVL3" style:family="text">
      <style:text-properties style:font-name-complex="Times New Roman" style:font-family-complex="'Times New Roman'" style:font-family-generic-complex="roman" style:font-pitch-complex="variable"/>
    </style:style>
    <style:style style:name="WW_5f_CharLFO57LVL4" style:display-name="WW_CharLFO57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fo:font-size="11pt" style:font-size-asian="11pt"/>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Arial" fo:font-family="Arial" style:font-family-generic="swiss" style:font-pitch="variable"/>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9LVL2" style:display-name="WW_CharLFO5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9LVL3" style:display-name="WW_CharLFO59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9LVL4" style:display-name="WW_CharLFO5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9LVL5" style:display-name="WW_CharLFO59LVL5" style:family="text">
      <style:text-properties style:font-name-complex="Times New Roman" style:font-family-complex="'Times New Roman'" style:font-family-generic-complex="roman" style:font-pitch-complex="variable"/>
    </style:style>
    <style:style style:name="WW_5f_CharLFO59LVL6" style:display-name="WW_CharLFO59LVL6" style:family="text">
      <style:text-properties style:font-name-complex="Times New Roman" style:font-family-complex="'Times New Roman'" style:font-family-generic-complex="roman" style:font-pitch-complex="variable"/>
    </style:style>
    <style:style style:name="WW_5f_CharLFO59LVL7" style:display-name="WW_CharLFO59LVL7" style:family="text">
      <style:text-properties style:font-name-complex="Times New Roman" style:font-family-complex="'Times New Roman'" style:font-family-generic-complex="roman" style:font-pitch-complex="variable"/>
    </style:style>
    <style:style style:name="WW_5f_CharLFO59LVL8" style:display-name="WW_CharLFO59LVL8" style:family="text">
      <style:text-properties style:font-name-complex="Times New Roman" style:font-family-complex="'Times New Roman'" style:font-family-generic-complex="roman" style:font-pitch-complex="variable"/>
    </style:style>
    <style:style style:name="WW_5f_CharLFO59LVL9" style:display-name="WW_CharLFO59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text:style-name="WW_5f_CharOUTLINELVL1" style:num-suffix="." style:num-format="1">
        <style:list-level-properties text:min-label-width="0.3937in"/>
      </text:outline-level-style>
      <text:outline-level-style text:level="2" text:style-name="WW_5f_CharOUTLINELVL2" style:num-suffix="." style:num-format="1" text:display-levels="2">
        <style:list-level-properties text:min-label-width="0.5909in"/>
      </text:outline-level-style>
      <text:outline-level-style text:level="3" text:style-name="WW_5f_CharOUTLINELVL3" style:num-suffix="." style:num-format="1" text:display-levels="3">
        <style:list-level-properties text:min-label-width="0.7874in"/>
      </text:outline-level-style>
      <text:outline-level-style text:level="4" text:style-name="WW_5f_CharOUTLINELVL4" style:num-suffix="." style:num-format="1" text:display-levels="4">
        <style:list-level-properties text:min-label-width="0.9846in"/>
      </text:outline-level-style>
      <text:outline-level-style text:level="5" style:num-format="">
        <style:list-level-properties/>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56" style:display-name="WW_OutlineListStyle_56">
      <text:list-level-style-number text:level="1" text:style-name="WW_5f_CharLFO1LVL1" style:num-suffix="." style:num-format="1">
        <style:list-level-properties text:min-label-width="0.3937in"/>
      </text:list-level-style-number>
      <text:list-level-style-number text:level="2" text:style-name="WW_5f_CharLFO1LVL2" style:num-suffix="." style:num-format="1" text:display-levels="2">
        <style:list-level-properties text:min-label-width="0.5909in"/>
      </text:list-level-style-number>
      <text:list-level-style-number text:level="3" text:style-name="WW_5f_CharLFO1LVL3" style:num-suffix="." style:num-format="1" text:display-levels="3">
        <style:list-level-properties text:min-label-width="0.7874in"/>
      </text:list-level-style-number>
      <text:list-level-style-number text:level="4" text:style-name="WW_5f_CharLFO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5" style:display-name="WW_OutlineListStyle_55">
      <text:list-level-style-number text:level="1" text:style-name="WW_5f_CharLFO2LVL1" style:num-suffix="." style:num-format="1">
        <style:list-level-properties text:min-label-width="0.3937in"/>
      </text:list-level-style-number>
      <text:list-level-style-number text:level="2" text:style-name="WW_5f_CharLFO2LVL2" style:num-suffix="." style:num-format="1" text:display-levels="2">
        <style:list-level-properties text:min-label-width="0.5909in"/>
      </text:list-level-style-number>
      <text:list-level-style-number text:level="3" text:style-name="WW_5f_CharLFO2LVL3" style:num-suffix="." style:num-format="1" text:display-levels="3">
        <style:list-level-properties text:min-label-width="0.7874in"/>
      </text:list-level-style-number>
      <text:list-level-style-number text:level="4" text:style-name="WW_5f_CharLFO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4" style:display-name="WW_OutlineListStyle_54">
      <text:list-level-style-number text:level="1" text:style-name="WW_5f_CharLFO3LVL1" style:num-suffix="." style:num-format="1">
        <style:list-level-properties text:min-label-width="0.3937in"/>
      </text:list-level-style-number>
      <text:list-level-style-number text:level="2" text:style-name="WW_5f_CharLFO3LVL2" style:num-suffix="." style:num-format="1" text:display-levels="2">
        <style:list-level-properties text:min-label-width="0.5909in"/>
      </text:list-level-style-number>
      <text:list-level-style-number text:level="3" text:style-name="WW_5f_CharLFO3LVL3" style:num-suffix="." style:num-format="1" text:display-levels="3">
        <style:list-level-properties text:min-label-width="0.7874in"/>
      </text:list-level-style-number>
      <text:list-level-style-number text:level="4" text:style-name="WW_5f_CharLFO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3" style:display-name="WW_OutlineListStyle_53">
      <text:list-level-style-number text:level="1" text:style-name="WW_5f_CharLFO4LVL1" style:num-suffix="." style:num-format="1">
        <style:list-level-properties text:min-label-width="0.3937in"/>
      </text:list-level-style-number>
      <text:list-level-style-number text:level="2" text:style-name="WW_5f_CharLFO4LVL2" style:num-suffix="." style:num-format="1" text:display-levels="2">
        <style:list-level-properties text:min-label-width="0.5909in"/>
      </text:list-level-style-number>
      <text:list-level-style-number text:level="3" text:style-name="WW_5f_CharLFO4LVL3" style:num-suffix="." style:num-format="1" text:display-levels="3">
        <style:list-level-properties text:min-label-width="0.7874in"/>
      </text:list-level-style-number>
      <text:list-level-style-number text:level="4" text:style-name="WW_5f_CharLFO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2" style:display-name="WW_OutlineListStyle_52">
      <text:list-level-style-number text:level="1" text:style-name="WW_5f_CharLFO5LVL1" style:num-suffix="." style:num-format="1">
        <style:list-level-properties text:min-label-width="0.3937in"/>
      </text:list-level-style-number>
      <text:list-level-style-number text:level="2" text:style-name="WW_5f_CharLFO5LVL2" style:num-suffix="." style:num-format="1" text:display-levels="2">
        <style:list-level-properties text:min-label-width="0.5909in"/>
      </text:list-level-style-number>
      <text:list-level-style-number text:level="3" text:style-name="WW_5f_CharLFO5LVL3" style:num-suffix="." style:num-format="1" text:display-levels="3">
        <style:list-level-properties text:min-label-width="0.7874in"/>
      </text:list-level-style-number>
      <text:list-level-style-number text:level="4" text:style-name="WW_5f_CharLFO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1" style:display-name="WW_OutlineListStyle_51">
      <text:list-level-style-number text:level="1" text:style-name="WW_5f_CharLFO6LVL1" style:num-suffix="." style:num-format="1">
        <style:list-level-properties text:min-label-width="0.3937in"/>
      </text:list-level-style-number>
      <text:list-level-style-number text:level="2" text:style-name="WW_5f_CharLFO6LVL2" style:num-suffix="." style:num-format="1" text:display-levels="2">
        <style:list-level-properties text:min-label-width="0.5909in"/>
      </text:list-level-style-number>
      <text:list-level-style-number text:level="3" text:style-name="WW_5f_CharLFO6LVL3" style:num-suffix="." style:num-format="1" text:display-levels="3">
        <style:list-level-properties text:min-label-width="0.7874in"/>
      </text:list-level-style-number>
      <text:list-level-style-number text:level="4" text:style-name="WW_5f_CharLFO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0" style:display-name="WW_OutlineListStyle_50">
      <text:list-level-style-number text:level="1" text:style-name="WW_5f_CharLFO7LVL1" style:num-suffix="." style:num-format="1">
        <style:list-level-properties text:min-label-width="0.3937in"/>
      </text:list-level-style-number>
      <text:list-level-style-number text:level="2" text:style-name="WW_5f_CharLFO7LVL2" style:num-suffix="." style:num-format="1" text:display-levels="2">
        <style:list-level-properties text:min-label-width="0.5909in"/>
      </text:list-level-style-number>
      <text:list-level-style-number text:level="3" text:style-name="WW_5f_CharLFO7LVL3" style:num-suffix="." style:num-format="1" text:display-levels="3">
        <style:list-level-properties text:min-label-width="0.7874in"/>
      </text:list-level-style-number>
      <text:list-level-style-number text:level="4" text:style-name="WW_5f_CharLFO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9" style:display-name="WW_OutlineListStyle_49">
      <text:list-level-style-number text:level="1" text:style-name="WW_5f_CharLFO8LVL1" style:num-suffix="." style:num-format="1">
        <style:list-level-properties text:min-label-width="0.3937in"/>
      </text:list-level-style-number>
      <text:list-level-style-number text:level="2" text:style-name="WW_5f_CharLFO8LVL2" style:num-suffix="." style:num-format="1" text:display-levels="2">
        <style:list-level-properties text:min-label-width="0.5909in"/>
      </text:list-level-style-number>
      <text:list-level-style-number text:level="3" text:style-name="WW_5f_CharLFO8LVL3" style:num-suffix="." style:num-format="1" text:display-levels="3">
        <style:list-level-properties text:min-label-width="0.7874in"/>
      </text:list-level-style-number>
      <text:list-level-style-number text:level="4" text:style-name="WW_5f_CharLFO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8" style:display-name="WW_OutlineListStyle_48">
      <text:list-level-style-number text:level="1" text:style-name="WW_5f_CharLFO9LVL1" style:num-suffix="." style:num-format="1">
        <style:list-level-properties text:min-label-width="0.3937in"/>
      </text:list-level-style-number>
      <text:list-level-style-number text:level="2" text:style-name="WW_5f_CharLFO9LVL2" style:num-suffix="." style:num-format="1" text:display-levels="2">
        <style:list-level-properties text:min-label-width="0.5909in"/>
      </text:list-level-style-number>
      <text:list-level-style-number text:level="3" text:style-name="WW_5f_CharLFO9LVL3" style:num-suffix="." style:num-format="1" text:display-levels="3">
        <style:list-level-properties text:min-label-width="0.7874in"/>
      </text:list-level-style-number>
      <text:list-level-style-number text:level="4" text:style-name="WW_5f_CharLFO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7" style:display-name="WW_OutlineListStyle_47">
      <text:list-level-style-number text:level="1" text:style-name="WW_5f_CharLFO10LVL1" style:num-suffix="." style:num-format="1">
        <style:list-level-properties text:min-label-width="0.3937in"/>
      </text:list-level-style-number>
      <text:list-level-style-number text:level="2" text:style-name="WW_5f_CharLFO10LVL2" style:num-suffix="." style:num-format="1" text:display-levels="2">
        <style:list-level-properties text:min-label-width="0.5909in"/>
      </text:list-level-style-number>
      <text:list-level-style-number text:level="3" text:style-name="WW_5f_CharLFO10LVL3" style:num-suffix="." style:num-format="1" text:display-levels="3">
        <style:list-level-properties text:min-label-width="0.7874in"/>
      </text:list-level-style-number>
      <text:list-level-style-number text:level="4" text:style-name="WW_5f_CharLFO1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6" style:display-name="WW_OutlineListStyle_46">
      <text:list-level-style-number text:level="1" text:style-name="WW_5f_CharLFO11LVL1" style:num-suffix="." style:num-format="1">
        <style:list-level-properties text:min-label-width="0.3937in"/>
      </text:list-level-style-number>
      <text:list-level-style-number text:level="2" text:style-name="WW_5f_CharLFO11LVL2" style:num-suffix="." style:num-format="1" text:display-levels="2">
        <style:list-level-properties text:min-label-width="0.5909in"/>
      </text:list-level-style-number>
      <text:list-level-style-number text:level="3" text:style-name="WW_5f_CharLFO11LVL3" style:num-suffix="." style:num-format="1" text:display-levels="3">
        <style:list-level-properties text:min-label-width="0.7874in"/>
      </text:list-level-style-number>
      <text:list-level-style-number text:level="4" text:style-name="WW_5f_CharLFO1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5" style:display-name="WW_OutlineListStyle_45">
      <text:list-level-style-number text:level="1" text:style-name="WW_5f_CharLFO12LVL1" style:num-suffix="." style:num-format="1">
        <style:list-level-properties text:min-label-width="0.3937in"/>
      </text:list-level-style-number>
      <text:list-level-style-number text:level="2" text:style-name="WW_5f_CharLFO12LVL2" style:num-suffix="." style:num-format="1" text:display-levels="2">
        <style:list-level-properties text:min-label-width="0.5909in"/>
      </text:list-level-style-number>
      <text:list-level-style-number text:level="3" text:style-name="WW_5f_CharLFO12LVL3" style:num-suffix="." style:num-format="1" text:display-levels="3">
        <style:list-level-properties text:min-label-width="0.7874in"/>
      </text:list-level-style-number>
      <text:list-level-style-number text:level="4" text:style-name="WW_5f_CharLFO1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4" style:display-name="WW_OutlineListStyle_44">
      <text:list-level-style-number text:level="1" text:style-name="WW_5f_CharLFO13LVL1" style:num-suffix="." style:num-format="1">
        <style:list-level-properties text:min-label-width="0.3937in"/>
      </text:list-level-style-number>
      <text:list-level-style-number text:level="2" text:style-name="WW_5f_CharLFO13LVL2" style:num-suffix="." style:num-format="1" text:display-levels="2">
        <style:list-level-properties text:min-label-width="0.5909in"/>
      </text:list-level-style-number>
      <text:list-level-style-number text:level="3" text:style-name="WW_5f_CharLFO13LVL3" style:num-suffix="." style:num-format="1" text:display-levels="3">
        <style:list-level-properties text:min-label-width="0.7874in"/>
      </text:list-level-style-number>
      <text:list-level-style-number text:level="4" text:style-name="WW_5f_CharLFO1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3" style:display-name="WW_OutlineListStyle_43">
      <text:list-level-style-number text:level="1" text:style-name="WW_5f_CharLFO14LVL1" style:num-suffix="." style:num-format="1">
        <style:list-level-properties text:min-label-width="0.3937in"/>
      </text:list-level-style-number>
      <text:list-level-style-number text:level="2" text:style-name="WW_5f_CharLFO14LVL2" style:num-suffix="." style:num-format="1" text:display-levels="2">
        <style:list-level-properties text:min-label-width="0.5909in"/>
      </text:list-level-style-number>
      <text:list-level-style-number text:level="3" text:style-name="WW_5f_CharLFO14LVL3" style:num-suffix="." style:num-format="1" text:display-levels="3">
        <style:list-level-properties text:min-label-width="0.7874in"/>
      </text:list-level-style-number>
      <text:list-level-style-number text:level="4" text:style-name="WW_5f_CharLFO1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2" style:display-name="WW_OutlineListStyle_42">
      <text:list-level-style-number text:level="1" text:style-name="WW_5f_CharLFO15LVL1" style:num-suffix="." style:num-format="1">
        <style:list-level-properties text:min-label-width="0.3937in"/>
      </text:list-level-style-number>
      <text:list-level-style-number text:level="2" text:style-name="WW_5f_CharLFO15LVL2" style:num-suffix="." style:num-format="1" text:display-levels="2">
        <style:list-level-properties text:min-label-width="0.5909in"/>
      </text:list-level-style-number>
      <text:list-level-style-number text:level="3" text:style-name="WW_5f_CharLFO15LVL3" style:num-suffix="." style:num-format="1" text:display-levels="3">
        <style:list-level-properties text:min-label-width="0.7874in"/>
      </text:list-level-style-number>
      <text:list-level-style-number text:level="4" text:style-name="WW_5f_CharLFO1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1" style:display-name="WW_OutlineListStyle_41">
      <text:list-level-style-number text:level="1" text:style-name="WW_5f_CharLFO16LVL1" style:num-suffix="." style:num-format="1">
        <style:list-level-properties text:min-label-width="0.3937in"/>
      </text:list-level-style-number>
      <text:list-level-style-number text:level="2" text:style-name="WW_5f_CharLFO16LVL2" style:num-suffix="." style:num-format="1" text:display-levels="2">
        <style:list-level-properties text:min-label-width="0.5909in"/>
      </text:list-level-style-number>
      <text:list-level-style-number text:level="3" text:style-name="WW_5f_CharLFO16LVL3" style:num-suffix="." style:num-format="1" text:display-levels="3">
        <style:list-level-properties text:min-label-width="0.7874in"/>
      </text:list-level-style-number>
      <text:list-level-style-number text:level="4" text:style-name="WW_5f_CharLFO1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0" style:display-name="WW_OutlineListStyle_40">
      <text:list-level-style-number text:level="1" text:style-name="WW_5f_CharLFO17LVL1" style:num-suffix="." style:num-format="1">
        <style:list-level-properties text:min-label-width="0.3937in"/>
      </text:list-level-style-number>
      <text:list-level-style-number text:level="2" text:style-name="WW_5f_CharLFO17LVL2" style:num-suffix="." style:num-format="1" text:display-levels="2">
        <style:list-level-properties text:min-label-width="0.5909in"/>
      </text:list-level-style-number>
      <text:list-level-style-number text:level="3" text:style-name="WW_5f_CharLFO17LVL3" style:num-suffix="." style:num-format="1" text:display-levels="3">
        <style:list-level-properties text:min-label-width="0.7874in"/>
      </text:list-level-style-number>
      <text:list-level-style-number text:level="4" text:style-name="WW_5f_CharLFO1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9" style:display-name="WW_OutlineListStyle_39">
      <text:list-level-style-number text:level="1" text:style-name="WW_5f_CharLFO18LVL1" style:num-suffix="." style:num-format="1">
        <style:list-level-properties text:min-label-width="0.3937in"/>
      </text:list-level-style-number>
      <text:list-level-style-number text:level="2" text:style-name="WW_5f_CharLFO18LVL2" style:num-suffix="." style:num-format="1" text:display-levels="2">
        <style:list-level-properties text:min-label-width="0.5909in"/>
      </text:list-level-style-number>
      <text:list-level-style-number text:level="3" text:style-name="WW_5f_CharLFO18LVL3" style:num-suffix="." style:num-format="1" text:display-levels="3">
        <style:list-level-properties text:min-label-width="0.7874in"/>
      </text:list-level-style-number>
      <text:list-level-style-number text:level="4" text:style-name="WW_5f_CharLFO1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8" style:display-name="WW_OutlineListStyle_38">
      <text:list-level-style-number text:level="1" text:style-name="WW_5f_CharLFO19LVL1" style:num-suffix="." style:num-format="1">
        <style:list-level-properties text:min-label-width="0.3937in"/>
      </text:list-level-style-number>
      <text:list-level-style-number text:level="2" text:style-name="WW_5f_CharLFO19LVL2" style:num-suffix="." style:num-format="1" text:display-levels="2">
        <style:list-level-properties text:min-label-width="0.5909in"/>
      </text:list-level-style-number>
      <text:list-level-style-number text:level="3" text:style-name="WW_5f_CharLFO19LVL3" style:num-suffix="." style:num-format="1" text:display-levels="3">
        <style:list-level-properties text:min-label-width="0.7874in"/>
      </text:list-level-style-number>
      <text:list-level-style-number text:level="4" text:style-name="WW_5f_CharLFO1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7" style:display-name="WW_OutlineListStyle_37">
      <text:list-level-style-number text:level="1" text:style-name="WW_5f_CharLFO20LVL1" style:num-suffix="." style:num-format="1">
        <style:list-level-properties text:min-label-width="0.3937in"/>
      </text:list-level-style-number>
      <text:list-level-style-number text:level="2" text:style-name="WW_5f_CharLFO20LVL2" style:num-suffix="." style:num-format="1" text:display-levels="2">
        <style:list-level-properties text:min-label-width="0.5909in"/>
      </text:list-level-style-number>
      <text:list-level-style-number text:level="3" text:style-name="WW_5f_CharLFO20LVL3" style:num-suffix="." style:num-format="1" text:display-levels="3">
        <style:list-level-properties text:min-label-width="0.7874in"/>
      </text:list-level-style-number>
      <text:list-level-style-number text:level="4" text:style-name="WW_5f_CharLFO2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6" style:display-name="WW_OutlineListStyle_36">
      <text:list-level-style-number text:level="1" text:style-name="WW_5f_CharLFO21LVL1" style:num-suffix="." style:num-format="1">
        <style:list-level-properties text:min-label-width="0.3937in"/>
      </text:list-level-style-number>
      <text:list-level-style-number text:level="2" text:style-name="WW_5f_CharLFO21LVL2" style:num-suffix="." style:num-format="1" text:display-levels="2">
        <style:list-level-properties text:min-label-width="0.5909in"/>
      </text:list-level-style-number>
      <text:list-level-style-number text:level="3" text:style-name="WW_5f_CharLFO21LVL3" style:num-suffix="." style:num-format="1" text:display-levels="3">
        <style:list-level-properties text:min-label-width="0.7874in"/>
      </text:list-level-style-number>
      <text:list-level-style-number text:level="4" text:style-name="WW_5f_CharLFO2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5" style:display-name="WW_OutlineListStyle_35">
      <text:list-level-style-number text:level="1" text:style-name="WW_5f_CharLFO22LVL1" style:num-suffix="." style:num-format="1">
        <style:list-level-properties text:min-label-width="0.3937in"/>
      </text:list-level-style-number>
      <text:list-level-style-number text:level="2" text:style-name="WW_5f_CharLFO22LVL2" style:num-suffix="." style:num-format="1" text:display-levels="2">
        <style:list-level-properties text:min-label-width="0.5909in"/>
      </text:list-level-style-number>
      <text:list-level-style-number text:level="3" text:style-name="WW_5f_CharLFO22LVL3" style:num-suffix="." style:num-format="1" text:display-levels="3">
        <style:list-level-properties text:min-label-width="0.7874in"/>
      </text:list-level-style-number>
      <text:list-level-style-number text:level="4" text:style-name="WW_5f_CharLFO2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4" style:display-name="WW_OutlineListStyle_34">
      <text:list-level-style-number text:level="1" text:style-name="WW_5f_CharLFO23LVL1" style:num-suffix="." style:num-format="1">
        <style:list-level-properties text:min-label-width="0.3937in"/>
      </text:list-level-style-number>
      <text:list-level-style-number text:level="2" text:style-name="WW_5f_CharLFO23LVL2" style:num-suffix="." style:num-format="1" text:display-levels="2">
        <style:list-level-properties text:min-label-width="0.5909in"/>
      </text:list-level-style-number>
      <text:list-level-style-number text:level="3" text:style-name="WW_5f_CharLFO23LVL3" style:num-suffix="." style:num-format="1" text:display-levels="3">
        <style:list-level-properties text:min-label-width="0.7874in"/>
      </text:list-level-style-number>
      <text:list-level-style-number text:level="4" text:style-name="WW_5f_CharLFO2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3" style:display-name="WW_OutlineListStyle_33">
      <text:list-level-style-number text:level="1" text:style-name="WW_5f_CharLFO24LVL1" style:num-suffix="." style:num-format="1">
        <style:list-level-properties text:min-label-width="0.3937in"/>
      </text:list-level-style-number>
      <text:list-level-style-number text:level="2" text:style-name="WW_5f_CharLFO24LVL2" style:num-suffix="." style:num-format="1" text:display-levels="2">
        <style:list-level-properties text:min-label-width="0.5909in"/>
      </text:list-level-style-number>
      <text:list-level-style-number text:level="3" text:style-name="WW_5f_CharLFO24LVL3" style:num-suffix="." style:num-format="1" text:display-levels="3">
        <style:list-level-properties text:min-label-width="0.7874in"/>
      </text:list-level-style-number>
      <text:list-level-style-number text:level="4" text:style-name="WW_5f_CharLFO2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2" style:display-name="WW_OutlineListStyle_32">
      <text:list-level-style-number text:level="1" text:style-name="WW_5f_CharLFO25LVL1" style:num-suffix="." style:num-format="1">
        <style:list-level-properties text:min-label-width="0.3937in"/>
      </text:list-level-style-number>
      <text:list-level-style-number text:level="2" text:style-name="WW_5f_CharLFO25LVL2" style:num-suffix="." style:num-format="1" text:display-levels="2">
        <style:list-level-properties text:min-label-width="0.5909in"/>
      </text:list-level-style-number>
      <text:list-level-style-number text:level="3" text:style-name="WW_5f_CharLFO25LVL3" style:num-suffix="." style:num-format="1" text:display-levels="3">
        <style:list-level-properties text:min-label-width="0.7874in"/>
      </text:list-level-style-number>
      <text:list-level-style-number text:level="4" text:style-name="WW_5f_CharLFO2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1" style:display-name="WW_OutlineListStyle_31">
      <text:list-level-style-number text:level="1" text:style-name="WW_5f_CharLFO26LVL1" style:num-suffix="." style:num-format="1">
        <style:list-level-properties text:min-label-width="0.3937in"/>
      </text:list-level-style-number>
      <text:list-level-style-number text:level="2" text:style-name="WW_5f_CharLFO26LVL2" style:num-suffix="." style:num-format="1" text:display-levels="2">
        <style:list-level-properties text:min-label-width="0.5909in"/>
      </text:list-level-style-number>
      <text:list-level-style-number text:level="3" text:style-name="WW_5f_CharLFO26LVL3" style:num-suffix="." style:num-format="1" text:display-levels="3">
        <style:list-level-properties text:min-label-width="0.7874in"/>
      </text:list-level-style-number>
      <text:list-level-style-number text:level="4" text:style-name="WW_5f_CharLFO2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0" style:display-name="WW_OutlineListStyle_30">
      <text:list-level-style-number text:level="1" text:style-name="WW_5f_CharLFO27LVL1" style:num-suffix="." style:num-format="1">
        <style:list-level-properties text:min-label-width="0.3937in"/>
      </text:list-level-style-number>
      <text:list-level-style-number text:level="2" text:style-name="WW_5f_CharLFO27LVL2" style:num-suffix="." style:num-format="1" text:display-levels="2">
        <style:list-level-properties text:min-label-width="0.5909in"/>
      </text:list-level-style-number>
      <text:list-level-style-number text:level="3" text:style-name="WW_5f_CharLFO27LVL3" style:num-suffix="." style:num-format="1" text:display-levels="3">
        <style:list-level-properties text:min-label-width="0.7874in"/>
      </text:list-level-style-number>
      <text:list-level-style-number text:level="4" text:style-name="WW_5f_CharLFO2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9" style:display-name="WW_OutlineListStyle_29">
      <text:list-level-style-number text:level="1" text:style-name="WW_5f_CharLFO28LVL1" style:num-suffix="." style:num-format="1">
        <style:list-level-properties text:min-label-width="0.3937in"/>
      </text:list-level-style-number>
      <text:list-level-style-number text:level="2" text:style-name="WW_5f_CharLFO28LVL2" style:num-suffix="." style:num-format="1" text:display-levels="2">
        <style:list-level-properties text:min-label-width="0.5909in"/>
      </text:list-level-style-number>
      <text:list-level-style-number text:level="3" text:style-name="WW_5f_CharLFO28LVL3" style:num-suffix="." style:num-format="1" text:display-levels="3">
        <style:list-level-properties text:min-label-width="0.7874in"/>
      </text:list-level-style-number>
      <text:list-level-style-number text:level="4" text:style-name="WW_5f_CharLFO2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8" style:display-name="WW_OutlineListStyle_28">
      <text:list-level-style-number text:level="1" text:style-name="WW_5f_CharLFO29LVL1" style:num-suffix="." style:num-format="1">
        <style:list-level-properties text:min-label-width="0.3937in"/>
      </text:list-level-style-number>
      <text:list-level-style-number text:level="2" text:style-name="WW_5f_CharLFO29LVL2" style:num-suffix="." style:num-format="1" text:display-levels="2">
        <style:list-level-properties text:min-label-width="0.5909in"/>
      </text:list-level-style-number>
      <text:list-level-style-number text:level="3" text:style-name="WW_5f_CharLFO29LVL3" style:num-suffix="." style:num-format="1" text:display-levels="3">
        <style:list-level-properties text:min-label-width="0.7874in"/>
      </text:list-level-style-number>
      <text:list-level-style-number text:level="4" text:style-name="WW_5f_CharLFO2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7" style:display-name="WW_OutlineListStyle_27">
      <text:list-level-style-number text:level="1" text:style-name="WW_5f_CharLFO30LVL1" style:num-suffix="." style:num-format="1">
        <style:list-level-properties text:min-label-width="0.3937in"/>
      </text:list-level-style-number>
      <text:list-level-style-number text:level="2" text:style-name="WW_5f_CharLFO30LVL2" style:num-suffix="." style:num-format="1" text:display-levels="2">
        <style:list-level-properties text:min-label-width="0.5909in"/>
      </text:list-level-style-number>
      <text:list-level-style-number text:level="3" text:style-name="WW_5f_CharLFO30LVL3" style:num-suffix="." style:num-format="1" text:display-levels="3">
        <style:list-level-properties text:min-label-width="0.7874in"/>
      </text:list-level-style-number>
      <text:list-level-style-number text:level="4" text:style-name="WW_5f_CharLFO3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6" style:display-name="WW_OutlineListStyle_26">
      <text:list-level-style-number text:level="1" text:style-name="WW_5f_CharLFO31LVL1" style:num-suffix="." style:num-format="1">
        <style:list-level-properties text:min-label-width="0.3937in"/>
      </text:list-level-style-number>
      <text:list-level-style-number text:level="2" text:style-name="WW_5f_CharLFO31LVL2" style:num-suffix="." style:num-format="1" text:display-levels="2">
        <style:list-level-properties text:min-label-width="0.5909in"/>
      </text:list-level-style-number>
      <text:list-level-style-number text:level="3" text:style-name="WW_5f_CharLFO31LVL3" style:num-suffix="." style:num-format="1" text:display-levels="3">
        <style:list-level-properties text:min-label-width="0.7874in"/>
      </text:list-level-style-number>
      <text:list-level-style-number text:level="4" text:style-name="WW_5f_CharLFO3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text:style-name="WW_5f_CharLFO32LVL1" style:num-suffix="." style:num-format="1">
        <style:list-level-properties text:min-label-width="0.3937in"/>
      </text:list-level-style-number>
      <text:list-level-style-number text:level="2" text:style-name="WW_5f_CharLFO32LVL2" style:num-suffix="." style:num-format="1" text:display-levels="2">
        <style:list-level-properties text:min-label-width="0.5909in"/>
      </text:list-level-style-number>
      <text:list-level-style-number text:level="3" text:style-name="WW_5f_CharLFO32LVL3" style:num-suffix="." style:num-format="1" text:display-levels="3">
        <style:list-level-properties text:min-label-width="0.7874in"/>
      </text:list-level-style-number>
      <text:list-level-style-number text:level="4" text:style-name="WW_5f_CharLFO3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text:style-name="WW_5f_CharLFO33LVL1" style:num-suffix="." style:num-format="1">
        <style:list-level-properties text:min-label-width="0.3937in"/>
      </text:list-level-style-number>
      <text:list-level-style-number text:level="2" text:style-name="WW_5f_CharLFO33LVL2" style:num-suffix="." style:num-format="1" text:display-levels="2">
        <style:list-level-properties text:min-label-width="0.5909in"/>
      </text:list-level-style-number>
      <text:list-level-style-number text:level="3" text:style-name="WW_5f_CharLFO33LVL3" style:num-suffix="." style:num-format="1" text:display-levels="3">
        <style:list-level-properties text:min-label-width="0.7874in"/>
      </text:list-level-style-number>
      <text:list-level-style-number text:level="4" text:style-name="WW_5f_CharLFO3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text:style-name="WW_5f_CharLFO34LVL1" style:num-suffix="." style:num-format="1">
        <style:list-level-properties text:min-label-width="0.3937in"/>
      </text:list-level-style-number>
      <text:list-level-style-number text:level="2" text:style-name="WW_5f_CharLFO34LVL2" style:num-suffix="." style:num-format="1" text:display-levels="2">
        <style:list-level-properties text:min-label-width="0.5909in"/>
      </text:list-level-style-number>
      <text:list-level-style-number text:level="3" text:style-name="WW_5f_CharLFO34LVL3" style:num-suffix="." style:num-format="1" text:display-levels="3">
        <style:list-level-properties text:min-label-width="0.7874in"/>
      </text:list-level-style-number>
      <text:list-level-style-number text:level="4" text:style-name="WW_5f_CharLFO3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text:style-name="WW_5f_CharLFO35LVL1" style:num-suffix="." style:num-format="1">
        <style:list-level-properties text:min-label-width="0.3937in"/>
      </text:list-level-style-number>
      <text:list-level-style-number text:level="2" text:style-name="WW_5f_CharLFO35LVL2" style:num-suffix="." style:num-format="1" text:display-levels="2">
        <style:list-level-properties text:min-label-width="0.5909in"/>
      </text:list-level-style-number>
      <text:list-level-style-number text:level="3" text:style-name="WW_5f_CharLFO35LVL3" style:num-suffix="." style:num-format="1" text:display-levels="3">
        <style:list-level-properties text:min-label-width="0.7874in"/>
      </text:list-level-style-number>
      <text:list-level-style-number text:level="4" text:style-name="WW_5f_CharLFO3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text:style-name="WW_5f_CharLFO36LVL1" style:num-suffix="." style:num-format="1">
        <style:list-level-properties text:min-label-width="0.3937in"/>
      </text:list-level-style-number>
      <text:list-level-style-number text:level="2" text:style-name="WW_5f_CharLFO36LVL2" style:num-suffix="." style:num-format="1" text:display-levels="2">
        <style:list-level-properties text:min-label-width="0.5909in"/>
      </text:list-level-style-number>
      <text:list-level-style-number text:level="3" text:style-name="WW_5f_CharLFO36LVL3" style:num-suffix="." style:num-format="1" text:display-levels="3">
        <style:list-level-properties text:min-label-width="0.7874in"/>
      </text:list-level-style-number>
      <text:list-level-style-number text:level="4" text:style-name="WW_5f_CharLFO3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text:style-name="WW_5f_CharLFO37LVL1" style:num-suffix="." style:num-format="1">
        <style:list-level-properties text:min-label-width="0.3937in"/>
      </text:list-level-style-number>
      <text:list-level-style-number text:level="2" text:style-name="WW_5f_CharLFO37LVL2" style:num-suffix="." style:num-format="1" text:display-levels="2">
        <style:list-level-properties text:min-label-width="0.5909in"/>
      </text:list-level-style-number>
      <text:list-level-style-number text:level="3" text:style-name="WW_5f_CharLFO37LVL3" style:num-suffix="." style:num-format="1" text:display-levels="3">
        <style:list-level-properties text:min-label-width="0.7874in"/>
      </text:list-level-style-number>
      <text:list-level-style-number text:level="4" text:style-name="WW_5f_CharLFO3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text:style-name="WW_5f_CharLFO38LVL1" style:num-suffix="." style:num-format="1">
        <style:list-level-properties text:min-label-width="0.3937in"/>
      </text:list-level-style-number>
      <text:list-level-style-number text:level="2" text:style-name="WW_5f_CharLFO38LVL2" style:num-suffix="." style:num-format="1" text:display-levels="2">
        <style:list-level-properties text:min-label-width="0.5909in"/>
      </text:list-level-style-number>
      <text:list-level-style-number text:level="3" text:style-name="WW_5f_CharLFO38LVL3" style:num-suffix="." style:num-format="1" text:display-levels="3">
        <style:list-level-properties text:min-label-width="0.7874in"/>
      </text:list-level-style-number>
      <text:list-level-style-number text:level="4" text:style-name="WW_5f_CharLFO3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text:style-name="WW_5f_CharLFO39LVL1" style:num-suffix="." style:num-format="1">
        <style:list-level-properties text:min-label-width="0.3937in"/>
      </text:list-level-style-number>
      <text:list-level-style-number text:level="2" text:style-name="WW_5f_CharLFO39LVL2" style:num-suffix="." style:num-format="1" text:display-levels="2">
        <style:list-level-properties text:min-label-width="0.5909in"/>
      </text:list-level-style-number>
      <text:list-level-style-number text:level="3" text:style-name="WW_5f_CharLFO39LVL3" style:num-suffix="." style:num-format="1" text:display-levels="3">
        <style:list-level-properties text:min-label-width="0.7874in"/>
      </text:list-level-style-number>
      <text:list-level-style-number text:level="4" text:style-name="WW_5f_CharLFO3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text:style-name="WW_5f_CharLFO40LVL1" style:num-suffix="." style:num-format="1">
        <style:list-level-properties text:min-label-width="0.3937in"/>
      </text:list-level-style-number>
      <text:list-level-style-number text:level="2" text:style-name="WW_5f_CharLFO40LVL2" style:num-suffix="." style:num-format="1" text:display-levels="2">
        <style:list-level-properties text:min-label-width="0.5909in"/>
      </text:list-level-style-number>
      <text:list-level-style-number text:level="3" text:style-name="WW_5f_CharLFO40LVL3" style:num-suffix="." style:num-format="1" text:display-levels="3">
        <style:list-level-properties text:min-label-width="0.7874in"/>
      </text:list-level-style-number>
      <text:list-level-style-number text:level="4" text:style-name="WW_5f_CharLFO4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text:style-name="WW_5f_CharLFO41LVL1" style:num-suffix="." style:num-format="1">
        <style:list-level-properties text:min-label-width="0.3937in"/>
      </text:list-level-style-number>
      <text:list-level-style-number text:level="2" text:style-name="WW_5f_CharLFO41LVL2" style:num-suffix="." style:num-format="1" text:display-levels="2">
        <style:list-level-properties text:min-label-width="0.5909in"/>
      </text:list-level-style-number>
      <text:list-level-style-number text:level="3" text:style-name="WW_5f_CharLFO41LVL3" style:num-suffix="." style:num-format="1" text:display-levels="3">
        <style:list-level-properties text:min-label-width="0.7874in"/>
      </text:list-level-style-number>
      <text:list-level-style-number text:level="4" text:style-name="WW_5f_CharLFO4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text:style-name="WW_5f_CharLFO42LVL1" style:num-suffix="." style:num-format="1">
        <style:list-level-properties text:min-label-width="0.3937in"/>
      </text:list-level-style-number>
      <text:list-level-style-number text:level="2" text:style-name="WW_5f_CharLFO42LVL2" style:num-suffix="." style:num-format="1" text:display-levels="2">
        <style:list-level-properties text:min-label-width="0.5909in"/>
      </text:list-level-style-number>
      <text:list-level-style-number text:level="3" text:style-name="WW_5f_CharLFO42LVL3" style:num-suffix="." style:num-format="1" text:display-levels="3">
        <style:list-level-properties text:min-label-width="0.7874in"/>
      </text:list-level-style-number>
      <text:list-level-style-number text:level="4" text:style-name="WW_5f_CharLFO4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text:style-name="WW_5f_CharLFO43LVL1" style:num-suffix="." style:num-format="1">
        <style:list-level-properties text:min-label-width="0.3937in"/>
      </text:list-level-style-number>
      <text:list-level-style-number text:level="2" text:style-name="WW_5f_CharLFO43LVL2" style:num-suffix="." style:num-format="1" text:display-levels="2">
        <style:list-level-properties text:min-label-width="0.5909in"/>
      </text:list-level-style-number>
      <text:list-level-style-number text:level="3" text:style-name="WW_5f_CharLFO43LVL3" style:num-suffix="." style:num-format="1" text:display-levels="3">
        <style:list-level-properties text:min-label-width="0.7874in"/>
      </text:list-level-style-number>
      <text:list-level-style-number text:level="4" text:style-name="WW_5f_CharLFO4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text:style-name="WW_5f_CharLFO44LVL1" style:num-suffix="." style:num-format="1">
        <style:list-level-properties text:min-label-width="0.3937in"/>
      </text:list-level-style-number>
      <text:list-level-style-number text:level="2" text:style-name="WW_5f_CharLFO44LVL2" style:num-suffix="." style:num-format="1" text:display-levels="2">
        <style:list-level-properties text:min-label-width="0.5909in"/>
      </text:list-level-style-number>
      <text:list-level-style-number text:level="3" text:style-name="WW_5f_CharLFO44LVL3" style:num-suffix="." style:num-format="1" text:display-levels="3">
        <style:list-level-properties text:min-label-width="0.7874in"/>
      </text:list-level-style-number>
      <text:list-level-style-number text:level="4" text:style-name="WW_5f_CharLFO4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text:style-name="WW_5f_CharLFO45LVL1" style:num-suffix="." style:num-format="1">
        <style:list-level-properties text:min-label-width="0.3937in"/>
      </text:list-level-style-number>
      <text:list-level-style-number text:level="2" text:style-name="WW_5f_CharLFO45LVL2" style:num-suffix="." style:num-format="1" text:display-levels="2">
        <style:list-level-properties text:min-label-width="0.5909in"/>
      </text:list-level-style-number>
      <text:list-level-style-number text:level="3" text:style-name="WW_5f_CharLFO45LVL3" style:num-suffix="." style:num-format="1" text:display-levels="3">
        <style:list-level-properties text:min-label-width="0.7874in"/>
      </text:list-level-style-number>
      <text:list-level-style-number text:level="4" text:style-name="WW_5f_CharLFO4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text:style-name="WW_5f_CharLFO46LVL1" style:num-suffix="." style:num-format="1">
        <style:list-level-properties text:min-label-width="0.3937in"/>
      </text:list-level-style-number>
      <text:list-level-style-number text:level="2" text:style-name="WW_5f_CharLFO46LVL2" style:num-suffix="." style:num-format="1" text:display-levels="2">
        <style:list-level-properties text:min-label-width="0.5909in"/>
      </text:list-level-style-number>
      <text:list-level-style-number text:level="3" text:style-name="WW_5f_CharLFO46LVL3" style:num-suffix="." style:num-format="1" text:display-levels="3">
        <style:list-level-properties text:min-label-width="0.7874in"/>
      </text:list-level-style-number>
      <text:list-level-style-number text:level="4" text:style-name="WW_5f_CharLFO4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text:style-name="WW_5f_CharLFO47LVL1" style:num-suffix="." style:num-format="1">
        <style:list-level-properties text:min-label-width="0.3937in"/>
      </text:list-level-style-number>
      <text:list-level-style-number text:level="2" text:style-name="WW_5f_CharLFO47LVL2" style:num-suffix="." style:num-format="1" text:display-levels="2">
        <style:list-level-properties text:min-label-width="0.5909in"/>
      </text:list-level-style-number>
      <text:list-level-style-number text:level="3" text:style-name="WW_5f_CharLFO47LVL3" style:num-suffix="." style:num-format="1" text:display-levels="3">
        <style:list-level-properties text:min-label-width="0.7874in"/>
      </text:list-level-style-number>
      <text:list-level-style-number text:level="4" text:style-name="WW_5f_CharLFO4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text:style-name="WW_5f_CharLFO48LVL1" style:num-suffix="." style:num-format="1">
        <style:list-level-properties text:min-label-width="0.3937in"/>
      </text:list-level-style-number>
      <text:list-level-style-number text:level="2" text:style-name="WW_5f_CharLFO48LVL2" style:num-suffix="." style:num-format="1" text:display-levels="2">
        <style:list-level-properties text:min-label-width="0.5909in"/>
      </text:list-level-style-number>
      <text:list-level-style-number text:level="3" text:style-name="WW_5f_CharLFO48LVL3" style:num-suffix="." style:num-format="1" text:display-levels="3">
        <style:list-level-properties text:min-label-width="0.7874in"/>
      </text:list-level-style-number>
      <text:list-level-style-number text:level="4" text:style-name="WW_5f_CharLFO4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text:style-name="WW_5f_CharLFO49LVL1" style:num-suffix="." style:num-format="1">
        <style:list-level-properties text:min-label-width="0.3937in"/>
      </text:list-level-style-number>
      <text:list-level-style-number text:level="2" text:style-name="WW_5f_CharLFO49LVL2" style:num-suffix="." style:num-format="1" text:display-levels="2">
        <style:list-level-properties text:min-label-width="0.5909in"/>
      </text:list-level-style-number>
      <text:list-level-style-number text:level="3" text:style-name="WW_5f_CharLFO49LVL3" style:num-suffix="." style:num-format="1" text:display-levels="3">
        <style:list-level-properties text:min-label-width="0.7874in"/>
      </text:list-level-style-number>
      <text:list-level-style-number text:level="4" text:style-name="WW_5f_CharLFO4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text:style-name="WW_5f_CharLFO50LVL1" style:num-suffix="." style:num-format="1">
        <style:list-level-properties text:min-label-width="0.3937in"/>
      </text:list-level-style-number>
      <text:list-level-style-number text:level="2" text:style-name="WW_5f_CharLFO50LVL2" style:num-suffix="." style:num-format="1" text:display-levels="2">
        <style:list-level-properties text:min-label-width="0.5909in"/>
      </text:list-level-style-number>
      <text:list-level-style-number text:level="3" text:style-name="WW_5f_CharLFO50LVL3" style:num-suffix="." style:num-format="1" text:display-levels="3">
        <style:list-level-properties text:min-label-width="0.7874in"/>
      </text:list-level-style-number>
      <text:list-level-style-number text:level="4" text:style-name="WW_5f_CharLFO5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text:style-name="WW_5f_CharLFO51LVL1" style:num-suffix="." style:num-format="1">
        <style:list-level-properties text:min-label-width="0.3937in"/>
      </text:list-level-style-number>
      <text:list-level-style-number text:level="2" text:style-name="WW_5f_CharLFO51LVL2" style:num-suffix="." style:num-format="1" text:display-levels="2">
        <style:list-level-properties text:min-label-width="0.5909in"/>
      </text:list-level-style-number>
      <text:list-level-style-number text:level="3" text:style-name="WW_5f_CharLFO51LVL3" style:num-suffix="." style:num-format="1" text:display-levels="3">
        <style:list-level-properties text:min-label-width="0.7874in"/>
      </text:list-level-style-number>
      <text:list-level-style-number text:level="4" text:style-name="WW_5f_CharLFO5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text:style-name="WW_5f_CharLFO52LVL1" style:num-suffix="." style:num-format="1">
        <style:list-level-properties text:min-label-width="0.3937in"/>
      </text:list-level-style-number>
      <text:list-level-style-number text:level="2" text:style-name="WW_5f_CharLFO52LVL2" style:num-suffix="." style:num-format="1" text:display-levels="2">
        <style:list-level-properties text:min-label-width="0.5909in"/>
      </text:list-level-style-number>
      <text:list-level-style-number text:level="3" text:style-name="WW_5f_CharLFO52LVL3" style:num-suffix="." style:num-format="1" text:display-levels="3">
        <style:list-level-properties text:min-label-width="0.7874in"/>
      </text:list-level-style-number>
      <text:list-level-style-number text:level="4" text:style-name="WW_5f_CharLFO5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text:style-name="WW_5f_CharLFO53LVL1" style:num-suffix="." style:num-format="1">
        <style:list-level-properties text:min-label-width="0.3937in"/>
      </text:list-level-style-number>
      <text:list-level-style-number text:level="2" text:style-name="WW_5f_CharLFO53LVL2" style:num-suffix="." style:num-format="1" text:display-levels="2">
        <style:list-level-properties text:min-label-width="0.5909in"/>
      </text:list-level-style-number>
      <text:list-level-style-number text:level="3" text:style-name="WW_5f_CharLFO53LVL3" style:num-suffix="." style:num-format="1" text:display-levels="3">
        <style:list-level-properties text:min-label-width="0.7874in"/>
      </text:list-level-style-number>
      <text:list-level-style-number text:level="4" text:style-name="WW_5f_CharLFO5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text:style-name="WW_5f_CharLFO54LVL1" style:num-suffix="." style:num-format="1">
        <style:list-level-properties text:min-label-width="0.3937in"/>
      </text:list-level-style-number>
      <text:list-level-style-number text:level="2" text:style-name="WW_5f_CharLFO54LVL2" style:num-suffix="." style:num-format="1" text:display-levels="2">
        <style:list-level-properties text:min-label-width="0.5909in"/>
      </text:list-level-style-number>
      <text:list-level-style-number text:level="3" text:style-name="WW_5f_CharLFO54LVL3" style:num-suffix="." style:num-format="1" text:display-levels="3">
        <style:list-level-properties text:min-label-width="0.7874in"/>
      </text:list-level-style-number>
      <text:list-level-style-number text:level="4" text:style-name="WW_5f_CharLFO5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text:style-name="WW_5f_CharLFO55LVL1" style:num-suffix="." style:num-format="1">
        <style:list-level-properties text:min-label-width="0.3937in"/>
      </text:list-level-style-number>
      <text:list-level-style-number text:level="2" text:style-name="WW_5f_CharLFO55LVL2" style:num-suffix="." style:num-format="1" text:display-levels="2">
        <style:list-level-properties text:min-label-width="0.5909in"/>
      </text:list-level-style-number>
      <text:list-level-style-number text:level="3" text:style-name="WW_5f_CharLFO55LVL3" style:num-suffix="." style:num-format="1" text:display-levels="3">
        <style:list-level-properties text:min-label-width="0.7874in"/>
      </text:list-level-style-number>
      <text:list-level-style-number text:level="4" text:style-name="WW_5f_CharLFO5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text:style-name="WW_5f_CharLFO56LVL1" style:num-suffix="." style:num-format="1">
        <style:list-level-properties text:min-label-width="0.3937in"/>
      </text:list-level-style-number>
      <text:list-level-style-number text:level="2" text:style-name="WW_5f_CharLFO56LVL2" style:num-suffix="." style:num-format="1" text:display-levels="2">
        <style:list-level-properties text:min-label-width="0.5909in"/>
      </text:list-level-style-number>
      <text:list-level-style-number text:level="3" text:style-name="WW_5f_CharLFO56LVL3" style:num-suffix="." style:num-format="1" text:display-levels="3">
        <style:list-level-properties text:min-label-width="0.7874in"/>
      </text:list-level-style-number>
      <text:list-level-style-number text:level="4" text:style-name="WW_5f_CharLFO5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text:style-name="WW_5f_CharLFO57LVL1" style:num-suffix="." style:num-format="1">
        <style:list-level-properties text:min-label-width="0.3937in"/>
      </text:list-level-style-number>
      <text:list-level-style-number text:level="2" text:style-name="WW_5f_CharLFO57LVL2" style:num-suffix="." style:num-format="1" text:display-levels="2">
        <style:list-level-properties text:min-label-width="0.5909in"/>
      </text:list-level-style-number>
      <text:list-level-style-number text:level="3" text:style-name="WW_5f_CharLFO57LVL3" style:num-suffix="." style:num-format="1" text:display-levels="3">
        <style:list-level-properties text:min-label-width="0.7874in"/>
      </text:list-level-style-number>
      <text:list-level-style-number text:level="4" text:style-name="WW_5f_CharLFO5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Con_20_viñetas" style:display-name="Estilo Con viñetas">
      <text:list-level-style-bullet text:level="1" text:style-name="WW_5f_CharLFO58LVL1" text:bullet-char="">
        <style:list-level-properties text:space-before="0.25in" text:min-label-width="0.25in"/>
        <style:text-properties style:font-name="Symbol"/>
      </text:list-level-style-bullet>
      <text:list-level-style-bullet text:level="2" text:style-name="WW_5f_CharLFO58LVL2" text:bullet-char="o">
        <style:list-level-properties text:space-before="0.75in" text:min-label-width="0.25in"/>
        <style:text-properties style:font-name="Courier New"/>
      </text:list-level-style-bullet>
      <text:list-level-style-bullet text:level="3" text:style-name="WW_5f_CharLFO58LVL3" text:bullet-char="-">
        <style:list-level-properties text:space-before="1.25in" text:min-label-width="0.25in"/>
        <style:text-properties style:font-name="Arial"/>
      </text:list-level-style-bullet>
      <text:list-level-style-bullet text:level="4" text:style-name="WW_5f_CharLFO58LVL4" text:bullet-char="">
        <style:list-level-properties text:space-before="1.75in" text:min-label-width="0.25in"/>
        <style:text-properties style:font-name="Symbol"/>
      </text:list-level-style-bullet>
      <text:list-level-style-bullet text:level="5" text:style-name="WW_5f_CharLFO58LVL5" text:bullet-char="o">
        <style:list-level-properties text:space-before="2.25in" text:min-label-width="0.25in"/>
        <style:text-properties style:font-name="Courier New"/>
      </text:list-level-style-bullet>
      <text:list-level-style-bullet text:level="6" text:style-name="WW_5f_CharLFO58LVL6" text:bullet-char="">
        <style:list-level-properties text:space-before="2.75in" text:min-label-width="0.25in"/>
        <style:text-properties style:font-name="Wingdings"/>
      </text:list-level-style-bullet>
      <text:list-level-style-bullet text:level="7" text:style-name="WW_5f_CharLFO58LVL7" text:bullet-char="">
        <style:list-level-properties text:space-before="3.25in" text:min-label-width="0.25in"/>
        <style:text-properties style:font-name="Symbol"/>
      </text:list-level-style-bullet>
      <text:list-level-style-bullet text:level="8" text:style-name="WW_5f_CharLFO58LVL8" text:bullet-char="o">
        <style:list-level-properties text:space-before="3.75in" text:min-label-width="0.25in"/>
        <style:text-properties style:font-name="Courier New"/>
      </text:list-level-style-bullet>
      <text:list-level-style-bullet text:level="9" text:style-name="WW_5f_CharLFO5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59LVL1" style:num-suffix="." style:num-format="1">
        <style:list-level-properties text:min-label-width="0.3937in"/>
      </text:list-level-style-number>
      <text:list-level-style-number text:level="2" text:style-name="WW_5f_CharLFO59LVL2" style:num-suffix="." style:num-format="1" text:display-levels="2">
        <style:list-level-properties text:min-label-width="0.5909in"/>
      </text:list-level-style-number>
      <text:list-level-style-number text:level="3" text:style-name="WW_5f_CharLFO59LVL3" style:num-suffix="." style:num-format="1" text:display-levels="3">
        <style:list-level-properties text:min-label-width="0.7874in"/>
      </text:list-level-style-number>
      <text:list-level-style-number text:level="4" text:style-name="WW_5f_CharLFO59LVL4" style:num-suffix="." style:num-format="1" text:display-levels="4">
        <style:list-level-properties text:min-label-width="0.9846in"/>
      </text:list-level-style-number>
      <text:list-level-style-number text:level="5" text:style-name="WW_5f_CharLFO59LVL5" style:num-suffix="." style:num-format="1" text:display-levels="5">
        <style:list-level-properties text:min-label-width="1.1811in"/>
      </text:list-level-style-number>
      <text:list-level-style-number text:level="6" text:style-name="WW_5f_CharLFO59LVL6" style:num-suffix="." style:num-format="1" text:display-levels="6">
        <style:list-level-properties text:space-before="1.25in" text:min-label-width="0.65in"/>
      </text:list-level-style-number>
      <text:list-level-style-number text:level="7" text:style-name="WW_5f_CharLFO59LVL7" style:num-suffix="." style:num-format="1" text:display-levels="7">
        <style:list-level-properties text:space-before="1.5in" text:min-label-width="0.75in"/>
      </text:list-level-style-number>
      <text:list-level-style-number text:level="8" text:style-name="WW_5f_CharLFO59LVL8" style:num-suffix="." style:num-format="1" text:display-levels="8">
        <style:list-level-properties text:space-before="1.75in" text:min-label-width="0.85in"/>
      </text:list-level-style-number>
      <text:list-level-style-number text:level="9" text:style-name="WW_5f_CharLFO59LV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4">
      <text:list-level-style-number text:level="1" style:num-suffix="." style:num-format="a" style:num-letter-sync="true">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tab-stops>
          <style:tab-stop style:position="4in"/>
          <style:tab-stop style:position="7in"/>
        </style:tab-stops>
      </style:paragraph-properties>
    </style:style>
    <style:style style:name="MP2" style:family="paragraph" style:parent-style-name="Normal">
      <style:paragraph-properties fo:text-align="start" style:justify-single-word="false">
        <style:tab-stops>
          <style:tab-stop style:position="3.75in"/>
          <style:tab-stop style:position="7in"/>
        </style:tab-stops>
      </style:paragraph-properties>
    </style:style>
    <style:style style:name="MP3" style:family="paragraph" style:parent-style-name="Declaracion">
      <style:paragraph-properties fo:text-align="start" style:justify-single-word="false"/>
      <style:text-properties officeooo:paragraph-rsid="0002ce9f"/>
    </style:style>
    <style:style style:name="MP4" style:family="paragraph" style:parent-style-name="Declaracion">
      <style:text-properties officeooo:paragraph-rsid="0002ce9f"/>
    </style:style>
    <style:style style:name="MP5" style:family="paragraph" style:parent-style-name="Pie_20_de_20_página">
      <style:paragraph-properties fo:text-align="start" style:justify-single-word="false"/>
      <style:text-properties officeooo:paragraph-rsid="0002ce9f"/>
    </style:style>
    <style:style style:name="MP6" style:family="paragraph" style:parent-style-name="Pie_20_de_20_página">
      <style:paragraph-properties fo:margin-left="0in" fo:margin-right="-0.0016in" fo:text-indent="0in" style:auto-text-indent="false"/>
    </style:style>
    <style:style style:name="MP7" style:family="paragraph" style:parent-style-name="Normal">
      <style:paragraph-properties>
        <style:tab-stops>
          <style:tab-stop style:position="-0.1252in" style:type="center"/>
          <style:tab-stop style:position="2in"/>
          <style:tab-stop style:position="6.7925in"/>
        </style:tab-stops>
      </style:paragraph-properties>
    </style:style>
    <style:style style:name="MP8" style:family="paragraph" style:parent-style-name="Pie_20_de_20_página">
      <style:paragraph-properties>
        <style:tab-stops>
          <style:tab-stop style:position="9.352in" style:type="right"/>
        </style:tab-stops>
      </style:paragraph-properties>
    </style:style>
    <style:style style:name="MT1" style:family="text">
      <style:text-properties fo:language="es" fo:country="ES"/>
    </style:style>
    <style:style style:name="MT2" style:family="text">
      <style:text-properties fo:font-size="8pt" fo:language="zxx" fo:country="none" style:font-size-asian="8pt" style:font-name-complex="Times New Roman"/>
    </style:style>
    <style:style style:name="MT3" style:family="text">
      <style:text-properties fo:font-weight="bold" style:font-weight-asian="bold"/>
    </style:style>
    <style:style style:name="M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3">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page-layout>
    <style:page-layout style:name="Mpm4">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1.0311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5">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6">
      <style:page-layout-properties fo:page-width="11.6902in" fo:page-height="8.2701in" style:num-format="1" style:print-orientation="landscape" fo:margin-top="0.5909in" fo:margin-bottom="0.5909in" fo:margin-left="0.9799in" fo:margin-right="0.9799in" style:writing-mode="lr-tb" style:footnote-max-height="0in">
        <style:footnote-sep style:width="0.0071in" style:line-style="solid" style:adjustment="left" style:rel-width="33%" style:color="#000000"/>
      </style:page-layout-properties>
      <style:header-style>
        <style:header-footer-properties fo:min-height="0.3937in" fo:margin-left="0in" fo:margin-right="0in" fo:margin-bottom="0in" style:dynamic-spacing="true"/>
      </style:header-style>
      <style:footer-style>
        <style:header-footer-properties fo:min-height="0.2799in" fo:margin-left="0in" fo:margin-right="0in" fo:margin-top="0in" style:dynamic-spacing="true"/>
      </style:footer-style>
    </style:page-layout>
    <style:page-layout style:name="Mpm7">
      <style:page-layout-properties fo:page-width="11.6929in" fo:page-height="8.2681in" style:num-format="1" style:print-orientation="landscape" fo:margin-top="0.5909in" fo:margin-bottom="0.5909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3937in" fo:margin-left="0in" fo:margin-right="0in" fo:margin-bottom="0in" style:dynamic-spacing="true"/>
      </style:header-style>
      <style:footer-style>
        <style:header-footer-properties fo:min-height="0.2835in" fo:margin-left="0in" fo:margin-right="0in" fo:margin-top="0in" style:dynamic-spacing="true"/>
      </style:footer-style>
    </style:page-layout>
    <style:page-layout style:name="Mpm8">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72in" fo:margin-left="0in" fo:margin-right="0in" fo:margin-bottom="0in" style:dynamic-spacing="true"/>
      </style:header-style>
      <style:footer-style>
        <style:header-footer-properties fo:min-height="0.59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draw:frame draw:style-name="Mfr1" draw:name="Imagen 73" text:anchor-type="as-char" svg:y="0in" svg:width="2.0311in" style:rel-width="scale" svg:height="0.552in"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n 74" text:anchor-type="as-char" svg:y="0in" svg:width="2.1874in" style:rel-width="scale" svg:height="0.552in" style:rel-height="scale" draw:z-index="0"><draw:image xlink:href="Pictures/10000000000002440000009273ECC52D.jpg" xlink:type="simple" xlink:show="embed" xlink:actuate="onLoad"/></draw:frame></text:span></text:span></text:p>
      </style:header>
      <style:footer>
        <text:p text:style-name="Pie_20_de_20_página"><text:title>Informe de Observatorio de Accesibilidad Web: Entidades Locales</text:title><text:tab/><text:page-number text:select-page="current">0</text:page-number></text:p>
      </style:footer>
    </style:master-page>
    <style:master-page style:name="MPF0" style:page-layout-name="Mpm3" style:next-style-name="MP0">
      <style:header>
        <text:p text:style-name="MP2"><text:span text:style-name="Fuente_20_de_20_párrafo_20_predeter."><text:span text:style-name="MT1"><draw:frame draw:style-name="Mfr2" draw:name="Image42" text:anchor-type="as-char" svg:y="0in" svg:width="2.95in" svg:height="0.6598in" draw:z-index="26"><draw:image xlink:href="Pictures/100002010000011B0000003F539BBC33.pn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3" draw:name="Imagen 35" text:anchor-type="as-char" svg:y="0in" svg:width="2.5in" style:rel-width="scale" svg:height="0.5465in" style:rel-height="scale" draw:z-index="7"><draw:image xlink:href="Pictures/100000000000056D000001304578A444.png" xlink:type="simple" xlink:show="embed" xlink:actuate="onLoad"/><svg:desc>Observatorio de Accesibilidad</svg:desc></draw:frame></text:span></text:span></text:p>
      </style:header>
    </style:master-page>
    <style:master-page style:name="MP1" style:page-layout-name="Mpm4">
      <style:header>
        <text:p text:style-name="MP1"><text:span text:style-name="Fuente_20_de_20_párrafo_20_predeter."><text:span text:style-name="MT1"><draw:frame draw:style-name="Mfr1" draw:name="Image1" text:anchor-type="as-char" svg:y="0in" svg:width="2.0311in" style:rel-width="scale" svg:height="0.552in"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2" text:anchor-type="as-char" svg:y="0in" svg:width="2.1874in" style:rel-width="scale" svg:height="0.552in" style:rel-height="scale" draw:z-index="0"><draw:image xlink:href="Pictures/10000000000002440000009273ECC52D.jpg" xlink:type="simple" xlink:show="embed" xlink:actuate="onLoad"/></draw:frame></text:span></text:span></text:p>
      </style:header>
      <style:footer>
        <text:p text:style-name="Pie_20_de_20_página"><text:title>Informe de Observatorio de Accesibilidad Web: Entidades Locales</text:title><text:tab/><text:page-number text:select-page="current">0</text:page-number></text:p>
      </style:footer>
    </style:master-page>
    <style:master-page style:name="MPF1" style:page-layout-name="Mpm4" style:next-style-name="MP1">
      <style:header>
        <text:p text:style-name="MP2"><text:span text:style-name="Fuente_20_de_20_párrafo_20_predeter."><text:span text:style-name="MT1"><draw:frame draw:style-name="Mfr2" draw:name="Image40" text:anchor-type="as-char" svg:y="0in" svg:width="2.95in" svg:height="0.6598in" draw:z-index="27"><draw:image xlink:href="Pictures/100002010000011B0000003F539BBC33.pn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3" draw:name="Image3" text:anchor-type="as-char" svg:y="0in" svg:width="2.5in" style:rel-width="scale" svg:height="0.5465in" style:rel-height="scale" draw:z-index="17"><draw:image xlink:href="Pictures/100000000000056D000001304578A444.png" xlink:type="simple" xlink:show="embed" xlink:actuate="onLoad"/></draw:frame></text:span></text:span></text:p>
      </style:header>
      <style:footer>
        <text:p text:style-name="MP3">El presente documento cumple con las condiciones de accesibilidad del formato PDF (Portable Document Format). </text:p>
        <text:p text:style-name="MP4">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text:span text:style-name="Internet_20_link"><text:span text:style-name="MT2">http://administracionelectronica.gob.es/PAe/accesibilidad/documentacion</text:span></text:span></text:a>.</text:p>
        <text:p text:style-name="MP5"><text:title>Informe de Observatorio de Accesibilidad Web: Entidades Locales</text:title> (<text:span text:style-name="Fuente_20_de_20_párrafo_20_predeter."><text:span text:style-name="MT3">[fecha]</text:span></text:span>)<text:tab/><text:page-number text:select-page="current">2</text:page-number></text:p>
      </style:footer>
    </style:master-page>
    <style:master-page style:name="MP2" style:page-layout-name="Mpm5">
      <style:header>
        <text:p text:style-name="MP2"><text:span text:style-name="Fuente_20_de_20_párrafo_20_predeter."><text:span text:style-name="MT1"><draw:frame draw:style-name="Mfr2" draw:name="Image43" text:anchor-type="as-char" svg:y="0in" svg:width="2.95in" svg:height="0.6598in" draw:z-index="130"><draw:image xlink:href="Pictures/100002010000011B0000003F539BBC33.pn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3" draw:name="Image4" text:anchor-type="as-char" svg:y="0in" svg:width="2.5in" style:rel-width="scale" svg:height="0.5465in" style:rel-height="scale" draw:z-index="25"><draw:image xlink:href="Pictures/100000000000056D000001304578A444.png" xlink:type="simple" xlink:show="embed" xlink:actuate="onLoad"/></draw:frame></text:span></text:span></text:p>
      </style:header>
      <style:footer>
        <text:p text:style-name="MP6"><text:title>Informe de Observatorio de Accesibilidad Web: Entidades Locales</text:title> (<text:span text:style-name="Fuente_20_de_20_párrafo_20_predeter."><text:span text:style-name="MT3">[fecha]</text:span></text:span>)<text:tab/><text:page-number text:select-page="current">10</text:page-number></text:p>
      </style:footer>
    </style:master-page>
    <style:master-page style:name="MPF2" style:page-layout-name="Mpm5" style:next-style-name="MP2">
      <style:header>
        <text:p text:style-name="MP2"><text:span text:style-name="Fuente_20_de_20_párrafo_20_predeter."><text:span text:style-name="MT1"><draw:frame draw:style-name="Mfr2" draw:name="Image41" text:anchor-type="as-char" svg:y="0in" svg:width="2.95in" svg:height="0.6598in" draw:z-index="28"><draw:image xlink:href="Pictures/100002010000011B0000003F539BBC33.pn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3" draw:name="Image5" text:anchor-type="as-char" svg:y="0in" svg:width="2.5in" style:rel-width="scale" svg:height="0.5465in" style:rel-height="scale" draw:z-index="18"><draw:image xlink:href="Pictures/100000000000056D000001304578A444.png" xlink:type="simple" xlink:show="embed" xlink:actuate="onLoad"/></draw:frame></text:span></text:span></text:p>
      </style:header>
      <style:footer>
        <text:p text:style-name="Pie_20_de_20_página"><text:title>Informe de Observatorio de Accesibilidad Web: Entidades Locales</text:title> (<text:span text:style-name="Fuente_20_de_20_párrafo_20_predeter."><text:span text:style-name="MT3">[fecha]</text:span></text:span>)<text:tab/><text:page-number text:select-page="current">3</text:page-number></text:p>
      </style:footer>
    </style:master-page>
    <style:master-page style:name="MP3" style:page-layout-name="Mpm6" style:next-style-name="MP4">
      <style:header>
        <text:p text:style-name="MP7"><text:span text:style-name="Fuente_20_de_20_párrafo_20_predeter."><text:span text:style-name="MT1"><draw:frame draw:style-name="Mfr2" draw:name="Image6" text:anchor-type="as-char" svg:y="0in" svg:width="2.95in" svg:height="0.6598in" draw:z-index="355"><draw:image xlink:href="Pictures/100002010000011B0000003F539BBC33.png" xlink:type="simple" xlink:show="embed" xlink:actuate="onLoad"/></draw:frame></text:span></text:span><text:tab/><text:span text:style-name="Fuente_20_de_20_párrafo_20_predeter."><text:span text:style-name="MT1"><draw:frame draw:style-name="Mfr3" draw:name="Image7" text:anchor-type="as-char" svg:y="0in" svg:width="2.5083in" style:rel-width="scale" svg:height="0.5417in" style:rel-height="scale" draw:z-index="356"><draw:image xlink:href="Pictures/100000000000056D000001304578A444.png" xlink:type="simple" xlink:show="embed" xlink:actuate="onLoad"/></draw:frame></text:span></text:span></text:p>
      </style:header>
      <style:footer>
        <text:p text:style-name="MP8"><text:title>Informe de Observatorio de Accesibilidad Web: Entidades Locales</text:title> (<text:span text:style-name="Fuente_20_de_20_párrafo_20_predeter."><text:span text:style-name="MT3">[fecha]</text:span></text:span>)<text:tab/><text:page-number text:select-page="current">12</text:page-number></text:p>
      </style:footer>
    </style:master-page>
    <style:master-page style:name="MPF3" style:page-layout-name="Mpm7" style:next-style-name="MP3">
      <style:header>
        <text:p text:style-name="MP7"><text:span text:style-name="Fuente_20_de_20_párrafo_20_predeter."><text:span text:style-name="MT1"><draw:frame draw:style-name="Mfr2" draw:name="Image8" text:anchor-type="as-char" svg:y="0in" svg:width="2.95in" svg:height="0.6598in" draw:z-index="131"><draw:image xlink:href="Pictures/100002010000011B0000003F539BBC33.png" xlink:type="simple" xlink:show="embed" xlink:actuate="onLoad"/></draw:frame></text:span></text:span><text:tab/><text:span text:style-name="Fuente_20_de_20_párrafo_20_predeter."><text:span text:style-name="MT1"><draw:frame draw:style-name="Mfr3" draw:name="Image9" text:anchor-type="as-char" svg:y="0in" svg:width="2.5083in" style:rel-width="scale" svg:height="0.5417in" style:rel-height="scale" draw:z-index="132"><draw:image xlink:href="Pictures/100000000000056D000001304578A444.png" xlink:type="simple" xlink:show="embed" xlink:actuate="onLoad"/></draw:frame></text:span></text:span></text:p>
      </style:header>
      <style:footer>
        <text:p text:style-name="MP8"><text:title>Informe de Observatorio de Accesibilidad Web: Entidades Locales</text:title> (<text:span text:style-name="Fuente_20_de_20_párrafo_20_predeter."><text:span text:style-name="MT3">[fecha]</text:span></text:span>)<text:tab/><text:page-number text:select-page="current">11</text:page-number></text:p>
      </style:footer>
    </style:master-page>
    <style:master-page style:name="MP4" style:page-layout-name="Mpm8">
      <style:header>
        <text:p text:style-name="MP2"><text:span text:style-name="Fuente_20_de_20_párrafo_20_predeter."><text:span text:style-name="MT1"><draw:frame draw:style-name="Mfr2" draw:name="Image45" text:anchor-type="as-char" svg:y="0in" svg:width="2.95in" svg:height="0.6598in" draw:z-index="234"><draw:image xlink:href="Pictures/100002010000011B0000003F539BBC33.png" xlink:type="simple" xlink:show="embed" xlink:actuate="onLoad"/></draw:frame></text:span></text:span><text:tab/><text:span text:style-name="Fuente_20_de_20_párrafo_20_predeter."><text:span text:style-name="MT1"><draw:frame draw:style-name="Mfr3" draw:name="Image10" text:anchor-type="as-char" svg:y="0in" svg:width="2.5in" style:rel-width="scale" svg:height="0.5465in" style:rel-height="scale" draw:z-index="331"><draw:image xlink:href="Pictures/100000000000056D000001304578A444.png" xlink:type="simple" xlink:show="embed" xlink:actuate="onLoad"/></draw:frame></text:span></text:span></text:p>
      </style:header>
      <style:footer>
        <text:p text:style-name="Pie_20_de_20_página"><text:title>Informe de Observatorio de Accesibilidad Web: Entidades Locales</text:title> (<text:span text:style-name="Fuente_20_de_20_párrafo_20_predeter."><text:span text:style-name="MT3">[fecha]</text:span></text:span>)<text:tab/><text:page-number text:select-page="current">106</text:page-number></text:p>
      </style:footer>
    </style:master-page>
    <style:master-page style:name="MPF4" style:page-layout-name="Mpm8" style:next-style-name="MP4">
      <style:header>
        <text:p text:style-name="MP2"><text:span text:style-name="Fuente_20_de_20_párrafo_20_predeter."><text:span text:style-name="MT1"><draw:frame draw:style-name="Mfr2" draw:name="Image44" text:anchor-type="as-char" svg:y="0in" svg:width="2.95in" svg:height="0.6598in" draw:z-index="0"><draw:image xlink:href="Pictures/100002010000011B0000003F539BBC33.png" xlink:type="simple" xlink:show="embed" xlink:actuate="onLoad"/></draw:frame></text:span></text:span><text:tab/><text:span text:style-name="Fuente_20_de_20_párrafo_20_predeter."><text:span text:style-name="MT1"><draw:frame draw:style-name="Mfr3" draw:name="Image11" text:anchor-type="as-char" svg:y="0in" svg:width="2.5in" style:rel-width="scale" svg:height="0.5465in" style:rel-height="scale" draw:z-index="0"><draw:image xlink:href="Pictures/100000000000056D000001304578A444.png" xlink:type="simple" xlink:show="embed" xlink:actuate="onLoad"/></draw:frame></text:span></text:span></text:p>
      </style:header>
      <style:footer>
        <text:p text:style-name="Pie_20_de_20_página"><text:title>Informe de Observatorio de Accesibilidad Web: Entidades Locales</text:title> (<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Informe de Observatorio de Accesibilidad Web: Entidades Locales</dc:title>
    <dc:description/>
    <dc:subject/>
    <meta:initial-creator>MPTAP - INTECO</meta:initial-creator>
    <dc:creator>mikunis </dc:creator>
    <meta:creation-date>2010-04-13T09:31:00Z</meta:creation-date>
    <dc:date>2015-01-21T16:46:51.860281125</dc:date>
    <meta:print-date>2009-06-12T09:22:00Z</meta:print-date>
    <meta:editing-cycles>118</meta:editing-cycles>
    <meta:editing-duration>PT13H34M40S</meta:editing-duration>
    <meta:document-statistic meta:table-count="71" meta:image-count="144" meta:object-count="0" meta:page-count="109" meta:paragraph-count="1990" meta:word-count="11777" meta:character-count="78207" meta:non-whitespace-character-count="68392"/>
    <meta:template xlink:type="simple" xlink:actuate="onRequest" xlink:title="" xlink:href="Normal.dotm"/>
  </office:meta>
</office:document-meta>
</file>